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459cm"/>
    </style:style>
    <style:style style:name="co2" style:family="table-column">
      <style:table-column-properties fo:break-before="auto" style:column-width="2.235cm"/>
    </style:style>
    <style:style style:name="co3" style:family="table-column">
      <style:table-column-properties fo:break-before="auto" style:column-width="2.164cm"/>
    </style:style>
    <style:style style:name="co4" style:family="table-column">
      <style:table-column-properties fo:break-before="auto" style:column-width="0.81cm"/>
    </style:style>
    <style:style style:name="co5" style:family="table-column">
      <style:table-column-properties fo:break-before="auto" style:column-width="2.544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2.886cm"/>
    </style:style>
    <style:style style:name="co8" style:family="table-column">
      <style:table-column-properties fo:break-before="auto" style:column-width="1.117cm"/>
    </style:style>
    <style:style style:name="co9" style:family="table-column">
      <style:table-column-properties fo:break-before="auto" style:column-width="3.605cm"/>
    </style:style>
    <style:style style:name="co10" style:family="table-column">
      <style:table-column-properties fo:break-before="auto" style:column-width="1.173cm"/>
    </style:style>
    <style:style style:name="co11" style:family="table-column">
      <style:table-column-properties fo:break-before="auto" style:column-width="3.598cm"/>
    </style:style>
    <style:style style:name="co12" style:family="table-column">
      <style:table-column-properties fo:break-before="auto" style:column-width="0.864cm"/>
    </style:style>
    <style:style style:name="co13" style:family="table-column">
      <style:table-column-properties fo:break-before="auto" style:column-width="3.579cm"/>
    </style:style>
    <style:style style:name="ro1" style:family="table-row">
      <style:table-row-properties style:row-height="0.517cm" fo:break-before="auto" style:use-optimal-row-height="true"/>
    </style:style>
    <style:style style:name="ta1" style:family="table" style:master-page-name="PageStyle_5f_Calculs">
      <style:table-properties table:display="false" style:writing-mode="lr-tb"/>
    </style:style>
    <style:style style:name="ta2" style:family="table" style:master-page-name="PageStyle_5f_Mode_20_d_27_emploi">
      <style:table-properties table:display="false" style:writing-mode="lr-tb"/>
    </style:style>
    <style:style style:name="ta3" style:family="table" style:master-page-name="PageStyle_5f_Réponse_20_indicielle_2c__20__20_harmonique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2" style:family="table-cell" style:parent-style-name="Default">
      <style:table-cell-properties fo:padding="0.071cm"/>
    </style:style>
    <style:style style:name="ce3" style:family="table-cell" style:parent-style-name="Default">
      <style:table-cell-properties fo:background-color="#ffffff" fo:padding="0.071cm"/>
    </style:style>
    <style:style style:name="ce4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5" style:family="table-cell" style:parent-style-name="Default">
      <style:table-cell-properties fo:background-color="#ffffff" style:diagonal-bl-tr="none" style:diagonal-tl-br="none" fo:border="none" fo:padding="0.071cm" style:rotation-align="none"/>
    </style:style>
    <style:style style:name="ce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7" style:family="table-cell" style:parent-style-name="Default">
      <style:table-cell-properties fo:background-color="#ffffff" style:cell-protect="none" style:print-content="true" style:diagonal-bl-tr="none" style:diagonal-tl-br="none" fo:border="none" fo:padding="0.071cm" style:rotation-align="none"/>
    </style:style>
    <style:style style:name="ce8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gr1" style:family="graphic">
      <style:graphic-properties draw:stroke="solid" svg:stroke-width="0.026cm" svg:stroke-color="#212121" draw:stroke-linejoin="miter" svg:stroke-linecap="square" draw:fill="solid" draw:fill-color="#f7f7f7" draw:textarea-horizontal-align="justify" draw:textarea-vertical-align="top" draw:auto-grow-height="false" fo:min-height="6.557cm" fo:min-width="16.473cm" fo:padding-top="0.056cm" fo:padding-bottom="0.056cm" fo:padding-left="0.056cm" fo:padding-right="0.056cm" fo:wrap-option="wrap" draw:shadow-color="#808080"/>
      <style:paragraph-properties style:writing-mode="lr-tb"/>
    </style:style>
    <style:style style:name="gr2" style:family="graphic">
      <style:graphic-properties fo:border="none"/>
    </style:style>
    <style:style style:name="gr3" style:family="graphic">
      <style:graphic-properties draw:textarea-horizontal-align="justify" draw:textarea-vertical-align="middle" fo:padding-top="0.056cm" fo:padding-bottom="0.056cm" fo:padding-left="0.056cm" fo:padding-right="0.056cm" draw:ole-draw-aspect="1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solid" draw:fill-color="#f7f7f7"/>
      <style:paragraph-properties fo:text-align="start" style:writing-mode="lr-tb"/>
    </style:style>
    <style:style style:name="P3" style:family="paragraph"/>
    <style:style style:name="P4" style:family="paragraph">
      <style:paragraph-properties fo:text-align="center"/>
    </style:style>
    <style:style style:name="T1" style:family="text">
      <style:text-properties style:use-window-font-color="true" style:text-outline="false" style:text-line-through-style="none" style:text-line-through-type="none" style:text-position="0% 100%" style:font-name="Arial1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T2" style:family="text">
      <style:text-properties style:use-window-font-color="true" style:text-outline="false" style:text-line-through-style="none" style:text-line-through-type="none" style:text-position="0% 100%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T3" style:family="text">
      <style:text-properties fo:color="#ff0000" style:text-outline="false" style:text-line-through-style="none" style:text-line-through-type="none" style:text-position="0% 100%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Calculs" table:style-name="ta1" table:protected="true" table:protection-key="4UULZFgapiELRpqIrOhJV6wKhrA=" table:protection-key-digest-algorithm="http://docs.oasis-open.org/office/ns/table/legacy-hash-excel" loext:protection-key-digest-algorithm-2="http://www.w3.org/2000/09/xmldsig#sha1">
        <loext:table-protection loext:select-protected-cells="true" loext:select-unprotected-cells="true"/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Default"/>
        <table:table-column table:style-name="co4" table:default-cell-style-name="ce2"/>
        <table:table-column table:style-name="co3" table:number-columns-repeated="2" table:default-cell-style-name="Default"/>
        <table:table-column table:style-name="co5" table:default-cell-style-name="ce2"/>
        <table:table-column table:style-name="co3" table:number-columns-repeated="56" table:default-cell-style-name="Default"/>
        <table:table-row table:style-name="ro1">
          <table:table-cell office:value-type="string" calcext:value-type="string">
            <text:p>temps en ms</text:p>
          </table:table-cell>
          <table:table-cell office:value-type="string" calcext:value-type="string">
            <text:p>échelon unité</text:p>
          </table:table-cell>
          <table:table-cell office:value-type="string" calcext:value-type="string">
            <text:p>to</text:p>
          </table:table-cell>
          <table:table-cell table:style-name="ce1" office:value-type="string" calcext:value-type="string">
            <text:p>réponse</text:p>
          </table:table-cell>
          <table:table-cell/>
          <table:table-cell table:style-name="ce1" office:value-type="string" calcext:value-type="string">
            <text:p>pulsation</text:p>
          </table:table-cell>
          <table:table-cell table:style-name="ce1" office:value-type="string" calcext:value-type="string">
            <text:p>fréquence</text:p>
          </table:table-cell>
          <table:table-cell table:style-name="ce1" office:value-type="string" calcext:value-type="string">
            <text:p>gain</text:p>
          </table:table-cell>
          <table:table-cell table:style-name="ce1" office:value-type="string" calcext:value-type="string">
            <text:p>phase</text:p>
          </table:table-cell>
          <table:table-cell table:number-columns-repeated="55"/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0" calcext:value-type="float">
            <text:p>0</text:p>
          </table:table-cell>
          <table:table-cell table:formula="of:=[$'Réponse indicielle,  harmonique'.H3]*0.001" office:value-type="float" office:value="0.495" calcext:value-type="float">
            <text:p>0,495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float" office:value="0.1" calcext:value-type="float">
            <text:p>0,1</text:p>
          </table:table-cell>
          <table:table-cell table:style-name="ce1" table:formula="of:=[.F2]/10" office:value-type="float" office:value="0.01" calcext:value-type="float">
            <text:p>0,01</text:p>
          </table:table-cell>
          <table:table-cell table:formula="of:=20*LOG([.$C$5]/SQRT(1+([.G2]/[.$C$10])^2))" office:value-type="float" office:value="10.4966971542245" calcext:value-type="float">
            <text:p>10,4966971542245</text:p>
          </table:table-cell>
          <table:table-cell table:style-name="ce2" table:formula="of:=DEGREES(-ATAN([.G2]/[.$C$10]))" office:value-type="float" office:value="-1.78142574521918" calcext:value-type="float">
            <text:p>-1,78142574521918</text:p>
          </table:table-cell>
          <table:table-cell table:number-columns-repeated="55"/>
        </table:table-row>
        <table:table-row table:style-name="ro1">
          <table:table-cell office:value-type="float" office:value="-24" calcext:value-type="float">
            <text:p>-24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float" office:value="0.11" calcext:value-type="float">
            <text:p>0,11</text:p>
          </table:table-cell>
          <table:table-cell table:style-name="ce1" table:formula="of:=[.F3]/10" office:value-type="float" office:value="0.011" calcext:value-type="float">
            <text:p>0,011</text:p>
          </table:table-cell>
          <table:table-cell table:formula="of:=20*LOG([.$C$5]/SQRT(1+([.G3]/[.$C$10])^2))" office:value-type="float" office:value="10.4958158826185" calcext:value-type="float">
            <text:p>10,4958158826185</text:p>
          </table:table-cell>
          <table:table-cell table:style-name="ce2" table:formula="of:=DEGREES(-ATAN([.G3]/[.$C$10]))" office:value-type="float" office:value="-1.95943575995732" calcext:value-type="float">
            <text:p>-1,95943575995732</text:p>
          </table:table-cell>
          <table:table-cell table:number-columns-repeated="55"/>
        </table:table-row>
        <table:table-row table:style-name="ro1">
          <table:table-cell office:value-type="float" office:value="-23" calcext:value-type="float">
            <text:p>-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ns.stat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float" office:value="0.12" calcext:value-type="float">
            <text:p>0,12</text:p>
          </table:table-cell>
          <table:table-cell table:style-name="ce1" table:formula="of:=[.F4]/10" office:value-type="float" office:value="0.012" calcext:value-type="float">
            <text:p>0,012</text:p>
          </table:table-cell>
          <table:table-cell table:formula="of:=20*LOG([.$C$5]/SQRT(1+([.G4]/[.$C$10])^2))" office:value-type="float" office:value="10.4948508855249" calcext:value-type="float">
            <text:p>10,4948508855249</text:p>
          </table:table-cell>
          <table:table-cell table:style-name="ce2" table:formula="of:=DEGREES(-ATAN([.G4]/[.$C$10]))" office:value-type="float" office:value="-2.13740794086815" calcext:value-type="float">
            <text:p>-2,13740794086815</text:p>
          </table:table-cell>
          <table:table-cell table:number-columns-repeated="55"/>
        </table:table-row>
        <table:table-row table:style-name="ro1">
          <table:table-cell office:value-type="float" office:value="-22" calcext:value-type="float">
            <text:p>-22</text:p>
          </table:table-cell>
          <table:table-cell office:value-type="float" office:value="0" calcext:value-type="float">
            <text:p>0</text:p>
          </table:table-cell>
          <table:table-cell table:formula="of:=[$'Réponse indicielle,  harmonique'.C3]" office:value-type="float" office:value="3.35" calcext:value-type="float">
            <text:p>3,35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float" office:value="0.13" calcext:value-type="float">
            <text:p>0,13</text:p>
          </table:table-cell>
          <table:table-cell table:style-name="ce1" table:formula="of:=[.F5]/10" office:value-type="float" office:value="0.013" calcext:value-type="float">
            <text:p>0,013</text:p>
          </table:table-cell>
          <table:table-cell table:formula="of:=20*LOG([.$C$5]/SQRT(1+([.G5]/[.$C$10])^2))" office:value-type="float" office:value="10.4938022187832" calcext:value-type="float">
            <text:p>10,4938022187832</text:p>
          </table:table-cell>
          <table:table-cell table:style-name="ce2" table:formula="of:=DEGREES(-ATAN([.G5]/[.$C$10]))" office:value-type="float" office:value="-2.31533886685023" calcext:value-type="float">
            <text:p>-2,31533886685023</text:p>
          </table:table-cell>
          <table:table-cell table:number-columns-repeated="55"/>
        </table:table-row>
        <table:table-row table:style-name="ro1">
          <table:table-cell office:value-type="float" office:value="-21" calcext:value-type="float">
            <text:p>-2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float" office:value="0.14" calcext:value-type="float">
            <text:p>0,14</text:p>
          </table:table-cell>
          <table:table-cell table:style-name="ce1" table:formula="of:=[.F6]/10" office:value-type="float" office:value="0.014" calcext:value-type="float">
            <text:p>0,014</text:p>
          </table:table-cell>
          <table:table-cell table:formula="of:=20*LOG([.$C$5]/SQRT(1+([.G6]/[.$C$10])^2))" office:value-type="float" office:value="10.4926699430417" calcext:value-type="float">
            <text:p>10,4926699430417</text:p>
          </table:table-cell>
          <table:table-cell table:style-name="ce2" table:formula="of:=DEGREES(-ATAN([.G6]/[.$C$10]))" office:value-type="float" office:value="-2.49322512157075" calcext:value-type="float">
            <text:p>-2,49322512157075</text:p>
          </table:table-cell>
          <table:table-cell table:number-columns-repeated="55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c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float" office:value="0.15" calcext:value-type="float">
            <text:p>0,15</text:p>
          </table:table-cell>
          <table:table-cell table:style-name="ce1" table:formula="of:=[.F7]/10" office:value-type="float" office:value="0.015" calcext:value-type="float">
            <text:p>0,015</text:p>
          </table:table-cell>
          <table:table-cell table:formula="of:=20*LOG([.$C$5]/SQRT(1+([.G7]/[.$C$10])^2))" office:value-type="float" office:value="10.4914541237459" calcext:value-type="float">
            <text:p>10,4914541237459</text:p>
          </table:table-cell>
          <table:table-cell table:style-name="ce2" table:formula="of:=DEGREES(-ATAN([.G7]/[.$C$10]))" office:value-type="float" office:value="-2.67106329385675" calcext:value-type="float">
            <text:p>-2,67106329385675</text:p>
          </table:table-cell>
          <table:table-cell table:number-columns-repeated="55"/>
        </table:table-row>
        <table:table-row table:style-name="ro1">
          <table:table-cell office:value-type="float" office:value="-19" calcext:value-type="float">
            <text:p>-19</text:p>
          </table:table-cell>
          <table:table-cell office:value-type="float" office:value="0" calcext:value-type="float">
            <text:p>0</text:p>
          </table:table-cell>
          <table:table-cell table:formula="of:=1/[.C2]" office:value-type="float" office:value="2.02020202020202" calcext:value-type="float">
            <text:p>2,02020202020202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float" office:value="0.16" calcext:value-type="float">
            <text:p>0,16</text:p>
          </table:table-cell>
          <table:table-cell table:style-name="ce1" table:formula="of:=[.F8]/10" office:value-type="float" office:value="0.016" calcext:value-type="float">
            <text:p>0,016</text:p>
          </table:table-cell>
          <table:table-cell table:formula="of:=20*LOG([.$C$5]/SQRT(1+([.G8]/[.$C$10])^2))" office:value-type="float" office:value="10.4901548311256" calcext:value-type="float">
            <text:p>10,4901548311256</text:p>
          </table:table-cell>
          <table:table-cell table:style-name="ce2" table:formula="of:=DEGREES(-ATAN([.G8]/[.$C$10]))" office:value-type="float" office:value="-2.84884997808472" calcext:value-type="float">
            <text:p>-2,84884997808472</text:p>
          </table:table-cell>
          <table:table-cell table:number-columns-repeated="55"/>
        </table:table-row>
        <table:table-row table:style-name="ro1">
          <table:table-cell office:value-type="float" office:value="-18" calcext:value-type="float">
            <text:p>-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c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float" office:value="0.17" calcext:value-type="float">
            <text:p>0,17</text:p>
          </table:table-cell>
          <table:table-cell table:style-name="ce1" table:formula="of:=[.F9]/10" office:value-type="float" office:value="0.017" calcext:value-type="float">
            <text:p>0,017</text:p>
          </table:table-cell>
          <table:table-cell table:formula="of:=20*LOG([.$C$5]/SQRT(1+([.G9]/[.$C$10])^2))" office:value-type="float" office:value="10.4887721401816" calcext:value-type="float">
            <text:p>10,4887721401816</text:p>
          </table:table-cell>
          <table:table-cell table:style-name="ce2" table:formula="of:=DEGREES(-ATAN([.G9]/[.$C$10]))" office:value-type="float" office:value="-3.02658177456868" calcext:value-type="float">
            <text:p>-3,02658177456868</text:p>
          </table:table-cell>
          <table:table-cell table:number-columns-repeated="55"/>
        </table:table-row>
        <table:table-row table:style-name="ro1">
          <table:table-cell office:value-type="float" office:value="-17" calcext:value-type="float">
            <text:p>-17</text:p>
          </table:table-cell>
          <table:table-cell office:value-type="float" office:value="0" calcext:value-type="float">
            <text:p>0</text:p>
          </table:table-cell>
          <table:table-cell table:formula="of:=[.C8]/(2*PI())" office:value-type="float" office:value="0.321525137559385" calcext:value-type="float">
            <text:p>0,321525137559385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float" office:value="0.18" calcext:value-type="float">
            <text:p>0,18</text:p>
          </table:table-cell>
          <table:table-cell table:style-name="ce1" table:formula="of:=[.F10]/10" office:value-type="float" office:value="0.018" calcext:value-type="float">
            <text:p>0,018</text:p>
          </table:table-cell>
          <table:table-cell table:formula="of:=20*LOG([.$C$5]/SQRT(1+([.G10]/[.$C$10])^2))" office:value-type="float" office:value="10.4873061306714" calcext:value-type="float">
            <text:p>10,4873061306714</text:p>
          </table:table-cell>
          <table:table-cell table:style-name="ce2" table:formula="of:=DEGREES(-ATAN([.G10]/[.$C$10]))" office:value-type="float" office:value="-3.20425528994657" calcext:value-type="float">
            <text:p>-3,20425528994657</text:p>
          </table:table-cell>
          <table:table-cell table:number-columns-repeated="55"/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float" office:value="0.19" calcext:value-type="float">
            <text:p>0,19</text:p>
          </table:table-cell>
          <table:table-cell table:style-name="ce1" table:formula="of:=[.F11]/10" office:value-type="float" office:value="0.019" calcext:value-type="float">
            <text:p>0,019</text:p>
          </table:table-cell>
          <table:table-cell table:formula="of:=20*LOG([.$C$5]/SQRT(1+([.G11]/[.$C$10])^2))" office:value-type="float" office:value="10.4857568870938" calcext:value-type="float">
            <text:p>10,4857568870938</text:p>
          </table:table-cell>
          <table:table-cell table:style-name="ce2" table:formula="of:=DEGREES(-ATAN([.G11]/[.$C$10]))" office:value-type="float" office:value="-3.38186713756478" calcext:value-type="float">
            <text:p>-3,38186713756478</text:p>
          </table:table-cell>
          <table:table-cell table:number-columns-repeated="55"/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float" office:value="0.2" calcext:value-type="float">
            <text:p>0,2</text:p>
          </table:table-cell>
          <table:table-cell table:style-name="ce1" table:formula="of:=[.F12]/10" office:value-type="float" office:value="0.02" calcext:value-type="float">
            <text:p>0,02</text:p>
          </table:table-cell>
          <table:table-cell table:formula="of:=20*LOG([.$C$5]/SQRT(1+([.G12]/[.$C$10])^2))" office:value-type="float" office:value="10.4841244986726" calcext:value-type="float">
            <text:p>10,4841244986726</text:p>
          </table:table-cell>
          <table:table-cell table:style-name="ce2" table:formula="of:=DEGREES(-ATAN([.G12]/[.$C$10]))" office:value-type="float" office:value="-3.55941393786075" calcext:value-type="float">
            <text:p>-3,55941393786075</text:p>
          </table:table-cell>
          <table:table-cell table:number-columns-repeated="55"/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float" office:value="0.21" calcext:value-type="float">
            <text:p>0,21</text:p>
          </table:table-cell>
          <table:table-cell table:style-name="ce1" table:formula="of:=[.F13]/10" office:value-type="float" office:value="0.021" calcext:value-type="float">
            <text:p>0,021</text:p>
          </table:table-cell>
          <table:table-cell table:formula="of:=20*LOG([.$C$5]/SQRT(1+([.G13]/[.$C$10])^2))" office:value-type="float" office:value="10.4824090593401" calcext:value-type="float">
            <text:p>10,4824090593401</text:p>
          </table:table-cell>
          <table:table-cell table:style-name="ce2" table:formula="of:=DEGREES(-ATAN([.G13]/[.$C$10]))" office:value-type="float" office:value="-3.7368923187436" calcext:value-type="float">
            <text:p>-3,7368923187436</text:p>
          </table:table-cell>
          <table:table-cell table:number-columns-repeated="55"/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float" office:value="0.22" calcext:value-type="float">
            <text:p>0,22</text:p>
          </table:table-cell>
          <table:table-cell table:style-name="ce1" table:formula="of:=[.F14]/10" office:value-type="float" office:value="0.022" calcext:value-type="float">
            <text:p>0,022</text:p>
          </table:table-cell>
          <table:table-cell table:formula="of:=20*LOG([.$C$5]/SQRT(1+([.G14]/[.$C$10])^2))" office:value-type="float" office:value="10.4806106677183" calcext:value-type="float">
            <text:p>10,4806106677183</text:p>
          </table:table-cell>
          <table:table-cell table:style-name="ce2" table:formula="of:=DEGREES(-ATAN([.G14]/[.$C$10]))" office:value-type="float" office:value="-3.91429891597255" calcext:value-type="float">
            <text:p>-3,91429891597255</text:p>
          </table:table-cell>
          <table:table-cell table:number-columns-repeated="55"/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float" office:value="0.23" calcext:value-type="float">
            <text:p>0,23</text:p>
          </table:table-cell>
          <table:table-cell table:style-name="ce1" table:formula="of:=[.F15]/10" office:value-type="float" office:value="0.023" calcext:value-type="float">
            <text:p>0,023</text:p>
          </table:table-cell>
          <table:table-cell table:formula="of:=20*LOG([.$C$5]/SQRT(1+([.G15]/[.$C$10])^2))" office:value-type="float" office:value="10.4787294271008" calcext:value-type="float">
            <text:p>10,4787294271008</text:p>
          </table:table-cell>
          <table:table-cell table:style-name="ce2" table:formula="of:=DEGREES(-ATAN([.G15]/[.$C$10]))" office:value-type="float" office:value="-4.09163037353317" calcext:value-type="float">
            <text:p>-4,09163037353317</text:p>
          </table:table-cell>
          <table:table-cell table:number-columns-repeated="55"/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float" office:value="0.24" calcext:value-type="float">
            <text:p>0,24</text:p>
          </table:table-cell>
          <table:table-cell table:style-name="ce1" table:formula="of:=[.F16]/10" office:value-type="float" office:value="0.024" calcext:value-type="float">
            <text:p>0,024</text:p>
          </table:table-cell>
          <table:table-cell table:formula="of:=20*LOG([.$C$5]/SQRT(1+([.G16]/[.$C$10])^2))" office:value-type="float" office:value="10.476765445433" calcext:value-type="float">
            <text:p>10,476765445433</text:p>
          </table:table-cell>
          <table:table-cell table:style-name="ce2" table:formula="of:=DEGREES(-ATAN([.G16]/[.$C$10]))" office:value-type="float" office:value="-4.26888334401125" calcext:value-type="float">
            <text:p>-4,26888334401125</text:p>
          </table:table-cell>
          <table:table-cell table:number-columns-repeated="55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float" office:value="0.25" calcext:value-type="float">
            <text:p>0,25</text:p>
          </table:table-cell>
          <table:table-cell table:style-name="ce1" table:formula="of:=[.F17]/10" office:value-type="float" office:value="0.025" calcext:value-type="float">
            <text:p>0,025</text:p>
          </table:table-cell>
          <table:table-cell table:formula="of:=20*LOG([.$C$5]/SQRT(1+([.G17]/[.$C$10])^2))" office:value-type="float" office:value="10.4747188352915" calcext:value-type="float">
            <text:p>10,4747188352915</text:p>
          </table:table-cell>
          <table:table-cell table:style-name="ce2" table:formula="of:=DEGREES(-ATAN([.G17]/[.$C$10]))" office:value-type="float" office:value="-4.44605448896419" calcext:value-type="float">
            <text:p>-4,44605448896419</text:p>
          </table:table-cell>
          <table:table-cell table:number-columns-repeated="55"/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float" office:value="0.26" calcext:value-type="float">
            <text:p>0,26</text:p>
          </table:table-cell>
          <table:table-cell table:style-name="ce1" table:formula="of:=[.F18]/10" office:value-type="float" office:value="0.026" calcext:value-type="float">
            <text:p>0,026</text:p>
          </table:table-cell>
          <table:table-cell table:formula="of:=20*LOG([.$C$5]/SQRT(1+([.G18]/[.$C$10])^2))" office:value-type="float" office:value="10.4725897138625" calcext:value-type="float">
            <text:p>10,4725897138625</text:p>
          </table:table-cell>
          <table:table-cell table:style-name="ce2" table:formula="of:=DEGREES(-ATAN([.G18]/[.$C$10]))" office:value-type="float" office:value="-4.62314047928993" calcext:value-type="float">
            <text:p>-4,62314047928993</text:p>
          </table:table-cell>
          <table:table-cell table:number-columns-repeated="55"/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float" office:value="0.27" calcext:value-type="float">
            <text:p>0,27</text:p>
          </table:table-cell>
          <table:table-cell table:style-name="ce1" table:formula="of:=[.F19]/10" office:value-type="float" office:value="0.027" calcext:value-type="float">
            <text:p>0,027</text:p>
          </table:table-cell>
          <table:table-cell table:formula="of:=20*LOG([.$C$5]/SQRT(1+([.G19]/[.$C$10])^2))" office:value-type="float" office:value="10.4703782029201" calcext:value-type="float">
            <text:p>10,4703782029201</text:p>
          </table:table-cell>
          <table:table-cell table:style-name="ce2" table:formula="of:=DEGREES(-ATAN([.G19]/[.$C$10]))" office:value-type="float" office:value="-4.80013799559317" calcext:value-type="float">
            <text:p>-4,80013799559317</text:p>
          </table:table-cell>
          <table:table-cell table:number-columns-repeated="55"/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float" office:value="0.28" calcext:value-type="float">
            <text:p>0,28</text:p>
          </table:table-cell>
          <table:table-cell table:style-name="ce1" table:formula="of:=[.F20]/10" office:value-type="float" office:value="0.028" calcext:value-type="float">
            <text:p>0,028</text:p>
          </table:table-cell>
          <table:table-cell table:formula="of:=20*LOG([.$C$5]/SQRT(1+([.G20]/[.$C$10])^2))" office:value-type="float" office:value="10.4680844288031" calcext:value-type="float">
            <text:p>10,4680844288031</text:p>
          </table:table-cell>
          <table:table-cell table:style-name="ce2" table:formula="of:=DEGREES(-ATAN([.G20]/[.$C$10]))" office:value-type="float" office:value="-4.97704372854886" calcext:value-type="float">
            <text:p>-4,97704372854886</text:p>
          </table:table-cell>
          <table:table-cell table:number-columns-repeated="55"/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float" office:value="0.29" calcext:value-type="float">
            <text:p>0,29</text:p>
          </table:table-cell>
          <table:table-cell table:style-name="ce1" table:formula="of:=[.F21]/10" office:value-type="float" office:value="0.029" calcext:value-type="float">
            <text:p>0,029</text:p>
          </table:table-cell>
          <table:table-cell table:formula="of:=20*LOG([.$C$5]/SQRT(1+([.G21]/[.$C$10])^2))" office:value-type="float" office:value="10.465708522391" calcext:value-type="float">
            <text:p>10,465708522391</text:p>
          </table:table-cell>
          <table:table-cell table:style-name="ce2" table:formula="of:=DEGREES(-ATAN([.G21]/[.$C$10]))" office:value-type="float" office:value="-5.15385437926285" calcext:value-type="float">
            <text:p>-5,15385437926285</text:p>
          </table:table-cell>
          <table:table-cell table:number-columns-repeated="55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float" office:value="0.3" calcext:value-type="float">
            <text:p>0,3</text:p>
          </table:table-cell>
          <table:table-cell table:style-name="ce1" table:formula="of:=[.F22]/10" office:value-type="float" office:value="0.03" calcext:value-type="float">
            <text:p>0,03</text:p>
          </table:table-cell>
          <table:table-cell table:formula="of:=20*LOG([.$C$5]/SQRT(1+([.G22]/[.$C$10])^2))" office:value-type="float" office:value="10.4632506190793" calcext:value-type="float">
            <text:p>10,4632506190793</text:p>
          </table:table-cell>
          <table:table-cell table:style-name="ce2" table:formula="of:=DEGREES(-ATAN([.G22]/[.$C$10]))" office:value-type="float" office:value="-5.33056665962961" calcext:value-type="float">
            <text:p>-5,33056665962961</text:p>
          </table:table-cell>
          <table:table-cell table:number-columns-repeated="55"/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float" office:value="0.31" calcext:value-type="float">
            <text:p>0,31</text:p>
          </table:table-cell>
          <table:table-cell table:style-name="ce1" table:formula="of:=[.F23]/10" office:value-type="float" office:value="0.031" calcext:value-type="float">
            <text:p>0,031</text:p>
          </table:table-cell>
          <table:table-cell table:formula="of:=20*LOG([.$C$5]/SQRT(1+([.G23]/[.$C$10])^2))" office:value-type="float" office:value="10.4607108587545" calcext:value-type="float">
            <text:p>10,4607108587545</text:p>
          </table:table-cell>
          <table:table-cell table:style-name="ce2" table:formula="of:=DEGREES(-ATAN([.G23]/[.$C$10]))" office:value-type="float" office:value="-5.50717729268695" calcext:value-type="float">
            <text:p>-5,50717729268695</text:p>
          </table:table-cell>
          <table:table-cell table:number-columns-repeated="55"/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float" office:value="0.32" calcext:value-type="float">
            <text:p>0,32</text:p>
          </table:table-cell>
          <table:table-cell table:style-name="ce1" table:formula="of:=[.F24]/10" office:value-type="float" office:value="0.032" calcext:value-type="float">
            <text:p>0,032</text:p>
          </table:table-cell>
          <table:table-cell table:formula="of:=20*LOG([.$C$5]/SQRT(1+([.G24]/[.$C$10])^2))" office:value-type="float" office:value="10.4580893857674" calcext:value-type="float">
            <text:p>10,4580893857674</text:p>
          </table:table-cell>
          <table:table-cell table:style-name="ce2" table:formula="of:=DEGREES(-ATAN([.G24]/[.$C$10]))" office:value-type="float" office:value="-5.68368301296754" calcext:value-type="float">
            <text:p>-5,68368301296754</text:p>
          </table:table-cell>
          <table:table-cell table:number-columns-repeated="55"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float" office:value="0.33" calcext:value-type="float">
            <text:p>0,33</text:p>
          </table:table-cell>
          <table:table-cell table:style-name="ce1" table:formula="of:=[.F25]/10" office:value-type="float" office:value="0.033" calcext:value-type="float">
            <text:p>0,033</text:p>
          </table:table-cell>
          <table:table-cell table:formula="of:=20*LOG([.$C$5]/SQRT(1+([.G25]/[.$C$10])^2))" office:value-type="float" office:value="10.4553863489063" calcext:value-type="float">
            <text:p>10,4553863489063</text:p>
          </table:table-cell>
          <table:table-cell table:style-name="ce2" table:formula="of:=DEGREES(-ATAN([.G25]/[.$C$10]))" office:value-type="float" office:value="-5.8600805668473" calcext:value-type="float">
            <text:p>-5,8600805668473</text:p>
          </table:table-cell>
          <table:table-cell table:number-columns-repeated="55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float" office:value="0.34" calcext:value-type="float">
            <text:p>0,34</text:p>
          </table:table-cell>
          <table:table-cell table:style-name="ce1" table:formula="of:=[.F26]/10" office:value-type="float" office:value="0.034" calcext:value-type="float">
            <text:p>0,034</text:p>
          </table:table-cell>
          <table:table-cell table:formula="of:=20*LOG([.$C$5]/SQRT(1+([.G26]/[.$C$10])^2))" office:value-type="float" office:value="10.4526019013692" calcext:value-type="float">
            <text:p>10,4526019013692</text:p>
          </table:table-cell>
          <table:table-cell table:style-name="ce2" table:formula="of:=DEGREES(-ATAN([.G26]/[.$C$10]))" office:value-type="float" office:value="-6.03636671289044" calcext:value-type="float">
            <text:p>-6,03636671289044</text:p>
          </table:table-cell>
          <table:table-cell table:number-columns-repeated="5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27]*0.001/[.$C$2]))" office:value-type="float" office:value="0" calcext:value-type="float">
            <text:p>0</text:p>
          </table:table-cell>
          <table:table-cell/>
          <table:table-cell table:style-name="ce1" office:value-type="float" office:value="0.35" calcext:value-type="float">
            <text:p>0,35</text:p>
          </table:table-cell>
          <table:table-cell table:style-name="ce1" table:formula="of:=[.F27]/10" office:value-type="float" office:value="0.035" calcext:value-type="float">
            <text:p>0,035</text:p>
          </table:table-cell>
          <table:table-cell table:formula="of:=20*LOG([.$C$5]/SQRT(1+([.G27]/[.$C$10])^2))" office:value-type="float" office:value="10.4497362007352" calcext:value-type="float">
            <text:p>10,4497362007352</text:p>
          </table:table-cell>
          <table:table-cell table:style-name="ce2" table:formula="of:=DEGREES(-ATAN([.G27]/[.$C$10]))" office:value-type="float" office:value="-6.21253822219114" calcext:value-type="float">
            <text:p>-6,21253822219114</text:p>
          </table:table-cell>
          <table:table-cell table:number-columns-repeated="5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table:style-name="ce2" table:formula="of:=[.$C$5]*(1-EXP(-[.A28]*0.001/[.$C$2]))" office:value-type="float" office:value="0.00676084533160553" calcext:value-type="float">
            <text:p>0,006760845331606</text:p>
          </table:table-cell>
          <table:table-cell/>
          <table:table-cell table:style-name="ce1" office:value-type="float" office:value="0.36" calcext:value-type="float">
            <text:p>0,36</text:p>
          </table:table-cell>
          <table:table-cell table:style-name="ce1" table:formula="of:=[.F28]/10" office:value-type="float" office:value="0.036" calcext:value-type="float">
            <text:p>0,036</text:p>
          </table:table-cell>
          <table:table-cell table:formula="of:=20*LOG([.$C$5]/SQRT(1+([.G28]/[.$C$10])^2))" office:value-type="float" office:value="10.4467894089351" calcext:value-type="float">
            <text:p>10,4467894089351</text:p>
          </table:table-cell>
          <table:table-cell table:style-name="ce2" table:formula="of:=DEGREES(-ATAN([.G28]/[.$C$10]))" office:value-type="float" office:value="-6.38859187871177" calcext:value-type="float">
            <text:p>-6,38859187871177</text:p>
          </table:table-cell>
          <table:table-cell table:number-columns-repeated="5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29]*0.001/[.$C$2]))" office:value-type="float" office:value="0.0135080461767643" calcext:value-type="float">
            <text:p>0,013508046176764</text:p>
          </table:table-cell>
          <table:table-cell/>
          <table:table-cell table:style-name="ce1" office:value-type="float" office:value="0.37" calcext:value-type="float">
            <text:p>0,37</text:p>
          </table:table-cell>
          <table:table-cell table:style-name="ce1" table:formula="of:=[.F29]/10" office:value-type="float" office:value="0.037" calcext:value-type="float">
            <text:p>0,037</text:p>
          </table:table-cell>
          <table:table-cell table:formula="of:=20*LOG([.$C$5]/SQRT(1+([.G29]/[.$C$10])^2))" office:value-type="float" office:value="10.4437616922219" calcext:value-type="float">
            <text:p>10,4437616922219</text:p>
          </table:table-cell>
          <table:table-cell table:style-name="ce2" table:formula="of:=DEGREES(-ATAN([.G29]/[.$C$10]))" office:value-type="float" office:value="-6.56452447961748" calcext:value-type="float">
            <text:p>-6,56452447961748</text:p>
          </table:table-cell>
          <table:table-cell table:number-columns-repeated="5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30]*0.001/[.$C$2]))" office:value-type="float" office:value="0.0202416300722706" calcext:value-type="float">
            <text:p>0,020241630072271</text:p>
          </table:table-cell>
          <table:table-cell/>
          <table:table-cell table:style-name="ce1" office:value-type="float" office:value="0.38" calcext:value-type="float">
            <text:p>0,38</text:p>
          </table:table-cell>
          <table:table-cell table:style-name="ce1" table:formula="of:=[.F30]/10" office:value-type="float" office:value="0.038" calcext:value-type="float">
            <text:p>0,038</text:p>
          </table:table-cell>
          <table:table-cell table:formula="of:=20*LOG([.$C$5]/SQRT(1+([.G30]/[.$C$10])^2))" office:value-type="float" office:value="10.4406532211391" calcext:value-type="float">
            <text:p>10,4406532211391</text:p>
          </table:table-cell>
          <table:table-cell table:style-name="ce2" table:formula="of:=DEGREES(-ATAN([.G30]/[.$C$10]))" office:value-type="float" office:value="-6.74033283560724" calcext:value-type="float">
            <text:p>-6,74033283560724</text:p>
          </table:table-cell>
          <table:table-cell table:number-columns-repeated="5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31]*0.001/[.$C$2]))" office:value-type="float" office:value="0.0269616244993455" calcext:value-type="float">
            <text:p>0,026961624499346</text:p>
          </table:table-cell>
          <table:table-cell/>
          <table:table-cell table:style-name="ce1" office:value-type="float" office:value="0.39" calcext:value-type="float">
            <text:p>0,39</text:p>
          </table:table-cell>
          <table:table-cell table:style-name="ce1" table:formula="of:=[.F31]/10" office:value-type="float" office:value="0.039" calcext:value-type="float">
            <text:p>0,039</text:p>
          </table:table-cell>
          <table:table-cell table:formula="of:=20*LOG([.$C$5]/SQRT(1+([.G31]/[.$C$10])^2))" office:value-type="float" office:value="10.4374641704903" calcext:value-type="float">
            <text:p>10,4374641704903</text:p>
          </table:table-cell>
          <table:table-cell table:style-name="ce2" table:formula="of:=DEGREES(-ATAN([.G31]/[.$C$10]))" office:value-type="float" office:value="-6.91601377124114" calcext:value-type="float">
            <text:p>-6,91601377124114</text:p>
          </table:table-cell>
          <table:table-cell table:number-columns-repeated="5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32]*0.001/[.$C$2]))" office:value-type="float" office:value="0.0336680568837483" calcext:value-type="float">
            <text:p>0,033668056883748</text:p>
          </table:table-cell>
          <table:table-cell/>
          <table:table-cell table:style-name="ce1" office:value-type="float" office:value="0.4" calcext:value-type="float">
            <text:p>0,4</text:p>
          </table:table-cell>
          <table:table-cell table:style-name="ce1" table:formula="of:=[.F32]/10" office:value-type="float" office:value="0.04" calcext:value-type="float">
            <text:p>0,04</text:p>
          </table:table-cell>
          <table:table-cell table:formula="of:=20*LOG([.$C$5]/SQRT(1+([.G32]/[.$C$10])^2))" office:value-type="float" office:value="10.4341947193062" calcext:value-type="float">
            <text:p>10,4341947193062</text:p>
          </table:table-cell>
          <table:table-cell table:style-name="ce2" table:formula="of:=DEGREES(-ATAN([.G32]/[.$C$10]))" office:value-type="float" office:value="-7.09156412526385" calcext:value-type="float">
            <text:p>-7,09156412526385</text:p>
          </table:table-cell>
          <table:table-cell table:number-columns-repeated="5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33]*0.001/[.$C$2]))" office:value-type="float" office:value="0.0403609545958894" calcext:value-type="float">
            <text:p>0,040360954595889</text:p>
          </table:table-cell>
          <table:table-cell/>
          <table:table-cell table:style-name="ce1" office:value-type="float" office:value="0.41" calcext:value-type="float">
            <text:p>0,41</text:p>
          </table:table-cell>
          <table:table-cell table:style-name="ce1" table:formula="of:=[.F33]/10" office:value-type="float" office:value="0.041" calcext:value-type="float">
            <text:p>0,041</text:p>
          </table:table-cell>
          <table:table-cell table:formula="of:=20*LOG([.$C$5]/SQRT(1+([.G33]/[.$C$10])^2))" office:value-type="float" office:value="10.4308450508121" calcext:value-type="float">
            <text:p>10,4308450508121</text:p>
          </table:table-cell>
          <table:table-cell table:style-name="ce2" table:formula="of:=DEGREES(-ATAN([.G33]/[.$C$10]))" office:value-type="float" office:value="-7.26698075092423" calcext:value-type="float">
            <text:p>-7,26698075092423</text:p>
          </table:table-cell>
          <table:table-cell table:number-columns-repeated="5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34]*0.001/[.$C$2]))" office:value-type="float" office:value="0.0470403449509403" calcext:value-type="float">
            <text:p>0,04704034495094</text:p>
          </table:table-cell>
          <table:table-cell/>
          <table:table-cell table:style-name="ce1" office:value-type="float" office:value="0.42" calcext:value-type="float">
            <text:p>0,42</text:p>
          </table:table-cell>
          <table:table-cell table:style-name="ce1" table:formula="of:=[.F34]/10" office:value-type="float" office:value="0.042" calcext:value-type="float">
            <text:p>0,042</text:p>
          </table:table-cell>
          <table:table-cell table:formula="of:=20*LOG([.$C$5]/SQRT(1+([.G34]/[.$C$10])^2))" office:value-type="float" office:value="10.4274153523946" calcext:value-type="float">
            <text:p>10,4274153523946</text:p>
          </table:table-cell>
          <table:table-cell table:style-name="ce2" table:formula="of:=DEGREES(-ATAN([.G34]/[.$C$10]))" office:value-type="float" office:value="-7.44226051629106" calcext:value-type="float">
            <text:p>-7,44226051629106</text:p>
          </table:table-cell>
          <table:table-cell table:number-columns-repeated="5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35]*0.001/[.$C$2]))" office:value-type="float" office:value="0.0537062552089462" calcext:value-type="float">
            <text:p>0,053706255208946</text:p>
          </table:table-cell>
          <table:table-cell/>
          <table:table-cell table:style-name="ce1" office:value-type="float" office:value="0.43" calcext:value-type="float">
            <text:p>0,43</text:p>
          </table:table-cell>
          <table:table-cell table:style-name="ce1" table:formula="of:=[.F35]/10" office:value-type="float" office:value="0.043" calcext:value-type="float">
            <text:p>0,043</text:p>
          </table:table-cell>
          <table:table-cell table:formula="of:=20*LOG([.$C$5]/SQRT(1+([.G35]/[.$C$10])^2))" office:value-type="float" office:value="10.4239058155667" calcext:value-type="float">
            <text:p>10,4239058155667</text:p>
          </table:table-cell>
          <table:table-cell table:style-name="ce2" table:formula="of:=DEGREES(-ATAN([.G35]/[.$C$10]))" office:value-type="float" office:value="-7.61740030456464" calcext:value-type="float">
            <text:p>-7,61740030456464</text:p>
          </table:table-cell>
          <table:table-cell table:number-columns-repeated="5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36]*0.001/[.$C$2]))" office:value-type="float" office:value="0.060358712574938" calcext:value-type="float">
            <text:p>0,060358712574938</text:p>
          </table:table-cell>
          <table:table-cell/>
          <table:table-cell table:style-name="ce1" office:value-type="float" office:value="0.44" calcext:value-type="float">
            <text:p>0,44</text:p>
          </table:table-cell>
          <table:table-cell table:style-name="ce1" table:formula="of:=[.F36]/10" office:value-type="float" office:value="0.044" calcext:value-type="float">
            <text:p>0,044</text:p>
          </table:table-cell>
          <table:table-cell table:formula="of:=20*LOG([.$C$5]/SQRT(1+([.G36]/[.$C$10])^2))" office:value-type="float" office:value="10.4203166359338" calcext:value-type="float">
            <text:p>10,4203166359338</text:p>
          </table:table-cell>
          <table:table-cell table:style-name="ce2" table:formula="of:=DEGREES(-ATAN([.G36]/[.$C$10]))" office:value-type="float" office:value="-7.79239701438438" calcext:value-type="float">
            <text:p>-7,79239701438438</text:p>
          </table:table-cell>
          <table:table-cell table:number-columns-repeated="5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37]*0.001/[.$C$2]))" office:value-type="float" office:value="0.0669977441990411" calcext:value-type="float">
            <text:p>0,066997744199041</text:p>
          </table:table-cell>
          <table:table-cell/>
          <table:table-cell table:style-name="ce1" office:value-type="float" office:value="0.45" calcext:value-type="float">
            <text:p>0,45</text:p>
          </table:table-cell>
          <table:table-cell table:style-name="ce1" table:formula="of:=[.F37]/10" office:value-type="float" office:value="0.045" calcext:value-type="float">
            <text:p>0,045</text:p>
          </table:table-cell>
          <table:table-cell table:formula="of:=20*LOG([.$C$5]/SQRT(1+([.G37]/[.$C$10])^2))" office:value-type="float" office:value="10.4166480131576" calcext:value-type="float">
            <text:p>10,4166480131576</text:p>
          </table:table-cell>
          <table:table-cell table:style-name="ce2" table:formula="of:=DEGREES(-ATAN([.G37]/[.$C$10]))" office:value-type="float" office:value="-7.9672475601322" calcext:value-type="float">
            <text:p>-7,9672475601322</text:p>
          </table:table-cell>
          <table:table-cell table:number-columns-repeated="5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38]*0.001/[.$C$2]))" office:value-type="float" office:value="0.0736233771765883" calcext:value-type="float">
            <text:p>0,073623377176588</text:p>
          </table:table-cell>
          <table:table-cell/>
          <table:table-cell table:style-name="ce1" office:value-type="float" office:value="0.46" calcext:value-type="float">
            <text:p>0,46</text:p>
          </table:table-cell>
          <table:table-cell table:style-name="ce1" table:formula="of:=[.F38]/10" office:value-type="float" office:value="0.046" calcext:value-type="float">
            <text:p>0,046</text:p>
          </table:table-cell>
          <table:table-cell table:formula="of:=20*LOG([.$C$5]/SQRT(1+([.G38]/[.$C$10])^2))" office:value-type="float" office:value="10.4129001509203" calcext:value-type="float">
            <text:p>10,4129001509203</text:p>
          </table:table-cell>
          <table:table-cell table:style-name="ce2" table:formula="of:=DEGREES(-ATAN([.G38]/[.$C$10]))" office:value-type="float" office:value="-8.14194887223174" calcext:value-type="float">
            <text:p>-8,14194887223174</text:p>
          </table:table-cell>
          <table:table-cell table:number-columns-repeated="5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39]*0.001/[.$C$2]))" office:value-type="float" office:value="0.0802356385482293" calcext:value-type="float">
            <text:p>0,080235638548229</text:p>
          </table:table-cell>
          <table:table-cell/>
          <table:table-cell table:style-name="ce1" office:value-type="float" office:value="0.47" calcext:value-type="float">
            <text:p>0,47</text:p>
          </table:table-cell>
          <table:table-cell table:style-name="ce1" table:formula="of:=[.F39]/10" office:value-type="float" office:value="0.047" calcext:value-type="float">
            <text:p>0,047</text:p>
          </table:table-cell>
          <table:table-cell table:formula="of:=20*LOG([.$C$5]/SQRT(1+([.G39]/[.$C$10])^2))" office:value-type="float" office:value="10.4090732568876" calcext:value-type="float">
            <text:p>10,4090732568876</text:p>
          </table:table-cell>
          <table:table-cell table:style-name="ce2" table:formula="of:=DEGREES(-ATAN([.G39]/[.$C$10]))" office:value-type="float" office:value="-8.31649789744322" calcext:value-type="float">
            <text:p>-8,31649789744322</text:p>
          </table:table-cell>
          <table:table-cell table:number-columns-repeated="5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40]*0.001/[.$C$2]))" office:value-type="float" office:value="0.0868345553000418" calcext:value-type="float">
            <text:p>0,086834555300042</text:p>
          </table:table-cell>
          <table:table-cell/>
          <table:table-cell table:style-name="ce1" office:value-type="float" office:value="0.48" calcext:value-type="float">
            <text:p>0,48</text:p>
          </table:table-cell>
          <table:table-cell table:style-name="ce1" table:formula="of:=[.F40]/10" office:value-type="float" office:value="0.048" calcext:value-type="float">
            <text:p>0,048</text:p>
          </table:table-cell>
          <table:table-cell table:formula="of:=20*LOG([.$C$5]/SQRT(1+([.G40]/[.$C$10])^2))" office:value-type="float" office:value="10.4051675426719" calcext:value-type="float">
            <text:p>10,4051675426719</text:p>
          </table:table-cell>
          <table:table-cell table:style-name="ce2" table:formula="of:=DEGREES(-ATAN([.G40]/[.$C$10]))" office:value-type="float" office:value="-8.49089159915401" calcext:value-type="float">
            <text:p>-8,49089159915401</text:p>
          </table:table-cell>
          <table:table-cell table:number-columns-repeated="5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41]*0.001/[.$C$2]))" office:value-type="float" office:value="0.0934201543636409" calcext:value-type="float">
            <text:p>0,093420154363641</text:p>
          </table:table-cell>
          <table:table-cell/>
          <table:table-cell table:style-name="ce1" office:value-type="float" office:value="0.49" calcext:value-type="float">
            <text:p>0,49</text:p>
          </table:table-cell>
          <table:table-cell table:style-name="ce1" table:formula="of:=[.F41]/10" office:value-type="float" office:value="0.049" calcext:value-type="float">
            <text:p>0,049</text:p>
          </table:table-cell>
          <table:table-cell table:formula="of:=20*LOG([.$C$5]/SQRT(1+([.G41]/[.$C$10])^2))" office:value-type="float" office:value="10.4011832237936" calcext:value-type="float">
            <text:p>10,4011832237936</text:p>
          </table:table-cell>
          <table:table-cell table:style-name="ce2" table:formula="of:=DEGREES(-ATAN([.G41]/[.$C$10]))" office:value-type="float" office:value="-8.6651269576648" calcext:value-type="float">
            <text:p>-8,6651269576648</text:p>
          </table:table-cell>
          <table:table-cell table:number-columns-repeated="5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42]*0.001/[.$C$2]))" office:value-type="float" office:value="0.0999924626162889" calcext:value-type="float">
            <text:p>0,099992462616289</text:p>
          </table:table-cell>
          <table:table-cell/>
          <table:table-cell table:style-name="ce1" office:value-type="float" office:value="0.5" calcext:value-type="float">
            <text:p>0,5</text:p>
          </table:table-cell>
          <table:table-cell table:style-name="ce1" table:formula="of:=[.F42]/10" office:value-type="float" office:value="0.05" calcext:value-type="float">
            <text:p>0,05</text:p>
          </table:table-cell>
          <table:table-cell table:formula="of:=20*LOG([.$C$5]/SQRT(1+([.G42]/[.$C$10])^2))" office:value-type="float" office:value="10.3971205196436" calcext:value-type="float">
            <text:p>10,3971205196436</text:p>
          </table:table-cell>
          <table:table-cell table:style-name="ce2" table:formula="of:=DEGREES(-ATAN([.G42]/[.$C$10]))" office:value-type="float" office:value="-8.83920097047123" calcext:value-type="float">
            <text:p>-8,83920097047123</text:p>
          </table:table-cell>
          <table:table-cell table:number-columns-repeated="5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43]*0.001/[.$C$2]))" office:value-type="float" office:value="0.106551506881007" calcext:value-type="float">
            <text:p>0,106551506881007</text:p>
          </table:table-cell>
          <table:table-cell/>
          <table:table-cell table:style-name="ce1" office:value-type="float" office:value="0.51" calcext:value-type="float">
            <text:p>0,51</text:p>
          </table:table-cell>
          <table:table-cell table:style-name="ce1" table:formula="of:=[.F43]/10" office:value-type="float" office:value="0.051" calcext:value-type="float">
            <text:p>0,051</text:p>
          </table:table-cell>
          <table:table-cell table:formula="of:=20*LOG([.$C$5]/SQRT(1+([.G43]/[.$C$10])^2))" office:value-type="float" office:value="10.3929796534433" calcext:value-type="float">
            <text:p>10,3929796534433</text:p>
          </table:table-cell>
          <table:table-cell table:style-name="ce2" table:formula="of:=DEGREES(-ATAN([.G43]/[.$C$10]))" office:value-type="float" office:value="-9.01311065254106" calcext:value-type="float">
            <text:p>-9,01311065254106</text:p>
          </table:table-cell>
          <table:table-cell table:number-columns-repeated="5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44]*0.001/[.$C$2]))" office:value-type="float" office:value="0.11309731392668" calcext:value-type="float">
            <text:p>0,11309731392668</text:p>
          </table:table-cell>
          <table:table-cell/>
          <table:table-cell table:style-name="ce1" office:value-type="float" office:value="0.52" calcext:value-type="float">
            <text:p>0,52</text:p>
          </table:table-cell>
          <table:table-cell table:style-name="ce1" table:formula="of:=[.F44]/10" office:value-type="float" office:value="0.052" calcext:value-type="float">
            <text:p>0,052</text:p>
          </table:table-cell>
          <table:table-cell table:formula="of:=20*LOG([.$C$5]/SQRT(1+([.G44]/[.$C$10])^2))" office:value-type="float" office:value="10.3887608522059" calcext:value-type="float">
            <text:p>10,3887608522059</text:p>
          </table:table-cell>
          <table:table-cell table:style-name="ce2" table:formula="of:=DEGREES(-ATAN([.G44]/[.$C$10]))" office:value-type="float" office:value="-9.18685303658672" calcext:value-type="float">
            <text:p>-9,18685303658672</text:p>
          </table:table-cell>
          <table:table-cell table:number-columns-repeated="5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45]*0.001/[.$C$2]))" office:value-type="float" office:value="0.119629910468173" calcext:value-type="float">
            <text:p>0,119629910468173</text:p>
          </table:table-cell>
          <table:table-cell/>
          <table:table-cell table:style-name="ce1" office:value-type="float" office:value="0.53" calcext:value-type="float">
            <text:p>0,53</text:p>
          </table:table-cell>
          <table:table-cell table:style-name="ce1" table:formula="of:=[.F45]/10" office:value-type="float" office:value="0.053" calcext:value-type="float">
            <text:p>0,053</text:p>
          </table:table-cell>
          <table:table-cell table:formula="of:=20*LOG([.$C$5]/SQRT(1+([.G45]/[.$C$10])^2))" office:value-type="float" office:value="10.3844643466956" calcext:value-type="float">
            <text:p>10,3844643466956</text:p>
          </table:table-cell>
          <table:table-cell table:style-name="ce2" table:formula="of:=DEGREES(-ATAN([.G45]/[.$C$10]))" office:value-type="float" office:value="-9.36042517333332" calcext:value-type="float">
            <text:p>-9,36042517333332</text:p>
          </table:table-cell>
          <table:table-cell table:number-columns-repeated="5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46]*0.001/[.$C$2]))" office:value-type="float" office:value="0.126149323166433" calcext:value-type="float">
            <text:p>0,126149323166433</text:p>
          </table:table-cell>
          <table:table-cell/>
          <table:table-cell table:style-name="ce1" office:value-type="float" office:value="0.54" calcext:value-type="float">
            <text:p>0,54</text:p>
          </table:table-cell>
          <table:table-cell table:style-name="ce1" table:formula="of:=[.F46]/10" office:value-type="float" office:value="0.054" calcext:value-type="float">
            <text:p>0,054</text:p>
          </table:table-cell>
          <table:table-cell table:formula="of:=20*LOG([.$C$5]/SQRT(1+([.G46]/[.$C$10])^2))" office:value-type="float" office:value="10.3800903713874" calcext:value-type="float">
            <text:p>10,3800903713874</text:p>
          </table:table-cell>
          <table:table-cell table:style-name="ce2" table:formula="of:=DEGREES(-ATAN([.G46]/[.$C$10]))" office:value-type="float" office:value="-9.53382413178184" calcext:value-type="float">
            <text:p>-9,53382413178184</text:p>
          </table:table-cell>
          <table:table-cell table:number-columns-repeated="5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47]*0.001/[.$C$2]))" office:value-type="float" office:value="0.132655578628601" calcext:value-type="float">
            <text:p>0,132655578628601</text:p>
          </table:table-cell>
          <table:table-cell/>
          <table:table-cell table:style-name="ce1" office:value-type="float" office:value="0.55" calcext:value-type="float">
            <text:p>0,55</text:p>
          </table:table-cell>
          <table:table-cell table:style-name="ce1" table:formula="of:=[.F47]/10" office:value-type="float" office:value="0.055" calcext:value-type="float">
            <text:p>0,055</text:p>
          </table:table-cell>
          <table:table-cell table:formula="of:=20*LOG([.$C$5]/SQRT(1+([.G47]/[.$C$10])^2))" office:value-type="float" office:value="10.3756391644259" calcext:value-type="float">
            <text:p>10,3756391644259</text:p>
          </table:table-cell>
          <table:table-cell table:style-name="ce2" table:formula="of:=DEGREES(-ATAN([.G47]/[.$C$10]))" office:value-type="float" office:value="-9.70704699946774" calcext:value-type="float">
            <text:p>-9,70704699946774</text:p>
          </table:table-cell>
          <table:table-cell table:number-columns-repeated="5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48]*0.001/[.$C$2]))" office:value-type="float" office:value="0.139148703408123" calcext:value-type="float">
            <text:p>0,139148703408123</text:p>
          </table:table-cell>
          <table:table-cell/>
          <table:table-cell table:style-name="ce1" office:value-type="float" office:value="0.56" calcext:value-type="float">
            <text:p>0,56</text:p>
          </table:table-cell>
          <table:table-cell table:style-name="ce1" table:formula="of:=[.F48]/10" office:value-type="float" office:value="0.056" calcext:value-type="float">
            <text:p>0,056</text:p>
          </table:table-cell>
          <table:table-cell table:formula="of:=20*LOG([.$C$5]/SQRT(1+([.G48]/[.$C$10])^2))" office:value-type="float" office:value="10.3711109675836" calcext:value-type="float">
            <text:p>10,3711109675836</text:p>
          </table:table-cell>
          <table:table-cell table:style-name="ce2" table:formula="of:=DEGREES(-ATAN([.G48]/[.$C$10]))" office:value-type="float" office:value="-9.88009088271471" calcext:value-type="float">
            <text:p>-9,88009088271471</text:p>
          </table:table-cell>
          <table:table-cell table:number-columns-repeated="5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49]*0.001/[.$C$2]))" office:value-type="float" office:value="0.145628724004852" calcext:value-type="float">
            <text:p>0,145628724004852</text:p>
          </table:table-cell>
          <table:table-cell/>
          <table:table-cell table:style-name="ce1" office:value-type="float" office:value="0.57" calcext:value-type="float">
            <text:p>0,57</text:p>
          </table:table-cell>
          <table:table-cell table:style-name="ce1" table:formula="of:=[.F49]/10" office:value-type="float" office:value="0.057" calcext:value-type="float">
            <text:p>0,057</text:p>
          </table:table-cell>
          <table:table-cell table:formula="of:=20*LOG([.$C$5]/SQRT(1+([.G49]/[.$C$10])^2))" office:value-type="float" office:value="10.3665060262189" calcext:value-type="float">
            <text:p>10,3665060262189</text:p>
          </table:table-cell>
          <table:table-cell table:style-name="ce2" table:formula="of:=DEGREES(-ATAN([.G49]/[.$C$10]))" office:value-type="float" office:value="-10.0529529068836" calcext:value-type="float">
            <text:p>-10,0529529068836</text:p>
          </table:table-cell>
          <table:table-cell table:number-columns-repeated="5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50]*0.001/[.$C$2]))" office:value-type="float" office:value="0.152095666865163" calcext:value-type="float">
            <text:p>0,152095666865163</text:p>
          </table:table-cell>
          <table:table-cell/>
          <table:table-cell table:style-name="ce1" office:value-type="float" office:value="0.58" calcext:value-type="float">
            <text:p>0,58</text:p>
          </table:table-cell>
          <table:table-cell table:style-name="ce1" table:formula="of:=[.F50]/10" office:value-type="float" office:value="0.058" calcext:value-type="float">
            <text:p>0,058</text:p>
          </table:table-cell>
          <table:table-cell table:formula="of:=20*LOG([.$C$5]/SQRT(1+([.G50]/[.$C$10])^2))" office:value-type="float" office:value="10.3618245892337" calcext:value-type="float">
            <text:p>10,3618245892337</text:p>
          </table:table-cell>
          <table:table-cell table:style-name="ce2" table:formula="of:=DEGREES(-ATAN([.G50]/[.$C$10]))" office:value-type="float" office:value="-10.2256302166166" calcext:value-type="float">
            <text:p>-10,2256302166166</text:p>
          </table:table-cell>
          <table:table-cell table:number-columns-repeated="5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51]*0.001/[.$C$2]))" office:value-type="float" office:value="0.158549558382058" calcext:value-type="float">
            <text:p>0,158549558382058</text:p>
          </table:table-cell>
          <table:table-cell/>
          <table:table-cell table:style-name="ce1" office:value-type="float" office:value="0.59" calcext:value-type="float">
            <text:p>0,59</text:p>
          </table:table-cell>
          <table:table-cell table:style-name="ce1" table:formula="of:=[.F51]/10" office:value-type="float" office:value="0.059" calcext:value-type="float">
            <text:p>0,059</text:p>
          </table:table-cell>
          <table:table-cell table:formula="of:=20*LOG([.$C$5]/SQRT(1+([.G51]/[.$C$10])^2))" office:value-type="float" office:value="10.3570669090302" calcext:value-type="float">
            <text:p>10,3570669090302</text:p>
          </table:table-cell>
          <table:table-cell table:style-name="ce2" table:formula="of:=DEGREES(-ATAN([.G51]/[.$C$10]))" office:value-type="float" office:value="-10.3981199760765" calcext:value-type="float">
            <text:p>-10,3981199760765</text:p>
          </table:table-cell>
          <table:table-cell table:number-columns-repeated="5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52]*0.001/[.$C$2]))" office:value-type="float" office:value="0.164990424895271" calcext:value-type="float">
            <text:p>0,164990424895271</text:p>
          </table:table-cell>
          <table:table-cell/>
          <table:table-cell table:style-name="ce1" office:value-type="float" office:value="0.6" calcext:value-type="float">
            <text:p>0,6</text:p>
          </table:table-cell>
          <table:table-cell table:style-name="ce1" table:formula="of:=[.F52]/10" office:value-type="float" office:value="0.06" calcext:value-type="float">
            <text:p>0,06</text:p>
          </table:table-cell>
          <table:table-cell table:formula="of:=20*LOG([.$C$5]/SQRT(1+([.G52]/[.$C$10])^2))" office:value-type="float" office:value="10.3522332414678" calcext:value-type="float">
            <text:p>10,3522332414678</text:p>
          </table:table-cell>
          <table:table-cell table:style-name="ce2" table:formula="of:=DEGREES(-ATAN([.G52]/[.$C$10]))" office:value-type="float" office:value="-10.5704193691807" calcext:value-type="float">
            <text:p>-10,5704193691807</text:p>
          </table:table-cell>
          <table:table-cell table:number-columns-repeated="5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53]*0.001/[.$C$2]))" office:value-type="float" office:value="0.17141829269138" calcext:value-type="float">
            <text:p>0,17141829269138</text:p>
          </table:table-cell>
          <table:table-cell/>
          <table:table-cell table:style-name="ce1" office:value-type="float" office:value="0.61" calcext:value-type="float">
            <text:p>0,61</text:p>
          </table:table-cell>
          <table:table-cell table:style-name="ce1" table:formula="of:=[.F53]/10" office:value-type="float" office:value="0.061" calcext:value-type="float">
            <text:p>0,061</text:p>
          </table:table-cell>
          <table:table-cell table:formula="of:=20*LOG([.$C$5]/SQRT(1+([.G53]/[.$C$10])^2))" office:value-type="float" office:value="10.3473238458188" calcext:value-type="float">
            <text:p>10,3473238458188</text:p>
          </table:table-cell>
          <table:table-cell table:style-name="ce2" table:formula="of:=DEGREES(-ATAN([.G53]/[.$C$10]))" office:value-type="float" office:value="-10.7425255998309" calcext:value-type="float">
            <text:p>-10,7425255998309</text:p>
          </table:table-cell>
          <table:table-cell table:number-columns-repeated="5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54]*0.001/[.$C$2]))" office:value-type="float" office:value="0.177833188003913" calcext:value-type="float">
            <text:p>0,177833188003913</text:p>
          </table:table-cell>
          <table:table-cell/>
          <table:table-cell table:style-name="ce1" office:value-type="float" office:value="0.62" calcext:value-type="float">
            <text:p>0,62</text:p>
          </table:table-cell>
          <table:table-cell table:style-name="ce1" table:formula="of:=[.F54]/10" office:value-type="float" office:value="0.062" calcext:value-type="float">
            <text:p>0,062</text:p>
          </table:table-cell>
          <table:table-cell table:formula="of:=20*LOG([.$C$5]/SQRT(1+([.G54]/[.$C$10])^2))" office:value-type="float" office:value="10.342338984725" calcext:value-type="float">
            <text:p>10,342338984725</text:p>
          </table:table-cell>
          <table:table-cell table:style-name="ce2" table:formula="of:=DEGREES(-ATAN([.G54]/[.$C$10]))" office:value-type="float" office:value="-10.9144358921374" calcext:value-type="float">
            <text:p>-10,9144358921374</text:p>
          </table:table-cell>
          <table:table-cell table:number-columns-repeated="5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55]*0.001/[.$C$2]))" office:value-type="float" office:value="0.184235137013453" calcext:value-type="float">
            <text:p>0,184235137013453</text:p>
          </table:table-cell>
          <table:table-cell/>
          <table:table-cell table:style-name="ce1" office:value-type="float" office:value="0.63" calcext:value-type="float">
            <text:p>0,63</text:p>
          </table:table-cell>
          <table:table-cell table:style-name="ce1" table:formula="of:=[.F55]/10" office:value-type="float" office:value="0.063" calcext:value-type="float">
            <text:p>0,063</text:p>
          </table:table-cell>
          <table:table-cell table:formula="of:=20*LOG([.$C$5]/SQRT(1+([.G55]/[.$C$10])^2))" office:value-type="float" office:value="10.3372789241524" calcext:value-type="float">
            <text:p>10,3372789241524</text:p>
          </table:table-cell>
          <table:table-cell table:style-name="ce2" table:formula="of:=DEGREES(-ATAN([.G55]/[.$C$10]))" office:value-type="float" office:value="-11.0861474906382" calcext:value-type="float">
            <text:p>-11,0861474906382</text:p>
          </table:table-cell>
          <table:table-cell table:number-columns-repeated="5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56]*0.001/[.$C$2]))" office:value-type="float" office:value="0.190624165847746" calcext:value-type="float">
            <text:p>0,190624165847746</text:p>
          </table:table-cell>
          <table:table-cell/>
          <table:table-cell table:style-name="ce1" office:value-type="float" office:value="0.64" calcext:value-type="float">
            <text:p>0,64</text:p>
          </table:table-cell>
          <table:table-cell table:style-name="ce1" table:formula="of:=[.F56]/10" office:value-type="float" office:value="0.064" calcext:value-type="float">
            <text:p>0,064</text:p>
          </table:table-cell>
          <table:table-cell table:formula="of:=20*LOG([.$C$5]/SQRT(1+([.G56]/[.$C$10])^2))" office:value-type="float" office:value="10.3321439333464" calcext:value-type="float">
            <text:p>10,3321439333464</text:p>
          </table:table-cell>
          <table:table-cell table:style-name="ce2" table:formula="of:=DEGREES(-ATAN([.G56]/[.$C$10]))" office:value-type="float" office:value="-11.2576576605132" calcext:value-type="float">
            <text:p>-11,2576576605132</text:p>
          </table:table-cell>
          <table:table-cell table:number-columns-repeated="5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57]*0.001/[.$C$2]))" office:value-type="float" office:value="0.197000300581811" calcext:value-type="float">
            <text:p>0,197000300581811</text:p>
          </table:table-cell>
          <table:table-cell/>
          <table:table-cell table:style-name="ce1" office:value-type="float" office:value="0.65" calcext:value-type="float">
            <text:p>0,65</text:p>
          </table:table-cell>
          <table:table-cell table:style-name="ce1" table:formula="of:=[.F57]/10" office:value-type="float" office:value="0.065" calcext:value-type="float">
            <text:p>0,065</text:p>
          </table:table-cell>
          <table:table-cell table:formula="of:=20*LOG([.$C$5]/SQRT(1+([.G57]/[.$C$10])^2))" office:value-type="float" office:value="10.3269342847869" calcext:value-type="float">
            <text:p>10,3269342847869</text:p>
          </table:table-cell>
          <table:table-cell table:style-name="ce2" table:formula="of:=DEGREES(-ATAN([.G57]/[.$C$10]))" office:value-type="float" office:value="-11.428963687794" calcext:value-type="float">
            <text:p>-11,428963687794</text:p>
          </table:table-cell>
          <table:table-cell table:number-columns-repeated="5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58]*0.001/[.$C$2]))" office:value-type="float" office:value="0.20336356723804" calcext:value-type="float">
            <text:p>0,20336356723804</text:p>
          </table:table-cell>
          <table:table-cell/>
          <table:table-cell table:style-name="ce1" office:value-type="float" office:value="0.66" calcext:value-type="float">
            <text:p>0,66</text:p>
          </table:table-cell>
          <table:table-cell table:style-name="ce1" table:formula="of:=[.F58]/10" office:value-type="float" office:value="0.066" calcext:value-type="float">
            <text:p>0,066</text:p>
          </table:table-cell>
          <table:table-cell table:formula="of:=20*LOG([.$C$5]/SQRT(1+([.G58]/[.$C$10])^2))" office:value-type="float" office:value="10.3216502541424" calcext:value-type="float">
            <text:p>10,3216502541424</text:p>
          </table:table-cell>
          <table:table-cell table:style-name="ce2" table:formula="of:=DEGREES(-ATAN([.G58]/[.$C$10]))" office:value-type="float" office:value="-11.6000628795673" calcext:value-type="float">
            <text:p>-11,6000628795673</text:p>
          </table:table-cell>
          <table:table-cell table:number-columns-repeated="5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59]*0.001/[.$C$2]))" office:value-type="float" office:value="0.209713991786308" calcext:value-type="float">
            <text:p>0,209713991786308</text:p>
          </table:table-cell>
          <table:table-cell/>
          <table:table-cell table:style-name="ce1" office:value-type="float" office:value="0.67" calcext:value-type="float">
            <text:p>0,67</text:p>
          </table:table-cell>
          <table:table-cell table:style-name="ce1" table:formula="of:=[.F59]/10" office:value-type="float" office:value="0.067" calcext:value-type="float">
            <text:p>0,067</text:p>
          </table:table-cell>
          <table:table-cell table:formula="of:=20*LOG([.$C$5]/SQRT(1+([.G59]/[.$C$10])^2))" office:value-type="float" office:value="10.3162921202238" calcext:value-type="float">
            <text:p>10,3162921202238</text:p>
          </table:table-cell>
          <table:table-cell table:style-name="ce2" table:formula="of:=DEGREES(-ATAN([.G59]/[.$C$10]))" office:value-type="float" office:value="-11.7709525641742" calcext:value-type="float">
            <text:p>-11,7709525641742</text:p>
          </table:table-cell>
          <table:table-cell table:number-columns-repeated="5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60]*0.001/[.$C$2]))" office:value-type="float" office:value="0.21605160014408" calcext:value-type="float">
            <text:p>0,21605160014408</text:p>
          </table:table-cell>
          <table:table-cell/>
          <table:table-cell table:style-name="ce1" office:value-type="float" office:value="0.68" calcext:value-type="float">
            <text:p>0,68</text:p>
          </table:table-cell>
          <table:table-cell table:style-name="ce1" table:formula="of:=[.F60]/10" office:value-type="float" office:value="0.068" calcext:value-type="float">
            <text:p>0,068</text:p>
          </table:table-cell>
          <table:table-cell table:formula="of:=20*LOG([.$C$5]/SQRT(1+([.G60]/[.$C$10])^2))" office:value-type="float" office:value="10.3108601649387" calcext:value-type="float">
            <text:p>10,3108601649387</text:p>
          </table:table-cell>
          <table:table-cell table:style-name="ce2" table:formula="of:=DEGREES(-ATAN([.G60]/[.$C$10]))" office:value-type="float" office:value="-11.941630091404" calcext:value-type="float">
            <text:p>-11,941630091404</text:p>
          </table:table-cell>
          <table:table-cell table:number-columns-repeated="5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61]*0.001/[.$C$2]))" office:value-type="float" office:value="0.222376418176516" calcext:value-type="float">
            <text:p>0,222376418176516</text:p>
          </table:table-cell>
          <table:table-cell/>
          <table:table-cell table:style-name="ce1" office:value-type="float" office:value="0.69" calcext:value-type="float">
            <text:p>0,69</text:p>
          </table:table-cell>
          <table:table-cell table:style-name="ce1" table:formula="of:=[.F61]/10" office:value-type="float" office:value="0.069" calcext:value-type="float">
            <text:p>0,069</text:p>
          </table:table-cell>
          <table:table-cell table:formula="of:=20*LOG([.$C$5]/SQRT(1+([.G61]/[.$C$10])^2))" office:value-type="float" office:value="10.3053546732443" calcext:value-type="float">
            <text:p>10,3053546732443</text:p>
          </table:table-cell>
          <table:table-cell table:style-name="ce2" table:formula="of:=DEGREES(-ATAN([.G61]/[.$C$10]))" office:value-type="float" office:value="-12.112092832683" calcext:value-type="float">
            <text:p>-12,112092832683</text:p>
          </table:table-cell>
          <table:table-cell table:number-columns-repeated="5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62]*0.001/[.$C$2]))" office:value-type="float" office:value="0.228688471696573" calcext:value-type="float">
            <text:p>0,228688471696573</text:p>
          </table:table-cell>
          <table:table-cell/>
          <table:table-cell table:style-name="ce1" office:value-type="float" office:value="0.7" calcext:value-type="float">
            <text:p>0,7</text:p>
          </table:table-cell>
          <table:table-cell table:style-name="ce1" table:formula="of:=[.F62]/10" office:value-type="float" office:value="0.07" calcext:value-type="float">
            <text:p>0,07</text:p>
          </table:table-cell>
          <table:table-cell table:formula="of:=20*LOG([.$C$5]/SQRT(1+([.G62]/[.$C$10])^2))" office:value-type="float" office:value="10.299775933101" calcext:value-type="float">
            <text:p>10,299775933101</text:p>
          </table:table-cell>
          <table:table-cell table:style-name="ce2" table:formula="of:=DEGREES(-ATAN([.G62]/[.$C$10]))" office:value-type="float" office:value="-12.2823381812579" calcext:value-type="float">
            <text:p>-12,2823381812579</text:p>
          </table:table-cell>
          <table:table-cell table:number-columns-repeated="5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63]*0.001/[.$C$2]))" office:value-type="float" office:value="0.234987786465116" calcext:value-type="float">
            <text:p>0,234987786465116</text:p>
          </table:table-cell>
          <table:table-cell/>
          <table:table-cell table:style-name="ce1" office:value-type="float" office:value="0.71" calcext:value-type="float">
            <text:p>0,71</text:p>
          </table:table-cell>
          <table:table-cell table:style-name="ce1" table:formula="of:=[.F63]/10" office:value-type="float" office:value="0.071" calcext:value-type="float">
            <text:p>0,071</text:p>
          </table:table-cell>
          <table:table-cell table:formula="of:=20*LOG([.$C$5]/SQRT(1+([.G63]/[.$C$10])^2))" office:value-type="float" office:value="10.2941242354251" calcext:value-type="float">
            <text:p>10,2941242354251</text:p>
          </table:table-cell>
          <table:table-cell table:style-name="ce2" table:formula="of:=DEGREES(-ATAN([.G63]/[.$C$10]))" office:value-type="float" office:value="-12.452363552374" calcext:value-type="float">
            <text:p>-12,452363552374</text:p>
          </table:table-cell>
          <table:table-cell table:number-columns-repeated="5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64]*0.001/[.$C$2]))" office:value-type="float" office:value="0.241274388191018" calcext:value-type="float">
            <text:p>0,241274388191018</text:p>
          </table:table-cell>
          <table:table-cell/>
          <table:table-cell table:style-name="ce1" office:value-type="float" office:value="0.72" calcext:value-type="float">
            <text:p>0,72</text:p>
          </table:table-cell>
          <table:table-cell table:style-name="ce1" table:formula="of:=[.F64]/10" office:value-type="float" office:value="0.072" calcext:value-type="float">
            <text:p>0,072</text:p>
          </table:table-cell>
          <table:table-cell table:formula="of:=20*LOG([.$C$5]/SQRT(1+([.G64]/[.$C$10])^2))" office:value-type="float" office:value="10.2883998740416" calcext:value-type="float">
            <text:p>10,2883998740416</text:p>
          </table:table-cell>
          <table:table-cell table:style-name="ce2" table:formula="of:=DEGREES(-ATAN([.G64]/[.$C$10]))" office:value-type="float" office:value="-12.6221663834488" calcext:value-type="float">
            <text:p>-12,6221663834488</text:p>
          </table:table-cell>
          <table:table-cell table:number-columns-repeated="5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65]*0.001/[.$C$2]))" office:value-type="float" office:value="0.247548302531269" calcext:value-type="float">
            <text:p>0,247548302531269</text:p>
          </table:table-cell>
          <table:table-cell/>
          <table:table-cell table:style-name="ce1" office:value-type="float" office:value="0.73" calcext:value-type="float">
            <text:p>0,73</text:p>
          </table:table-cell>
          <table:table-cell table:style-name="ce1" table:formula="of:=[.F65]/10" office:value-type="float" office:value="0.073" calcext:value-type="float">
            <text:p>0,073</text:p>
          </table:table-cell>
          <table:table-cell table:formula="of:=20*LOG([.$C$5]/SQRT(1+([.G65]/[.$C$10])^2))" office:value-type="float" office:value="10.2826031456365" calcext:value-type="float">
            <text:p>10,2826031456365</text:p>
          </table:table-cell>
          <table:table-cell table:style-name="ce2" table:formula="of:=DEGREES(-ATAN([.G65]/[.$C$10]))" office:value-type="float" office:value="-12.7917441342395" calcext:value-type="float">
            <text:p>-12,7917441342395</text:p>
          </table:table-cell>
          <table:table-cell table:number-columns-repeated="5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66]*0.001/[.$C$2]))" office:value-type="float" office:value="0.253809555091079" calcext:value-type="float">
            <text:p>0,253809555091079</text:p>
          </table:table-cell>
          <table:table-cell/>
          <table:table-cell table:style-name="ce1" office:value-type="float" office:value="0.74" calcext:value-type="float">
            <text:p>0,74</text:p>
          </table:table-cell>
          <table:table-cell table:style-name="ce1" table:formula="of:=[.F66]/10" office:value-type="float" office:value="0.074" calcext:value-type="float">
            <text:p>0,074</text:p>
          </table:table-cell>
          <table:table-cell table:formula="of:=20*LOG([.$C$5]/SQRT(1+([.G66]/[.$C$10])^2))" office:value-type="float" office:value="10.2767343497091" calcext:value-type="float">
            <text:p>10,2767343497091</text:p>
          </table:table-cell>
          <table:table-cell table:style-name="ce2" table:formula="of:=DEGREES(-ATAN([.G66]/[.$C$10]))" office:value-type="float" office:value="-12.961094287006" calcext:value-type="float">
            <text:p>-12,961094287006</text:p>
          </table:table-cell>
          <table:table-cell table:number-columns-repeated="5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67]*0.001/[.$C$2]))" office:value-type="float" office:value="0.260058171423982" calcext:value-type="float">
            <text:p>0,260058171423982</text:p>
          </table:table-cell>
          <table:table-cell/>
          <table:table-cell table:style-name="ce1" office:value-type="float" office:value="0.75" calcext:value-type="float">
            <text:p>0,75</text:p>
          </table:table-cell>
          <table:table-cell table:style-name="ce1" table:formula="of:=[.F67]/10" office:value-type="float" office:value="0.075" calcext:value-type="float">
            <text:p>0,075</text:p>
          </table:table-cell>
          <table:table-cell table:formula="of:=20*LOG([.$C$5]/SQRT(1+([.G67]/[.$C$10])^2))" office:value-type="float" office:value="10.270793788524" calcext:value-type="float">
            <text:p>10,270793788524</text:p>
          </table:table-cell>
          <table:table-cell table:style-name="ce2" table:formula="of:=DEGREES(-ATAN([.G67]/[.$C$10]))" office:value-type="float" office:value="-13.1302143466682" calcext:value-type="float">
            <text:p>-13,1302143466682</text:p>
          </table:table-cell>
          <table:table-cell table:number-columns-repeated="5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68]*0.001/[.$C$2]))" office:value-type="float" office:value="0.266294177031941" calcext:value-type="float">
            <text:p>0,266294177031941</text:p>
          </table:table-cell>
          <table:table-cell/>
          <table:table-cell table:style-name="ce1" office:value-type="float" office:value="0.76" calcext:value-type="float">
            <text:p>0,76</text:p>
          </table:table-cell>
          <table:table-cell table:style-name="ce1" table:formula="of:=[.F68]/10" office:value-type="float" office:value="0.076" calcext:value-type="float">
            <text:p>0,076</text:p>
          </table:table-cell>
          <table:table-cell table:formula="of:=20*LOG([.$C$5]/SQRT(1+([.G68]/[.$C$10])^2))" office:value-type="float" office:value="10.2647817670631" calcext:value-type="float">
            <text:p>10,2647817670631</text:p>
          </table:table-cell>
          <table:table-cell table:style-name="ce2" table:formula="of:=DEGREES(-ATAN([.G68]/[.$C$10]))" office:value-type="float" office:value="-13.2991018409588" calcext:value-type="float">
            <text:p>-13,2991018409588</text:p>
          </table:table-cell>
          <table:table-cell table:number-columns-repeated="5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69]*0.001/[.$C$2]))" office:value-type="float" office:value="0.272517597365451" calcext:value-type="float">
            <text:p>0,272517597365451</text:p>
          </table:table-cell>
          <table:table-cell/>
          <table:table-cell table:style-name="ce1" office:value-type="float" office:value="0.77" calcext:value-type="float">
            <text:p>0,77</text:p>
          </table:table-cell>
          <table:table-cell table:style-name="ce1" table:formula="of:=[.F69]/10" office:value-type="float" office:value="0.077" calcext:value-type="float">
            <text:p>0,077</text:p>
          </table:table-cell>
          <table:table-cell table:formula="of:=20*LOG([.$C$5]/SQRT(1+([.G69]/[.$C$10])^2))" office:value-type="float" office:value="10.258698592977" calcext:value-type="float">
            <text:p>10,258698592977</text:p>
          </table:table-cell>
          <table:table-cell table:style-name="ce2" table:formula="of:=DEGREES(-ATAN([.G69]/[.$C$10]))" office:value-type="float" office:value="-13.46775432057" calcext:value-type="float">
            <text:p>-13,46775432057</text:p>
          </table:table-cell>
          <table:table-cell table:number-columns-repeated="5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70]*0.001/[.$C$2]))" office:value-type="float" office:value="0.278728457823645" calcext:value-type="float">
            <text:p>0,278728457823645</text:p>
          </table:table-cell>
          <table:table-cell/>
          <table:table-cell table:style-name="ce1" office:value-type="float" office:value="0.78" calcext:value-type="float">
            <text:p>0,78</text:p>
          </table:table-cell>
          <table:table-cell table:style-name="ce1" table:formula="of:=[.F70]/10" office:value-type="float" office:value="0.078" calcext:value-type="float">
            <text:p>0,078</text:p>
          </table:table-cell>
          <table:table-cell table:formula="of:=20*LOG([.$C$5]/SQRT(1+([.G70]/[.$C$10])^2))" office:value-type="float" office:value="10.2525445765366" calcext:value-type="float">
            <text:p>10,2525445765366</text:p>
          </table:table-cell>
          <table:table-cell table:style-name="ce2" table:formula="of:=DEGREES(-ATAN([.G70]/[.$C$10]))" office:value-type="float" office:value="-13.6361693592956" calcext:value-type="float">
            <text:p>-13,6361693592956</text:p>
          </table:table-cell>
          <table:table-cell table:number-columns-repeated="5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71]*0.001/[.$C$2]))" office:value-type="float" office:value="0.284926783754396" calcext:value-type="float">
            <text:p>0,284926783754396</text:p>
          </table:table-cell>
          <table:table-cell/>
          <table:table-cell table:style-name="ce1" office:value-type="float" office:value="0.79" calcext:value-type="float">
            <text:p>0,79</text:p>
          </table:table-cell>
          <table:table-cell table:style-name="ce1" table:formula="of:=[.F71]/10" office:value-type="float" office:value="0.079" calcext:value-type="float">
            <text:p>0,079</text:p>
          </table:table-cell>
          <table:table-cell table:formula="of:=20*LOG([.$C$5]/SQRT(1+([.G71]/[.$C$10])^2))" office:value-type="float" office:value="10.2463200305848" calcext:value-type="float">
            <text:p>10,2463200305848</text:p>
          </table:table-cell>
          <table:table-cell table:style-name="ce2" table:formula="of:=DEGREES(-ATAN([.G71]/[.$C$10]))" office:value-type="float" office:value="-13.8043445541677" calcext:value-type="float">
            <text:p>-13,8043445541677</text:p>
          </table:table-cell>
          <table:table-cell table:number-columns-repeated="5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72]*0.001/[.$C$2]))" office:value-type="float" office:value="0.291112600454421" calcext:value-type="float">
            <text:p>0,291112600454421</text:p>
          </table:table-cell>
          <table:table-cell/>
          <table:table-cell table:style-name="ce1" office:value-type="float" office:value="0.8" calcext:value-type="float">
            <text:p>0,8</text:p>
          </table:table-cell>
          <table:table-cell table:style-name="ce1" table:formula="of:=[.F72]/10" office:value-type="float" office:value="0.08" calcext:value-type="float">
            <text:p>0,08</text:p>
          </table:table-cell>
          <table:table-cell table:formula="of:=20*LOG([.$C$5]/SQRT(1+([.G72]/[.$C$10])^2))" office:value-type="float" office:value="10.2400252704872" calcext:value-type="float">
            <text:p>10,2400252704872</text:p>
          </table:table-cell>
          <table:table-cell table:style-name="ce2" table:formula="of:=DEGREES(-ATAN([.G72]/[.$C$10]))" office:value-type="float" office:value="-13.9722775255881" calcext:value-type="float">
            <text:p>-13,9722775255881</text:p>
          </table:table-cell>
          <table:table-cell table:number-columns-repeated="5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73]*0.001/[.$C$2]))" office:value-type="float" office:value="0.297285933169384" calcext:value-type="float">
            <text:p>0,297285933169384</text:p>
          </table:table-cell>
          <table:table-cell/>
          <table:table-cell table:style-name="ce1" office:value-type="float" office:value="0.81" calcext:value-type="float">
            <text:p>0,81</text:p>
          </table:table-cell>
          <table:table-cell table:style-name="ce1" table:formula="of:=[.F73]/10" office:value-type="float" office:value="0.081" calcext:value-type="float">
            <text:p>0,081</text:p>
          </table:table-cell>
          <table:table-cell table:formula="of:=20*LOG([.$C$5]/SQRT(1+([.G73]/[.$C$10])^2))" office:value-type="float" office:value="10.2336606140836" calcext:value-type="float">
            <text:p>10,2336606140836</text:p>
          </table:table-cell>
          <table:table-cell table:style-name="ce2" table:formula="of:=DEGREES(-ATAN([.G73]/[.$C$10]))" office:value-type="float" office:value="-14.1399659174549" calcext:value-type="float">
            <text:p>-14,1399659174549</text:p>
          </table:table-cell>
          <table:table-cell table:number-columns-repeated="5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74]*0.001/[.$C$2]))" office:value-type="float" office:value="0.303446807093998" calcext:value-type="float">
            <text:p>0,303446807093998</text:p>
          </table:table-cell>
          <table:table-cell/>
          <table:table-cell table:style-name="ce1" office:value-type="float" office:value="0.82" calcext:value-type="float">
            <text:p>0,82</text:p>
          </table:table-cell>
          <table:table-cell table:style-name="ce1" table:formula="of:=[.F74]/10" office:value-type="float" office:value="0.082" calcext:value-type="float">
            <text:p>0,082</text:p>
          </table:table-cell>
          <table:table-cell table:formula="of:=20*LOG([.$C$5]/SQRT(1+([.G74]/[.$C$10])^2))" office:value-type="float" office:value="10.2272263816389" calcext:value-type="float">
            <text:p>10,2272263816389</text:p>
          </table:table-cell>
          <table:table-cell table:style-name="ce2" table:formula="of:=DEGREES(-ATAN([.G74]/[.$C$10]))" office:value-type="float" office:value="-14.3074073972833" calcext:value-type="float">
            <text:p>-14,3074073972833</text:p>
          </table:table-cell>
          <table:table-cell table:number-columns-repeated="5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75]*0.001/[.$C$2]))" office:value-type="float" office:value="0.309595247372132" calcext:value-type="float">
            <text:p>0,309595247372132</text:p>
          </table:table-cell>
          <table:table-cell/>
          <table:table-cell table:style-name="ce1" office:value-type="float" office:value="0.83" calcext:value-type="float">
            <text:p>0,83</text:p>
          </table:table-cell>
          <table:table-cell table:style-name="ce1" table:formula="of:=[.F75]/10" office:value-type="float" office:value="0.083" calcext:value-type="float">
            <text:p>0,083</text:p>
          </table:table-cell>
          <table:table-cell table:formula="of:=20*LOG([.$C$5]/SQRT(1+([.G75]/[.$C$10])^2))" office:value-type="float" office:value="10.2207228957941" calcext:value-type="float">
            <text:p>10,2207228957941</text:p>
          </table:table-cell>
          <table:table-cell table:style-name="ce2" table:formula="of:=DEGREES(-ATAN([.G75]/[.$C$10]))" office:value-type="float" office:value="-14.474599656322" calcext:value-type="float">
            <text:p>-14,474599656322</text:p>
          </table:table-cell>
          <table:table-cell table:number-columns-repeated="5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76]*0.001/[.$C$2]))" office:value-type="float" office:value="0.315731279096907" calcext:value-type="float">
            <text:p>0,315731279096907</text:p>
          </table:table-cell>
          <table:table-cell/>
          <table:table-cell table:style-name="ce1" office:value-type="float" office:value="0.84" calcext:value-type="float">
            <text:p>0,84</text:p>
          </table:table-cell>
          <table:table-cell table:style-name="ce1" table:formula="of:=[.F76]/10" office:value-type="float" office:value="0.084" calcext:value-type="float">
            <text:p>0,084</text:p>
          </table:table-cell>
          <table:table-cell table:formula="of:=20*LOG([.$C$5]/SQRT(1+([.G76]/[.$C$10])^2))" office:value-type="float" office:value="10.2141504815171" calcext:value-type="float">
            <text:p>10,2141504815171</text:p>
          </table:table-cell>
          <table:table-cell table:style-name="ce2" table:formula="of:=DEGREES(-ATAN([.G76]/[.$C$10]))" office:value-type="float" office:value="-14.6415404096637" calcext:value-type="float">
            <text:p>-14,6415404096637</text:p>
          </table:table-cell>
          <table:table-cell table:number-columns-repeated="5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77]*0.001/[.$C$2]))" office:value-type="float" office:value="0.321854927310804" calcext:value-type="float">
            <text:p>0,321854927310804</text:p>
          </table:table-cell>
          <table:table-cell/>
          <table:table-cell table:style-name="ce1" office:value-type="float" office:value="0.85" calcext:value-type="float">
            <text:p>0,85</text:p>
          </table:table-cell>
          <table:table-cell table:style-name="ce1" table:formula="of:=[.F77]/10" office:value-type="float" office:value="0.085" calcext:value-type="float">
            <text:p>0,085</text:p>
          </table:table-cell>
          <table:table-cell table:formula="of:=20*LOG([.$C$5]/SQRT(1+([.G77]/[.$C$10])^2))" office:value-type="float" office:value="10.2075094660536" calcext:value-type="float">
            <text:p>10,2075094660536</text:p>
          </table:table-cell>
          <table:table-cell table:style-name="ce2" table:formula="of:=DEGREES(-ATAN([.G77]/[.$C$10]))" office:value-type="float" office:value="-14.8082273963511" calcext:value-type="float">
            <text:p>-14,8082273963511</text:p>
          </table:table-cell>
          <table:table-cell table:number-columns-repeated="5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78]*0.001/[.$C$2]))" office:value-type="float" office:value="0.327966217005764" calcext:value-type="float">
            <text:p>0,327966217005764</text:p>
          </table:table-cell>
          <table:table-cell/>
          <table:table-cell table:style-name="ce1" office:value-type="float" office:value="0.86" calcext:value-type="float">
            <text:p>0,86</text:p>
          </table:table-cell>
          <table:table-cell table:style-name="ce1" table:formula="of:=[.F78]/10" office:value-type="float" office:value="0.086" calcext:value-type="float">
            <text:p>0,086</text:p>
          </table:table-cell>
          <table:table-cell table:formula="of:=20*LOG([.$C$5]/SQRT(1+([.G78]/[.$C$10])^2))" office:value-type="float" office:value="10.2008001788778" calcext:value-type="float">
            <text:p>10,2008001788778</text:p>
          </table:table-cell>
          <table:table-cell table:style-name="ce2" table:formula="of:=DEGREES(-ATAN([.G78]/[.$C$10]))" office:value-type="float" office:value="-14.9746583794769" calcext:value-type="float">
            <text:p>-14,9746583794769</text:p>
          </table:table-cell>
          <table:table-cell table:number-columns-repeated="5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79]*0.001/[.$C$2]))" office:value-type="float" office:value="0.334065173123289" calcext:value-type="float">
            <text:p>0,334065173123289</text:p>
          </table:table-cell>
          <table:table-cell/>
          <table:table-cell table:style-name="ce1" office:value-type="float" office:value="0.87" calcext:value-type="float">
            <text:p>0,87</text:p>
          </table:table-cell>
          <table:table-cell table:style-name="ce1" table:formula="of:=[.F79]/10" office:value-type="float" office:value="0.087" calcext:value-type="float">
            <text:p>0,087</text:p>
          </table:table-cell>
          <table:table-cell table:formula="of:=20*LOG([.$C$5]/SQRT(1+([.G79]/[.$C$10])^2))" office:value-type="float" office:value="10.1940229516433" calcext:value-type="float">
            <text:p>10,1940229516433</text:p>
          </table:table-cell>
          <table:table-cell table:style-name="ce2" table:formula="of:=DEGREES(-ATAN([.G79]/[.$C$10]))" office:value-type="float" office:value="-15.1408311462802" calcext:value-type="float">
            <text:p>-15,1408311462802</text:p>
          </table:table-cell>
          <table:table-cell table:number-columns-repeated="55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80]*0.001/[.$C$2]))" office:value-type="float" office:value="0.340151820554548" calcext:value-type="float">
            <text:p>0,340151820554548</text:p>
          </table:table-cell>
          <table:table-cell/>
          <table:table-cell table:style-name="ce1" office:value-type="float" office:value="0.88" calcext:value-type="float">
            <text:p>0,88</text:p>
          </table:table-cell>
          <table:table-cell table:style-name="ce1" table:formula="of:=[.F80]/10" office:value-type="float" office:value="0.088" calcext:value-type="float">
            <text:p>0,088</text:p>
          </table:table-cell>
          <table:table-cell table:formula="of:=20*LOG([.$C$5]/SQRT(1+([.G80]/[.$C$10])^2))" office:value-type="float" office:value="10.1871781181336" calcext:value-type="float">
            <text:p>10,1871781181336</text:p>
          </table:table-cell>
          <table:table-cell table:style-name="ce2" table:formula="of:=DEGREES(-ATAN([.G80]/[.$C$10]))" office:value-type="float" office:value="-15.306743508236" calcext:value-type="float">
            <text:p>-15,306743508236</text:p>
          </table:table-cell>
          <table:table-cell table:number-columns-repeated="55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81]*0.001/[.$C$2]))" office:value-type="float" office:value="0.346226184140472" calcext:value-type="float">
            <text:p>0,346226184140472</text:p>
          </table:table-cell>
          <table:table-cell/>
          <table:table-cell table:style-name="ce1" office:value-type="float" office:value="0.89" calcext:value-type="float">
            <text:p>0,89</text:p>
          </table:table-cell>
          <table:table-cell table:style-name="ce1" table:formula="of:=[.F81]/10" office:value-type="float" office:value="0.089" calcext:value-type="float">
            <text:p>0,089</text:p>
          </table:table-cell>
          <table:table-cell table:formula="of:=20*LOG([.$C$5]/SQRT(1+([.G81]/[.$C$10])^2))" office:value-type="float" office:value="10.1802660142131" calcext:value-type="float">
            <text:p>10,1802660142131</text:p>
          </table:table-cell>
          <table:table-cell table:style-name="ce2" table:formula="of:=DEGREES(-ATAN([.G81]/[.$C$10]))" office:value-type="float" office:value="-15.472393301141" calcext:value-type="float">
            <text:p>-15,472393301141</text:p>
          </table:table-cell>
          <table:table-cell table:number-columns-repeated="5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82]*0.001/[.$C$2]))" office:value-type="float" office:value="0.352288288671861" calcext:value-type="float">
            <text:p>0,352288288671861</text:p>
          </table:table-cell>
          <table:table-cell/>
          <table:table-cell table:style-name="ce1" office:value-type="float" office:value="0.9" calcext:value-type="float">
            <text:p>0,9</text:p>
          </table:table-cell>
          <table:table-cell table:style-name="ce1" table:formula="of:=[.F82]/10" office:value-type="float" office:value="0.09" calcext:value-type="float">
            <text:p>0,09</text:p>
          </table:table-cell>
          <table:table-cell table:formula="of:=20*LOG([.$C$5]/SQRT(1+([.G82]/[.$C$10])^2))" office:value-type="float" office:value="10.1732869777775" calcext:value-type="float">
            <text:p>10,1732869777775</text:p>
          </table:table-cell>
          <table:table-cell table:style-name="ce2" table:formula="of:=DEGREES(-ATAN([.G82]/[.$C$10]))" office:value-type="float" office:value="-15.637778385194" calcext:value-type="float">
            <text:p>-15,637778385194</text:p>
          </table:table-cell>
          <table:table-cell table:number-columns-repeated="55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83]*0.001/[.$C$2]))" office:value-type="float" office:value="0.358338158889483" calcext:value-type="float">
            <text:p>0,358338158889483</text:p>
          </table:table-cell>
          <table:table-cell/>
          <table:table-cell table:style-name="ce1" office:value-type="float" office:value="0.91" calcext:value-type="float">
            <text:p>0,91</text:p>
          </table:table-cell>
          <table:table-cell table:style-name="ce1" table:formula="of:=[.F83]/10" office:value-type="float" office:value="0.091" calcext:value-type="float">
            <text:p>0,091</text:p>
          </table:table-cell>
          <table:table-cell table:formula="of:=20*LOG([.$C$5]/SQRT(1+([.G83]/[.$C$10])^2))" office:value-type="float" office:value="10.166241348705" calcext:value-type="float">
            <text:p>10,166241348705</text:p>
          </table:table-cell>
          <table:table-cell table:style-name="ce2" table:formula="of:=DEGREES(-ATAN([.G83]/[.$C$10]))" office:value-type="float" office:value="-15.8028966450709" calcext:value-type="float">
            <text:p>-15,8028966450709</text:p>
          </table:table-cell>
          <table:table-cell table:number-columns-repeated="55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84]*0.001/[.$C$2]))" office:value-type="float" office:value="0.364375819484174" calcext:value-type="float">
            <text:p>0,364375819484174</text:p>
          </table:table-cell>
          <table:table-cell/>
          <table:table-cell table:style-name="ce1" office:value-type="float" office:value="0.92" calcext:value-type="float">
            <text:p>0,92</text:p>
          </table:table-cell>
          <table:table-cell table:style-name="ce1" table:formula="of:=[.F84]/10" office:value-type="float" office:value="0.092" calcext:value-type="float">
            <text:p>0,092</text:p>
          </table:table-cell>
          <table:table-cell table:formula="of:=20*LOG([.$C$5]/SQRT(1+([.G84]/[.$C$10])^2))" office:value-type="float" office:value="10.1591294688066" calcext:value-type="float">
            <text:p>10,1591294688066</text:p>
          </table:table-cell>
          <table:table-cell table:style-name="ce2" table:formula="of:=DEGREES(-ATAN([.G84]/[.$C$10]))" office:value-type="float" office:value="-15.967745989995" calcext:value-type="float">
            <text:p>-15,967745989995</text:p>
          </table:table-cell>
          <table:table-cell table:number-columns-repeated="55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85]*0.001/[.$C$2]))" office:value-type="float" office:value="0.370401295096941" calcext:value-type="float">
            <text:p>0,370401295096941</text:p>
          </table:table-cell>
          <table:table-cell/>
          <table:table-cell table:style-name="ce1" office:value-type="float" office:value="0.93" calcext:value-type="float">
            <text:p>0,93</text:p>
          </table:table-cell>
          <table:table-cell table:style-name="ce1" table:formula="of:=[.F85]/10" office:value-type="float" office:value="0.093" calcext:value-type="float">
            <text:p>0,093</text:p>
          </table:table-cell>
          <table:table-cell table:formula="of:=20*LOG([.$C$5]/SQRT(1+([.G85]/[.$C$10])^2))" office:value-type="float" office:value="10.1519516817775" calcext:value-type="float">
            <text:p>10,1519516817775</text:p>
          </table:table-cell>
          <table:table-cell table:style-name="ce2" table:formula="of:=DEGREES(-ATAN([.G85]/[.$C$10]))" office:value-type="float" office:value="-16.1323243538029" calcext:value-type="float">
            <text:p>-16,1323243538029</text:p>
          </table:table-cell>
          <table:table-cell table:number-columns-repeated="55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86]*0.001/[.$C$2]))" office:value-type="float" office:value="0.376414610319061" calcext:value-type="float">
            <text:p>0,376414610319061</text:p>
          </table:table-cell>
          <table:table-cell/>
          <table:table-cell table:style-name="ce1" office:value-type="float" office:value="0.94" calcext:value-type="float">
            <text:p>0,94</text:p>
          </table:table-cell>
          <table:table-cell table:style-name="ce1" table:formula="of:=[.F86]/10" office:value-type="float" office:value="0.094" calcext:value-type="float">
            <text:p>0,094</text:p>
          </table:table-cell>
          <table:table-cell table:formula="of:=20*LOG([.$C$5]/SQRT(1+([.G86]/[.$C$10])^2))" office:value-type="float" office:value="10.1447083331475" calcext:value-type="float">
            <text:p>10,1447083331475</text:p>
          </table:table-cell>
          <table:table-cell table:style-name="ce2" table:formula="of:=DEGREES(-ATAN([.G86]/[.$C$10]))" office:value-type="float" office:value="-16.2966296950041" calcext:value-type="float">
            <text:p>-16,2966296950041</text:p>
          </table:table-cell>
          <table:table-cell table:number-columns-repeated="5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87]*0.001/[.$C$2]))" office:value-type="float" office:value="0.382415789692182" calcext:value-type="float">
            <text:p>0,382415789692182</text:p>
          </table:table-cell>
          <table:table-cell/>
          <table:table-cell table:style-name="ce1" office:value-type="float" office:value="0.95" calcext:value-type="float">
            <text:p>0,95</text:p>
          </table:table-cell>
          <table:table-cell table:style-name="ce1" table:formula="of:=[.F87]/10" office:value-type="float" office:value="0.095" calcext:value-type="float">
            <text:p>0,095</text:p>
          </table:table-cell>
          <table:table-cell table:formula="of:=20*LOG([.$C$5]/SQRT(1+([.G87]/[.$C$10])^2))" office:value-type="float" office:value="10.1373997702322" calcext:value-type="float">
            <text:p>10,1373997702322</text:p>
          </table:table-cell>
          <table:table-cell table:style-name="ce2" table:formula="of:=DEGREES(-ATAN([.G87]/[.$C$10]))" office:value-type="float" office:value="-16.4606599968374" calcext:value-type="float">
            <text:p>-16,4606599968374</text:p>
          </table:table-cell>
          <table:table-cell table:number-columns-repeated="55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88]*0.001/[.$C$2]))" office:value-type="float" office:value="0.388404857708423" calcext:value-type="float">
            <text:p>0,388404857708423</text:p>
          </table:table-cell>
          <table:table-cell/>
          <table:table-cell table:style-name="ce1" office:value-type="float" office:value="0.96" calcext:value-type="float">
            <text:p>0,96</text:p>
          </table:table-cell>
          <table:table-cell table:style-name="ce1" table:formula="of:=[.F88]/10" office:value-type="float" office:value="0.096" calcext:value-type="float">
            <text:p>0,096</text:p>
          </table:table-cell>
          <table:table-cell table:formula="of:=20*LOG([.$C$5]/SQRT(1+([.G88]/[.$C$10])^2))" office:value-type="float" office:value="10.1300263420845" calcext:value-type="float">
            <text:p>10,1300263420845</text:p>
          </table:table-cell>
          <table:table-cell table:style-name="ce2" table:formula="of:=DEGREES(-ATAN([.G88]/[.$C$10]))" office:value-type="float" office:value="-16.624413267321" calcext:value-type="float">
            <text:p>-16,624413267321</text:p>
          </table:table-cell>
          <table:table-cell table:number-columns-repeated="55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89]*0.001/[.$C$2]))" office:value-type="float" office:value="0.394381838810473" calcext:value-type="float">
            <text:p>0,394381838810473</text:p>
          </table:table-cell>
          <table:table-cell/>
          <table:table-cell table:style-name="ce1" office:value-type="float" office:value="0.97" calcext:value-type="float">
            <text:p>0,97</text:p>
          </table:table-cell>
          <table:table-cell table:style-name="ce1" table:formula="of:=[.F89]/10" office:value-type="float" office:value="0.097" calcext:value-type="float">
            <text:p>0,097</text:p>
          </table:table-cell>
          <table:table-cell table:formula="of:=20*LOG([.$C$5]/SQRT(1+([.G89]/[.$C$10])^2))" office:value-type="float" office:value="10.1225883994449" calcext:value-type="float">
            <text:p>10,1225883994449</text:p>
          </table:table-cell>
          <table:table-cell table:style-name="ce2" table:formula="of:=DEGREES(-ATAN([.G89]/[.$C$10]))" office:value-type="float" office:value="-16.7878875392987" calcext:value-type="float">
            <text:p>-16,7878875392987</text:p>
          </table:table-cell>
          <table:table-cell table:number-columns-repeated="55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90]*0.001/[.$C$2]))" office:value-type="float" office:value="0.400346757391693" calcext:value-type="float">
            <text:p>0,400346757391693</text:p>
          </table:table-cell>
          <table:table-cell/>
          <table:table-cell table:style-name="ce1" office:value-type="float" office:value="0.98" calcext:value-type="float">
            <text:p>0,98</text:p>
          </table:table-cell>
          <table:table-cell table:style-name="ce1" table:formula="of:=[.F90]/10" office:value-type="float" office:value="0.098" calcext:value-type="float">
            <text:p>0,098</text:p>
          </table:table-cell>
          <table:table-cell table:formula="of:=20*LOG([.$C$5]/SQRT(1+([.G90]/[.$C$10])^2))" office:value-type="float" office:value="10.1150862946935" calcext:value-type="float">
            <text:p>10,1150862946935</text:p>
          </table:table-cell>
          <table:table-cell table:style-name="ce2" table:formula="of:=DEGREES(-ATAN([.G90]/[.$C$10]))" office:value-type="float" office:value="-16.9510808704809" calcext:value-type="float">
            <text:p>-16,9510808704809</text:p>
          </table:table-cell>
          <table:table-cell table:number-columns-repeated="5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91]*0.001/[.$C$2]))" office:value-type="float" office:value="0.406299637796213" calcext:value-type="float">
            <text:p>0,406299637796213</text:p>
          </table:table-cell>
          <table:table-cell/>
          <table:table-cell table:style-name="ce1" office:value-type="float" office:value="0.99" calcext:value-type="float">
            <text:p>0,99</text:p>
          </table:table-cell>
          <table:table-cell table:style-name="ce1" table:formula="of:=[.F91]/10" office:value-type="float" office:value="0.099" calcext:value-type="float">
            <text:p>0,099</text:p>
          </table:table-cell>
          <table:table-cell table:formula="of:=20*LOG([.$C$5]/SQRT(1+([.G91]/[.$C$10])^2))" office:value-type="float" office:value="10.1075203818012" calcext:value-type="float">
            <text:p>10,1075203818012</text:p>
          </table:table-cell>
          <table:table-cell table:style-name="ce2" table:formula="of:=DEGREES(-ATAN([.G91]/[.$C$10]))" office:value-type="float" office:value="-17.1139913434809" calcext:value-type="float">
            <text:p>-17,1139913434809</text:p>
          </table:table-cell>
          <table:table-cell table:number-columns-repeated="5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92]*0.001/[.$C$2]))" office:value-type="float" office:value="0.412240504319035" calcext:value-type="float">
            <text:p>0,412240504319035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table:formula="of:=[.F92]/10" office:value-type="float" office:value="0.1" calcext:value-type="float">
            <text:p>0,1</text:p>
          </table:table-cell>
          <table:table-cell table:formula="of:=20*LOG([.$C$5]/SQRT(1+([.G92]/[.$C$10])^2))" office:value-type="float" office:value="10.0998910162811" calcext:value-type="float">
            <text:p>10,0998910162811</text:p>
          </table:table-cell>
          <table:table-cell table:style-name="ce2" table:formula="of:=DEGREES(-ATAN([.G92]/[.$C$10]))" office:value-type="float" office:value="-17.2766170658466" calcext:value-type="float">
            <text:p>-17,2766170658466</text:p>
          </table:table-cell>
          <table:table-cell table:number-columns-repeated="5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93]*0.001/[.$C$2]))" office:value-type="float" office:value="0.418169381206126" calcext:value-type="float">
            <text:p>0,418169381206126</text:p>
          </table:table-cell>
          <table:table-cell/>
          <table:table-cell table:style-name="ce1" office:value-type="float" office:value="1.1" calcext:value-type="float">
            <text:p>1,1</text:p>
          </table:table-cell>
          <table:table-cell table:style-name="ce1" table:formula="of:=[.F93]/10" office:value-type="float" office:value="0.11" calcext:value-type="float">
            <text:p>0,11</text:p>
          </table:table-cell>
          <table:table-cell table:formula="of:=20*LOG([.$C$5]/SQRT(1+([.G93]/[.$C$10])^2))" office:value-type="float" office:value="10.0201866860372" calcext:value-type="float">
            <text:p>10,0201866860372</text:p>
          </table:table-cell>
          <table:table-cell table:style-name="ce2" table:formula="of:=DEGREES(-ATAN([.G93]/[.$C$10]))" office:value-type="float" office:value="-18.8868145336552" calcext:value-type="float">
            <text:p>-18,8868145336552</text:p>
          </table:table-cell>
          <table:table-cell table:number-columns-repeated="55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94]*0.001/[.$C$2]))" office:value-type="float" office:value="0.424086292654524" calcext:value-type="float">
            <text:p>0,424086292654524</text:p>
          </table:table-cell>
          <table:table-cell/>
          <table:table-cell table:style-name="ce1" office:value-type="float" office:value="1.2" calcext:value-type="float">
            <text:p>1,2</text:p>
          </table:table-cell>
          <table:table-cell table:style-name="ce1" table:formula="of:=[.F94]/10" office:value-type="float" office:value="0.12" calcext:value-type="float">
            <text:p>0,12</text:p>
          </table:table-cell>
          <table:table-cell table:formula="of:=20*LOG([.$C$5]/SQRT(1+([.G94]/[.$C$10])^2))" office:value-type="float" office:value="9.9345377735708" calcext:value-type="float">
            <text:p>9,9345377735708</text:p>
          </table:table-cell>
          <table:table-cell table:style-name="ce2" table:formula="of:=DEGREES(-ATAN([.G94]/[.$C$10]))" office:value-type="float" office:value="-20.46664083897" calcext:value-type="float">
            <text:p>-20,46664083897</text:p>
          </table:table-cell>
          <table:table-cell table:number-columns-repeated="55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95]*0.001/[.$C$2]))" office:value-type="float" office:value="0.42999126281243" calcext:value-type="float">
            <text:p>0,42999126281243</text:p>
          </table:table-cell>
          <table:table-cell/>
          <table:table-cell table:style-name="ce1" office:value-type="float" office:value="1.3" calcext:value-type="float">
            <text:p>1,3</text:p>
          </table:table-cell>
          <table:table-cell table:style-name="ce1" table:formula="of:=[.F95]/10" office:value-type="float" office:value="0.13" calcext:value-type="float">
            <text:p>0,13</text:p>
          </table:table-cell>
          <table:table-cell table:formula="of:=20*LOG([.$C$5]/SQRT(1+([.G95]/[.$C$10])^2))" office:value-type="float" office:value="9.8433178636484" calcext:value-type="float">
            <text:p>9,8433178636484</text:p>
          </table:table-cell>
          <table:table-cell table:style-name="ce2" table:formula="of:=DEGREES(-ATAN([.G95]/[.$C$10]))" office:value-type="float" office:value="-22.0146149852788" calcext:value-type="float">
            <text:p>-22,0146149852788</text:p>
          </table:table-cell>
          <table:table-cell table:number-columns-repeated="55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96]*0.001/[.$C$2]))" office:value-type="float" office:value="0.435884315779315" calcext:value-type="float">
            <text:p>0,435884315779315</text:p>
          </table:table-cell>
          <table:table-cell/>
          <table:table-cell table:style-name="ce1" office:value-type="float" office:value="1.4" calcext:value-type="float">
            <text:p>1,4</text:p>
          </table:table-cell>
          <table:table-cell table:style-name="ce1" table:formula="of:=[.F96]/10" office:value-type="float" office:value="0.14" calcext:value-type="float">
            <text:p>0,14</text:p>
          </table:table-cell>
          <table:table-cell table:formula="of:=20*LOG([.$C$5]/SQRT(1+([.G96]/[.$C$10])^2))" office:value-type="float" office:value="9.74690591364104" calcext:value-type="float">
            <text:p>9,74690591364104</text:p>
          </table:table-cell>
          <table:table-cell table:style-name="ce2" table:formula="of:=DEGREES(-ATAN([.G96]/[.$C$10]))" office:value-type="float" office:value="-23.5295007177401" calcext:value-type="float">
            <text:p>-23,5295007177401</text:p>
          </table:table-cell>
          <table:table-cell table:number-columns-repeated="5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97]*0.001/[.$C$2]))" office:value-type="float" office:value="0.441765475606008" calcext:value-type="float">
            <text:p>0,441765475606008</text:p>
          </table:table-cell>
          <table:table-cell/>
          <table:table-cell table:style-name="ce1" office:value-type="float" office:value="1.5" calcext:value-type="float">
            <text:p>1,5</text:p>
          </table:table-cell>
          <table:table-cell table:style-name="ce1" table:formula="of:=[.F97]/10" office:value-type="float" office:value="0.15" calcext:value-type="float">
            <text:p>0,15</text:p>
          </table:table-cell>
          <table:table-cell table:formula="of:=20*LOG([.$C$5]/SQRT(1+([.G97]/[.$C$10])^2))" office:value-type="float" office:value="9.64568216805563" calcext:value-type="float">
            <text:p>9,64568216805563</text:p>
          </table:table-cell>
          <table:table-cell table:style-name="ce2" table:formula="of:=DEGREES(-ATAN([.G97]/[.$C$10]))" office:value-type="float" office:value="-25.0102987849731" calcext:value-type="float">
            <text:p>-25,0102987849731</text:p>
          </table:table-cell>
          <table:table-cell table:number-columns-repeated="55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98]*0.001/[.$C$2]))" office:value-type="float" office:value="0.447634766294803" calcext:value-type="float">
            <text:p>0,447634766294803</text:p>
          </table:table-cell>
          <table:table-cell/>
          <table:table-cell table:style-name="ce1" office:value-type="float" office:value="1.6" calcext:value-type="float">
            <text:p>1,6</text:p>
          </table:table-cell>
          <table:table-cell table:style-name="ce1" table:formula="of:=[.F98]/10" office:value-type="float" office:value="0.16" calcext:value-type="float">
            <text:p>0,16</text:p>
          </table:table-cell>
          <table:table-cell table:formula="of:=20*LOG([.$C$5]/SQRT(1+([.G98]/[.$C$10])^2))" office:value-type="float" office:value="9.54002446937211" calcext:value-type="float">
            <text:p>9,54002446937211</text:p>
          </table:table-cell>
          <table:table-cell table:style-name="ce2" table:formula="of:=DEGREES(-ATAN([.G98]/[.$C$10]))" office:value-type="float" office:value="-26.4562362709931" calcext:value-type="float">
            <text:p>-26,4562362709931</text:p>
          </table:table-cell>
          <table:table-cell table:number-columns-repeated="55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99]*0.001/[.$C$2]))" office:value-type="float" office:value="0.453492211799552" calcext:value-type="float">
            <text:p>0,453492211799552</text:p>
          </table:table-cell>
          <table:table-cell/>
          <table:table-cell table:style-name="ce1" office:value-type="float" office:value="1.7" calcext:value-type="float">
            <text:p>1,7</text:p>
          </table:table-cell>
          <table:table-cell table:style-name="ce1" table:formula="of:=[.F99]/10" office:value-type="float" office:value="0.17" calcext:value-type="float">
            <text:p>0,17</text:p>
          </table:table-cell>
          <table:table-cell table:formula="of:=20*LOG([.$C$5]/SQRT(1+([.G99]/[.$C$10])^2))" office:value-type="float" office:value="9.43030500077449" calcext:value-type="float">
            <text:p>9,43030500077449</text:p>
          </table:table-cell>
          <table:table-cell table:style-name="ce2" table:formula="of:=DEGREES(-ATAN([.G99]/[.$C$10]))" office:value-type="float" office:value="-27.8667536052632" calcext:value-type="float">
            <text:p>-27,8667536052632</text:p>
          </table:table-cell>
          <table:table-cell table:number-columns-repeated="5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00]*0.001/[.$C$2]))" office:value-type="float" office:value="0.459337836025766" calcext:value-type="float">
            <text:p>0,459337836025766</text:p>
          </table:table-cell>
          <table:table-cell/>
          <table:table-cell table:style-name="ce1" office:value-type="float" office:value="1.8" calcext:value-type="float">
            <text:p>1,8</text:p>
          </table:table-cell>
          <table:table-cell table:style-name="ce1" table:formula="of:=[.F100]/10" office:value-type="float" office:value="0.18" calcext:value-type="float">
            <text:p>0,18</text:p>
          </table:table-cell>
          <table:table-cell table:formula="of:=20*LOG([.$C$5]/SQRT(1+([.G100]/[.$C$10])^2))" office:value-type="float" office:value="9.31688747763574" calcext:value-type="float">
            <text:p>9,31688747763574</text:p>
          </table:table-cell>
          <table:table-cell table:style-name="ce2" table:formula="of:=DEGREES(-ATAN([.G100]/[.$C$10]))" office:value-type="float" office:value="-29.2414898427377" calcext:value-type="float">
            <text:p>-29,2414898427377</text:p>
          </table:table-cell>
          <table:table-cell table:number-columns-repeated="55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01]*0.001/[.$C$2]))" office:value-type="float" office:value="0.465171662830707" calcext:value-type="float">
            <text:p>0,465171662830707</text:p>
          </table:table-cell>
          <table:table-cell/>
          <table:table-cell table:style-name="ce1" office:value-type="float" office:value="1.9" calcext:value-type="float">
            <text:p>1,9</text:p>
          </table:table-cell>
          <table:table-cell table:style-name="ce1" table:formula="of:=[.F101]/10" office:value-type="float" office:value="0.19" calcext:value-type="float">
            <text:p>0,19</text:p>
          </table:table-cell>
          <table:table-cell table:formula="of:=20*LOG([.$C$5]/SQRT(1+([.G101]/[.$C$10])^2))" office:value-type="float" office:value="9.20012478835563" calcext:value-type="float">
            <text:p>9,20012478835563</text:p>
          </table:table-cell>
          <table:table-cell table:style-name="ce2" table:formula="of:=DEGREES(-ATAN([.G101]/[.$C$10]))" office:value-type="float" office:value="-30.5802667683169" calcext:value-type="float">
            <text:p>-30,5802667683169</text:p>
          </table:table-cell>
          <table:table-cell table:number-columns-repeated="5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02]*0.001/[.$C$2]))" office:value-type="float" office:value="0.470993716023494" calcext:value-type="float">
            <text:p>0,470993716023494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" table:formula="of:=[.F102]/10" office:value-type="float" office:value="0.2" calcext:value-type="float">
            <text:p>0,2</text:p>
          </table:table-cell>
          <table:table-cell table:formula="of:=20*LOG([.$C$5]/SQRT(1+([.G102]/[.$C$10])^2))" office:value-type="float" office:value="9.080357071716" calcext:value-type="float">
            <text:p>9,080357071716</text:p>
          </table:table-cell>
          <table:table-cell table:style-name="ce2" table:formula="of:=DEGREES(-ATAN([.G102]/[.$C$10]))" office:value-type="float" office:value="-31.8830723272936" calcext:value-type="float">
            <text:p>-31,8830723272936</text:p>
          </table:table-cell>
          <table:table-cell table:number-columns-repeated="55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03]*0.001/[.$C$2]))" office:value-type="float" office:value="0.476804019365191" calcext:value-type="float">
            <text:p>0,476804019365191</text:p>
          </table:table-cell>
          <table:table-cell/>
          <table:table-cell table:style-name="ce1" office:value-type="float" office:value="2.1" calcext:value-type="float">
            <text:p>2,1</text:p>
          </table:table-cell>
          <table:table-cell table:style-name="ce1" table:formula="of:=[.F103]/10" office:value-type="float" office:value="0.21" calcext:value-type="float">
            <text:p>0,21</text:p>
          </table:table-cell>
          <table:table-cell table:formula="of:=20*LOG([.$C$5]/SQRT(1+([.G103]/[.$C$10])^2))" office:value-type="float" office:value="8.95791020741266" calcext:value-type="float">
            <text:p>8,95791020741266</text:p>
          </table:table-cell>
          <table:table-cell table:style-name="ce2" table:formula="of:=DEGREES(-ATAN([.G103]/[.$C$10]))" office:value-type="float" office:value="-33.1500438208075" calcext:value-type="float">
            <text:p>-33,1500438208075</text:p>
          </table:table-cell>
          <table:table-cell table:number-columns-repeated="55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04]*0.001/[.$C$2]))" office:value-type="float" office:value="0.482602596568912" calcext:value-type="float">
            <text:p>0,482602596568912</text:p>
          </table:table-cell>
          <table:table-cell/>
          <table:table-cell table:style-name="ce1" office:value-type="float" office:value="2.2" calcext:value-type="float">
            <text:p>2,2</text:p>
          </table:table-cell>
          <table:table-cell table:style-name="ce1" table:formula="of:=[.F104]/10" office:value-type="float" office:value="0.22" calcext:value-type="float">
            <text:p>0,22</text:p>
          </table:table-cell>
          <table:table-cell table:formula="of:=20*LOG([.$C$5]/SQRT(1+([.G104]/[.$C$10])^2))" office:value-type="float" office:value="8.83309468875664" calcext:value-type="float">
            <text:p>8,83309468875664</text:p>
          </table:table-cell>
          <table:table-cell table:style-name="ce2" table:formula="of:=DEGREES(-ATAN([.G104]/[.$C$10]))" office:value-type="float" office:value="-34.3814512380322" calcext:value-type="float">
            <text:p>-34,3814512380322</text:p>
          </table:table-cell>
          <table:table-cell table:number-columns-repeated="55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05]*0.001/[.$C$2]))" office:value-type="float" office:value="0.48838947129991" calcext:value-type="float">
            <text:p>0,48838947129991</text:p>
          </table:table-cell>
          <table:table-cell/>
          <table:table-cell table:style-name="ce1" office:value-type="float" office:value="2.3" calcext:value-type="float">
            <text:p>2,3</text:p>
          </table:table-cell>
          <table:table-cell table:style-name="ce1" table:formula="of:=[.F105]/10" office:value-type="float" office:value="0.23" calcext:value-type="float">
            <text:p>0,23</text:p>
          </table:table-cell>
          <table:table-cell table:formula="of:=20*LOG([.$C$5]/SQRT(1+([.G105]/[.$C$10])^2))" office:value-type="float" office:value="8.70620484146934" calcext:value-type="float">
            <text:p>8,70620484146934</text:p>
          </table:table-cell>
          <table:table-cell table:style-name="ce2" table:formula="of:=DEGREES(-ATAN([.G105]/[.$C$10]))" office:value-type="float" office:value="-35.5776810289371" calcext:value-type="float">
            <text:p>-35,5776810289371</text:p>
          </table:table-cell>
          <table:table-cell table:number-columns-repeated="55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06]*0.001/[.$C$2]))" office:value-type="float" office:value="0.494164667175682" calcext:value-type="float">
            <text:p>0,494164667175682</text:p>
          </table:table-cell>
          <table:table-cell/>
          <table:table-cell table:style-name="ce1" office:value-type="float" office:value="2.4" calcext:value-type="float">
            <text:p>2,4</text:p>
          </table:table-cell>
          <table:table-cell table:style-name="ce1" table:formula="of:=[.F106]/10" office:value-type="float" office:value="0.24" calcext:value-type="float">
            <text:p>0,24</text:p>
          </table:table-cell>
          <table:table-cell table:formula="of:=20*LOG([.$C$5]/SQRT(1+([.G106]/[.$C$10])^2))" office:value-type="float" office:value="8.57751834969816" calcext:value-type="float">
            <text:p>8,57751834969816</text:p>
          </table:table-cell>
          <table:table-cell table:style-name="ce2" table:formula="of:=DEGREES(-ATAN([.G106]/[.$C$10]))" office:value-type="float" office:value="-36.7392205562017" calcext:value-type="float">
            <text:p>-36,7392205562017</text:p>
          </table:table-cell>
          <table:table-cell table:number-columns-repeated="5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07]*0.001/[.$C$2]))" office:value-type="float" office:value="0.499928207766058" calcext:value-type="float">
            <text:p>0,499928207766058</text:p>
          </table:table-cell>
          <table:table-cell/>
          <table:table-cell table:style-name="ce1" office:value-type="float" office:value="2.5" calcext:value-type="float">
            <text:p>2,5</text:p>
          </table:table-cell>
          <table:table-cell table:style-name="ce1" table:formula="of:=[.F107]/10" office:value-type="float" office:value="0.25" calcext:value-type="float">
            <text:p>0,25</text:p>
          </table:table-cell>
          <table:table-cell table:formula="of:=20*LOG([.$C$5]/SQRT(1+([.G107]/[.$C$10])^2))" office:value-type="float" office:value="8.44729604947343" calcext:value-type="float">
            <text:p>8,44729604947343</text:p>
          </table:table-cell>
          <table:table-cell table:style-name="ce2" table:formula="of:=DEGREES(-ATAN([.G107]/[.$C$10]))" office:value-type="float" office:value="-37.8666434045122" calcext:value-type="float">
            <text:p>-37,8666434045122</text:p>
          </table:table-cell>
          <table:table-cell table:number-columns-repeated="55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08]*0.001/[.$C$2]))" office:value-type="float" office:value="0.505680116593301" calcext:value-type="float">
            <text:p>0,505680116593301</text:p>
          </table:table-cell>
          <table:table-cell/>
          <table:table-cell table:style-name="ce1" office:value-type="float" office:value="2.6" calcext:value-type="float">
            <text:p>2,6</text:p>
          </table:table-cell>
          <table:table-cell table:style-name="ce1" table:formula="of:=[.F108]/10" office:value-type="float" office:value="0.26" calcext:value-type="float">
            <text:p>0,26</text:p>
          </table:table-cell>
          <table:table-cell table:formula="of:=20*LOG([.$C$5]/SQRT(1+([.G108]/[.$C$10])^2))" office:value-type="float" office:value="8.31578195043014" calcext:value-type="float">
            <text:p>8,31578195043014</text:p>
          </table:table-cell>
          <table:table-cell table:style-name="ce2" table:formula="of:=DEGREES(-ATAN([.G108]/[.$C$10]))" office:value-type="float" office:value="-38.9605956715151" calcext:value-type="float">
            <text:p>-38,9605956715151</text:p>
          </table:table-cell>
          <table:table-cell table:number-columns-repeated="55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09]*0.001/[.$C$2]))" office:value-type="float" office:value="0.511420417132204" calcext:value-type="float">
            <text:p>0,511420417132204</text:p>
          </table:table-cell>
          <table:table-cell/>
          <table:table-cell table:style-name="ce1" office:value-type="float" office:value="2.7" calcext:value-type="float">
            <text:p>2,7</text:p>
          </table:table-cell>
          <table:table-cell table:style-name="ce1" table:formula="of:=[.F109]/10" office:value-type="float" office:value="0.27" calcext:value-type="float">
            <text:p>0,27</text:p>
          </table:table-cell>
          <table:table-cell table:formula="of:=20*LOG([.$C$5]/SQRT(1+([.G109]/[.$C$10])^2))" office:value-type="float" office:value="8.18320344835798" calcext:value-type="float">
            <text:p>8,18320344835798</text:p>
          </table:table-cell>
          <table:table-cell table:style-name="ce2" table:formula="of:=DEGREES(-ATAN([.G109]/[.$C$10]))" office:value-type="float" office:value="-40.0217833179184" calcext:value-type="float">
            <text:p>-40,0217833179184</text:p>
          </table:table-cell>
          <table:table-cell table:number-columns-repeated="55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10]*0.001/[.$C$2]))" office:value-type="float" office:value="0.517149132810181" calcext:value-type="float">
            <text:p>0,517149132810181</text:p>
          </table:table-cell>
          <table:table-cell/>
          <table:table-cell table:style-name="ce1" office:value-type="float" office:value="2.8" calcext:value-type="float">
            <text:p>2,8</text:p>
          </table:table-cell>
          <table:table-cell table:style-name="ce1" table:formula="of:=[.F110]/10" office:value-type="float" office:value="0.28" calcext:value-type="float">
            <text:p>0,28</text:p>
          </table:table-cell>
          <table:table-cell table:formula="of:=20*LOG([.$C$5]/SQRT(1+([.G110]/[.$C$10])^2))" office:value-type="float" office:value="8.04977169369019" calcext:value-type="float">
            <text:p>8,04977169369019</text:p>
          </table:table-cell>
          <table:table-cell table:style-name="ce2" table:formula="of:=DEGREES(-ATAN([.G110]/[.$C$10]))" office:value-type="float" office:value="-41.0509606148476" calcext:value-type="float">
            <text:p>-41,0509606148476</text:p>
          </table:table-cell>
          <table:table-cell table:number-columns-repeated="55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11]*0.001/[.$C$2]))" office:value-type="float" office:value="0.522866287007368" calcext:value-type="float">
            <text:p>0,522866287007368</text:p>
          </table:table-cell>
          <table:table-cell/>
          <table:table-cell table:style-name="ce1" office:value-type="float" office:value="2.9" calcext:value-type="float">
            <text:p>2,9</text:p>
          </table:table-cell>
          <table:table-cell table:style-name="ce1" table:formula="of:=[.F111]/10" office:value-type="float" office:value="0.29" calcext:value-type="float">
            <text:p>0,29</text:p>
          </table:table-cell>
          <table:table-cell table:formula="of:=20*LOG([.$C$5]/SQRT(1+([.G111]/[.$C$10])^2))" office:value-type="float" office:value="7.91568208410536" calcext:value-type="float">
            <text:p>7,91568208410536</text:p>
          </table:table-cell>
          <table:table-cell table:style-name="ce2" table:formula="of:=DEGREES(-ATAN([.G111]/[.$C$10]))" office:value-type="float" office:value="-42.0489196943798" calcext:value-type="float">
            <text:p>-42,0489196943798</text:p>
          </table:table-cell>
          <table:table-cell table:number-columns-repeated="55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12]*0.001/[.$C$2]))" office:value-type="float" office:value="0.528571903056714" calcext:value-type="float">
            <text:p>0,528571903056714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1" table:formula="of:=[.F112]/10" office:value-type="float" office:value="0.3" calcext:value-type="float">
            <text:p>0,3</text:p>
          </table:table-cell>
          <table:table-cell table:formula="of:=20*LOG([.$C$5]/SQRT(1+([.G112]/[.$C$10])^2))" office:value-type="float" office:value="7.7811148527605" calcext:value-type="float">
            <text:p>7,7811148527605</text:p>
          </table:table-cell>
          <table:table-cell table:style-name="ce2" table:formula="of:=DEGREES(-ATAN([.G112]/[.$C$10]))" office:value-type="float" office:value="-43.016481183714" calcext:value-type="float">
            <text:p>-43,016481183714</text:p>
          </table:table-cell>
          <table:table-cell table:number-columns-repeated="55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13]*0.001/[.$C$2]))" office:value-type="float" office:value="0.534266004244082" calcext:value-type="float">
            <text:p>0,534266004244082</text:p>
          </table:table-cell>
          <table:table-cell/>
          <table:table-cell table:style-name="ce1" office:value-type="float" office:value="3.1" calcext:value-type="float">
            <text:p>3,1</text:p>
          </table:table-cell>
          <table:table-cell table:style-name="ce1" table:formula="of:=[.F113]/10" office:value-type="float" office:value="0.31" calcext:value-type="float">
            <text:p>0,31</text:p>
          </table:table-cell>
          <table:table-cell table:formula="of:=20*LOG([.$C$5]/SQRT(1+([.G113]/[.$C$10])^2))" office:value-type="float" office:value="7.646235727108" calcext:value-type="float">
            <text:p>7,646235727108</text:p>
          </table:table-cell>
          <table:table-cell table:style-name="ce2" table:formula="of:=DEGREES(-ATAN([.G113]/[.$C$10]))" office:value-type="float" office:value="-43.9544858840239" calcext:value-type="float">
            <text:p>-43,9544858840239</text:p>
          </table:table-cell>
          <table:table-cell table:number-columns-repeated="55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14]*0.001/[.$C$2]))" office:value-type="float" office:value="0.539948613808335" calcext:value-type="float">
            <text:p>0,539948613808335</text:p>
          </table:table-cell>
          <table:table-cell/>
          <table:table-cell table:style-name="ce1" office:value-type="float" office:value="3.2" calcext:value-type="float">
            <text:p>3,2</text:p>
          </table:table-cell>
          <table:table-cell table:style-name="ce1" table:formula="of:=[.F114]/10" office:value-type="float" office:value="0.32" calcext:value-type="float">
            <text:p>0,32</text:p>
          </table:table-cell>
          <table:table-cell table:formula="of:=20*LOG([.$C$5]/SQRT(1+([.G114]/[.$C$10])^2))" office:value-type="float" office:value="7.51119663663031" calcext:value-type="float">
            <text:p>7,51119663663031</text:p>
          </table:table-cell>
          <table:table-cell table:style-name="ce2" table:formula="of:=DEGREES(-ATAN([.G114]/[.$C$10]))" office:value-type="float" office:value="-44.8637874409168" calcext:value-type="float">
            <text:p>-44,8637874409168</text:p>
          </table:table-cell>
          <table:table-cell table:number-columns-repeated="55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15]*0.001/[.$C$2]))" office:value-type="float" office:value="0.545619754941442" calcext:value-type="float">
            <text:p>0,545619754941442</text:p>
          </table:table-cell>
          <table:table-cell/>
          <table:table-cell table:style-name="ce1" office:value-type="float" office:value="3.3" calcext:value-type="float">
            <text:p>3,3</text:p>
          </table:table-cell>
          <table:table-cell table:style-name="ce1" table:formula="of:=[.F115]/10" office:value-type="float" office:value="0.33" calcext:value-type="float">
            <text:p>0,33</text:p>
          </table:table-cell>
          <table:table-cell table:formula="of:=20*LOG([.$C$5]/SQRT(1+([.G115]/[.$C$10])^2))" office:value-type="float" office:value="7.37613645105034" calcext:value-type="float">
            <text:p>7,37613645105034</text:p>
          </table:table-cell>
          <table:table-cell table:style-name="ce2" table:formula="of:=DEGREES(-ATAN([.G115]/[.$C$10]))" office:value-type="float" office:value="-45.7452459438031" calcext:value-type="float">
            <text:p>-45,7452459438031</text:p>
          </table:table-cell>
          <table:table-cell table:number-columns-repeated="5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16]*0.001/[.$C$2]))" office:value-type="float" office:value="0.551279450788562" calcext:value-type="float">
            <text:p>0,551279450788562</text:p>
          </table:table-cell>
          <table:table-cell/>
          <table:table-cell table:style-name="ce1" office:value-type="float" office:value="3.4" calcext:value-type="float">
            <text:p>3,4</text:p>
          </table:table-cell>
          <table:table-cell table:style-name="ce1" table:formula="of:=[.F116]/10" office:value-type="float" office:value="0.34" calcext:value-type="float">
            <text:p>0,34</text:p>
          </table:table-cell>
          <table:table-cell table:formula="of:=20*LOG([.$C$5]/SQRT(1+([.G116]/[.$C$10])^2))" office:value-type="float" office:value="7.24118173357337" calcext:value-type="float">
            <text:p>7,24118173357337</text:p>
          </table:table-cell>
          <table:table-cell table:style-name="ce2" table:formula="of:=DEGREES(-ATAN([.G116]/[.$C$10]))" office:value-type="float" office:value="-46.5997223855926" calcext:value-type="float">
            <text:p>-46,5997223855926</text:p>
          </table:table-cell>
          <table:table-cell table:number-columns-repeated="5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17]*0.001/[.$C$2]))" office:value-type="float" office:value="0.556927724448145" calcext:value-type="float">
            <text:p>0,556927724448145</text:p>
          </table:table-cell>
          <table:table-cell/>
          <table:table-cell table:style-name="ce1" office:value-type="float" office:value="3.5" calcext:value-type="float">
            <text:p>3,5</text:p>
          </table:table-cell>
          <table:table-cell table:style-name="ce1" table:formula="of:=[.F117]/10" office:value-type="float" office:value="0.35" calcext:value-type="float">
            <text:p>0,35</text:p>
          </table:table-cell>
          <table:table-cell table:formula="of:=20*LOG([.$C$5]/SQRT(1+([.G117]/[.$C$10])^2))" office:value-type="float" office:value="7.10644749644543" calcext:value-type="float">
            <text:p>7,10644749644543</text:p>
          </table:table-cell>
          <table:table-cell table:style-name="ce2" table:formula="of:=DEGREES(-ATAN([.G117]/[.$C$10]))" office:value-type="float" office:value="-47.4280739112679" calcext:value-type="float">
            <text:p>-47,4280739112679</text:p>
          </table:table-cell>
          <table:table-cell table:number-columns-repeated="5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18]*0.001/[.$C$2]))" office:value-type="float" office:value="0.562564598972026" calcext:value-type="float">
            <text:p>0,562564598972026</text:p>
          </table:table-cell>
          <table:table-cell/>
          <table:table-cell table:style-name="ce1" office:value-type="float" office:value="3.6" calcext:value-type="float">
            <text:p>3,6</text:p>
          </table:table-cell>
          <table:table-cell table:style-name="ce1" table:formula="of:=[.F118]/10" office:value-type="float" office:value="0.36" calcext:value-type="float">
            <text:p>0,36</text:p>
          </table:table-cell>
          <table:table-cell table:formula="of:=20*LOG([.$C$5]/SQRT(1+([.G118]/[.$C$10])^2))" office:value-type="float" office:value="6.97203794855284" calcext:value-type="float">
            <text:p>6,97203794855284</text:p>
          </table:table-cell>
          <table:table-cell table:style-name="ce2" table:formula="of:=DEGREES(-ATAN([.G118]/[.$C$10]))" office:value-type="float" office:value="-48.231149783389" calcext:value-type="float">
            <text:p>-48,231149783389</text:p>
          </table:table-cell>
          <table:table-cell table:number-columns-repeated="55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19]*0.001/[.$C$2]))" office:value-type="float" office:value="0.568190097365517" calcext:value-type="float">
            <text:p>0,568190097365517</text:p>
          </table:table-cell>
          <table:table-cell/>
          <table:table-cell table:style-name="ce1" office:value-type="float" office:value="3.7" calcext:value-type="float">
            <text:p>3,7</text:p>
          </table:table-cell>
          <table:table-cell table:style-name="ce1" table:formula="of:=[.F119]/10" office:value-type="float" office:value="0.37" calcext:value-type="float">
            <text:p>0,37</text:p>
          </table:table-cell>
          <table:table-cell table:formula="of:=20*LOG([.$C$5]/SQRT(1+([.G119]/[.$C$10])^2))" office:value-type="float" office:value="6.83804722693517" calcext:value-type="float">
            <text:p>6,83804722693517</text:p>
          </table:table-cell>
          <table:table-cell table:style-name="ce2" table:formula="of:=DEGREES(-ATAN([.G119]/[.$C$10]))" office:value-type="float" office:value="-49.0097879939027" calcext:value-type="float">
            <text:p>-49,0097879939027</text:p>
          </table:table-cell>
          <table:table-cell table:number-columns-repeated="55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20]*0.001/[.$C$2]))" office:value-type="float" office:value="0.573804242587499" calcext:value-type="float">
            <text:p>0,573804242587499</text:p>
          </table:table-cell>
          <table:table-cell/>
          <table:table-cell table:style-name="ce1" office:value-type="float" office:value="3.8" calcext:value-type="float">
            <text:p>3,8</text:p>
          </table:table-cell>
          <table:table-cell table:style-name="ce1" table:formula="of:=[.F120]/10" office:value-type="float" office:value="0.38" calcext:value-type="float">
            <text:p>0,38</text:p>
          </table:table-cell>
          <table:table-cell table:formula="of:=20*LOG([.$C$5]/SQRT(1+([.G120]/[.$C$10])^2))" office:value-type="float" office:value="6.70456010594586" calcext:value-type="float">
            <text:p>6,70456010594586</text:p>
          </table:table-cell>
          <table:table-cell table:style-name="ce2" table:formula="of:=DEGREES(-ATAN([.G120]/[.$C$10]))" office:value-type="float" office:value="-49.7648124542776" calcext:value-type="float">
            <text:p>-49,7648124542776</text:p>
          </table:table-cell>
          <table:table-cell table:number-columns-repeated="55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21]*0.001/[.$C$2]))" office:value-type="float" office:value="0.579407057550522" calcext:value-type="float">
            <text:p>0,579407057550522</text:p>
          </table:table-cell>
          <table:table-cell/>
          <table:table-cell table:style-name="ce1" office:value-type="float" office:value="3.9" calcext:value-type="float">
            <text:p>3,9</text:p>
          </table:table-cell>
          <table:table-cell table:style-name="ce1" table:formula="of:=[.F121]/10" office:value-type="float" office:value="0.39" calcext:value-type="float">
            <text:p>0,39</text:p>
          </table:table-cell>
          <table:table-cell table:formula="of:=20*LOG([.$C$5]/SQRT(1+([.G121]/[.$C$10])^2))" office:value-type="float" office:value="6.5716526793878" calcext:value-type="float">
            <text:p>6,5716526793878</text:p>
          </table:table-cell>
          <table:table-cell table:style-name="ce2" table:formula="of:=DEGREES(-ATAN([.G121]/[.$C$10]))" office:value-type="float" office:value="-50.4970306995693" calcext:value-type="float">
            <text:p>-50,4970306995693</text:p>
          </table:table-cell>
          <table:table-cell table:number-columns-repeated="55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22]*0.001/[.$C$2]))" office:value-type="float" office:value="0.584998565120892" calcext:value-type="float">
            <text:p>0,584998565120892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style-name="ce1" table:formula="of:=[.F122]/10" office:value-type="float" office:value="0.4" calcext:value-type="float">
            <text:p>0,4</text:p>
          </table:table-cell>
          <table:table-cell table:formula="of:=20*LOG([.$C$5]/SQRT(1+([.G122]/[.$C$10])^2))" office:value-type="float" office:value="6.43939301229683" calcext:value-type="float">
            <text:p>6,43939301229683</text:p>
          </table:table-cell>
          <table:table-cell table:style-name="ce2" table:formula="of:=DEGREES(-ATAN([.G122]/[.$C$10]))" office:value-type="float" office:value="-51.2072320462048" calcext:value-type="float">
            <text:p>-51,2072320462048</text:p>
          </table:table-cell>
          <table:table-cell table:number-columns-repeated="55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23]*0.001/[.$C$2]))" office:value-type="float" office:value="0.590578788118768" calcext:value-type="float">
            <text:p>0,590578788118768</text:p>
          </table:table-cell>
          <table:table-cell/>
          <table:table-cell table:style-name="ce1" office:value-type="float" office:value="4.1" calcext:value-type="float">
            <text:p>4,1</text:p>
          </table:table-cell>
          <table:table-cell table:style-name="ce1" table:formula="of:=[.F123]/10" office:value-type="float" office:value="0.41" calcext:value-type="float">
            <text:p>0,41</text:p>
          </table:table-cell>
          <table:table-cell table:formula="of:=20*LOG([.$C$5]/SQRT(1+([.G123]/[.$C$10])^2))" office:value-type="float" office:value="6.307841760167" calcext:value-type="float">
            <text:p>6,307841760167</text:p>
          </table:table-cell>
          <table:table-cell table:style-name="ce2" table:formula="of:=DEGREES(-ATAN([.G123]/[.$C$10]))" office:value-type="float" office:value="-51.896186147813" calcext:value-type="float">
            <text:p>-51,896186147813</text:p>
          </table:table-cell>
          <table:table-cell table:number-columns-repeated="55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24]*0.001/[.$C$2]))" office:value-type="float" office:value="0.596147749318255" calcext:value-type="float">
            <text:p>0,596147749318255</text:p>
          </table:table-cell>
          <table:table-cell/>
          <table:table-cell table:style-name="ce1" office:value-type="float" office:value="4.2" calcext:value-type="float">
            <text:p>4,2</text:p>
          </table:table-cell>
          <table:table-cell table:style-name="ce1" table:formula="of:=[.F124]/10" office:value-type="float" office:value="0.42" calcext:value-type="float">
            <text:p>0,42</text:p>
          </table:table-cell>
          <table:table-cell table:formula="of:=20*LOG([.$C$5]/SQRT(1+([.G124]/[.$C$10])^2))" office:value-type="float" office:value="6.17705275433358" calcext:value-type="float">
            <text:p>6,17705275433358</text:p>
          </table:table-cell>
          <table:table-cell table:style-name="ce2" table:formula="of:=DEGREES(-ATAN([.G124]/[.$C$10]))" office:value-type="float" office:value="-52.5646418981047" calcext:value-type="float">
            <text:p>-52,5646418981047</text:p>
          </table:table-cell>
          <table:table-cell table:number-columns-repeated="55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25]*0.001/[.$C$2]))" office:value-type="float" office:value="0.601705471447495" calcext:value-type="float">
            <text:p>0,601705471447495</text:p>
          </table:table-cell>
          <table:table-cell/>
          <table:table-cell table:style-name="ce1" office:value-type="float" office:value="4.3" calcext:value-type="float">
            <text:p>4,3</text:p>
          </table:table-cell>
          <table:table-cell table:style-name="ce1" table:formula="of:=[.F125]/10" office:value-type="float" office:value="0.43" calcext:value-type="float">
            <text:p>0,43</text:p>
          </table:table-cell>
          <table:table-cell table:formula="of:=20*LOG([.$C$5]/SQRT(1+([.G125]/[.$C$10])^2))" office:value-type="float" office:value="6.04707355297723" calcext:value-type="float">
            <text:p>6,04707355297723</text:p>
          </table:table-cell>
          <table:table-cell table:style-name="ce2" table:formula="of:=DEGREES(-ATAN([.G125]/[.$C$10]))" office:value-type="float" office:value="-53.213326634475" calcext:value-type="float">
            <text:p>-53,213326634475</text:p>
          </table:table-cell>
          <table:table-cell table:number-columns-repeated="55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26]*0.001/[.$C$2]))" office:value-type="float" office:value="0.607251977188761" calcext:value-type="float">
            <text:p>0,607251977188761</text:p>
          </table:table-cell>
          <table:table-cell/>
          <table:table-cell table:style-name="ce1" office:value-type="float" office:value="4.4" calcext:value-type="float">
            <text:p>4,4</text:p>
          </table:table-cell>
          <table:table-cell table:style-name="ce1" table:formula="of:=[.F126]/10" office:value-type="float" office:value="0.44" calcext:value-type="float">
            <text:p>0,44</text:p>
          </table:table-cell>
          <table:table-cell table:formula="of:=20*LOG([.$C$5]/SQRT(1+([.G126]/[.$C$10])^2))" office:value-type="float" office:value="5.91794595780896" calcext:value-type="float">
            <text:p>5,91794595780896</text:p>
          </table:table-cell>
          <table:table-cell table:style-name="ce2" table:formula="of:=DEGREES(-ATAN([.G126]/[.$C$10]))" office:value-type="float" office:value="-53.8429456005513" calcext:value-type="float">
            <text:p>-53,8429456005513</text:p>
          </table:table-cell>
          <table:table-cell table:number-columns-repeated="5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27]*0.001/[.$C$2]))" office:value-type="float" office:value="0.61278728917855" calcext:value-type="float">
            <text:p>0,61278728917855</text:p>
          </table:table-cell>
          <table:table-cell/>
          <table:table-cell table:style-name="ce1" office:value-type="float" office:value="4.5" calcext:value-type="float">
            <text:p>4,5</text:p>
          </table:table-cell>
          <table:table-cell table:style-name="ce1" table:formula="of:=[.F127]/10" office:value-type="float" office:value="0.45" calcext:value-type="float">
            <text:p>0,45</text:p>
          </table:table-cell>
          <table:table-cell table:formula="of:=20*LOG([.$C$5]/SQRT(1+([.G127]/[.$C$10])^2))" office:value-type="float" office:value="5.78970649696228" calcext:value-type="float">
            <text:p>5,78970649696228</text:p>
          </table:table-cell>
          <table:table-cell table:style-name="ce2" table:formula="of:=DEGREES(-ATAN([.G127]/[.$C$10]))" office:value-type="float" office:value="-54.4541816302548" calcext:value-type="float">
            <text:p>-54,4541816302548</text:p>
          </table:table-cell>
          <table:table-cell table:number-columns-repeated="55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28]*0.001/[.$C$2]))" office:value-type="float" office:value="0.618311430007675" calcext:value-type="float">
            <text:p>0,618311430007675</text:p>
          </table:table-cell>
          <table:table-cell/>
          <table:table-cell table:style-name="ce1" office:value-type="float" office:value="4.6" calcext:value-type="float">
            <text:p>4,6</text:p>
          </table:table-cell>
          <table:table-cell table:style-name="ce1" table:formula="of:=[.F128]/10" office:value-type="float" office:value="0.46" calcext:value-type="float">
            <text:p>0,46</text:p>
          </table:table-cell>
          <table:table-cell table:formula="of:=20*LOG([.$C$5]/SQRT(1+([.G128]/[.$C$10])^2))" office:value-type="float" office:value="5.66238687497686" calcext:value-type="float">
            <text:p>5,66238687497686</text:p>
          </table:table-cell>
          <table:table-cell table:style-name="ce2" table:formula="of:=DEGREES(-ATAN([.G128]/[.$C$10]))" office:value-type="float" office:value="-55.0476950200363" calcext:value-type="float">
            <text:p>-55,0476950200363</text:p>
          </table:table-cell>
          <table:table-cell table:number-columns-repeated="55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29]*0.001/[.$C$2]))" office:value-type="float" office:value="0.623824422221357" calcext:value-type="float">
            <text:p>0,623824422221357</text:p>
          </table:table-cell>
          <table:table-cell/>
          <table:table-cell table:style-name="ce1" office:value-type="float" office:value="4.7" calcext:value-type="float">
            <text:p>4,7</text:p>
          </table:table-cell>
          <table:table-cell table:style-name="ce1" table:formula="of:=[.F129]/10" office:value-type="float" office:value="0.47" calcext:value-type="float">
            <text:p>0,47</text:p>
          </table:table-cell>
          <table:table-cell table:formula="of:=20*LOG([.$C$5]/SQRT(1+([.G129]/[.$C$10])^2))" office:value-type="float" office:value="5.53601439102368" calcext:value-type="float">
            <text:p>5,53601439102368</text:p>
          </table:table-cell>
          <table:table-cell table:style-name="ce2" table:formula="of:=DEGREES(-ATAN([.G129]/[.$C$10]))" office:value-type="float" office:value="-55.6241235597532" calcext:value-type="float">
            <text:p>-55,6241235597532</text:p>
          </table:table-cell>
          <table:table-cell table:number-columns-repeated="55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30]*0.001/[.$C$2]))" office:value-type="float" office:value="0.629326288319316" calcext:value-type="float">
            <text:p>0,629326288319316</text:p>
          </table:table-cell>
          <table:table-cell/>
          <table:table-cell table:style-name="ce1" office:value-type="float" office:value="4.79999999999999" calcext:value-type="float">
            <text:p>4,79999999999999</text:p>
          </table:table-cell>
          <table:table-cell table:style-name="ce1" table:formula="of:=[.F130]/10" office:value-type="float" office:value="0.479999999999999" calcext:value-type="float">
            <text:p>0,479999999999999</text:p>
          </table:table-cell>
          <table:table-cell table:formula="of:=20*LOG([.$C$5]/SQRT(1+([.G130]/[.$C$10])^2))" office:value-type="float" office:value="5.41061232671216" calcext:value-type="float">
            <text:p>5,41061232671216</text:p>
          </table:table-cell>
          <table:table-cell table:style-name="ce2" table:formula="of:=DEGREES(-ATAN([.G130]/[.$C$10]))" office:value-type="float" office:value="-56.1840826961588" calcext:value-type="float">
            <text:p>-56,1840826961588</text:p>
          </table:table-cell>
          <table:table-cell table:number-columns-repeated="55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31]*0.001/[.$C$2]))" office:value-type="float" office:value="0.634817050755864" calcext:value-type="float">
            <text:p>0,634817050755864</text:p>
          </table:table-cell>
          <table:table-cell/>
          <table:table-cell table:style-name="ce1" office:value-type="float" office:value="4.89999999999999" calcext:value-type="float">
            <text:p>4,89999999999999</text:p>
          </table:table-cell>
          <table:table-cell table:style-name="ce1" table:formula="of:=[.F131]/10" office:value-type="float" office:value="0.489999999999999" calcext:value-type="float">
            <text:p>0,489999999999999</text:p>
          </table:table-cell>
          <table:table-cell table:formula="of:=20*LOG([.$C$5]/SQRT(1+([.G131]/[.$C$10])^2))" office:value-type="float" office:value="5.28620030494728" calcext:value-type="float">
            <text:p>5,28620030494728</text:p>
          </table:table-cell>
          <table:table-cell table:style-name="ce2" table:formula="of:=DEGREES(-ATAN([.G131]/[.$C$10]))" office:value-type="float" office:value="-56.7281658061723" calcext:value-type="float">
            <text:p>-56,7281658061723</text:p>
          </table:table-cell>
          <table:table-cell table:number-columns-repeated="55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32]*0.001/[.$C$2]))" office:value-type="float" office:value="0.64029673194" calcext:value-type="float">
            <text:p>0,64029673194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" table:formula="of:=[.F132]/10" office:value-type="float" office:value="0.5" calcext:value-type="float">
            <text:p>0,5</text:p>
          </table:table-cell>
          <table:table-cell table:formula="of:=20*LOG([.$C$5]/SQRT(1+([.G132]/[.$C$10])^2))" office:value-type="float" office:value="5.16279462138306" calcext:value-type="float">
            <text:p>5,16279462138306</text:p>
          </table:table-cell>
          <table:table-cell table:style-name="ce2" table:formula="of:=DEGREES(-ATAN([.G132]/[.$C$10]))" office:value-type="float" office:value="-57.2569445599927" calcext:value-type="float">
            <text:p>-57,2569445599927</text:p>
          </table:table-cell>
          <table:table-cell table:number-columns-repeated="55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33]*0.001/[.$C$2]))" office:value-type="float" office:value="0.645765354235492" calcext:value-type="float">
            <text:p>0,645765354235492</text:p>
          </table:table-cell>
          <table:table-cell/>
          <table:table-cell table:style-name="ce1" office:value-type="float" office:value="5.09999999999999" calcext:value-type="float">
            <text:p>5,09999999999999</text:p>
          </table:table-cell>
          <table:table-cell table:style-name="ce1" table:formula="of:=[.F133]/10" office:value-type="float" office:value="0.509999999999999" calcext:value-type="float">
            <text:p>0,509999999999999</text:p>
          </table:table-cell>
          <table:table-cell table:formula="of:=20*LOG([.$C$5]/SQRT(1+([.G133]/[.$C$10])^2))" office:value-type="float" office:value="5.04040855005536" calcext:value-type="float">
            <text:p>5,04040855005536</text:p>
          </table:table-cell>
          <table:table-cell table:style-name="ce2" table:formula="of:=DEGREES(-ATAN([.G133]/[.$C$10]))" office:value-type="float" office:value="-57.7709693567302" calcext:value-type="float">
            <text:p>-57,7709693567302</text:p>
          </table:table-cell>
          <table:table-cell table:number-columns-repeated="55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34]*0.001/[.$C$2]))" office:value-type="float" office:value="0.65122293996098" calcext:value-type="float">
            <text:p>0,65122293996098</text:p>
          </table:table-cell>
          <table:table-cell/>
          <table:table-cell table:style-name="ce1" office:value-type="float" office:value="5.19999999999999" calcext:value-type="float">
            <text:p>5,19999999999999</text:p>
          </table:table-cell>
          <table:table-cell table:style-name="ce1" table:formula="of:=[.F134]/10" office:value-type="float" office:value="0.519999999999999" calcext:value-type="float">
            <text:p>0,519999999999999</text:p>
          </table:table-cell>
          <table:table-cell table:formula="of:=20*LOG([.$C$5]/SQRT(1+([.G134]/[.$C$10])^2))" office:value-type="float" office:value="4.91905262478309" calcext:value-type="float">
            <text:p>4,91905262478309</text:p>
          </table:table-cell>
          <table:table-cell table:style-name="ce2" table:formula="of:=DEGREES(-ATAN([.G134]/[.$C$10]))" office:value-type="float" office:value="-58.2707698175579" calcext:value-type="float">
            <text:p>-58,2707698175579</text:p>
          </table:table-cell>
          <table:table-cell table:number-columns-repeated="55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35]*0.001/[.$C$2]))" office:value-type="float" office:value="0.656669511390057" calcext:value-type="float">
            <text:p>0,656669511390057</text:p>
          </table:table-cell>
          <table:table-cell/>
          <table:table-cell table:style-name="ce1" office:value-type="float" office:value="5.29999999999999" calcext:value-type="float">
            <text:p>5,29999999999999</text:p>
          </table:table-cell>
          <table:table-cell table:style-name="ce1" table:formula="of:=[.F135]/10" office:value-type="float" office:value="0.529999999999999" calcext:value-type="float">
            <text:p>0,529999999999999</text:p>
          </table:table-cell>
          <table:table-cell table:formula="of:=20*LOG([.$C$5]/SQRT(1+([.G135]/[.$C$10])^2))" office:value-type="float" office:value="4.79873489790784" calcext:value-type="float">
            <text:p>4,79873489790784</text:p>
          </table:table-cell>
          <table:table-cell table:style-name="ce2" table:formula="of:=DEGREES(-ATAN([.G135]/[.$C$10]))" office:value-type="float" office:value="-58.7568553234654" calcext:value-type="float">
            <text:p>-58,7568553234654</text:p>
          </table:table-cell>
          <table:table-cell table:number-columns-repeated="55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36]*0.001/[.$C$2]))" office:value-type="float" office:value="0.662105090751367" calcext:value-type="float">
            <text:p>0,662105090751367</text:p>
          </table:table-cell>
          <table:table-cell/>
          <table:table-cell table:style-name="ce1" office:value-type="float" office:value="5.39999999999999" calcext:value-type="float">
            <text:p>5,39999999999999</text:p>
          </table:table-cell>
          <table:table-cell table:style-name="ce1" table:formula="of:=[.F136]/10" office:value-type="float" office:value="0.539999999999999" calcext:value-type="float">
            <text:p>0,539999999999999</text:p>
          </table:table-cell>
          <table:table-cell table:formula="of:=20*LOG([.$C$5]/SQRT(1+([.G136]/[.$C$10])^2))" office:value-type="float" office:value="4.67946117790404" calcext:value-type="float">
            <text:p>4,67946117790404</text:p>
          </table:table-cell>
          <table:table-cell table:style-name="ce2" table:formula="of:=DEGREES(-ATAN([.G136]/[.$C$10]))" office:value-type="float" office:value="-59.2297155865344" calcext:value-type="float">
            <text:p>-59,2297155865344</text:p>
          </table:table-cell>
          <table:table-cell table:number-columns-repeated="55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37]*0.001/[.$C$2]))" office:value-type="float" office:value="0.667529700228693" calcext:value-type="float">
            <text:p>0,667529700228693</text:p>
          </table:table-cell>
          <table:table-cell/>
          <table:table-cell table:style-name="ce1" office:value-type="float" office:value="5.49999999999999" calcext:value-type="float">
            <text:p>5,49999999999999</text:p>
          </table:table-cell>
          <table:table-cell table:style-name="ce1" table:formula="of:=[.F137]/10" office:value-type="float" office:value="0.549999999999999" calcext:value-type="float">
            <text:p>0,549999999999999</text:p>
          </table:table-cell>
          <table:table-cell table:formula="of:=20*LOG([.$C$5]/SQRT(1+([.G137]/[.$C$10])^2))" office:value-type="float" office:value="4.56123524734025" calcext:value-type="float">
            <text:p>4,56123524734025</text:p>
          </table:table-cell>
          <table:table-cell table:style-name="ce2" table:formula="of:=DEGREES(-ATAN([.G137]/[.$C$10]))" office:value-type="float" office:value="-59.6898212452829" calcext:value-type="float">
            <text:p>-59,6898212452829</text:p>
          </table:table-cell>
          <table:table-cell table:number-columns-repeated="55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38]*0.001/[.$C$2]))" office:value-type="float" office:value="0.672943361961045" calcext:value-type="float">
            <text:p>0,672943361961045</text:p>
          </table:table-cell>
          <table:table-cell/>
          <table:table-cell table:style-name="ce1" office:value-type="float" office:value="5.59999999999999" calcext:value-type="float">
            <text:p>5,59999999999999</text:p>
          </table:table-cell>
          <table:table-cell table:style-name="ce1" table:formula="of:=[.F138]/10" office:value-type="float" office:value="0.559999999999999" calcext:value-type="float">
            <text:p>0,559999999999999</text:p>
          </table:table-cell>
          <table:table-cell table:formula="of:=20*LOG([.$C$5]/SQRT(1+([.G138]/[.$C$10])^2))" office:value-type="float" office:value="4.44405906261095" calcext:value-type="float">
            <text:p>4,44405906261095</text:p>
          </table:table-cell>
          <table:table-cell table:style-name="ce2" table:formula="of:=DEGREES(-ATAN([.G138]/[.$C$10]))" office:value-type="float" office:value="-60.1376244760486" calcext:value-type="float">
            <text:p>-60,1376244760486</text:p>
          </table:table-cell>
          <table:table-cell table:number-columns-repeated="55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39]*0.001/[.$C$2]))" office:value-type="float" office:value="0.678346098042756" calcext:value-type="float">
            <text:p>0,678346098042756</text:p>
          </table:table-cell>
          <table:table-cell/>
          <table:table-cell table:style-name="ce1" office:value-type="float" office:value="5.69999999999999" calcext:value-type="float">
            <text:p>5,69999999999999</text:p>
          </table:table-cell>
          <table:table-cell table:style-name="ce1" table:formula="of:=[.F139]/10" office:value-type="float" office:value="0.569999999999999" calcext:value-type="float">
            <text:p>0,569999999999999</text:p>
          </table:table-cell>
          <table:table-cell table:formula="of:=20*LOG([.$C$5]/SQRT(1+([.G139]/[.$C$10])^2))" office:value-type="float" office:value="4.32793293679014" calcext:value-type="float">
            <text:p>4,32793293679014</text:p>
          </table:table-cell>
          <table:table-cell table:style-name="ce2" table:formula="of:=DEGREES(-ATAN([.G139]/[.$C$10]))" office:value-type="float" office:value="-60.5735596136359" calcext:value-type="float">
            <text:p>-60,5735596136359</text:p>
          </table:table-cell>
          <table:table-cell table:number-columns-repeated="55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40]*0.001/[.$C$2]))" office:value-type="float" office:value="0.683737930523566" calcext:value-type="float">
            <text:p>0,683737930523566</text:p>
          </table:table-cell>
          <table:table-cell/>
          <table:table-cell table:style-name="ce1" office:value-type="float" office:value="5.79999999999999" calcext:value-type="float">
            <text:p>5,79999999999999</text:p>
          </table:table-cell>
          <table:table-cell table:style-name="ce1" table:formula="of:=[.F140]/10" office:value-type="float" office:value="0.579999999999999" calcext:value-type="float">
            <text:p>0,579999999999999</text:p>
          </table:table-cell>
          <table:table-cell table:formula="of:=20*LOG([.$C$5]/SQRT(1+([.G140]/[.$C$10])^2))" office:value-type="float" office:value="4.21285570688583" calcext:value-type="float">
            <text:p>4,21285570688583</text:p>
          </table:table-cell>
          <table:table-cell table:style-name="ce2" table:formula="of:=DEGREES(-ATAN([.G140]/[.$C$10]))" office:value-type="float" office:value="-60.9980437755374" calcext:value-type="float">
            <text:p>-60,9980437755374</text:p>
          </table:table-cell>
          <table:table-cell table:number-columns-repeated="55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41]*0.001/[.$C$2]))" office:value-type="float" office:value="0.689118881408717" calcext:value-type="float">
            <text:p>0,689118881408717</text:p>
          </table:table-cell>
          <table:table-cell/>
          <table:table-cell table:style-name="ce1" office:value-type="float" office:value="5.89999999999999" calcext:value-type="float">
            <text:p>5,89999999999999</text:p>
          </table:table-cell>
          <table:table-cell table:style-name="ce1" table:formula="of:=[.F141]/10" office:value-type="float" office:value="0.589999999999999" calcext:value-type="float">
            <text:p>0,589999999999999</text:p>
          </table:table-cell>
          <table:table-cell table:formula="of:=20*LOG([.$C$5]/SQRT(1+([.G141]/[.$C$10])^2))" office:value-type="float" office:value="4.09882488670095" calcext:value-type="float">
            <text:p>4,09882488670095</text:p>
          </table:table-cell>
          <table:table-cell table:style-name="ce2" table:formula="of:=DEGREES(-ATAN([.G141]/[.$C$10]))" office:value-type="float" office:value="-61.4114774849948" calcext:value-type="float">
            <text:p>-61,4114774849948</text:p>
          </table:table-cell>
          <table:table-cell table:number-columns-repeated="55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42]*0.001/[.$C$2]))" office:value-type="float" office:value="0.694488972659041" calcext:value-type="float">
            <text:p>0,694488972659041</text:p>
          </table:table-cell>
          <table:table-cell/>
          <table:table-cell table:style-name="ce1" office:value-type="float" office:value="5.99999999999999" calcext:value-type="float">
            <text:p>5,99999999999999</text:p>
          </table:table-cell>
          <table:table-cell table:style-name="ce1" table:formula="of:=[.F142]/10" office:value-type="float" office:value="0.599999999999999" calcext:value-type="float">
            <text:p>0,599999999999999</text:p>
          </table:table-cell>
          <table:table-cell table:formula="of:=20*LOG([.$C$5]/SQRT(1+([.G142]/[.$C$10])^2))" office:value-type="float" office:value="3.98583680643125" calcext:value-type="float">
            <text:p>3,98583680643125</text:p>
          </table:table-cell>
          <table:table-cell table:style-name="ce2" table:formula="of:=DEGREES(-ATAN([.G142]/[.$C$10]))" office:value-type="float" office:value="-61.8142452889822" calcext:value-type="float">
            <text:p>-61,8142452889822</text:p>
          </table:table-cell>
          <table:table-cell table:number-columns-repeated="55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43]*0.001/[.$C$2]))" office:value-type="float" office:value="0.699848226191049" calcext:value-type="float">
            <text:p>0,699848226191049</text:p>
          </table:table-cell>
          <table:table-cell/>
          <table:table-cell table:style-name="ce1" office:value-type="float" office:value="6.09999999999999" calcext:value-type="float">
            <text:p>6,09999999999999</text:p>
          </table:table-cell>
          <table:table-cell table:style-name="ce1" table:formula="of:=[.F143]/10" office:value-type="float" office:value="0.609999999999999" calcext:value-type="float">
            <text:p>0,609999999999999</text:p>
          </table:table-cell>
          <table:table-cell table:formula="of:=20*LOG([.$C$5]/SQRT(1+([.G143]/[.$C$10])^2))" office:value-type="float" office:value="3.87388674005777" calcext:value-type="float">
            <text:p>3,87388674005777</text:p>
          </table:table-cell>
          <table:table-cell table:style-name="ce2" table:formula="of:=DEGREES(-ATAN([.G143]/[.$C$10]))" office:value-type="float" office:value="-62.2067163679095" calcext:value-type="float">
            <text:p>-62,2067163679095</text:p>
          </table:table-cell>
          <table:table-cell table:number-columns-repeated="55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44]*0.001/[.$C$2]))" office:value-type="float" office:value="0.70519666387702" calcext:value-type="float">
            <text:p>0,70519666387702</text:p>
          </table:table-cell>
          <table:table-cell/>
          <table:table-cell table:style-name="ce1" office:value-type="float" office:value="6.19999999999999" calcext:value-type="float">
            <text:p>6,19999999999999</text:p>
          </table:table-cell>
          <table:table-cell table:style-name="ce1" table:formula="of:=[.F144]/10" office:value-type="float" office:value="0.619999999999999" calcext:value-type="float">
            <text:p>0,619999999999999</text:p>
          </table:table-cell>
          <table:table-cell table:formula="of:=20*LOG([.$C$5]/SQRT(1+([.G144]/[.$C$10])^2))" office:value-type="float" office:value="3.7629690215191" calcext:value-type="float">
            <text:p>3,7629690215191</text:p>
          </table:table-cell>
          <table:table-cell table:style-name="ce2" table:formula="of:=DEGREES(-ATAN([.G144]/[.$C$10]))" office:value-type="float" office:value="-62.5892451344529" calcext:value-type="float">
            <text:p>-62,5892451344529</text:p>
          </table:table-cell>
          <table:table-cell table:number-columns-repeated="55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45]*0.001/[.$C$2]))" office:value-type="float" office:value="0.710534307545092" calcext:value-type="float">
            <text:p>0,710534307545092</text:p>
          </table:table-cell>
          <table:table-cell/>
          <table:table-cell table:style-name="ce1" office:value-type="float" office:value="6.29999999999999" calcext:value-type="float">
            <text:p>6,29999999999999</text:p>
          </table:table-cell>
          <table:table-cell table:style-name="ce1" table:formula="of:=[.F145]/10" office:value-type="float" office:value="0.629999999999999" calcext:value-type="float">
            <text:p>0,629999999999999</text:p>
          </table:table-cell>
          <table:table-cell table:formula="of:=20*LOG([.$C$5]/SQRT(1+([.G145]/[.$C$10])^2))" office:value-type="float" office:value="3.65307715057978" calcext:value-type="float">
            <text:p>3,65307715057978</text:p>
          </table:table-cell>
          <table:table-cell table:style-name="ce2" table:formula="of:=DEGREES(-ATAN([.G145]/[.$C$10]))" office:value-type="float" office:value="-62.962171819448" calcext:value-type="float">
            <text:p>-62,962171819448</text:p>
          </table:table-cell>
          <table:table-cell table:number-columns-repeated="55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46]*0.001/[.$C$2]))" office:value-type="float" office:value="0.715861178979351" calcext:value-type="float">
            <text:p>0,715861178979351</text:p>
          </table:table-cell>
          <table:table-cell/>
          <table:table-cell table:style-name="ce1" office:value-type="float" office:value="6.39999999999999" calcext:value-type="float">
            <text:p>6,39999999999999</text:p>
          </table:table-cell>
          <table:table-cell table:style-name="ce1" table:formula="of:=[.F146]/10" office:value-type="float" office:value="0.639999999999999" calcext:value-type="float">
            <text:p>0,639999999999999</text:p>
          </table:table-cell>
          <table:table-cell table:formula="of:=20*LOG([.$C$5]/SQRT(1+([.G146]/[.$C$10])^2))" office:value-type="float" office:value="3.54420388924433" calcext:value-type="float">
            <text:p>3,54420388924433</text:p>
          </table:table-cell>
          <table:table-cell table:style-name="ce2" table:formula="of:=DEGREES(-ATAN([.G146]/[.$C$10]))" office:value-type="float" office:value="-63.3258230432286" calcext:value-type="float">
            <text:p>-63,3258230432286</text:p>
          </table:table-cell>
          <table:table-cell table:number-columns-repeated="55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47]*0.001/[.$C$2]))" office:value-type="float" office:value="0.721177299919918" calcext:value-type="float">
            <text:p>0,721177299919918</text:p>
          </table:table-cell>
          <table:table-cell/>
          <table:table-cell table:style-name="ce1" office:value-type="float" office:value="6.49999999999999" calcext:value-type="float">
            <text:p>6,49999999999999</text:p>
          </table:table-cell>
          <table:table-cell table:style-name="ce1" table:formula="of:=[.F147]/10" office:value-type="float" office:value="0.649999999999999" calcext:value-type="float">
            <text:p>0,649999999999999</text:p>
          </table:table-cell>
          <table:table-cell table:formula="of:=20*LOG([.$C$5]/SQRT(1+([.G147]/[.$C$10])^2))" office:value-type="float" office:value="3.43634134950343" calcext:value-type="float">
            <text:p>3,43634134950343</text:p>
          </table:table-cell>
          <table:table-cell table:style-name="ce2" table:formula="of:=DEGREES(-ATAN([.G147]/[.$C$10]))" office:value-type="float" office:value="-63.6805123711799" calcext:value-type="float">
            <text:p>-63,6805123711799</text:p>
          </table:table-cell>
          <table:table-cell table:number-columns-repeated="55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48]*0.001/[.$C$2]))" office:value-type="float" office:value="0.726482692063039" calcext:value-type="float">
            <text:p>0,726482692063039</text:p>
          </table:table-cell>
          <table:table-cell/>
          <table:table-cell table:style-name="ce1" office:value-type="float" office:value="6.59999999999999" calcext:value-type="float">
            <text:p>6,59999999999999</text:p>
          </table:table-cell>
          <table:table-cell table:style-name="ce1" table:formula="of:=[.F148]/10" office:value-type="float" office:value="0.659999999999999" calcext:value-type="float">
            <text:p>0,659999999999999</text:p>
          </table:table-cell>
          <table:table-cell table:formula="of:=20*LOG([.$C$5]/SQRT(1+([.G148]/[.$C$10])^2))" office:value-type="float" office:value="3.32948107313873" calcext:value-type="float">
            <text:p>3,32948107313873</text:p>
          </table:table-cell>
          <table:table-cell table:style-name="ce2" table:formula="of:=DEGREES(-ATAN([.G148]/[.$C$10]))" office:value-type="float" office:value="-64.0265408525975" calcext:value-type="float">
            <text:p>-64,0265408525975</text:p>
          </table:table-cell>
          <table:table-cell table:number-columns-repeated="55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49]*0.001/[.$C$2]))" office:value-type="float" office:value="0.731777377061174" calcext:value-type="float">
            <text:p>0,731777377061174</text:p>
          </table:table-cell>
          <table:table-cell/>
          <table:table-cell table:style-name="ce1" office:value-type="float" office:value="6.69999999999999" calcext:value-type="float">
            <text:p>6,69999999999999</text:p>
          </table:table-cell>
          <table:table-cell table:style-name="ce1" table:formula="of:=[.F149]/10" office:value-type="float" office:value="0.669999999999999" calcext:value-type="float">
            <text:p>0,669999999999999</text:p>
          </table:table-cell>
          <table:table-cell table:formula="of:=20*LOG([.$C$5]/SQRT(1+([.G149]/[.$C$10])^2))" office:value-type="float" office:value="3.22361410425663" calcext:value-type="float">
            <text:p>3,22361410425663</text:p>
          </table:table-cell>
          <table:table-cell table:style-name="ce2" table:formula="of:=DEGREES(-ATAN([.G149]/[.$C$10]))" office:value-type="float" office:value="-64.3641975422217" calcext:value-type="float">
            <text:p>-64,3641975422217</text:p>
          </table:table-cell>
          <table:table-cell table:number-columns-repeated="55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50]*0.001/[.$C$2]))" office:value-type="float" office:value="0.737061376523084" calcext:value-type="float">
            <text:p>0,737061376523084</text:p>
          </table:table-cell>
          <table:table-cell/>
          <table:table-cell table:style-name="ce1" office:value-type="float" office:value="6.79999999999999" calcext:value-type="float">
            <text:p>6,79999999999999</text:p>
          </table:table-cell>
          <table:table-cell table:style-name="ce1" table:formula="of:=[.F150]/10" office:value-type="float" office:value="0.679999999999999" calcext:value-type="float">
            <text:p>0,679999999999999</text:p>
          </table:table-cell>
          <table:table-cell table:formula="of:=20*LOG([.$C$5]/SQRT(1+([.G150]/[.$C$10])^2))" office:value-type="float" office:value="3.11873105516848" calcext:value-type="float">
            <text:p>3,11873105516848</text:p>
          </table:table-cell>
          <table:table-cell table:style-name="ce2" table:formula="of:=DEGREES(-ATAN([.G150]/[.$C$10]))" office:value-type="float" office:value="-64.6937600040461" calcext:value-type="float">
            <text:p>-64,6937600040461</text:p>
          </table:table-cell>
          <table:table-cell table:number-columns-repeated="55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51]*0.001/[.$C$2]))" office:value-type="float" office:value="0.742334712013922" calcext:value-type="float">
            <text:p>0,742334712013922</text:p>
          </table:table-cell>
          <table:table-cell/>
          <table:table-cell table:style-name="ce1" office:value-type="float" office:value="6.89999999999999" calcext:value-type="float">
            <text:p>6,89999999999999</text:p>
          </table:table-cell>
          <table:table-cell table:style-name="ce1" table:formula="of:=[.F151]/10" office:value-type="float" office:value="0.689999999999999" calcext:value-type="float">
            <text:p>0,689999999999999</text:p>
          </table:table-cell>
          <table:table-cell table:formula="of:=20*LOG([.$C$5]/SQRT(1+([.G151]/[.$C$10])^2))" office:value-type="float" office:value="3.01482216618535" calcext:value-type="float">
            <text:p>3,01482216618535</text:p>
          </table:table-cell>
          <table:table-cell table:style-name="ce2" table:formula="of:=DEGREES(-ATAN([.G151]/[.$C$10]))" office:value-type="float" office:value="-65.015494797194" calcext:value-type="float">
            <text:p>-65,015494797194</text:p>
          </table:table-cell>
          <table:table-cell table:number-columns-repeated="55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52]*0.001/[.$C$2]))" office:value-type="float" office:value="0.747597405055316" calcext:value-type="float">
            <text:p>0,747597405055316</text:p>
          </table:table-cell>
          <table:table-cell/>
          <table:table-cell table:style-name="ce1" office:value-type="float" office:value="6.99999999999999" calcext:value-type="float">
            <text:p>6,99999999999999</text:p>
          </table:table-cell>
          <table:table-cell table:style-name="ce1" table:formula="of:=[.F152]/10" office:value-type="float" office:value="0.699999999999999" calcext:value-type="float">
            <text:p>0,699999999999999</text:p>
          </table:table-cell>
          <table:table-cell table:formula="of:=20*LOG([.$C$5]/SQRT(1+([.G152]/[.$C$10])^2))" office:value-type="float" office:value="2.91187735984956" calcext:value-type="float">
            <text:p>2,91187735984956</text:p>
          </table:table-cell>
          <table:table-cell table:style-name="ce2" table:formula="of:=DEGREES(-ATAN([.G152]/[.$C$10]))" office:value-type="float" office:value="-65.3296579438164" calcext:value-type="float">
            <text:p>-65,3296579438164</text:p>
          </table:table-cell>
          <table:table-cell table:number-columns-repeated="55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53]*0.001/[.$C$2]))" office:value-type="float" office:value="0.752849477125463" calcext:value-type="float">
            <text:p>0,752849477125463</text:p>
          </table:table-cell>
          <table:table-cell/>
          <table:table-cell table:style-name="ce1" office:value-type="float" office:value="7.09999999999999" calcext:value-type="float">
            <text:p>7,09999999999999</text:p>
          </table:table-cell>
          <table:table-cell table:style-name="ce1" table:formula="of:=[.F153]/10" office:value-type="float" office:value="0.709999999999999" calcext:value-type="float">
            <text:p>0,709999999999999</text:p>
          </table:table-cell>
          <table:table-cell table:formula="of:=20*LOG([.$C$5]/SQRT(1+([.G153]/[.$C$10])^2))" office:value-type="float" office:value="2.8098862900825" calcext:value-type="float">
            <text:p>2,8098862900825</text:p>
          </table:table-cell>
          <table:table-cell table:style-name="ce2" table:formula="of:=DEGREES(-ATAN([.G153]/[.$C$10]))" office:value-type="float" office:value="-65.6364953791" calcext:value-type="float">
            <text:p>-65,6364953791</text:p>
          </table:table-cell>
          <table:table-cell table:number-columns-repeated="55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54]*0.001/[.$C$2]))" office:value-type="float" office:value="0.75809094965921" calcext:value-type="float">
            <text:p>0,75809094965921</text:p>
          </table:table-cell>
          <table:table-cell/>
          <table:table-cell table:style-name="ce1" office:value-type="float" office:value="7.19999999999999" calcext:value-type="float">
            <text:p>7,19999999999999</text:p>
          </table:table-cell>
          <table:table-cell table:style-name="ce1" table:formula="of:=[.F154]/10" office:value-type="float" office:value="0.719999999999999" calcext:value-type="float">
            <text:p>0,719999999999999</text:p>
          </table:table-cell>
          <table:table-cell table:formula="of:=20*LOG([.$C$5]/SQRT(1+([.G154]/[.$C$10])^2))" office:value-type="float" office:value="2.70883838668881" calcext:value-type="float">
            <text:p>2,70883838668881</text:p>
          </table:table-cell>
          <table:table-cell table:style-name="ce2" table:formula="of:=DEGREES(-ATAN([.G154]/[.$C$10]))" office:value-type="float" office:value="-65.9362433835796" calcext:value-type="float">
            <text:p>-65,9362433835796</text:p>
          </table:table-cell>
          <table:table-cell table:number-columns-repeated="5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55]*0.001/[.$C$2]))" office:value-type="float" office:value="0.763321844048148" calcext:value-type="float">
            <text:p>0,763321844048148</text:p>
          </table:table-cell>
          <table:table-cell/>
          <table:table-cell table:style-name="ce1" office:value-type="float" office:value="7.29999999999999" calcext:value-type="float">
            <text:p>7,29999999999999</text:p>
          </table:table-cell>
          <table:table-cell table:style-name="ce1" table:formula="of:=[.F155]/10" office:value-type="float" office:value="0.729999999999999" calcext:value-type="float">
            <text:p>0,729999999999999</text:p>
          </table:table-cell>
          <table:table-cell table:formula="of:=20*LOG([.$C$5]/SQRT(1+([.G155]/[.$C$10])^2))" office:value-type="float" office:value="2.60872289562034" calcext:value-type="float">
            <text:p>2,60872289562034</text:p>
          </table:table-cell>
          <table:table-cell table:style-name="ce2" table:formula="of:=DEGREES(-ATAN([.G155]/[.$C$10]))" office:value-type="float" office:value="-66.2291289980403" calcext:value-type="float">
            <text:p>-66,2291289980403</text:p>
          </table:table-cell>
          <table:table-cell table:number-columns-repeated="55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56]*0.001/[.$C$2]))" office:value-type="float" office:value="0.768542181640696" calcext:value-type="float">
            <text:p>0,768542181640696</text:p>
          </table:table-cell>
          <table:table-cell/>
          <table:table-cell table:style-name="ce1" office:value-type="float" office:value="7.39999999999999" calcext:value-type="float">
            <text:p>7,39999999999999</text:p>
          </table:table-cell>
          <table:table-cell table:style-name="ce1" table:formula="of:=[.F156]/10" office:value-type="float" office:value="0.739999999999999" calcext:value-type="float">
            <text:p>0,739999999999999</text:p>
          </table:table-cell>
          <table:table-cell table:formula="of:=20*LOG([.$C$5]/SQRT(1+([.G156]/[.$C$10])^2))" office:value-type="float" office:value="2.50952891536952" calcext:value-type="float">
            <text:p>2,50952891536952</text:p>
          </table:table-cell>
          <table:table-cell table:style-name="ce2" table:formula="of:=DEGREES(-ATAN([.G156]/[.$C$10]))" office:value-type="float" office:value="-66.5153704213637" calcext:value-type="float">
            <text:p>-66,5153704213637</text:p>
          </table:table-cell>
          <table:table-cell table:number-columns-repeated="55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57]*0.001/[.$C$2]))" office:value-type="float" office:value="0.773751983742186" calcext:value-type="float">
            <text:p>0,773751983742186</text:p>
          </table:table-cell>
          <table:table-cell/>
          <table:table-cell table:style-name="ce1" office:value-type="float" office:value="7.49999999999999" calcext:value-type="float">
            <text:p>7,49999999999999</text:p>
          </table:table-cell>
          <table:table-cell table:style-name="ce1" table:formula="of:=[.F157]/10" office:value-type="float" office:value="0.749999999999999" calcext:value-type="float">
            <text:p>0,749999999999999</text:p>
          </table:table-cell>
          <table:table-cell table:formula="of:=20*LOG([.$C$5]/SQRT(1+([.G157]/[.$C$10])^2))" office:value-type="float" office:value="2.41124542983077" calcext:value-type="float">
            <text:p>2,41124542983077</text:p>
          </table:table-cell>
          <table:table-cell table:style-name="ce2" table:formula="of:=DEGREES(-ATAN([.G157]/[.$C$10]))" office:value-type="float" office:value="-66.7951773917272" calcext:value-type="float">
            <text:p>-66,7951773917272</text:p>
          </table:table-cell>
          <table:table-cell table:number-columns-repeated="55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58]*0.001/[.$C$2]))" office:value-type="float" office:value="0.778951271614955" calcext:value-type="float">
            <text:p>0,778951271614955</text:p>
          </table:table-cell>
          <table:table-cell/>
          <table:table-cell table:style-name="ce1" office:value-type="float" office:value="7.59999999999999" calcext:value-type="float">
            <text:p>7,59999999999999</text:p>
          </table:table-cell>
          <table:table-cell table:style-name="ce1" table:formula="of:=[.F158]/10" office:value-type="float" office:value="0.759999999999999" calcext:value-type="float">
            <text:p>0,759999999999999</text:p>
          </table:table-cell>
          <table:table-cell table:formula="of:=20*LOG([.$C$5]/SQRT(1+([.G158]/[.$C$10])^2))" office:value-type="float" office:value="2.31386133793986" calcext:value-type="float">
            <text:p>2,31386133793986</text:p>
          </table:table-cell>
          <table:table-cell table:style-name="ce2" table:formula="of:=DEGREES(-ATAN([.G158]/[.$C$10]))" office:value-type="float" office:value="-67.0687515516088" calcext:value-type="float">
            <text:p>-67,0687515516088</text:p>
          </table:table-cell>
          <table:table-cell table:number-columns-repeated="55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59]*0.001/[.$C$2]))" office:value-type="float" office:value="0.784140066478427" calcext:value-type="float">
            <text:p>0,784140066478427</text:p>
          </table:table-cell>
          <table:table-cell/>
          <table:table-cell table:style-name="ce1" office:value-type="float" office:value="7.69999999999999" calcext:value-type="float">
            <text:p>7,69999999999999</text:p>
          </table:table-cell>
          <table:table-cell table:style-name="ce1" table:formula="of:=[.F159]/10" office:value-type="float" office:value="0.769999999999999" calcext:value-type="float">
            <text:p>0,769999999999999</text:p>
          </table:table-cell>
          <table:table-cell table:formula="of:=20*LOG([.$C$5]/SQRT(1+([.G159]/[.$C$10])^2))" office:value-type="float" office:value="2.21736548037472" calcext:value-type="float">
            <text:p>2,21736548037472</text:p>
          </table:table-cell>
          <table:table-cell table:style-name="ce2" table:formula="of:=DEGREES(-ATAN([.G159]/[.$C$10]))" office:value-type="float" office:value="-67.3362867970829" calcext:value-type="float">
            <text:p>-67,3362867970829</text:p>
          </table:table-cell>
          <table:table-cell table:number-columns-repeated="55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60]*0.001/[.$C$2]))" office:value-type="float" office:value="0.789318389509204" calcext:value-type="float">
            <text:p>0,789318389509204</text:p>
          </table:table-cell>
          <table:table-cell/>
          <table:table-cell table:style-name="ce1" office:value-type="float" office:value="7.79999999999999" calcext:value-type="float">
            <text:p>7,79999999999999</text:p>
          </table:table-cell>
          <table:table-cell table:style-name="ce1" table:formula="of:=[.F160]/10" office:value-type="float" office:value="0.779999999999999" calcext:value-type="float">
            <text:p>0,779999999999999</text:p>
          </table:table-cell>
          <table:table-cell table:formula="of:=20*LOG([.$C$5]/SQRT(1+([.G160]/[.$C$10])^2))" office:value-type="float" office:value="2.1217466635772" calcext:value-type="float">
            <text:p>2,1217466635772</text:p>
          </table:table-cell>
          <table:table-cell table:style-name="ce2" table:formula="of:=DEGREES(-ATAN([.G160]/[.$C$10]))" office:value-type="float" office:value="-67.5979696119105" calcext:value-type="float">
            <text:p>-67,5979696119105</text:p>
          </table:table-cell>
          <table:table-cell table:number-columns-repeated="55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61]*0.001/[.$C$2]))" office:value-type="float" office:value="0.794486261841149" calcext:value-type="float">
            <text:p>0,794486261841149</text:p>
          </table:table-cell>
          <table:table-cell/>
          <table:table-cell table:style-name="ce1" office:value-type="float" office:value="7.89999999999999" calcext:value-type="float">
            <text:p>7,89999999999999</text:p>
          </table:table-cell>
          <table:table-cell table:style-name="ce1" table:formula="of:=[.F161]/10" office:value-type="float" office:value="0.789999999999999" calcext:value-type="float">
            <text:p>0,789999999999999</text:p>
          </table:table-cell>
          <table:table-cell table:formula="of:=20*LOG([.$C$5]/SQRT(1+([.G161]/[.$C$10])^2))" office:value-type="float" office:value="2.02699368133278" calcext:value-type="float">
            <text:p>2,02699368133278</text:p>
          </table:table-cell>
          <table:table-cell table:style-name="ce2" table:formula="of:=DEGREES(-ATAN([.G161]/[.$C$10]))" office:value-type="float" office:value="-67.8539793869484" calcext:value-type="float">
            <text:p>-67,8539793869484</text:p>
          </table:table-cell>
          <table:table-cell table:number-columns-repeated="55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62]*0.001/[.$C$2]))" office:value-type="float" office:value="0.799643704565473" calcext:value-type="float">
            <text:p>0,799643704565473</text:p>
          </table:table-cell>
          <table:table-cell/>
          <table:table-cell table:style-name="ce1" office:value-type="float" office:value="7.99999999999999" calcext:value-type="float">
            <text:p>7,99999999999999</text:p>
          </table:table-cell>
          <table:table-cell table:style-name="ce1" table:formula="of:=[.F162]/10" office:value-type="float" office:value="0.799999999999999" calcext:value-type="float">
            <text:p>0,799999999999999</text:p>
          </table:table-cell>
          <table:table-cell table:formula="of:=20*LOG([.$C$5]/SQRT(1+([.G162]/[.$C$10])^2))" office:value-type="float" office:value="1.93309533412523" calcext:value-type="float">
            <text:p>1,93309533412523</text:p>
          </table:table-cell>
          <table:table-cell table:style-name="ce2" table:formula="of:=DEGREES(-ATAN([.G162]/[.$C$10]))" office:value-type="float" office:value="-68.1044887254044" calcext:value-type="float">
            <text:p>-68,1044887254044</text:p>
          </table:table-cell>
          <table:table-cell table:number-columns-repeated="55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63]*0.001/[.$C$2]))" office:value-type="float" office:value="0.804790738730822" calcext:value-type="float">
            <text:p>0,804790738730822</text:p>
          </table:table-cell>
          <table:table-cell/>
          <table:table-cell table:style-name="ce1" office:value-type="float" office:value="8.09999999999999" calcext:value-type="float">
            <text:p>8,09999999999999</text:p>
          </table:table-cell>
          <table:table-cell table:style-name="ce1" table:formula="of:=[.F163]/10" office:value-type="float" office:value="0.809999999999999" calcext:value-type="float">
            <text:p>0,809999999999999</text:p>
          </table:table-cell>
          <table:table-cell table:formula="of:=20*LOG([.$C$5]/SQRT(1+([.G163]/[.$C$10])^2))" office:value-type="float" office:value="1.84004044646415" calcext:value-type="float">
            <text:p>1,84004044646415</text:p>
          </table:table-cell>
          <table:table-cell table:style-name="ce2" table:formula="of:=DEGREES(-ATAN([.G163]/[.$C$10]))" office:value-type="float" office:value="-68.3496637344735" calcext:value-type="float">
            <text:p>-68,3496637344735</text:p>
          </table:table-cell>
          <table:table-cell table:number-columns-repeated="55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64]*0.001/[.$C$2]))" office:value-type="float" office:value="0.809927385343363" calcext:value-type="float">
            <text:p>0,809927385343363</text:p>
          </table:table-cell>
          <table:table-cell/>
          <table:table-cell table:style-name="ce1" office:value-type="float" office:value="8.19999999999999" calcext:value-type="float">
            <text:p>8,19999999999999</text:p>
          </table:table-cell>
          <table:table-cell table:style-name="ce1" table:formula="of:=[.F164]/10" office:value-type="float" office:value="0.819999999999999" calcext:value-type="float">
            <text:p>0,819999999999999</text:p>
          </table:table-cell>
          <table:table-cell table:formula="of:=20*LOG([.$C$5]/SQRT(1+([.G164]/[.$C$10])^2))" office:value-type="float" office:value="1.74781788236656" calcext:value-type="float">
            <text:p>1,74781788236656</text:p>
          </table:table-cell>
          <table:table-cell table:style-name="ce2" table:formula="of:=DEGREES(-ATAN([.G164]/[.$C$10]))" office:value-type="float" office:value="-68.5896643038849" calcext:value-type="float">
            <text:p>-68,5896643038849</text:p>
          </table:table-cell>
          <table:table-cell table:number-columns-repeated="55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65]*0.001/[.$C$2]))" office:value-type="float" office:value="0.815053665366868" calcext:value-type="float">
            <text:p>0,815053665366868</text:p>
          </table:table-cell>
          <table:table-cell/>
          <table:table-cell table:style-name="ce1" office:value-type="float" office:value="8.29999999999999" calcext:value-type="float">
            <text:p>8,29999999999999</text:p>
          </table:table-cell>
          <table:table-cell table:style-name="ce1" table:formula="of:=[.F165]/10" office:value-type="float" office:value="0.829999999999999" calcext:value-type="float">
            <text:p>0,829999999999999</text:p>
          </table:table-cell>
          <table:table-cell table:formula="of:=20*LOG([.$C$5]/SQRT(1+([.G165]/[.$C$10])^2))" office:value-type="float" office:value="1.65641655915787" calcext:value-type="float">
            <text:p>1,65641655915787</text:p>
          </table:table-cell>
          <table:table-cell table:style-name="ce2" table:formula="of:=DEGREES(-ATAN([.G165]/[.$C$10]))" office:value-type="float" office:value="-68.8246443718878" calcext:value-type="float">
            <text:p>-68,8246443718878</text:p>
          </table:table-cell>
          <table:table-cell table:number-columns-repeated="55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66]*0.001/[.$C$2]))" office:value-type="float" office:value="0.820169599722801" calcext:value-type="float">
            <text:p>0,820169599722801</text:p>
          </table:table-cell>
          <table:table-cell/>
          <table:table-cell table:style-name="ce1" office:value-type="float" office:value="8.39999999999999" calcext:value-type="float">
            <text:p>8,39999999999999</text:p>
          </table:table-cell>
          <table:table-cell table:style-name="ce1" table:formula="of:=[.F166]/10" office:value-type="float" office:value="0.839999999999999" calcext:value-type="float">
            <text:p>0,839999999999999</text:p>
          </table:table-cell>
          <table:table-cell table:formula="of:=20*LOG([.$C$5]/SQRT(1+([.G166]/[.$C$10])^2))" office:value-type="float" office:value="1.56582545974334" calcext:value-type="float">
            <text:p>1,56582545974334</text:p>
          </table:table-cell>
          <table:table-cell table:style-name="ce2" table:formula="of:=DEGREES(-ATAN([.G166]/[.$C$10]))" office:value-type="float" office:value="-69.0547521791942" calcext:value-type="float">
            <text:p>-69,0547521791942</text:p>
          </table:table-cell>
          <table:table-cell table:number-columns-repeated="55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67]*0.001/[.$C$2]))" office:value-type="float" office:value="0.825275209290403" calcext:value-type="float">
            <text:p>0,825275209290403</text:p>
          </table:table-cell>
          <table:table-cell/>
          <table:table-cell table:style-name="ce1" office:value-type="float" office:value="8.49999999999999" calcext:value-type="float">
            <text:p>8,49999999999999</text:p>
          </table:table-cell>
          <table:table-cell table:style-name="ce1" table:formula="of:=[.F167]/10" office:value-type="float" office:value="0.849999999999999" calcext:value-type="float">
            <text:p>0,849999999999999</text:p>
          </table:table-cell>
          <table:table-cell table:formula="of:=20*LOG([.$C$5]/SQRT(1+([.G167]/[.$C$10])^2))" office:value-type="float" office:value="1.47603364348796" calcext:value-type="float">
            <text:p>1,47603364348796</text:p>
          </table:table-cell>
          <table:table-cell table:style-name="ce2" table:formula="of:=DEGREES(-ATAN([.G167]/[.$C$10]))" office:value-type="float" office:value="-69.280130511388" calcext:value-type="float">
            <text:p>-69,280130511388</text:p>
          </table:table-cell>
          <table:table-cell table:number-columns-repeated="55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68]*0.001/[.$C$2]))" office:value-type="float" office:value="0.830370514906779" calcext:value-type="float">
            <text:p>0,830370514906779</text:p>
          </table:table-cell>
          <table:table-cell/>
          <table:table-cell table:style-name="ce1" office:value-type="float" office:value="8.59999999999999" calcext:value-type="float">
            <text:p>8,59999999999999</text:p>
          </table:table-cell>
          <table:table-cell table:style-name="ce1" table:formula="of:=[.F168]/10" office:value-type="float" office:value="0.859999999999999" calcext:value-type="float">
            <text:p>0,859999999999999</text:p>
          </table:table-cell>
          <table:table-cell table:formula="of:=20*LOG([.$C$5]/SQRT(1+([.G168]/[.$C$10])^2))" office:value-type="float" office:value="1.38703025583076" calcext:value-type="float">
            <text:p>1,38703025583076</text:p>
          </table:table-cell>
          <table:table-cell table:style-name="ce2" table:formula="of:=DEGREES(-ATAN([.G168]/[.$C$10]))" office:value-type="float" office:value="-69.5009169302971" calcext:value-type="float">
            <text:p>-69,5009169302971</text:p>
          </table:table-cell>
          <table:table-cell table:number-columns-repeated="55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69]*0.001/[.$C$2]))" office:value-type="float" office:value="0.835455537366978" calcext:value-type="float">
            <text:p>0,835455537366978</text:p>
          </table:table-cell>
          <table:table-cell/>
          <table:table-cell table:style-name="ce1" office:value-type="float" office:value="8.69999999999999" calcext:value-type="float">
            <text:p>8,69999999999999</text:p>
          </table:table-cell>
          <table:table-cell table:style-name="ce1" table:formula="of:=[.F169]/10" office:value-type="float" office:value="0.869999999999999" calcext:value-type="float">
            <text:p>0,869999999999999</text:p>
          </table:table-cell>
          <table:table-cell table:formula="of:=20*LOG([.$C$5]/SQRT(1+([.G169]/[.$C$10])^2))" office:value-type="float" office:value="1.29880453674855" calcext:value-type="float">
            <text:p>1,29880453674855</text:p>
          </table:table-cell>
          <table:table-cell table:style-name="ce2" table:formula="of:=DEGREES(-ATAN([.G169]/[.$C$10]))" office:value-type="float" office:value="-69.7172439948112" calcext:value-type="float">
            <text:p>-69,7172439948112</text:p>
          </table:table-cell>
          <table:table-cell table:number-columns-repeated="55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70]*0.001/[.$C$2]))" office:value-type="float" office:value="0.840530297424085" calcext:value-type="float">
            <text:p>0,840530297424085</text:p>
          </table:table-cell>
          <table:table-cell/>
          <table:table-cell table:style-name="ce1" office:value-type="float" office:value="8.79999999999999" calcext:value-type="float">
            <text:p>8,79999999999999</text:p>
          </table:table-cell>
          <table:table-cell table:style-name="ce1" table:formula="of:=[.F170]/10" office:value-type="float" office:value="0.879999999999999" calcext:value-type="float">
            <text:p>0,879999999999999</text:p>
          </table:table-cell>
          <table:table-cell table:formula="of:=20*LOG([.$C$5]/SQRT(1+([.G170]/[.$C$10])^2))" office:value-type="float" office:value="1.21134582817425" calcext:value-type="float">
            <text:p>1,21134582817425</text:p>
          </table:table-cell>
          <table:table-cell table:style-name="ce2" table:formula="of:=DEGREES(-ATAN([.G170]/[.$C$10]))" office:value-type="float" office:value="-69.9292394716165" calcext:value-type="float">
            <text:p>-69,9292394716165</text:p>
          </table:table-cell>
          <table:table-cell table:number-columns-repeated="55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71]*0.001/[.$C$2]))" office:value-type="float" office:value="0.845594815789299" calcext:value-type="float">
            <text:p>0,845594815789299</text:p>
          </table:table-cell>
          <table:table-cell/>
          <table:table-cell table:style-name="ce1" office:value-type="float" office:value="8.89999999999999" calcext:value-type="float">
            <text:p>8,89999999999999</text:p>
          </table:table-cell>
          <table:table-cell table:style-name="ce1" table:formula="of:=[.F171]/10" office:value-type="float" office:value="0.889999999999999" calcext:value-type="float">
            <text:p>0,889999999999999</text:p>
          </table:table-cell>
          <table:table-cell table:formula="of:=20*LOG([.$C$5]/SQRT(1+([.G171]/[.$C$10])^2))" office:value-type="float" office:value="1.12464358046548" calcext:value-type="float">
            <text:p>1,12464358046548</text:p>
          </table:table-cell>
          <table:table-cell table:style-name="ce2" table:formula="of:=DEGREES(-ATAN([.G171]/[.$C$10]))" office:value-type="float" office:value="-70.1370265362985" calcext:value-type="float">
            <text:p>-70,1370265362985</text:p>
          </table:table-cell>
          <table:table-cell table:number-columns-repeated="55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72]*0.001/[.$C$2]))" office:value-type="float" office:value="0.850649113132021" calcext:value-type="float">
            <text:p>0,850649113132021</text:p>
          </table:table-cell>
          <table:table-cell/>
          <table:table-cell table:style-name="ce1" office:value-type="float" office:value="8.99999999999999" calcext:value-type="float">
            <text:p>8,99999999999999</text:p>
          </table:table-cell>
          <table:table-cell table:style-name="ce1" table:formula="of:=[.F172]/10" office:value-type="float" office:value="0.899999999999999" calcext:value-type="float">
            <text:p>0,899999999999999</text:p>
          </table:table-cell>
          <table:table-cell table:formula="of:=20*LOG([.$C$5]/SQRT(1+([.G172]/[.$C$10])^2))" office:value-type="float" office:value="1.03868735801121" calcext:value-type="float">
            <text:p>1,03868735801121</text:p>
          </table:table-cell>
          <table:table-cell table:style-name="ce2" table:formula="of:=DEGREES(-ATAN([.G172]/[.$C$10]))" office:value-type="float" office:value="-70.3407239652532" calcext:value-type="float">
            <text:p>-70,3407239652532</text:p>
          </table:table-cell>
          <table:table-cell table:number-columns-repeated="55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73]*0.001/[.$C$2]))" office:value-type="float" office:value="0.855693210079939" calcext:value-type="float">
            <text:p>0,855693210079939</text:p>
          </table:table-cell>
          <table:table-cell/>
          <table:table-cell table:style-name="ce1" office:value-type="float" office:value="9.09999999999999" calcext:value-type="float">
            <text:p>9,09999999999999</text:p>
          </table:table-cell>
          <table:table-cell table:style-name="ce1" table:formula="of:=[.F173]/10" office:value-type="float" office:value="0.909999999999999" calcext:value-type="float">
            <text:p>0,909999999999999</text:p>
          </table:table-cell>
          <table:table-cell table:formula="of:=20*LOG([.$C$5]/SQRT(1+([.G173]/[.$C$10])^2))" office:value-type="float" office:value="0.953466844056138" calcext:value-type="float">
            <text:p>0,953466844056138</text:p>
          </table:table-cell>
          <table:table-cell table:style-name="ce2" table:formula="of:=DEGREES(-ATAN([.G173]/[.$C$10]))" office:value-type="float" office:value="-70.5404463188284" calcext:value-type="float">
            <text:p>-70,5404463188284</text:p>
          </table:table-cell>
          <table:table-cell table:number-columns-repeated="55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74]*0.001/[.$C$2]))" office:value-type="float" office:value="0.86072712721911" calcext:value-type="float">
            <text:p>0,86072712721911</text:p>
          </table:table-cell>
          <table:table-cell/>
          <table:table-cell table:style-name="ce1" office:value-type="float" office:value="9.19999999999999" calcext:value-type="float">
            <text:p>9,19999999999999</text:p>
          </table:table-cell>
          <table:table-cell table:style-name="ce1" table:formula="of:=[.F174]/10" office:value-type="float" office:value="0.919999999999999" calcext:value-type="float">
            <text:p>0,919999999999999</text:p>
          </table:table-cell>
          <table:table-cell table:formula="of:=20*LOG([.$C$5]/SQRT(1+([.G174]/[.$C$10])^2))" office:value-type="float" office:value="0.868971844815861" calcext:value-type="float">
            <text:p>0,868971844815861</text:p>
          </table:table-cell>
          <table:table-cell table:style-name="ce2" table:formula="of:=DEGREES(-ATAN([.G174]/[.$C$10]))" office:value-type="float" office:value="-70.7363041161002" calcext:value-type="float">
            <text:p>-70,7363041161002</text:p>
          </table:table-cell>
          <table:table-cell table:number-columns-repeated="55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75]*0.001/[.$C$2]))" office:value-type="float" office:value="0.865750885094046" calcext:value-type="float">
            <text:p>0,865750885094046</text:p>
          </table:table-cell>
          <table:table-cell/>
          <table:table-cell table:style-name="ce1" office:value-type="float" office:value="9.29999999999999" calcext:value-type="float">
            <text:p>9,29999999999999</text:p>
          </table:table-cell>
          <table:table-cell table:style-name="ce1" table:formula="of:=[.F175]/10" office:value-type="float" office:value="0.929999999999999" calcext:value-type="float">
            <text:p>0,929999999999999</text:p>
          </table:table-cell>
          <table:table-cell table:formula="of:=20*LOG([.$C$5]/SQRT(1+([.G175]/[.$C$10])^2))" office:value-type="float" office:value="0.785192292949331" calcext:value-type="float">
            <text:p>0,785192292949331</text:p>
          </table:table-cell>
          <table:table-cell table:style-name="ce2" table:formula="of:=DEGREES(-ATAN([.G175]/[.$C$10]))" office:value-type="float" office:value="-70.9284040016758" calcext:value-type="float">
            <text:p>-70,9284040016758</text:p>
          </table:table-cell>
          <table:table-cell table:number-columns-repeated="55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76]*0.001/[.$C$2]))" office:value-type="float" office:value="0.870764504207794" calcext:value-type="float">
            <text:p>0,870764504207794</text:p>
          </table:table-cell>
          <table:table-cell/>
          <table:table-cell table:style-name="ce1" office:value-type="float" office:value="9.39999999999999" calcext:value-type="float">
            <text:p>9,39999999999999</text:p>
          </table:table-cell>
          <table:table-cell table:style-name="ce1" table:formula="of:=[.F176]/10" office:value-type="float" office:value="0.939999999999999" calcext:value-type="float">
            <text:p>0,939999999999999</text:p>
          </table:table-cell>
          <table:table-cell table:formula="of:=20*LOG([.$C$5]/SQRT(1+([.G176]/[.$C$10])^2))" office:value-type="float" office:value="0.702118250449385" calcext:value-type="float">
            <text:p>0,702118250449385</text:p>
          </table:table-cell>
          <table:table-cell table:style-name="ce2" table:formula="of:=DEGREES(-ATAN([.G176]/[.$C$10]))" office:value-type="float" office:value="-71.1168489048961" calcext:value-type="float">
            <text:p>-71,1168489048961</text:p>
          </table:table-cell>
          <table:table-cell table:number-columns-repeated="5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77]*0.001/[.$C$2]))" office:value-type="float" office:value="0.875768005022027" calcext:value-type="float">
            <text:p>0,875768005022027</text:p>
          </table:table-cell>
          <table:table-cell/>
          <table:table-cell table:style-name="ce1" office:value-type="float" office:value="9.49999999999999" calcext:value-type="float">
            <text:p>9,49999999999999</text:p>
          </table:table-cell>
          <table:table-cell table:style-name="ce1" table:formula="of:=[.F177]/10" office:value-type="float" office:value="0.949999999999999" calcext:value-type="float">
            <text:p>0,949999999999999</text:p>
          </table:table-cell>
          <table:table-cell table:formula="of:=20*LOG([.$C$5]/SQRT(1+([.G177]/[.$C$10])^2))" office:value-type="float" office:value="0.619739911006743" calcext:value-type="float">
            <text:p>0,619739911006743</text:p>
          </table:table-cell>
          <table:table-cell table:style-name="ce2" table:formula="of:=DEGREES(-ATAN([.G177]/[.$C$10]))" office:value-type="float" office:value="-71.3017381917962" calcext:value-type="float">
            <text:p>-71,3017381917962</text:p>
          </table:table-cell>
          <table:table-cell table:number-columns-repeated="55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78]*0.001/[.$C$2]))" office:value-type="float" office:value="0.880761407957118" calcext:value-type="float">
            <text:p>0,880761407957118</text:p>
          </table:table-cell>
          <table:table-cell/>
          <table:table-cell table:style-name="ce1" office:value-type="float" office:value="9.59999999999999" calcext:value-type="float">
            <text:p>9,59999999999999</text:p>
          </table:table-cell>
          <table:table-cell table:style-name="ce1" table:formula="of:=[.F178]/10" office:value-type="float" office:value="0.959999999999999" calcext:value-type="float">
            <text:p>0,959999999999999</text:p>
          </table:table-cell>
          <table:table-cell table:formula="of:=20*LOG([.$C$5]/SQRT(1+([.G178]/[.$C$10])^2))" office:value-type="float" office:value="0.538047601898049" calcext:value-type="float">
            <text:p>0,538047601898049</text:p>
          </table:table-cell>
          <table:table-cell table:style-name="ce2" table:formula="of:=DEGREES(-ATAN([.G178]/[.$C$10]))" office:value-type="float" office:value="-71.4831678101669" calcext:value-type="float">
            <text:p>-71,4831678101669</text:p>
          </table:table-cell>
          <table:table-cell table:number-columns-repeated="55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79]*0.001/[.$C$2]))" office:value-type="float" office:value="0.885744733392233" calcext:value-type="float">
            <text:p>0,885744733392233</text:p>
          </table:table-cell>
          <table:table-cell/>
          <table:table-cell table:style-name="ce1" office:value-type="float" office:value="9.69999999999999" calcext:value-type="float">
            <text:p>9,69999999999999</text:p>
          </table:table-cell>
          <table:table-cell table:style-name="ce1" table:formula="of:=[.F179]/10" office:value-type="float" office:value="0.969999999999999" calcext:value-type="float">
            <text:p>0,969999999999999</text:p>
          </table:table-cell>
          <table:table-cell table:formula="of:=20*LOG([.$C$5]/SQRT(1+([.G179]/[.$C$10])^2))" office:value-type="float" office:value="0.457031785444131" calcext:value-type="float">
            <text:p>0,457031785444131</text:p>
          </table:table-cell>
          <table:table-cell table:style-name="ce2" table:formula="of:=DEGREES(-ATAN([.G179]/[.$C$10]))" office:value-type="float" office:value="-71.6612304280437" calcext:value-type="float">
            <text:p>-71,6612304280437</text:p>
          </table:table-cell>
          <table:table-cell table:number-columns-repeated="55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80]*0.001/[.$C$2]))" office:value-type="float" office:value="0.890718001665406" calcext:value-type="float">
            <text:p>0,890718001665406</text:p>
          </table:table-cell>
          <table:table-cell/>
          <table:table-cell table:style-name="ce1" office:value-type="float" office:value="9.79999999999999" calcext:value-type="float">
            <text:p>9,79999999999999</text:p>
          </table:table-cell>
          <table:table-cell table:style-name="ce1" table:formula="of:=[.F180]/10" office:value-type="float" office:value="0.979999999999999" calcext:value-type="float">
            <text:p>0,979999999999999</text:p>
          </table:table-cell>
          <table:table-cell table:formula="of:=20*LOG([.$C$5]/SQRT(1+([.G180]/[.$C$10])^2))" office:value-type="float" office:value="0.376683060080515" calcext:value-type="float">
            <text:p>0,376683060080515</text:p>
          </table:table-cell>
          <table:table-cell table:style-name="ce2" table:formula="of:=DEGREES(-ATAN([.G180]/[.$C$10]))" office:value-type="float" office:value="-71.8360155659374" calcext:value-type="float">
            <text:p>-71,8360155659374</text:p>
          </table:table-cell>
          <table:table-cell table:number-columns-repeated="55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81]*0.001/[.$C$2]))" office:value-type="float" office:value="0.895681233073627" calcext:value-type="float">
            <text:p>0,895681233073627</text:p>
          </table:table-cell>
          <table:table-cell/>
          <table:table-cell table:style-name="ce1" office:value-type="float" office:value="9.89999999999999" calcext:value-type="float">
            <text:p>9,89999999999999</text:p>
          </table:table-cell>
          <table:table-cell table:style-name="ce1" table:formula="of:=[.F181]/10" office:value-type="float" office:value="0.989999999999999" calcext:value-type="float">
            <text:p>0,989999999999999</text:p>
          </table:table-cell>
          <table:table-cell table:formula="of:=20*LOG([.$C$5]/SQRT(1+([.G181]/[.$C$10])^2))" office:value-type="float" office:value="0.296992161078656" calcext:value-type="float">
            <text:p>0,296992161078656</text:p>
          </table:table-cell>
          <table:table-cell table:style-name="ce2" table:formula="of:=DEGREES(-ATAN([.G181]/[.$C$10]))" office:value-type="float" office:value="-72.0076097231047" calcext:value-type="float">
            <text:p>-72,0076097231047</text:p>
          </table:table-cell>
          <table:table-cell table:number-columns-repeated="55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82]*0.001/[.$C$2]))" office:value-type="float" office:value="0.900634447872925" calcext:value-type="float">
            <text:p>0,900634447872925</text:p>
          </table:table-cell>
          <table:table-cell/>
          <table:table-cell table:style-name="ce1" office:value-type="float" office:value="9.99999999999999" calcext:value-type="float">
            <text:p>9,99999999999999</text:p>
          </table:table-cell>
          <table:table-cell table:style-name="ce1" table:formula="of:=[.F182]/10" office:value-type="float" office:value="0.999999999999999" calcext:value-type="float">
            <text:p>0,999999999999999</text:p>
          </table:table-cell>
          <table:table-cell table:formula="of:=20*LOG([.$C$5]/SQRT(1+([.G182]/[.$C$10])^2))" office:value-type="float" office:value="0.217949960952851" calcext:value-type="float">
            <text:p>0,217949960952851</text:p>
          </table:table-cell>
          <table:table-cell table:style-name="ce2" table:formula="of:=DEGREES(-ATAN([.G182]/[.$C$10]))" office:value-type="float" office:value="-72.1760964981427" calcext:value-type="float">
            <text:p>-72,1760964981427</text:p>
          </table:table-cell>
          <table:table-cell table:number-columns-repeated="55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83]*0.001/[.$C$2]))" office:value-type="float" office:value="0.905577666278445" calcext:value-type="float">
            <text:p>0,905577666278445</text:p>
          </table:table-cell>
          <table:table-cell/>
          <table:table-cell table:style-name="ce1" office:value-type="float" office:value="11" calcext:value-type="float">
            <text:p>11</text:p>
          </table:table-cell>
          <table:table-cell table:style-name="ce1" table:formula="of:=[.F183]/10" office:value-type="float" office:value="1.1" calcext:value-type="float">
            <text:p>1,1</text:p>
          </table:table-cell>
          <table:table-cell table:formula="of:=20*LOG([.$C$5]/SQRT(1+([.G183]/[.$C$10])^2))" office:value-type="float" office:value="-0.538703947104837" calcext:value-type="float">
            <text:p>-0,538703947104837</text:p>
          </table:table-cell>
          <table:table-cell table:style-name="ce2" table:formula="of:=DEGREES(-ATAN([.G183]/[.$C$10]))" office:value-type="float" office:value="-73.7065919218133" calcext:value-type="float">
            <text:p>-73,7065919218133</text:p>
          </table:table-cell>
          <table:table-cell table:number-columns-repeated="55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84]*0.001/[.$C$2]))" office:value-type="float" office:value="0.910510908464539" calcext:value-type="float">
            <text:p>0,910510908464539</text:p>
          </table:table-cell>
          <table:table-cell/>
          <table:table-cell table:style-name="ce1" office:value-type="float" office:value="12" calcext:value-type="float">
            <text:p>12</text:p>
          </table:table-cell>
          <table:table-cell table:style-name="ce1" table:formula="of:=[.F184]/10" office:value-type="float" office:value="1.2" calcext:value-type="float">
            <text:p>1,2</text:p>
          </table:table-cell>
          <table:table-cell table:formula="of:=20*LOG([.$C$5]/SQRT(1+([.G184]/[.$C$10])^2))" office:value-type="float" office:value="-1.23952942359611" calcext:value-type="float">
            <text:p>-1,23952942359611</text:p>
          </table:table-cell>
          <table:table-cell table:style-name="ce2" table:formula="of:=DEGREES(-ATAN([.G184]/[.$C$10]))" office:value-type="float" office:value="-75.0006189241445" calcext:value-type="float">
            <text:p>-75,0006189241445</text:p>
          </table:table-cell>
          <table:table-cell table:number-columns-repeated="55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85]*0.001/[.$C$2]))" office:value-type="float" office:value="0.915434194564841" calcext:value-type="float">
            <text:p>0,915434194564841</text:p>
          </table:table-cell>
          <table:table-cell/>
          <table:table-cell table:style-name="ce1" office:value-type="float" office:value="13" calcext:value-type="float">
            <text:p>13</text:p>
          </table:table-cell>
          <table:table-cell table:style-name="ce1" table:formula="of:=[.F185]/10" office:value-type="float" office:value="1.3" calcext:value-type="float">
            <text:p>1,3</text:p>
          </table:table-cell>
          <table:table-cell table:formula="of:=20*LOG([.$C$5]/SQRT(1+([.G185]/[.$C$10])^2))" office:value-type="float" office:value="-1.89152458598353" calcext:value-type="float">
            <text:p>-1,89152458598353</text:p>
          </table:table-cell>
          <table:table-cell table:style-name="ce2" table:formula="of:=DEGREES(-ATAN([.G185]/[.$C$10]))" office:value-type="float" office:value="-76.1079880816753" calcext:value-type="float">
            <text:p>-76,1079880816753</text:p>
          </table:table-cell>
          <table:table-cell table:number-columns-repeated="55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86]*0.001/[.$C$2]))" office:value-type="float" office:value="0.920347544672352" calcext:value-type="float">
            <text:p>0,920347544672352</text:p>
          </table:table-cell>
          <table:table-cell/>
          <table:table-cell table:style-name="ce1" office:value-type="float" office:value="14" calcext:value-type="float">
            <text:p>14</text:p>
          </table:table-cell>
          <table:table-cell table:style-name="ce1" table:formula="of:=[.F186]/10" office:value-type="float" office:value="1.4" calcext:value-type="float">
            <text:p>1,4</text:p>
          </table:table-cell>
          <table:table-cell table:formula="of:=20*LOG([.$C$5]/SQRT(1+([.G186]/[.$C$10])^2))" office:value-type="float" office:value="-2.50059403391762" calcext:value-type="float">
            <text:p>-2,50059403391762</text:p>
          </table:table-cell>
          <table:table-cell table:style-name="ce2" table:formula="of:=DEGREES(-ATAN([.G186]/[.$C$10]))" office:value-type="float" office:value="-77.0656944562822" calcext:value-type="float">
            <text:p>-77,0656944562822</text:p>
          </table:table-cell>
          <table:table-cell table:number-columns-repeated="55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87]*0.001/[.$C$2]))" office:value-type="float" office:value="0.925250978839524" calcext:value-type="float">
            <text:p>0,925250978839524</text:p>
          </table:table-cell>
          <table:table-cell/>
          <table:table-cell table:style-name="ce1" office:value-type="float" office:value="15" calcext:value-type="float">
            <text:p>15</text:p>
          </table:table-cell>
          <table:table-cell table:style-name="ce1" table:formula="of:=[.F187]/10" office:value-type="float" office:value="1.5" calcext:value-type="float">
            <text:p>1,5</text:p>
          </table:table-cell>
          <table:table-cell table:formula="of:=20*LOG([.$C$5]/SQRT(1+([.G187]/[.$C$10])^2))" office:value-type="float" office:value="-3.0717228616184" calcext:value-type="float">
            <text:p>-3,0717228616184</text:p>
          </table:table-cell>
          <table:table-cell table:style-name="ce2" table:formula="of:=DEGREES(-ATAN([.G187]/[.$C$10]))" office:value-type="float" office:value="-77.9017163515519" calcext:value-type="float">
            <text:p>-77,9017163515519</text:p>
          </table:table-cell>
          <table:table-cell table:number-columns-repeated="55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88]*0.001/[.$C$2]))" office:value-type="float" office:value="0.930144517078338" calcext:value-type="float">
            <text:p>0,930144517078338</text:p>
          </table:table-cell>
          <table:table-cell/>
          <table:table-cell table:style-name="ce1" office:value-type="float" office:value="16" calcext:value-type="float">
            <text:p>16</text:p>
          </table:table-cell>
          <table:table-cell table:style-name="ce1" table:formula="of:=[.F188]/10" office:value-type="float" office:value="1.6" calcext:value-type="float">
            <text:p>1,6</text:p>
          </table:table-cell>
          <table:table-cell table:formula="of:=20*LOG([.$C$5]/SQRT(1+([.G188]/[.$C$10])^2))" office:value-type="float" office:value="-3.60913396100856" calcext:value-type="float">
            <text:p>-3,60913396100856</text:p>
          </table:table-cell>
          <table:table-cell table:style-name="ce2" table:formula="of:=DEGREES(-ATAN([.G188]/[.$C$10]))" office:value-type="float" office:value="-78.6375627750929" calcext:value-type="float">
            <text:p>-78,6375627750929</text:p>
          </table:table-cell>
          <table:table-cell table:number-columns-repeated="55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89]*0.001/[.$C$2]))" office:value-type="float" office:value="0.93502817936039" calcext:value-type="float">
            <text:p>0,93502817936039</text:p>
          </table:table-cell>
          <table:table-cell/>
          <table:table-cell table:style-name="ce1" office:value-type="float" office:value="17" calcext:value-type="float">
            <text:p>17</text:p>
          </table:table-cell>
          <table:table-cell table:style-name="ce1" table:formula="of:=[.F189]/10" office:value-type="float" office:value="1.7" calcext:value-type="float">
            <text:p>1,7</text:p>
          </table:table-cell>
          <table:table-cell table:formula="of:=20*LOG([.$C$5]/SQRT(1+([.G189]/[.$C$10])^2))" office:value-type="float" office:value="-4.11642143049706" calcext:value-type="float">
            <text:p>-4,11642143049706</text:p>
          </table:table-cell>
          <table:table-cell table:style-name="ce2" table:formula="of:=DEGREES(-ATAN([.G189]/[.$C$10]))" office:value-type="float" office:value="-79.2900164809879" calcext:value-type="float">
            <text:p>-79,2900164809879</text:p>
          </table:table-cell>
          <table:table-cell table:number-columns-repeated="55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90]*0.001/[.$C$2]))" office:value-type="float" office:value="0.939901985616966" calcext:value-type="float">
            <text:p>0,939901985616966</text:p>
          </table:table-cell>
          <table:table-cell/>
          <table:table-cell table:style-name="ce1" office:value-type="float" office:value="18" calcext:value-type="float">
            <text:p>18</text:p>
          </table:table-cell>
          <table:table-cell table:style-name="ce1" table:formula="of:=[.F190]/10" office:value-type="float" office:value="1.8" calcext:value-type="float">
            <text:p>1,8</text:p>
          </table:table-cell>
          <table:table-cell table:formula="of:=20*LOG([.$C$5]/SQRT(1+([.G190]/[.$C$10])^2))" office:value-type="float" office:value="-4.59666054699359" calcext:value-type="float">
            <text:p>-4,59666054699359</text:p>
          </table:table-cell>
          <table:table-cell table:style-name="ce2" table:formula="of:=DEGREES(-ATAN([.G190]/[.$C$10]))" office:value-type="float" office:value="-79.8723495643461" calcext:value-type="float">
            <text:p>-79,8723495643461</text:p>
          </table:table-cell>
          <table:table-cell table:number-columns-repeated="55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91]*0.001/[.$C$2]))" office:value-type="float" office:value="0.944765955739131" calcext:value-type="float">
            <text:p>0,944765955739131</text:p>
          </table:table-cell>
          <table:table-cell/>
          <table:table-cell table:style-name="ce1" office:value-type="float" office:value="19" calcext:value-type="float">
            <text:p>19</text:p>
          </table:table-cell>
          <table:table-cell table:style-name="ce1" table:formula="of:=[.F191]/10" office:value-type="float" office:value="1.9" calcext:value-type="float">
            <text:p>1,9</text:p>
          </table:table-cell>
          <table:table-cell table:formula="of:=20*LOG([.$C$5]/SQRT(1+([.G191]/[.$C$10])^2))" office:value-type="float" office:value="-5.05249729033953" calcext:value-type="float">
            <text:p>-5,05249729033953</text:p>
          </table:table-cell>
          <table:table-cell table:style-name="ce2" table:formula="of:=DEGREES(-ATAN([.G191]/[.$C$10]))" office:value-type="float" office:value="-80.3951864523863" calcext:value-type="float">
            <text:p>-80,3951864523863</text:p>
          </table:table-cell>
          <table:table-cell table:number-columns-repeated="55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92]*0.001/[.$C$2]))" office:value-type="float" office:value="0.949620109577806" calcext:value-type="float">
            <text:p>0,949620109577806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style-name="ce1" table:formula="of:=[.F192]/10" office:value-type="float" office:value="2" calcext:value-type="float">
            <text:p>2</text:p>
          </table:table-cell>
          <table:table-cell table:formula="of:=20*LOG([.$C$5]/SQRT(1+([.G192]/[.$C$10])^2))" office:value-type="float" office:value="-5.48622090016154" calcext:value-type="float">
            <text:p>-5,48622090016154</text:p>
          </table:table-cell>
          <table:table-cell table:style-name="ce2" table:formula="of:=DEGREES(-ATAN([.G192]/[.$C$10]))" office:value-type="float" office:value="-80.867126777113" calcext:value-type="float">
            <text:p>-80,867126777113</text:p>
          </table:table-cell>
          <table:table-cell table:number-columns-repeated="55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93]*0.001/[.$C$2]))" office:value-type="float" office:value="0.954464466943848" calcext:value-type="float">
            <text:p>0,954464466943848</text:p>
          </table:table-cell>
          <table:table-cell/>
          <table:table-cell table:style-name="ce1" office:value-type="float" office:value="21" calcext:value-type="float">
            <text:p>21</text:p>
          </table:table-cell>
          <table:table-cell table:style-name="ce1" table:formula="of:=[.F193]/10" office:value-type="float" office:value="2.1" calcext:value-type="float">
            <text:p>2,1</text:p>
          </table:table-cell>
          <table:table-cell table:formula="of:=20*LOG([.$C$5]/SQRT(1+([.G193]/[.$C$10])^2))" office:value-type="float" office:value="-5.89982268002403" calcext:value-type="float">
            <text:p>-5,89982268002403</text:p>
          </table:table-cell>
          <table:table-cell table:style-name="ce2" table:formula="of:=DEGREES(-ATAN([.G193]/[.$C$10]))" office:value-type="float" office:value="-81.2952018576483" calcext:value-type="float">
            <text:p>-81,2952018576483</text:p>
          </table:table-cell>
          <table:table-cell table:number-columns-repeated="55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94]*0.001/[.$C$2]))" office:value-type="float" office:value="0.959299047608134" calcext:value-type="float">
            <text:p>0,959299047608134</text:p>
          </table:table-cell>
          <table:table-cell/>
          <table:table-cell table:style-name="ce1" office:value-type="float" office:value="22" calcext:value-type="float">
            <text:p>22</text:p>
          </table:table-cell>
          <table:table-cell table:style-name="ce1" table:formula="of:=[.F194]/10" office:value-type="float" office:value="2.2" calcext:value-type="float">
            <text:p>2,2</text:p>
          </table:table-cell>
          <table:table-cell table:formula="of:=20*LOG([.$C$5]/SQRT(1+([.G194]/[.$C$10])^2))" office:value-type="float" office:value="-6.29504377350703" calcext:value-type="float">
            <text:p>-6,29504377350703</text:p>
          </table:table-cell>
          <table:table-cell table:style-name="ce2" table:formula="of:=DEGREES(-ATAN([.G194]/[.$C$10]))" office:value-type="float" office:value="-81.6852139897321" calcext:value-type="float">
            <text:p>-81,6852139897321</text:p>
          </table:table-cell>
          <table:table-cell table:number-columns-repeated="55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95]*0.001/[.$C$2]))" office:value-type="float" office:value="0.96412387130164" calcext:value-type="float">
            <text:p>0,96412387130164</text:p>
          </table:table-cell>
          <table:table-cell/>
          <table:table-cell table:style-name="ce1" office:value-type="float" office:value="23" calcext:value-type="float">
            <text:p>23</text:p>
          </table:table-cell>
          <table:table-cell table:style-name="ce1" table:formula="of:=[.F195]/10" office:value-type="float" office:value="2.3" calcext:value-type="float">
            <text:p>2,3</text:p>
          </table:table-cell>
          <table:table-cell table:formula="of:=20*LOG([.$C$5]/SQRT(1+([.G195]/[.$C$10])^2))" office:value-type="float" office:value="-6.6734141314763" calcext:value-type="float">
            <text:p>-6,6734141314763</text:p>
          </table:table-cell>
          <table:table-cell table:style-name="ce2" table:formula="of:=DEGREES(-ATAN([.G195]/[.$C$10]))" office:value-type="float" office:value="-82.0419919325314" calcext:value-type="float">
            <text:p>-82,0419919325314</text:p>
          </table:table-cell>
          <table:table-cell table:number-columns-repeated="55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96]*0.001/[.$C$2]))" office:value-type="float" office:value="0.96893895771552" calcext:value-type="float">
            <text:p>0,96893895771552</text:p>
          </table:table-cell>
          <table:table-cell/>
          <table:table-cell table:style-name="ce1" office:value-type="float" office:value="24" calcext:value-type="float">
            <text:p>24</text:p>
          </table:table-cell>
          <table:table-cell table:style-name="ce1" table:formula="of:=[.F196]/10" office:value-type="float" office:value="2.4" calcext:value-type="float">
            <text:p>2,4</text:p>
          </table:table-cell>
          <table:table-cell table:formula="of:=20*LOG([.$C$5]/SQRT(1+([.G196]/[.$C$10])^2))" office:value-type="float" office:value="-7.03628444345607" calcext:value-type="float">
            <text:p>-7,03628444345607</text:p>
          </table:table-cell>
          <table:table-cell table:style-name="ce2" table:formula="of:=DEGREES(-ATAN([.G196]/[.$C$10]))" office:value-type="float" office:value="-82.3695856189027" calcext:value-type="float">
            <text:p>-82,3695856189027</text:p>
          </table:table-cell>
          <table:table-cell table:number-columns-repeated="55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97]*0.001/[.$C$2]))" office:value-type="float" office:value="0.973744326501191" calcext:value-type="float">
            <text:p>0,973744326501191</text:p>
          </table:table-cell>
          <table:table-cell/>
          <table:table-cell table:style-name="ce1" office:value-type="float" office:value="25" calcext:value-type="float">
            <text:p>25</text:p>
          </table:table-cell>
          <table:table-cell table:style-name="ce1" table:formula="of:=[.F197]/10" office:value-type="float" office:value="2.5" calcext:value-type="float">
            <text:p>2,5</text:p>
          </table:table-cell>
          <table:table-cell table:formula="of:=20*LOG([.$C$5]/SQRT(1+([.G197]/[.$C$10])^2))" office:value-type="float" office:value="-7.38485243663861" calcext:value-type="float">
            <text:p>-7,38485243663861</text:p>
          </table:table-cell>
          <table:table-cell table:style-name="ce2" table:formula="of:=DEGREES(-ATAN([.G197]/[.$C$10]))" office:value-type="float" office:value="-82.6714162072819" calcext:value-type="float">
            <text:p>-82,6714162072819</text:p>
          </table:table-cell>
          <table:table-cell table:number-columns-repeated="55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98]*0.001/[.$C$2]))" office:value-type="float" office:value="0.978539997270408" calcext:value-type="float">
            <text:p>0,978539997270408</text:p>
          </table:table-cell>
          <table:table-cell/>
          <table:table-cell table:style-name="ce1" office:value-type="float" office:value="26" calcext:value-type="float">
            <text:p>26</text:p>
          </table:table-cell>
          <table:table-cell table:style-name="ce1" table:formula="of:=[.F198]/10" office:value-type="float" office:value="2.6" calcext:value-type="float">
            <text:p>2,6</text:p>
          </table:table-cell>
          <table:table-cell table:formula="of:=20*LOG([.$C$5]/SQRT(1+([.G198]/[.$C$10])^2))" office:value-type="float" office:value="-7.72018464995177" calcext:value-type="float">
            <text:p>-7,72018464995177</text:p>
          </table:table-cell>
          <table:table-cell table:style-name="ce2" table:formula="of:=DEGREES(-ATAN([.G198]/[.$C$10]))" office:value-type="float" office:value="-82.9503929166622" calcext:value-type="float">
            <text:p>-82,9503929166622</text:p>
          </table:table-cell>
          <table:table-cell table:number-columns-repeated="55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99]*0.001/[.$C$2]))" office:value-type="float" office:value="0.983325989595347" calcext:value-type="float">
            <text:p>0,983325989595347</text:p>
          </table:table-cell>
          <table:table-cell/>
          <table:table-cell table:style-name="ce1" office:value-type="float" office:value="27" calcext:value-type="float">
            <text:p>27</text:p>
          </table:table-cell>
          <table:table-cell table:style-name="ce1" table:formula="of:=[.F199]/10" office:value-type="float" office:value="2.7" calcext:value-type="float">
            <text:p>2,7</text:p>
          </table:table-cell>
          <table:table-cell table:formula="of:=20*LOG([.$C$5]/SQRT(1+([.G199]/[.$C$10])^2))" office:value-type="float" office:value="-8.04323455699767" calcext:value-type="float">
            <text:p>-8,04323455699767</text:p>
          </table:table-cell>
          <table:table-cell table:style-name="ce2" table:formula="of:=DEGREES(-ATAN([.G199]/[.$C$10]))" office:value-type="float" office:value="-83.2090048731711" calcext:value-type="float">
            <text:p>-83,2090048731711</text:p>
          </table:table-cell>
          <table:table-cell table:number-columns-repeated="55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200]*0.001/[.$C$2]))" office:value-type="float" office:value="0.988102323008683" calcext:value-type="float">
            <text:p>0,988102323008683</text:p>
          </table:table-cell>
          <table:table-cell/>
          <table:table-cell table:style-name="ce1" office:value-type="float" office:value="28" calcext:value-type="float">
            <text:p>28</text:p>
          </table:table-cell>
          <table:table-cell table:style-name="ce1" table:formula="of:=[.F200]/10" office:value-type="float" office:value="2.8" calcext:value-type="float">
            <text:p>2,8</text:p>
          </table:table-cell>
          <table:table-cell table:formula="of:=20*LOG([.$C$5]/SQRT(1+([.G200]/[.$C$10])^2))" office:value-type="float" office:value="-8.35485772878193" calcext:value-type="float">
            <text:p>-8,35485772878193</text:p>
          </table:table-cell>
          <table:table-cell table:style-name="ce2" table:formula="of:=DEGREES(-ATAN([.G200]/[.$C$10]))" office:value-type="float" office:value="-83.4493939587707" calcext:value-type="float">
            <text:p>-83,4493939587707</text:p>
          </table:table-cell>
          <table:table-cell table:number-columns-repeated="55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201]*0.001/[.$C$2]))" office:value-type="float" office:value="0.992869017003673" calcext:value-type="float">
            <text:p>0,992869017003673</text:p>
          </table:table-cell>
          <table:table-cell/>
          <table:table-cell table:style-name="ce1" office:value-type="float" office:value="29" calcext:value-type="float">
            <text:p>29</text:p>
          </table:table-cell>
          <table:table-cell table:style-name="ce1" table:formula="of:=[.F201]/10" office:value-type="float" office:value="2.9" calcext:value-type="float">
            <text:p>2,9</text:p>
          </table:table-cell>
          <table:table-cell table:formula="of:=20*LOG([.$C$5]/SQRT(1+([.G201]/[.$C$10])^2))" office:value-type="float" office:value="-8.65582458435751" calcext:value-type="float">
            <text:p>-8,65582458435751</text:p>
          </table:table-cell>
          <table:table-cell table:style-name="ce2" table:formula="of:=DEGREES(-ATAN([.G201]/[.$C$10]))" office:value-type="float" office:value="-83.6734130734057" calcext:value-type="float">
            <text:p>-83,6734130734057</text:p>
          </table:table-cell>
          <table:table-cell table:number-columns-repeated="55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202]*0.001/[.$C$2]))" office:value-type="float" office:value="0.997626091034233" calcext:value-type="float">
            <text:p>0,997626091034233</text:p>
          </table:table-cell>
          <table:table-cell/>
          <table:table-cell table:style-name="ce1" office:value-type="float" office:value="30" calcext:value-type="float">
            <text:p>30</text:p>
          </table:table-cell>
          <table:table-cell table:style-name="ce1" table:formula="of:=[.F202]/10" office:value-type="float" office:value="3" calcext:value-type="float">
            <text:p>3</text:p>
          </table:table-cell>
          <table:table-cell table:formula="of:=20*LOG([.$C$5]/SQRT(1+([.G202]/[.$C$10])^2))" office:value-type="float" office:value="-8.94683116600436" calcext:value-type="float">
            <text:p>-8,94683116600436</text:p>
          </table:table-cell>
          <table:table-cell table:style-name="ce2" table:formula="of:=DEGREES(-ATAN([.G202]/[.$C$10]))" office:value-type="float" office:value="-83.8826730939533" calcext:value-type="float">
            <text:p>-83,8826730939533</text:p>
          </table:table-cell>
          <table:table-cell table:number-columns-repeated="55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203]*0.001/[.$C$2]))" office:value-type="float" office:value="1.00237356451502" calcext:value-type="float">
            <text:p>1,00237356451502</text:p>
          </table:table-cell>
          <table:table-cell/>
          <table:table-cell table:style-name="ce1" office:value-type="float" office:value="31" calcext:value-type="float">
            <text:p>31</text:p>
          </table:table-cell>
          <table:table-cell table:style-name="ce1" table:formula="of:=[.F203]/10" office:value-type="float" office:value="3.1" calcext:value-type="float">
            <text:p>3,1</text:p>
          </table:table-cell>
          <table:table-cell table:formula="of:=20*LOG([.$C$5]/SQRT(1+([.G203]/[.$C$10])^2))" office:value-type="float" office:value="-9.22850828832277" calcext:value-type="float">
            <text:p>-9,22850828832277</text:p>
          </table:table-cell>
          <table:table-cell table:style-name="ce2" table:formula="of:=DEGREES(-ATAN([.G203]/[.$C$10]))" office:value-type="float" office:value="-84.0785809983938" calcext:value-type="float">
            <text:p>-84,0785809983938</text:p>
          </table:table-cell>
          <table:table-cell table:number-columns-repeated="55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204]*0.001/[.$C$2]))" office:value-type="float" office:value="1.00711145682149" calcext:value-type="float">
            <text:p>1,00711145682149</text:p>
          </table:table-cell>
          <table:table-cell/>
          <table:table-cell table:style-name="ce1" office:value-type="float" office:value="32" calcext:value-type="float">
            <text:p>32</text:p>
          </table:table-cell>
          <table:table-cell table:style-name="ce1" table:formula="of:=[.F204]/10" office:value-type="float" office:value="3.2" calcext:value-type="float">
            <text:p>3,2</text:p>
          </table:table-cell>
          <table:table-cell table:formula="of:=20*LOG([.$C$5]/SQRT(1+([.G204]/[.$C$10])^2))" office:value-type="float" office:value="-9.50142934214461" calcext:value-type="float">
            <text:p>-9,50142934214461</text:p>
          </table:table-cell>
          <table:table-cell table:style-name="ce2" table:formula="of:=DEGREES(-ATAN([.G204]/[.$C$10]))" office:value-type="float" office:value="-84.2623710284943" calcext:value-type="float">
            <text:p>-84,2623710284943</text:p>
          </table:table-cell>
          <table:table-cell table:number-columns-repeated="55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205]*0.001/[.$C$2]))" office:value-type="float" office:value="1.01183978729004" calcext:value-type="float">
            <text:p>1,01183978729004</text:p>
          </table:table-cell>
          <table:table-cell/>
          <table:table-cell table:style-name="ce1" office:value-type="float" office:value="33" calcext:value-type="float">
            <text:p>33</text:p>
          </table:table-cell>
          <table:table-cell table:style-name="ce1" table:formula="of:=[.F205]/10" office:value-type="float" office:value="3.3" calcext:value-type="float">
            <text:p>3,3</text:p>
          </table:table-cell>
          <table:table-cell table:formula="of:=20*LOG([.$C$5]/SQRT(1+([.G205]/[.$C$10])^2))" office:value-type="float" office:value="-9.76611698021543" calcext:value-type="float">
            <text:p>-9,76611698021543</text:p>
          </table:table-cell>
          <table:table-cell table:style-name="ce2" table:formula="of:=DEGREES(-ATAN([.G205]/[.$C$10]))" office:value-type="float" office:value="-84.4351303252751" calcext:value-type="float">
            <text:p>-84,4351303252751</text:p>
          </table:table-cell>
          <table:table-cell table:number-columns-repeated="55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206]*0.001/[.$C$2]))" office:value-type="float" office:value="1.01655857521799" calcext:value-type="float">
            <text:p>1,01655857521799</text:p>
          </table:table-cell>
          <table:table-cell/>
          <table:table-cell table:style-name="ce1" office:value-type="float" office:value="34" calcext:value-type="float">
            <text:p>34</text:p>
          </table:table-cell>
          <table:table-cell table:style-name="ce1" table:formula="of:=[.F206]/10" office:value-type="float" office:value="3.4" calcext:value-type="float">
            <text:p>3,4</text:p>
          </table:table-cell>
          <table:table-cell table:formula="of:=20*LOG([.$C$5]/SQRT(1+([.G206]/[.$C$10])^2))" office:value-type="float" office:value="-10.0230488689105" calcext:value-type="float">
            <text:p>-10,0230488689105</text:p>
          </table:table-cell>
          <table:table-cell table:style-name="ce2" table:formula="of:=DEGREES(-ATAN([.G206]/[.$C$10]))" office:value-type="float" office:value="-84.5978201445671" calcext:value-type="float">
            <text:p>-84,5978201445671</text:p>
          </table:table-cell>
          <table:table-cell table:number-columns-repeated="5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207]*0.001/[.$C$2]))" office:value-type="float" office:value="1.02126783986376" calcext:value-type="float">
            <text:p>1,02126783986376</text:p>
          </table:table-cell>
          <table:table-cell/>
          <table:table-cell table:style-name="ce1" office:value-type="float" office:value="35" calcext:value-type="float">
            <text:p>35</text:p>
          </table:table-cell>
          <table:table-cell table:style-name="ce1" table:formula="of:=[.F207]/10" office:value-type="float" office:value="3.5" calcext:value-type="float">
            <text:p>3,5</text:p>
          </table:table-cell>
          <table:table-cell table:formula="of:=20*LOG([.$C$5]/SQRT(1+([.G207]/[.$C$10])^2))" office:value-type="float" office:value="-10.2726626563136" calcext:value-type="float">
            <text:p>-10,2726626563136</text:p>
          </table:table-cell>
          <table:table-cell table:style-name="ce2" table:formula="of:=DEGREES(-ATAN([.G207]/[.$C$10]))" office:value-type="float" office:value="-84.7512935142697" calcext:value-type="float">
            <text:p>-84,7512935142697</text:p>
          </table:table-cell>
          <table:table-cell table:number-columns-repeated="55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208]*0.001/[.$C$2]))" office:value-type="float" office:value="1.02596760044687" calcext:value-type="float">
            <text:p>1,02596760044687</text:p>
          </table:table-cell>
          <table:table-cell/>
          <table:table-cell table:style-name="ce1" office:value-type="float" office:value="36" calcext:value-type="float">
            <text:p>36</text:p>
          </table:table-cell>
          <table:table-cell table:style-name="ce1" table:formula="of:=[.F208]/10" office:value-type="float" office:value="3.6" calcext:value-type="float">
            <text:p>3,6</text:p>
          </table:table-cell>
          <table:table-cell table:formula="of:=20*LOG([.$C$5]/SQRT(1+([.G208]/[.$C$10])^2))" office:value-type="float" office:value="-10.5153602798872" calcext:value-type="float">
            <text:p>-10,5153602798872</text:p>
          </table:table-cell>
          <table:table-cell table:style-name="ce2" table:formula="of:=DEGREES(-ATAN([.G208]/[.$C$10]))" office:value-type="float" office:value="-84.8963100087139" calcext:value-type="float">
            <text:p>-84,8963100087139</text:p>
          </table:table-cell>
          <table:table-cell table:number-columns-repeated="55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209]*0.001/[.$C$2]))" office:value-type="float" office:value="1.03065787614807" calcext:value-type="float">
            <text:p>1,03065787614807</text:p>
          </table:table-cell>
          <table:table-cell/>
          <table:table-cell table:style-name="ce1" office:value-type="float" office:value="37" calcext:value-type="float">
            <text:p>37</text:p>
          </table:table-cell>
          <table:table-cell table:style-name="ce1" table:formula="of:=[.F209]/10" office:value-type="float" office:value="3.7" calcext:value-type="float">
            <text:p>3,7</text:p>
          </table:table-cell>
          <table:table-cell table:formula="of:=20*LOG([.$C$5]/SQRT(1+([.G209]/[.$C$10])^2))" office:value-type="float" office:value="-10.75151171522" calcext:value-type="float">
            <text:p>-10,75151171522</text:p>
          </table:table-cell>
          <table:table-cell table:style-name="ce2" table:formula="of:=DEGREES(-ATAN([.G209]/[.$C$10]))" office:value-type="float" office:value="-85.0335481732844" calcext:value-type="float">
            <text:p>-85,0335481732844</text:p>
          </table:table-cell>
          <table:table-cell table:number-columns-repeated="55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210]*0.001/[.$C$2]))" office:value-type="float" office:value="1.03533868610939" calcext:value-type="float">
            <text:p>1,03533868610939</text:p>
          </table:table-cell>
          <table:table-cell/>
          <table:table-cell table:style-name="ce1" office:value-type="float" office:value="38" calcext:value-type="float">
            <text:p>38</text:p>
          </table:table-cell>
          <table:table-cell table:style-name="ce1" table:formula="of:=[.F210]/10" office:value-type="float" office:value="3.8" calcext:value-type="float">
            <text:p>3,8</text:p>
          </table:table-cell>
          <table:table-cell table:formula="of:=20*LOG([.$C$5]/SQRT(1+([.G210]/[.$C$10])^2))" office:value-type="float" office:value="-10.9814582498061" calcext:value-type="float">
            <text:p>-10,9814582498061</text:p>
          </table:table-cell>
          <table:table-cell table:style-name="ce2" table:formula="of:=DEGREES(-ATAN([.G210]/[.$C$10]))" office:value-type="float" office:value="-85.1636160229562" calcext:value-type="float">
            <text:p>-85,1636160229562</text:p>
          </table:table-cell>
          <table:table-cell table:number-columns-repeated="55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211]*0.001/[.$C$2]))" office:value-type="float" office:value="1.04001004943425" calcext:value-type="float">
            <text:p>1,04001004943425</text:p>
          </table:table-cell>
          <table:table-cell/>
          <table:table-cell table:style-name="ce1" office:value-type="float" office:value="39" calcext:value-type="float">
            <text:p>39</text:p>
          </table:table-cell>
          <table:table-cell table:style-name="ce1" table:formula="of:=[.F211]/10" office:value-type="float" office:value="3.9" calcext:value-type="float">
            <text:p>3,9</text:p>
          </table:table-cell>
          <table:table-cell table:formula="of:=20*LOG([.$C$5]/SQRT(1+([.G211]/[.$C$10])^2))" office:value-type="float" office:value="-11.2055153516177" calcext:value-type="float">
            <text:p>-11,2055153516177</text:p>
          </table:table-cell>
          <table:table-cell table:style-name="ce2" table:formula="of:=DEGREES(-ATAN([.G211]/[.$C$10]))" office:value-type="float" office:value="-85.2870599535062" calcext:value-type="float">
            <text:p>-85,2870599535062</text:p>
          </table:table-cell>
          <table:table-cell table:number-columns-repeated="55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212]*0.001/[.$C$2]))" office:value-type="float" office:value="1.04467198518748" calcext:value-type="float">
            <text:p>1,04467198518748</text:p>
          </table:table-cell>
          <table:table-cell/>
          <table:table-cell table:style-name="ce1" office:value-type="float" office:value="40" calcext:value-type="float">
            <text:p>40</text:p>
          </table:table-cell>
          <table:table-cell table:style-name="ce1" table:formula="of:=[.F212]/10" office:value-type="float" office:value="4" calcext:value-type="float">
            <text:p>4</text:p>
          </table:table-cell>
          <table:table-cell table:formula="of:=20*LOG([.$C$5]/SQRT(1+([.G212]/[.$C$10])^2))" office:value-type="float" office:value="-11.4239751906788" calcext:value-type="float">
            <text:p>-11,4239751906788</text:p>
          </table:table-cell>
          <table:table-cell table:style-name="ce2" table:formula="of:=DEGREES(-ATAN([.G212]/[.$C$10]))" office:value-type="float" office:value="-85.404372337891" calcext:value-type="float">
            <text:p>-85,404372337891</text:p>
          </table:table-cell>
          <table:table-cell table:number-columns-repeated="55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213]*0.001/[.$C$2]))" office:value-type="float" office:value="1.04932451239547" calcext:value-type="float">
            <text:p>1,04932451239547</text:p>
          </table:table-cell>
          <table:table-cell/>
          <table:table-cell table:style-name="ce1" office:value-type="float" office:value="41" calcext:value-type="float">
            <text:p>41</text:p>
          </table:table-cell>
          <table:table-cell table:style-name="ce1" table:formula="of:=[.F213]/10" office:value-type="float" office:value="4.1" calcext:value-type="float">
            <text:p>4,1</text:p>
          </table:table-cell>
          <table:table-cell table:formula="of:=20*LOG([.$C$5]/SQRT(1+([.G213]/[.$C$10])^2))" office:value-type="float" office:value="-11.6371088624143" calcext:value-type="float">
            <text:p>-11,6371088624143</text:p>
          </table:table-cell>
          <table:table-cell table:style-name="ce2" table:formula="of:=DEGREES(-ATAN([.G213]/[.$C$10]))" office:value-type="float" office:value="-85.5159980282169" calcext:value-type="float">
            <text:p>-85,5159980282169</text:p>
          </table:table-cell>
          <table:table-cell table:number-columns-repeated="55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214]*0.001/[.$C$2]))" office:value-type="float" office:value="1.05396765004619" calcext:value-type="float">
            <text:p>1,05396765004619</text:p>
          </table:table-cell>
          <table:table-cell/>
          <table:table-cell table:style-name="ce1" office:value-type="float" office:value="42" calcext:value-type="float">
            <text:p>42</text:p>
          </table:table-cell>
          <table:table-cell table:style-name="ce1" table:formula="of:=[.F214]/10" office:value-type="float" office:value="4.2" calcext:value-type="float">
            <text:p>4,2</text:p>
          </table:table-cell>
          <table:table-cell table:formula="of:=20*LOG([.$C$5]/SQRT(1+([.G214]/[.$C$10])^2))" office:value-type="float" office:value="-11.8451683537978" calcext:value-type="float">
            <text:p>-11,8451683537978</text:p>
          </table:table-cell>
          <table:table-cell table:style-name="ce2" table:formula="of:=DEGREES(-ATAN([.G214]/[.$C$10]))" office:value-type="float" office:value="-85.6223399425697" calcext:value-type="float">
            <text:p>-85,6223399425697</text:p>
          </table:table-cell>
          <table:table-cell table:number-columns-repeated="55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215]*0.001/[.$C$2]))" office:value-type="float" office:value="1.0586014170893" calcext:value-type="float">
            <text:p>1,0586014170893</text:p>
          </table:table-cell>
          <table:table-cell/>
          <table:table-cell table:style-name="ce1" office:value-type="float" office:value="43" calcext:value-type="float">
            <text:p>43</text:p>
          </table:table-cell>
          <table:table-cell table:style-name="ce1" table:formula="of:=[.F215]/10" office:value-type="float" office:value="4.3" calcext:value-type="float">
            <text:p>4,3</text:p>
          </table:table-cell>
          <table:table-cell table:formula="of:=20*LOG([.$C$5]/SQRT(1+([.G215]/[.$C$10])^2))" office:value-type="float" office:value="-12.0483882869406" calcext:value-type="float">
            <text:p>-12,0483882869406</text:p>
          </table:table-cell>
          <table:table-cell table:style-name="ce2" table:formula="of:=DEGREES(-ATAN([.G215]/[.$C$10]))" office:value-type="float" office:value="-85.7237638832456" calcext:value-type="float">
            <text:p>-85,7237638832456</text:p>
          </table:table-cell>
          <table:table-cell table:number-columns-repeated="55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216]*0.001/[.$C$2]))" office:value-type="float" office:value="1.0632258324362" calcext:value-type="float">
            <text:p>1,0632258324362</text:p>
          </table:table-cell>
          <table:table-cell/>
          <table:table-cell table:style-name="ce1" office:value-type="float" office:value="44" calcext:value-type="float">
            <text:p>44</text:p>
          </table:table-cell>
          <table:table-cell table:style-name="ce1" table:formula="of:=[.F216]/10" office:value-type="float" office:value="4.4" calcext:value-type="float">
            <text:p>4,4</text:p>
          </table:table-cell>
          <table:table-cell table:formula="of:=20*LOG([.$C$5]/SQRT(1+([.G216]/[.$C$10])^2))" office:value-type="float" office:value="-12.2469874694803" calcext:value-type="float">
            <text:p>-12,2469874694803</text:p>
          </table:table-cell>
          <table:table-cell table:style-name="ce2" table:formula="of:=DEGREES(-ATAN([.G216]/[.$C$10]))" office:value-type="float" office:value="-85.8206027067547" calcext:value-type="float">
            <text:p>-85,8206027067547</text:p>
          </table:table-cell>
          <table:table-cell table:number-columns-repeated="55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217]*0.001/[.$C$2]))" office:value-type="float" office:value="1.06784091496014" calcext:value-type="float">
            <text:p>1,06784091496014</text:p>
          </table:table-cell>
          <table:table-cell/>
          <table:table-cell table:style-name="ce1" office:value-type="float" office:value="45" calcext:value-type="float">
            <text:p>45</text:p>
          </table:table-cell>
          <table:table-cell table:style-name="ce1" table:formula="of:=[.F217]/10" office:value-type="float" office:value="4.5" calcext:value-type="float">
            <text:p>4,5</text:p>
          </table:table-cell>
          <table:table-cell table:formula="of:=20*LOG([.$C$5]/SQRT(1+([.G217]/[.$C$10])^2))" office:value-type="float" office:value="-12.4411702767367" calcext:value-type="float">
            <text:p>-12,4411702767367</text:p>
          </table:table-cell>
          <table:table-cell table:style-name="ce2" table:formula="of:=DEGREES(-ATAN([.G217]/[.$C$10]))" office:value-type="float" office:value="-85.9131599449355" calcext:value-type="float">
            <text:p>-85,9131599449355</text:p>
          </table:table-cell>
          <table:table-cell table:number-columns-repeated="55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218]*0.001/[.$C$2]))" office:value-type="float" office:value="1.07244668349628" calcext:value-type="float">
            <text:p>1,07244668349628</text:p>
          </table:table-cell>
          <table:table-cell/>
          <table:table-cell table:style-name="ce1" office:value-type="float" office:value="46" calcext:value-type="float">
            <text:p>46</text:p>
          </table:table-cell>
          <table:table-cell table:style-name="ce1" table:formula="of:=[.F218]/10" office:value-type="float" office:value="4.6" calcext:value-type="float">
            <text:p>4,6</text:p>
          </table:table-cell>
          <table:table-cell table:formula="of:=20*LOG([.$C$5]/SQRT(1+([.G218]/[.$C$10])^2))" office:value-type="float" office:value="-12.6311278869451" calcext:value-type="float">
            <text:p>-12,6311278869451</text:p>
          </table:table-cell>
          <table:table-cell table:style-name="ce2" table:formula="of:=DEGREES(-ATAN([.G218]/[.$C$10]))" office:value-type="float" office:value="-86.0017129595209" calcext:value-type="float">
            <text:p>-86,0017129595209</text:p>
          </table:table-cell>
          <table:table-cell table:number-columns-repeated="55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219]*0.001/[.$C$2]))" office:value-type="float" office:value="1.07704315684176" calcext:value-type="float">
            <text:p>1,07704315684176</text:p>
          </table:table-cell>
          <table:table-cell/>
          <table:table-cell table:style-name="ce1" office:value-type="float" office:value="47" calcext:value-type="float">
            <text:p>47</text:p>
          </table:table-cell>
          <table:table-cell table:style-name="ce1" table:formula="of:=[.F219]/10" office:value-type="float" office:value="4.7" calcext:value-type="float">
            <text:p>4,7</text:p>
          </table:table-cell>
          <table:table-cell table:formula="of:=20*LOG([.$C$5]/SQRT(1+([.G219]/[.$C$10])^2))" office:value-type="float" office:value="-12.8170393878102" calcext:value-type="float">
            <text:p>-12,8170393878102</text:p>
          </table:table-cell>
          <table:table-cell table:style-name="ce2" table:formula="of:=DEGREES(-ATAN([.G219]/[.$C$10]))" office:value-type="float" office:value="-86.0865156987" calcext:value-type="float">
            <text:p>-86,0865156987</text:p>
          </table:table-cell>
          <table:table-cell table:number-columns-repeated="55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220]*0.001/[.$C$2]))" office:value-type="float" office:value="1.0816303537558" calcext:value-type="float">
            <text:p>1,0816303537558</text:p>
          </table:table-cell>
          <table:table-cell/>
          <table:table-cell table:style-name="ce1" office:value-type="float" office:value="48" calcext:value-type="float">
            <text:p>48</text:p>
          </table:table-cell>
          <table:table-cell table:style-name="ce1" table:formula="of:=[.F220]/10" office:value-type="float" office:value="4.8" calcext:value-type="float">
            <text:p>4,8</text:p>
          </table:table-cell>
          <table:table-cell table:formula="of:=20*LOG([.$C$5]/SQRT(1+([.G220]/[.$C$10])^2))" office:value-type="float" office:value="-12.9990727700516" calcext:value-type="float">
            <text:p>-12,9990727700516</text:p>
          </table:table-cell>
          <table:table-cell table:style-name="ce2" table:formula="of:=DEGREES(-ATAN([.G220]/[.$C$10]))" office:value-type="float" office:value="-86.1678011129642" calcext:value-type="float">
            <text:p>-86,1678011129642</text:p>
          </table:table-cell>
          <table:table-cell table:number-columns-repeated="55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221]*0.001/[.$C$2]))" office:value-type="float" office:value="1.08620829295973" calcext:value-type="float">
            <text:p>1,08620829295973</text:p>
          </table:table-cell>
          <table:table-cell/>
          <table:table-cell table:style-name="ce1" office:value-type="float" office:value="49" calcext:value-type="float">
            <text:p>49</text:p>
          </table:table-cell>
          <table:table-cell table:style-name="ce1" table:formula="of:=[.F221]/10" office:value-type="float" office:value="4.9" calcext:value-type="float">
            <text:p>4,9</text:p>
          </table:table-cell>
          <table:table-cell table:formula="of:=20*LOG([.$C$5]/SQRT(1+([.G221]/[.$C$10])^2))" office:value-type="float" office:value="-13.1773858214411" calcext:value-type="float">
            <text:p>-13,1773858214411</text:p>
          </table:table-cell>
          <table:table-cell table:style-name="ce2" table:formula="of:=DEGREES(-ATAN([.G221]/[.$C$10]))" office:value-type="float" office:value="-86.2457832783062" calcext:value-type="float">
            <text:p>-86,2457832783062</text:p>
          </table:table-cell>
          <table:table-cell table:number-columns-repeated="55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222]*0.001/[.$C$2]))" office:value-type="float" office:value="1.09077699313712" calcext:value-type="float">
            <text:p>1,09077699313712</text:p>
          </table:table-cell>
          <table:table-cell/>
          <table:table-cell table:style-name="ce1" office:value-type="float" office:value="50" calcext:value-type="float">
            <text:p>50</text:p>
          </table:table-cell>
          <table:table-cell table:style-name="ce1" table:formula="of:=[.F222]/10" office:value-type="float" office:value="5" calcext:value-type="float">
            <text:p>5</text:p>
          </table:table-cell>
          <table:table-cell table:formula="of:=20*LOG([.$C$5]/SQRT(1+([.G222]/[.$C$10])^2))" office:value-type="float" office:value="-13.3521269329986" calcext:value-type="float">
            <text:p>-13,3521269329986</text:p>
          </table:table-cell>
          <table:table-cell table:style-name="ce2" table:formula="of:=DEGREES(-ATAN([.G222]/[.$C$10]))" office:value-type="float" office:value="-86.3206592672552" calcext:value-type="float">
            <text:p>-86,3206592672552</text:p>
          </table:table-cell>
          <table:table-cell table:number-columns-repeated="55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223]*0.001/[.$C$2]))" office:value-type="float" office:value="1.09533647293384" calcext:value-type="float">
            <text:p>1,09533647293384</text:p>
          </table:table-cell>
          <table:table-cell/>
          <table:table-cell table:style-name="ce1" office:value-type="float" office:value="51" calcext:value-type="float">
            <text:p>51</text:p>
          </table:table-cell>
          <table:table-cell table:style-name="ce1" table:formula="of:=[.F223]/10" office:value-type="float" office:value="5.1" calcext:value-type="float">
            <text:p>5,1</text:p>
          </table:table-cell>
          <table:table-cell table:formula="of:=20*LOG([.$C$5]/SQRT(1+([.G223]/[.$C$10])^2))" office:value-type="float" office:value="-13.5234358274543" calcext:value-type="float">
            <text:p>-13,5234358274543</text:p>
          </table:table-cell>
          <table:table-cell table:style-name="ce2" table:formula="of:=DEGREES(-ATAN([.G223]/[.$C$10]))" office:value-type="float" office:value="-86.3926108019615" calcext:value-type="float">
            <text:p>-86,3926108019615</text:p>
          </table:table-cell>
          <table:table-cell table:number-columns-repeated="55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224]*0.001/[.$C$2]))" office:value-type="float" office:value="1.09988675095811" calcext:value-type="float">
            <text:p>1,09988675095811</text:p>
          </table:table-cell>
          <table:table-cell/>
          <table:table-cell table:style-name="ce1" office:value-type="float" office:value="52" calcext:value-type="float">
            <text:p>52</text:p>
          </table:table-cell>
          <table:table-cell table:style-name="ce1" table:formula="of:=[.F224]/10" office:value-type="float" office:value="5.2" calcext:value-type="float">
            <text:p>5,2</text:p>
          </table:table-cell>
          <table:table-cell table:formula="of:=20*LOG([.$C$5]/SQRT(1+([.G224]/[.$C$10])^2))" office:value-type="float" office:value="-13.6914442187615" calcext:value-type="float">
            <text:p>-13,6914442187615</text:p>
          </table:table-cell>
          <table:table-cell table:style-name="ce2" table:formula="of:=DEGREES(-ATAN([.G224]/[.$C$10]))" office:value-type="float" office:value="-86.4618057183499" calcext:value-type="float">
            <text:p>-86,4618057183499</text:p>
          </table:table-cell>
          <table:table-cell table:number-columns-repeated="55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225]*0.001/[.$C$2]))" office:value-type="float" office:value="1.10442784578061" calcext:value-type="float">
            <text:p>1,10442784578061</text:p>
          </table:table-cell>
          <table:table-cell/>
          <table:table-cell table:style-name="ce1" office:value-type="float" office:value="53" calcext:value-type="float">
            <text:p>53</text:p>
          </table:table-cell>
          <table:table-cell table:style-name="ce1" table:formula="of:=[.F225]/10" office:value-type="float" office:value="5.3" calcext:value-type="float">
            <text:p>5,3</text:p>
          </table:table-cell>
          <table:table-cell table:formula="of:=20*LOG([.$C$5]/SQRT(1+([.G225]/[.$C$10])^2))" office:value-type="float" office:value="-13.856276410312" calcext:value-type="float">
            <text:p>-13,856276410312</text:p>
          </table:table-cell>
          <table:table-cell table:style-name="ce2" table:formula="of:=DEGREES(-ATAN([.G225]/[.$C$10]))" office:value-type="float" office:value="-86.5283992660302" calcext:value-type="float">
            <text:p>-86,5283992660302</text:p>
          </table:table-cell>
          <table:table-cell table:number-columns-repeated="5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226]*0.001/[.$C$2]))" office:value-type="float" office:value="1.10895977593453" calcext:value-type="float">
            <text:p>1,10895977593453</text:p>
          </table:table-cell>
          <table:table-cell/>
          <table:table-cell table:style-name="ce1" office:value-type="float" office:value="54" calcext:value-type="float">
            <text:p>54</text:p>
          </table:table-cell>
          <table:table-cell table:style-name="ce1" table:formula="of:=[.F226]/10" office:value-type="float" office:value="5.4" calcext:value-type="float">
            <text:p>5,4</text:p>
          </table:table-cell>
          <table:table-cell table:formula="of:=20*LOG([.$C$5]/SQRT(1+([.G226]/[.$C$10])^2))" office:value-type="float" office:value="-14.0180498385385" calcext:value-type="float">
            <text:p>-14,0180498385385</text:p>
          </table:table-cell>
          <table:table-cell table:style-name="ce2" table:formula="of:=DEGREES(-ATAN([.G226]/[.$C$10]))" office:value-type="float" office:value="-86.5925352650396" calcext:value-type="float">
            <text:p>-86,5925352650396</text:p>
          </table:table-cell>
          <table:table-cell table:number-columns-repeated="5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227]*0.001/[.$C$2]))" office:value-type="float" office:value="1.11348255991567" calcext:value-type="float">
            <text:p>1,11348255991567</text:p>
          </table:table-cell>
          <table:table-cell/>
          <table:table-cell table:style-name="ce1" office:value-type="float" office:value="55" calcext:value-type="float">
            <text:p>55</text:p>
          </table:table-cell>
          <table:table-cell table:style-name="ce1" table:formula="of:=[.F227]/10" office:value-type="float" office:value="5.5" calcext:value-type="float">
            <text:p>5,5</text:p>
          </table:table-cell>
          <table:table-cell table:formula="of:=20*LOG([.$C$5]/SQRT(1+([.G227]/[.$C$10])^2))" office:value-type="float" office:value="-14.1768755677556" calcext:value-type="float">
            <text:p>-14,1768755677556</text:p>
          </table:table-cell>
          <table:table-cell table:style-name="ce2" table:formula="of:=DEGREES(-ATAN([.G227]/[.$C$10]))" office:value-type="float" office:value="-86.6543471374613" calcext:value-type="float">
            <text:p>-86,6543471374613</text:p>
          </table:table-cell>
          <table:table-cell table:number-columns-repeated="55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228]*0.001/[.$C$2]))" office:value-type="float" office:value="1.11799621618249" calcext:value-type="float">
            <text:p>1,11799621618249</text:p>
          </table:table-cell>
          <table:table-cell/>
          <table:table-cell table:style-name="ce1" office:value-type="float" office:value="56" calcext:value-type="float">
            <text:p>56</text:p>
          </table:table-cell>
          <table:table-cell table:style-name="ce1" table:formula="of:=[.F228]/10" office:value-type="float" office:value="5.6" calcext:value-type="float">
            <text:p>5,6</text:p>
          </table:table-cell>
          <table:table-cell table:formula="of:=20*LOG([.$C$5]/SQRT(1+([.G228]/[.$C$10])^2))" office:value-type="float" office:value="-14.3328587413764" calcext:value-type="float">
            <text:p>-14,3328587413764</text:p>
          </table:table-cell>
          <table:table-cell table:style-name="ce2" table:formula="of:=DEGREES(-ATAN([.G228]/[.$C$10]))" office:value-type="float" office:value="-86.7139588294114" calcext:value-type="float">
            <text:p>-86,7139588294114</text:p>
          </table:table-cell>
          <table:table-cell table:number-columns-repeated="55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229]*0.001/[.$C$2]))" office:value-type="float" office:value="1.12250076315621" calcext:value-type="float">
            <text:p>1,12250076315621</text:p>
          </table:table-cell>
          <table:table-cell/>
          <table:table-cell table:style-name="ce1" office:value-type="float" office:value="57" calcext:value-type="float">
            <text:p>57</text:p>
          </table:table-cell>
          <table:table-cell table:style-name="ce1" table:formula="of:=[.F229]/10" office:value-type="float" office:value="5.7" calcext:value-type="float">
            <text:p>5,7</text:p>
          </table:table-cell>
          <table:table-cell table:formula="of:=20*LOG([.$C$5]/SQRT(1+([.G229]/[.$C$10])^2))" office:value-type="float" office:value="-14.4860989940224" calcext:value-type="float">
            <text:p>-14,4860989940224</text:p>
          </table:table-cell>
          <table:table-cell table:style-name="ce2" table:formula="of:=DEGREES(-ATAN([.G229]/[.$C$10]))" office:value-type="float" office:value="-86.7714856367364" calcext:value-type="float">
            <text:p>-86,7714856367364</text:p>
          </table:table-cell>
          <table:table-cell table:number-columns-repeated="55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230]*0.001/[.$C$2]))" office:value-type="float" office:value="1.12699621922085" calcext:value-type="float">
            <text:p>1,12699621922085</text:p>
          </table:table-cell>
          <table:table-cell/>
          <table:table-cell table:style-name="ce1" office:value-type="float" office:value="58" calcext:value-type="float">
            <text:p>58</text:p>
          </table:table-cell>
          <table:table-cell table:style-name="ce1" table:formula="of:=[.F230]/10" office:value-type="float" office:value="5.8" calcext:value-type="float">
            <text:p>5,8</text:p>
          </table:table-cell>
          <table:table-cell table:formula="of:=20*LOG([.$C$5]/SQRT(1+([.G230]/[.$C$10])^2))" office:value-type="float" office:value="-14.6366908285114" calcext:value-type="float">
            <text:p>-14,6366908285114</text:p>
          </table:table-cell>
          <table:table-cell table:style-name="ce2" table:formula="of:=DEGREES(-ATAN([.G230]/[.$C$10]))" office:value-type="float" office:value="-86.8270349459396" calcext:value-type="float">
            <text:p>-86,8270349459396</text:p>
          </table:table-cell>
          <table:table-cell table:number-columns-repeated="55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231]*0.001/[.$C$2]))" office:value-type="float" office:value="1.13148260272337" calcext:value-type="float">
            <text:p>1,13148260272337</text:p>
          </table:table-cell>
          <table:table-cell/>
          <table:table-cell table:style-name="ce1" office:value-type="float" office:value="59" calcext:value-type="float">
            <text:p>59</text:p>
          </table:table-cell>
          <table:table-cell table:style-name="ce1" table:formula="of:=[.F231]/10" office:value-type="float" office:value="5.9" calcext:value-type="float">
            <text:p>5,9</text:p>
          </table:table-cell>
          <table:table-cell table:formula="of:=20*LOG([.$C$5]/SQRT(1+([.G231]/[.$C$10])^2))" office:value-type="float" office:value="-14.7847239612428" calcext:value-type="float">
            <text:p>-14,7847239612428</text:p>
          </table:table-cell>
          <table:table-cell table:style-name="ce2" table:formula="of:=DEGREES(-ATAN([.G231]/[.$C$10]))" office:value-type="float" office:value="-86.8807069003108" calcext:value-type="float">
            <text:p>-86,8807069003108</text:p>
          </table:table-cell>
          <table:table-cell table:number-columns-repeated="55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232]*0.001/[.$C$2]))" office:value-type="float" office:value="1.13595993197366" calcext:value-type="float">
            <text:p>1,13595993197366</text:p>
          </table:table-cell>
          <table:table-cell/>
          <table:table-cell table:style-name="ce1" office:value-type="float" office:value="60" calcext:value-type="float">
            <text:p>60</text:p>
          </table:table-cell>
          <table:table-cell table:style-name="ce1" table:formula="of:=[.F232]/10" office:value-type="float" office:value="6" calcext:value-type="float">
            <text:p>6</text:p>
          </table:table-cell>
          <table:table-cell table:formula="of:=20*LOG([.$C$5]/SQRT(1+([.G232]/[.$C$10])^2))" office:value-type="float" office:value="-14.930283639096" calcext:value-type="float">
            <text:p>-14,930283639096</text:p>
          </table:table-cell>
          <table:table-cell table:style-name="ce2" table:formula="of:=DEGREES(-ATAN([.G232]/[.$C$10]))" office:value-type="float" office:value="-86.9325949999119" calcext:value-type="float">
            <text:p>-86,9325949999119</text:p>
          </table:table-cell>
          <table:table-cell table:number-columns-repeated="55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233]*0.001/[.$C$2]))" office:value-type="float" office:value="1.14042822524467" calcext:value-type="float">
            <text:p>1,14042822524467</text:p>
          </table:table-cell>
          <table:table-cell/>
          <table:table-cell table:style-name="ce1" office:value-type="float" office:value="61" calcext:value-type="float">
            <text:p>61</text:p>
          </table:table-cell>
          <table:table-cell table:style-name="ce1" table:formula="of:=[.F233]/10" office:value-type="float" office:value="6.1" calcext:value-type="float">
            <text:p>6,1</text:p>
          </table:table-cell>
          <table:table-cell table:formula="of:=20*LOG([.$C$5]/SQRT(1+([.G233]/[.$C$10])^2))" office:value-type="float" office:value="-15.073450930608" calcext:value-type="float">
            <text:p>-15,073450930608</text:p>
          </table:table-cell>
          <table:table-cell table:style-name="ce2" table:formula="of:=DEGREES(-ATAN([.G233]/[.$C$10]))" office:value-type="float" office:value="-86.9827866429519" calcext:value-type="float">
            <text:p>-86,9827866429519</text:p>
          </table:table-cell>
          <table:table-cell table:number-columns-repeated="55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234]*0.001/[.$C$2]))" office:value-type="float" office:value="1.14488750077249" calcext:value-type="float">
            <text:p>1,14488750077249</text:p>
          </table:table-cell>
          <table:table-cell/>
          <table:table-cell table:style-name="ce1" office:value-type="float" office:value="62" calcext:value-type="float">
            <text:p>62</text:p>
          </table:table-cell>
          <table:table-cell table:style-name="ce1" table:formula="of:=[.F234]/10" office:value-type="float" office:value="6.2" calcext:value-type="float">
            <text:p>6,2</text:p>
          </table:table-cell>
          <table:table-cell table:formula="of:=20*LOG([.$C$5]/SQRT(1+([.G234]/[.$C$10])^2))" office:value-type="float" office:value="-15.2143029938876" calcext:value-type="float">
            <text:p>-15,2143029938876</text:p>
          </table:table-cell>
          <table:table-cell table:style-name="ce2" table:formula="of:=DEGREES(-ATAN([.G234]/[.$C$10]))" office:value-type="float" office:value="-87.031363615115" calcext:value-type="float">
            <text:p>-87,031363615115</text:p>
          </table:table-cell>
          <table:table-cell table:number-columns-repeated="55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235]*0.001/[.$C$2]))" office:value-type="float" office:value="1.14933777675639" calcext:value-type="float">
            <text:p>1,14933777675639</text:p>
          </table:table-cell>
          <table:table-cell/>
          <table:table-cell table:style-name="ce1" office:value-type="float" office:value="63" calcext:value-type="float">
            <text:p>63</text:p>
          </table:table-cell>
          <table:table-cell table:style-name="ce1" table:formula="of:=[.F235]/10" office:value-type="float" office:value="6.3" calcext:value-type="float">
            <text:p>6,3</text:p>
          </table:table-cell>
          <table:table-cell table:formula="of:=20*LOG([.$C$5]/SQRT(1+([.G235]/[.$C$10])^2))" office:value-type="float" office:value="-15.3529133234541" calcext:value-type="float">
            <text:p>-15,3529133234541</text:p>
          </table:table-cell>
          <table:table-cell table:style-name="ce2" table:formula="of:=DEGREES(-ATAN([.G235]/[.$C$10]))" office:value-type="float" office:value="-87.0784025325849" calcext:value-type="float">
            <text:p>-87,0784025325849</text:p>
          </table:table-cell>
          <table:table-cell table:number-columns-repeated="55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236]*0.001/[.$C$2]))" office:value-type="float" office:value="1.15377907135892" calcext:value-type="float">
            <text:p>1,15377907135892</text:p>
          </table:table-cell>
          <table:table-cell/>
          <table:table-cell table:style-name="ce1" office:value-type="float" office:value="64" calcext:value-type="float">
            <text:p>64</text:p>
          </table:table-cell>
          <table:table-cell table:style-name="ce1" table:formula="of:=[.F236]/10" office:value-type="float" office:value="6.4" calcext:value-type="float">
            <text:p>6,4</text:p>
          </table:table-cell>
          <table:table-cell table:formula="of:=20*LOG([.$C$5]/SQRT(1+([.G236]/[.$C$10])^2))" office:value-type="float" office:value="-15.4893519779548" calcext:value-type="float">
            <text:p>-15,4893519779548</text:p>
          </table:table-cell>
          <table:table-cell table:style-name="ce2" table:formula="of:=DEGREES(-ATAN([.G236]/[.$C$10]))" office:value-type="float" office:value="-87.1239752437915" calcext:value-type="float">
            <text:p>-87,1239752437915</text:p>
          </table:table-cell>
          <table:table-cell table:number-columns-repeated="55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237]*0.001/[.$C$2]))" office:value-type="float" office:value="1.15821140270596" calcext:value-type="float">
            <text:p>1,15821140270596</text:p>
          </table:table-cell>
          <table:table-cell/>
          <table:table-cell table:style-name="ce1" office:value-type="float" office:value="65" calcext:value-type="float">
            <text:p>65</text:p>
          </table:table-cell>
          <table:table-cell table:style-name="ce1" table:formula="of:=[.F237]/10" office:value-type="float" office:value="6.5" calcext:value-type="float">
            <text:p>6,5</text:p>
          </table:table-cell>
          <table:table-cell table:formula="of:=20*LOG([.$C$5]/SQRT(1+([.G237]/[.$C$10])^2))" office:value-type="float" office:value="-15.6236857905064" calcext:value-type="float">
            <text:p>-15,6236857905064</text:p>
          </table:table-cell>
          <table:table-cell table:style-name="ce2" table:formula="of:=DEGREES(-ATAN([.G237]/[.$C$10]))" office:value-type="float" office:value="-87.1681491942962" calcext:value-type="float">
            <text:p>-87,1681491942962</text:p>
          </table:table-cell>
          <table:table-cell table:number-columns-repeated="55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238]*0.001/[.$C$2]))" office:value-type="float" office:value="1.16263478888682" calcext:value-type="float">
            <text:p>1,16263478888682</text:p>
          </table:table-cell>
          <table:table-cell/>
          <table:table-cell table:style-name="ce1" office:value-type="float" office:value="66" calcext:value-type="float">
            <text:p>66</text:p>
          </table:table-cell>
          <table:table-cell table:style-name="ce1" table:formula="of:=[.F238]/10" office:value-type="float" office:value="6.6" calcext:value-type="float">
            <text:p>6,6</text:p>
          </table:table-cell>
          <table:table-cell table:formula="of:=20*LOG([.$C$5]/SQRT(1+([.G238]/[.$C$10])^2))" office:value-type="float" office:value="-15.7559785632232" calcext:value-type="float">
            <text:p>-15,7559785632232</text:p>
          </table:table-cell>
          <table:table-cell table:style-name="ce2" table:formula="of:=DEGREES(-ATAN([.G238]/[.$C$10]))" office:value-type="float" office:value="-87.2109877586978" calcext:value-type="float">
            <text:p>-87,2109877586978</text:p>
          </table:table-cell>
          <table:table-cell table:number-columns-repeated="55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239]*0.001/[.$C$2]))" office:value-type="float" office:value="1.1670492479543" calcext:value-type="float">
            <text:p>1,1670492479543</text:p>
          </table:table-cell>
          <table:table-cell/>
          <table:table-cell table:style-name="ce1" office:value-type="float" office:value="67" calcext:value-type="float">
            <text:p>67</text:p>
          </table:table-cell>
          <table:table-cell table:style-name="ce1" table:formula="of:=[.F239]/10" office:value-type="float" office:value="6.7" calcext:value-type="float">
            <text:p>6,7</text:p>
          </table:table-cell>
          <table:table-cell table:formula="of:=20*LOG([.$C$5]/SQRT(1+([.G239]/[.$C$10])^2))" office:value-type="float" office:value="-15.8862912473342" calcext:value-type="float">
            <text:p>-15,8862912473342</text:p>
          </table:table-cell>
          <table:table-cell table:style-name="ce2" table:formula="of:=DEGREES(-ATAN([.G239]/[.$C$10]))" office:value-type="float" office:value="-87.2525505429831" calcext:value-type="float">
            <text:p>-87,2525505429831</text:p>
          </table:table-cell>
          <table:table-cell table:number-columns-repeated="55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240]*0.001/[.$C$2]))" office:value-type="float" office:value="1.17145479792478" calcext:value-type="float">
            <text:p>1,17145479792478</text:p>
          </table:table-cell>
          <table:table-cell/>
          <table:table-cell table:style-name="ce1" office:value-type="float" office:value="68" calcext:value-type="float">
            <text:p>68</text:p>
          </table:table-cell>
          <table:table-cell table:style-name="ce1" table:formula="of:=[.F240]/10" office:value-type="float" office:value="6.8" calcext:value-type="float">
            <text:p>6,8</text:p>
          </table:table-cell>
          <table:table-cell table:formula="of:=20*LOG([.$C$5]/SQRT(1+([.G240]/[.$C$10])^2))" office:value-type="float" office:value="-16.0146821101483" calcext:value-type="float">
            <text:p>-16,0146821101483</text:p>
          </table:table-cell>
          <table:table-cell table:style-name="ce2" table:formula="of:=DEGREES(-ATAN([.G240]/[.$C$10]))" office:value-type="float" office:value="-87.2928936603451" calcext:value-type="float">
            <text:p>-87,2928936603451</text:p>
          </table:table-cell>
          <table:table-cell table:number-columns-repeated="55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241]*0.001/[.$C$2]))" office:value-type="float" office:value="1.17585145677825" calcext:value-type="float">
            <text:p>1,17585145677825</text:p>
          </table:table-cell>
          <table:table-cell/>
          <table:table-cell table:style-name="ce1" office:value-type="float" office:value="69" calcext:value-type="float">
            <text:p>69</text:p>
          </table:table-cell>
          <table:table-cell table:style-name="ce1" table:formula="of:=[.F241]/10" office:value-type="float" office:value="6.9" calcext:value-type="float">
            <text:p>6,9</text:p>
          </table:table-cell>
          <table:table-cell table:formula="of:=20*LOG([.$C$5]/SQRT(1+([.G241]/[.$C$10])^2))" office:value-type="float" office:value="-16.1412068900002" calcext:value-type="float">
            <text:p>-16,1412068900002</text:p>
          </table:table-cell>
          <table:table-cell table:style-name="ce2" table:formula="of:=DEGREES(-ATAN([.G241]/[.$C$10]))" office:value-type="float" office:value="-87.3320699831443" calcext:value-type="float">
            <text:p>-87,3320699831443</text:p>
          </table:table-cell>
          <table:table-cell table:number-columns-repeated="55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242]*0.001/[.$C$2]))" office:value-type="float" office:value="1.18023924245845" calcext:value-type="float">
            <text:p>1,18023924245845</text:p>
          </table:table-cell>
          <table:table-cell/>
          <table:table-cell table:style-name="ce1" office:value-type="float" office:value="70" calcext:value-type="float">
            <text:p>70</text:p>
          </table:table-cell>
          <table:table-cell table:style-name="ce1" table:formula="of:=[.F242]/10" office:value-type="float" office:value="7" calcext:value-type="float">
            <text:p>7</text:p>
          </table:table-cell>
          <table:table-cell table:formula="of:=20*LOG([.$C$5]/SQRT(1+([.G242]/[.$C$10])^2))" office:value-type="float" office:value="-16.2659189401999" calcext:value-type="float">
            <text:p>-16,2659189401999</text:p>
          </table:table-cell>
          <table:table-cell table:style-name="ce2" table:formula="of:=DEGREES(-ATAN([.G242]/[.$C$10]))" office:value-type="float" office:value="-87.3701293733844" calcext:value-type="float">
            <text:p>-87,3701293733844</text:p>
          </table:table-cell>
          <table:table-cell table:number-columns-repeated="55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243]*0.001/[.$C$2]))" office:value-type="float" office:value="1.18461817287287" calcext:value-type="float">
            <text:p>1,18461817287287</text:p>
          </table:table-cell>
          <table:table-cell/>
          <table:table-cell table:style-name="ce1" office:value-type="float" office:value="71" calcext:value-type="float">
            <text:p>71</text:p>
          </table:table-cell>
          <table:table-cell table:style-name="ce1" table:formula="of:=[.F243]/10" office:value-type="float" office:value="7.1" calcext:value-type="float">
            <text:p>7,1</text:p>
          </table:table-cell>
          <table:table-cell table:formula="of:=20*LOG([.$C$5]/SQRT(1+([.G243]/[.$C$10])^2))" office:value-type="float" office:value="-16.3888693629044" calcext:value-type="float">
            <text:p>-16,3888693629044</text:p>
          </table:table-cell>
          <table:table-cell table:style-name="ce2" table:formula="of:=DEGREES(-ATAN([.G243]/[.$C$10]))" office:value-type="float" office:value="-87.4071188938081" calcext:value-type="float">
            <text:p>-87,4071188938081</text:p>
          </table:table-cell>
          <table:table-cell table:number-columns-repeated="55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244]*0.001/[.$C$2]))" office:value-type="float" office:value="1.1889882658929" calcext:value-type="float">
            <text:p>1,1889882658929</text:p>
          </table:table-cell>
          <table:table-cell/>
          <table:table-cell table:style-name="ce1" office:value-type="float" office:value="72" calcext:value-type="float">
            <text:p>72</text:p>
          </table:table-cell>
          <table:table-cell table:style-name="ce1" table:formula="of:=[.F244]/10" office:value-type="float" office:value="7.2" calcext:value-type="float">
            <text:p>7,2</text:p>
          </table:table-cell>
          <table:table-cell table:formula="of:=20*LOG([.$C$5]/SQRT(1+([.G244]/[.$C$10])^2))" office:value-type="float" office:value="-16.5101071337474" calcext:value-type="float">
            <text:p>-16,5101071337474</text:p>
          </table:table-cell>
          <table:table-cell table:style-name="ce2" table:formula="of:=DEGREES(-ATAN([.G244]/[.$C$10]))" office:value-type="float" office:value="-87.4430830014879" calcext:value-type="float">
            <text:p>-87,4430830014879</text:p>
          </table:table-cell>
          <table:table-cell table:number-columns-repeated="55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245]*0.001/[.$C$2]))" office:value-type="float" office:value="1.19334953935382" calcext:value-type="float">
            <text:p>1,19334953935382</text:p>
          </table:table-cell>
          <table:table-cell/>
          <table:table-cell table:style-name="ce1" office:value-type="float" office:value="73" calcext:value-type="float">
            <text:p>73</text:p>
          </table:table-cell>
          <table:table-cell table:style-name="ce1" table:formula="of:=[.F245]/10" office:value-type="float" office:value="7.3" calcext:value-type="float">
            <text:p>7,3</text:p>
          </table:table-cell>
          <table:table-cell table:formula="of:=20*LOG([.$C$5]/SQRT(1+([.G245]/[.$C$10])^2))" office:value-type="float" office:value="-16.6296792179789" calcext:value-type="float">
            <text:p>-16,6296792179789</text:p>
          </table:table-cell>
          <table:table-cell table:style-name="ce2" table:formula="of:=DEGREES(-ATAN([.G245]/[.$C$10]))" office:value-type="float" office:value="-87.47806372558" calcext:value-type="float">
            <text:p>-87,47806372558</text:p>
          </table:table-cell>
          <table:table-cell table:number-columns-repeated="55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246]*0.001/[.$C$2]))" office:value-type="float" office:value="1.19770201105494" calcext:value-type="float">
            <text:p>1,19770201105494</text:p>
          </table:table-cell>
          <table:table-cell/>
          <table:table-cell table:style-name="ce1" office:value-type="float" office:value="74" calcext:value-type="float">
            <text:p>74</text:p>
          </table:table-cell>
          <table:table-cell table:style-name="ce1" table:formula="of:=[.F246]/10" office:value-type="float" office:value="7.4" calcext:value-type="float">
            <text:p>7,4</text:p>
          </table:table-cell>
          <table:table-cell table:formula="of:=20*LOG([.$C$5]/SQRT(1+([.G246]/[.$C$10])^2))" office:value-type="float" office:value="-16.7476306787986" calcext:value-type="float">
            <text:p>-16,7476306787986</text:p>
          </table:table-cell>
          <table:table-cell table:style-name="ce2" table:formula="of:=DEGREES(-ATAN([.G246]/[.$C$10]))" office:value-type="float" office:value="-87.5121008307317" calcext:value-type="float">
            <text:p>-87,5121008307317</text:p>
          </table:table-cell>
          <table:table-cell table:number-columns-repeated="55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247]*0.001/[.$C$2]))" office:value-type="float" office:value="1.20204569875965" calcext:value-type="float">
            <text:p>1,20204569875965</text:p>
          </table:table-cell>
          <table:table-cell/>
          <table:table-cell table:style-name="ce1" office:value-type="float" office:value="75" calcext:value-type="float">
            <text:p>75</text:p>
          </table:table-cell>
          <table:table-cell table:style-name="ce1" table:formula="of:=[.F247]/10" office:value-type="float" office:value="7.5" calcext:value-type="float">
            <text:p>7,5</text:p>
          </table:table-cell>
          <table:table-cell table:formula="of:=20*LOG([.$C$5]/SQRT(1+([.G247]/[.$C$10])^2))" office:value-type="float" office:value="-16.8640047785032" calcext:value-type="float">
            <text:p>-16,8640047785032</text:p>
          </table:table-cell>
          <table:table-cell table:style-name="ce2" table:formula="of:=DEGREES(-ATAN([.G247]/[.$C$10]))" office:value-type="float" office:value="-87.545231967475" calcext:value-type="float">
            <text:p>-87,545231967475</text:p>
          </table:table-cell>
          <table:table-cell table:number-columns-repeated="55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248]*0.001/[.$C$2]))" office:value-type="float" office:value="1.20638062019549" calcext:value-type="float">
            <text:p>1,20638062019549</text:p>
          </table:table-cell>
          <table:table-cell/>
          <table:table-cell table:style-name="ce1" office:value-type="float" office:value="76" calcext:value-type="float">
            <text:p>76</text:p>
          </table:table-cell>
          <table:table-cell table:style-name="ce1" table:formula="of:=[.F248]/10" office:value-type="float" office:value="7.6" calcext:value-type="float">
            <text:p>7,6</text:p>
          </table:table-cell>
          <table:table-cell table:formula="of:=20*LOG([.$C$5]/SQRT(1+([.G248]/[.$C$10])^2))" office:value-type="float" office:value="-16.9788430730107" calcext:value-type="float">
            <text:p>-16,9788430730107</text:p>
          </table:table-cell>
          <table:table-cell table:style-name="ce2" table:formula="of:=DEGREES(-ATAN([.G248]/[.$C$10]))" office:value-type="float" office:value="-87.5774928107987" calcext:value-type="float">
            <text:p>-87,5774928107987</text:p>
          </table:table-cell>
          <table:table-cell table:number-columns-repeated="55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249]*0.001/[.$C$2]))" office:value-type="float" office:value="1.2107067930542" calcext:value-type="float">
            <text:p>1,2107067930542</text:p>
          </table:table-cell>
          <table:table-cell/>
          <table:table-cell table:style-name="ce1" office:value-type="float" office:value="77" calcext:value-type="float">
            <text:p>77</text:p>
          </table:table-cell>
          <table:table-cell table:style-name="ce1" table:formula="of:=[.F249]/10" office:value-type="float" office:value="7.7" calcext:value-type="float">
            <text:p>7,7</text:p>
          </table:table-cell>
          <table:table-cell table:formula="of:=20*LOG([.$C$5]/SQRT(1+([.G249]/[.$C$10])^2))" office:value-type="float" office:value="-17.0921855002754" calcext:value-type="float">
            <text:p>-17,0921855002754</text:p>
          </table:table-cell>
          <table:table-cell table:style-name="ce2" table:formula="of:=DEGREES(-ATAN([.G249]/[.$C$10]))" office:value-type="float" office:value="-87.6089171879682" calcext:value-type="float">
            <text:p>-87,6089171879682</text:p>
          </table:table-cell>
          <table:table-cell table:number-columns-repeated="55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250]*0.001/[.$C$2]))" office:value-type="float" office:value="1.21502423499185" calcext:value-type="float">
            <text:p>1,21502423499185</text:p>
          </table:table-cell>
          <table:table-cell/>
          <table:table-cell table:style-name="ce1" office:value-type="float" office:value="78" calcext:value-type="float">
            <text:p>78</text:p>
          </table:table-cell>
          <table:table-cell table:style-name="ce1" table:formula="of:=[.F250]/10" office:value-type="float" office:value="7.8" calcext:value-type="float">
            <text:p>7,8</text:p>
          </table:table-cell>
          <table:table-cell table:formula="of:=20*LOG([.$C$5]/SQRT(1+([.G250]/[.$C$10])^2))" office:value-type="float" office:value="-17.2040704630583" calcext:value-type="float">
            <text:p>-17,2040704630583</text:p>
          </table:table-cell>
          <table:table-cell table:style-name="ce2" table:formula="of:=DEGREES(-ATAN([.G250]/[.$C$10]))" office:value-type="float" office:value="-87.6395371965537" calcext:value-type="float">
            <text:p>-87,6395371965537</text:p>
          </table:table-cell>
          <table:table-cell table:number-columns-repeated="55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251]*0.001/[.$C$2]))" office:value-type="float" office:value="1.21933296362885" calcext:value-type="float">
            <text:p>1,21933296362885</text:p>
          </table:table-cell>
          <table:table-cell/>
          <table:table-cell table:style-name="ce1" office:value-type="float" office:value="79" calcext:value-type="float">
            <text:p>79</text:p>
          </table:table-cell>
          <table:table-cell table:style-name="ce1" table:formula="of:=[.F251]/10" office:value-type="float" office:value="7.9" calcext:value-type="float">
            <text:p>7,9</text:p>
          </table:table-cell>
          <table:table-cell table:formula="of:=20*LOG([.$C$5]/SQRT(1+([.G251]/[.$C$10])^2))" office:value-type="float" office:value="-17.3145349064822" calcext:value-type="float">
            <text:p>-17,3145349064822</text:p>
          </table:table-cell>
          <table:table-cell table:style-name="ce2" table:formula="of:=DEGREES(-ATAN([.G251]/[.$C$10]))" office:value-type="float" office:value="-87.6693833135301" calcext:value-type="float">
            <text:p>-87,6693833135301</text:p>
          </table:table-cell>
          <table:table-cell table:number-columns-repeated="55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252]*0.001/[.$C$2]))" office:value-type="float" office:value="1.22363299655006" calcext:value-type="float">
            <text:p>1,22363299655006</text:p>
          </table:table-cell>
          <table:table-cell/>
          <table:table-cell table:style-name="ce1" office:value-type="float" office:value="80" calcext:value-type="float">
            <text:p>80</text:p>
          </table:table-cell>
          <table:table-cell table:style-name="ce1" table:formula="of:=[.F252]/10" office:value-type="float" office:value="8" calcext:value-type="float">
            <text:p>8</text:p>
          </table:table-cell>
          <table:table-cell table:formula="of:=20*LOG([.$C$5]/SQRT(1+([.G252]/[.$C$10])^2))" office:value-type="float" office:value="-17.4236143907576" calcext:value-type="float">
            <text:p>-17,4236143907576</text:p>
          </table:table-cell>
          <table:table-cell table:style-name="ce2" table:formula="of:=DEGREES(-ATAN([.G252]/[.$C$10]))" office:value-type="float" office:value="-87.6984844962266" calcext:value-type="float">
            <text:p>-87,6984844962266</text:p>
          </table:table-cell>
          <table:table-cell table:number-columns-repeated="55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253]*0.001/[.$C$2]))" office:value-type="float" office:value="1.22792435130485" calcext:value-type="float">
            <text:p>1,22792435130485</text:p>
          </table:table-cell>
          <table:table-cell/>
          <table:table-cell table:style-name="ce1" office:value-type="float" office:value="81" calcext:value-type="float">
            <text:p>81</text:p>
          </table:table-cell>
          <table:table-cell table:style-name="ce1" table:formula="of:=[.F253]/10" office:value-type="float" office:value="8.1" calcext:value-type="float">
            <text:p>8,1</text:p>
          </table:table-cell>
          <table:table-cell table:formula="of:=20*LOG([.$C$5]/SQRT(1+([.G253]/[.$C$10])^2))" office:value-type="float" office:value="-17.5313431594364" calcext:value-type="float">
            <text:p>-17,5313431594364</text:p>
          </table:table-cell>
          <table:table-cell table:style-name="ce2" table:formula="of:=DEGREES(-ATAN([.G253]/[.$C$10]))" office:value-type="float" office:value="-87.7268682758274" calcext:value-type="float">
            <text:p>-87,7268682758274</text:p>
          </table:table-cell>
          <table:table-cell table:number-columns-repeated="55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254]*0.001/[.$C$2]))" office:value-type="float" office:value="1.23220704540718" calcext:value-type="float">
            <text:p>1,23220704540718</text:p>
          </table:table-cell>
          <table:table-cell/>
          <table:table-cell table:style-name="ce1" office:value-type="float" office:value="82" calcext:value-type="float">
            <text:p>82</text:p>
          </table:table-cell>
          <table:table-cell table:style-name="ce1" table:formula="of:=[.F254]/10" office:value-type="float" office:value="8.2" calcext:value-type="float">
            <text:p>8,2</text:p>
          </table:table-cell>
          <table:table-cell table:formula="of:=20*LOG([.$C$5]/SQRT(1+([.G254]/[.$C$10])^2))" office:value-type="float" office:value="-17.6377542035191" calcext:value-type="float">
            <text:p>-17,6377542035191</text:p>
          </table:table-cell>
          <table:table-cell table:style-name="ce2" table:formula="of:=DEGREES(-ATAN([.G254]/[.$C$10]))" office:value-type="float" office:value="-87.7545608440556" calcext:value-type="float">
            <text:p>-87,7545608440556</text:p>
          </table:table-cell>
          <table:table-cell table:number-columns-repeated="55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255]*0.001/[.$C$2]))" office:value-type="float" office:value="1.23648109633564" calcext:value-type="float">
            <text:p>1,23648109633564</text:p>
          </table:table-cell>
          <table:table-cell/>
          <table:table-cell table:style-name="ce1" office:value-type="float" office:value="83" calcext:value-type="float">
            <text:p>83</text:p>
          </table:table-cell>
          <table:table-cell table:style-name="ce1" table:formula="of:=[.F255]/10" office:value-type="float" office:value="8.3" calcext:value-type="float">
            <text:p>8,3</text:p>
          </table:table-cell>
          <table:table-cell table:formula="of:=20*LOG([.$C$5]/SQRT(1+([.G255]/[.$C$10])^2))" office:value-type="float" office:value="-17.742879321713" calcext:value-type="float">
            <text:p>-17,742879321713</text:p>
          </table:table-cell>
          <table:table-cell table:style-name="ce2" table:formula="of:=DEGREES(-ATAN([.G255]/[.$C$10]))" office:value-type="float" office:value="-87.7815871336144" calcext:value-type="float">
            <text:p>-87,7815871336144</text:p>
          </table:table-cell>
          <table:table-cell table:number-columns-repeated="55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256]*0.001/[.$C$2]))" office:value-type="float" office:value="1.24074652153358" calcext:value-type="float">
            <text:p>1,24074652153358</text:p>
          </table:table-cell>
          <table:table-cell/>
          <table:table-cell table:style-name="ce1" office:value-type="float" office:value="84" calcext:value-type="float">
            <text:p>84</text:p>
          </table:table-cell>
          <table:table-cell table:style-name="ce1" table:formula="of:=[.F256]/10" office:value-type="float" office:value="8.4" calcext:value-type="float">
            <text:p>8,4</text:p>
          </table:table-cell>
          <table:table-cell table:formula="of:=20*LOG([.$C$5]/SQRT(1+([.G256]/[.$C$10])^2))" office:value-type="float" office:value="-17.8467491771152" calcext:value-type="float">
            <text:p>-17,8467491771152</text:p>
          </table:table-cell>
          <table:table-cell table:style-name="ce2" table:formula="of:=DEGREES(-ATAN([.G256]/[.$C$10]))" office:value-type="float" office:value="-87.8079708929022" calcext:value-type="float">
            <text:p>-87,8079708929022</text:p>
          </table:table-cell>
          <table:table-cell table:number-columns-repeated="55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257]*0.001/[.$C$2]))" office:value-type="float" office:value="1.24500333840912" calcext:value-type="float">
            <text:p>1,24500333840912</text:p>
          </table:table-cell>
          <table:table-cell/>
          <table:table-cell table:style-name="ce1" office:value-type="float" office:value="85" calcext:value-type="float">
            <text:p>85</text:p>
          </table:table-cell>
          <table:table-cell table:style-name="ce1" table:formula="of:=[.F257]/10" office:value-type="float" office:value="8.5" calcext:value-type="float">
            <text:p>8,5</text:p>
          </table:table-cell>
          <table:table-cell table:formula="of:=20*LOG([.$C$5]/SQRT(1+([.G257]/[.$C$10])^2))" office:value-type="float" office:value="-17.9493933505718" calcext:value-type="float">
            <text:p>-17,9493933505718</text:p>
          </table:table-cell>
          <table:table-cell table:style-name="ce2" table:formula="of:=DEGREES(-ATAN([.G257]/[.$C$10]))" office:value-type="float" office:value="-87.8337347554728" calcext:value-type="float">
            <text:p>-87,8337347554728</text:p>
          </table:table-cell>
          <table:table-cell table:number-columns-repeated="55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258]*0.001/[.$C$2]))" office:value-type="float" office:value="1.24925156433526" calcext:value-type="float">
            <text:p>1,24925156433526</text:p>
          </table:table-cell>
          <table:table-cell/>
          <table:table-cell table:style-name="ce1" office:value-type="float" office:value="86" calcext:value-type="float">
            <text:p>86</text:p>
          </table:table-cell>
          <table:table-cell table:style-name="ce1" table:formula="of:=[.F258]/10" office:value-type="float" office:value="8.6" calcext:value-type="float">
            <text:p>8,6</text:p>
          </table:table-cell>
          <table:table-cell table:formula="of:=20*LOG([.$C$5]/SQRT(1+([.G258]/[.$C$10])^2))" office:value-type="float" office:value="-18.0508403909441" calcext:value-type="float">
            <text:p>-18,0508403909441</text:p>
          </table:table-cell>
          <table:table-cell table:style-name="ce2" table:formula="of:=DEGREES(-ATAN([.G258]/[.$C$10]))" office:value-type="float" office:value="-87.8589003046646" calcext:value-type="float">
            <text:p>-87,8589003046646</text:p>
          </table:table-cell>
          <table:table-cell table:number-columns-repeated="55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259]*0.001/[.$C$2]))" office:value-type="float" office:value="1.25349121664993" calcext:value-type="float">
            <text:p>1,25349121664993</text:p>
          </table:table-cell>
          <table:table-cell/>
          <table:table-cell table:style-name="ce1" office:value-type="float" office:value="87" calcext:value-type="float">
            <text:p>87</text:p>
          </table:table-cell>
          <table:table-cell table:style-name="ce1" table:formula="of:=[.F259]/10" office:value-type="float" office:value="8.7" calcext:value-type="float">
            <text:p>8,7</text:p>
          </table:table-cell>
          <table:table-cell table:formula="of:=20*LOG([.$C$5]/SQRT(1+([.G259]/[.$C$10])^2))" office:value-type="float" office:value="-18.151117862494" calcext:value-type="float">
            <text:p>-18,151117862494</text:p>
          </table:table-cell>
          <table:table-cell table:style-name="ce2" table:formula="of:=DEGREES(-ATAN([.G259]/[.$C$10]))" office:value-type="float" office:value="-87.883488133789" calcext:value-type="float">
            <text:p>-87,883488133789</text:p>
          </table:table-cell>
          <table:table-cell table:number-columns-repeated="55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260]*0.001/[.$C$2]))" office:value-type="float" office:value="1.25772231265608" calcext:value-type="float">
            <text:p>1,25772231265608</text:p>
          </table:table-cell>
          <table:table-cell/>
          <table:table-cell table:style-name="ce1" office:value-type="float" office:value="88" calcext:value-type="float">
            <text:p>88</text:p>
          </table:table-cell>
          <table:table-cell table:style-name="ce1" table:formula="of:=[.F260]/10" office:value-type="float" office:value="8.8" calcext:value-type="float">
            <text:p>8,8</text:p>
          </table:table-cell>
          <table:table-cell table:formula="of:=20*LOG([.$C$5]/SQRT(1+([.G260]/[.$C$10])^2))" office:value-type="float" office:value="-18.2502523895842" calcext:value-type="float">
            <text:p>-18,2502523895842</text:p>
          </table:table-cell>
          <table:table-cell table:style-name="ce2" table:formula="of:=DEGREES(-ATAN([.G260]/[.$C$10]))" office:value-type="float" office:value="-87.9075179022266" calcext:value-type="float">
            <text:p>-87,9075179022266</text:p>
          </table:table-cell>
          <table:table-cell table:number-columns-repeated="55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261]*0.001/[.$C$2]))" office:value-type="float" office:value="1.26194486962172" calcext:value-type="float">
            <text:p>1,26194486962172</text:p>
          </table:table-cell>
          <table:table-cell/>
          <table:table-cell table:style-name="ce1" office:value-type="float" office:value="89" calcext:value-type="float">
            <text:p>89</text:p>
          </table:table-cell>
          <table:table-cell table:style-name="ce1" table:formula="of:=[.F261]/10" office:value-type="float" office:value="8.9" calcext:value-type="float">
            <text:p>8,9</text:p>
          </table:table-cell>
          <table:table-cell table:formula="of:=20*LOG([.$C$5]/SQRT(1+([.G261]/[.$C$10])^2))" office:value-type="float" office:value="-18.3482696988732" calcext:value-type="float">
            <text:p>-18,3482696988732</text:p>
          </table:table-cell>
          <table:table-cell table:style-name="ce2" table:formula="of:=DEGREES(-ATAN([.G261]/[.$C$10]))" office:value-type="float" office:value="-87.9310083877552" calcext:value-type="float">
            <text:p>-87,9310083877552</text:p>
          </table:table-cell>
          <table:table-cell table:number-columns-repeated="55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262]*0.001/[.$C$2]))" office:value-type="float" office:value="1.26615890478003" calcext:value-type="float">
            <text:p>1,26615890478003</text:p>
          </table:table-cell>
          <table:table-cell/>
          <table:table-cell table:style-name="ce1" office:value-type="float" office:value="90" calcext:value-type="float">
            <text:p>90</text:p>
          </table:table-cell>
          <table:table-cell table:style-name="ce1" table:formula="of:=[.F262]/10" office:value-type="float" office:value="9" calcext:value-type="float">
            <text:p>9</text:p>
          </table:table-cell>
          <table:table-cell table:formula="of:=20*LOG([.$C$5]/SQRT(1+([.G262]/[.$C$10])^2))" office:value-type="float" office:value="-18.4451946591731" calcext:value-type="float">
            <text:p>-18,4451946591731</text:p>
          </table:table-cell>
          <table:table-cell table:style-name="ce2" table:formula="of:=DEGREES(-ATAN([.G262]/[.$C$10]))" office:value-type="float" office:value="-87.9539775353982" calcext:value-type="float">
            <text:p>-87,9539775353982</text:p>
          </table:table-cell>
          <table:table-cell table:number-columns-repeated="55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263]*0.001/[.$C$2]))" office:value-type="float" office:value="1.27036443532941" calcext:value-type="float">
            <text:p>1,27036443532941</text:p>
          </table:table-cell>
          <table:table-cell/>
          <table:table-cell table:style-name="ce1" office:value-type="float" office:value="91" calcext:value-type="float">
            <text:p>91</text:p>
          </table:table-cell>
          <table:table-cell table:style-name="ce1" table:formula="of:=[.F263]/10" office:value-type="float" office:value="9.1" calcext:value-type="float">
            <text:p>9,1</text:p>
          </table:table-cell>
          <table:table-cell table:formula="of:=20*LOG([.$C$5]/SQRT(1+([.G263]/[.$C$10])^2))" office:value-type="float" office:value="-18.5410513191206" calcext:value-type="float">
            <text:p>-18,5410513191206</text:p>
          </table:table-cell>
          <table:table-cell table:style-name="ce2" table:formula="of:=DEGREES(-ATAN([.G263]/[.$C$10]))" office:value-type="float" office:value="-87.9764425030639" calcext:value-type="float">
            <text:p>-87,9764425030639</text:p>
          </table:table-cell>
          <table:table-cell table:number-columns-repeated="55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264]*0.001/[.$C$2]))" office:value-type="float" office:value="1.27456147843355" calcext:value-type="float">
            <text:p>1,27456147843355</text:p>
          </table:table-cell>
          <table:table-cell/>
          <table:table-cell table:style-name="ce1" office:value-type="float" office:value="92" calcext:value-type="float">
            <text:p>92</text:p>
          </table:table-cell>
          <table:table-cell table:style-name="ce1" table:formula="of:=[.F264]/10" office:value-type="float" office:value="9.2" calcext:value-type="float">
            <text:p>9,2</text:p>
          </table:table-cell>
          <table:table-cell table:formula="of:=20*LOG([.$C$5]/SQRT(1+([.G264]/[.$C$10])^2))" office:value-type="float" office:value="-18.635862942807" calcext:value-type="float">
            <text:p>-18,635862942807</text:p>
          </table:table-cell>
          <table:table-cell table:style-name="ce2" table:formula="of:=DEGREES(-ATAN([.G264]/[.$C$10]))" office:value-type="float" office:value="-87.9984197042154" calcext:value-type="float">
            <text:p>-87,9984197042154</text:p>
          </table:table-cell>
          <table:table-cell table:number-columns-repeated="55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265]*0.001/[.$C$2]))" office:value-type="float" office:value="1.27875005122148" calcext:value-type="float">
            <text:p>1,27875005122148</text:p>
          </table:table-cell>
          <table:table-cell/>
          <table:table-cell table:style-name="ce1" office:value-type="float" office:value="93" calcext:value-type="float">
            <text:p>93</text:p>
          </table:table-cell>
          <table:table-cell table:style-name="ce1" table:formula="of:=[.F265]/10" office:value-type="float" office:value="9.3" calcext:value-type="float">
            <text:p>9,3</text:p>
          </table:table-cell>
          <table:table-cell table:formula="of:=20*LOG([.$C$5]/SQRT(1+([.G265]/[.$C$10])^2))" office:value-type="float" office:value="-18.7296520434952" calcext:value-type="float">
            <text:p>-18,7296520434952</text:p>
          </table:table-cell>
          <table:table-cell table:style-name="ce2" table:formula="of:=DEGREES(-ATAN([.G265]/[.$C$10]))" office:value-type="float" office:value="-88.0199248477966" calcext:value-type="float">
            <text:p>-88,0199248477966</text:p>
          </table:table-cell>
          <table:table-cell table:number-columns-repeated="55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266]*0.001/[.$C$2]))" office:value-type="float" office:value="1.28293017078768" calcext:value-type="float">
            <text:p>1,28293017078768</text:p>
          </table:table-cell>
          <table:table-cell/>
          <table:table-cell table:style-name="ce1" office:value-type="float" office:value="94" calcext:value-type="float">
            <text:p>94</text:p>
          </table:table-cell>
          <table:table-cell table:style-name="ce1" table:formula="of:=[.F266]/10" office:value-type="float" office:value="9.4" calcext:value-type="float">
            <text:p>9,4</text:p>
          </table:table-cell>
          <table:table-cell table:formula="of:=20*LOG([.$C$5]/SQRT(1+([.G266]/[.$C$10])^2))" office:value-type="float" office:value="-18.8224404155475" calcext:value-type="float">
            <text:p>-18,8224404155475</text:p>
          </table:table-cell>
          <table:table-cell table:style-name="ce2" table:formula="of:=DEGREES(-ATAN([.G266]/[.$C$10]))" office:value-type="float" office:value="-88.0409729756164" calcext:value-type="float">
            <text:p>-88,0409729756164</text:p>
          </table:table-cell>
          <table:table-cell table:number-columns-repeated="55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267]*0.001/[.$C$2]))" office:value-type="float" office:value="1.28710185419214" calcext:value-type="float">
            <text:p>1,28710185419214</text:p>
          </table:table-cell>
          <table:table-cell/>
          <table:table-cell table:style-name="ce1" office:value-type="float" office:value="95" calcext:value-type="float">
            <text:p>95</text:p>
          </table:table-cell>
          <table:table-cell table:style-name="ce1" table:formula="of:=[.F267]/10" office:value-type="float" office:value="9.5" calcext:value-type="float">
            <text:p>9,5</text:p>
          </table:table-cell>
          <table:table-cell table:formula="of:=20*LOG([.$C$5]/SQRT(1+([.G267]/[.$C$10])^2))" office:value-type="float" office:value="-18.9142491646764" calcext:value-type="float">
            <text:p>-18,9142491646764</text:p>
          </table:table-cell>
          <table:table-cell table:style-name="ce2" table:formula="of:=DEGREES(-ATAN([.G267]/[.$C$10]))" office:value-type="float" office:value="-88.0615784973786" calcext:value-type="float">
            <text:p>-88,0615784973786</text:p>
          </table:table-cell>
          <table:table-cell table:number-columns-repeated="55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268]*0.001/[.$C$2]))" office:value-type="float" office:value="1.2912651184604" calcext:value-type="float">
            <text:p>1,2912651184604</text:p>
          </table:table-cell>
          <table:table-cell/>
          <table:table-cell table:style-name="ce1" office:value-type="float" office:value="96" calcext:value-type="float">
            <text:p>96</text:p>
          </table:table-cell>
          <table:table-cell table:style-name="ce1" table:formula="of:=[.F268]/10" office:value-type="float" office:value="9.6" calcext:value-type="float">
            <text:p>9,6</text:p>
          </table:table-cell>
          <table:table-cell table:formula="of:=20*LOG([.$C$5]/SQRT(1+([.G268]/[.$C$10])^2))" office:value-type="float" office:value="-19.0050987366216" calcext:value-type="float">
            <text:p>-19,0050987366216</text:p>
          </table:table-cell>
          <table:table-cell table:style-name="ce2" table:formula="of:=DEGREES(-ATAN([.G268]/[.$C$10]))" office:value-type="float" office:value="-88.0817552235283" calcext:value-type="float">
            <text:p>-88,0817552235283</text:p>
          </table:table-cell>
          <table:table-cell table:number-columns-repeated="55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269]*0.001/[.$C$2]))" office:value-type="float" office:value="1.29541998058364" calcext:value-type="float">
            <text:p>1,29541998058364</text:p>
          </table:table-cell>
          <table:table-cell/>
          <table:table-cell table:style-name="ce1" office:value-type="float" office:value="97" calcext:value-type="float">
            <text:p>97</text:p>
          </table:table-cell>
          <table:table-cell table:style-name="ce1" table:formula="of:=[.F269]/10" office:value-type="float" office:value="9.7" calcext:value-type="float">
            <text:p>9,7</text:p>
          </table:table-cell>
          <table:table-cell table:formula="of:=20*LOG([.$C$5]/SQRT(1+([.G269]/[.$C$10])^2))" office:value-type="float" office:value="-19.0950089443524" calcext:value-type="float">
            <text:p>-19,0950089443524</text:p>
          </table:table-cell>
          <table:table-cell table:style-name="ce2" table:formula="of:=DEGREES(-ATAN([.G269]/[.$C$10]))" office:value-type="float" office:value="-88.1015163960715" calcext:value-type="float">
            <text:p>-88,1015163960715</text:p>
          </table:table-cell>
          <table:table-cell table:number-columns-repeated="55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270]*0.001/[.$C$2]))" office:value-type="float" office:value="1.29956645751877" calcext:value-type="float">
            <text:p>1,29956645751877</text:p>
          </table:table-cell>
          <table:table-cell/>
          <table:table-cell table:style-name="ce1" office:value-type="float" office:value="98" calcext:value-type="float">
            <text:p>98</text:p>
          </table:table-cell>
          <table:table-cell table:style-name="ce1" table:formula="of:=[.F270]/10" office:value-type="float" office:value="9.8" calcext:value-type="float">
            <text:p>9,8</text:p>
          </table:table-cell>
          <table:table-cell table:formula="of:=20*LOG([.$C$5]/SQRT(1+([.G270]/[.$C$10])^2))" office:value-type="float" office:value="-19.1839989938837" calcext:value-type="float">
            <text:p>-19,1839989938837</text:p>
          </table:table-cell>
          <table:table-cell table:style-name="ce2" table:formula="of:=DEGREES(-ATAN([.G270]/[.$C$10]))" office:value-type="float" office:value="-88.1208747175136" calcext:value-type="float">
            <text:p>-88,1208747175136</text:p>
          </table:table-cell>
          <table:table-cell table:number-columns-repeated="55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271]*0.001/[.$C$2]))" office:value-type="float" office:value="1.30370456618846" calcext:value-type="float">
            <text:p>1,30370456618846</text:p>
          </table:table-cell>
          <table:table-cell/>
          <table:table-cell table:style-name="ce1" office:value-type="float" office:value="99" calcext:value-type="float">
            <text:p>99</text:p>
          </table:table-cell>
          <table:table-cell table:style-name="ce1" table:formula="of:=[.F271]/10" office:value-type="float" office:value="9.9" calcext:value-type="float">
            <text:p>9,9</text:p>
          </table:table-cell>
          <table:table-cell table:formula="of:=20*LOG([.$C$5]/SQRT(1+([.G271]/[.$C$10])^2))" office:value-type="float" office:value="-19.2720875087909" calcext:value-type="float">
            <text:p>-19,2720875087909</text:p>
          </table:table-cell>
          <table:table-cell table:style-name="ce2" table:formula="of:=DEGREES(-ATAN([.G271]/[.$C$10]))" office:value-type="float" office:value="-88.1398423780474" calcext:value-type="float">
            <text:p>-88,1398423780474</text:p>
          </table:table-cell>
          <table:table-cell table:number-columns-repeated="55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272]*0.001/[.$C$2]))" office:value-type="float" office:value="1.30783432348123" calcext:value-type="float">
            <text:p>1,30783432348123</text:p>
          </table:table-cell>
          <table:table-cell/>
          <table:table-cell table:style-name="ce1" office:value-type="float" office:value="100" calcext:value-type="float">
            <text:p>100</text:p>
          </table:table-cell>
          <table:table-cell table:style-name="ce1" table:formula="of:=[.F272]/10" office:value-type="float" office:value="10" calcext:value-type="float">
            <text:p>10</text:p>
          </table:table-cell>
          <table:table-cell table:formula="of:=20*LOG([.$C$5]/SQRT(1+([.G272]/[.$C$10])^2))" office:value-type="float" office:value="-19.3592925534998" calcext:value-type="float">
            <text:p>-19,3592925534998</text:p>
          </table:table-cell>
          <table:table-cell table:style-name="ce2" table:formula="of:=DEGREES(-ATAN([.G272]/[.$C$10]))" office:value-type="float" office:value="-88.1584310811148" calcext:value-type="float">
            <text:p>-88,1584310811148</text:p>
          </table:table-cell>
          <table:table-cell table:number-columns-repeated="55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273]*0.001/[.$C$2]))" office:value-type="float" office:value="1.31195574625151" calcext:value-type="float">
            <text:p>1,31195574625151</text:p>
          </table:table-cell>
          <table:table-cell/>
          <table:table-cell table:style-name="ce1" office:value-type="float" office:value="110" calcext:value-type="float">
            <text:p>110</text:p>
          </table:table-cell>
          <table:table-cell table:style-name="ce1" table:formula="of:=[.F273]/10" office:value-type="float" office:value="11" calcext:value-type="float">
            <text:p>11</text:p>
          </table:table-cell>
          <table:table-cell table:formula="of:=20*LOG([.$C$5]/SQRT(1+([.G273]/[.$C$10])^2))" office:value-type="float" office:value="-20.1863677931027" calcext:value-type="float">
            <text:p>-20,1863677931027</text:p>
          </table:table-cell>
          <table:table-cell table:style-name="ce2" table:formula="of:=DEGREES(-ATAN([.G273]/[.$C$10]))" office:value-type="float" office:value="-88.3257463923221" calcext:value-type="float">
            <text:p>-88,3257463923221</text:p>
          </table:table-cell>
          <table:table-cell table:number-columns-repeated="55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274]*0.001/[.$C$2]))" office:value-type="float" office:value="1.31606885131974" calcext:value-type="float">
            <text:p>1,31606885131974</text:p>
          </table:table-cell>
          <table:table-cell/>
          <table:table-cell table:style-name="ce1" office:value-type="float" office:value="120" calcext:value-type="float">
            <text:p>120</text:p>
          </table:table-cell>
          <table:table-cell table:style-name="ce1" table:formula="of:=[.F274]/10" office:value-type="float" office:value="12" calcext:value-type="float">
            <text:p>12</text:p>
          </table:table-cell>
          <table:table-cell table:formula="of:=20*LOG([.$C$5]/SQRT(1+([.G274]/[.$C$10])^2))" office:value-type="float" office:value="-20.9415468320704" calcext:value-type="float">
            <text:p>-20,9415468320704</text:p>
          </table:table-cell>
          <table:table-cell table:style-name="ce2" table:formula="of:=DEGREES(-ATAN([.G274]/[.$C$10]))" office:value-type="float" office:value="-88.4651977616552" calcext:value-type="float">
            <text:p>-88,4651977616552</text:p>
          </table:table-cell>
          <table:table-cell table:number-columns-repeated="55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275]*0.001/[.$C$2]))" office:value-type="float" office:value="1.32017365547238" calcext:value-type="float">
            <text:p>1,32017365547238</text:p>
          </table:table-cell>
          <table:table-cell/>
          <table:table-cell table:style-name="ce1" office:value-type="float" office:value="130" calcext:value-type="float">
            <text:p>130</text:p>
          </table:table-cell>
          <table:table-cell table:style-name="ce1" table:formula="of:=[.F275]/10" office:value-type="float" office:value="13" calcext:value-type="float">
            <text:p>13</text:p>
          </table:table-cell>
          <table:table-cell table:formula="of:=20*LOG([.$C$5]/SQRT(1+([.G275]/[.$C$10])^2))" office:value-type="float" office:value="-21.6363280470078" calcext:value-type="float">
            <text:p>-21,6363280470078</text:p>
          </table:table-cell>
          <table:table-cell table:style-name="ce2" table:formula="of:=DEGREES(-ATAN([.G275]/[.$C$10]))" office:value-type="float" office:value="-88.5832093481173" calcext:value-type="float">
            <text:p>-88,5832093481173</text:p>
          </table:table-cell>
          <table:table-cell table:number-columns-repeated="55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276]*0.001/[.$C$2]))" office:value-type="float" office:value="1.32427017546205" calcext:value-type="float">
            <text:p>1,32427017546205</text:p>
          </table:table-cell>
          <table:table-cell/>
          <table:table-cell table:style-name="ce1" office:value-type="float" office:value="140" calcext:value-type="float">
            <text:p>140</text:p>
          </table:table-cell>
          <table:table-cell table:style-name="ce1" table:formula="of:=[.F276]/10" office:value-type="float" office:value="14" calcext:value-type="float">
            <text:p>14</text:p>
          </table:table-cell>
          <table:table-cell table:formula="of:=20*LOG([.$C$5]/SQRT(1+([.G276]/[.$C$10])^2))" office:value-type="float" office:value="-22.2796559614562" calcext:value-type="float">
            <text:p>-22,2796559614562</text:p>
          </table:table-cell>
          <table:table-cell table:style-name="ce2" table:formula="of:=DEGREES(-ATAN([.G276]/[.$C$10]))" office:value-type="float" office:value="-88.6843717450316" calcext:value-type="float">
            <text:p>-88,6843717450316</text:p>
          </table:table-cell>
          <table:table-cell table:number-columns-repeated="55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277]*0.001/[.$C$2]))" office:value-type="float" office:value="1.32835842800752" calcext:value-type="float">
            <text:p>1,32835842800752</text:p>
          </table:table-cell>
          <table:table-cell/>
          <table:table-cell table:style-name="ce1" office:value-type="float" office:value="150" calcext:value-type="float">
            <text:p>150</text:p>
          </table:table-cell>
          <table:table-cell table:style-name="ce1" table:formula="of:=[.F277]/10" office:value-type="float" office:value="15" calcext:value-type="float">
            <text:p>15</text:p>
          </table:table-cell>
          <table:table-cell table:formula="of:=20*LOG([.$C$5]/SQRT(1+([.G277]/[.$C$10])^2))" office:value-type="float" office:value="-22.8786253357143" calcext:value-type="float">
            <text:p>-22,8786253357143</text:p>
          </table:table-cell>
          <table:table-cell table:style-name="ce2" table:formula="of:=DEGREES(-ATAN([.G277]/[.$C$10]))" office:value-type="float" office:value="-88.7720524817617" calcext:value-type="float">
            <text:p>-88,7720524817617</text:p>
          </table:table-cell>
          <table:table-cell table:number-columns-repeated="55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278]*0.001/[.$C$2]))" office:value-type="float" office:value="1.33243842979384" calcext:value-type="float">
            <text:p>1,33243842979384</text:p>
          </table:table-cell>
          <table:table-cell/>
          <table:table-cell table:style-name="ce1" office:value-type="float" office:value="160" calcext:value-type="float">
            <text:p>160</text:p>
          </table:table-cell>
          <table:table-cell table:style-name="ce1" table:formula="of:=[.F278]/10" office:value-type="float" office:value="16" calcext:value-type="float">
            <text:p>16</text:p>
          </table:table-cell>
          <table:table-cell table:formula="of:=20*LOG([.$C$5]/SQRT(1+([.G278]/[.$C$10])^2))" office:value-type="float" office:value="-23.4389582805626" calcext:value-type="float">
            <text:p>-23,4389582805626</text:p>
          </table:table-cell>
          <table:table-cell table:style-name="ce2" table:formula="of:=DEGREES(-ATAN([.G278]/[.$C$10]))" office:value-type="float" office:value="-88.848777859387" calcext:value-type="float">
            <text:p>-88,848777859387</text:p>
          </table:table-cell>
          <table:table-cell table:number-columns-repeated="55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279]*0.001/[.$C$2]))" office:value-type="float" office:value="1.33651019747239" calcext:value-type="float">
            <text:p>1,33651019747239</text:p>
          </table:table-cell>
          <table:table-cell/>
          <table:table-cell table:style-name="ce1" office:value-type="float" office:value="170" calcext:value-type="float">
            <text:p>170</text:p>
          </table:table-cell>
          <table:table-cell table:style-name="ce1" table:formula="of:=[.F279]/10" office:value-type="float" office:value="17" calcext:value-type="float">
            <text:p>17</text:p>
          </table:table-cell>
          <table:table-cell table:formula="of:=20*LOG([.$C$5]/SQRT(1+([.G279]/[.$C$10])^2))" office:value-type="float" office:value="-23.965336873032" calcext:value-type="float">
            <text:p>-23,965336873032</text:p>
          </table:table-cell>
          <table:table-cell table:style-name="ce2" table:formula="of:=DEGREES(-ATAN([.G279]/[.$C$10]))" office:value-type="float" office:value="-88.9164801603397" calcext:value-type="float">
            <text:p>-88,9164801603397</text:p>
          </table:table-cell>
          <table:table-cell table:number-columns-repeated="55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280]*0.001/[.$C$2]))" office:value-type="float" office:value="1.34057374766095" calcext:value-type="float">
            <text:p>1,34057374766095</text:p>
          </table:table-cell>
          <table:table-cell/>
          <table:table-cell table:style-name="ce1" office:value-type="float" office:value="180" calcext:value-type="float">
            <text:p>180</text:p>
          </table:table-cell>
          <table:table-cell table:style-name="ce1" table:formula="of:=[.F280]/10" office:value-type="float" office:value="18" calcext:value-type="float">
            <text:p>18</text:p>
          </table:table-cell>
          <table:table-cell table:formula="of:=20*LOG([.$C$5]/SQRT(1+([.G280]/[.$C$10])^2))" office:value-type="float" office:value="-24.4616407859819" calcext:value-type="float">
            <text:p>-24,4616407859819</text:p>
          </table:table-cell>
          <table:table-cell table:style-name="ce2" table:formula="of:=DEGREES(-ATAN([.G280]/[.$C$10]))" office:value-type="float" office:value="-88.9766625298057" calcext:value-type="float">
            <text:p>-88,9766625298057</text:p>
          </table:table-cell>
          <table:table-cell table:number-columns-repeated="55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281]*0.001/[.$C$2]))" office:value-type="float" office:value="1.34462909694373" calcext:value-type="float">
            <text:p>1,34462909694373</text:p>
          </table:table-cell>
          <table:table-cell/>
          <table:table-cell table:style-name="ce1" office:value-type="float" office:value="190" calcext:value-type="float">
            <text:p>190</text:p>
          </table:table-cell>
          <table:table-cell table:style-name="ce1" table:formula="of:=[.F281]/10" office:value-type="float" office:value="19" calcext:value-type="float">
            <text:p>19</text:p>
          </table:table-cell>
          <table:table-cell table:formula="of:=20*LOG([.$C$5]/SQRT(1+([.G281]/[.$C$10])^2))" office:value-type="float" office:value="-24.9311207213155" calcext:value-type="float">
            <text:p>-24,9311207213155</text:p>
          </table:table-cell>
          <table:table-cell table:style-name="ce2" table:formula="of:=DEGREES(-ATAN([.G281]/[.$C$10]))" office:value-type="float" office:value="-89.0305118312969" calcext:value-type="float">
            <text:p>-89,0305118312969</text:p>
          </table:table-cell>
          <table:table-cell table:number-columns-repeated="55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282]*0.001/[.$C$2]))" office:value-type="float" office:value="1.34867626187151" calcext:value-type="float">
            <text:p>1,34867626187151</text:p>
          </table:table-cell>
          <table:table-cell/>
          <table:table-cell table:style-name="ce1" office:value-type="float" office:value="200" calcext:value-type="float">
            <text:p>200</text:p>
          </table:table-cell>
          <table:table-cell table:style-name="ce1" table:formula="of:=[.F282]/10" office:value-type="float" office:value="20" calcext:value-type="float">
            <text:p>20</text:p>
          </table:table-cell>
          <table:table-cell table:formula="of:=20*LOG([.$C$5]/SQRT(1+([.G282]/[.$C$10])^2))" office:value-type="float" office:value="-25.3765273902289" calcext:value-type="float">
            <text:p>-25,3765273902289</text:p>
          </table:table-cell>
          <table:table-cell table:style-name="ce2" table:formula="of:=DEGREES(-ATAN([.G282]/[.$C$10]))" office:value-type="float" office:value="-89.0789776699131" calcext:value-type="float">
            <text:p>-89,0789776699131</text:p>
          </table:table-cell>
          <table:table-cell table:number-columns-repeated="55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283]*0.001/[.$C$2]))" office:value-type="float" office:value="1.35271525896165" calcext:value-type="float">
            <text:p>1,35271525896165</text:p>
          </table:table-cell>
          <table:table-cell/>
          <table:table-cell table:style-name="ce1" office:value-type="float" office:value="210" calcext:value-type="float">
            <text:p>210</text:p>
          </table:table-cell>
          <table:table-cell table:style-name="ce1" table:formula="of:=[.F283]/10" office:value-type="float" office:value="21" calcext:value-type="float">
            <text:p>21</text:p>
          </table:table-cell>
          <table:table-cell table:formula="of:=20*LOG([.$C$5]/SQRT(1+([.G283]/[.$C$10])^2))" office:value-type="float" office:value="-25.8002090456552" calcext:value-type="float">
            <text:p>-25,8002090456552</text:p>
          </table:table-cell>
          <table:table-cell table:style-name="ce2" table:formula="of:=DEGREES(-ATAN([.G283]/[.$C$10]))" office:value-type="float" office:value="-89.12282885212" calcext:value-type="float">
            <text:p>-89,12282885212</text:p>
          </table:table-cell>
          <table:table-cell table:number-columns-repeated="55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284]*0.001/[.$C$2]))" office:value-type="float" office:value="1.35674610469817" calcext:value-type="float">
            <text:p>1,35674610469817</text:p>
          </table:table-cell>
          <table:table-cell/>
          <table:table-cell table:style-name="ce1" office:value-type="float" office:value="220" calcext:value-type="float">
            <text:p>220</text:p>
          </table:table-cell>
          <table:table-cell table:style-name="ce1" table:formula="of:=[.F284]/10" office:value-type="float" office:value="22" calcext:value-type="float">
            <text:p>22</text:p>
          </table:table-cell>
          <table:table-cell table:formula="of:=20*LOG([.$C$5]/SQRT(1+([.G284]/[.$C$10])^2))" office:value-type="float" office:value="-26.2041863397369" calcext:value-type="float">
            <text:p>-26,2041863397369</text:p>
          </table:table-cell>
          <table:table-cell table:style-name="ce2" table:formula="of:=DEGREES(-ATAN([.G284]/[.$C$10]))" office:value-type="float" office:value="-89.1626944563922" calcext:value-type="float">
            <text:p>-89,1626944563922</text:p>
          </table:table-cell>
          <table:table-cell table:number-columns-repeated="55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285]*0.001/[.$C$2]))" office:value-type="float" office:value="1.36076881553183" calcext:value-type="float">
            <text:p>1,36076881553183</text:p>
          </table:table-cell>
          <table:table-cell/>
          <table:table-cell table:style-name="ce1" office:value-type="float" office:value="230" calcext:value-type="float">
            <text:p>230</text:p>
          </table:table-cell>
          <table:table-cell table:style-name="ce1" table:formula="of:=[.F285]/10" office:value-type="float" office:value="23" calcext:value-type="float">
            <text:p>23</text:p>
          </table:table-cell>
          <table:table-cell table:formula="of:=20*LOG([.$C$5]/SQRT(1+([.G285]/[.$C$10])^2))" office:value-type="float" office:value="-26.5902105509392" calcext:value-type="float">
            <text:p>-26,5902105509392</text:p>
          </table:table-cell>
          <table:table-cell table:style-name="ce2" table:formula="of:=DEGREES(-ATAN([.G285]/[.$C$10]))" office:value-type="float" office:value="-89.1990941954512" calcext:value-type="float">
            <text:p>-89,1990941954512</text:p>
          </table:table-cell>
          <table:table-cell table:number-columns-repeated="55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286]*0.001/[.$C$2]))" office:value-type="float" office:value="1.36478340788018" calcext:value-type="float">
            <text:p>1,36478340788018</text:p>
          </table:table-cell>
          <table:table-cell/>
          <table:table-cell table:style-name="ce1" office:value-type="float" office:value="240" calcext:value-type="float">
            <text:p>240</text:p>
          </table:table-cell>
          <table:table-cell table:style-name="ce1" table:formula="of:=[.F286]/10" office:value-type="float" office:value="24" calcext:value-type="float">
            <text:p>24</text:p>
          </table:table-cell>
          <table:table-cell table:formula="of:=20*LOG([.$C$5]/SQRT(1+([.G286]/[.$C$10])^2))" office:value-type="float" office:value="-26.9598094255497" calcext:value-type="float">
            <text:p>-26,9598094255497</text:p>
          </table:table-cell>
          <table:table-cell table:style-name="ce2" table:formula="of:=DEGREES(-ATAN([.G286]/[.$C$10]))" office:value-type="float" office:value="-89.2324611916102" calcext:value-type="float">
            <text:p>-89,2324611916102</text:p>
          </table:table-cell>
          <table:table-cell table:number-columns-repeated="55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287]*0.001/[.$C$2]))" office:value-type="float" office:value="1.36878989812767" calcext:value-type="float">
            <text:p>1,36878989812767</text:p>
          </table:table-cell>
          <table:table-cell/>
          <table:table-cell table:style-name="ce1" office:value-type="float" office:value="250" calcext:value-type="float">
            <text:p>250</text:p>
          </table:table-cell>
          <table:table-cell table:style-name="ce1" table:formula="of:=[.F287]/10" office:value-type="float" office:value="25" calcext:value-type="float">
            <text:p>25</text:p>
          </table:table-cell>
          <table:table-cell table:formula="of:=20*LOG([.$C$5]/SQRT(1+([.G287]/[.$C$10])^2))" office:value-type="float" office:value="-27.3143236659314" calcext:value-type="float">
            <text:p>-27,3143236659314</text:p>
          </table:table-cell>
          <table:table-cell table:style-name="ce2" table:formula="of:=DEGREES(-ATAN([.G287]/[.$C$10]))" office:value-type="float" office:value="-89.2631592884538" calcext:value-type="float">
            <text:p>-89,2631592884538</text:p>
          </table:table-cell>
          <table:table-cell table:number-columns-repeated="55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288]*0.001/[.$C$2]))" office:value-type="float" office:value="1.37278830262563" calcext:value-type="float">
            <text:p>1,37278830262563</text:p>
          </table:table-cell>
          <table:table-cell/>
          <table:table-cell table:style-name="ce1" office:value-type="float" office:value="260" calcext:value-type="float">
            <text:p>260</text:p>
          </table:table-cell>
          <table:table-cell table:style-name="ce1" table:formula="of:=[.F288]/10" office:value-type="float" office:value="26" calcext:value-type="float">
            <text:p>26</text:p>
          </table:table-cell>
          <table:table-cell table:formula="of:=20*LOG([.$C$5]/SQRT(1+([.G288]/[.$C$10])^2))" office:value-type="float" office:value="-27.6549362657289" calcext:value-type="float">
            <text:p>-27,6549362657289</text:p>
          </table:table-cell>
          <table:table-cell table:style-name="ce2" table:formula="of:=DEGREES(-ATAN([.G288]/[.$C$10]))" office:value-type="float" office:value="-89.2914963691385" calcext:value-type="float">
            <text:p>-89,2914963691385</text:p>
          </table:table-cell>
          <table:table-cell table:number-columns-repeated="55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289]*0.001/[.$C$2]))" office:value-type="float" office:value="1.37677863769243" calcext:value-type="float">
            <text:p>1,37677863769243</text:p>
          </table:table-cell>
          <table:table-cell/>
          <table:table-cell table:style-name="ce1" office:value-type="float" office:value="270" calcext:value-type="float">
            <text:p>270</text:p>
          </table:table-cell>
          <table:table-cell table:style-name="ce1" table:formula="of:=[.F289]/10" office:value-type="float" office:value="27" calcext:value-type="float">
            <text:p>27</text:p>
          </table:table-cell>
          <table:table-cell table:formula="of:=20*LOG([.$C$5]/SQRT(1+([.G289]/[.$C$10])^2))" office:value-type="float" office:value="-27.9826963112082" calcext:value-type="float">
            <text:p>-27,9826963112082</text:p>
          </table:table-cell>
          <table:table-cell table:style-name="ce2" table:formula="of:=DEGREES(-ATAN([.G289]/[.$C$10]))" office:value-type="float" office:value="-89.3177347161798" calcext:value-type="float">
            <text:p>-89,3177347161798</text:p>
          </table:table-cell>
          <table:table-cell table:number-columns-repeated="55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290]*0.001/[.$C$2]))" office:value-type="float" office:value="1.3807609196135" calcext:value-type="float">
            <text:p>1,3807609196135</text:p>
          </table:table-cell>
          <table:table-cell/>
          <table:table-cell table:style-name="ce1" office:value-type="float" office:value="280" calcext:value-type="float">
            <text:p>280</text:p>
          </table:table-cell>
          <table:table-cell table:style-name="ce1" table:formula="of:=[.F290]/10" office:value-type="float" office:value="28" calcext:value-type="float">
            <text:p>28</text:p>
          </table:table-cell>
          <table:table-cell table:formula="of:=20*LOG([.$C$5]/SQRT(1+([.G290]/[.$C$10])^2))" office:value-type="float" office:value="-28.298538455857" calcext:value-type="float">
            <text:p>-28,298538455857</text:p>
          </table:table-cell>
          <table:table-cell table:style-name="ce2" table:formula="of:=DEGREES(-ATAN([.G290]/[.$C$10]))" office:value-type="float" office:value="-89.342099152056" calcext:value-type="float">
            <text:p>-89,342099152056</text:p>
          </table:table-cell>
          <table:table-cell table:number-columns-repeated="55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291]*0.001/[.$C$2]))" office:value-type="float" office:value="1.38473516464139" calcext:value-type="float">
            <text:p>1,38473516464139</text:p>
          </table:table-cell>
          <table:table-cell/>
          <table:table-cell table:style-name="ce1" office:value-type="float" office:value="290" calcext:value-type="float">
            <text:p>290</text:p>
          </table:table-cell>
          <table:table-cell table:style-name="ce1" table:formula="of:=[.F291]/10" office:value-type="float" office:value="29" calcext:value-type="float">
            <text:p>29</text:p>
          </table:table-cell>
          <table:table-cell table:formula="of:=20*LOG([.$C$5]/SQRT(1+([.G291]/[.$C$10])^2))" office:value-type="float" office:value="-28.6032989789568" calcext:value-type="float">
            <text:p>-28,6032989789568</text:p>
          </table:table-cell>
          <table:table-cell table:style-name="ce2" table:formula="of:=DEGREES(-ATAN([.G291]/[.$C$10]))" office:value-type="float" office:value="-89.3647834960898" calcext:value-type="float">
            <text:p>-89,3647834960898</text:p>
          </table:table-cell>
          <table:table-cell table:number-columns-repeated="55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292]*0.001/[.$C$2]))" office:value-type="float" office:value="1.38870138899587" calcext:value-type="float">
            <text:p>1,38870138899587</text:p>
          </table:table-cell>
          <table:table-cell/>
          <table:table-cell table:style-name="ce1" office:value-type="float" office:value="300" calcext:value-type="float">
            <text:p>300</text:p>
          </table:table-cell>
          <table:table-cell table:style-name="ce1" table:formula="of:=[.F292]/10" office:value-type="float" office:value="30" calcext:value-type="float">
            <text:p>30</text:p>
          </table:table-cell>
          <table:table-cell table:formula="of:=20*LOG([.$C$5]/SQRT(1+([.G292]/[.$C$10])^2))" office:value-type="float" office:value="-28.897729122784" calcext:value-type="float">
            <text:p>-28,897729122784</text:p>
          </table:table-cell>
          <table:table-cell table:style-name="ce2" table:formula="of:=DEGREES(-ATAN([.G292]/[.$C$10]))" office:value-type="float" office:value="-89.3859557303415" calcext:value-type="float">
            <text:p>-89,3859557303415</text:p>
          </table:table-cell>
          <table:table-cell table:number-columns-repeated="55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293]*0.001/[.$C$2]))" office:value-type="float" office:value="1.39265960886396" calcext:value-type="float">
            <text:p>1,39265960886396</text:p>
          </table:table-cell>
          <table:table-cell/>
          <table:table-cell table:style-name="ce1" office:value-type="float" office:value="310" calcext:value-type="float">
            <text:p>310</text:p>
          </table:table-cell>
          <table:table-cell table:style-name="ce1" table:formula="of:=[.F293]/10" office:value-type="float" office:value="31" calcext:value-type="float">
            <text:p>31</text:p>
          </table:table-cell>
          <table:table-cell table:formula="of:=20*LOG([.$C$5]/SQRT(1+([.G293]/[.$C$10])^2))" office:value-type="float" office:value="-29.182506243698" calcext:value-type="float">
            <text:p>-29,182506243698</text:p>
          </table:table-cell>
          <table:table-cell table:style-name="ce2" table:formula="of:=DEGREES(-ATAN([.G293]/[.$C$10]))" office:value-type="float" office:value="-89.4057621659306" calcext:value-type="float">
            <text:p>-89,4057621659306</text:p>
          </table:table-cell>
          <table:table-cell table:number-columns-repeated="55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294]*0.001/[.$C$2]))" office:value-type="float" office:value="1.39660984040001" calcext:value-type="float">
            <text:p>1,39660984040001</text:p>
          </table:table-cell>
          <table:table-cell/>
          <table:table-cell table:style-name="ce1" office:value-type="float" office:value="320" calcext:value-type="float">
            <text:p>320</text:p>
          </table:table-cell>
          <table:table-cell table:style-name="ce1" table:formula="of:=[.F294]/10" office:value-type="float" office:value="32" calcext:value-type="float">
            <text:p>32</text:p>
          </table:table-cell>
          <table:table-cell table:formula="of:=20*LOG([.$C$5]/SQRT(1+([.G294]/[.$C$10])^2))" office:value-type="float" office:value="-29.4582431934544" calcext:value-type="float">
            <text:p>-29,4582431934544</text:p>
          </table:table-cell>
          <table:table-cell table:style-name="ce2" table:formula="of:=DEGREES(-ATAN([.G294]/[.$C$10]))" office:value-type="float" office:value="-89.4243308283758" calcext:value-type="float">
            <text:p>-89,4243308283758</text:p>
          </table:table-cell>
          <table:table-cell table:number-columns-repeated="55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295]*0.001/[.$C$2]))" office:value-type="float" office:value="1.40055209972578" calcext:value-type="float">
            <text:p>1,40055209972578</text:p>
          </table:table-cell>
          <table:table-cell/>
          <table:table-cell table:style-name="ce1" office:value-type="float" office:value="330" calcext:value-type="float">
            <text:p>330</text:p>
          </table:table-cell>
          <table:table-cell table:style-name="ce1" table:formula="of:=[.F295]/10" office:value-type="float" office:value="33" calcext:value-type="float">
            <text:p>33</text:p>
          </table:table-cell>
          <table:table-cell table:formula="of:=20*LOG([.$C$5]/SQRT(1+([.G295]/[.$C$10])^2))" office:value-type="float" office:value="-29.7254962574195" calcext:value-type="float">
            <text:p>-29,7254962574195</text:p>
          </table:table-cell>
          <table:table-cell table:style-name="ce2" table:formula="of:=DEGREES(-ATAN([.G295]/[.$C$10]))" office:value-type="float" office:value="-89.4417742275703" calcext:value-type="float">
            <text:p>-89,4417742275703</text:p>
          </table:table-cell>
          <table:table-cell table:number-columns-repeated="55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296]*0.001/[.$C$2]))" office:value-type="float" office:value="1.40448640293049" calcext:value-type="float">
            <text:p>1,40448640293049</text:p>
          </table:table-cell>
          <table:table-cell/>
          <table:table-cell table:style-name="ce1" office:value-type="float" office:value="340" calcext:value-type="float">
            <text:p>340</text:p>
          </table:table-cell>
          <table:table-cell table:style-name="ce1" table:formula="of:=[.F296]/10" office:value-type="float" office:value="34" calcext:value-type="float">
            <text:p>34</text:p>
          </table:table-cell>
          <table:table-cell table:formula="of:=20*LOG([.$C$5]/SQRT(1+([.G296]/[.$C$10])^2))" office:value-type="float" office:value="-29.9847719081166" calcext:value-type="float">
            <text:p>-29,9847719081166</text:p>
          </table:table-cell>
          <table:table-cell table:style-name="ce2" table:formula="of:=DEGREES(-ATAN([.G296]/[.$C$10]))" office:value-type="float" office:value="-89.4581916390493" calcext:value-type="float">
            <text:p>-89,4581916390493</text:p>
          </table:table-cell>
          <table:table-cell table:number-columns-repeated="55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297]*0.001/[.$C$2]))" office:value-type="float" office:value="1.40841276607089" calcext:value-type="float">
            <text:p>1,40841276607089</text:p>
          </table:table-cell>
          <table:table-cell/>
          <table:table-cell table:style-name="ce1" office:value-type="float" office:value="350" calcext:value-type="float">
            <text:p>350</text:p>
          </table:table-cell>
          <table:table-cell table:style-name="ce1" table:formula="of:=[.F297]/10" office:value-type="float" office:value="35" calcext:value-type="float">
            <text:p>35</text:p>
          </table:table-cell>
          <table:table-cell table:formula="of:=20*LOG([.$C$5]/SQRT(1+([.G297]/[.$C$10])^2))" office:value-type="float" office:value="-30.2365325801061" calcext:value-type="float">
            <text:p>-30,2365325801061</text:p>
          </table:table-cell>
          <table:table-cell table:style-name="ce2" table:formula="of:=DEGREES(-ATAN([.G297]/[.$C$10]))" office:value-type="float" office:value="-89.4736709942679" calcext:value-type="float">
            <text:p>-89,4736709942679</text:p>
          </table:table-cell>
          <table:table-cell table:number-columns-repeated="55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298]*0.001/[.$C$2]))" office:value-type="float" office:value="1.41233120517131" calcext:value-type="float">
            <text:p>1,41233120517131</text:p>
          </table:table-cell>
          <table:table-cell/>
          <table:table-cell table:style-name="ce1" office:value-type="float" office:value="360" calcext:value-type="float">
            <text:p>360</text:p>
          </table:table-cell>
          <table:table-cell table:style-name="ce1" table:formula="of:=[.F298]/10" office:value-type="float" office:value="36" calcext:value-type="float">
            <text:p>36</text:p>
          </table:table-cell>
          <table:table-cell table:formula="of:=20*LOG([.$C$5]/SQRT(1+([.G298]/[.$C$10])^2))" office:value-type="float" office:value="-30.4812016315863" calcext:value-type="float">
            <text:p>-30,4812016315863</text:p>
          </table:table-cell>
          <table:table-cell table:style-name="ce2" table:formula="of:=DEGREES(-ATAN([.G298]/[.$C$10]))" office:value-type="float" office:value="-89.4882904558972" calcext:value-type="float">
            <text:p>-89,4882904558972</text:p>
          </table:table-cell>
          <table:table-cell table:number-columns-repeated="55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299]*0.001/[.$C$2]))" office:value-type="float" office:value="1.41624173622376" calcext:value-type="float">
            <text:p>1,41624173622376</text:p>
          </table:table-cell>
          <table:table-cell/>
          <table:table-cell table:style-name="ce1" office:value-type="float" office:value="370" calcext:value-type="float">
            <text:p>370</text:p>
          </table:table-cell>
          <table:table-cell table:style-name="ce1" table:formula="of:=[.F299]/10" office:value-type="float" office:value="37" calcext:value-type="float">
            <text:p>37</text:p>
          </table:table-cell>
          <table:table-cell table:formula="of:=20*LOG([.$C$5]/SQRT(1+([.G299]/[.$C$10])^2))" office:value-type="float" office:value="-30.7191676263907" calcext:value-type="float">
            <text:p>-30,7191676263907</text:p>
          </table:table-cell>
          <table:table-cell table:style-name="ce2" table:formula="of:=DEGREES(-ATAN([.G299]/[.$C$10]))" office:value-type="float" office:value="-89.5021197377159" calcext:value-type="float">
            <text:p>-89,5021197377159</text:p>
          </table:table-cell>
          <table:table-cell table:number-columns-repeated="55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300]*0.001/[.$C$2]))" office:value-type="float" office:value="1.42014437518797" calcext:value-type="float">
            <text:p>1,42014437518797</text:p>
          </table:table-cell>
          <table:table-cell/>
          <table:table-cell table:style-name="ce1" office:value-type="float" office:value="380" calcext:value-type="float">
            <text:p>380</text:p>
          </table:table-cell>
          <table:table-cell table:style-name="ce1" table:formula="of:=[.F300]/10" office:value-type="float" office:value="38" calcext:value-type="float">
            <text:p>38</text:p>
          </table:table-cell>
          <table:table-cell table:formula="of:=20*LOG([.$C$5]/SQRT(1+([.G300]/[.$C$10])^2))" office:value-type="float" office:value="-30.9507880451043" calcext:value-type="float">
            <text:p>-30,9507880451043</text:p>
          </table:table-cell>
          <table:table-cell table:style-name="ce2" table:formula="of:=DEGREES(-ATAN([.G300]/[.$C$10]))" office:value-type="float" office:value="-89.5152212161358" calcext:value-type="float">
            <text:p>-89,5152212161358</text:p>
          </table:table-cell>
          <table:table-cell table:number-columns-repeated="55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301]*0.001/[.$C$2]))" office:value-type="float" office:value="1.42403913799146" calcext:value-type="float">
            <text:p>1,42403913799146</text:p>
          </table:table-cell>
          <table:table-cell/>
          <table:table-cell table:style-name="ce1" office:value-type="float" office:value="390" calcext:value-type="float">
            <text:p>390</text:p>
          </table:table-cell>
          <table:table-cell table:style-name="ce1" table:formula="of:=[.F301]/10" office:value-type="float" office:value="39" calcext:value-type="float">
            <text:p>39</text:p>
          </table:table-cell>
          <table:table-cell table:formula="of:=20*LOG([.$C$5]/SQRT(1+([.G301]/[.$C$10])^2))" office:value-type="float" office:value="-31.1763925142599" calcext:value-type="float">
            <text:p>-31,1763925142599</text:p>
          </table:table-cell>
          <table:table-cell table:style-name="ce2" table:formula="of:=DEGREES(-ATAN([.G301]/[.$C$10]))" office:value-type="float" office:value="-89.5276508707529" calcext:value-type="float">
            <text:p>-89,5276508707529</text:p>
          </table:table-cell>
          <table:table-cell table:number-columns-repeated="55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302]*0.001/[.$C$2]))" office:value-type="float" office:value="1.4279260405296" calcext:value-type="float">
            <text:p>1,4279260405296</text:p>
          </table:table-cell>
          <table:table-cell/>
          <table:table-cell table:style-name="ce1" office:value-type="float" office:value="400" calcext:value-type="float">
            <text:p>400</text:p>
          </table:table-cell>
          <table:table-cell table:style-name="ce1" table:formula="of:=[.F302]/10" office:value-type="float" office:value="40" calcext:value-type="float">
            <text:p>40</text:p>
          </table:table-cell>
          <table:table-cell table:formula="of:=20*LOG([.$C$5]/SQRT(1+([.G302]/[.$C$10])^2))" office:value-type="float" office:value="-31.3962856268087" calcext:value-type="float">
            <text:p>-31,3962856268087</text:p>
          </table:table-cell>
          <table:table-cell table:style-name="ce2" table:formula="of:=DEGREES(-ATAN([.G302]/[.$C$10]))" office:value-type="float" office:value="-89.539459083839" calcext:value-type="float">
            <text:p>-89,539459083839</text:p>
          </table:table-cell>
          <table:table-cell table:number-columns-repeated="55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303]*0.001/[.$C$2]))" office:value-type="float" office:value="1.43180509866569" calcext:value-type="float">
            <text:p>1,43180509866569</text:p>
          </table:table-cell>
          <table:table-cell/>
          <table:table-cell table:style-name="ce1" office:value-type="float" office:value="410" calcext:value-type="float">
            <text:p>410</text:p>
          </table:table-cell>
          <table:table-cell table:style-name="ce1" table:formula="of:=[.F303]/10" office:value-type="float" office:value="41" calcext:value-type="float">
            <text:p>41</text:p>
          </table:table-cell>
          <table:table-cell table:formula="of:=20*LOG([.$C$5]/SQRT(1+([.G303]/[.$C$10])^2))" office:value-type="float" office:value="-31.610749414413" calcext:value-type="float">
            <text:p>-31,610749414413</text:p>
          </table:table-cell>
          <table:table-cell table:style-name="ce2" table:formula="of:=DEGREES(-ATAN([.G303]/[.$C$10]))" office:value-type="float" office:value="-89.5506913228527" calcext:value-type="float">
            <text:p>-89,5506913228527</text:p>
          </table:table-cell>
          <table:table-cell table:number-columns-repeated="55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304]*0.001/[.$C$2]))" office:value-type="float" office:value="1.435676328231" calcext:value-type="float">
            <text:p>1,435676328231</text:p>
          </table:table-cell>
          <table:table-cell/>
          <table:table-cell table:style-name="ce1" office:value-type="float" office:value="420" calcext:value-type="float">
            <text:p>420</text:p>
          </table:table-cell>
          <table:table-cell table:style-name="ce1" table:formula="of:=[.F304]/10" office:value-type="float" office:value="42" calcext:value-type="float">
            <text:p>42</text:p>
          </table:table-cell>
          <table:table-cell table:formula="of:=20*LOG([.$C$5]/SQRT(1+([.G304]/[.$C$10])^2))" office:value-type="float" office:value="-31.8200455218941" calcext:value-type="float">
            <text:p>-31,8200455218941</text:p>
          </table:table-cell>
          <table:table-cell table:style-name="ce2" table:formula="of:=DEGREES(-ATAN([.G304]/[.$C$10]))" office:value-type="float" office:value="-89.561388725463" calcext:value-type="float">
            <text:p>-89,561388725463</text:p>
          </table:table-cell>
          <table:table-cell table:number-columns-repeated="55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305]*0.001/[.$C$2]))" office:value-type="float" office:value="1.43953974502487" calcext:value-type="float">
            <text:p>1,43953974502487</text:p>
          </table:table-cell>
          <table:table-cell/>
          <table:table-cell table:style-name="ce1" office:value-type="float" office:value="430" calcext:value-type="float">
            <text:p>430</text:p>
          </table:table-cell>
          <table:table-cell table:style-name="ce1" table:formula="of:=[.F305]/10" office:value-type="float" office:value="43" calcext:value-type="float">
            <text:p>43</text:p>
          </table:table-cell>
          <table:table-cell table:formula="of:=20*LOG([.$C$5]/SQRT(1+([.G305]/[.$C$10])^2))" office:value-type="float" office:value="-32.0244171258812" calcext:value-type="float">
            <text:p>-32,0244171258812</text:p>
          </table:table-cell>
          <table:table-cell table:style-name="ce2" table:formula="of:=DEGREES(-ATAN([.G305]/[.$C$10]))" office:value-type="float" office:value="-89.5715886029535" calcext:value-type="float">
            <text:p>-89,5715886029535</text:p>
          </table:table-cell>
          <table:table-cell table:number-columns-repeated="55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306]*0.001/[.$C$2]))" office:value-type="float" office:value="1.44339536481474" calcext:value-type="float">
            <text:p>1,44339536481474</text:p>
          </table:table-cell>
          <table:table-cell/>
          <table:table-cell table:style-name="ce1" office:value-type="float" office:value="440" calcext:value-type="float">
            <text:p>440</text:p>
          </table:table-cell>
          <table:table-cell table:style-name="ce1" table:formula="of:=[.F306]/10" office:value-type="float" office:value="44" calcext:value-type="float">
            <text:p>44</text:p>
          </table:table-cell>
          <table:table-cell table:formula="of:=20*LOG([.$C$5]/SQRT(1+([.G306]/[.$C$10])^2))" office:value-type="float" office:value="-32.224090632941" calcext:value-type="float">
            <text:p>-32,224090632941</text:p>
          </table:table-cell>
          <table:table-cell table:style-name="ce2" table:formula="of:=DEGREES(-ATAN([.G306]/[.$C$10]))" office:value-type="float" office:value="-89.5813248749893" calcext:value-type="float">
            <text:p>-89,5813248749893</text:p>
          </table:table-cell>
          <table:table-cell table:number-columns-repeated="55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307]*0.001/[.$C$2]))" office:value-type="float" office:value="1.44724320333623" calcext:value-type="float">
            <text:p>1,44724320333623</text:p>
          </table:table-cell>
          <table:table-cell/>
          <table:table-cell table:style-name="ce1" office:value-type="float" office:value="450" calcext:value-type="float">
            <text:p>450</text:p>
          </table:table-cell>
          <table:table-cell table:style-name="ce1" table:formula="of:=[.F307]/10" office:value-type="float" office:value="45" calcext:value-type="float">
            <text:p>45</text:p>
          </table:table-cell>
          <table:table-cell table:formula="of:=20*LOG([.$C$5]/SQRT(1+([.G307]/[.$C$10])^2))" office:value-type="float" office:value="-32.4192771869188" calcext:value-type="float">
            <text:p>-32,4192771869188</text:p>
          </table:table-cell>
          <table:table-cell table:style-name="ce2" table:formula="of:=DEGREES(-ATAN([.G307]/[.$C$10]))" office:value-type="float" office:value="-89.5906284464232" calcext:value-type="float">
            <text:p>-89,5906284464232</text:p>
          </table:table-cell>
          <table:table-cell table:number-columns-repeated="55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308]*0.001/[.$C$2]))" office:value-type="float" office:value="1.45108327629322" calcext:value-type="float">
            <text:p>1,45108327629322</text:p>
          </table:table-cell>
          <table:table-cell/>
          <table:table-cell table:style-name="ce1" office:value-type="float" office:value="460" calcext:value-type="float">
            <text:p>460</text:p>
          </table:table-cell>
          <table:table-cell table:style-name="ce1" table:formula="of:=[.F308]/10" office:value-type="float" office:value="46" calcext:value-type="float">
            <text:p>46</text:p>
          </table:table-cell>
          <table:table-cell table:formula="of:=20*LOG([.$C$5]/SQRT(1+([.G308]/[.$C$10])^2))" office:value-type="float" office:value="-32.6101740106474" calcext:value-type="float">
            <text:p>-32,6101740106474</text:p>
          </table:table-cell>
          <table:table-cell table:style-name="ce2" table:formula="of:=DEGREES(-ATAN([.G308]/[.$C$10]))" office:value-type="float" office:value="-89.5995275349584" calcext:value-type="float">
            <text:p>-89,5995275349584</text:p>
          </table:table-cell>
          <table:table-cell table:number-columns-repeated="55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309]*0.001/[.$C$2]))" office:value-type="float" office:value="1.45491559935787" calcext:value-type="float">
            <text:p>1,45491559935787</text:p>
          </table:table-cell>
          <table:table-cell/>
          <table:table-cell table:style-name="ce1" office:value-type="float" office:value="470" calcext:value-type="float">
            <text:p>470</text:p>
          </table:table-cell>
          <table:table-cell table:style-name="ce1" table:formula="of:=[.F309]/10" office:value-type="float" office:value="47" calcext:value-type="float">
            <text:p>47</text:p>
          </table:table-cell>
          <table:table-cell table:formula="of:=20*LOG([.$C$5]/SQRT(1+([.G309]/[.$C$10])^2))" office:value-type="float" office:value="-32.7969656033958" calcext:value-type="float">
            <text:p>-32,7969656033958</text:p>
          </table:table-cell>
          <table:table-cell table:style-name="ce2" table:formula="of:=DEGREES(-ATAN([.G309]/[.$C$10]))" office:value-type="float" office:value="-89.6080479569871" calcext:value-type="float">
            <text:p>-89,6080479569871</text:p>
          </table:table-cell>
          <table:table-cell table:number-columns-repeated="55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310]*0.001/[.$C$2]))" office:value-type="float" office:value="1.45874018817073" calcext:value-type="float">
            <text:p>1,45874018817073</text:p>
          </table:table-cell>
          <table:table-cell/>
          <table:table-cell table:style-name="ce1" office:value-type="float" office:value="480" calcext:value-type="float">
            <text:p>480</text:p>
          </table:table-cell>
          <table:table-cell table:style-name="ce1" table:formula="of:=[.F310]/10" office:value-type="float" office:value="48" calcext:value-type="float">
            <text:p>48</text:p>
          </table:table-cell>
          <table:table-cell table:formula="of:=20*LOG([.$C$5]/SQRT(1+([.G310]/[.$C$10])^2))" office:value-type="float" office:value="-32.9798248122768" calcext:value-type="float">
            <text:p>-32,9798248122768</text:p>
          </table:table-cell>
          <table:table-cell table:style-name="ce2" table:formula="of:=DEGREES(-ATAN([.G310]/[.$C$10]))" office:value-type="float" office:value="-89.6162133777036" calcext:value-type="float">
            <text:p>-89,6162133777036</text:p>
          </table:table-cell>
          <table:table-cell table:number-columns-repeated="55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311]*0.001/[.$C$2]))" office:value-type="float" office:value="1.46255705834078" calcext:value-type="float">
            <text:p>1,46255705834078</text:p>
          </table:table-cell>
          <table:table-cell/>
          <table:table-cell table:style-name="ce1" office:value-type="float" office:value="490" calcext:value-type="float">
            <text:p>490</text:p>
          </table:table-cell>
          <table:table-cell table:style-name="ce1" table:formula="of:=[.F311]/10" office:value-type="float" office:value="49" calcext:value-type="float">
            <text:p>49</text:p>
          </table:table-cell>
          <table:table-cell table:formula="of:=20*LOG([.$C$5]/SQRT(1+([.G311]/[.$C$10])^2))" office:value-type="float" office:value="-33.1589137932067" calcext:value-type="float">
            <text:p>-33,1589137932067</text:p>
          </table:table-cell>
          <table:table-cell table:style-name="ce2" table:formula="of:=DEGREES(-ATAN([.G311]/[.$C$10]))" office:value-type="float" office:value="-89.6240455305945" calcext:value-type="float">
            <text:p>-89,6240455305945</text:p>
          </table:table-cell>
          <table:table-cell table:number-columns-repeated="55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312]*0.001/[.$C$2]))" office:value-type="float" office:value="1.46636622544549" calcext:value-type="float">
            <text:p>1,46636622544549</text:p>
          </table:table-cell>
          <table:table-cell/>
          <table:table-cell table:style-name="ce1" office:value-type="float" office:value="500" calcext:value-type="float">
            <text:p>500</text:p>
          </table:table-cell>
          <table:table-cell table:style-name="ce1" table:formula="of:=[.F312]/10" office:value-type="float" office:value="50" calcext:value-type="float">
            <text:p>50</text:p>
          </table:table-cell>
          <table:table-cell table:formula="of:=20*LOG([.$C$5]/SQRT(1+([.G312]/[.$C$10])^2))" office:value-type="float" office:value="-33.3343848748033" calcext:value-type="float">
            <text:p>-33,3343848748033</text:p>
          </table:table-cell>
          <table:table-cell table:style-name="ce2" table:formula="of:=DEGREES(-ATAN([.G312]/[.$C$10]))" office:value-type="float" office:value="-89.6315644105919" calcext:value-type="float">
            <text:p>-89,6315644105919</text:p>
          </table:table-cell>
          <table:table-cell table:number-columns-repeated="55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313]*0.001/[.$C$2]))" office:value-type="float" office:value="1.47016770503091" calcext:value-type="float">
            <text:p>1,47016770503091</text:p>
          </table:table-cell>
          <table:table-cell/>
          <table:table-cell table:style-name="ce1" office:value-type="float" office:value="510" calcext:value-type="float">
            <text:p>510</text:p>
          </table:table-cell>
          <table:table-cell table:style-name="ce1" table:formula="of:=[.F313]/10" office:value-type="float" office:value="51" calcext:value-type="float">
            <text:p>51</text:p>
          </table:table-cell>
          <table:table-cell table:formula="of:=20*LOG([.$C$5]/SQRT(1+([.G313]/[.$C$10])^2))" office:value-type="float" office:value="-33.506381336754" calcext:value-type="float">
            <text:p>-33,506381336754</text:p>
          </table:table-cell>
          <table:table-cell table:style-name="ce2" table:formula="of:=DEGREES(-ATAN([.G313]/[.$C$10]))" office:value-type="float" office:value="-89.6387884445067" calcext:value-type="float">
            <text:p>-89,6387884445067</text:p>
          </table:table-cell>
          <table:table-cell table:number-columns-repeated="55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314]*0.001/[.$C$2]))" office:value-type="float" office:value="1.4739615126117" calcext:value-type="float">
            <text:p>1,4739615126117</text:p>
          </table:table-cell>
          <table:table-cell/>
          <table:table-cell table:style-name="ce1" office:value-type="float" office:value="520" calcext:value-type="float">
            <text:p>520</text:p>
          </table:table-cell>
          <table:table-cell table:style-name="ce1" table:formula="of:=[.F314]/10" office:value-type="float" office:value="52" calcext:value-type="float">
            <text:p>52</text:p>
          </table:table-cell>
          <table:table-cell table:formula="of:=20*LOG([.$C$5]/SQRT(1+([.G314]/[.$C$10])^2))" office:value-type="float" office:value="-33.6750381126173" calcext:value-type="float">
            <text:p>-33,6750381126173</text:p>
          </table:table-cell>
          <table:table-cell table:style-name="ce2" table:formula="of:=DEGREES(-ATAN([.G314]/[.$C$10]))" office:value-type="float" office:value="-89.6457346417965" calcext:value-type="float">
            <text:p>-89,6457346417965</text:p>
          </table:table-cell>
          <table:table-cell table:number-columns-repeated="55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315]*0.001/[.$C$2]))" office:value-type="float" office:value="1.47774766367121" calcext:value-type="float">
            <text:p>1,47774766367121</text:p>
          </table:table-cell>
          <table:table-cell/>
          <table:table-cell table:style-name="ce1" office:value-type="float" office:value="530" calcext:value-type="float">
            <text:p>530</text:p>
          </table:table-cell>
          <table:table-cell table:style-name="ce1" table:formula="of:=[.F315]/10" office:value-type="float" office:value="53" calcext:value-type="float">
            <text:p>53</text:p>
          </table:table-cell>
          <table:table-cell table:formula="of:=20*LOG([.$C$5]/SQRT(1+([.G315]/[.$C$10])^2))" office:value-type="float" office:value="-33.8404824256944" calcext:value-type="float">
            <text:p>-33,8404824256944</text:p>
          </table:table-cell>
          <table:table-cell table:style-name="ce2" table:formula="of:=DEGREES(-ATAN([.G315]/[.$C$10]))" office:value-type="float" office:value="-89.6524187282681" calcext:value-type="float">
            <text:p>-89,6524187282681</text:p>
          </table:table-cell>
          <table:table-cell table:number-columns-repeated="55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316]*0.001/[.$C$2]))" office:value-type="float" office:value="1.48152617366156" calcext:value-type="float">
            <text:p>1,48152617366156</text:p>
          </table:table-cell>
          <table:table-cell/>
          <table:table-cell table:style-name="ce1" office:value-type="float" office:value="540" calcext:value-type="float">
            <text:p>540</text:p>
          </table:table-cell>
          <table:table-cell table:style-name="ce1" table:formula="of:=[.F316]/10" office:value-type="float" office:value="54" calcext:value-type="float">
            <text:p>54</text:p>
          </table:table-cell>
          <table:table-cell table:formula="of:=20*LOG([.$C$5]/SQRT(1+([.G316]/[.$C$10])^2))" office:value-type="float" office:value="-34.0028343654758" calcext:value-type="float">
            <text:p>-34,0028343654758</text:p>
          </table:table-cell>
          <table:table-cell table:style-name="ce2" table:formula="of:=DEGREES(-ATAN([.G316]/[.$C$10]))" office:value-type="float" office:value="-89.6588552649253" calcext:value-type="float">
            <text:p>-89,6588552649253</text:p>
          </table:table-cell>
          <table:table-cell table:number-columns-repeated="55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317]*0.001/[.$C$2]))" office:value-type="float" office:value="1.48529705800366" calcext:value-type="float">
            <text:p>1,48529705800366</text:p>
          </table:table-cell>
          <table:table-cell/>
          <table:table-cell table:style-name="ce1" office:value-type="float" office:value="550" calcext:value-type="float">
            <text:p>550</text:p>
          </table:table-cell>
          <table:table-cell table:style-name="ce1" table:formula="of:=[.F317]/10" office:value-type="float" office:value="55" calcext:value-type="float">
            <text:p>55</text:p>
          </table:table-cell>
          <table:table-cell table:formula="of:=20*LOG([.$C$5]/SQRT(1+([.G317]/[.$C$10])^2))" office:value-type="float" office:value="-34.1622074112052" calcext:value-type="float">
            <text:p>-34,1622074112052</text:p>
          </table:table-cell>
          <table:table-cell table:style-name="ce2" table:formula="of:=DEGREES(-ATAN([.G317]/[.$C$10]))" office:value-type="float" office:value="-89.6650577538526" calcext:value-type="float">
            <text:p>-89,6650577538526</text:p>
          </table:table-cell>
          <table:table-cell table:number-columns-repeated="55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318]*0.001/[.$C$2]))" office:value-type="float" office:value="1.48906033208731" calcext:value-type="float">
            <text:p>1,48906033208731</text:p>
          </table:table-cell>
          <table:table-cell/>
          <table:table-cell table:style-name="ce1" office:value-type="float" office:value="560" calcext:value-type="float">
            <text:p>560</text:p>
          </table:table-cell>
          <table:table-cell table:style-name="ce1" table:formula="of:=[.F318]/10" office:value-type="float" office:value="56" calcext:value-type="float">
            <text:p>56</text:p>
          </table:table-cell>
          <table:table-cell table:formula="of:=20*LOG([.$C$5]/SQRT(1+([.G318]/[.$C$10])^2))" office:value-type="float" office:value="-34.3187089082781" calcext:value-type="float">
            <text:p>-34,3187089082781</text:p>
          </table:table-cell>
          <table:table-cell table:style-name="ce2" table:formula="of:=DEGREES(-ATAN([.G318]/[.$C$10]))" office:value-type="float" office:value="-89.6710387327547" calcext:value-type="float">
            <text:p>-89,6710387327547</text:p>
          </table:table-cell>
          <table:table-cell table:number-columns-repeated="55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319]*0.001/[.$C$2]))" office:value-type="float" office:value="1.49281601127125" calcext:value-type="float">
            <text:p>1,49281601127125</text:p>
          </table:table-cell>
          <table:table-cell/>
          <table:table-cell table:style-name="ce1" office:value-type="float" office:value="570" calcext:value-type="float">
            <text:p>570</text:p>
          </table:table-cell>
          <table:table-cell table:style-name="ce1" table:formula="of:=[.F319]/10" office:value-type="float" office:value="57" calcext:value-type="float">
            <text:p>57</text:p>
          </table:table-cell>
          <table:table-cell table:formula="of:=20*LOG([.$C$5]/SQRT(1+([.G319]/[.$C$10])^2))" office:value-type="float" office:value="-34.4724405024817" calcext:value-type="float">
            <text:p>-34,4724405024817</text:p>
          </table:table-cell>
          <table:table-cell table:style-name="ce2" table:formula="of:=DEGREES(-ATAN([.G319]/[.$C$10]))" office:value-type="float" office:value="-89.6768098595459" calcext:value-type="float">
            <text:p>-89,6768098595459</text:p>
          </table:table-cell>
          <table:table-cell table:number-columns-repeated="55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320]*0.001/[.$C$2]))" office:value-type="float" office:value="1.49656411088323" calcext:value-type="float">
            <text:p>1,49656411088323</text:p>
          </table:table-cell>
          <table:table-cell/>
          <table:table-cell table:style-name="ce1" office:value-type="float" office:value="580" calcext:value-type="float">
            <text:p>580</text:p>
          </table:table-cell>
          <table:table-cell table:style-name="ce1" table:formula="of:=[.F320]/10" office:value-type="float" office:value="58" calcext:value-type="float">
            <text:p>58</text:p>
          </table:table-cell>
          <table:table-cell table:formula="of:=20*LOG([.$C$5]/SQRT(1+([.G320]/[.$C$10])^2))" office:value-type="float" office:value="-34.6234985364772" calcext:value-type="float">
            <text:p>-34,6234985364772</text:p>
          </table:table-cell>
          <table:table-cell table:style-name="ce2" table:formula="of:=DEGREES(-ATAN([.G320]/[.$C$10]))" office:value-type="float" office:value="-89.6823819881888" calcext:value-type="float">
            <text:p>-89,6823819881888</text:p>
          </table:table-cell>
          <table:table-cell table:number-columns-repeated="55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321]*0.001/[.$C$2]))" office:value-type="float" office:value="1.50030464622005" calcext:value-type="float">
            <text:p>1,50030464622005</text:p>
          </table:table-cell>
          <table:table-cell/>
          <table:table-cell table:style-name="ce1" office:value-type="float" office:value="590" calcext:value-type="float">
            <text:p>590</text:p>
          </table:table-cell>
          <table:table-cell table:style-name="ce1" table:formula="of:=[.F321]/10" office:value-type="float" office:value="59" calcext:value-type="float">
            <text:p>59</text:p>
          </table:table-cell>
          <table:table-cell table:formula="of:=20*LOG([.$C$5]/SQRT(1+([.G321]/[.$C$10])^2))" office:value-type="float" office:value="-34.7719744123956" calcext:value-type="float">
            <text:p>-34,7719744123956</text:p>
          </table:table-cell>
          <table:table-cell table:style-name="ce2" table:formula="of:=DEGREES(-ATAN([.G321]/[.$C$10]))" office:value-type="float" office:value="-89.6877652368223" calcext:value-type="float">
            <text:p>-89,6877652368223</text:p>
          </table:table-cell>
          <table:table-cell table:number-columns-repeated="55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322]*0.001/[.$C$2]))" office:value-type="float" office:value="1.50403763254766" calcext:value-type="float">
            <text:p>1,50403763254766</text:p>
          </table:table-cell>
          <table:table-cell/>
          <table:table-cell table:style-name="ce1" office:value-type="float" office:value="600" calcext:value-type="float">
            <text:p>600</text:p>
          </table:table-cell>
          <table:table-cell table:style-name="ce1" table:formula="of:=[.F322]/10" office:value-type="float" office:value="60" calcext:value-type="float">
            <text:p>60</text:p>
          </table:table-cell>
          <table:table-cell table:formula="of:=20*LOG([.$C$5]/SQRT(1+([.G322]/[.$C$10])^2))" office:value-type="float" office:value="-34.9179549239645" calcext:value-type="float">
            <text:p>-34,9179549239645</text:p>
          </table:table-cell>
          <table:table-cell table:style-name="ce2" table:formula="of:=DEGREES(-ATAN([.G322]/[.$C$10]))" office:value-type="float" office:value="-89.6929690490756" calcext:value-type="float">
            <text:p>-89,6929690490756</text:p>
          </table:table-cell>
          <table:table-cell table:number-columns-repeated="55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323]*0.001/[.$C$2]))" office:value-type="float" office:value="1.50776308510119" calcext:value-type="float">
            <text:p>1,50776308510119</text:p>
          </table:table-cell>
          <table:table-cell/>
          <table:table-cell table:style-name="ce1" office:value-type="float" office:value="610" calcext:value-type="float">
            <text:p>610</text:p>
          </table:table-cell>
          <table:table-cell table:style-name="ce1" table:formula="of:=[.F323]/10" office:value-type="float" office:value="61" calcext:value-type="float">
            <text:p>61</text:p>
          </table:table-cell>
          <table:table-cell table:formula="of:=20*LOG([.$C$5]/SQRT(1+([.G323]/[.$C$10])^2))" office:value-type="float" office:value="-35.0615225611872" calcext:value-type="float">
            <text:p>-35,0615225611872</text:p>
          </table:table-cell>
          <table:table-cell table:style-name="ce2" table:formula="of:=DEGREES(-ATAN([.G323]/[.$C$10]))" office:value-type="float" office:value="-89.6980022493537" calcext:value-type="float">
            <text:p>-89,6980022493537</text:p>
          </table:table-cell>
          <table:table-cell table:number-columns-repeated="55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324]*0.001/[.$C$2]))" office:value-type="float" office:value="1.51148101908501" calcext:value-type="float">
            <text:p>1,51148101908501</text:p>
          </table:table-cell>
          <table:table-cell/>
          <table:table-cell table:style-name="ce1" office:value-type="float" office:value="620" calcext:value-type="float">
            <text:p>620</text:p>
          </table:table-cell>
          <table:table-cell table:style-name="ce1" table:formula="of:=[.F324]/10" office:value-type="float" office:value="62" calcext:value-type="float">
            <text:p>62</text:p>
          </table:table-cell>
          <table:table-cell table:formula="of:=20*LOG([.$C$5]/SQRT(1+([.G324]/[.$C$10])^2))" office:value-type="float" office:value="-35.202755790252" calcext:value-type="float">
            <text:p>-35,202755790252</text:p>
          </table:table-cell>
          <table:table-cell table:style-name="ce2" table:formula="of:=DEGREES(-ATAN([.G324]/[.$C$10]))" office:value-type="float" office:value="-89.7028730927713" calcext:value-type="float">
            <text:p>-89,7028730927713</text:p>
          </table:table-cell>
          <table:table-cell table:number-columns-repeated="55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325]*0.001/[.$C$2]))" office:value-type="float" office:value="1.51519144967283" calcext:value-type="float">
            <text:p>1,51519144967283</text:p>
          </table:table-cell>
          <table:table-cell/>
          <table:table-cell table:style-name="ce1" office:value-type="float" office:value="630" calcext:value-type="float">
            <text:p>630</text:p>
          </table:table-cell>
          <table:table-cell table:style-name="ce1" table:formula="of:=[.F325]/10" office:value-type="float" office:value="63" calcext:value-type="float">
            <text:p>63</text:p>
          </table:table-cell>
          <table:table-cell table:formula="of:=20*LOG([.$C$5]/SQRT(1+([.G325]/[.$C$10])^2))" office:value-type="float" office:value="-35.3417293110495" calcext:value-type="float">
            <text:p>-35,3417293110495</text:p>
          </table:table-cell>
          <table:table-cell table:style-name="ce2" table:formula="of:=DEGREES(-ATAN([.G325]/[.$C$10]))" office:value-type="float" office:value="-89.7075893103322" calcext:value-type="float">
            <text:p>-89,7075893103322</text:p>
          </table:table-cell>
          <table:table-cell table:number-columns-repeated="55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326]*0.001/[.$C$2]))" office:value-type="float" office:value="1.51889439200772" calcext:value-type="float">
            <text:p>1,51889439200772</text:p>
          </table:table-cell>
          <table:table-cell/>
          <table:table-cell table:style-name="ce1" office:value-type="float" office:value="640" calcext:value-type="float">
            <text:p>640</text:p>
          </table:table-cell>
          <table:table-cell table:style-name="ce1" table:formula="of:=[.F326]/10" office:value-type="float" office:value="64" calcext:value-type="float">
            <text:p>64</text:p>
          </table:table-cell>
          <table:table-cell table:formula="of:=20*LOG([.$C$5]/SQRT(1+([.G326]/[.$C$10])^2))" office:value-type="float" office:value="-35.4785142944137" calcext:value-type="float">
            <text:p>-35,4785142944137</text:p>
          </table:table-cell>
          <table:table-cell table:style-name="ce2" table:formula="of:=DEGREES(-ATAN([.G326]/[.$C$10]))" office:value-type="float" office:value="-89.7121581498736" calcext:value-type="float">
            <text:p>-89,7121581498736</text:p>
          </table:table-cell>
          <table:table-cell table:number-columns-repeated="55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327]*0.001/[.$C$2]))" office:value-type="float" office:value="1.52258986120218" calcext:value-type="float">
            <text:p>1,52258986120218</text:p>
          </table:table-cell>
          <table:table-cell/>
          <table:table-cell table:style-name="ce1" office:value-type="float" office:value="650" calcext:value-type="float">
            <text:p>650</text:p>
          </table:table-cell>
          <table:table-cell table:style-name="ce1" table:formula="of:=[.F327]/10" office:value-type="float" office:value="65" calcext:value-type="float">
            <text:p>65</text:p>
          </table:table-cell>
          <table:table-cell table:formula="of:=20*LOG([.$C$5]/SQRT(1+([.G327]/[.$C$10])^2))" office:value-type="float" office:value="-35.6131786009729" calcext:value-type="float">
            <text:p>-35,6131786009729</text:p>
          </table:table-cell>
          <table:table-cell table:style-name="ce2" table:formula="of:=DEGREES(-ATAN([.G327]/[.$C$10]))" office:value-type="float" office:value="-89.7165864132308" calcext:value-type="float">
            <text:p>-89,7165864132308</text:p>
          </table:table-cell>
          <table:table-cell table:number-columns-repeated="55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328]*0.001/[.$C$2]))" office:value-type="float" office:value="1.52627787233825" calcext:value-type="float">
            <text:p>1,52627787233825</text:p>
          </table:table-cell>
          <table:table-cell/>
          <table:table-cell table:style-name="ce1" office:value-type="float" office:value="660" calcext:value-type="float">
            <text:p>660</text:p>
          </table:table-cell>
          <table:table-cell table:style-name="ce1" table:formula="of:=[.F328]/10" office:value-type="float" office:value="66" calcext:value-type="float">
            <text:p>66</text:p>
          </table:table-cell>
          <table:table-cell table:formula="of:=20*LOG([.$C$5]/SQRT(1+([.G328]/[.$C$10])^2))" office:value-type="float" office:value="-35.7457869832942" calcext:value-type="float">
            <text:p>-35,7457869832942</text:p>
          </table:table-cell>
          <table:table-cell table:style-name="ce2" table:formula="of:=DEGREES(-ATAN([.G328]/[.$C$10]))" office:value-type="float" office:value="-89.7208804900234" calcext:value-type="float">
            <text:p>-89,7208804900234</text:p>
          </table:table-cell>
          <table:table-cell table:number-columns-repeated="55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329]*0.001/[.$C$2]))" office:value-type="float" office:value="1.52995844046749" calcext:value-type="float">
            <text:p>1,52995844046749</text:p>
          </table:table-cell>
          <table:table-cell/>
          <table:table-cell table:style-name="ce1" office:value-type="float" office:value="670" calcext:value-type="float">
            <text:p>670</text:p>
          </table:table-cell>
          <table:table-cell table:style-name="ce1" table:formula="of:=[.F329]/10" office:value-type="float" office:value="67" calcext:value-type="float">
            <text:p>67</text:p>
          </table:table-cell>
          <table:table-cell table:formula="of:=20*LOG([.$C$5]/SQRT(1+([.G329]/[.$C$10])^2))" office:value-type="float" office:value="-35.8764012728309" calcext:value-type="float">
            <text:p>-35,8764012728309</text:p>
          </table:table-cell>
          <table:table-cell table:style-name="ce2" table:formula="of:=DEGREES(-ATAN([.G329]/[.$C$10]))" office:value-type="float" office:value="-89.7250463884162" calcext:value-type="float">
            <text:p>-89,7250463884162</text:p>
          </table:table-cell>
          <table:table-cell table:number-columns-repeated="55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330]*0.001/[.$C$2]))" office:value-type="float" office:value="1.5336315806111" calcext:value-type="float">
            <text:p>1,5336315806111</text:p>
          </table:table-cell>
          <table:table-cell/>
          <table:table-cell table:style-name="ce1" office:value-type="float" office:value="680" calcext:value-type="float">
            <text:p>680</text:p>
          </table:table-cell>
          <table:table-cell table:style-name="ce1" table:formula="of:=[.F330]/10" office:value-type="float" office:value="68" calcext:value-type="float">
            <text:p>68</text:p>
          </table:table-cell>
          <table:table-cell table:formula="of:=20*LOG([.$C$5]/SQRT(1+([.G330]/[.$C$10])^2))" office:value-type="float" office:value="-36.005080553021" calcext:value-type="float">
            <text:p>-36,005080553021</text:p>
          </table:table-cell>
          <table:table-cell table:style-name="ce2" table:formula="of:=DEGREES(-ATAN([.G330]/[.$C$10]))" office:value-type="float" office:value="-89.7290897631663" calcext:value-type="float">
            <text:p>-89,7290897631663</text:p>
          </table:table-cell>
          <table:table-cell table:number-columns-repeated="55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331]*0.001/[.$C$2]))" office:value-type="float" office:value="1.53729730775996" calcext:value-type="float">
            <text:p>1,53729730775996</text:p>
          </table:table-cell>
          <table:table-cell/>
          <table:table-cell table:style-name="ce1" office:value-type="float" office:value="690" calcext:value-type="float">
            <text:p>690</text:p>
          </table:table-cell>
          <table:table-cell table:style-name="ce1" table:formula="of:=[.F331]/10" office:value-type="float" office:value="69" calcext:value-type="float">
            <text:p>69</text:p>
          </table:table-cell>
          <table:table-cell table:formula="of:=20*LOG([.$C$5]/SQRT(1+([.G331]/[.$C$10])^2))" office:value-type="float" office:value="-36.1318813197523" calcext:value-type="float">
            <text:p>-36,1318813197523</text:p>
          </table:table-cell>
          <table:table-cell table:style-name="ce2" table:formula="of:=DEGREES(-ATAN([.G331]/[.$C$10]))" office:value-type="float" office:value="-89.7330159412308" calcext:value-type="float">
            <text:p>-89,7330159412308</text:p>
          </table:table-cell>
          <table:table-cell table:number-columns-repeated="55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332]*0.001/[.$C$2]))" office:value-type="float" office:value="1.54095563687472" calcext:value-type="float">
            <text:p>1,54095563687472</text:p>
          </table:table-cell>
          <table:table-cell/>
          <table:table-cell table:style-name="ce1" office:value-type="float" office:value="700" calcext:value-type="float">
            <text:p>700</text:p>
          </table:table-cell>
          <table:table-cell table:style-name="ce1" table:formula="of:=[.F332]/10" office:value-type="float" office:value="70" calcext:value-type="float">
            <text:p>70</text:p>
          </table:table-cell>
          <table:table-cell table:formula="of:=20*LOG([.$C$5]/SQRT(1+([.G332]/[.$C$10])^2))" office:value-type="float" office:value="-36.2568576302823" calcext:value-type="float">
            <text:p>-36,2568576302823</text:p>
          </table:table-cell>
          <table:table-cell table:style-name="ce2" table:formula="of:=DEGREES(-ATAN([.G332]/[.$C$10]))" office:value-type="float" office:value="-89.7368299451804" calcext:value-type="float">
            <text:p>-89,7368299451804</text:p>
          </table:table-cell>
          <table:table-cell table:number-columns-repeated="55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333]*0.001/[.$C$2]))" office:value-type="float" office:value="1.54460658288579" calcext:value-type="float">
            <text:p>1,54460658288579</text:p>
          </table:table-cell>
          <table:table-cell/>
          <table:table-cell table:style-name="ce1" office:value-type="float" office:value="710" calcext:value-type="float">
            <text:p>710</text:p>
          </table:table-cell>
          <table:table-cell table:style-name="ce1" table:formula="of:=[.F333]/10" office:value-type="float" office:value="71" calcext:value-type="float">
            <text:p>71</text:p>
          </table:table-cell>
          <table:table-cell table:formula="of:=20*LOG([.$C$5]/SQRT(1+([.G333]/[.$C$10])^2))" office:value-type="float" office:value="-36.3800612415978" calcext:value-type="float">
            <text:p>-36,3800612415978</text:p>
          </table:table-cell>
          <table:table-cell table:style-name="ce2" table:formula="of:=DEGREES(-ATAN([.G333]/[.$C$10]))" office:value-type="float" office:value="-89.740536514634" calcext:value-type="float">
            <text:p>-89,740536514634</text:p>
          </table:table-cell>
          <table:table-cell table:number-columns-repeated="55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334]*0.001/[.$C$2]))" office:value-type="float" office:value="1.5482501606935" calcext:value-type="float">
            <text:p>1,5482501606935</text:p>
          </table:table-cell>
          <table:table-cell/>
          <table:table-cell table:style-name="ce1" office:value-type="float" office:value="720" calcext:value-type="float">
            <text:p>720</text:p>
          </table:table-cell>
          <table:table-cell table:style-name="ce1" table:formula="of:=[.F334]/10" office:value-type="float" office:value="72" calcext:value-type="float">
            <text:p>72</text:p>
          </table:table-cell>
          <table:table-cell table:formula="of:=20*LOG([.$C$5]/SQRT(1+([.G334]/[.$C$10])^2))" office:value-type="float" office:value="-36.5015417390985" calcext:value-type="float">
            <text:p>-36,5015417390985</text:p>
          </table:table-cell>
          <table:table-cell table:style-name="ce2" table:formula="of:=DEGREES(-ATAN([.G334]/[.$C$10]))" office:value-type="float" office:value="-89.7441401259074" calcext:value-type="float">
            <text:p>-89,7441401259074</text:p>
          </table:table-cell>
          <table:table-cell table:number-columns-repeated="55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335]*0.001/[.$C$2]))" office:value-type="float" office:value="1.55188638516806" calcext:value-type="float">
            <text:p>1,55188638516806</text:p>
          </table:table-cell>
          <table:table-cell/>
          <table:table-cell table:style-name="ce1" office:value-type="float" office:value="730" calcext:value-type="float">
            <text:p>730</text:p>
          </table:table-cell>
          <table:table-cell table:style-name="ce1" table:formula="of:=[.F335]/10" office:value-type="float" office:value="73" calcext:value-type="float">
            <text:p>73</text:p>
          </table:table-cell>
          <table:table-cell table:formula="of:=20*LOG([.$C$5]/SQRT(1+([.G335]/[.$C$10])^2))" office:value-type="float" office:value="-36.6213466564068" calcext:value-type="float">
            <text:p>-36,6213466564068</text:p>
          </table:table-cell>
          <table:table-cell table:style-name="ce2" table:formula="of:=DEGREES(-ATAN([.G335]/[.$C$10]))" office:value-type="float" office:value="-89.7476450100469" calcext:value-type="float">
            <text:p>-89,7476450100469</text:p>
          </table:table-cell>
          <table:table-cell table:number-columns-repeated="55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336]*0.001/[.$C$2]))" office:value-type="float" office:value="1.55551527114971" calcext:value-type="float">
            <text:p>1,55551527114971</text:p>
          </table:table-cell>
          <table:table-cell/>
          <table:table-cell table:style-name="ce1" office:value-type="float" office:value="740" calcext:value-type="float">
            <text:p>740</text:p>
          </table:table-cell>
          <table:table-cell table:style-name="ce1" table:formula="of:=[.F336]/10" office:value-type="float" office:value="74" calcext:value-type="float">
            <text:p>74</text:p>
          </table:table-cell>
          <table:table-cell table:formula="of:=20*LOG([.$C$5]/SQRT(1+([.G336]/[.$C$10])^2))" office:value-type="float" office:value="-36.7395215870264" calcext:value-type="float">
            <text:p>-36,7395215870264</text:p>
          </table:table-cell>
          <table:table-cell table:style-name="ce2" table:formula="of:=DEGREES(-ATAN([.G336]/[.$C$10]))" office:value-type="float" office:value="-89.751055169401" calcext:value-type="float">
            <text:p>-89,751055169401</text:p>
          </table:table-cell>
          <table:table-cell table:number-columns-repeated="55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337]*0.001/[.$C$2]))" office:value-type="float" office:value="1.55913683344872" calcext:value-type="float">
            <text:p>1,55913683344872</text:p>
          </table:table-cell>
          <table:table-cell/>
          <table:table-cell table:style-name="ce1" office:value-type="float" office:value="750" calcext:value-type="float">
            <text:p>750</text:p>
          </table:table-cell>
          <table:table-cell table:style-name="ce1" table:formula="of:=[.F337]/10" office:value-type="float" office:value="75" calcext:value-type="float">
            <text:p>75</text:p>
          </table:table-cell>
          <table:table-cell table:formula="of:=20*LOG([.$C$5]/SQRT(1+([.G337]/[.$C$10])^2))" office:value-type="float" office:value="-36.856110288508" calcext:value-type="float">
            <text:p>-36,856110288508</text:p>
          </table:table-cell>
          <table:table-cell table:style-name="ce2" table:formula="of:=DEGREES(-ATAN([.G337]/[.$C$10]))" office:value-type="float" office:value="-89.7543743928664" calcext:value-type="float">
            <text:p>-89,7543743928664</text:p>
          </table:table-cell>
          <table:table-cell table:number-columns-repeated="55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338]*0.001/[.$C$2]))" office:value-type="float" office:value="1.56275108684548" calcext:value-type="float">
            <text:p>1,56275108684548</text:p>
          </table:table-cell>
          <table:table-cell/>
          <table:table-cell table:style-name="ce1" office:value-type="float" office:value="760" calcext:value-type="float">
            <text:p>760</text:p>
          </table:table-cell>
          <table:table-cell table:style-name="ce1" table:formula="of:=[.F338]/10" office:value-type="float" office:value="76" calcext:value-type="float">
            <text:p>76</text:p>
          </table:table-cell>
          <table:table-cell table:formula="of:=20*LOG([.$C$5]/SQRT(1+([.G338]/[.$C$10])^2))" office:value-type="float" office:value="-36.9711547797171" calcext:value-type="float">
            <text:p>-36,9711547797171</text:p>
          </table:table-cell>
          <table:table-cell table:style-name="ce2" table:formula="of:=DEGREES(-ATAN([.G338]/[.$C$10]))" office:value-type="float" office:value="-89.7576062699302" calcext:value-type="float">
            <text:p>-89,7576062699302</text:p>
          </table:table-cell>
          <table:table-cell table:number-columns-repeated="55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339]*0.001/[.$C$2]))" office:value-type="float" office:value="1.56635804609053" calcext:value-type="float">
            <text:p>1,56635804609053</text:p>
          </table:table-cell>
          <table:table-cell/>
          <table:table-cell table:style-name="ce1" office:value-type="float" office:value="770" calcext:value-type="float">
            <text:p>770</text:p>
          </table:table-cell>
          <table:table-cell table:style-name="ce1" table:formula="of:=[.F339]/10" office:value-type="float" office:value="77" calcext:value-type="float">
            <text:p>77</text:p>
          </table:table-cell>
          <table:table-cell table:formula="of:=20*LOG([.$C$5]/SQRT(1+([.G339]/[.$C$10])^2))" office:value-type="float" office:value="-37.0846954317432" calcext:value-type="float">
            <text:p>-37,0846954317432</text:p>
          </table:table-cell>
          <table:table-cell table:style-name="ce2" table:formula="of:=DEGREES(-ATAN([.G339]/[.$C$10]))" office:value-type="float" office:value="-89.7607542036183" calcext:value-type="float">
            <text:p>-89,7607542036183</text:p>
          </table:table-cell>
          <table:table-cell table:number-columns-repeated="55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340]*0.001/[.$C$2]))" office:value-type="float" office:value="1.56995772590466" calcext:value-type="float">
            <text:p>1,56995772590466</text:p>
          </table:table-cell>
          <table:table-cell/>
          <table:table-cell table:style-name="ce1" office:value-type="float" office:value="780" calcext:value-type="float">
            <text:p>780</text:p>
          </table:table-cell>
          <table:table-cell table:style-name="ce1" table:formula="of:=[.F340]/10" office:value-type="float" office:value="78" calcext:value-type="float">
            <text:p>78</text:p>
          </table:table-cell>
          <table:table-cell table:formula="of:=20*LOG([.$C$5]/SQRT(1+([.G340]/[.$C$10])^2))" office:value-type="float" office:value="-37.1967710529454" calcext:value-type="float">
            <text:p>-37,1967710529454</text:p>
          </table:table-cell>
          <table:table-cell table:style-name="ce2" table:formula="of:=DEGREES(-ATAN([.G340]/[.$C$10]))" office:value-type="float" office:value="-89.7638214224474" calcext:value-type="float">
            <text:p>-89,7638214224474</text:p>
          </table:table-cell>
          <table:table-cell table:number-columns-repeated="55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341]*0.001/[.$C$2]))" office:value-type="float" office:value="1.57355014097895" calcext:value-type="float">
            <text:p>1,57355014097895</text:p>
          </table:table-cell>
          <table:table-cell/>
          <table:table-cell table:style-name="ce1" office:value-type="float" office:value="790" calcext:value-type="float">
            <text:p>790</text:p>
          </table:table-cell>
          <table:table-cell table:style-name="ce1" table:formula="of:=[.F341]/10" office:value-type="float" office:value="79" calcext:value-type="float">
            <text:p>79</text:p>
          </table:table-cell>
          <table:table-cell table:formula="of:=20*LOG([.$C$5]/SQRT(1+([.G341]/[.$C$10])^2))" office:value-type="float" office:value="-37.3074189685806" calcext:value-type="float">
            <text:p>-37,3074189685806</text:p>
          </table:table-cell>
          <table:table-cell table:style-name="ce2" table:formula="of:=DEGREES(-ATAN([.G341]/[.$C$10]))" office:value-type="float" office:value="-89.7668109914698" calcext:value-type="float">
            <text:p>-89,7668109914698</text:p>
          </table:table-cell>
          <table:table-cell table:number-columns-repeated="55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342]*0.001/[.$C$2]))" office:value-type="float" office:value="1.57713530597483" calcext:value-type="float">
            <text:p>1,57713530597483</text:p>
          </table:table-cell>
          <table:table-cell/>
          <table:table-cell table:style-name="ce1" office:value-type="float" office:value="800" calcext:value-type="float">
            <text:p>800</text:p>
          </table:table-cell>
          <table:table-cell table:style-name="ce1" table:formula="of:=[.F342]/10" office:value-type="float" office:value="80" calcext:value-type="float">
            <text:p>80</text:p>
          </table:table-cell>
          <table:table-cell table:formula="of:=20*LOG([.$C$5]/SQRT(1+([.G342]/[.$C$10])^2))" office:value-type="float" office:value="-37.4166750954234" calcext:value-type="float">
            <text:p>-37,4166750954234</text:p>
          </table:table-cell>
          <table:table-cell table:style-name="ce2" table:formula="of:=DEGREES(-ATAN([.G342]/[.$C$10]))" office:value-type="float" office:value="-89.7697258224892" calcext:value-type="float">
            <text:p>-89,7697258224892</text:p>
          </table:table-cell>
          <table:table-cell table:number-columns-repeated="55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343]*0.001/[.$C$2]))" office:value-type="float" office:value="1.58071323552414" calcext:value-type="float">
            <text:p>1,58071323552414</text:p>
          </table:table-cell>
          <table:table-cell/>
          <table:table-cell table:style-name="ce1" office:value-type="float" office:value="810" calcext:value-type="float">
            <text:p>810</text:p>
          </table:table-cell>
          <table:table-cell table:style-name="ce1" table:formula="of:=[.F343]/10" office:value-type="float" office:value="81" calcext:value-type="float">
            <text:p>81</text:p>
          </table:table-cell>
          <table:table-cell table:formula="of:=20*LOG([.$C$5]/SQRT(1+([.G343]/[.$C$10])^2))" office:value-type="float" office:value="-37.5245740117523" calcext:value-type="float">
            <text:p>-37,5245740117523</text:p>
          </table:table-cell>
          <table:table-cell table:style-name="ce2" table:formula="of:=DEGREES(-ATAN([.G343]/[.$C$10]))" office:value-type="float" office:value="-89.7725686835207" calcext:value-type="float">
            <text:p>-89,7725686835207</text:p>
          </table:table-cell>
          <table:table-cell table:number-columns-repeated="55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344]*0.001/[.$C$2]))" office:value-type="float" office:value="1.58428394422917" calcext:value-type="float">
            <text:p>1,58428394422917</text:p>
          </table:table-cell>
          <table:table-cell/>
          <table:table-cell table:style-name="ce1" office:value-type="float" office:value="820" calcext:value-type="float">
            <text:p>820</text:p>
          </table:table-cell>
          <table:table-cell table:style-name="ce1" table:formula="of:=[.F344]/10" office:value-type="float" office:value="82" calcext:value-type="float">
            <text:p>82</text:p>
          </table:table-cell>
          <table:table-cell table:formula="of:=20*LOG([.$C$5]/SQRT(1+([.G344]/[.$C$10])^2))" office:value-type="float" office:value="-37.6311490230413" calcext:value-type="float">
            <text:p>-37,6311490230413</text:p>
          </table:table-cell>
          <table:table-cell table:style-name="ce2" table:formula="of:=DEGREES(-ATAN([.G344]/[.$C$10]))" office:value-type="float" office:value="-89.7753422075575" calcext:value-type="float">
            <text:p>-89,7753422075575</text:p>
          </table:table-cell>
          <table:table-cell table:number-columns-repeated="55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345]*0.001/[.$C$2]))" office:value-type="float" office:value="1.58784744666279" calcext:value-type="float">
            <text:p>1,58784744666279</text:p>
          </table:table-cell>
          <table:table-cell/>
          <table:table-cell table:style-name="ce1" office:value-type="float" office:value="830" calcext:value-type="float">
            <text:p>830</text:p>
          </table:table-cell>
          <table:table-cell table:style-name="ce1" table:formula="of:=[.F345]/10" office:value-type="float" office:value="83" calcext:value-type="float">
            <text:p>83</text:p>
          </table:table-cell>
          <table:table-cell table:formula="of:=20*LOG([.$C$5]/SQRT(1+([.G345]/[.$C$10])^2))" office:value-type="float" office:value="-37.7364322236705" calcext:value-type="float">
            <text:p>-37,7364322236705</text:p>
          </table:table-cell>
          <table:table-cell table:style-name="ce2" table:formula="of:=DEGREES(-ATAN([.G345]/[.$C$10]))" office:value-type="float" office:value="-89.7780489007051" calcext:value-type="float">
            <text:p>-89,7780489007051</text:p>
          </table:table-cell>
          <table:table-cell table:number-columns-repeated="55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346]*0.001/[.$C$2]))" office:value-type="float" office:value="1.5914037573684" calcext:value-type="float">
            <text:p>1,5914037573684</text:p>
          </table:table-cell>
          <table:table-cell/>
          <table:table-cell table:style-name="ce1" office:value-type="float" office:value="840" calcext:value-type="float">
            <text:p>840</text:p>
          </table:table-cell>
          <table:table-cell table:style-name="ce1" table:formula="of:=[.F346]/10" office:value-type="float" office:value="84" calcext:value-type="float">
            <text:p>84</text:p>
          </table:table-cell>
          <table:table-cell table:formula="of:=20*LOG([.$C$5]/SQRT(1+([.G346]/[.$C$10])^2))" office:value-type="float" office:value="-37.8404545549425" calcext:value-type="float">
            <text:p>-37,8404545549425</text:p>
          </table:table-cell>
          <table:table-cell table:style-name="ce2" table:formula="of:=DEGREES(-ATAN([.G346]/[.$C$10]))" office:value-type="float" office:value="-89.7806911497333" calcext:value-type="float">
            <text:p>-89,7806911497333</text:p>
          </table:table-cell>
          <table:table-cell table:number-columns-repeated="55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347]*0.001/[.$C$2]))" office:value-type="float" office:value="1.59495289086009" calcext:value-type="float">
            <text:p>1,59495289086009</text:p>
          </table:table-cell>
          <table:table-cell/>
          <table:table-cell table:style-name="ce1" office:value-type="float" office:value="850" calcext:value-type="float">
            <text:p>850</text:p>
          </table:table-cell>
          <table:table-cell table:style-name="ce1" table:formula="of:=[.F347]/10" office:value-type="float" office:value="85" calcext:value-type="float">
            <text:p>85</text:p>
          </table:table-cell>
          <table:table-cell table:formula="of:=20*LOG([.$C$5]/SQRT(1+([.G347]/[.$C$10])^2))" office:value-type="float" office:value="-37.9432458596644" calcext:value-type="float">
            <text:p>-37,9432458596644</text:p>
          </table:table-cell>
          <table:table-cell table:style-name="ce2" table:formula="of:=DEGREES(-ATAN([.G347]/[.$C$10]))" office:value-type="float" office:value="-89.7832712290964" calcext:value-type="float">
            <text:p>-89,7832712290964</text:p>
          </table:table-cell>
          <table:table-cell table:number-columns-repeated="55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348]*0.001/[.$C$2]))" office:value-type="float" office:value="1.59849486162265" calcext:value-type="float">
            <text:p>1,59849486162265</text:p>
          </table:table-cell>
          <table:table-cell/>
          <table:table-cell table:style-name="ce1" office:value-type="float" office:value="860" calcext:value-type="float">
            <text:p>860</text:p>
          </table:table-cell>
          <table:table-cell table:style-name="ce1" table:formula="of:=[.F348]/10" office:value-type="float" office:value="86" calcext:value-type="float">
            <text:p>86</text:p>
          </table:table-cell>
          <table:table-cell table:formula="of:=20*LOG([.$C$5]/SQRT(1+([.G348]/[.$C$10])^2))" office:value-type="float" office:value="-38.044834933539" calcext:value-type="float">
            <text:p>-38,044834933539</text:p>
          </table:table-cell>
          <table:table-cell table:style-name="ce2" table:formula="of:=DEGREES(-ATAN([.G348]/[.$C$10]))" office:value-type="float" office:value="-89.7857913074625" calcext:value-type="float">
            <text:p>-89,7857913074625</text:p>
          </table:table-cell>
          <table:table-cell table:number-columns-repeated="55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349]*0.001/[.$C$2]))" office:value-type="float" office:value="1.60202968411163" calcext:value-type="float">
            <text:p>1,60202968411163</text:p>
          </table:table-cell>
          <table:table-cell/>
          <table:table-cell table:style-name="ce1" office:value-type="float" office:value="870" calcext:value-type="float">
            <text:p>870</text:p>
          </table:table-cell>
          <table:table-cell table:style-name="ce1" table:formula="of:=[.F349]/10" office:value-type="float" office:value="87" calcext:value-type="float">
            <text:p>87</text:p>
          </table:table-cell>
          <table:table-cell table:formula="of:=20*LOG([.$C$5]/SQRT(1+([.G349]/[.$C$10])^2))" office:value-type="float" office:value="-38.1452495735851" calcext:value-type="float">
            <text:p>-38,1452495735851</text:p>
          </table:table-cell>
          <table:table-cell table:style-name="ce2" table:formula="of:=DEGREES(-ATAN([.G349]/[.$C$10]))" office:value-type="float" office:value="-89.788253453793" calcext:value-type="float">
            <text:p>-89,788253453793</text:p>
          </table:table-cell>
          <table:table-cell table:number-columns-repeated="55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350]*0.001/[.$C$2]))" office:value-type="float" office:value="1.60555737275341" calcext:value-type="float">
            <text:p>1,60555737275341</text:p>
          </table:table-cell>
          <table:table-cell/>
          <table:table-cell table:style-name="ce1" office:value-type="float" office:value="880" calcext:value-type="float">
            <text:p>880</text:p>
          </table:table-cell>
          <table:table-cell table:style-name="ce1" table:formula="of:=[.F350]/10" office:value-type="float" office:value="88" calcext:value-type="float">
            <text:p>88</text:p>
          </table:table-cell>
          <table:table-cell table:formula="of:=20*LOG([.$C$5]/SQRT(1+([.G350]/[.$C$10])^2))" office:value-type="float" office:value="-38.2445166237911" calcext:value-type="float">
            <text:p>-38,2445166237911</text:p>
          </table:table-cell>
          <table:table-cell table:style-name="ce2" table:formula="of:=DEGREES(-ATAN([.G350]/[.$C$10]))" office:value-type="float" office:value="-89.7906596430081" calcext:value-type="float">
            <text:p>-89,7906596430081</text:p>
          </table:table-cell>
          <table:table-cell table:number-columns-repeated="55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351]*0.001/[.$C$2]))" office:value-type="float" office:value="1.60907794194526" calcext:value-type="float">
            <text:p>1,60907794194526</text:p>
          </table:table-cell>
          <table:table-cell/>
          <table:table-cell table:style-name="ce1" office:value-type="float" office:value="890" calcext:value-type="float">
            <text:p>890</text:p>
          </table:table-cell>
          <table:table-cell table:style-name="ce1" table:formula="of:=[.F351]/10" office:value-type="float" office:value="89" calcext:value-type="float">
            <text:p>89</text:p>
          </table:table-cell>
          <table:table-cell table:formula="of:=20*LOG([.$C$5]/SQRT(1+([.G351]/[.$C$10])^2))" office:value-type="float" office:value="-38.3426620181892" calcext:value-type="float">
            <text:p>-38,3426620181892</text:p>
          </table:table-cell>
          <table:table-cell table:style-name="ce2" table:formula="of:=DEGREES(-ATAN([.G351]/[.$C$10]))" office:value-type="float" office:value="-89.7930117612692" calcext:value-type="float">
            <text:p>-89,7930117612692</text:p>
          </table:table-cell>
          <table:table-cell table:number-columns-repeated="55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352]*0.001/[.$C$2]))" office:value-type="float" office:value="1.61259140605537" calcext:value-type="float">
            <text:p>1,61259140605537</text:p>
          </table:table-cell>
          <table:table-cell/>
          <table:table-cell table:style-name="ce1" office:value-type="float" office:value="900" calcext:value-type="float">
            <text:p>900</text:p>
          </table:table-cell>
          <table:table-cell table:style-name="ce1" table:formula="of:=[.F352]/10" office:value-type="float" office:value="90" calcext:value-type="float">
            <text:p>90</text:p>
          </table:table-cell>
          <table:table-cell table:formula="of:=20*LOG([.$C$5]/SQRT(1+([.G352]/[.$C$10])^2))" office:value-type="float" office:value="-38.4397108215231" calcext:value-type="float">
            <text:p>-38,4397108215231</text:p>
          </table:table-cell>
          <table:table-cell table:style-name="ce2" table:formula="of:=DEGREES(-ATAN([.G352]/[.$C$10]))" office:value-type="float" office:value="-89.7953116109103" calcext:value-type="float">
            <text:p>-89,7953116109103</text:p>
          </table:table-cell>
          <table:table-cell table:number-columns-repeated="55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353]*0.001/[.$C$2]))" office:value-type="float" office:value="1.61609777942297" calcext:value-type="float">
            <text:p>1,61609777942297</text:p>
          </table:table-cell>
          <table:table-cell/>
          <table:table-cell table:style-name="ce1" office:value-type="float" office:value="910" calcext:value-type="float">
            <text:p>910</text:p>
          </table:table-cell>
          <table:table-cell table:style-name="ce1" table:formula="of:=[.F353]/10" office:value-type="float" office:value="91" calcext:value-type="float">
            <text:p>91</text:p>
          </table:table-cell>
          <table:table-cell table:formula="of:=20*LOG([.$C$5]/SQRT(1+([.G353]/[.$C$10])^2))" office:value-type="float" office:value="-38.5356872676695" calcext:value-type="float">
            <text:p>-38,5356872676695</text:p>
          </table:table-cell>
          <table:table-cell table:style-name="ce2" table:formula="of:=DEGREES(-ATAN([.G353]/[.$C$10]))" office:value-type="float" office:value="-89.7975609150435" calcext:value-type="float">
            <text:p>-89,7975609150435</text:p>
          </table:table-cell>
          <table:table-cell table:number-columns-repeated="55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354]*0.001/[.$C$2]))" office:value-type="float" office:value="1.61959707635833" calcext:value-type="float">
            <text:p>1,61959707635833</text:p>
          </table:table-cell>
          <table:table-cell/>
          <table:table-cell table:style-name="ce1" office:value-type="float" office:value="920" calcext:value-type="float">
            <text:p>920</text:p>
          </table:table-cell>
          <table:table-cell table:style-name="ce1" table:formula="of:=[.F354]/10" office:value-type="float" office:value="92" calcext:value-type="float">
            <text:p>92</text:p>
          </table:table-cell>
          <table:table-cell table:formula="of:=20*LOG([.$C$5]/SQRT(1+([.G354]/[.$C$10])^2))" office:value-type="float" office:value="-38.6306147959594" calcext:value-type="float">
            <text:p>-38,6306147959594</text:p>
          </table:table-cell>
          <table:table-cell table:style-name="ce2" table:formula="of:=DEGREES(-ATAN([.G354]/[.$C$10]))" office:value-type="float" office:value="-89.7997613218645" calcext:value-type="float">
            <text:p>-89,7997613218645</text:p>
          </table:table-cell>
          <table:table-cell table:number-columns-repeated="55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355]*0.001/[.$C$2]))" office:value-type="float" office:value="1.62308931114284" calcext:value-type="float">
            <text:p>1,62308931114284</text:p>
          </table:table-cell>
          <table:table-cell/>
          <table:table-cell table:style-name="ce1" office:value-type="float" office:value="930" calcext:value-type="float">
            <text:p>930</text:p>
          </table:table-cell>
          <table:table-cell table:style-name="ce1" table:formula="of:=[.F355]/10" office:value-type="float" office:value="93" calcext:value-type="float">
            <text:p>93</text:p>
          </table:table-cell>
          <table:table-cell table:formula="of:=20*LOG([.$C$5]/SQRT(1+([.G355]/[.$C$10])^2))" office:value-type="float" office:value="-38.7245160855366" calcext:value-type="float">
            <text:p>-38,7245160855366</text:p>
          </table:table-cell>
          <table:table-cell table:style-name="ce2" table:formula="of:=DEGREES(-ATAN([.G355]/[.$C$10]))" office:value-type="float" office:value="-89.8019144086805" calcext:value-type="float">
            <text:p>-89,8019144086805</text:p>
          </table:table-cell>
          <table:table-cell table:number-columns-repeated="55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356]*0.001/[.$C$2]))" office:value-type="float" office:value="1.62657449802906" calcext:value-type="float">
            <text:p>1,62657449802906</text:p>
          </table:table-cell>
          <table:table-cell/>
          <table:table-cell table:style-name="ce1" office:value-type="float" office:value="940" calcext:value-type="float">
            <text:p>940</text:p>
          </table:table-cell>
          <table:table-cell table:style-name="ce1" table:formula="of:=[.F356]/10" office:value-type="float" office:value="94" calcext:value-type="float">
            <text:p>94</text:p>
          </table:table-cell>
          <table:table-cell table:formula="of:=20*LOG([.$C$5]/SQRT(1+([.G356]/[.$C$10])^2))" office:value-type="float" office:value="-38.8174130878786" calcext:value-type="float">
            <text:p>-38,8174130878786</text:p>
          </table:table-cell>
          <table:table-cell table:style-name="ce2" table:formula="of:=DEGREES(-ATAN([.G356]/[.$C$10]))" office:value-type="float" office:value="-89.8040216856806" calcext:value-type="float">
            <text:p>-89,8040216856806</text:p>
          </table:table-cell>
          <table:table-cell table:number-columns-repeated="55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357]*0.001/[.$C$2]))" office:value-type="float" office:value="1.63005265124082" calcext:value-type="float">
            <text:p>1,63005265124082</text:p>
          </table:table-cell>
          <table:table-cell/>
          <table:table-cell table:style-name="ce1" office:value-type="float" office:value="950" calcext:value-type="float">
            <text:p>950</text:p>
          </table:table-cell>
          <table:table-cell table:style-name="ce1" table:formula="of:=[.F357]/10" office:value-type="float" office:value="95" calcext:value-type="float">
            <text:p>95</text:p>
          </table:table-cell>
          <table:table-cell table:formula="of:=20*LOG([.$C$5]/SQRT(1+([.G357]/[.$C$10])^2))" office:value-type="float" office:value="-38.9093270575969" calcext:value-type="float">
            <text:p>-38,9093270575969</text:p>
          </table:table-cell>
          <table:table-cell table:style-name="ce2" table:formula="of:=DEGREES(-ATAN([.G357]/[.$C$10]))" office:value-type="float" office:value="-89.8060845994679" calcext:value-type="float">
            <text:p>-89,8060845994679</text:p>
          </table:table-cell>
          <table:table-cell table:number-columns-repeated="55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358]*0.001/[.$C$2]))" office:value-type="float" office:value="1.6335237849732" calcext:value-type="float">
            <text:p>1,6335237849732</text:p>
          </table:table-cell>
          <table:table-cell/>
          <table:table-cell table:style-name="ce1" office:value-type="float" office:value="960" calcext:value-type="float">
            <text:p>960</text:p>
          </table:table-cell>
          <table:table-cell table:style-name="ce1" table:formula="of:=[.F358]/10" office:value-type="float" office:value="96" calcext:value-type="float">
            <text:p>96</text:p>
          </table:table-cell>
          <table:table-cell table:formula="of:=20*LOG([.$C$5]/SQRT(1+([.G358]/[.$C$10])^2))" office:value-type="float" office:value="-39.0002785816249" calcext:value-type="float">
            <text:p>-39,0002785816249</text:p>
          </table:table-cell>
          <table:table-cell table:style-name="ce2" table:formula="of:=DEGREES(-ATAN([.G358]/[.$C$10]))" office:value-type="float" office:value="-89.8081045363718" calcext:value-type="float">
            <text:p>-89,8081045363718</text:p>
          </table:table-cell>
          <table:table-cell table:number-columns-repeated="55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359]*0.001/[.$C$2]))" office:value-type="float" office:value="1.63698791339265" calcext:value-type="float">
            <text:p>1,63698791339265</text:p>
          </table:table-cell>
          <table:table-cell/>
          <table:table-cell table:style-name="ce1" office:value-type="float" office:value="970" calcext:value-type="float">
            <text:p>970</text:p>
          </table:table-cell>
          <table:table-cell table:style-name="ce1" table:formula="of:=[.F359]/10" office:value-type="float" office:value="97" calcext:value-type="float">
            <text:p>97</text:p>
          </table:table-cell>
          <table:table-cell table:formula="of:=20*LOG([.$C$5]/SQRT(1+([.G359]/[.$C$10])^2))" office:value-type="float" office:value="-39.0902876068933" calcext:value-type="float">
            <text:p>-39,0902876068933</text:p>
          </table:table-cell>
          <table:table-cell table:style-name="ce2" table:formula="of:=DEGREES(-ATAN([.G359]/[.$C$10]))" office:value-type="float" office:value="-89.8100828255546" calcext:value-type="float">
            <text:p>-89,8100828255546</text:p>
          </table:table-cell>
          <table:table-cell table:number-columns-repeated="55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360]*0.001/[.$C$2]))" office:value-type="float" office:value="1.64044505063705" calcext:value-type="float">
            <text:p>1,64044505063705</text:p>
          </table:table-cell>
          <table:table-cell/>
          <table:table-cell table:style-name="ce1" office:value-type="float" office:value="980" calcext:value-type="float">
            <text:p>980</text:p>
          </table:table-cell>
          <table:table-cell table:style-name="ce1" table:formula="of:=[.F360]/10" office:value-type="float" office:value="98" calcext:value-type="float">
            <text:p>98</text:p>
          </table:table-cell>
          <table:table-cell table:formula="of:=20*LOG([.$C$5]/SQRT(1+([.G360]/[.$C$10])^2))" office:value-type="float" office:value="-39.1793734665863" calcext:value-type="float">
            <text:p>-39,1793734665863</text:p>
          </table:table-cell>
          <table:table-cell table:style-name="ce2" table:formula="of:=DEGREES(-ATAN([.G360]/[.$C$10]))" office:value-type="float" office:value="-89.8120207419278" calcext:value-type="float">
            <text:p>-89,8120207419278</text:p>
          </table:table-cell>
          <table:table-cell table:number-columns-repeated="55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361]*0.001/[.$C$2]))" office:value-type="float" office:value="1.64389521081571" calcext:value-type="float">
            <text:p>1,64389521081571</text:p>
          </table:table-cell>
          <table:table-cell/>
          <table:table-cell table:style-name="ce1" office:value-type="float" office:value="990" calcext:value-type="float">
            <text:p>990</text:p>
          </table:table-cell>
          <table:table-cell table:style-name="ce1" table:formula="of:=[.F361]/10" office:value-type="float" office:value="99" calcext:value-type="float">
            <text:p>99</text:p>
          </table:table-cell>
          <table:table-cell table:formula="of:=20*LOG([.$C$5]/SQRT(1+([.G361]/[.$C$10])^2))" office:value-type="float" office:value="-39.2675549050653" calcext:value-type="float">
            <text:p>-39,2675549050653</text:p>
          </table:table-cell>
          <table:table-cell table:style-name="ce2" table:formula="of:=DEGREES(-ATAN([.G361]/[.$C$10]))" office:value-type="float" office:value="-89.8139195088925" calcext:value-type="float">
            <text:p>-89,8139195088925</text:p>
          </table:table-cell>
          <table:table-cell table:number-columns-repeated="55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362]*0.001/[.$C$2]))" office:value-type="float" office:value="1.6473384080095" calcext:value-type="float">
            <text:p>1,6473384080095</text:p>
          </table:table-cell>
          <table:table-cell/>
          <table:table-cell table:style-name="ce1" office:value-type="float" office:value="1000" calcext:value-type="float">
            <text:p>1000</text:p>
          </table:table-cell>
          <table:table-cell table:style-name="ce1" table:formula="of:=[.F362]/10" office:value-type="float" office:value="100" calcext:value-type="float">
            <text:p>100</text:p>
          </table:table-cell>
          <table:table-cell table:formula="of:=20*LOG([.$C$5]/SQRT(1+([.G362]/[.$C$10])^2))" office:value-type="float" office:value="-39.3548501015395" calcext:value-type="float">
            <text:p>-39,3548501015395</text:p>
          </table:table-cell>
          <table:table-cell table:style-name="ce2" table:formula="of:=DEGREES(-ATAN([.G362]/[.$C$10]))" office:value-type="float" office:value="-89.8157803009144" calcext:value-type="float">
            <text:p>-89,8157803009144</text:p>
          </table:table-cell>
          <table:table-cell table:number-columns-repeated="55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363]*0.001/[.$C$2]))" office:value-type="float" office:value="1.65077465627084" calcext:value-type="float">
            <text:p>1,65077465627084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364]*0.001/[.$C$2]))" office:value-type="float" office:value="1.65420396962383" calcext:value-type="float">
            <text:p>1,65420396962383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365]*0.001/[.$C$2]))" office:value-type="float" office:value="1.65762636206422" calcext:value-type="float">
            <text:p>1,65762636206422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366]*0.001/[.$C$2]))" office:value-type="float" office:value="1.66104184755956" calcext:value-type="float">
            <text:p>1,66104184755956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367]*0.001/[.$C$2]))" office:value-type="float" office:value="1.66445044004917" calcext:value-type="float">
            <text:p>1,66445044004917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368]*0.001/[.$C$2]))" office:value-type="float" office:value="1.66785215344427" calcext:value-type="float">
            <text:p>1,66785215344427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369]*0.001/[.$C$2]))" office:value-type="float" office:value="1.67124700162799" calcext:value-type="float">
            <text:p>1,67124700162799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370]*0.001/[.$C$2]))" office:value-type="float" office:value="1.67463499845544" calcext:value-type="float">
            <text:p>1,67463499845544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371]*0.001/[.$C$2]))" office:value-type="float" office:value="1.67801615775378" calcext:value-type="float">
            <text:p>1,67801615775378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372]*0.001/[.$C$2]))" office:value-type="float" office:value="1.68139049332225" calcext:value-type="float">
            <text:p>1,68139049332225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373]*0.001/[.$C$2]))" office:value-type="float" office:value="1.68475801893224" calcext:value-type="float">
            <text:p>1,68475801893224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374]*0.001/[.$C$2]))" office:value-type="float" office:value="1.68811874832738" calcext:value-type="float">
            <text:p>1,68811874832738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375]*0.001/[.$C$2]))" office:value-type="float" office:value="1.69147269522351" calcext:value-type="float">
            <text:p>1,69147269522351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376]*0.001/[.$C$2]))" office:value-type="float" office:value="1.69481987330884" calcext:value-type="float">
            <text:p>1,69481987330884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377]*0.001/[.$C$2]))" office:value-type="float" office:value="1.69816029624392" calcext:value-type="float">
            <text:p>1,69816029624392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378]*0.001/[.$C$2]))" office:value-type="float" office:value="1.70149397766174" calcext:value-type="float">
            <text:p>1,70149397766174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379]*0.001/[.$C$2]))" office:value-type="float" office:value="1.70482093116778" calcext:value-type="float">
            <text:p>1,70482093116778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380]*0.001/[.$C$2]))" office:value-type="float" office:value="1.70814117034007" calcext:value-type="float">
            <text:p>1,70814117034007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381]*0.001/[.$C$2]))" office:value-type="float" office:value="1.71145470872922" calcext:value-type="float">
            <text:p>1,71145470872922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382]*0.001/[.$C$2]))" office:value-type="float" office:value="1.71476155985851" calcext:value-type="float">
            <text:p>1,71476155985851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383]*0.001/[.$C$2]))" office:value-type="float" office:value="1.71806173722391" calcext:value-type="float">
            <text:p>1,71806173722391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384]*0.001/[.$C$2]))" office:value-type="float" office:value="1.72135525429417" calcext:value-type="float">
            <text:p>1,72135525429417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385]*0.001/[.$C$2]))" office:value-type="float" office:value="1.72464212451084" calcext:value-type="float">
            <text:p>1,72464212451084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386]*0.001/[.$C$2]))" office:value-type="float" office:value="1.72792236128836" calcext:value-type="float">
            <text:p>1,72792236128836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387]*0.001/[.$C$2]))" office:value-type="float" office:value="1.73119597801408" calcext:value-type="float">
            <text:p>1,73119597801408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388]*0.001/[.$C$2]))" office:value-type="float" office:value="1.73446298804836" calcext:value-type="float">
            <text:p>1,73446298804836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389]*0.001/[.$C$2]))" office:value-type="float" office:value="1.73772340472457" calcext:value-type="float">
            <text:p>1,73772340472457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390]*0.001/[.$C$2]))" office:value-type="float" office:value="1.74097724134917" calcext:value-type="float">
            <text:p>1,74097724134917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391]*0.001/[.$C$2]))" office:value-type="float" office:value="1.74422451120179" calcext:value-type="float">
            <text:p>1,74422451120179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392]*0.001/[.$C$2]))" office:value-type="float" office:value="1.74746522753524" calcext:value-type="float">
            <text:p>1,74746522753524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393]*0.001/[.$C$2]))" office:value-type="float" office:value="1.75069940357558" calcext:value-type="float">
            <text:p>1,75069940357558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394]*0.001/[.$C$2]))" office:value-type="float" office:value="1.7539270525222" calcext:value-type="float">
            <text:p>1,7539270525222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395]*0.001/[.$C$2]))" office:value-type="float" office:value="1.75714818754783" calcext:value-type="float">
            <text:p>1,75714818754783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396]*0.001/[.$C$2]))" office:value-type="float" office:value="1.76036282179862" calcext:value-type="float">
            <text:p>1,76036282179862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397]*0.001/[.$C$2]))" office:value-type="float" office:value="1.7635709683942" calcext:value-type="float">
            <text:p>1,7635709683942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398]*0.001/[.$C$2]))" office:value-type="float" office:value="1.76677264042771" calcext:value-type="float">
            <text:p>1,76677264042771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399]*0.001/[.$C$2]))" office:value-type="float" office:value="1.76996785096587" calcext:value-type="float">
            <text:p>1,76996785096587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400]*0.001/[.$C$2]))" office:value-type="float" office:value="1.77315661304903" calcext:value-type="float">
            <text:p>1,77315661304903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401]*0.001/[.$C$2]))" office:value-type="float" office:value="1.77633893969122" calcext:value-type="float">
            <text:p>1,77633893969122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402]*0.001/[.$C$2]))" office:value-type="float" office:value="1.77951484388021" calcext:value-type="float">
            <text:p>1,77951484388021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403]*0.001/[.$C$2]))" office:value-type="float" office:value="1.78268433857756" calcext:value-type="float">
            <text:p>1,78268433857756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404]*0.001/[.$C$2]))" office:value-type="float" office:value="1.78584743671866" calcext:value-type="float">
            <text:p>1,78584743671866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405]*0.001/[.$C$2]))" office:value-type="float" office:value="1.7890041512128" calcext:value-type="float">
            <text:p>1,7890041512128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406]*0.001/[.$C$2]))" office:value-type="float" office:value="1.79215449494323" calcext:value-type="float">
            <text:p>1,79215449494323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407]*0.001/[.$C$2]))" office:value-type="float" office:value="1.79529848076717" calcext:value-type="float">
            <text:p>1,79529848076717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408]*0.001/[.$C$2]))" office:value-type="float" office:value="1.79843612151593" calcext:value-type="float">
            <text:p>1,79843612151593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409]*0.001/[.$C$2]))" office:value-type="float" office:value="1.8015674299949" calcext:value-type="float">
            <text:p>1,8015674299949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410]*0.001/[.$C$2]))" office:value-type="float" office:value="1.80469241898362" calcext:value-type="float">
            <text:p>1,80469241898362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411]*0.001/[.$C$2]))" office:value-type="float" office:value="1.80781110123587" calcext:value-type="float">
            <text:p>1,80781110123587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412]*0.001/[.$C$2]))" office:value-type="float" office:value="1.81092348947965" calcext:value-type="float">
            <text:p>1,81092348947965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413]*0.001/[.$C$2]))" office:value-type="float" office:value="1.8140295964173" calcext:value-type="float">
            <text:p>1,8140295964173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414]*0.001/[.$C$2]))" office:value-type="float" office:value="1.81712943472552" calcext:value-type="float">
            <text:p>1,81712943472552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415]*0.001/[.$C$2]))" office:value-type="float" office:value="1.82022301705543" calcext:value-type="float">
            <text:p>1,82022301705543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416]*0.001/[.$C$2]))" office:value-type="float" office:value="1.82331035603261" calcext:value-type="float">
            <text:p>1,82331035603261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417]*0.001/[.$C$2]))" office:value-type="float" office:value="1.82639146425715" calcext:value-type="float">
            <text:p>1,82639146425715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418]*0.001/[.$C$2]))" office:value-type="float" office:value="1.82946635430374" calcext:value-type="float">
            <text:p>1,82946635430374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419]*0.001/[.$C$2]))" office:value-type="float" office:value="1.83253503872167" calcext:value-type="float">
            <text:p>1,83253503872167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420]*0.001/[.$C$2]))" office:value-type="float" office:value="1.8355975300349" calcext:value-type="float">
            <text:p>1,8355975300349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421]*0.001/[.$C$2]))" office:value-type="float" office:value="1.83865384074213" calcext:value-type="float">
            <text:p>1,83865384074213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422]*0.001/[.$C$2]))" office:value-type="float" office:value="1.84170398331684" calcext:value-type="float">
            <text:p>1,84170398331684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423]*0.001/[.$C$2]))" office:value-type="float" office:value="1.84474797020731" calcext:value-type="float">
            <text:p>1,84474797020731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424]*0.001/[.$C$2]))" office:value-type="float" office:value="1.84778581383671" calcext:value-type="float">
            <text:p>1,84778581383671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425]*0.001/[.$C$2]))" office:value-type="float" office:value="1.85081752660316" calcext:value-type="float">
            <text:p>1,85081752660316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426]*0.001/[.$C$2]))" office:value-type="float" office:value="1.85384312087973" calcext:value-type="float">
            <text:p>1,85384312087973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427]*0.001/[.$C$2]))" office:value-type="float" office:value="1.85686260901452" calcext:value-type="float">
            <text:p>1,85686260901452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428]*0.001/[.$C$2]))" office:value-type="float" office:value="1.85987600333072" calcext:value-type="float">
            <text:p>1,85987600333072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429]*0.001/[.$C$2]))" office:value-type="float" office:value="1.86288331612666" calcext:value-type="float">
            <text:p>1,86288331612666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430]*0.001/[.$C$2]))" office:value-type="float" office:value="1.86588455967583" calcext:value-type="float">
            <text:p>1,86588455967583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431]*0.001/[.$C$2]))" office:value-type="float" office:value="1.86887974622696" calcext:value-type="float">
            <text:p>1,86887974622696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432]*0.001/[.$C$2]))" office:value-type="float" office:value="1.87186888800405" calcext:value-type="float">
            <text:p>1,87186888800405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433]*0.001/[.$C$2]))" office:value-type="float" office:value="1.87485199720645" calcext:value-type="float">
            <text:p>1,87485199720645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434]*0.001/[.$C$2]))" office:value-type="float" office:value="1.87782908600888" calcext:value-type="float">
            <text:p>1,87782908600888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435]*0.001/[.$C$2]))" office:value-type="float" office:value="1.88080016656147" calcext:value-type="float">
            <text:p>1,88080016656147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436]*0.001/[.$C$2]))" office:value-type="float" office:value="1.88376525098986" calcext:value-type="float">
            <text:p>1,88376525098986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437]*0.001/[.$C$2]))" office:value-type="float" office:value="1.88672435139519" calcext:value-type="float">
            <text:p>1,88672435139519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438]*0.001/[.$C$2]))" office:value-type="float" office:value="1.88967747985422" calcext:value-type="float">
            <text:p>1,88967747985422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439]*0.001/[.$C$2]))" office:value-type="float" office:value="1.89262464841928" calcext:value-type="float">
            <text:p>1,89262464841928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440]*0.001/[.$C$2]))" office:value-type="float" office:value="1.89556586911842" calcext:value-type="float">
            <text:p>1,89556586911842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441]*0.001/[.$C$2]))" office:value-type="float" office:value="1.89850115395541" calcext:value-type="float">
            <text:p>1,89850115395541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442]*0.001/[.$C$2]))" office:value-type="float" office:value="1.90143051490977" calcext:value-type="float">
            <text:p>1,90143051490977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443]*0.001/[.$C$2]))" office:value-type="float" office:value="1.90435396393687" calcext:value-type="float">
            <text:p>1,90435396393687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444]*0.001/[.$C$2]))" office:value-type="float" office:value="1.90727151296793" calcext:value-type="float">
            <text:p>1,90727151296793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445]*0.001/[.$C$2]))" office:value-type="float" office:value="1.91018317391012" calcext:value-type="float">
            <text:p>1,91018317391012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446]*0.001/[.$C$2]))" office:value-type="float" office:value="1.91308895864655" calcext:value-type="float">
            <text:p>1,91308895864655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447]*0.001/[.$C$2]))" office:value-type="float" office:value="1.91598887903636" calcext:value-type="float">
            <text:p>1,91598887903636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448]*0.001/[.$C$2]))" office:value-type="float" office:value="1.91888294691476" calcext:value-type="float">
            <text:p>1,91888294691476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449]*0.001/[.$C$2]))" office:value-type="float" office:value="1.92177117409307" calcext:value-type="float">
            <text:p>1,92177117409307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450]*0.001/[.$C$2]))" office:value-type="float" office:value="1.92465357235877" calcext:value-type="float">
            <text:p>1,92465357235877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451]*0.001/[.$C$2]))" office:value-type="float" office:value="1.92753015347556" calcext:value-type="float">
            <text:p>1,92753015347556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452]*0.001/[.$C$2]))" office:value-type="float" office:value="1.93040092918339" calcext:value-type="float">
            <text:p>1,93040092918339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453]*0.001/[.$C$2]))" office:value-type="float" office:value="1.93326591119851" calcext:value-type="float">
            <text:p>1,93326591119851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454]*0.001/[.$C$2]))" office:value-type="float" office:value="1.93612511121356" calcext:value-type="float">
            <text:p>1,93612511121356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455]*0.001/[.$C$2]))" office:value-type="float" office:value="1.93897854089754" calcext:value-type="float">
            <text:p>1,93897854089754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456]*0.001/[.$C$2]))" office:value-type="float" office:value="1.94182621189592" calcext:value-type="float">
            <text:p>1,94182621189592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457]*0.001/[.$C$2]))" office:value-type="float" office:value="1.94466813583066" calcext:value-type="float">
            <text:p>1,94466813583066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458]*0.001/[.$C$2]))" office:value-type="float" office:value="1.94750432430028" calcext:value-type="float">
            <text:p>1,94750432430028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459]*0.001/[.$C$2]))" office:value-type="float" office:value="1.95033478887988" calcext:value-type="float">
            <text:p>1,95033478887988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460]*0.001/[.$C$2]))" office:value-type="float" office:value="1.95315954112119" calcext:value-type="float">
            <text:p>1,95315954112119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461]*0.001/[.$C$2]))" office:value-type="float" office:value="1.95597859255266" calcext:value-type="float">
            <text:p>1,95597859255266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462]*0.001/[.$C$2]))" office:value-type="float" office:value="1.95879195467944" calcext:value-type="float">
            <text:p>1,95879195467944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463]*0.001/[.$C$2]))" office:value-type="float" office:value="1.96159963898346" calcext:value-type="float">
            <text:p>1,96159963898346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464]*0.001/[.$C$2]))" office:value-type="float" office:value="1.96440165692352" calcext:value-type="float">
            <text:p>1,96440165692352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465]*0.001/[.$C$2]))" office:value-type="float" office:value="1.96719801993524" calcext:value-type="float">
            <text:p>1,96719801993524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466]*0.001/[.$C$2]))" office:value-type="float" office:value="1.9699887394312" calcext:value-type="float">
            <text:p>1,9699887394312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467]*0.001/[.$C$2]))" office:value-type="float" office:value="1.97277382680092" calcext:value-type="float">
            <text:p>1,97277382680092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468]*0.001/[.$C$2]))" office:value-type="float" office:value="1.97555329341096" calcext:value-type="float">
            <text:p>1,97555329341096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469]*0.001/[.$C$2]))" office:value-type="float" office:value="1.97832715060493" calcext:value-type="float">
            <text:p>1,97832715060493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470]*0.001/[.$C$2]))" office:value-type="float" office:value="1.98109540970353" calcext:value-type="float">
            <text:p>1,98109540970353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471]*0.001/[.$C$2]))" office:value-type="float" office:value="1.98385808200464" calcext:value-type="float">
            <text:p>1,98385808200464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472]*0.001/[.$C$2]))" office:value-type="float" office:value="1.98661517878333" calcext:value-type="float">
            <text:p>1,98661517878333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473]*0.001/[.$C$2]))" office:value-type="float" office:value="1.9893667112919" calcext:value-type="float">
            <text:p>1,9893667112919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474]*0.001/[.$C$2]))" office:value-type="float" office:value="1.99211269075995" calcext:value-type="float">
            <text:p>1,99211269075995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475]*0.001/[.$C$2]))" office:value-type="float" office:value="1.99485312839444" calcext:value-type="float">
            <text:p>1,99485312839444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476]*0.001/[.$C$2]))" office:value-type="float" office:value="1.99758803537967" calcext:value-type="float">
            <text:p>1,99758803537967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477]*0.001/[.$C$2]))" office:value-type="float" office:value="2.0003174228774" calcext:value-type="float">
            <text:p>2,0003174228774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478]*0.001/[.$C$2]))" office:value-type="float" office:value="2.00304130202686" calcext:value-type="float">
            <text:p>2,00304130202686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479]*0.001/[.$C$2]))" office:value-type="float" office:value="2.00575968394479" calcext:value-type="float">
            <text:p>2,00575968394479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480]*0.001/[.$C$2]))" office:value-type="float" office:value="2.0084725797255" calcext:value-type="float">
            <text:p>2,0084725797255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481]*0.001/[.$C$2]))" office:value-type="float" office:value="2.01118000044089" calcext:value-type="float">
            <text:p>2,01118000044089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482]*0.001/[.$C$2]))" office:value-type="float" office:value="2.01388195714056" calcext:value-type="float">
            <text:p>2,01388195714056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483]*0.001/[.$C$2]))" office:value-type="float" office:value="2.01657846085177" calcext:value-type="float">
            <text:p>2,01657846085177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484]*0.001/[.$C$2]))" office:value-type="float" office:value="2.01926952257953" calcext:value-type="float">
            <text:p>2,01926952257953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485]*0.001/[.$C$2]))" office:value-type="float" office:value="2.02195515330666" calcext:value-type="float">
            <text:p>2,02195515330666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486]*0.001/[.$C$2]))" office:value-type="float" office:value="2.02463536399381" calcext:value-type="float">
            <text:p>2,02463536399381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487]*0.001/[.$C$2]))" office:value-type="float" office:value="2.02731016557948" calcext:value-type="float">
            <text:p>2,02731016557948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488]*0.001/[.$C$2]))" office:value-type="float" office:value="2.02997956898014" calcext:value-type="float">
            <text:p>2,02997956898014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489]*0.001/[.$C$2]))" office:value-type="float" office:value="2.0326435850902" calcext:value-type="float">
            <text:p>2,0326435850902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490]*0.001/[.$C$2]))" office:value-type="float" office:value="2.03530222478208" calcext:value-type="float">
            <text:p>2,03530222478208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491]*0.001/[.$C$2]))" office:value-type="float" office:value="2.03795549890627" calcext:value-type="float">
            <text:p>2,03795549890627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492]*0.001/[.$C$2]))" office:value-type="float" office:value="2.04060341829137" calcext:value-type="float">
            <text:p>2,04060341829137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493]*0.001/[.$C$2]))" office:value-type="float" office:value="2.04324599374411" calcext:value-type="float">
            <text:p>2,04324599374411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494]*0.001/[.$C$2]))" office:value-type="float" office:value="2.04588323604941" calcext:value-type="float">
            <text:p>2,04588323604941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495]*0.001/[.$C$2]))" office:value-type="float" office:value="2.04851515597043" calcext:value-type="float">
            <text:p>2,04851515597043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496]*0.001/[.$C$2]))" office:value-type="float" office:value="2.05114176424861" calcext:value-type="float">
            <text:p>2,05114176424861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497]*0.001/[.$C$2]))" office:value-type="float" office:value="2.05376307160371" calcext:value-type="float">
            <text:p>2,05376307160371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498]*0.001/[.$C$2]))" office:value-type="float" office:value="2.05637908873386" calcext:value-type="float">
            <text:p>2,05637908873386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499]*0.001/[.$C$2]))" office:value-type="float" office:value="2.0589898263156" calcext:value-type="float">
            <text:p>2,0589898263156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500]*0.001/[.$C$2]))" office:value-type="float" office:value="2.0615952950039" calcext:value-type="float">
            <text:p>2,0615952950039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501]*0.001/[.$C$2]))" office:value-type="float" office:value="2.06419550543225" calcext:value-type="float">
            <text:p>2,06419550543225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502]*0.001/[.$C$2]))" office:value-type="float" office:value="2.06679046821269" calcext:value-type="float">
            <text:p>2,06679046821269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503]*0.001/[.$C$2]))" office:value-type="float" office:value="2.06938019393581" calcext:value-type="float">
            <text:p>2,06938019393581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504]*0.001/[.$C$2]))" office:value-type="float" office:value="2.07196469317085" calcext:value-type="float">
            <text:p>2,07196469317085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505]*0.001/[.$C$2]))" office:value-type="float" office:value="2.07454397646572" calcext:value-type="float">
            <text:p>2,07454397646572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506]*0.001/[.$C$2]))" office:value-type="float" office:value="2.07711805434703" calcext:value-type="float">
            <text:p>2,07711805434703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507]*0.001/[.$C$2]))" office:value-type="float" office:value="2.07968693732015" calcext:value-type="float">
            <text:p>2,07968693732015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508]*0.001/[.$C$2]))" office:value-type="float" office:value="2.08225063586925" calcext:value-type="float">
            <text:p>2,08225063586925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509]*0.001/[.$C$2]))" office:value-type="float" office:value="2.08480916045735" calcext:value-type="float">
            <text:p>2,08480916045735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510]*0.001/[.$C$2]))" office:value-type="float" office:value="2.08736252152634" calcext:value-type="float">
            <text:p>2,08736252152634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511]*0.001/[.$C$2]))" office:value-type="float" office:value="2.08991072949704" calcext:value-type="float">
            <text:p>2,08991072949704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512]*0.001/[.$C$2]))" office:value-type="float" office:value="2.09245379476924" calcext:value-type="float">
            <text:p>2,09245379476924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513]*0.001/[.$C$2]))" office:value-type="float" office:value="2.09499172772175" calcext:value-type="float">
            <text:p>2,09499172772175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514]*0.001/[.$C$2]))" office:value-type="float" office:value="2.09752453871243" calcext:value-type="float">
            <text:p>2,09752453871243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515]*0.001/[.$C$2]))" office:value-type="float" office:value="2.10005223807822" calcext:value-type="float">
            <text:p>2,10005223807822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516]*0.001/[.$C$2]))" office:value-type="float" office:value="2.10257483613522" calcext:value-type="float">
            <text:p>2,10257483613522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517]*0.001/[.$C$2]))" office:value-type="float" office:value="2.10509234317869" calcext:value-type="float">
            <text:p>2,10509234317869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518]*0.001/[.$C$2]))" office:value-type="float" office:value="2.10760476948314" calcext:value-type="float">
            <text:p>2,10760476948314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519]*0.001/[.$C$2]))" office:value-type="float" office:value="2.11011212530232" calcext:value-type="float">
            <text:p>2,11011212530232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520]*0.001/[.$C$2]))" office:value-type="float" office:value="2.11261442086929" calcext:value-type="float">
            <text:p>2,11261442086929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521]*0.001/[.$C$2]))" office:value-type="float" office:value="2.11511166639647" calcext:value-type="float">
            <text:p>2,11511166639647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522]*0.001/[.$C$2]))" office:value-type="float" office:value="2.11760387207567" calcext:value-type="float">
            <text:p>2,11760387207567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523]*0.001/[.$C$2]))" office:value-type="float" office:value="2.12009104807811" calcext:value-type="float">
            <text:p>2,12009104807811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524]*0.001/[.$C$2]))" office:value-type="float" office:value="2.12257320455449" calcext:value-type="float">
            <text:p>2,12257320455449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525]*0.001/[.$C$2]))" office:value-type="float" office:value="2.12505035163505" calcext:value-type="float">
            <text:p>2,12505035163505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526]*0.001/[.$C$2]))" office:value-type="float" office:value="2.12752249942956" calcext:value-type="float">
            <text:p>2,12752249942956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527]*0.001/[.$C$2]))" office:value-type="float" office:value="2.12998965802739" calcext:value-type="float">
            <text:p>2,12998965802739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528]*0.001/[.$C$2]))" office:value-type="float" office:value="2.13245183749755" calcext:value-type="float">
            <text:p>2,13245183749755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529]*0.001/[.$C$2]))" office:value-type="float" office:value="2.13490904788873" calcext:value-type="float">
            <text:p>2,13490904788873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530]*0.001/[.$C$2]))" office:value-type="float" office:value="2.13736129922935" calcext:value-type="float">
            <text:p>2,13736129922935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531]*0.001/[.$C$2]))" office:value-type="float" office:value="2.13980860152756" calcext:value-type="float">
            <text:p>2,13980860152756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532]*0.001/[.$C$2]))" office:value-type="float" office:value="2.14225096477136" calcext:value-type="float">
            <text:p>2,14225096477136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533]*0.001/[.$C$2]))" office:value-type="float" office:value="2.14468839892855" calcext:value-type="float">
            <text:p>2,14468839892855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534]*0.001/[.$C$2]))" office:value-type="float" office:value="2.14712091394682" calcext:value-type="float">
            <text:p>2,14712091394682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535]*0.001/[.$C$2]))" office:value-type="float" office:value="2.14954851975382" calcext:value-type="float">
            <text:p>2,14954851975382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536]*0.001/[.$C$2]))" office:value-type="float" office:value="2.15197122625711" calcext:value-type="float">
            <text:p>2,15197122625711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537]*0.001/[.$C$2]))" office:value-type="float" office:value="2.1543890433443" calcext:value-type="float">
            <text:p>2,1543890433443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538]*0.001/[.$C$2]))" office:value-type="float" office:value="2.15680198088303" calcext:value-type="float">
            <text:p>2,15680198088303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539]*0.001/[.$C$2]))" office:value-type="float" office:value="2.15921004872101" calcext:value-type="float">
            <text:p>2,15921004872101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540]*0.001/[.$C$2]))" office:value-type="float" office:value="2.16161325668609" calcext:value-type="float">
            <text:p>2,16161325668609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541]*0.001/[.$C$2]))" office:value-type="float" office:value="2.16401161458629" calcext:value-type="float">
            <text:p>2,16401161458629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542]*0.001/[.$C$2]))" office:value-type="float" office:value="2.16640513220983" calcext:value-type="float">
            <text:p>2,16640513220983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543]*0.001/[.$C$2]))" office:value-type="float" office:value="2.16879381932518" calcext:value-type="float">
            <text:p>2,16879381932518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544]*0.001/[.$C$2]))" office:value-type="float" office:value="2.17117768568108" calcext:value-type="float">
            <text:p>2,17117768568108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545]*0.001/[.$C$2]))" office:value-type="float" office:value="2.17355674100662" calcext:value-type="float">
            <text:p>2,17355674100662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546]*0.001/[.$C$2]))" office:value-type="float" office:value="2.17593099501124" calcext:value-type="float">
            <text:p>2,17593099501124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547]*0.001/[.$C$2]))" office:value-type="float" office:value="2.17830045738478" calcext:value-type="float">
            <text:p>2,17830045738478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548]*0.001/[.$C$2]))" office:value-type="float" office:value="2.18066513779754" calcext:value-type="float">
            <text:p>2,18066513779754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549]*0.001/[.$C$2]))" office:value-type="float" office:value="2.18302504590028" calcext:value-type="float">
            <text:p>2,18302504590028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550]*0.001/[.$C$2]))" office:value-type="float" office:value="2.18538019132432" calcext:value-type="float">
            <text:p>2,18538019132432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551]*0.001/[.$C$2]))" office:value-type="float" office:value="2.18773058368151" calcext:value-type="float">
            <text:p>2,18773058368151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552]*0.001/[.$C$2]))" office:value-type="float" office:value="2.19007623256431" calcext:value-type="float">
            <text:p>2,19007623256431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553]*0.001/[.$C$2]))" office:value-type="float" office:value="2.19241714754583" calcext:value-type="float">
            <text:p>2,19241714754583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554]*0.001/[.$C$2]))" office:value-type="float" office:value="2.19475333817985" calcext:value-type="float">
            <text:p>2,19475333817985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555]*0.001/[.$C$2]))" office:value-type="float" office:value="2.19708481400087" calcext:value-type="float">
            <text:p>2,19708481400087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556]*0.001/[.$C$2]))" office:value-type="float" office:value="2.19941158452415" calcext:value-type="float">
            <text:p>2,19941158452415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557]*0.001/[.$C$2]))" office:value-type="float" office:value="2.20173365924575" calcext:value-type="float">
            <text:p>2,20173365924575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558]*0.001/[.$C$2]))" office:value-type="float" office:value="2.20405104764257" calcext:value-type="float">
            <text:p>2,20405104764257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559]*0.001/[.$C$2]))" office:value-type="float" office:value="2.20636375917236" calcext:value-type="float">
            <text:p>2,20636375917236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560]*0.001/[.$C$2]))" office:value-type="float" office:value="2.20867180327381" calcext:value-type="float">
            <text:p>2,20867180327381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561]*0.001/[.$C$2]))" office:value-type="float" office:value="2.21097518936655" calcext:value-type="float">
            <text:p>2,21097518936655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562]*0.001/[.$C$2]))" office:value-type="float" office:value="2.21327392685119" calcext:value-type="float">
            <text:p>2,21327392685119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563]*0.001/[.$C$2]))" office:value-type="float" office:value="2.21556802510939" calcext:value-type="float">
            <text:p>2,21556802510939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564]*0.001/[.$C$2]))" office:value-type="float" office:value="2.21785749350385" calcext:value-type="float">
            <text:p>2,21785749350385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565]*0.001/[.$C$2]))" office:value-type="float" office:value="2.22014234137841" calcext:value-type="float">
            <text:p>2,22014234137841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566]*0.001/[.$C$2]))" office:value-type="float" office:value="2.22242257805801" calcext:value-type="float">
            <text:p>2,22242257805801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567]*0.001/[.$C$2]))" office:value-type="float" office:value="2.22469821284881" calcext:value-type="float">
            <text:p>2,22469821284881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568]*0.001/[.$C$2]))" office:value-type="float" office:value="2.22696925503815" calcext:value-type="float">
            <text:p>2,22696925503815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569]*0.001/[.$C$2]))" office:value-type="float" office:value="2.22923571389467" calcext:value-type="float">
            <text:p>2,22923571389467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570]*0.001/[.$C$2]))" office:value-type="float" office:value="2.23149759866826" calcext:value-type="float">
            <text:p>2,23149759866826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571]*0.001/[.$C$2]))" office:value-type="float" office:value="2.23375491859018" calcext:value-type="float">
            <text:p>2,23375491859018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572]*0.001/[.$C$2]))" office:value-type="float" office:value="2.23600768287304" calcext:value-type="float">
            <text:p>2,23600768287304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573]*0.001/[.$C$2]))" office:value-type="float" office:value="2.23825590071086" calcext:value-type="float">
            <text:p>2,23825590071086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574]*0.001/[.$C$2]))" office:value-type="float" office:value="2.2404995812791" calcext:value-type="float">
            <text:p>2,2404995812791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575]*0.001/[.$C$2]))" office:value-type="float" office:value="2.24273873373472" calcext:value-type="float">
            <text:p>2,24273873373472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576]*0.001/[.$C$2]))" office:value-type="float" office:value="2.24497336721619" calcext:value-type="float">
            <text:p>2,24497336721619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577]*0.001/[.$C$2]))" office:value-type="float" office:value="2.24720349084352" calcext:value-type="float">
            <text:p>2,24720349084352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578]*0.001/[.$C$2]))" office:value-type="float" office:value="2.24942911371833" calcext:value-type="float">
            <text:p>2,24942911371833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579]*0.001/[.$C$2]))" office:value-type="float" office:value="2.25165024492389" calcext:value-type="float">
            <text:p>2,25165024492389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580]*0.001/[.$C$2]))" office:value-type="float" office:value="2.25386689352511" calcext:value-type="float">
            <text:p>2,25386689352511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581]*0.001/[.$C$2]))" office:value-type="float" office:value="2.25607906856861" calcext:value-type="float">
            <text:p>2,25607906856861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582]*0.001/[.$C$2]))" office:value-type="float" office:value="2.25828677908276" calcext:value-type="float">
            <text:p>2,25828677908276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583]*0.001/[.$C$2]))" office:value-type="float" office:value="2.26049003407772" calcext:value-type="float">
            <text:p>2,26049003407772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584]*0.001/[.$C$2]))" office:value-type="float" office:value="2.26268884254543" calcext:value-type="float">
            <text:p>2,26268884254543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585]*0.001/[.$C$2]))" office:value-type="float" office:value="2.26488321345972" calcext:value-type="float">
            <text:p>2,26488321345972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586]*0.001/[.$C$2]))" office:value-type="float" office:value="2.2670731557763" calcext:value-type="float">
            <text:p>2,2670731557763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587]*0.001/[.$C$2]))" office:value-type="float" office:value="2.26925867843279" calcext:value-type="float">
            <text:p>2,26925867843279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588]*0.001/[.$C$2]))" office:value-type="float" office:value="2.27143979034879" calcext:value-type="float">
            <text:p>2,27143979034879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589]*0.001/[.$C$2]))" office:value-type="float" office:value="2.27361650042588" calcext:value-type="float">
            <text:p>2,27361650042588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590]*0.001/[.$C$2]))" office:value-type="float" office:value="2.27578881754771" calcext:value-type="float">
            <text:p>2,27578881754771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591]*0.001/[.$C$2]))" office:value-type="float" office:value="2.27795675057996" calcext:value-type="float">
            <text:p>2,27795675057996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592]*0.001/[.$C$2]))" office:value-type="float" office:value="2.28012030837044" calcext:value-type="float">
            <text:p>2,28012030837044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593]*0.001/[.$C$2]))" office:value-type="float" office:value="2.28227949974911" calcext:value-type="float">
            <text:p>2,28227949974911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594]*0.001/[.$C$2]))" office:value-type="float" office:value="2.28443433352809" calcext:value-type="float">
            <text:p>2,28443433352809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595]*0.001/[.$C$2]))" office:value-type="float" office:value="2.28658481850173" calcext:value-type="float">
            <text:p>2,28658481850173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596]*0.001/[.$C$2]))" office:value-type="float" office:value="2.28873096344662" calcext:value-type="float">
            <text:p>2,28873096344662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597]*0.001/[.$C$2]))" office:value-type="float" office:value="2.29087277712165" calcext:value-type="float">
            <text:p>2,29087277712165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598]*0.001/[.$C$2]))" office:value-type="float" office:value="2.29301026826803" calcext:value-type="float">
            <text:p>2,29301026826803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599]*0.001/[.$C$2]))" office:value-type="float" office:value="2.29514344560933" calcext:value-type="float">
            <text:p>2,29514344560933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600]*0.001/[.$C$2]))" office:value-type="float" office:value="2.2972723178515" calcext:value-type="float">
            <text:p>2,2972723178515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601]*0.001/[.$C$2]))" office:value-type="float" office:value="2.29939689368293" calcext:value-type="float">
            <text:p>2,29939689368293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602]*0.001/[.$C$2]))" office:value-type="float" office:value="2.30151718177449" calcext:value-type="float">
            <text:p>2,30151718177449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603]*0.001/[.$C$2]))" office:value-type="float" office:value="2.30363319077952" calcext:value-type="float">
            <text:p>2,30363319077952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604]*0.001/[.$C$2]))" office:value-type="float" office:value="2.30574492933393" calcext:value-type="float">
            <text:p>2,30574492933393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605]*0.001/[.$C$2]))" office:value-type="float" office:value="2.30785240605617" calcext:value-type="float">
            <text:p>2,30785240605617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606]*0.001/[.$C$2]))" office:value-type="float" office:value="2.30995562954733" calcext:value-type="float">
            <text:p>2,30995562954733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607]*0.001/[.$C$2]))" office:value-type="float" office:value="2.3120546083911" calcext:value-type="float">
            <text:p>2,3120546083911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608]*0.001/[.$C$2]))" office:value-type="float" office:value="2.31414935115388" calcext:value-type="float">
            <text:p>2,31414935115388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609]*0.001/[.$C$2]))" office:value-type="float" office:value="2.31623986638477" calcext:value-type="float">
            <text:p>2,31623986638477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610]*0.001/[.$C$2]))" office:value-type="float" office:value="2.31832616261563" calcext:value-type="float">
            <text:p>2,31832616261563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611]*0.001/[.$C$2]))" office:value-type="float" office:value="2.32040824836106" calcext:value-type="float">
            <text:p>2,32040824836106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612]*0.001/[.$C$2]))" office:value-type="float" office:value="2.32248613211853" calcext:value-type="float">
            <text:p>2,32248613211853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613]*0.001/[.$C$2]))" office:value-type="float" office:value="2.32455982236833" calcext:value-type="float">
            <text:p>2,32455982236833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614]*0.001/[.$C$2]))" office:value-type="float" office:value="2.32662932757364" calcext:value-type="float">
            <text:p>2,32662932757364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615]*0.001/[.$C$2]))" office:value-type="float" office:value="2.32869465618056" calcext:value-type="float">
            <text:p>2,32869465618056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616]*0.001/[.$C$2]))" office:value-type="float" office:value="2.33075581661814" calcext:value-type="float">
            <text:p>2,33075581661814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617]*0.001/[.$C$2]))" office:value-type="float" office:value="2.33281281729844" calcext:value-type="float">
            <text:p>2,33281281729844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618]*0.001/[.$C$2]))" office:value-type="float" office:value="2.33486566661651" calcext:value-type="float">
            <text:p>2,33486566661651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619]*0.001/[.$C$2]))" office:value-type="float" office:value="2.33691437295048" calcext:value-type="float">
            <text:p>2,33691437295048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620]*0.001/[.$C$2]))" office:value-type="float" office:value="2.33895894466157" calcext:value-type="float">
            <text:p>2,33895894466157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621]*0.001/[.$C$2]))" office:value-type="float" office:value="2.34099939009412" calcext:value-type="float">
            <text:p>2,34099939009412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622]*0.001/[.$C$2]))" office:value-type="float" office:value="2.34303571757564" calcext:value-type="float">
            <text:p>2,34303571757564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623]*0.001/[.$C$2]))" office:value-type="float" office:value="2.34506793541681" calcext:value-type="float">
            <text:p>2,34506793541681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624]*0.001/[.$C$2]))" office:value-type="float" office:value="2.34709605191156" calcext:value-type="float">
            <text:p>2,34709605191156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625]*0.001/[.$C$2]))" office:value-type="float" office:value="2.34912007533708" calcext:value-type="float">
            <text:p>2,34912007533708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626]*0.001/[.$C$2]))" office:value-type="float" office:value="2.35114001395384" calcext:value-type="float">
            <text:p>2,35114001395384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627]*0.001/[.$C$2]))" office:value-type="float" office:value="2.35315587600566" calcext:value-type="float">
            <text:p>2,35315587600566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628]*0.001/[.$C$2]))" office:value-type="float" office:value="2.3551676697197" calcext:value-type="float">
            <text:p>2,3551676697197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629]*0.001/[.$C$2]))" office:value-type="float" office:value="2.35717540330654" calcext:value-type="float">
            <text:p>2,35717540330654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630]*0.001/[.$C$2]))" office:value-type="float" office:value="2.35917908496017" calcext:value-type="float">
            <text:p>2,35917908496017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631]*0.001/[.$C$2]))" office:value-type="float" office:value="2.36117872285805" calcext:value-type="float">
            <text:p>2,36117872285805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632]*0.001/[.$C$2]))" office:value-type="float" office:value="2.36317432516114" calcext:value-type="float">
            <text:p>2,36317432516114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633]*0.001/[.$C$2]))" office:value-type="float" office:value="2.36516590001393" calcext:value-type="float">
            <text:p>2,36516590001393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634]*0.001/[.$C$2]))" office:value-type="float" office:value="2.36715345554447" calcext:value-type="float">
            <text:p>2,36715345554447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635]*0.001/[.$C$2]))" office:value-type="float" office:value="2.3691369998644" calcext:value-type="float">
            <text:p>2,3691369998644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636]*0.001/[.$C$2]))" office:value-type="float" office:value="2.371116541069" calcext:value-type="float">
            <text:p>2,371116541069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637]*0.001/[.$C$2]))" office:value-type="float" office:value="2.37309208723721" calcext:value-type="float">
            <text:p>2,37309208723721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638]*0.001/[.$C$2]))" office:value-type="float" office:value="2.37506364643166" calcext:value-type="float">
            <text:p>2,37506364643166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639]*0.001/[.$C$2]))" office:value-type="float" office:value="2.37703122669871" calcext:value-type="float">
            <text:p>2,37703122669871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640]*0.001/[.$C$2]))" office:value-type="float" office:value="2.37899483606849" calcext:value-type="float">
            <text:p>2,37899483606849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641]*0.001/[.$C$2]))" office:value-type="float" office:value="2.38095448255492" calcext:value-type="float">
            <text:p>2,38095448255492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642]*0.001/[.$C$2]))" office:value-type="float" office:value="2.38291017415574" calcext:value-type="float">
            <text:p>2,38291017415574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643]*0.001/[.$C$2]))" office:value-type="float" office:value="2.38486191885254" calcext:value-type="float">
            <text:p>2,38486191885254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644]*0.001/[.$C$2]))" office:value-type="float" office:value="2.38680972461084" calcext:value-type="float">
            <text:p>2,38680972461084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645]*0.001/[.$C$2]))" office:value-type="float" office:value="2.38875359938003" calcext:value-type="float">
            <text:p>2,38875359938003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646]*0.001/[.$C$2]))" office:value-type="float" office:value="2.39069355109351" calcext:value-type="float">
            <text:p>2,39069355109351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647]*0.001/[.$C$2]))" office:value-type="float" office:value="2.39262958766864" calcext:value-type="float">
            <text:p>2,39262958766864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648]*0.001/[.$C$2]))" office:value-type="float" office:value="2.3945617170068" calcext:value-type="float">
            <text:p>2,3945617170068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649]*0.001/[.$C$2]))" office:value-type="float" office:value="2.39648994699343" calcext:value-type="float">
            <text:p>2,39648994699343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650]*0.001/[.$C$2]))" office:value-type="float" office:value="2.39841428549806" calcext:value-type="float">
            <text:p>2,39841428549806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651]*0.001/[.$C$2]))" office:value-type="float" office:value="2.40033474037433" calcext:value-type="float">
            <text:p>2,40033474037433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652]*0.001/[.$C$2]))" office:value-type="float" office:value="2.40225131946004" calcext:value-type="float">
            <text:p>2,40225131946004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653]*0.001/[.$C$2]))" office:value-type="float" office:value="2.40416403057716" calcext:value-type="float">
            <text:p>2,40416403057716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654]*0.001/[.$C$2]))" office:value-type="float" office:value="2.40607288153189" calcext:value-type="float">
            <text:p>2,40607288153189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655]*0.001/[.$C$2]))" office:value-type="float" office:value="2.40797788011466" calcext:value-type="float">
            <text:p>2,40797788011466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656]*0.001/[.$C$2]))" office:value-type="float" office:value="2.40987903410018" calcext:value-type="float">
            <text:p>2,40987903410018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657]*0.001/[.$C$2]))" office:value-type="float" office:value="2.41177635124748" calcext:value-type="float">
            <text:p>2,41177635124748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658]*0.001/[.$C$2]))" office:value-type="float" office:value="2.41366983929992" calcext:value-type="float">
            <text:p>2,41366983929992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659]*0.001/[.$C$2]))" office:value-type="float" office:value="2.41555950598523" calcext:value-type="float">
            <text:p>2,41555950598523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660]*0.001/[.$C$2]))" office:value-type="float" office:value="2.41744535901557" calcext:value-type="float">
            <text:p>2,41744535901557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661]*0.001/[.$C$2]))" office:value-type="float" office:value="2.4193274060875" calcext:value-type="float">
            <text:p>2,4193274060875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662]*0.001/[.$C$2]))" office:value-type="float" office:value="2.42120565488207" calcext:value-type="float">
            <text:p>2,42120565488207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663]*0.001/[.$C$2]))" office:value-type="float" office:value="2.42308011306482" calcext:value-type="float">
            <text:p>2,42308011306482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664]*0.001/[.$C$2]))" office:value-type="float" office:value="2.42495078828582" calcext:value-type="float">
            <text:p>2,42495078828582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665]*0.001/[.$C$2]))" office:value-type="float" office:value="2.42681768817971" calcext:value-type="float">
            <text:p>2,42681768817971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666]*0.001/[.$C$2]))" office:value-type="float" office:value="2.4286808203657" calcext:value-type="float">
            <text:p>2,4286808203657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667]*0.001/[.$C$2]))" office:value-type="float" office:value="2.43054019244766" calcext:value-type="float">
            <text:p>2,43054019244766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668]*0.001/[.$C$2]))" office:value-type="float" office:value="2.43239581201407" calcext:value-type="float">
            <text:p>2,43239581201407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669]*0.001/[.$C$2]))" office:value-type="float" office:value="2.43424768663814" calcext:value-type="float">
            <text:p>2,43424768663814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670]*0.001/[.$C$2]))" office:value-type="float" office:value="2.43609582387775" calcext:value-type="float">
            <text:p>2,43609582387775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671]*0.001/[.$C$2]))" office:value-type="float" office:value="2.43794023127556" calcext:value-type="float">
            <text:p>2,43794023127556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672]*0.001/[.$C$2]))" office:value-type="float" office:value="2.439780916359" calcext:value-type="float">
            <text:p>2,439780916359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673]*0.001/[.$C$2]))" office:value-type="float" office:value="2.44161788664031" calcext:value-type="float">
            <text:p>2,44161788664031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674]*0.001/[.$C$2]))" office:value-type="float" office:value="2.44345114961655" calcext:value-type="float">
            <text:p>2,44345114961655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675]*0.001/[.$C$2]))" office:value-type="float" office:value="2.44528071276968" calcext:value-type="float">
            <text:p>2,44528071276968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676]*0.001/[.$C$2]))" office:value-type="float" office:value="2.44710658356654" calcext:value-type="float">
            <text:p>2,44710658356654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677]*0.001/[.$C$2]))" office:value-type="float" office:value="2.44892876945891" calcext:value-type="float">
            <text:p>2,44892876945891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678]*0.001/[.$C$2]))" office:value-type="float" office:value="2.45074727788352" calcext:value-type="float">
            <text:p>2,45074727788352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679]*0.001/[.$C$2]))" office:value-type="float" office:value="2.45256211626211" calcext:value-type="float">
            <text:p>2,45256211626211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680]*0.001/[.$C$2]))" office:value-type="float" office:value="2.45437329200141" calcext:value-type="float">
            <text:p>2,45437329200141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681]*0.001/[.$C$2]))" office:value-type="float" office:value="2.45618081249324" calcext:value-type="float">
            <text:p>2,45618081249324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682]*0.001/[.$C$2]))" office:value-type="float" office:value="2.45798468511448" calcext:value-type="float">
            <text:p>2,45798468511448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683]*0.001/[.$C$2]))" office:value-type="float" office:value="2.45978491722713" calcext:value-type="float">
            <text:p>2,45978491722713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684]*0.001/[.$C$2]))" office:value-type="float" office:value="2.46158151617832" calcext:value-type="float">
            <text:p>2,46158151617832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685]*0.001/[.$C$2]))" office:value-type="float" office:value="2.46337448930037" calcext:value-type="float">
            <text:p>2,46337448930037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686]*0.001/[.$C$2]))" office:value-type="float" office:value="2.46516384391078" calcext:value-type="float">
            <text:p>2,46516384391078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687]*0.001/[.$C$2]))" office:value-type="float" office:value="2.46694958731232" calcext:value-type="float">
            <text:p>2,46694958731232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688]*0.001/[.$C$2]))" office:value-type="float" office:value="2.46873172679297" calcext:value-type="float">
            <text:p>2,46873172679297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689]*0.001/[.$C$2]))" office:value-type="float" office:value="2.47051026962605" calcext:value-type="float">
            <text:p>2,47051026962605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690]*0.001/[.$C$2]))" office:value-type="float" office:value="2.47228522307016" calcext:value-type="float">
            <text:p>2,47228522307016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691]*0.001/[.$C$2]))" office:value-type="float" office:value="2.47405659436929" calcext:value-type="float">
            <text:p>2,47405659436929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692]*0.001/[.$C$2]))" office:value-type="float" office:value="2.47582439075279" calcext:value-type="float">
            <text:p>2,47582439075279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693]*0.001/[.$C$2]))" office:value-type="float" office:value="2.47758861943541" calcext:value-type="float">
            <text:p>2,47758861943541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694]*0.001/[.$C$2]))" office:value-type="float" office:value="2.47934928761736" calcext:value-type="float">
            <text:p>2,47934928761736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695]*0.001/[.$C$2]))" office:value-type="float" office:value="2.48110640248431" calcext:value-type="float">
            <text:p>2,48110640248431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696]*0.001/[.$C$2]))" office:value-type="float" office:value="2.48285997120742" calcext:value-type="float">
            <text:p>2,48285997120742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697]*0.001/[.$C$2]))" office:value-type="float" office:value="2.48461000094339" calcext:value-type="float">
            <text:p>2,48461000094339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698]*0.001/[.$C$2]))" office:value-type="float" office:value="2.48635649883448" calcext:value-type="float">
            <text:p>2,48635649883448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699]*0.001/[.$C$2]))" office:value-type="float" office:value="2.48809947200852" calcext:value-type="float">
            <text:p>2,48809947200852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700]*0.001/[.$C$2]))" office:value-type="float" office:value="2.48983892757896" calcext:value-type="float">
            <text:p>2,48983892757896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701]*0.001/[.$C$2]))" office:value-type="float" office:value="2.4915748726449" calcext:value-type="float">
            <text:p>2,4915748726449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702]*0.001/[.$C$2]))" office:value-type="float" office:value="2.49330731429111" calcext:value-type="float">
            <text:p>2,49330731429111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703]*0.001/[.$C$2]))" office:value-type="float" office:value="2.49503625958807" calcext:value-type="float">
            <text:p>2,49503625958807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704]*0.001/[.$C$2]))" office:value-type="float" office:value="2.49676171559196" calcext:value-type="float">
            <text:p>2,49676171559196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705]*0.001/[.$C$2]))" office:value-type="float" office:value="2.49848368934477" calcext:value-type="float">
            <text:p>2,49848368934477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706]*0.001/[.$C$2]))" office:value-type="float" office:value="2.50020218787422" calcext:value-type="float">
            <text:p>2,50020218787422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707]*0.001/[.$C$2]))" office:value-type="float" office:value="2.5019172181939" calcext:value-type="float">
            <text:p>2,5019172181939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708]*0.001/[.$C$2]))" office:value-type="float" office:value="2.50362878730321" calcext:value-type="float">
            <text:p>2,50362878730321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709]*0.001/[.$C$2]))" office:value-type="float" office:value="2.50533690218744" calcext:value-type="float">
            <text:p>2,50533690218744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710]*0.001/[.$C$2]))" office:value-type="float" office:value="2.50704156981778" calcext:value-type="float">
            <text:p>2,50704156981778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711]*0.001/[.$C$2]))" office:value-type="float" office:value="2.50874279715134" calcext:value-type="float">
            <text:p>2,50874279715134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712]*0.001/[.$C$2]))" office:value-type="float" office:value="2.51044059113121" calcext:value-type="float">
            <text:p>2,51044059113121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713]*0.001/[.$C$2]))" office:value-type="float" office:value="2.51213495868645" calcext:value-type="float">
            <text:p>2,51213495868645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714]*0.001/[.$C$2]))" office:value-type="float" office:value="2.51382590673214" calcext:value-type="float">
            <text:p>2,51382590673214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715]*0.001/[.$C$2]))" office:value-type="float" office:value="2.51551344216942" calcext:value-type="float">
            <text:p>2,51551344216942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716]*0.001/[.$C$2]))" office:value-type="float" office:value="2.51719757188548" calcext:value-type="float">
            <text:p>2,51719757188548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717]*0.001/[.$C$2]))" office:value-type="float" office:value="2.51887830275362" calcext:value-type="float">
            <text:p>2,51887830275362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718]*0.001/[.$C$2]))" office:value-type="float" office:value="2.52055564163327" calcext:value-type="float">
            <text:p>2,52055564163327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719]*0.001/[.$C$2]))" office:value-type="float" office:value="2.52222959537001" calcext:value-type="float">
            <text:p>2,52222959537001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720]*0.001/[.$C$2]))" office:value-type="float" office:value="2.52390017079562" calcext:value-type="float">
            <text:p>2,52390017079562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721]*0.001/[.$C$2]))" office:value-type="float" office:value="2.52556737472807" calcext:value-type="float">
            <text:p>2,52556737472807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722]*0.001/[.$C$2]))" office:value-type="float" office:value="2.52723121397159" calcext:value-type="float">
            <text:p>2,52723121397159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723]*0.001/[.$C$2]))" office:value-type="float" office:value="2.52889169531667" calcext:value-type="float">
            <text:p>2,52889169531667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724]*0.001/[.$C$2]))" office:value-type="float" office:value="2.53054882554009" calcext:value-type="float">
            <text:p>2,53054882554009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725]*0.001/[.$C$2]))" office:value-type="float" office:value="2.53220261140496" calcext:value-type="float">
            <text:p>2,53220261140496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726]*0.001/[.$C$2]))" office:value-type="float" office:value="2.53385305966075" calcext:value-type="float">
            <text:p>2,53385305966075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727]*0.001/[.$C$2]))" office:value-type="float" office:value="2.53550017704329" calcext:value-type="float">
            <text:p>2,53550017704329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728]*0.001/[.$C$2]))" office:value-type="float" office:value="2.53714397027482" calcext:value-type="float">
            <text:p>2,53714397027482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729]*0.001/[.$C$2]))" office:value-type="float" office:value="2.53878444606402" calcext:value-type="float">
            <text:p>2,53878444606402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730]*0.001/[.$C$2]))" office:value-type="float" office:value="2.54042161110604" calcext:value-type="float">
            <text:p>2,54042161110604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731]*0.001/[.$C$2]))" office:value-type="float" office:value="2.54205547208249" calcext:value-type="float">
            <text:p>2,54205547208249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732]*0.001/[.$C$2]))" office:value-type="float" office:value="2.54368603566153" calcext:value-type="float">
            <text:p>2,54368603566153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733]*0.001/[.$C$2]))" office:value-type="float" office:value="2.54531330849783" calcext:value-type="float">
            <text:p>2,54531330849783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734]*0.001/[.$C$2]))" office:value-type="float" office:value="2.54693729723265" calcext:value-type="float">
            <text:p>2,54693729723265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735]*0.001/[.$C$2]))" office:value-type="float" office:value="2.54855800849384" calcext:value-type="float">
            <text:p>2,54855800849384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736]*0.001/[.$C$2]))" office:value-type="float" office:value="2.55017544889588" calcext:value-type="float">
            <text:p>2,55017544889588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737]*0.001/[.$C$2]))" office:value-type="float" office:value="2.55178962503989" calcext:value-type="float">
            <text:p>2,55178962503989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738]*0.001/[.$C$2]))" office:value-type="float" office:value="2.55340054351368" calcext:value-type="float">
            <text:p>2,55340054351368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739]*0.001/[.$C$2]))" office:value-type="float" office:value="2.55500821089175" calcext:value-type="float">
            <text:p>2,55500821089175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740]*0.001/[.$C$2]))" office:value-type="float" office:value="2.55661263373535" calcext:value-type="float">
            <text:p>2,55661263373535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741]*0.001/[.$C$2]))" office:value-type="float" office:value="2.55821381859247" calcext:value-type="float">
            <text:p>2,55821381859247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742]*0.001/[.$C$2]))" office:value-type="float" office:value="2.5598117719979" calcext:value-type="float">
            <text:p>2,5598117719979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743]*0.001/[.$C$2]))" office:value-type="float" office:value="2.56140650047324" calcext:value-type="float">
            <text:p>2,56140650047324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744]*0.001/[.$C$2]))" office:value-type="float" office:value="2.56299801052692" calcext:value-type="float">
            <text:p>2,56299801052692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745]*0.001/[.$C$2]))" office:value-type="float" office:value="2.56458630865423" calcext:value-type="float">
            <text:p>2,56458630865423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746]*0.001/[.$C$2]))" office:value-type="float" office:value="2.56617140133737" calcext:value-type="float">
            <text:p>2,56617140133737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747]*0.001/[.$C$2]))" office:value-type="float" office:value="2.56775329504544" calcext:value-type="float">
            <text:p>2,56775329504544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748]*0.001/[.$C$2]))" office:value-type="float" office:value="2.5693319962345" calcext:value-type="float">
            <text:p>2,5693319962345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749]*0.001/[.$C$2]))" office:value-type="float" office:value="2.57090751134757" calcext:value-type="float">
            <text:p>2,57090751134757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750]*0.001/[.$C$2]))" office:value-type="float" office:value="2.57247984681468" calcext:value-type="float">
            <text:p>2,57247984681468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751]*0.001/[.$C$2]))" office:value-type="float" office:value="2.57404900905285" calcext:value-type="float">
            <text:p>2,57404900905285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752]*0.001/[.$C$2]))" office:value-type="float" office:value="2.5756150044662" calcext:value-type="float">
            <text:p>2,5756150044662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753]*0.001/[.$C$2]))" office:value-type="float" office:value="2.57717783944587" calcext:value-type="float">
            <text:p>2,57717783944587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754]*0.001/[.$C$2]))" office:value-type="float" office:value="2.57873752037016" calcext:value-type="float">
            <text:p>2,57873752037016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755]*0.001/[.$C$2]))" office:value-type="float" office:value="2.58029405360444" calcext:value-type="float">
            <text:p>2,58029405360444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756]*0.001/[.$C$2]))" office:value-type="float" office:value="2.58184744550127" calcext:value-type="float">
            <text:p>2,58184744550127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757]*0.001/[.$C$2]))" office:value-type="float" office:value="2.58339770240039" calcext:value-type="float">
            <text:p>2,58339770240039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758]*0.001/[.$C$2]))" office:value-type="float" office:value="2.58494483062873" calcext:value-type="float">
            <text:p>2,58494483062873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759]*0.001/[.$C$2]))" office:value-type="float" office:value="2.58648883650045" calcext:value-type="float">
            <text:p>2,58648883650045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760]*0.001/[.$C$2]))" office:value-type="float" office:value="2.58802972631698" calcext:value-type="float">
            <text:p>2,58802972631698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761]*0.001/[.$C$2]))" office:value-type="float" office:value="2.58956750636702" calcext:value-type="float">
            <text:p>2,58956750636702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762]*0.001/[.$C$2]))" office:value-type="float" office:value="2.5911021829266" calcext:value-type="float">
            <text:p>2,5911021829266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763]*0.001/[.$C$2]))" office:value-type="float" office:value="2.59263376225906" calcext:value-type="float">
            <text:p>2,59263376225906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764]*0.001/[.$C$2]))" office:value-type="float" office:value="2.5941622506151" calcext:value-type="float">
            <text:p>2,5941622506151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765]*0.001/[.$C$2]))" office:value-type="float" office:value="2.59568765423282" calcext:value-type="float">
            <text:p>2,59568765423282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766]*0.001/[.$C$2]))" office:value-type="float" office:value="2.59720997933774" calcext:value-type="float">
            <text:p>2,59720997933774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767]*0.001/[.$C$2]))" office:value-type="float" office:value="2.59872923214277" calcext:value-type="float">
            <text:p>2,59872923214277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768]*0.001/[.$C$2]))" office:value-type="float" office:value="2.60024541884834" calcext:value-type="float">
            <text:p>2,60024541884834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769]*0.001/[.$C$2]))" office:value-type="float" office:value="2.60175854564232" calcext:value-type="float">
            <text:p>2,60175854564232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770]*0.001/[.$C$2]))" office:value-type="float" office:value="2.60326861870011" calcext:value-type="float">
            <text:p>2,60326861870011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771]*0.001/[.$C$2]))" office:value-type="float" office:value="2.60477564418465" calcext:value-type="float">
            <text:p>2,60477564418465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772]*0.001/[.$C$2]))" office:value-type="float" office:value="2.60627962824645" calcext:value-type="float">
            <text:p>2,60627962824645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773]*0.001/[.$C$2]))" office:value-type="float" office:value="2.60778057702358" calcext:value-type="float">
            <text:p>2,60778057702358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774]*0.001/[.$C$2]))" office:value-type="float" office:value="2.60927849664175" calcext:value-type="float">
            <text:p>2,60927849664175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775]*0.001/[.$C$2]))" office:value-type="float" office:value="2.61077339321428" calcext:value-type="float">
            <text:p>2,61077339321428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776]*0.001/[.$C$2]))" office:value-type="float" office:value="2.61226527284219" calcext:value-type="float">
            <text:p>2,61226527284219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777]*0.001/[.$C$2]))" office:value-type="float" office:value="2.61375414161415" calcext:value-type="float">
            <text:p>2,61375414161415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778]*0.001/[.$C$2]))" office:value-type="float" office:value="2.61524000560656" calcext:value-type="float">
            <text:p>2,61524000560656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779]*0.001/[.$C$2]))" office:value-type="float" office:value="2.61672287088356" calcext:value-type="float">
            <text:p>2,61672287088356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780]*0.001/[.$C$2]))" office:value-type="float" office:value="2.61820274349704" calcext:value-type="float">
            <text:p>2,61820274349704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781]*0.001/[.$C$2]))" office:value-type="float" office:value="2.61967962948669" calcext:value-type="float">
            <text:p>2,61967962948669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782]*0.001/[.$C$2]))" office:value-type="float" office:value="2.62115353487999" calcext:value-type="float">
            <text:p>2,62115353487999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783]*0.001/[.$C$2]))" office:value-type="float" office:value="2.62262446569228" calcext:value-type="float">
            <text:p>2,62262446569228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784]*0.001/[.$C$2]))" office:value-type="float" office:value="2.62409242792674" calcext:value-type="float">
            <text:p>2,62409242792674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785]*0.001/[.$C$2]))" office:value-type="float" office:value="2.62555742757445" calcext:value-type="float">
            <text:p>2,62555742757445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786]*0.001/[.$C$2]))" office:value-type="float" office:value="2.62701947061439" calcext:value-type="float">
            <text:p>2,62701947061439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787]*0.001/[.$C$2]))" office:value-type="float" office:value="2.62847856301348" calcext:value-type="float">
            <text:p>2,62847856301348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788]*0.001/[.$C$2]))" office:value-type="float" office:value="2.62993471072658" calcext:value-type="float">
            <text:p>2,62993471072658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789]*0.001/[.$C$2]))" office:value-type="float" office:value="2.63138791969656" calcext:value-type="float">
            <text:p>2,63138791969656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790]*0.001/[.$C$2]))" office:value-type="float" office:value="2.63283819585428" calcext:value-type="float">
            <text:p>2,63283819585428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791]*0.001/[.$C$2]))" office:value-type="float" office:value="2.63428554511863" calcext:value-type="float">
            <text:p>2,63428554511863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792]*0.001/[.$C$2]))" office:value-type="float" office:value="2.63572997339655" calcext:value-type="float">
            <text:p>2,63572997339655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793]*0.001/[.$C$2]))" office:value-type="float" office:value="2.63717148658308" calcext:value-type="float">
            <text:p>2,63717148658308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794]*0.001/[.$C$2]))" office:value-type="float" office:value="2.63861009056134" calcext:value-type="float">
            <text:p>2,63861009056134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795]*0.001/[.$C$2]))" office:value-type="float" office:value="2.64004579120259" calcext:value-type="float">
            <text:p>2,64004579120259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796]*0.001/[.$C$2]))" office:value-type="float" office:value="2.64147859436623" calcext:value-type="float">
            <text:p>2,64147859436623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797]*0.001/[.$C$2]))" office:value-type="float" office:value="2.64290850589985" calcext:value-type="float">
            <text:p>2,64290850589985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798]*0.001/[.$C$2]))" office:value-type="float" office:value="2.64433553163922" calcext:value-type="float">
            <text:p>2,64433553163922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799]*0.001/[.$C$2]))" office:value-type="float" office:value="2.64575967740836" calcext:value-type="float">
            <text:p>2,64575967740836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800]*0.001/[.$C$2]))" office:value-type="float" office:value="2.6471809490195" calcext:value-type="float">
            <text:p>2,6471809490195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801]*0.001/[.$C$2]))" office:value-type="float" office:value="2.64859935227316" calcext:value-type="float">
            <text:p>2,64859935227316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802]*0.001/[.$C$2]))" office:value-type="float" office:value="2.65001489295817" calcext:value-type="float">
            <text:p>2,65001489295817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803]*0.001/[.$C$2]))" office:value-type="float" office:value="2.65142757685164" calcext:value-type="float">
            <text:p>2,65142757685164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804]*0.001/[.$C$2]))" office:value-type="float" office:value="2.65283740971906" calcext:value-type="float">
            <text:p>2,65283740971906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805]*0.001/[.$C$2]))" office:value-type="float" office:value="2.65424439731424" calcext:value-type="float">
            <text:p>2,65424439731424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806]*0.001/[.$C$2]))" office:value-type="float" office:value="2.65564854537942" calcext:value-type="float">
            <text:p>2,65564854537942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807]*0.001/[.$C$2]))" office:value-type="float" office:value="2.65704985964523" calcext:value-type="float">
            <text:p>2,65704985964523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808]*0.001/[.$C$2]))" office:value-type="float" office:value="2.65844834583074" calcext:value-type="float">
            <text:p>2,65844834583074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809]*0.001/[.$C$2]))" office:value-type="float" office:value="2.65984400964347" calcext:value-type="float">
            <text:p>2,65984400964347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810]*0.001/[.$C$2]))" office:value-type="float" office:value="2.66123685677944" calcext:value-type="float">
            <text:p>2,66123685677944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811]*0.001/[.$C$2]))" office:value-type="float" office:value="2.66262689292315" calcext:value-type="float">
            <text:p>2,66262689292315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812]*0.001/[.$C$2]))" office:value-type="float" office:value="2.66401412374764" calcext:value-type="float">
            <text:p>2,66401412374764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813]*0.001/[.$C$2]))" office:value-type="float" office:value="2.66539855491451" calcext:value-type="float">
            <text:p>2,66539855491451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814]*0.001/[.$C$2]))" office:value-type="float" office:value="2.66678019207392" calcext:value-type="float">
            <text:p>2,66678019207392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815]*0.001/[.$C$2]))" office:value-type="float" office:value="2.66815904086463" calcext:value-type="float">
            <text:p>2,66815904086463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816]*0.001/[.$C$2]))" office:value-type="float" office:value="2.66953510691402" calcext:value-type="float">
            <text:p>2,66953510691402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817]*0.001/[.$C$2]))" office:value-type="float" office:value="2.67090839583812" calcext:value-type="float">
            <text:p>2,67090839583812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818]*0.001/[.$C$2]))" office:value-type="float" office:value="2.67227891324162" calcext:value-type="float">
            <text:p>2,67227891324162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819]*0.001/[.$C$2]))" office:value-type="float" office:value="2.6736466647179" calcext:value-type="float">
            <text:p>2,6736466647179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820]*0.001/[.$C$2]))" office:value-type="float" office:value="2.67501165584906" calcext:value-type="float">
            <text:p>2,67501165584906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821]*0.001/[.$C$2]))" office:value-type="float" office:value="2.6763738922059" calcext:value-type="float">
            <text:p>2,6763738922059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822]*0.001/[.$C$2]))" office:value-type="float" office:value="2.67773337934803" calcext:value-type="float">
            <text:p>2,67773337934803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823]*0.001/[.$C$2]))" office:value-type="float" office:value="2.6790901228238" calcext:value-type="float">
            <text:p>2,6790901228238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824]*0.001/[.$C$2]))" office:value-type="float" office:value="2.68044412817038" calcext:value-type="float">
            <text:p>2,68044412817038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825]*0.001/[.$C$2]))" office:value-type="float" office:value="2.68179540091376" calcext:value-type="float">
            <text:p>2,68179540091376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826]*0.001/[.$C$2]))" office:value-type="float" office:value="2.68314394656877" calcext:value-type="float">
            <text:p>2,68314394656877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827]*0.001/[.$C$2]))" office:value-type="float" office:value="2.68448977063912" calcext:value-type="float">
            <text:p>2,68448977063912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828]*0.001/[.$C$2]))" office:value-type="float" office:value="2.68583287861742" calcext:value-type="float">
            <text:p>2,68583287861742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829]*0.001/[.$C$2]))" office:value-type="float" office:value="2.68717327598519" calcext:value-type="float">
            <text:p>2,68717327598519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830]*0.001/[.$C$2]))" office:value-type="float" office:value="2.68851096821286" calcext:value-type="float">
            <text:p>2,68851096821286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831]*0.001/[.$C$2]))" office:value-type="float" office:value="2.68984596075987" calcext:value-type="float">
            <text:p>2,68984596075987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832]*0.001/[.$C$2]))" office:value-type="float" office:value="2.6911782590746" calcext:value-type="float">
            <text:p>2,6911782590746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833]*0.001/[.$C$2]))" office:value-type="float" office:value="2.69250786859445" calcext:value-type="float">
            <text:p>2,69250786859445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834]*0.001/[.$C$2]))" office:value-type="float" office:value="2.69383479474584" calcext:value-type="float">
            <text:p>2,69383479474584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835]*0.001/[.$C$2]))" office:value-type="float" office:value="2.69515904294426" calcext:value-type="float">
            <text:p>2,69515904294426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836]*0.001/[.$C$2]))" office:value-type="float" office:value="2.69648061859425" calcext:value-type="float">
            <text:p>2,69648061859425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837]*0.001/[.$C$2]))" office:value-type="float" office:value="2.69779952708944" calcext:value-type="float">
            <text:p>2,69779952708944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838]*0.001/[.$C$2]))" office:value-type="float" office:value="2.69911577381259" calcext:value-type="float">
            <text:p>2,69911577381259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839]*0.001/[.$C$2]))" office:value-type="float" office:value="2.70042936413558" calcext:value-type="float">
            <text:p>2,70042936413558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840]*0.001/[.$C$2]))" office:value-type="float" office:value="2.70174030341948" calcext:value-type="float">
            <text:p>2,70174030341948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841]*0.001/[.$C$2]))" office:value-type="float" office:value="2.70304859701449" calcext:value-type="float">
            <text:p>2,70304859701449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842]*0.001/[.$C$2]))" office:value-type="float" office:value="2.70435425026006" calcext:value-type="float">
            <text:p>2,70435425026006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843]*0.001/[.$C$2]))" office:value-type="float" office:value="2.70565726848483" calcext:value-type="float">
            <text:p>2,70565726848483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844]*0.001/[.$C$2]))" office:value-type="float" office:value="2.70695765700672" calcext:value-type="float">
            <text:p>2,70695765700672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845]*0.001/[.$C$2]))" office:value-type="float" office:value="2.70825542113288" calcext:value-type="float">
            <text:p>2,70825542113288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846]*0.001/[.$C$2]))" office:value-type="float" office:value="2.70955056615978" calcext:value-type="float">
            <text:p>2,70955056615978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847]*0.001/[.$C$2]))" office:value-type="float" office:value="2.71084309737319" calcext:value-type="float">
            <text:p>2,71084309737319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848]*0.001/[.$C$2]))" office:value-type="float" office:value="2.7121330200482" calcext:value-type="float">
            <text:p>2,7121330200482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849]*0.001/[.$C$2]))" office:value-type="float" office:value="2.71342033944927" calcext:value-type="float">
            <text:p>2,71342033944927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850]*0.001/[.$C$2]))" office:value-type="float" office:value="2.71470506083024" calcext:value-type="float">
            <text:p>2,71470506083024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851]*0.001/[.$C$2]))" office:value-type="float" office:value="2.71598718943432" calcext:value-type="float">
            <text:p>2,71598718943432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852]*0.001/[.$C$2]))" office:value-type="float" office:value="2.71726673049417" calcext:value-type="float">
            <text:p>2,71726673049417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853]*0.001/[.$C$2]))" office:value-type="float" office:value="2.71854368923187" calcext:value-type="float">
            <text:p>2,71854368923187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854]*0.001/[.$C$2]))" office:value-type="float" office:value="2.71981807085896" calcext:value-type="float">
            <text:p>2,71981807085896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855]*0.001/[.$C$2]))" office:value-type="float" office:value="2.72108988057648" calcext:value-type="float">
            <text:p>2,72108988057648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856]*0.001/[.$C$2]))" office:value-type="float" office:value="2.72235912357496" calcext:value-type="float">
            <text:p>2,72235912357496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857]*0.001/[.$C$2]))" office:value-type="float" office:value="2.72362580503446" calcext:value-type="float">
            <text:p>2,72362580503446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858]*0.001/[.$C$2]))" office:value-type="float" office:value="2.72488993012457" calcext:value-type="float">
            <text:p>2,72488993012457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859]*0.001/[.$C$2]))" office:value-type="float" office:value="2.72615150400446" calcext:value-type="float">
            <text:p>2,72615150400446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860]*0.001/[.$C$2]))" office:value-type="float" office:value="2.72741053182291" calcext:value-type="float">
            <text:p>2,72741053182291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861]*0.001/[.$C$2]))" office:value-type="float" office:value="2.72866701871826" calcext:value-type="float">
            <text:p>2,72866701871826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862]*0.001/[.$C$2]))" office:value-type="float" office:value="2.72992096981852" calcext:value-type="float">
            <text:p>2,72992096981852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863]*0.001/[.$C$2]))" office:value-type="float" office:value="2.73117239024133" calcext:value-type="float">
            <text:p>2,73117239024133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864]*0.001/[.$C$2]))" office:value-type="float" office:value="2.73242128509402" calcext:value-type="float">
            <text:p>2,73242128509402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865]*0.001/[.$C$2]))" office:value-type="float" office:value="2.73366765947359" calcext:value-type="float">
            <text:p>2,73366765947359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866]*0.001/[.$C$2]))" office:value-type="float" office:value="2.73491151846678" calcext:value-type="float">
            <text:p>2,73491151846678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867]*0.001/[.$C$2]))" office:value-type="float" office:value="2.73615286715003" calcext:value-type="float">
            <text:p>2,73615286715003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868]*0.001/[.$C$2]))" office:value-type="float" office:value="2.73739171058957" calcext:value-type="float">
            <text:p>2,73739171058957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869]*0.001/[.$C$2]))" office:value-type="float" office:value="2.73862805384138" calcext:value-type="float">
            <text:p>2,73862805384138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870]*0.001/[.$C$2]))" office:value-type="float" office:value="2.73986190195125" calcext:value-type="float">
            <text:p>2,73986190195125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871]*0.001/[.$C$2]))" office:value-type="float" office:value="2.74109325995478" calcext:value-type="float">
            <text:p>2,74109325995478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872]*0.001/[.$C$2]))" office:value-type="float" office:value="2.74232213287741" calcext:value-type="float">
            <text:p>2,74232213287741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873]*0.001/[.$C$2]))" office:value-type="float" office:value="2.74354852573444" calcext:value-type="float">
            <text:p>2,74354852573444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874]*0.001/[.$C$2]))" office:value-type="float" office:value="2.74477244353105" calcext:value-type="float">
            <text:p>2,74477244353105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875]*0.001/[.$C$2]))" office:value-type="float" office:value="2.74599389126231" calcext:value-type="float">
            <text:p>2,74599389126231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876]*0.001/[.$C$2]))" office:value-type="float" office:value="2.74721287391321" calcext:value-type="float">
            <text:p>2,74721287391321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877]*0.001/[.$C$2]))" office:value-type="float" office:value="2.74842939645869" calcext:value-type="float">
            <text:p>2,74842939645869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878]*0.001/[.$C$2]))" office:value-type="float" office:value="2.74964346386364" calcext:value-type="float">
            <text:p>2,74964346386364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879]*0.001/[.$C$2]))" office:value-type="float" office:value="2.75085508108293" calcext:value-type="float">
            <text:p>2,75085508108293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880]*0.001/[.$C$2]))" office:value-type="float" office:value="2.75206425306144" calcext:value-type="float">
            <text:p>2,75206425306144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881]*0.001/[.$C$2]))" office:value-type="float" office:value="2.75327098473407" calcext:value-type="float">
            <text:p>2,75327098473407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882]*0.001/[.$C$2]))" office:value-type="float" office:value="2.75447528102574" calcext:value-type="float">
            <text:p>2,75447528102574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883]*0.001/[.$C$2]))" office:value-type="float" office:value="2.75567714685145" calcext:value-type="float">
            <text:p>2,75567714685145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884]*0.001/[.$C$2]))" office:value-type="float" office:value="2.75687658711628" calcext:value-type="float">
            <text:p>2,75687658711628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885]*0.001/[.$C$2]))" office:value-type="float" office:value="2.7580736067154" calcext:value-type="float">
            <text:p>2,7580736067154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886]*0.001/[.$C$2]))" office:value-type="float" office:value="2.75926821053411" calcext:value-type="float">
            <text:p>2,75926821053411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887]*0.001/[.$C$2]))" office:value-type="float" office:value="2.76046040344786" calcext:value-type="float">
            <text:p>2,76046040344786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888]*0.001/[.$C$2]))" office:value-type="float" office:value="2.76165019032223" calcext:value-type="float">
            <text:p>2,76165019032223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889]*0.001/[.$C$2]))" office:value-type="float" office:value="2.76283757601301" calcext:value-type="float">
            <text:p>2,76283757601301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890]*0.001/[.$C$2]))" office:value-type="float" office:value="2.76402256536618" calcext:value-type="float">
            <text:p>2,76402256536618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891]*0.001/[.$C$2]))" office:value-type="float" office:value="2.76520516321793" calcext:value-type="float">
            <text:p>2,76520516321793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892]*0.001/[.$C$2]))" office:value-type="float" office:value="2.76638537439471" calcext:value-type="float">
            <text:p>2,76638537439471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893]*0.001/[.$C$2]))" office:value-type="float" office:value="2.76756320371321" calcext:value-type="float">
            <text:p>2,76756320371321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894]*0.001/[.$C$2]))" office:value-type="float" office:value="2.76873865598041" calcext:value-type="float">
            <text:p>2,76873865598041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895]*0.001/[.$C$2]))" office:value-type="float" office:value="2.76991173599359" calcext:value-type="float">
            <text:p>2,76991173599359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896]*0.001/[.$C$2]))" office:value-type="float" office:value="2.77108244854035" calcext:value-type="float">
            <text:p>2,77108244854035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897]*0.001/[.$C$2]))" office:value-type="float" office:value="2.77225079839861" calcext:value-type="float">
            <text:p>2,77225079839861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898]*0.001/[.$C$2]))" office:value-type="float" office:value="2.77341679033666" calcext:value-type="float">
            <text:p>2,77341679033666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899]*0.001/[.$C$2]))" office:value-type="float" office:value="2.77458042911318" calcext:value-type="float">
            <text:p>2,77458042911318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900]*0.001/[.$C$2]))" office:value-type="float" office:value="2.77574171947722" calcext:value-type="float">
            <text:p>2,77574171947722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901]*0.001/[.$C$2]))" office:value-type="float" office:value="2.77690066616827" calcext:value-type="float">
            <text:p>2,77690066616827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902]*0.001/[.$C$2]))" office:value-type="float" office:value="2.77805727391624" calcext:value-type="float">
            <text:p>2,77805727391624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903]*0.001/[.$C$2]))" office:value-type="float" office:value="2.77921154744149" calcext:value-type="float">
            <text:p>2,77921154744149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904]*0.001/[.$C$2]))" office:value-type="float" office:value="2.78036349145486" calcext:value-type="float">
            <text:p>2,78036349145486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905]*0.001/[.$C$2]))" office:value-type="float" office:value="2.7815131106577" calcext:value-type="float">
            <text:p>2,7815131106577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906]*0.001/[.$C$2]))" office:value-type="float" office:value="2.78266040974185" calcext:value-type="float">
            <text:p>2,78266040974185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907]*0.001/[.$C$2]))" office:value-type="float" office:value="2.78380539338968" calcext:value-type="float">
            <text:p>2,78380539338968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908]*0.001/[.$C$2]))" office:value-type="float" office:value="2.78494806627412" calcext:value-type="float">
            <text:p>2,78494806627412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909]*0.001/[.$C$2]))" office:value-type="float" office:value="2.78608843305867" calcext:value-type="float">
            <text:p>2,78608843305867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910]*0.001/[.$C$2]))" office:value-type="float" office:value="2.78722649839742" calcext:value-type="float">
            <text:p>2,78722649839742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911]*0.001/[.$C$2]))" office:value-type="float" office:value="2.78836226693505" calcext:value-type="float">
            <text:p>2,78836226693505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912]*0.001/[.$C$2]))" office:value-type="float" office:value="2.78949574330688" calcext:value-type="float">
            <text:p>2,78949574330688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913]*0.001/[.$C$2]))" office:value-type="float" office:value="2.79062693213888" calcext:value-type="float">
            <text:p>2,79062693213888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914]*0.001/[.$C$2]))" office:value-type="float" office:value="2.79175583804768" calcext:value-type="float">
            <text:p>2,79175583804768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915]*0.001/[.$C$2]))" office:value-type="float" office:value="2.79288246564059" calcext:value-type="float">
            <text:p>2,79288246564059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916]*0.001/[.$C$2]))" office:value-type="float" office:value="2.79400681951561" calcext:value-type="float">
            <text:p>2,79400681951561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917]*0.001/[.$C$2]))" office:value-type="float" office:value="2.79512890426149" calcext:value-type="float">
            <text:p>2,79512890426149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918]*0.001/[.$C$2]))" office:value-type="float" office:value="2.79624872445769" calcext:value-type="float">
            <text:p>2,79624872445769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919]*0.001/[.$C$2]))" office:value-type="float" office:value="2.79736628467444" calcext:value-type="float">
            <text:p>2,79736628467444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920]*0.001/[.$C$2]))" office:value-type="float" office:value="2.79848158947275" calcext:value-type="float">
            <text:p>2,79848158947275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921]*0.001/[.$C$2]))" office:value-type="float" office:value="2.79959464340442" calcext:value-type="float">
            <text:p>2,79959464340442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922]*0.001/[.$C$2]))" office:value-type="float" office:value="2.80070545101207" calcext:value-type="float">
            <text:p>2,80070545101207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923]*0.001/[.$C$2]))" office:value-type="float" office:value="2.80181401682915" calcext:value-type="float">
            <text:p>2,80181401682915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924]*0.001/[.$C$2]))" office:value-type="float" office:value="2.80292034537995" calcext:value-type="float">
            <text:p>2,80292034537995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925]*0.001/[.$C$2]))" office:value-type="float" office:value="2.80402444117964" calcext:value-type="float">
            <text:p>2,80402444117964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926]*0.001/[.$C$2]))" office:value-type="float" office:value="2.80512630873427" calcext:value-type="float">
            <text:p>2,80512630873427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927]*0.001/[.$C$2]))" office:value-type="float" office:value="2.80622595254081" calcext:value-type="float">
            <text:p>2,80622595254081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928]*0.001/[.$C$2]))" office:value-type="float" office:value="2.80732337708714" calcext:value-type="float">
            <text:p>2,80732337708714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929]*0.001/[.$C$2]))" office:value-type="float" office:value="2.80841858685209" calcext:value-type="float">
            <text:p>2,80841858685209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930]*0.001/[.$C$2]))" office:value-type="float" office:value="2.80951158630546" calcext:value-type="float">
            <text:p>2,80951158630546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931]*0.001/[.$C$2]))" office:value-type="float" office:value="2.810602379908" calcext:value-type="float">
            <text:p>2,810602379908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932]*0.001/[.$C$2]))" office:value-type="float" office:value="2.81169097211148" calcext:value-type="float">
            <text:p>2,81169097211148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933]*0.001/[.$C$2]))" office:value-type="float" office:value="2.8127773673587" calcext:value-type="float">
            <text:p>2,8127773673587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934]*0.001/[.$C$2]))" office:value-type="float" office:value="2.81386157008345" calcext:value-type="float">
            <text:p>2,81386157008345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935]*0.001/[.$C$2]))" office:value-type="float" office:value="2.81494358471061" calcext:value-type="float">
            <text:p>2,81494358471061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936]*0.001/[.$C$2]))" office:value-type="float" office:value="2.81602341565612" calcext:value-type="float">
            <text:p>2,81602341565612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937]*0.001/[.$C$2]))" office:value-type="float" office:value="2.817101067327" calcext:value-type="float">
            <text:p>2,817101067327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938]*0.001/[.$C$2]))" office:value-type="float" office:value="2.81817654412138" calcext:value-type="float">
            <text:p>2,81817654412138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939]*0.001/[.$C$2]))" office:value-type="float" office:value="2.81924985042852" calcext:value-type="float">
            <text:p>2,81924985042852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940]*0.001/[.$C$2]))" office:value-type="float" office:value="2.82032099062882" calcext:value-type="float">
            <text:p>2,82032099062882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941]*0.001/[.$C$2]))" office:value-type="float" office:value="2.82138996909382" calcext:value-type="float">
            <text:p>2,82138996909382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942]*0.001/[.$C$2]))" office:value-type="float" office:value="2.82245679018626" calcext:value-type="float">
            <text:p>2,82245679018626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943]*0.001/[.$C$2]))" office:value-type="float" office:value="2.82352145826008" calcext:value-type="float">
            <text:p>2,82352145826008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944]*0.001/[.$C$2]))" office:value-type="float" office:value="2.82458397766041" calcext:value-type="float">
            <text:p>2,82458397766041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945]*0.001/[.$C$2]))" office:value-type="float" office:value="2.82564435272363" calcext:value-type="float">
            <text:p>2,82564435272363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946]*0.001/[.$C$2]))" office:value-type="float" office:value="2.82670258777736" calcext:value-type="float">
            <text:p>2,82670258777736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947]*0.001/[.$C$2]))" office:value-type="float" office:value="2.82775868714048" calcext:value-type="float">
            <text:p>2,82775868714048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948]*0.001/[.$C$2]))" office:value-type="float" office:value="2.82881265512318" calcext:value-type="float">
            <text:p>2,82881265512318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949]*0.001/[.$C$2]))" office:value-type="float" office:value="2.82986449602691" calcext:value-type="float">
            <text:p>2,82986449602691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950]*0.001/[.$C$2]))" office:value-type="float" office:value="2.83091421414447" calcext:value-type="float">
            <text:p>2,83091421414447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951]*0.001/[.$C$2]))" office:value-type="float" office:value="2.83196181376" calcext:value-type="float">
            <text:p>2,83196181376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952]*0.001/[.$C$2]))" office:value-type="float" office:value="2.83300729914896" calcext:value-type="float">
            <text:p>2,83300729914896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953]*0.001/[.$C$2]))" office:value-type="float" office:value="2.83405067457822" calcext:value-type="float">
            <text:p>2,83405067457822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954]*0.001/[.$C$2]))" office:value-type="float" office:value="2.83509194430602" calcext:value-type="float">
            <text:p>2,83509194430602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955]*0.001/[.$C$2]))" office:value-type="float" office:value="2.836131112582" calcext:value-type="float">
            <text:p>2,836131112582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956]*0.001/[.$C$2]))" office:value-type="float" office:value="2.83716818364724" calcext:value-type="float">
            <text:p>2,83716818364724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957]*0.001/[.$C$2]))" office:value-type="float" office:value="2.83820316173426" calcext:value-type="float">
            <text:p>2,83820316173426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958]*0.001/[.$C$2]))" office:value-type="float" office:value="2.83923605106701" calcext:value-type="float">
            <text:p>2,83923605106701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959]*0.001/[.$C$2]))" office:value-type="float" office:value="2.84026685586095" calcext:value-type="float">
            <text:p>2,84026685586095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960]*0.001/[.$C$2]))" office:value-type="float" office:value="2.84129558032301" calcext:value-type="float">
            <text:p>2,84129558032301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961]*0.001/[.$C$2]))" office:value-type="float" office:value="2.84232222865165" calcext:value-type="float">
            <text:p>2,84232222865165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962]*0.001/[.$C$2]))" office:value-type="float" office:value="2.84334680503684" calcext:value-type="float">
            <text:p>2,84334680503684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963]*0.001/[.$C$2]))" office:value-type="float" office:value="2.8443693136601" calcext:value-type="float">
            <text:p>2,8443693136601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964]*0.001/[.$C$2]))" office:value-type="float" office:value="2.8453897586945" calcext:value-type="float">
            <text:p>2,8453897586945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965]*0.001/[.$C$2]))" office:value-type="float" office:value="2.84640814430471" calcext:value-type="float">
            <text:p>2,84640814430471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966]*0.001/[.$C$2]))" office:value-type="float" office:value="2.84742447464699" calcext:value-type="float">
            <text:p>2,84742447464699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967]*0.001/[.$C$2]))" office:value-type="float" office:value="2.84843875386918" calcext:value-type="float">
            <text:p>2,84843875386918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968]*0.001/[.$C$2]))" office:value-type="float" office:value="2.8494509861108" calcext:value-type="float">
            <text:p>2,8494509861108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969]*0.001/[.$C$2]))" office:value-type="float" office:value="2.85046117550298" calcext:value-type="float">
            <text:p>2,85046117550298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970]*0.001/[.$C$2]))" office:value-type="float" office:value="2.85146932616852" calcext:value-type="float">
            <text:p>2,85146932616852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971]*0.001/[.$C$2]))" office:value-type="float" office:value="2.8524754422219" calcext:value-type="float">
            <text:p>2,8524754422219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972]*0.001/[.$C$2]))" office:value-type="float" office:value="2.85347952776931" calcext:value-type="float">
            <text:p>2,85347952776931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973]*0.001/[.$C$2]))" office:value-type="float" office:value="2.85448158690863" calcext:value-type="float">
            <text:p>2,85448158690863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974]*0.001/[.$C$2]))" office:value-type="float" office:value="2.85548162372949" calcext:value-type="float">
            <text:p>2,85548162372949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975]*0.001/[.$C$2]))" office:value-type="float" office:value="2.85647964231325" calcext:value-type="float">
            <text:p>2,85647964231325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976]*0.001/[.$C$2]))" office:value-type="float" office:value="2.85747564673305" calcext:value-type="float">
            <text:p>2,85747564673305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977]*0.001/[.$C$2]))" office:value-type="float" office:value="2.85846964105379" calcext:value-type="float">
            <text:p>2,85846964105379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978]*0.001/[.$C$2]))" office:value-type="float" office:value="2.85946162933218" calcext:value-type="float">
            <text:p>2,85946162933218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979]*0.001/[.$C$2]))" office:value-type="float" office:value="2.86045161561675" calcext:value-type="float">
            <text:p>2,86045161561675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980]*0.001/[.$C$2]))" office:value-type="float" office:value="2.86143960394784" calcext:value-type="float">
            <text:p>2,86143960394784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981]*0.001/[.$C$2]))" office:value-type="float" office:value="2.86242559835765" calcext:value-type="float">
            <text:p>2,86242559835765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982]*0.001/[.$C$2]))" office:value-type="float" office:value="2.86340960287023" calcext:value-type="float">
            <text:p>2,86340960287023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983]*0.001/[.$C$2]))" office:value-type="float" office:value="2.86439162150153" calcext:value-type="float">
            <text:p>2,86439162150153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984]*0.001/[.$C$2]))" office:value-type="float" office:value="2.86537165825937" calcext:value-type="float">
            <text:p>2,86537165825937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985]*0.001/[.$C$2]))" office:value-type="float" office:value="2.86634971714349" calcext:value-type="float">
            <text:p>2,86634971714349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986]*0.001/[.$C$2]))" office:value-type="float" office:value="2.86732580214558" calcext:value-type="float">
            <text:p>2,86732580214558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987]*0.001/[.$C$2]))" office:value-type="float" office:value="2.86829991724923" calcext:value-type="float">
            <text:p>2,86829991724923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988]*0.001/[.$C$2]))" office:value-type="float" office:value="2.86927206643004" calcext:value-type="float">
            <text:p>2,86927206643004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989]*0.001/[.$C$2]))" office:value-type="float" office:value="2.87024225365555" calcext:value-type="float">
            <text:p>2,87024225365555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990]*0.001/[.$C$2]))" office:value-type="float" office:value="2.8712104828853" calcext:value-type="float">
            <text:p>2,8712104828853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991]*0.001/[.$C$2]))" office:value-type="float" office:value="2.87217675807085" calcext:value-type="float">
            <text:p>2,87217675807085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992]*0.001/[.$C$2]))" office:value-type="float" office:value="2.87314108315579" calcext:value-type="float">
            <text:p>2,87314108315579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993]*0.001/[.$C$2]))" office:value-type="float" office:value="2.87410346207572" calcext:value-type="float">
            <text:p>2,87410346207572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994]*0.001/[.$C$2]))" office:value-type="float" office:value="2.87506389875834" calcext:value-type="float">
            <text:p>2,87506389875834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995]*0.001/[.$C$2]))" office:value-type="float" office:value="2.87602239712338" calcext:value-type="float">
            <text:p>2,87602239712338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996]*0.001/[.$C$2]))" office:value-type="float" office:value="2.87697896108269" calcext:value-type="float">
            <text:p>2,87697896108269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997]*0.001/[.$C$2]))" office:value-type="float" office:value="2.87793359454022" calcext:value-type="float">
            <text:p>2,87793359454022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998]*0.001/[.$C$2]))" office:value-type="float" office:value="2.87888630139202" calcext:value-type="float">
            <text:p>2,87888630139202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999]*0.001/[.$C$2]))" office:value-type="float" office:value="2.87983708552632" calcext:value-type="float">
            <text:p>2,87983708552632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000]*0.001/[.$C$2]))" office:value-type="float" office:value="2.88078595082346" calcext:value-type="float">
            <text:p>2,88078595082346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001]*0.001/[.$C$2]))" office:value-type="float" office:value="2.88173290115597" calcext:value-type="float">
            <text:p>2,88173290115597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002]*0.001/[.$C$2]))" office:value-type="float" office:value="2.88267794038855" calcext:value-type="float">
            <text:p>2,88267794038855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003]*0.001/[.$C$2]))" office:value-type="float" office:value="2.88362107237813" calcext:value-type="float">
            <text:p>2,88362107237813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004]*0.001/[.$C$2]))" office:value-type="float" office:value="2.88456230097382" calcext:value-type="float">
            <text:p>2,88456230097382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005]*0.001/[.$C$2]))" office:value-type="float" office:value="2.88550163001699" calcext:value-type="float">
            <text:p>2,88550163001699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006]*0.001/[.$C$2]))" office:value-type="float" office:value="2.88643906334124" calcext:value-type="float">
            <text:p>2,88643906334124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007]*0.001/[.$C$2]))" office:value-type="float" office:value="2.88737460477244" calcext:value-type="float">
            <text:p>2,88737460477244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008]*0.001/[.$C$2]))" office:value-type="float" office:value="2.88830825812874" calcext:value-type="float">
            <text:p>2,88830825812874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009]*0.001/[.$C$2]))" office:value-type="float" office:value="2.88924002722058" calcext:value-type="float">
            <text:p>2,88924002722058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010]*0.001/[.$C$2]))" office:value-type="float" office:value="2.89016991585072" calcext:value-type="float">
            <text:p>2,89016991585072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011]*0.001/[.$C$2]))" office:value-type="float" office:value="2.89109792781423" calcext:value-type="float">
            <text:p>2,89109792781423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012]*0.001/[.$C$2]))" office:value-type="float" office:value="2.89202406689853" calcext:value-type="float">
            <text:p>2,89202406689853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013]*0.001/[.$C$2]))" office:value-type="float" office:value="2.89294833688339" calcext:value-type="float">
            <text:p>2,89294833688339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014]*0.001/[.$C$2]))" office:value-type="float" office:value="2.89387074154097" calcext:value-type="float">
            <text:p>2,89387074154097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015]*0.001/[.$C$2]))" office:value-type="float" office:value="2.89479128463579" calcext:value-type="float">
            <text:p>2,89479128463579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016]*0.001/[.$C$2]))" office:value-type="float" office:value="2.8957099699248" calcext:value-type="float">
            <text:p>2,8957099699248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017]*0.001/[.$C$2]))" office:value-type="float" office:value="2.89662680115735" calcext:value-type="float">
            <text:p>2,89662680115735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018]*0.001/[.$C$2]))" office:value-type="float" office:value="2.89754178207522" calcext:value-type="float">
            <text:p>2,89754178207522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019]*0.001/[.$C$2]))" office:value-type="float" office:value="2.89845491641265" calcext:value-type="float">
            <text:p>2,89845491641265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020]*0.001/[.$C$2]))" office:value-type="float" office:value="2.89936620789635" calcext:value-type="float">
            <text:p>2,89936620789635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021]*0.001/[.$C$2]))" office:value-type="float" office:value="2.90027566024549" calcext:value-type="float">
            <text:p>2,90027566024549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022]*0.001/[.$C$2]))" office:value-type="float" office:value="2.90118327717174" calcext:value-type="float">
            <text:p>2,90118327717174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023]*0.001/[.$C$2]))" office:value-type="float" office:value="2.90208906237928" calcext:value-type="float">
            <text:p>2,90208906237928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024]*0.001/[.$C$2]))" office:value-type="float" office:value="2.90299301956483" calcext:value-type="float">
            <text:p>2,90299301956483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025]*0.001/[.$C$2]))" office:value-type="float" office:value="2.90389515241763" calcext:value-type="float">
            <text:p>2,90389515241763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026]*0.001/[.$C$2]))" office:value-type="float" office:value="2.90479546461947" calcext:value-type="float">
            <text:p>2,90479546461947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027]*0.001/[.$C$2]))" office:value-type="float" office:value="2.90569395984474" calcext:value-type="float">
            <text:p>2,90569395984474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028]*0.001/[.$C$2]))" office:value-type="float" office:value="2.90659064176038" calcext:value-type="float">
            <text:p>2,90659064176038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029]*0.001/[.$C$2]))" office:value-type="float" office:value="2.90748551402594" calcext:value-type="float">
            <text:p>2,90748551402594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030]*0.001/[.$C$2]))" office:value-type="float" office:value="2.9083785802936" calcext:value-type="float">
            <text:p>2,9083785802936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031]*0.001/[.$C$2]))" office:value-type="float" office:value="2.90926984420816" calcext:value-type="float">
            <text:p>2,90926984420816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032]*0.001/[.$C$2]))" office:value-type="float" office:value="2.91015930940705" calcext:value-type="float">
            <text:p>2,91015930940705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033]*0.001/[.$C$2]))" office:value-type="float" office:value="2.91104697952038" calcext:value-type="float">
            <text:p>2,91104697952038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034]*0.001/[.$C$2]))" office:value-type="float" office:value="2.91193285817091" calcext:value-type="float">
            <text:p>2,91193285817091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035]*0.001/[.$C$2]))" office:value-type="float" office:value="2.91281694897413" calcext:value-type="float">
            <text:p>2,91281694897413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036]*0.001/[.$C$2]))" office:value-type="float" office:value="2.91369925553818" calcext:value-type="float">
            <text:p>2,91369925553818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037]*0.001/[.$C$2]))" office:value-type="float" office:value="2.91457978146397" calcext:value-type="float">
            <text:p>2,91457978146397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038]*0.001/[.$C$2]))" office:value-type="float" office:value="2.91545853034509" calcext:value-type="float">
            <text:p>2,91545853034509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039]*0.001/[.$C$2]))" office:value-type="float" office:value="2.91633550576793" calcext:value-type="float">
            <text:p>2,91633550576793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040]*0.001/[.$C$2]))" office:value-type="float" office:value="2.91721071131161" calcext:value-type="float">
            <text:p>2,91721071131161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041]*0.001/[.$C$2]))" office:value-type="float" office:value="2.91808415054802" calcext:value-type="float">
            <text:p>2,91808415054802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042]*0.001/[.$C$2]))" office:value-type="float" office:value="2.91895582704188" calcext:value-type="float">
            <text:p>2,91895582704188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043]*0.001/[.$C$2]))" office:value-type="float" office:value="2.91982574435067" calcext:value-type="float">
            <text:p>2,91982574435067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044]*0.001/[.$C$2]))" office:value-type="float" office:value="2.92069390602473" calcext:value-type="float">
            <text:p>2,92069390602473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045]*0.001/[.$C$2]))" office:value-type="float" office:value="2.9215603156072" calcext:value-type="float">
            <text:p>2,9215603156072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046]*0.001/[.$C$2]))" office:value-type="float" office:value="2.9224249766341" calcext:value-type="float">
            <text:p>2,9224249766341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047]*0.001/[.$C$2]))" office:value-type="float" office:value="2.92328789263428" calcext:value-type="float">
            <text:p>2,92328789263428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048]*0.001/[.$C$2]))" office:value-type="float" office:value="2.92414906712952" calcext:value-type="float">
            <text:p>2,92414906712952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049]*0.001/[.$C$2]))" office:value-type="float" office:value="2.92500850363443" calcext:value-type="float">
            <text:p>2,92500850363443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050]*0.001/[.$C$2]))" office:value-type="float" office:value="2.92586620565657" calcext:value-type="float">
            <text:p>2,92586620565657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051]*0.001/[.$C$2]))" office:value-type="float" office:value="2.92672217669641" calcext:value-type="float">
            <text:p>2,92672217669641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052]*0.001/[.$C$2]))" office:value-type="float" office:value="2.92757642024735" calcext:value-type="float">
            <text:p>2,92757642024735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053]*0.001/[.$C$2]))" office:value-type="float" office:value="2.92842893979575" calcext:value-type="float">
            <text:p>2,92842893979575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054]*0.001/[.$C$2]))" office:value-type="float" office:value="2.92927973882092" calcext:value-type="float">
            <text:p>2,92927973882092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055]*0.001/[.$C$2]))" office:value-type="float" office:value="2.93012882079516" calcext:value-type="float">
            <text:p>2,93012882079516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056]*0.001/[.$C$2]))" office:value-type="float" office:value="2.93097618918376" calcext:value-type="float">
            <text:p>2,93097618918376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057]*0.001/[.$C$2]))" office:value-type="float" office:value="2.93182184744501" calcext:value-type="float">
            <text:p>2,93182184744501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058]*0.001/[.$C$2]))" office:value-type="float" office:value="2.93266579903023" calcext:value-type="float">
            <text:p>2,93266579903023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059]*0.001/[.$C$2]))" office:value-type="float" office:value="2.93350804738376" calcext:value-type="float">
            <text:p>2,93350804738376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060]*0.001/[.$C$2]))" office:value-type="float" office:value="2.93434859594301" calcext:value-type="float">
            <text:p>2,93434859594301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061]*0.001/[.$C$2]))" office:value-type="float" office:value="2.93518744813845" calcext:value-type="float">
            <text:p>2,93518744813845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062]*0.001/[.$C$2]))" office:value-type="float" office:value="2.93602460739359" calcext:value-type="float">
            <text:p>2,93602460739359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063]*0.001/[.$C$2]))" office:value-type="float" office:value="2.93686007712509" calcext:value-type="float">
            <text:p>2,93686007712509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064]*0.001/[.$C$2]))" office:value-type="float" office:value="2.93769386074266" calcext:value-type="float">
            <text:p>2,93769386074266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065]*0.001/[.$C$2]))" office:value-type="float" office:value="2.93852596164916" calcext:value-type="float">
            <text:p>2,93852596164916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066]*0.001/[.$C$2]))" office:value-type="float" office:value="2.93935638324058" calcext:value-type="float">
            <text:p>2,93935638324058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067]*0.001/[.$C$2]))" office:value-type="float" office:value="2.94018512890605" calcext:value-type="float">
            <text:p>2,94018512890605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068]*0.001/[.$C$2]))" office:value-type="float" office:value="2.94101220202786" calcext:value-type="float">
            <text:p>2,94101220202786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069]*0.001/[.$C$2]))" office:value-type="float" office:value="2.94183760598148" calcext:value-type="float">
            <text:p>2,94183760598148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070]*0.001/[.$C$2]))" office:value-type="float" office:value="2.94266134413555" calcext:value-type="float">
            <text:p>2,94266134413555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071]*0.001/[.$C$2]))" office:value-type="float" office:value="2.94348341985193" calcext:value-type="float">
            <text:p>2,94348341985193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072]*0.001/[.$C$2]))" office:value-type="float" office:value="2.9443038364857" calcext:value-type="float">
            <text:p>2,9443038364857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073]*0.001/[.$C$2]))" office:value-type="float" office:value="2.94512259738514" calcext:value-type="float">
            <text:p>2,94512259738514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074]*0.001/[.$C$2]))" office:value-type="float" office:value="2.94593970589181" calcext:value-type="float">
            <text:p>2,94593970589181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075]*0.001/[.$C$2]))" office:value-type="float" office:value="2.9467551653405" calcext:value-type="float">
            <text:p>2,9467551653405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076]*0.001/[.$C$2]))" office:value-type="float" office:value="2.94756897905928" calcext:value-type="float">
            <text:p>2,94756897905928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077]*0.001/[.$C$2]))" office:value-type="float" office:value="2.94838115036949" calcext:value-type="float">
            <text:p>2,94838115036949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078]*0.001/[.$C$2]))" office:value-type="float" office:value="2.94919168258579" calcext:value-type="float">
            <text:p>2,94919168258579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079]*0.001/[.$C$2]))" office:value-type="float" office:value="2.95000057901614" calcext:value-type="float">
            <text:p>2,95000057901614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080]*0.001/[.$C$2]))" office:value-type="float" office:value="2.95080784296181" calcext:value-type="float">
            <text:p>2,95080784296181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081]*0.001/[.$C$2]))" office:value-type="float" office:value="2.95161347771743" calcext:value-type="float">
            <text:p>2,95161347771743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082]*0.001/[.$C$2]))" office:value-type="float" office:value="2.95241748657097" calcext:value-type="float">
            <text:p>2,95241748657097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083]*0.001/[.$C$2]))" office:value-type="float" office:value="2.95321987280376" calcext:value-type="float">
            <text:p>2,95321987280376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084]*0.001/[.$C$2]))" office:value-type="float" office:value="2.95402063969051" calcext:value-type="float">
            <text:p>2,95402063969051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085]*0.001/[.$C$2]))" office:value-type="float" office:value="2.95481979049934" calcext:value-type="float">
            <text:p>2,95481979049934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086]*0.001/[.$C$2]))" office:value-type="float" office:value="2.95561732849174" calcext:value-type="float">
            <text:p>2,95561732849174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087]*0.001/[.$C$2]))" office:value-type="float" office:value="2.95641325692264" calcext:value-type="float">
            <text:p>2,95641325692264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088]*0.001/[.$C$2]))" office:value-type="float" office:value="2.95720757904041" calcext:value-type="float">
            <text:p>2,95720757904041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089]*0.001/[.$C$2]))" office:value-type="float" office:value="2.95800029808684" calcext:value-type="float">
            <text:p>2,95800029808684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090]*0.001/[.$C$2]))" office:value-type="float" office:value="2.95879141729719" calcext:value-type="float">
            <text:p>2,95879141729719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091]*0.001/[.$C$2]))" office:value-type="float" office:value="2.95958093990019" calcext:value-type="float">
            <text:p>2,95958093990019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092]*0.001/[.$C$2]))" office:value-type="float" office:value="2.96036886911805" calcext:value-type="float">
            <text:p>2,96036886911805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093]*0.001/[.$C$2]))" office:value-type="float" office:value="2.96115520816649" calcext:value-type="float">
            <text:p>2,96115520816649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094]*0.001/[.$C$2]))" office:value-type="float" office:value="2.96193996025473" calcext:value-type="float">
            <text:p>2,96193996025473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095]*0.001/[.$C$2]))" office:value-type="float" office:value="2.9627231285855" calcext:value-type="float">
            <text:p>2,9627231285855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096]*0.001/[.$C$2]))" office:value-type="float" office:value="2.96350471635509" calcext:value-type="float">
            <text:p>2,96350471635509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097]*0.001/[.$C$2]))" office:value-type="float" office:value="2.96428472675334" calcext:value-type="float">
            <text:p>2,96428472675334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098]*0.001/[.$C$2]))" office:value-type="float" office:value="2.96506316296363" calcext:value-type="float">
            <text:p>2,96506316296363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099]*0.001/[.$C$2]))" office:value-type="float" office:value="2.96584002816292" calcext:value-type="float">
            <text:p>2,96584002816292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100]*0.001/[.$C$2]))" office:value-type="float" office:value="2.96661532552178" calcext:value-type="float">
            <text:p>2,96661532552178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101]*0.001/[.$C$2]))" office:value-type="float" office:value="2.96738905820437" calcext:value-type="float">
            <text:p>2,96738905820437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102]*0.001/[.$C$2]))" office:value-type="float" office:value="2.96816122936844" calcext:value-type="float">
            <text:p>2,96816122936844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103]*0.001/[.$C$2]))" office:value-type="float" office:value="2.96893184216541" calcext:value-type="float">
            <text:p>2,96893184216541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104]*0.001/[.$C$2]))" office:value-type="float" office:value="2.96970089974032" calcext:value-type="float">
            <text:p>2,96970089974032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105]*0.001/[.$C$2]))" office:value-type="float" office:value="2.97046840523184" calcext:value-type="float">
            <text:p>2,97046840523184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106]*0.001/[.$C$2]))" office:value-type="float" office:value="2.97123436177234" calcext:value-type="float">
            <text:p>2,97123436177234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107]*0.001/[.$C$2]))" office:value-type="float" office:value="2.97199877248786" calcext:value-type="float">
            <text:p>2,97199877248786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108]*0.001/[.$C$2]))" office:value-type="float" office:value="2.97276164049812" calcext:value-type="float">
            <text:p>2,97276164049812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109]*0.001/[.$C$2]))" office:value-type="float" office:value="2.97352296891655" calcext:value-type="float">
            <text:p>2,97352296891655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110]*0.001/[.$C$2]))" office:value-type="float" office:value="2.9742827608503" calcext:value-type="float">
            <text:p>2,9742827608503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111]*0.001/[.$C$2]))" office:value-type="float" office:value="2.97504101940024" calcext:value-type="float">
            <text:p>2,97504101940024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112]*0.001/[.$C$2]))" office:value-type="float" office:value="2.975797747661" calcext:value-type="float">
            <text:p>2,975797747661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113]*0.001/[.$C$2]))" office:value-type="float" office:value="2.97655294872094" calcext:value-type="float">
            <text:p>2,97655294872094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114]*0.001/[.$C$2]))" office:value-type="float" office:value="2.9773066256622" calcext:value-type="float">
            <text:p>2,9773066256622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115]*0.001/[.$C$2]))" office:value-type="float" office:value="2.97805878156071" calcext:value-type="float">
            <text:p>2,97805878156071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116]*0.001/[.$C$2]))" office:value-type="float" office:value="2.97880941948618" calcext:value-type="float">
            <text:p>2,97880941948618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117]*0.001/[.$C$2]))" office:value-type="float" office:value="2.97955854250212" calcext:value-type="float">
            <text:p>2,97955854250212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118]*0.001/[.$C$2]))" office:value-type="float" office:value="2.98030615366587" calcext:value-type="float">
            <text:p>2,98030615366587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119]*0.001/[.$C$2]))" office:value-type="float" office:value="2.98105225602859" calcext:value-type="float">
            <text:p>2,98105225602859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120]*0.001/[.$C$2]))" office:value-type="float" office:value="2.98179685263529" calcext:value-type="float">
            <text:p>2,98179685263529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121]*0.001/[.$C$2]))" office:value-type="float" office:value="2.98253994652482" calcext:value-type="float">
            <text:p>2,98253994652482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122]*0.001/[.$C$2]))" office:value-type="float" office:value="2.98328154072992" calcext:value-type="float">
            <text:p>2,98328154072992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123]*0.001/[.$C$2]))" office:value-type="float" office:value="2.9840216382772" calcext:value-type="float">
            <text:p>2,9840216382772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124]*0.001/[.$C$2]))" office:value-type="float" office:value="2.98476024218715" calcext:value-type="float">
            <text:p>2,98476024218715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125]*0.001/[.$C$2]))" office:value-type="float" office:value="2.98549735547417" calcext:value-type="float">
            <text:p>2,98549735547417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126]*0.001/[.$C$2]))" office:value-type="float" office:value="2.98623298114659" calcext:value-type="float">
            <text:p>2,98623298114659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127]*0.001/[.$C$2]))" office:value-type="float" office:value="2.98696712220665" calcext:value-type="float">
            <text:p>2,98696712220665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128]*0.001/[.$C$2]))" office:value-type="float" office:value="2.98769978165054" calcext:value-type="float">
            <text:p>2,98769978165054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129]*0.001/[.$C$2]))" office:value-type="float" office:value="2.98843096246841" calcext:value-type="float">
            <text:p>2,98843096246841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130]*0.001/[.$C$2]))" office:value-type="float" office:value="2.98916066764437" calcext:value-type="float">
            <text:p>2,98916066764437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131]*0.001/[.$C$2]))" office:value-type="float" office:value="2.98988890015649" calcext:value-type="float">
            <text:p>2,98988890015649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132]*0.001/[.$C$2]))" office:value-type="float" office:value="2.99061566297686" calcext:value-type="float">
            <text:p>2,99061566297686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133]*0.001/[.$C$2]))" office:value-type="float" office:value="2.99134095907155" calcext:value-type="float">
            <text:p>2,99134095907155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134]*0.001/[.$C$2]))" office:value-type="float" office:value="2.99206479140066" calcext:value-type="float">
            <text:p>2,99206479140066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135]*0.001/[.$C$2]))" office:value-type="float" office:value="2.99278716291829" calcext:value-type="float">
            <text:p>2,99278716291829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136]*0.001/[.$C$2]))" office:value-type="float" office:value="2.99350807657261" calcext:value-type="float">
            <text:p>2,99350807657261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137]*0.001/[.$C$2]))" office:value-type="float" office:value="2.99422753530583" calcext:value-type="float">
            <text:p>2,99422753530583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138]*0.001/[.$C$2]))" office:value-type="float" office:value="2.9949455420542" calcext:value-type="float">
            <text:p>2,9949455420542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139]*0.001/[.$C$2]))" office:value-type="float" office:value="2.99566209974807" calcext:value-type="float">
            <text:p>2,99566209974807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140]*0.001/[.$C$2]))" office:value-type="float" office:value="2.99637721131187" calcext:value-type="float">
            <text:p>2,99637721131187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141]*0.001/[.$C$2]))" office:value-type="float" office:value="2.99709087966412" calcext:value-type="float">
            <text:p>2,99709087966412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142]*0.001/[.$C$2]))" office:value-type="float" office:value="2.99780310771747" calcext:value-type="float">
            <text:p>2,99780310771747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143]*0.001/[.$C$2]))" office:value-type="float" office:value="2.99851389837866" calcext:value-type="float">
            <text:p>2,99851389837866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144]*0.001/[.$C$2]))" office:value-type="float" office:value="2.99922325454859" calcext:value-type="float">
            <text:p>2,99922325454859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145]*0.001/[.$C$2]))" office:value-type="float" office:value="2.9999311791223" calcext:value-type="float">
            <text:p>2,9999311791223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146]*0.001/[.$C$2]))" office:value-type="float" office:value="3.00063767498898" calcext:value-type="float">
            <text:p>3,00063767498898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147]*0.001/[.$C$2]))" office:value-type="float" office:value="3.00134274503199" calcext:value-type="float">
            <text:p>3,00134274503199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148]*0.001/[.$C$2]))" office:value-type="float" office:value="3.00204639212888" calcext:value-type="float">
            <text:p>3,00204639212888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149]*0.001/[.$C$2]))" office:value-type="float" office:value="3.00274861915138" calcext:value-type="float">
            <text:p>3,00274861915138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150]*0.001/[.$C$2]))" office:value-type="float" office:value="3.00344942896544" calcext:value-type="float">
            <text:p>3,00344942896544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151]*0.001/[.$C$2]))" office:value-type="float" office:value="3.00414882443122" calcext:value-type="float">
            <text:p>3,00414882443122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152]*0.001/[.$C$2]))" office:value-type="float" office:value="3.00484680840309" calcext:value-type="float">
            <text:p>3,00484680840309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153]*0.001/[.$C$2]))" office:value-type="float" office:value="3.00554338372969" calcext:value-type="float">
            <text:p>3,00554338372969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154]*0.001/[.$C$2]))" office:value-type="float" office:value="3.00623855325388" calcext:value-type="float">
            <text:p>3,00623855325388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155]*0.001/[.$C$2]))" office:value-type="float" office:value="3.00693231981281" calcext:value-type="float">
            <text:p>3,00693231981281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156]*0.001/[.$C$2]))" office:value-type="float" office:value="3.00762468623789" calcext:value-type="float">
            <text:p>3,00762468623789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157]*0.001/[.$C$2]))" office:value-type="float" office:value="3.00831565535482" calcext:value-type="float">
            <text:p>3,00831565535482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158]*0.001/[.$C$2]))" office:value-type="float" office:value="3.00900522998359" calcext:value-type="float">
            <text:p>3,00900522998359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159]*0.001/[.$C$2]))" office:value-type="float" office:value="3.0096934129385" calcext:value-type="float">
            <text:p>3,0096934129385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160]*0.001/[.$C$2]))" office:value-type="float" office:value="3.01038020702819" calcext:value-type="float">
            <text:p>3,01038020702819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161]*0.001/[.$C$2]))" office:value-type="float" office:value="3.0110656150556" calcext:value-type="float">
            <text:p>3,0110656150556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162]*0.001/[.$C$2]))" office:value-type="float" office:value="3.01174963981804" calcext:value-type="float">
            <text:p>3,01174963981804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163]*0.001/[.$C$2]))" office:value-type="float" office:value="3.01243228410716" calcext:value-type="float">
            <text:p>3,01243228410716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164]*0.001/[.$C$2]))" office:value-type="float" office:value="3.01311355070898" calcext:value-type="float">
            <text:p>3,01311355070898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165]*0.001/[.$C$2]))" office:value-type="float" office:value="3.0137934424039" calcext:value-type="float">
            <text:p>3,0137934424039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166]*0.001/[.$C$2]))" office:value-type="float" office:value="3.0144719619667" calcext:value-type="float">
            <text:p>3,0144719619667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167]*0.001/[.$C$2]))" office:value-type="float" office:value="3.01514911216657" calcext:value-type="float">
            <text:p>3,01514911216657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168]*0.001/[.$C$2]))" office:value-type="float" office:value="3.0158248957671" calcext:value-type="float">
            <text:p>3,0158248957671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169]*0.001/[.$C$2]))" office:value-type="float" office:value="3.01649931552632" calcext:value-type="float">
            <text:p>3,01649931552632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170]*0.001/[.$C$2]))" office:value-type="float" office:value="3.01717237419668" calcext:value-type="float">
            <text:p>3,01717237419668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171]*0.001/[.$C$2]))" office:value-type="float" office:value="3.01784407452509" calcext:value-type="float">
            <text:p>3,01784407452509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172]*0.001/[.$C$2]))" office:value-type="float" office:value="3.01851441925288" calcext:value-type="float">
            <text:p>3,01851441925288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173]*0.001/[.$C$2]))" office:value-type="float" office:value="3.01918341111589" calcext:value-type="float">
            <text:p>3,01918341111589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174]*0.001/[.$C$2]))" office:value-type="float" office:value="3.01985105284442" calcext:value-type="float">
            <text:p>3,01985105284442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175]*0.001/[.$C$2]))" office:value-type="float" office:value="3.02051734716326" calcext:value-type="float">
            <text:p>3,02051734716326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176]*0.001/[.$C$2]))" office:value-type="float" office:value="3.0211822967917" calcext:value-type="float">
            <text:p>3,0211822967917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177]*0.001/[.$C$2]))" office:value-type="float" office:value="3.02184590444355" calcext:value-type="float">
            <text:p>3,02184590444355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178]*0.001/[.$C$2]))" office:value-type="float" office:value="3.02250817282713" calcext:value-type="float">
            <text:p>3,02250817282713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179]*0.001/[.$C$2]))" office:value-type="float" office:value="3.0231691046453" calcext:value-type="float">
            <text:p>3,0231691046453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180]*0.001/[.$C$2]))" office:value-type="float" office:value="3.02382870259547" calcext:value-type="float">
            <text:p>3,02382870259547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181]*0.001/[.$C$2]))" office:value-type="float" office:value="3.02448696936961" calcext:value-type="float">
            <text:p>3,02448696936961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182]*0.001/[.$C$2]))" office:value-type="float" office:value="3.02514390765424" calcext:value-type="float">
            <text:p>3,02514390765424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183]*0.001/[.$C$2]))" office:value-type="float" office:value="3.02579952013048" calcext:value-type="float">
            <text:p>3,02579952013048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184]*0.001/[.$C$2]))" office:value-type="float" office:value="3.02645380947401" calcext:value-type="float">
            <text:p>3,02645380947401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185]*0.001/[.$C$2]))" office:value-type="float" office:value="3.02710677835513" calcext:value-type="float">
            <text:p>3,02710677835513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186]*0.001/[.$C$2]))" office:value-type="float" office:value="3.02775842943877" calcext:value-type="float">
            <text:p>3,02775842943877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187]*0.001/[.$C$2]))" office:value-type="float" office:value="3.02840876538443" calcext:value-type="float">
            <text:p>3,02840876538443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188]*0.001/[.$C$2]))" office:value-type="float" office:value="3.02905778884629" calcext:value-type="float">
            <text:p>3,02905778884629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189]*0.001/[.$C$2]))" office:value-type="float" office:value="3.02970550247316" calcext:value-type="float">
            <text:p>3,02970550247316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190]*0.001/[.$C$2]))" office:value-type="float" office:value="3.03035190890848" calcext:value-type="float">
            <text:p>3,03035190890848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191]*0.001/[.$C$2]))" office:value-type="float" office:value="3.0309970107904" calcext:value-type="float">
            <text:p>3,0309970107904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192]*0.001/[.$C$2]))" office:value-type="float" office:value="3.0316408107517" calcext:value-type="float">
            <text:p>3,0316408107517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193]*0.001/[.$C$2]))" office:value-type="float" office:value="3.03228331141988" calcext:value-type="float">
            <text:p>3,03228331141988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194]*0.001/[.$C$2]))" office:value-type="float" office:value="3.03292451541712" calcext:value-type="float">
            <text:p>3,03292451541712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195]*0.001/[.$C$2]))" office:value-type="float" office:value="3.03356442536032" calcext:value-type="float">
            <text:p>3,03356442536032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196]*0.001/[.$C$2]))" office:value-type="float" office:value="3.03420304386108" calcext:value-type="float">
            <text:p>3,03420304386108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197]*0.001/[.$C$2]))" office:value-type="float" office:value="3.03484037352575" calcext:value-type="float">
            <text:p>3,03484037352575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198]*0.001/[.$C$2]))" office:value-type="float" office:value="3.03547641695541" calcext:value-type="float">
            <text:p>3,03547641695541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199]*0.001/[.$C$2]))" office:value-type="float" office:value="3.03611117674589" calcext:value-type="float">
            <text:p>3,03611117674589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200]*0.001/[.$C$2]))" office:value-type="float" office:value="3.03674465548778" calcext:value-type="float">
            <text:p>3,03674465548778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201]*0.001/[.$C$2]))" office:value-type="float" office:value="3.03737685576645" calcext:value-type="float">
            <text:p>3,03737685576645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202]*0.001/[.$C$2]))" office:value-type="float" office:value="3.03800778016205" calcext:value-type="float">
            <text:p>3,03800778016205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203]*0.001/[.$C$2]))" office:value-type="float" office:value="3.03863743124951" calcext:value-type="float">
            <text:p>3,03863743124951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204]*0.001/[.$C$2]))" office:value-type="float" office:value="3.03926581159858" calcext:value-type="float">
            <text:p>3,03926581159858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205]*0.001/[.$C$2]))" office:value-type="float" office:value="3.03989292377381" calcext:value-type="float">
            <text:p>3,03989292377381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206]*0.001/[.$C$2]))" office:value-type="float" office:value="3.04051877033458" calcext:value-type="float">
            <text:p>3,04051877033458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207]*0.001/[.$C$2]))" office:value-type="float" office:value="3.04114335383512" calcext:value-type="float">
            <text:p>3,04114335383512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208]*0.001/[.$C$2]))" office:value-type="float" office:value="3.04176667682448" calcext:value-type="float">
            <text:p>3,04176667682448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209]*0.001/[.$C$2]))" office:value-type="float" office:value="3.04238874184658" calcext:value-type="float">
            <text:p>3,04238874184658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210]*0.001/[.$C$2]))" office:value-type="float" office:value="3.04300955144021" calcext:value-type="float">
            <text:p>3,04300955144021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211]*0.001/[.$C$2]))" office:value-type="float" office:value="3.04362910813901" calcext:value-type="float">
            <text:p>3,04362910813901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212]*0.001/[.$C$2]))" office:value-type="float" office:value="3.04424741447154" calcext:value-type="float">
            <text:p>3,04424741447154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213]*0.001/[.$C$2]))" office:value-type="float" office:value="3.04486447296124" calcext:value-type="float">
            <text:p>3,04486447296124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214]*0.001/[.$C$2]))" office:value-type="float" office:value="3.04548028612646" calcext:value-type="float">
            <text:p>3,04548028612646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215]*0.001/[.$C$2]))" office:value-type="float" office:value="3.04609485648047" calcext:value-type="float">
            <text:p>3,04609485648047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216]*0.001/[.$C$2]))" office:value-type="float" office:value="3.04670818653146" calcext:value-type="float">
            <text:p>3,04670818653146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217]*0.001/[.$C$2]))" office:value-type="float" office:value="3.04732027878256" calcext:value-type="float">
            <text:p>3,04732027878256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218]*0.001/[.$C$2]))" office:value-type="float" office:value="3.04793113573187" calcext:value-type="float">
            <text:p>3,04793113573187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219]*0.001/[.$C$2]))" office:value-type="float" office:value="3.04854075987241" calcext:value-type="float">
            <text:p>3,04854075987241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220]*0.001/[.$C$2]))" office:value-type="float" office:value="3.04914915369219" calcext:value-type="float">
            <text:p>3,04914915369219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221]*0.001/[.$C$2]))" office:value-type="float" office:value="3.04975631967421" calcext:value-type="float">
            <text:p>3,04975631967421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222]*0.001/[.$C$2]))" office:value-type="float" office:value="3.05036226029645" calcext:value-type="float">
            <text:p>3,05036226029645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223]*0.001/[.$C$2]))" office:value-type="float" office:value="3.05096697803186" calcext:value-type="float">
            <text:p>3,05096697803186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224]*0.001/[.$C$2]))" office:value-type="float" office:value="3.05157047534845" calcext:value-type="float">
            <text:p>3,05157047534845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225]*0.001/[.$C$2]))" office:value-type="float" office:value="3.05217275470921" calcext:value-type="float">
            <text:p>3,05217275470921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226]*0.001/[.$C$2]))" office:value-type="float" office:value="3.05277381857218" calcext:value-type="float">
            <text:p>3,05277381857218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227]*0.001/[.$C$2]))" office:value-type="float" office:value="3.05337366939043" calcext:value-type="float">
            <text:p>3,05337366939043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228]*0.001/[.$C$2]))" office:value-type="float" office:value="3.05397230961208" calcext:value-type="float">
            <text:p>3,05397230961208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229]*0.001/[.$C$2]))" office:value-type="float" office:value="3.05456974168032" calcext:value-type="float">
            <text:p>3,05456974168032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230]*0.001/[.$C$2]))" office:value-type="float" office:value="3.05516596803339" calcext:value-type="float">
            <text:p>3,05516596803339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231]*0.001/[.$C$2]))" office:value-type="float" office:value="3.05576099110462" calcext:value-type="float">
            <text:p>3,05576099110462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232]*0.001/[.$C$2]))" office:value-type="float" office:value="3.05635481332243" calcext:value-type="float">
            <text:p>3,05635481332243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233]*0.001/[.$C$2]))" office:value-type="float" office:value="3.05694743711034" calcext:value-type="float">
            <text:p>3,05694743711034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234]*0.001/[.$C$2]))" office:value-type="float" office:value="3.05753886488697" calcext:value-type="float">
            <text:p>3,05753886488697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235]*0.001/[.$C$2]))" office:value-type="float" office:value="3.05812909906608" calcext:value-type="float">
            <text:p>3,05812909906608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236]*0.001/[.$C$2]))" office:value-type="float" office:value="3.05871814205653" calcext:value-type="float">
            <text:p>3,05871814205653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237]*0.001/[.$C$2]))" office:value-type="float" office:value="3.05930599626234" calcext:value-type="float">
            <text:p>3,05930599626234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238]*0.001/[.$C$2]))" office:value-type="float" office:value="3.05989266408266" calcext:value-type="float">
            <text:p>3,05989266408266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239]*0.001/[.$C$2]))" office:value-type="float" office:value="3.06047814791183" calcext:value-type="float">
            <text:p>3,06047814791183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240]*0.001/[.$C$2]))" office:value-type="float" office:value="3.06106245013932" calcext:value-type="float">
            <text:p>3,06106245013932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241]*0.001/[.$C$2]))" office:value-type="float" office:value="3.0616455731498" calcext:value-type="float">
            <text:p>3,0616455731498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242]*0.001/[.$C$2]))" office:value-type="float" office:value="3.06222751932311" calcext:value-type="float">
            <text:p>3,06222751932311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243]*0.001/[.$C$2]))" office:value-type="float" office:value="3.06280829103432" calcext:value-type="float">
            <text:p>3,06280829103432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244]*0.001/[.$C$2]))" office:value-type="float" office:value="3.06338789065368" calcext:value-type="float">
            <text:p>3,06338789065368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245]*0.001/[.$C$2]))" office:value-type="float" office:value="3.06396632054665" calcext:value-type="float">
            <text:p>3,06396632054665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246]*0.001/[.$C$2]))" office:value-type="float" office:value="3.06454358307394" calcext:value-type="float">
            <text:p>3,06454358307394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247]*0.001/[.$C$2]))" office:value-type="float" office:value="3.06511968059147" calcext:value-type="float">
            <text:p>3,06511968059147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248]*0.001/[.$C$2]))" office:value-type="float" office:value="3.06569461545044" calcext:value-type="float">
            <text:p>3,06569461545044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249]*0.001/[.$C$2]))" office:value-type="float" office:value="3.06626838999727" calcext:value-type="float">
            <text:p>3,06626838999727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250]*0.001/[.$C$2]))" office:value-type="float" office:value="3.06684100657366" calcext:value-type="float">
            <text:p>3,06684100657366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251]*0.001/[.$C$2]))" office:value-type="float" office:value="3.06741246751659" calcext:value-type="float">
            <text:p>3,06741246751659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252]*0.001/[.$C$2]))" office:value-type="float" office:value="3.06798277515831" calcext:value-type="float">
            <text:p>3,06798277515831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253]*0.001/[.$C$2]))" office:value-type="float" office:value="3.06855193182637" calcext:value-type="float">
            <text:p>3,06855193182637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254]*0.001/[.$C$2]))" office:value-type="float" office:value="3.06911993984363" calcext:value-type="float">
            <text:p>3,06911993984363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255]*0.001/[.$C$2]))" office:value-type="float" office:value="3.06968680152824" calcext:value-type="float">
            <text:p>3,06968680152824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256]*0.001/[.$C$2]))" office:value-type="float" office:value="3.07025251919369" calcext:value-type="float">
            <text:p>3,07025251919369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257]*0.001/[.$C$2]))" office:value-type="float" office:value="3.07081709514881" calcext:value-type="float">
            <text:p>3,07081709514881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258]*0.001/[.$C$2]))" office:value-type="float" office:value="3.07138053169774" calcext:value-type="float">
            <text:p>3,07138053169774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259]*0.001/[.$C$2]))" office:value-type="float" office:value="3.07194283114" calcext:value-type="float">
            <text:p>3,07194283114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260]*0.001/[.$C$2]))" office:value-type="float" office:value="3.07250399577045" calcext:value-type="float">
            <text:p>3,07250399577045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261]*0.001/[.$C$2]))" office:value-type="float" office:value="3.07306402787933" calcext:value-type="float">
            <text:p>3,07306402787933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262]*0.001/[.$C$2]))" office:value-type="float" office:value="3.07362292975224" calcext:value-type="float">
            <text:p>3,07362292975224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263]*0.001/[.$C$2]))" office:value-type="float" office:value="3.0741807036702" calcext:value-type="float">
            <text:p>3,0741807036702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264]*0.001/[.$C$2]))" office:value-type="float" office:value="3.07473735190959" calcext:value-type="float">
            <text:p>3,07473735190959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265]*0.001/[.$C$2]))" office:value-type="float" office:value="3.07529287674222" calcext:value-type="float">
            <text:p>3,07529287674222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266]*0.001/[.$C$2]))" office:value-type="float" office:value="3.0758472804353" calcext:value-type="float">
            <text:p>3,0758472804353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267]*0.001/[.$C$2]))" office:value-type="float" office:value="3.07640056525149" calcext:value-type="float">
            <text:p>3,07640056525149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268]*0.001/[.$C$2]))" office:value-type="float" office:value="3.07695273344884" calcext:value-type="float">
            <text:p>3,07695273344884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269]*0.001/[.$C$2]))" office:value-type="float" office:value="3.0775037872809" calcext:value-type="float">
            <text:p>3,0775037872809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270]*0.001/[.$C$2]))" office:value-type="float" office:value="3.07805372899661" calcext:value-type="float">
            <text:p>3,07805372899661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271]*0.001/[.$C$2]))" office:value-type="float" office:value="3.07860256084042" calcext:value-type="float">
            <text:p>3,07860256084042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272]*0.001/[.$C$2]))" office:value-type="float" office:value="3.07915028505223" calcext:value-type="float">
            <text:p>3,07915028505223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273]*0.001/[.$C$2]))" office:value-type="float" office:value="3.07969690386741" calcext:value-type="float">
            <text:p>3,07969690386741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274]*0.001/[.$C$2]))" office:value-type="float" office:value="3.08024241951685" calcext:value-type="float">
            <text:p>3,08024241951685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275]*0.001/[.$C$2]))" office:value-type="float" office:value="3.0807868342269" calcext:value-type="float">
            <text:p>3,0807868342269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276]*0.001/[.$C$2]))" office:value-type="float" office:value="3.08133015021944" calcext:value-type="float">
            <text:p>3,08133015021944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277]*0.001/[.$C$2]))" office:value-type="float" office:value="3.08187236971187" calcext:value-type="float">
            <text:p>3,08187236971187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278]*0.001/[.$C$2]))" office:value-type="float" office:value="3.0824134949171" calcext:value-type="float">
            <text:p>3,0824134949171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279]*0.001/[.$C$2]))" office:value-type="float" office:value="3.08295352804357" calcext:value-type="float">
            <text:p>3,08295352804357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280]*0.001/[.$C$2]))" office:value-type="float" office:value="3.08349247129529" calcext:value-type="float">
            <text:p>3,08349247129529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281]*0.001/[.$C$2]))" office:value-type="float" office:value="3.08403032687179" calcext:value-type="float">
            <text:p>3,08403032687179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282]*0.001/[.$C$2]))" office:value-type="float" office:value="3.08456709696818" calcext:value-type="float">
            <text:p>3,08456709696818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283]*0.001/[.$C$2]))" office:value-type="float" office:value="3.08510278377514" calcext:value-type="float">
            <text:p>3,08510278377514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284]*0.001/[.$C$2]))" office:value-type="float" office:value="3.08563738947892" calcext:value-type="float">
            <text:p>3,08563738947892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285]*0.001/[.$C$2]))" office:value-type="float" office:value="3.08617091626137" calcext:value-type="float">
            <text:p>3,08617091626137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286]*0.001/[.$C$2]))" office:value-type="float" office:value="3.08670336629992" calcext:value-type="float">
            <text:p>3,08670336629992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287]*0.001/[.$C$2]))" office:value-type="float" office:value="3.08723474176761" calcext:value-type="float">
            <text:p>3,08723474176761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288]*0.001/[.$C$2]))" office:value-type="float" office:value="3.08776504483311" calcext:value-type="float">
            <text:p>3,08776504483311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289]*0.001/[.$C$2]))" office:value-type="float" office:value="3.0882942776607" calcext:value-type="float">
            <text:p>3,0882942776607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290]*0.001/[.$C$2]))" office:value-type="float" office:value="3.08882244241029" calcext:value-type="float">
            <text:p>3,08882244241029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291]*0.001/[.$C$2]))" office:value-type="float" office:value="3.08934954123744" calcext:value-type="float">
            <text:p>3,08934954123744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292]*0.001/[.$C$2]))" office:value-type="float" office:value="3.08987557629336" calcext:value-type="float">
            <text:p>3,08987557629336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293]*0.001/[.$C$2]))" office:value-type="float" office:value="3.09040054972489" calcext:value-type="float">
            <text:p>3,09040054972489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294]*0.001/[.$C$2]))" office:value-type="float" office:value="3.09092446367459" calcext:value-type="float">
            <text:p>3,09092446367459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295]*0.001/[.$C$2]))" office:value-type="float" office:value="3.09144732028065" calcext:value-type="float">
            <text:p>3,09144732028065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296]*0.001/[.$C$2]))" office:value-type="float" office:value="3.09196912167696" calcext:value-type="float">
            <text:p>3,09196912167696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297]*0.001/[.$C$2]))" office:value-type="float" office:value="3.09248986999312" calcext:value-type="float">
            <text:p>3,09248986999312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298]*0.001/[.$C$2]))" office:value-type="float" office:value="3.0930095673544" calcext:value-type="float">
            <text:p>3,0930095673544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299]*0.001/[.$C$2]))" office:value-type="float" office:value="3.09352821588181" calcext:value-type="float">
            <text:p>3,09352821588181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300]*0.001/[.$C$2]))" office:value-type="float" office:value="3.09404581769206" calcext:value-type="float">
            <text:p>3,09404581769206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301]*0.001/[.$C$2]))" office:value-type="float" office:value="3.0945623748976" calcext:value-type="float">
            <text:p>3,0945623748976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302]*0.001/[.$C$2]))" office:value-type="float" office:value="3.09507788960662" calcext:value-type="float">
            <text:p>3,09507788960662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303]*0.001/[.$C$2]))" office:value-type="float" office:value="3.09559236392303" calcext:value-type="float">
            <text:p>3,09559236392303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304]*0.001/[.$C$2]))" office:value-type="float" office:value="3.09610579994652" calcext:value-type="float">
            <text:p>3,09610579994652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305]*0.001/[.$C$2]))" office:value-type="float" office:value="3.09661819977253" calcext:value-type="float">
            <text:p>3,09661819977253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306]*0.001/[.$C$2]))" office:value-type="float" office:value="3.09712956549229" calcext:value-type="float">
            <text:p>3,09712956549229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307]*0.001/[.$C$2]))" office:value-type="float" office:value="3.09763989919278" calcext:value-type="float">
            <text:p>3,09763989919278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308]*0.001/[.$C$2]))" office:value-type="float" office:value="3.09814920295679" calcext:value-type="float">
            <text:p>3,09814920295679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309]*0.001/[.$C$2]))" office:value-type="float" office:value="3.09865747886289" calcext:value-type="float">
            <text:p>3,09865747886289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310]*0.001/[.$C$2]))" office:value-type="float" office:value="3.09916472898548" calcext:value-type="float">
            <text:p>3,09916472898548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311]*0.001/[.$C$2]))" office:value-type="float" office:value="3.09967095539474" calcext:value-type="float">
            <text:p>3,09967095539474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312]*0.001/[.$C$2]))" office:value-type="float" office:value="3.10017616015671" calcext:value-type="float">
            <text:p>3,10017616015671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313]*0.001/[.$C$2]))" office:value-type="float" office:value="3.10068034533323" calcext:value-type="float">
            <text:p>3,10068034533323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314]*0.001/[.$C$2]))" office:value-type="float" office:value="3.10118351298198" calcext:value-type="float">
            <text:p>3,10118351298198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315]*0.001/[.$C$2]))" office:value-type="float" office:value="3.10168566515651" calcext:value-type="float">
            <text:p>3,10168566515651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316]*0.001/[.$C$2]))" office:value-type="float" office:value="3.10218680390621" calcext:value-type="float">
            <text:p>3,10218680390621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317]*0.001/[.$C$2]))" office:value-type="float" office:value="3.10268693127634" calcext:value-type="float">
            <text:p>3,10268693127634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318]*0.001/[.$C$2]))" office:value-type="float" office:value="3.10318604930802" calcext:value-type="float">
            <text:p>3,10318604930802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319]*0.001/[.$C$2]))" office:value-type="float" office:value="3.10368416003826" calcext:value-type="float">
            <text:p>3,10368416003826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320]*0.001/[.$C$2]))" office:value-type="float" office:value="3.10418126549996" calcext:value-type="float">
            <text:p>3,10418126549996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321]*0.001/[.$C$2]))" office:value-type="float" office:value="3.10467736772192" calcext:value-type="float">
            <text:p>3,10467736772192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322]*0.001/[.$C$2]))" office:value-type="float" office:value="3.10517246872884" calcext:value-type="float">
            <text:p>3,10517246872884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323]*0.001/[.$C$2]))" office:value-type="float" office:value="3.10566657054133" calcext:value-type="float">
            <text:p>3,10566657054133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324]*0.001/[.$C$2]))" office:value-type="float" office:value="3.10615967517593" calcext:value-type="float">
            <text:p>3,10615967517593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325]*0.001/[.$C$2]))" office:value-type="float" office:value="3.10665178464511" calcext:value-type="float">
            <text:p>3,10665178464511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326]*0.001/[.$C$2]))" office:value-type="float" office:value="3.10714290095727" calcext:value-type="float">
            <text:p>3,10714290095727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327]*0.001/[.$C$2]))" office:value-type="float" office:value="3.10763302611677" calcext:value-type="float">
            <text:p>3,10763302611677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328]*0.001/[.$C$2]))" office:value-type="float" office:value="3.1081221621239" calcext:value-type="float">
            <text:p>3,1081221621239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329]*0.001/[.$C$2]))" office:value-type="float" office:value="3.10861031097496" calcext:value-type="float">
            <text:p>3,10861031097496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330]*0.001/[.$C$2]))" office:value-type="float" office:value="3.10909747466216" calcext:value-type="float">
            <text:p>3,10909747466216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331]*0.001/[.$C$2]))" office:value-type="float" office:value="3.10958365517375" calcext:value-type="float">
            <text:p>3,10958365517375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332]*0.001/[.$C$2]))" office:value-type="float" office:value="3.11006885449391" calcext:value-type="float">
            <text:p>3,11006885449391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333]*0.001/[.$C$2]))" office:value-type="float" office:value="3.11055307460287" calcext:value-type="float">
            <text:p>3,11055307460287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334]*0.001/[.$C$2]))" office:value-type="float" office:value="3.11103631747682" calcext:value-type="float">
            <text:p>3,11103631747682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335]*0.001/[.$C$2]))" office:value-type="float" office:value="3.11151858508799" calcext:value-type="float">
            <text:p>3,11151858508799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336]*0.001/[.$C$2]))" office:value-type="float" office:value="3.11199987940461" calcext:value-type="float">
            <text:p>3,11199987940461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337]*0.001/[.$C$2]))" office:value-type="float" office:value="3.11248020239095" calcext:value-type="float">
            <text:p>3,11248020239095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338]*0.001/[.$C$2]))" office:value-type="float" office:value="3.11295955600732" calcext:value-type="float">
            <text:p>3,11295955600732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339]*0.001/[.$C$2]))" office:value-type="float" office:value="3.11343794221006" calcext:value-type="float">
            <text:p>3,11343794221006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340]*0.001/[.$C$2]))" office:value-type="float" office:value="3.11391536295156" calcext:value-type="float">
            <text:p>3,11391536295156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341]*0.001/[.$C$2]))" office:value-type="float" office:value="3.11439182018029" calcext:value-type="float">
            <text:p>3,11439182018029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342]*0.001/[.$C$2]))" office:value-type="float" office:value="3.11486731584078" calcext:value-type="float">
            <text:p>3,11486731584078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343]*0.001/[.$C$2]))" office:value-type="float" office:value="3.11534185187362" calcext:value-type="float">
            <text:p>3,11534185187362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344]*0.001/[.$C$2]))" office:value-type="float" office:value="3.11581543021549" calcext:value-type="float">
            <text:p>3,11581543021549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345]*0.001/[.$C$2]))" office:value-type="float" office:value="3.11628805279918" calcext:value-type="float">
            <text:p>3,11628805279918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346]*0.001/[.$C$2]))" office:value-type="float" office:value="3.11675972155356" calcext:value-type="float">
            <text:p>3,11675972155356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347]*0.001/[.$C$2]))" office:value-type="float" office:value="3.11723043840361" calcext:value-type="float">
            <text:p>3,11723043840361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348]*0.001/[.$C$2]))" office:value-type="float" office:value="3.11770020527044" calcext:value-type="float">
            <text:p>3,11770020527044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349]*0.001/[.$C$2]))" office:value-type="float" office:value="3.11816902407125" calcext:value-type="float">
            <text:p>3,11816902407125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350]*0.001/[.$C$2]))" office:value-type="float" office:value="3.11863689671941" calcext:value-type="float">
            <text:p>3,11863689671941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351]*0.001/[.$C$2]))" office:value-type="float" office:value="3.1191038251244" calcext:value-type="float">
            <text:p>3,1191038251244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352]*0.001/[.$C$2]))" office:value-type="float" office:value="3.11956981119186" calcext:value-type="float">
            <text:p>3,11956981119186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353]*0.001/[.$C$2]))" office:value-type="float" office:value="3.12003485682358" calcext:value-type="float">
            <text:p>3,12003485682358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354]*0.001/[.$C$2]))" office:value-type="float" office:value="3.12049896391752" calcext:value-type="float">
            <text:p>3,12049896391752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355]*0.001/[.$C$2]))" office:value-type="float" office:value="3.12096213436778" calcext:value-type="float">
            <text:p>3,12096213436778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356]*0.001/[.$C$2]))" office:value-type="float" office:value="3.12142437006469" calcext:value-type="float">
            <text:p>3,12142437006469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357]*0.001/[.$C$2]))" office:value-type="float" office:value="3.12188567289471" calcext:value-type="float">
            <text:p>3,12188567289471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358]*0.001/[.$C$2]))" office:value-type="float" office:value="3.12234604474052" calcext:value-type="float">
            <text:p>3,12234604474052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359]*0.001/[.$C$2]))" office:value-type="float" office:value="3.12280548748101" calcext:value-type="float">
            <text:p>3,12280548748101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360]*0.001/[.$C$2]))" office:value-type="float" office:value="3.12326400299126" calcext:value-type="float">
            <text:p>3,12326400299126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334" calcext:value-type="float">
            <text:p>1334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361]*0.001/[.$C$2]))" office:value-type="float" office:value="3.12372159314257" calcext:value-type="float">
            <text:p>3,12372159314257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362]*0.001/[.$C$2]))" office:value-type="float" office:value="3.12417825980246" calcext:value-type="float">
            <text:p>3,12417825980246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363]*0.001/[.$C$2]))" office:value-type="float" office:value="3.1246340048347" calcext:value-type="float">
            <text:p>3,1246340048347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364]*0.001/[.$C$2]))" office:value-type="float" office:value="3.12508883009927" calcext:value-type="float">
            <text:p>3,12508883009927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365]*0.001/[.$C$2]))" office:value-type="float" office:value="3.12554273745242" calcext:value-type="float">
            <text:p>3,12554273745242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366]*0.001/[.$C$2]))" office:value-type="float" office:value="3.12599572874664" calcext:value-type="float">
            <text:p>3,12599572874664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367]*0.001/[.$C$2]))" office:value-type="float" office:value="3.12644780583069" calcext:value-type="float">
            <text:p>3,12644780583069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368]*0.001/[.$C$2]))" office:value-type="float" office:value="3.12689897054959" calcext:value-type="float">
            <text:p>3,12689897054959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369]*0.001/[.$C$2]))" office:value-type="float" office:value="3.12734922474465" calcext:value-type="float">
            <text:p>3,12734922474465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370]*0.001/[.$C$2]))" office:value-type="float" office:value="3.12779857025344" calcext:value-type="float">
            <text:p>3,12779857025344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371]*0.001/[.$C$2]))" office:value-type="float" office:value="3.12824700890985" calcext:value-type="float">
            <text:p>3,12824700890985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372]*0.001/[.$C$2]))" office:value-type="float" office:value="3.12869454254405" calcext:value-type="float">
            <text:p>3,12869454254405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373]*0.001/[.$C$2]))" office:value-type="float" office:value="3.12914117298253" calcext:value-type="float">
            <text:p>3,12914117298253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374]*0.001/[.$C$2]))" office:value-type="float" office:value="3.12958690204808" calcext:value-type="float">
            <text:p>3,12958690204808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375]*0.001/[.$C$2]))" office:value-type="float" office:value="3.13003173155982" calcext:value-type="float">
            <text:p>3,13003173155982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376]*0.001/[.$C$2]))" office:value-type="float" office:value="3.13047566333318" calcext:value-type="float">
            <text:p>3,13047566333318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377]*0.001/[.$C$2]))" office:value-type="float" office:value="3.13091869917997" calcext:value-type="float">
            <text:p>3,13091869917997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378]*0.001/[.$C$2]))" office:value-type="float" office:value="3.13136084090829" calcext:value-type="float">
            <text:p>3,13136084090829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379]*0.001/[.$C$2]))" office:value-type="float" office:value="3.13180209032264" calcext:value-type="float">
            <text:p>3,13180209032264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380]*0.001/[.$C$2]))" office:value-type="float" office:value="3.13224244922383" calcext:value-type="float">
            <text:p>3,13224244922383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381]*0.001/[.$C$2]))" office:value-type="float" office:value="3.13268191940908" calcext:value-type="float">
            <text:p>3,13268191940908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382]*0.001/[.$C$2]))" office:value-type="float" office:value="3.13312050267196" calcext:value-type="float">
            <text:p>3,13312050267196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383]*0.001/[.$C$2]))" office:value-type="float" office:value="3.13355820080242" calcext:value-type="float">
            <text:p>3,13355820080242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384]*0.001/[.$C$2]))" office:value-type="float" office:value="3.1339950155868" calcext:value-type="float">
            <text:p>3,1339950155868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385]*0.001/[.$C$2]))" office:value-type="float" office:value="3.13443094880783" calcext:value-type="float">
            <text:p>3,13443094880783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386]*0.001/[.$C$2]))" office:value-type="float" office:value="3.13486600224467" calcext:value-type="float">
            <text:p>3,13486600224467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387]*0.001/[.$C$2]))" office:value-type="float" office:value="3.13530017767284" calcext:value-type="float">
            <text:p>3,13530017767284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388]*0.001/[.$C$2]))" office:value-type="float" office:value="3.13573347686433" calcext:value-type="float">
            <text:p>3,13573347686433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389]*0.001/[.$C$2]))" office:value-type="float" office:value="3.13616590158751" calcext:value-type="float">
            <text:p>3,13616590158751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390]*0.001/[.$C$2]))" office:value-type="float" office:value="3.13659745360721" calcext:value-type="float">
            <text:p>3,13659745360721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391]*0.001/[.$C$2]))" office:value-type="float" office:value="3.13702813468468" calcext:value-type="float">
            <text:p>3,13702813468468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392]*0.001/[.$C$2]))" office:value-type="float" office:value="3.13745794657763" calcext:value-type="float">
            <text:p>3,13745794657763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393]*0.001/[.$C$2]))" office:value-type="float" office:value="3.13788689104021" calcext:value-type="float">
            <text:p>3,13788689104021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394]*0.001/[.$C$2]))" office:value-type="float" office:value="3.13831496982305" calcext:value-type="float">
            <text:p>3,13831496982305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395]*0.001/[.$C$2]))" office:value-type="float" office:value="3.13874218467321" calcext:value-type="float">
            <text:p>3,13874218467321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396]*0.001/[.$C$2]))" office:value-type="float" office:value="3.13916853733426" calcext:value-type="float">
            <text:p>3,13916853733426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397]*0.001/[.$C$2]))" office:value-type="float" office:value="3.13959402954623" calcext:value-type="float">
            <text:p>3,13959402954623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398]*0.001/[.$C$2]))" office:value-type="float" office:value="3.14001866304566" calcext:value-type="float">
            <text:p>3,14001866304566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399]*0.001/[.$C$2]))" office:value-type="float" office:value="3.14044243956556" calcext:value-type="float">
            <text:p>3,14044243956556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400]*0.001/[.$C$2]))" office:value-type="float" office:value="3.14086536083546" calcext:value-type="float">
            <text:p>3,14086536083546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374" calcext:value-type="float">
            <text:p>1374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401]*0.001/[.$C$2]))" office:value-type="float" office:value="3.1412874285814" calcext:value-type="float">
            <text:p>3,1412874285814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402]*0.001/[.$C$2]))" office:value-type="float" office:value="3.14170864452591" calcext:value-type="float">
            <text:p>3,14170864452591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403]*0.001/[.$C$2]))" office:value-type="float" office:value="3.14212901038808" calcext:value-type="float">
            <text:p>3,14212901038808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404]*0.001/[.$C$2]))" office:value-type="float" office:value="3.14254852788351" calcext:value-type="float">
            <text:p>3,14254852788351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405]*0.001/[.$C$2]))" office:value-type="float" office:value="3.14296719872435" calcext:value-type="float">
            <text:p>3,14296719872435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406]*0.001/[.$C$2]))" office:value-type="float" office:value="3.14338502461927" calcext:value-type="float">
            <text:p>3,14338502461927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407]*0.001/[.$C$2]))" office:value-type="float" office:value="3.14380200727352" calcext:value-type="float">
            <text:p>3,14380200727352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408]*0.001/[.$C$2]))" office:value-type="float" office:value="3.1442181483889" calcext:value-type="float">
            <text:p>3,1442181483889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409]*0.001/[.$C$2]))" office:value-type="float" office:value="3.14463344966376" calcext:value-type="float">
            <text:p>3,14463344966376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410]*0.001/[.$C$2]))" office:value-type="float" office:value="3.14504791279305" calcext:value-type="float">
            <text:p>3,14504791279305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411]*0.001/[.$C$2]))" office:value-type="float" office:value="3.14546153946827" calcext:value-type="float">
            <text:p>3,14546153946827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412]*0.001/[.$C$2]))" office:value-type="float" office:value="3.14587433137753" calcext:value-type="float">
            <text:p>3,14587433137753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386" calcext:value-type="float">
            <text:p>1386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413]*0.001/[.$C$2]))" office:value-type="float" office:value="3.14628629020552" calcext:value-type="float">
            <text:p>3,14628629020552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414]*0.001/[.$C$2]))" office:value-type="float" office:value="3.14669741763353" calcext:value-type="float">
            <text:p>3,14669741763353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415]*0.001/[.$C$2]))" office:value-type="float" office:value="3.14710771533947" calcext:value-type="float">
            <text:p>3,14710771533947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416]*0.001/[.$C$2]))" office:value-type="float" office:value="3.14751718499785" calcext:value-type="float">
            <text:p>3,14751718499785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417]*0.001/[.$C$2]))" office:value-type="float" office:value="3.1479258282798" calcext:value-type="float">
            <text:p>3,1479258282798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418]*0.001/[.$C$2]))" office:value-type="float" office:value="3.14833364685309" calcext:value-type="float">
            <text:p>3,14833364685309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419]*0.001/[.$C$2]))" office:value-type="float" office:value="3.14874064238211" calcext:value-type="float">
            <text:p>3,14874064238211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420]*0.001/[.$C$2]))" office:value-type="float" office:value="3.1491468165279" calcext:value-type="float">
            <text:p>3,1491468165279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394" calcext:value-type="float">
            <text:p>1394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421]*0.001/[.$C$2]))" office:value-type="float" office:value="3.14955217094814" calcext:value-type="float">
            <text:p>3,14955217094814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422]*0.001/[.$C$2]))" office:value-type="float" office:value="3.14995670729718" calcext:value-type="float">
            <text:p>3,14995670729718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423]*0.001/[.$C$2]))" office:value-type="float" office:value="3.15036042722601" calcext:value-type="float">
            <text:p>3,15036042722601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424]*0.001/[.$C$2]))" office:value-type="float" office:value="3.15076333238231" calcext:value-type="float">
            <text:p>3,15076333238231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425]*0.001/[.$C$2]))" office:value-type="float" office:value="3.15116542441041" calcext:value-type="float">
            <text:p>3,15116542441041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426]*0.001/[.$C$2]))" office:value-type="float" office:value="3.15156670495135" calcext:value-type="float">
            <text:p>3,15156670495135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427]*0.001/[.$C$2]))" office:value-type="float" office:value="3.15196717564283" calcext:value-type="float">
            <text:p>3,15196717564283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428]*0.001/[.$C$2]))" office:value-type="float" office:value="3.15236683811927" calcext:value-type="float">
            <text:p>3,15236683811927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429]*0.001/[.$C$2]))" office:value-type="float" office:value="3.15276569401177" calcext:value-type="float">
            <text:p>3,15276569401177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430]*0.001/[.$C$2]))" office:value-type="float" office:value="3.15316374494814" calcext:value-type="float">
            <text:p>3,15316374494814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431]*0.001/[.$C$2]))" office:value-type="float" office:value="3.15356099255294" calcext:value-type="float">
            <text:p>3,15356099255294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432]*0.001/[.$C$2]))" office:value-type="float" office:value="3.1539574384474" calcext:value-type="float">
            <text:p>3,1539574384474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433]*0.001/[.$C$2]))" office:value-type="float" office:value="3.15435308424951" calcext:value-type="float">
            <text:p>3,15435308424951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434]*0.001/[.$C$2]))" office:value-type="float" office:value="3.15474793157399" calcext:value-type="float">
            <text:p>3,15474793157399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435]*0.001/[.$C$2]))" office:value-type="float" office:value="3.15514198203229" calcext:value-type="float">
            <text:p>3,15514198203229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436]*0.001/[.$C$2]))" office:value-type="float" office:value="3.15553523723261" calcext:value-type="float">
            <text:p>3,15553523723261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437]*0.001/[.$C$2]))" office:value-type="float" office:value="3.15592769877993" calcext:value-type="float">
            <text:p>3,15592769877993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438]*0.001/[.$C$2]))" office:value-type="float" office:value="3.15631936827596" calcext:value-type="float">
            <text:p>3,15631936827596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439]*0.001/[.$C$2]))" office:value-type="float" office:value="3.15671024731919" calcext:value-type="float">
            <text:p>3,15671024731919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440]*0.001/[.$C$2]))" office:value-type="float" office:value="3.15710033750488" calcext:value-type="float">
            <text:p>3,15710033750488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441]*0.001/[.$C$2]))" office:value-type="float" office:value="3.15748964042507" calcext:value-type="float">
            <text:p>3,15748964042507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442]*0.001/[.$C$2]))" office:value-type="float" office:value="3.1578781576686" calcext:value-type="float">
            <text:p>3,1578781576686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443]*0.001/[.$C$2]))" office:value-type="float" office:value="3.15826589082109" calcext:value-type="float">
            <text:p>3,15826589082109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444]*0.001/[.$C$2]))" office:value-type="float" office:value="3.15865284146495" calcext:value-type="float">
            <text:p>3,15865284146495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445]*0.001/[.$C$2]))" office:value-type="float" office:value="3.15903901117943" calcext:value-type="float">
            <text:p>3,15903901117943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446]*0.001/[.$C$2]))" office:value-type="float" office:value="3.15942440154056" calcext:value-type="float">
            <text:p>3,15942440154056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447]*0.001/[.$C$2]))" office:value-type="float" office:value="3.15980901412121" calcext:value-type="float">
            <text:p>3,15980901412121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448]*0.001/[.$C$2]))" office:value-type="float" office:value="3.16019285049105" calcext:value-type="float">
            <text:p>3,16019285049105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422" calcext:value-type="float">
            <text:p>142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449]*0.001/[.$C$2]))" office:value-type="float" office:value="3.16057591221662" calcext:value-type="float">
            <text:p>3,16057591221662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450]*0.001/[.$C$2]))" office:value-type="float" office:value="3.16095820086128" calcext:value-type="float">
            <text:p>3,16095820086128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424" calcext:value-type="float">
            <text:p>1424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451]*0.001/[.$C$2]))" office:value-type="float" office:value="3.16133971798521" calcext:value-type="float">
            <text:p>3,16133971798521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452]*0.001/[.$C$2]))" office:value-type="float" office:value="3.16172046514549" calcext:value-type="float">
            <text:p>3,16172046514549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426" calcext:value-type="float">
            <text:p>1426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453]*0.001/[.$C$2]))" office:value-type="float" office:value="3.16210044389601" calcext:value-type="float">
            <text:p>3,16210044389601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454]*0.001/[.$C$2]))" office:value-type="float" office:value="3.16247965578756" calcext:value-type="float">
            <text:p>3,16247965578756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455]*0.001/[.$C$2]))" office:value-type="float" office:value="3.16285810236779" calcext:value-type="float">
            <text:p>3,16285810236779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456]*0.001/[.$C$2]))" office:value-type="float" office:value="3.16323578518121" calcext:value-type="float">
            <text:p>3,16323578518121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457]*0.001/[.$C$2]))" office:value-type="float" office:value="3.16361270576923" calcext:value-type="float">
            <text:p>3,16361270576923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458]*0.001/[.$C$2]))" office:value-type="float" office:value="3.16398886567014" calcext:value-type="float">
            <text:p>3,16398886567014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459]*0.001/[.$C$2]))" office:value-type="float" office:value="3.16436426641915" calcext:value-type="float">
            <text:p>3,16436426641915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460]*0.001/[.$C$2]))" office:value-type="float" office:value="3.16473890954833" calcext:value-type="float">
            <text:p>3,16473890954833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461]*0.001/[.$C$2]))" office:value-type="float" office:value="3.16511279658669" calcext:value-type="float">
            <text:p>3,16511279658669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462]*0.001/[.$C$2]))" office:value-type="float" office:value="3.16548592906014" calcext:value-type="float">
            <text:p>3,16548592906014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463]*0.001/[.$C$2]))" office:value-type="float" office:value="3.16585830849152" calcext:value-type="float">
            <text:p>3,16585830849152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464]*0.001/[.$C$2]))" office:value-type="float" office:value="3.1662299364006" calcext:value-type="float">
            <text:p>3,1662299364006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438" calcext:value-type="float">
            <text:p>1438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465]*0.001/[.$C$2]))" office:value-type="float" office:value="3.16660081430405" calcext:value-type="float">
            <text:p>3,16660081430405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439" calcext:value-type="float">
            <text:p>1439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466]*0.001/[.$C$2]))" office:value-type="float" office:value="3.16697094371552" calcext:value-type="float">
            <text:p>3,16697094371552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467]*0.001/[.$C$2]))" office:value-type="float" office:value="3.16734032614559" calcext:value-type="float">
            <text:p>3,16734032614559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468]*0.001/[.$C$2]))" office:value-type="float" office:value="3.16770896310179" calcext:value-type="float">
            <text:p>3,16770896310179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442" calcext:value-type="float">
            <text:p>144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469]*0.001/[.$C$2]))" office:value-type="float" office:value="3.16807685608859" calcext:value-type="float">
            <text:p>3,16807685608859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470]*0.001/[.$C$2]))" office:value-type="float" office:value="3.16844400660747" calcext:value-type="float">
            <text:p>3,16844400660747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471]*0.001/[.$C$2]))" office:value-type="float" office:value="3.16881041615683" calcext:value-type="float">
            <text:p>3,16881041615683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472]*0.001/[.$C$2]))" office:value-type="float" office:value="3.16917608623207" calcext:value-type="float">
            <text:p>3,16917608623207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446" calcext:value-type="float">
            <text:p>1446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473]*0.001/[.$C$2]))" office:value-type="float" office:value="3.16954101832557" calcext:value-type="float">
            <text:p>3,16954101832557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474]*0.001/[.$C$2]))" office:value-type="float" office:value="3.16990521392671" calcext:value-type="float">
            <text:p>3,16990521392671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475]*0.001/[.$C$2]))" office:value-type="float" office:value="3.17026867452183" calcext:value-type="float">
            <text:p>3,17026867452183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476]*0.001/[.$C$2]))" office:value-type="float" office:value="3.17063140159431" calcext:value-type="float">
            <text:p>3,17063140159431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477]*0.001/[.$C$2]))" office:value-type="float" office:value="3.17099339662451" calcext:value-type="float">
            <text:p>3,17099339662451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478]*0.001/[.$C$2]))" office:value-type="float" office:value="3.17135466108981" calcext:value-type="float">
            <text:p>3,17135466108981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479]*0.001/[.$C$2]))" office:value-type="float" office:value="3.17171519646461" calcext:value-type="float">
            <text:p>3,17171519646461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480]*0.001/[.$C$2]))" office:value-type="float" office:value="3.17207500422034" calcext:value-type="float">
            <text:p>3,17207500422034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481]*0.001/[.$C$2]))" office:value-type="float" office:value="3.17243408582544" calcext:value-type="float">
            <text:p>3,17243408582544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482]*0.001/[.$C$2]))" office:value-type="float" office:value="3.17279244274541" calcext:value-type="float">
            <text:p>3,17279244274541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483]*0.001/[.$C$2]))" office:value-type="float" office:value="3.17315007644278" calcext:value-type="float">
            <text:p>3,17315007644278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484]*0.001/[.$C$2]))" office:value-type="float" office:value="3.17350698837713" calcext:value-type="float">
            <text:p>3,17350698837713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485]*0.001/[.$C$2]))" office:value-type="float" office:value="3.1738631800051" calcext:value-type="float">
            <text:p>3,1738631800051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486]*0.001/[.$C$2]))" office:value-type="float" office:value="3.17421865278038" calcext:value-type="float">
            <text:p>3,17421865278038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487]*0.001/[.$C$2]))" office:value-type="float" office:value="3.17457340815373" calcext:value-type="float">
            <text:p>3,17457340815373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488]*0.001/[.$C$2]))" office:value-type="float" office:value="3.17492744757299" calcext:value-type="float">
            <text:p>3,17492744757299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489]*0.001/[.$C$2]))" office:value-type="float" office:value="3.17528077248307" calcext:value-type="float">
            <text:p>3,17528077248307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490]*0.001/[.$C$2]))" office:value-type="float" office:value="3.17563338432597" calcext:value-type="float">
            <text:p>3,17563338432597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491]*0.001/[.$C$2]))" office:value-type="float" office:value="3.17598528454076" calcext:value-type="float">
            <text:p>3,17598528454076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492]*0.001/[.$C$2]))" office:value-type="float" office:value="3.17633647456364" calcext:value-type="float">
            <text:p>3,17633647456364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466" calcext:value-type="float">
            <text:p>1466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493]*0.001/[.$C$2]))" office:value-type="float" office:value="3.17668695582789" calcext:value-type="float">
            <text:p>3,17668695582789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494]*0.001/[.$C$2]))" office:value-type="float" office:value="3.17703672976389" calcext:value-type="float">
            <text:p>3,17703672976389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495]*0.001/[.$C$2]))" office:value-type="float" office:value="3.17738579779914" calcext:value-type="float">
            <text:p>3,17738579779914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496]*0.001/[.$C$2]))" office:value-type="float" office:value="3.17773416135828" calcext:value-type="float">
            <text:p>3,17773416135828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497]*0.001/[.$C$2]))" office:value-type="float" office:value="3.17808182186305" calcext:value-type="float">
            <text:p>3,17808182186305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498]*0.001/[.$C$2]))" office:value-type="float" office:value="3.17842878073233" calcext:value-type="float">
            <text:p>3,17842878073233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499]*0.001/[.$C$2]))" office:value-type="float" office:value="3.17877503938213" calcext:value-type="float">
            <text:p>3,17877503938213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500]*0.001/[.$C$2]))" office:value-type="float" office:value="3.1791205992256" calcext:value-type="float">
            <text:p>3,1791205992256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474" calcext:value-type="float">
            <text:p>1474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501]*0.001/[.$C$2]))" office:value-type="float" office:value="3.17946546167306" calcext:value-type="float">
            <text:p>3,17946546167306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502]*0.001/[.$C$2]))" office:value-type="float" office:value="3.17980962813197" calcext:value-type="float">
            <text:p>3,17980962813197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503]*0.001/[.$C$2]))" office:value-type="float" office:value="3.18015310000693" calcext:value-type="float">
            <text:p>3,18015310000693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504]*0.001/[.$C$2]))" office:value-type="float" office:value="3.18049587869974" calcext:value-type="float">
            <text:p>3,18049587869974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478" calcext:value-type="float">
            <text:p>1478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505]*0.001/[.$C$2]))" office:value-type="float" office:value="3.18083796560935" calcext:value-type="float">
            <text:p>3,18083796560935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506]*0.001/[.$C$2]))" office:value-type="float" office:value="3.18117936213188" calcext:value-type="float">
            <text:p>3,18117936213188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507]*0.001/[.$C$2]))" office:value-type="float" office:value="3.18152006966066" calcext:value-type="float">
            <text:p>3,18152006966066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508]*0.001/[.$C$2]))" office:value-type="float" office:value="3.18186008958618" calcext:value-type="float">
            <text:p>3,18186008958618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509]*0.001/[.$C$2]))" office:value-type="float" office:value="3.18219942329615" calcext:value-type="float">
            <text:p>3,18219942329615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510]*0.001/[.$C$2]))" office:value-type="float" office:value="3.18253807217545" calcext:value-type="float">
            <text:p>3,18253807217545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511]*0.001/[.$C$2]))" office:value-type="float" office:value="3.18287603760618" calcext:value-type="float">
            <text:p>3,18287603760618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512]*0.001/[.$C$2]))" office:value-type="float" office:value="3.18321332096766" calcext:value-type="float">
            <text:p>3,18321332096766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513]*0.001/[.$C$2]))" office:value-type="float" office:value="3.1835499236364" calcext:value-type="float">
            <text:p>3,1835499236364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514]*0.001/[.$C$2]))" office:value-type="float" office:value="3.18388584698617" calcext:value-type="float">
            <text:p>3,18388584698617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515]*0.001/[.$C$2]))" office:value-type="float" office:value="3.18422109238794" calcext:value-type="float">
            <text:p>3,18422109238794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516]*0.001/[.$C$2]))" office:value-type="float" office:value="3.18455566120991" calcext:value-type="float">
            <text:p>3,18455566120991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517]*0.001/[.$C$2]))" office:value-type="float" office:value="3.18488955481754" calcext:value-type="float">
            <text:p>3,18488955481754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518]*0.001/[.$C$2]))" office:value-type="float" office:value="3.18522277457351" calcext:value-type="float">
            <text:p>3,18522277457351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492" calcext:value-type="float">
            <text:p>149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519]*0.001/[.$C$2]))" office:value-type="float" office:value="3.18555532183778" calcext:value-type="float">
            <text:p>3,18555532183778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520]*0.001/[.$C$2]))" office:value-type="float" office:value="3.18588719796753" calcext:value-type="float">
            <text:p>3,18588719796753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494" calcext:value-type="float">
            <text:p>1494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521]*0.001/[.$C$2]))" office:value-type="float" office:value="3.18621840431722" calcext:value-type="float">
            <text:p>3,18621840431722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522]*0.001/[.$C$2]))" office:value-type="float" office:value="3.18654894223859" calcext:value-type="float">
            <text:p>3,18654894223859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523]*0.001/[.$C$2]))" office:value-type="float" office:value="3.18687881308062" calcext:value-type="float">
            <text:p>3,18687881308062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524]*0.001/[.$C$2]))" office:value-type="float" office:value="3.1872080181896" calcext:value-type="float">
            <text:p>3,1872080181896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525]*0.001/[.$C$2]))" office:value-type="float" office:value="3.18753655890907" calcext:value-type="float">
            <text:p>3,18753655890907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526]*0.001/[.$C$2]))" office:value-type="float" office:value="3.1878644365799" calcext:value-type="float">
            <text:p>3,1878644365799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527]*0.001/[.$C$2]))" office:value-type="float" office:value="3.1881916525402" calcext:value-type="float">
            <text:p>3,1881916525402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528]*0.001/[.$C$2]))" office:value-type="float" office:value="3.18851820812544" calcext:value-type="float">
            <text:p>3,18851820812544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529]*0.001/[.$C$2]))" office:value-type="float" office:value="3.18884410466835" calcext:value-type="float">
            <text:p>3,18884410466835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530]*0.001/[.$C$2]))" office:value-type="float" office:value="3.18916934349898" calcext:value-type="float">
            <text:p>3,18916934349898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531]*0.001/[.$C$2]))" office:value-type="float" office:value="3.1894939259447" calcext:value-type="float">
            <text:p>3,1894939259447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532]*0.001/[.$C$2]))" office:value-type="float" office:value="3.18981785333022" calcext:value-type="float">
            <text:p>3,18981785333022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506" calcext:value-type="float">
            <text:p>1506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533]*0.001/[.$C$2]))" office:value-type="float" office:value="3.19014112697754" calcext:value-type="float">
            <text:p>3,19014112697754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534]*0.001/[.$C$2]))" office:value-type="float" office:value="3.19046374820601" calcext:value-type="float">
            <text:p>3,19046374820601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508" calcext:value-type="float">
            <text:p>1508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535]*0.001/[.$C$2]))" office:value-type="float" office:value="3.19078571833233" calcext:value-type="float">
            <text:p>3,19078571833233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536]*0.001/[.$C$2]))" office:value-type="float" office:value="3.19110703867052" calcext:value-type="float">
            <text:p>3,19110703867052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537]*0.001/[.$C$2]))" office:value-type="float" office:value="3.19142771053196" calcext:value-type="float">
            <text:p>3,19142771053196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538]*0.001/[.$C$2]))" office:value-type="float" office:value="3.19174773522538" calcext:value-type="float">
            <text:p>3,19174773522538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539]*0.001/[.$C$2]))" office:value-type="float" office:value="3.19206711405688" calcext:value-type="float">
            <text:p>3,19206711405688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540]*0.001/[.$C$2]))" office:value-type="float" office:value="3.19238584832991" calcext:value-type="float">
            <text:p>3,19238584832991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541]*0.001/[.$C$2]))" office:value-type="float" office:value="3.19270393934528" calcext:value-type="float">
            <text:p>3,19270393934528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542]*0.001/[.$C$2]))" office:value-type="float" office:value="3.19302138840121" calcext:value-type="float">
            <text:p>3,19302138840121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543]*0.001/[.$C$2]))" office:value-type="float" office:value="3.19333819679327" calcext:value-type="float">
            <text:p>3,19333819679327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544]*0.001/[.$C$2]))" office:value-type="float" office:value="3.19365436581442" calcext:value-type="float">
            <text:p>3,19365436581442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545]*0.001/[.$C$2]))" office:value-type="float" office:value="3.19396989675502" calcext:value-type="float">
            <text:p>3,19396989675502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546]*0.001/[.$C$2]))" office:value-type="float" office:value="3.19428479090281" calcext:value-type="float">
            <text:p>3,19428479090281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547]*0.001/[.$C$2]))" office:value-type="float" office:value="3.19459904954296" calcext:value-type="float">
            <text:p>3,19459904954296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548]*0.001/[.$C$2]))" office:value-type="float" office:value="3.19491267395801" calcext:value-type="float">
            <text:p>3,19491267395801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522" calcext:value-type="float">
            <text:p>152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549]*0.001/[.$C$2]))" office:value-type="float" office:value="3.19522566542794" calcext:value-type="float">
            <text:p>3,19522566542794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550]*0.001/[.$C$2]))" office:value-type="float" office:value="3.19553802523013" calcext:value-type="float">
            <text:p>3,19553802523013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551]*0.001/[.$C$2]))" office:value-type="float" office:value="3.19584975463939" calcext:value-type="float">
            <text:p>3,19584975463939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552]*0.001/[.$C$2]))" office:value-type="float" office:value="3.19616085492796" calcext:value-type="float">
            <text:p>3,19616085492796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553]*0.001/[.$C$2]))" office:value-type="float" office:value="3.19647132736551" calcext:value-type="float">
            <text:p>3,19647132736551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554]*0.001/[.$C$2]))" office:value-type="float" office:value="3.19678117321914" calcext:value-type="float">
            <text:p>3,19678117321914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555]*0.001/[.$C$2]))" office:value-type="float" office:value="3.19709039375339" calcext:value-type="float">
            <text:p>3,19709039375339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556]*0.001/[.$C$2]))" office:value-type="float" office:value="3.19739899023027" calcext:value-type="float">
            <text:p>3,19739899023027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557]*0.001/[.$C$2]))" office:value-type="float" office:value="3.19770696390923" calcext:value-type="float">
            <text:p>3,19770696390923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558]*0.001/[.$C$2]))" office:value-type="float" office:value="3.19801431604716" calcext:value-type="float">
            <text:p>3,19801431604716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559]*0.001/[.$C$2]))" office:value-type="float" office:value="3.19832104789845" calcext:value-type="float">
            <text:p>3,19832104789845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560]*0.001/[.$C$2]))" office:value-type="float" office:value="3.19862716071494" calcext:value-type="float">
            <text:p>3,19862716071494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561]*0.001/[.$C$2]))" office:value-type="float" office:value="3.19893265574593" calcext:value-type="float">
            <text:p>3,19893265574593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562]*0.001/[.$C$2]))" office:value-type="float" office:value="3.19923753423821" calcext:value-type="float">
            <text:p>3,19923753423821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563]*0.001/[.$C$2]))" office:value-type="float" office:value="3.19954179743607" calcext:value-type="float">
            <text:p>3,19954179743607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564]*0.001/[.$C$2]))" office:value-type="float" office:value="3.19984544658127" calcext:value-type="float">
            <text:p>3,19984544658127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538" calcext:value-type="float">
            <text:p>1538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565]*0.001/[.$C$2]))" office:value-type="float" office:value="3.20014848291306" calcext:value-type="float">
            <text:p>3,20014848291306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566]*0.001/[.$C$2]))" office:value-type="float" office:value="3.2004509076682" calcext:value-type="float">
            <text:p>3,2004509076682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567]*0.001/[.$C$2]))" office:value-type="float" office:value="3.20075272208096" calcext:value-type="float">
            <text:p>3,20075272208096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568]*0.001/[.$C$2]))" office:value-type="float" office:value="3.2010539273831" calcext:value-type="float">
            <text:p>3,2010539273831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542" calcext:value-type="float">
            <text:p>154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569]*0.001/[.$C$2]))" office:value-type="float" office:value="3.20135452480391" calcext:value-type="float">
            <text:p>3,20135452480391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570]*0.001/[.$C$2]))" office:value-type="float" office:value="3.20165451557019" calcext:value-type="float">
            <text:p>3,20165451557019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571]*0.001/[.$C$2]))" office:value-type="float" office:value="3.20195390090627" calcext:value-type="float">
            <text:p>3,20195390090627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572]*0.001/[.$C$2]))" office:value-type="float" office:value="3.20225268203401" calcext:value-type="float">
            <text:p>3,20225268203401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546" calcext:value-type="float">
            <text:p>1546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573]*0.001/[.$C$2]))" office:value-type="float" office:value="3.2025508601728" calcext:value-type="float">
            <text:p>3,2025508601728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574]*0.001/[.$C$2]))" office:value-type="float" office:value="3.20284843653956" calcext:value-type="float">
            <text:p>3,20284843653956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548" calcext:value-type="float">
            <text:p>1548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575]*0.001/[.$C$2]))" office:value-type="float" office:value="3.20314541234877" calcext:value-type="float">
            <text:p>3,20314541234877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576]*0.001/[.$C$2]))" office:value-type="float" office:value="3.20344178881245" calcext:value-type="float">
            <text:p>3,20344178881245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577]*0.001/[.$C$2]))" office:value-type="float" office:value="3.20373756714019" calcext:value-type="float">
            <text:p>3,20373756714019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578]*0.001/[.$C$2]))" office:value-type="float" office:value="3.20403274853911" calcext:value-type="float">
            <text:p>3,20403274853911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579]*0.001/[.$C$2]))" office:value-type="float" office:value="3.20432733421392" calcext:value-type="float">
            <text:p>3,20432733421392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580]*0.001/[.$C$2]))" office:value-type="float" office:value="3.20462132536688" calcext:value-type="float">
            <text:p>3,20462132536688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554" calcext:value-type="float">
            <text:p>1554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581]*0.001/[.$C$2]))" office:value-type="float" office:value="3.20491472319784" calcext:value-type="float">
            <text:p>3,20491472319784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582]*0.001/[.$C$2]))" office:value-type="float" office:value="3.20520752890421" calcext:value-type="float">
            <text:p>3,20520752890421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556" calcext:value-type="float">
            <text:p>1556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583]*0.001/[.$C$2]))" office:value-type="float" office:value="3.20549974368101" calcext:value-type="float">
            <text:p>3,20549974368101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584]*0.001/[.$C$2]))" office:value-type="float" office:value="3.20579136872081" calcext:value-type="float">
            <text:p>3,20579136872081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558" calcext:value-type="float">
            <text:p>1558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585]*0.001/[.$C$2]))" office:value-type="float" office:value="3.20608240521382" calcext:value-type="float">
            <text:p>3,20608240521382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586]*0.001/[.$C$2]))" office:value-type="float" office:value="3.2063728543478" calcext:value-type="float">
            <text:p>3,2063728543478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587]*0.001/[.$C$2]))" office:value-type="float" office:value="3.20666271730815" calcext:value-type="float">
            <text:p>3,20666271730815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588]*0.001/[.$C$2]))" office:value-type="float" office:value="3.20695199527786" calcext:value-type="float">
            <text:p>3,20695199527786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562" calcext:value-type="float">
            <text:p>156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589]*0.001/[.$C$2]))" office:value-type="float" office:value="3.20724068943754" calcext:value-type="float">
            <text:p>3,20724068943754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563" calcext:value-type="float">
            <text:p>1563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590]*0.001/[.$C$2]))" office:value-type="float" office:value="3.20752880096541" calcext:value-type="float">
            <text:p>3,20752880096541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591]*0.001/[.$C$2]))" office:value-type="float" office:value="3.20781633103731" calcext:value-type="float">
            <text:p>3,20781633103731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592]*0.001/[.$C$2]))" office:value-type="float" office:value="3.20810328082673" calcext:value-type="float">
            <text:p>3,20810328082673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566" calcext:value-type="float">
            <text:p>1566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593]*0.001/[.$C$2]))" office:value-type="float" office:value="3.20838965150476" calcext:value-type="float">
            <text:p>3,20838965150476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594]*0.001/[.$C$2]))" office:value-type="float" office:value="3.20867544424014" calcext:value-type="float">
            <text:p>3,20867544424014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595]*0.001/[.$C$2]))" office:value-type="float" office:value="3.20896066019926" calcext:value-type="float">
            <text:p>3,20896066019926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596]*0.001/[.$C$2]))" office:value-type="float" office:value="3.20924530054614" calcext:value-type="float">
            <text:p>3,20924530054614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597]*0.001/[.$C$2]))" office:value-type="float" office:value="3.20952936644247" calcext:value-type="float">
            <text:p>3,20952936644247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571" calcext:value-type="float">
            <text:p>1571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598]*0.001/[.$C$2]))" office:value-type="float" office:value="3.20981285904758" calcext:value-type="float">
            <text:p>3,20981285904758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572" calcext:value-type="float">
            <text:p>157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599]*0.001/[.$C$2]))" office:value-type="float" office:value="3.21009577951846" calcext:value-type="float">
            <text:p>3,21009577951846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600]*0.001/[.$C$2]))" office:value-type="float" office:value="3.21037812900978" calcext:value-type="float">
            <text:p>3,21037812900978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574" calcext:value-type="float">
            <text:p>1574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601]*0.001/[.$C$2]))" office:value-type="float" office:value="3.21065990867386" calcext:value-type="float">
            <text:p>3,21065990867386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602]*0.001/[.$C$2]))" office:value-type="float" office:value="3.21094111966071" calcext:value-type="float">
            <text:p>3,21094111966071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576" calcext:value-type="float">
            <text:p>1576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603]*0.001/[.$C$2]))" office:value-type="float" office:value="3.21122176311802" calcext:value-type="float">
            <text:p>3,21122176311802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577" calcext:value-type="float">
            <text:p>1577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604]*0.001/[.$C$2]))" office:value-type="float" office:value="3.21150184019114" calcext:value-type="float">
            <text:p>3,21150184019114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578" calcext:value-type="float">
            <text:p>1578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605]*0.001/[.$C$2]))" office:value-type="float" office:value="3.21178135202313" calcext:value-type="float">
            <text:p>3,21178135202313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579" calcext:value-type="float">
            <text:p>1579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606]*0.001/[.$C$2]))" office:value-type="float" office:value="3.21206029975475" calcext:value-type="float">
            <text:p>3,21206029975475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607]*0.001/[.$C$2]))" office:value-type="float" office:value="3.21233868452443" calcext:value-type="float">
            <text:p>3,21233868452443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608]*0.001/[.$C$2]))" office:value-type="float" office:value="3.21261650746834" calcext:value-type="float">
            <text:p>3,21261650746834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582" calcext:value-type="float">
            <text:p>158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609]*0.001/[.$C$2]))" office:value-type="float" office:value="3.21289376972031" calcext:value-type="float">
            <text:p>3,21289376972031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583" calcext:value-type="float">
            <text:p>1583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610]*0.001/[.$C$2]))" office:value-type="float" office:value="3.21317047241193" calcext:value-type="float">
            <text:p>3,21317047241193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584" calcext:value-type="float">
            <text:p>1584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611]*0.001/[.$C$2]))" office:value-type="float" office:value="3.21344661667247" calcext:value-type="float">
            <text:p>3,21344661667247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612]*0.001/[.$C$2]))" office:value-type="float" office:value="3.21372220362895" calcext:value-type="float">
            <text:p>3,21372220362895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586" calcext:value-type="float">
            <text:p>1586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613]*0.001/[.$C$2]))" office:value-type="float" office:value="3.21399723440608" calcext:value-type="float">
            <text:p>3,21399723440608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587" calcext:value-type="float">
            <text:p>1587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614]*0.001/[.$C$2]))" office:value-type="float" office:value="3.21427171012633" calcext:value-type="float">
            <text:p>3,21427171012633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588" calcext:value-type="float">
            <text:p>1588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615]*0.001/[.$C$2]))" office:value-type="float" office:value="3.2145456319099" calcext:value-type="float">
            <text:p>3,2145456319099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589" calcext:value-type="float">
            <text:p>1589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616]*0.001/[.$C$2]))" office:value-type="float" office:value="3.21481900087472" calcext:value-type="float">
            <text:p>3,21481900087472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617]*0.001/[.$C$2]))" office:value-type="float" office:value="3.21509181813647" calcext:value-type="float">
            <text:p>3,21509181813647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591" calcext:value-type="float">
            <text:p>1591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618]*0.001/[.$C$2]))" office:value-type="float" office:value="3.21536408480858" calcext:value-type="float">
            <text:p>3,21536408480858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592" calcext:value-type="float">
            <text:p>159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619]*0.001/[.$C$2]))" office:value-type="float" office:value="3.21563580200221" calcext:value-type="float">
            <text:p>3,21563580200221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593" calcext:value-type="float">
            <text:p>1593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620]*0.001/[.$C$2]))" office:value-type="float" office:value="3.21590697082632" calcext:value-type="float">
            <text:p>3,21590697082632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594" calcext:value-type="float">
            <text:p>1594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621]*0.001/[.$C$2]))" office:value-type="float" office:value="3.2161775923876" calcext:value-type="float">
            <text:p>3,2161775923876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595" calcext:value-type="float">
            <text:p>1595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622]*0.001/[.$C$2]))" office:value-type="float" office:value="3.21644766779052" calcext:value-type="float">
            <text:p>3,21644766779052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596" calcext:value-type="float">
            <text:p>1596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623]*0.001/[.$C$2]))" office:value-type="float" office:value="3.21671719813731" calcext:value-type="float">
            <text:p>3,21671719813731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597" calcext:value-type="float">
            <text:p>1597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624]*0.001/[.$C$2]))" office:value-type="float" office:value="3.21698618452798" calcext:value-type="float">
            <text:p>3,21698618452798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625]*0.001/[.$C$2]))" office:value-type="float" office:value="3.21725462806033" calcext:value-type="float">
            <text:p>3,21725462806033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599" calcext:value-type="float">
            <text:p>1599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626]*0.001/[.$C$2]))" office:value-type="float" office:value="3.21752252982994" calcext:value-type="float">
            <text:p>3,21752252982994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627]*0.001/[.$C$2]))" office:value-type="float" office:value="3.21778989093016" calcext:value-type="float">
            <text:p>3,21778989093016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628]*0.001/[.$C$2]))" office:value-type="float" office:value="3.21805671245216" calcext:value-type="float">
            <text:p>3,21805671245216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602" calcext:value-type="float">
            <text:p>160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629]*0.001/[.$C$2]))" office:value-type="float" office:value="3.21832299548489" calcext:value-type="float">
            <text:p>3,21832299548489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603" calcext:value-type="float">
            <text:p>1603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630]*0.001/[.$C$2]))" office:value-type="float" office:value="3.21858874111512" calcext:value-type="float">
            <text:p>3,21858874111512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604" calcext:value-type="float">
            <text:p>1604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631]*0.001/[.$C$2]))" office:value-type="float" office:value="3.2188539504274" calcext:value-type="float">
            <text:p>3,2188539504274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605" calcext:value-type="float">
            <text:p>1605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632]*0.001/[.$C$2]))" office:value-type="float" office:value="3.21911862450412" calcext:value-type="float">
            <text:p>3,21911862450412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606" calcext:value-type="float">
            <text:p>1606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633]*0.001/[.$C$2]))" office:value-type="float" office:value="3.21938276442547" calcext:value-type="float">
            <text:p>3,21938276442547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634]*0.001/[.$C$2]))" office:value-type="float" office:value="3.21964637126946" calcext:value-type="float">
            <text:p>3,21964637126946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635]*0.001/[.$C$2]))" office:value-type="float" office:value="3.21990944611192" calcext:value-type="float">
            <text:p>3,21990944611192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636]*0.001/[.$C$2]))" office:value-type="float" office:value="3.22017199002653" calcext:value-type="float">
            <text:p>3,22017199002653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637]*0.001/[.$C$2]))" office:value-type="float" office:value="3.22043400408478" calcext:value-type="float">
            <text:p>3,22043400408478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638]*0.001/[.$C$2]))" office:value-type="float" office:value="3.22069548935601" calcext:value-type="float">
            <text:p>3,22069548935601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612" calcext:value-type="float">
            <text:p>161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639]*0.001/[.$C$2]))" office:value-type="float" office:value="3.2209564469074" calcext:value-type="float">
            <text:p>3,2209564469074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640]*0.001/[.$C$2]))" office:value-type="float" office:value="3.22121687780397" calcext:value-type="float">
            <text:p>3,22121687780397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641]*0.001/[.$C$2]))" office:value-type="float" office:value="3.22147678310859" calcext:value-type="float">
            <text:p>3,22147678310859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642]*0.001/[.$C$2]))" office:value-type="float" office:value="3.221736163882" calcext:value-type="float">
            <text:p>3,221736163882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616" calcext:value-type="float">
            <text:p>1616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643]*0.001/[.$C$2]))" office:value-type="float" office:value="3.22199502118278" calcext:value-type="float">
            <text:p>3,22199502118278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617" calcext:value-type="float">
            <text:p>1617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644]*0.001/[.$C$2]))" office:value-type="float" office:value="3.2222533560674" calcext:value-type="float">
            <text:p>3,2222533560674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618" calcext:value-type="float">
            <text:p>1618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645]*0.001/[.$C$2]))" office:value-type="float" office:value="3.22251116959016" calcext:value-type="float">
            <text:p>3,22251116959016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619" calcext:value-type="float">
            <text:p>1619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646]*0.001/[.$C$2]))" office:value-type="float" office:value="3.22276846280327" calcext:value-type="float">
            <text:p>3,22276846280327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647]*0.001/[.$C$2]))" office:value-type="float" office:value="3.22302523675679" calcext:value-type="float">
            <text:p>3,22302523675679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648]*0.001/[.$C$2]))" office:value-type="float" office:value="3.22328149249867" calcext:value-type="float">
            <text:p>3,22328149249867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622" calcext:value-type="float">
            <text:p>162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649]*0.001/[.$C$2]))" office:value-type="float" office:value="3.22353723107475" calcext:value-type="float">
            <text:p>3,22353723107475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623" calcext:value-type="float">
            <text:p>1623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650]*0.001/[.$C$2]))" office:value-type="float" office:value="3.22379245352875" calcext:value-type="float">
            <text:p>3,22379245352875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624" calcext:value-type="float">
            <text:p>1624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651]*0.001/[.$C$2]))" office:value-type="float" office:value="3.2240471609023" calcext:value-type="float">
            <text:p>3,2240471609023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652]*0.001/[.$C$2]))" office:value-type="float" office:value="3.2243013542349" calcext:value-type="float">
            <text:p>3,2243013542349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626" calcext:value-type="float">
            <text:p>1626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653]*0.001/[.$C$2]))" office:value-type="float" office:value="3.22455503456398" calcext:value-type="float">
            <text:p>3,22455503456398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627" calcext:value-type="float">
            <text:p>1627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654]*0.001/[.$C$2]))" office:value-type="float" office:value="3.22480820292486" calcext:value-type="float">
            <text:p>3,22480820292486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628" calcext:value-type="float">
            <text:p>1628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655]*0.001/[.$C$2]))" office:value-type="float" office:value="3.22506086035077" calcext:value-type="float">
            <text:p>3,22506086035077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629" calcext:value-type="float">
            <text:p>1629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656]*0.001/[.$C$2]))" office:value-type="float" office:value="3.22531300787287" calcext:value-type="float">
            <text:p>3,22531300787287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657]*0.001/[.$C$2]))" office:value-type="float" office:value="3.22556464652022" calcext:value-type="float">
            <text:p>3,22556464652022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631" calcext:value-type="float">
            <text:p>1631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658]*0.001/[.$C$2]))" office:value-type="float" office:value="3.22581577731982" calcext:value-type="float">
            <text:p>3,22581577731982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632" calcext:value-type="float">
            <text:p>163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659]*0.001/[.$C$2]))" office:value-type="float" office:value="3.22606640129659" calcext:value-type="float">
            <text:p>3,22606640129659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633" calcext:value-type="float">
            <text:p>1633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660]*0.001/[.$C$2]))" office:value-type="float" office:value="3.22631651947337" calcext:value-type="float">
            <text:p>3,22631651947337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634" calcext:value-type="float">
            <text:p>1634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661]*0.001/[.$C$2]))" office:value-type="float" office:value="3.22656613287096" calcext:value-type="float">
            <text:p>3,22656613287096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635" calcext:value-type="float">
            <text:p>1635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662]*0.001/[.$C$2]))" office:value-type="float" office:value="3.22681524250808" calcext:value-type="float">
            <text:p>3,22681524250808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636" calcext:value-type="float">
            <text:p>1636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663]*0.001/[.$C$2]))" office:value-type="float" office:value="3.22706384940139" calcext:value-type="float">
            <text:p>3,22706384940139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637" calcext:value-type="float">
            <text:p>1637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664]*0.001/[.$C$2]))" office:value-type="float" office:value="3.22731195456553" calcext:value-type="float">
            <text:p>3,22731195456553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638" calcext:value-type="float">
            <text:p>1638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665]*0.001/[.$C$2]))" office:value-type="float" office:value="3.22755955901306" calcext:value-type="float">
            <text:p>3,22755955901306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639" calcext:value-type="float">
            <text:p>1639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666]*0.001/[.$C$2]))" office:value-type="float" office:value="3.22780666375451" calcext:value-type="float">
            <text:p>3,22780666375451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667]*0.001/[.$C$2]))" office:value-type="float" office:value="3.22805326979836" calcext:value-type="float">
            <text:p>3,22805326979836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668]*0.001/[.$C$2]))" office:value-type="float" office:value="3.22829937815107" calcext:value-type="float">
            <text:p>3,22829937815107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642" calcext:value-type="float">
            <text:p>164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669]*0.001/[.$C$2]))" office:value-type="float" office:value="3.22854498981707" calcext:value-type="float">
            <text:p>3,22854498981707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643" calcext:value-type="float">
            <text:p>1643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670]*0.001/[.$C$2]))" office:value-type="float" office:value="3.22879010579874" calcext:value-type="float">
            <text:p>3,22879010579874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644" calcext:value-type="float">
            <text:p>1644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671]*0.001/[.$C$2]))" office:value-type="float" office:value="3.22903472709645" calcext:value-type="float">
            <text:p>3,22903472709645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645" calcext:value-type="float">
            <text:p>1645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672]*0.001/[.$C$2]))" office:value-type="float" office:value="3.22927885470857" calcext:value-type="float">
            <text:p>3,22927885470857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646" calcext:value-type="float">
            <text:p>1646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673]*0.001/[.$C$2]))" office:value-type="float" office:value="3.22952248963143" calcext:value-type="float">
            <text:p>3,22952248963143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647" calcext:value-type="float">
            <text:p>1647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674]*0.001/[.$C$2]))" office:value-type="float" office:value="3.22976563285935" calcext:value-type="float">
            <text:p>3,22976563285935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648" calcext:value-type="float">
            <text:p>1648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675]*0.001/[.$C$2]))" office:value-type="float" office:value="3.23000828538466" calcext:value-type="float">
            <text:p>3,23000828538466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649" calcext:value-type="float">
            <text:p>1649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676]*0.001/[.$C$2]))" office:value-type="float" office:value="3.23025044819767" calcext:value-type="float">
            <text:p>3,23025044819767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677]*0.001/[.$C$2]))" office:value-type="float" office:value="3.2304921222867" calcext:value-type="float">
            <text:p>3,2304921222867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651" calcext:value-type="float">
            <text:p>1651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678]*0.001/[.$C$2]))" office:value-type="float" office:value="3.23073330863809" calcext:value-type="float">
            <text:p>3,23073330863809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652" calcext:value-type="float">
            <text:p>165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679]*0.001/[.$C$2]))" office:value-type="float" office:value="3.23097400823615" calcext:value-type="float">
            <text:p>3,23097400823615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653" calcext:value-type="float">
            <text:p>1653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680]*0.001/[.$C$2]))" office:value-type="float" office:value="3.23121422206324" calcext:value-type="float">
            <text:p>3,23121422206324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654" calcext:value-type="float">
            <text:p>1654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681]*0.001/[.$C$2]))" office:value-type="float" office:value="3.23145395109973" calcext:value-type="float">
            <text:p>3,23145395109973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655" calcext:value-type="float">
            <text:p>1655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682]*0.001/[.$C$2]))" office:value-type="float" office:value="3.23169319632399" calcext:value-type="float">
            <text:p>3,23169319632399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656" calcext:value-type="float">
            <text:p>1656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683]*0.001/[.$C$2]))" office:value-type="float" office:value="3.23193195871245" calcext:value-type="float">
            <text:p>3,23193195871245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657" calcext:value-type="float">
            <text:p>1657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684]*0.001/[.$C$2]))" office:value-type="float" office:value="3.23217023923954" calcext:value-type="float">
            <text:p>3,23217023923954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658" calcext:value-type="float">
            <text:p>1658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685]*0.001/[.$C$2]))" office:value-type="float" office:value="3.23240803887773" calcext:value-type="float">
            <text:p>3,23240803887773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659" calcext:value-type="float">
            <text:p>1659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686]*0.001/[.$C$2]))" office:value-type="float" office:value="3.23264535859755" calcext:value-type="float">
            <text:p>3,23264535859755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687]*0.001/[.$C$2]))" office:value-type="float" office:value="3.23288219936754" calcext:value-type="float">
            <text:p>3,23288219936754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661" calcext:value-type="float">
            <text:p>1661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688]*0.001/[.$C$2]))" office:value-type="float" office:value="3.2331185621543" calcext:value-type="float">
            <text:p>3,2331185621543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662" calcext:value-type="float">
            <text:p>166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689]*0.001/[.$C$2]))" office:value-type="float" office:value="3.23335444792249" calcext:value-type="float">
            <text:p>3,23335444792249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663" calcext:value-type="float">
            <text:p>1663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690]*0.001/[.$C$2]))" office:value-type="float" office:value="3.23358985763479" calcext:value-type="float">
            <text:p>3,23358985763479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664" calcext:value-type="float">
            <text:p>1664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691]*0.001/[.$C$2]))" office:value-type="float" office:value="3.23382479225197" calcext:value-type="float">
            <text:p>3,23382479225197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692]*0.001/[.$C$2]))" office:value-type="float" office:value="3.23405925273285" calcext:value-type="float">
            <text:p>3,23405925273285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666" calcext:value-type="float">
            <text:p>1666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693]*0.001/[.$C$2]))" office:value-type="float" office:value="3.23429324003432" calcext:value-type="float">
            <text:p>3,23429324003432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667" calcext:value-type="float">
            <text:p>1667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694]*0.001/[.$C$2]))" office:value-type="float" office:value="3.23452675511132" calcext:value-type="float">
            <text:p>3,23452675511132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668" calcext:value-type="float">
            <text:p>1668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695]*0.001/[.$C$2]))" office:value-type="float" office:value="3.23475979891688" calcext:value-type="float">
            <text:p>3,23475979891688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669" calcext:value-type="float">
            <text:p>1669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696]*0.001/[.$C$2]))" office:value-type="float" office:value="3.2349923724021" calcext:value-type="float">
            <text:p>3,2349923724021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697]*0.001/[.$C$2]))" office:value-type="float" office:value="3.23522447651618" calcext:value-type="float">
            <text:p>3,23522447651618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671" calcext:value-type="float">
            <text:p>1671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698]*0.001/[.$C$2]))" office:value-type="float" office:value="3.23545611220636" calcext:value-type="float">
            <text:p>3,23545611220636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672" calcext:value-type="float">
            <text:p>167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699]*0.001/[.$C$2]))" office:value-type="float" office:value="3.23568728041802" calcext:value-type="float">
            <text:p>3,23568728041802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673" calcext:value-type="float">
            <text:p>1673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700]*0.001/[.$C$2]))" office:value-type="float" office:value="3.2359179820946" calcext:value-type="float">
            <text:p>3,2359179820946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674" calcext:value-type="float">
            <text:p>1674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701]*0.001/[.$C$2]))" office:value-type="float" office:value="3.23614821817764" calcext:value-type="float">
            <text:p>3,23614821817764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675" calcext:value-type="float">
            <text:p>1675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702]*0.001/[.$C$2]))" office:value-type="float" office:value="3.23637798960678" calcext:value-type="float">
            <text:p>3,23637798960678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676" calcext:value-type="float">
            <text:p>1676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703]*0.001/[.$C$2]))" office:value-type="float" office:value="3.23660729731977" calcext:value-type="float">
            <text:p>3,23660729731977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677" calcext:value-type="float">
            <text:p>1677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704]*0.001/[.$C$2]))" office:value-type="float" office:value="3.23683614225248" calcext:value-type="float">
            <text:p>3,23683614225248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678" calcext:value-type="float">
            <text:p>1678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705]*0.001/[.$C$2]))" office:value-type="float" office:value="3.23706452533885" calcext:value-type="float">
            <text:p>3,23706452533885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679" calcext:value-type="float">
            <text:p>1679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706]*0.001/[.$C$2]))" office:value-type="float" office:value="3.23729244751098" calcext:value-type="float">
            <text:p>3,23729244751098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707]*0.001/[.$C$2]))" office:value-type="float" office:value="3.23751990969907" calcext:value-type="float">
            <text:p>3,23751990969907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681" calcext:value-type="float">
            <text:p>1681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708]*0.001/[.$C$2]))" office:value-type="float" office:value="3.23774691283143" calcext:value-type="float">
            <text:p>3,23774691283143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682" calcext:value-type="float">
            <text:p>168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709]*0.001/[.$C$2]))" office:value-type="float" office:value="3.23797345783451" calcext:value-type="float">
            <text:p>3,23797345783451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683" calcext:value-type="float">
            <text:p>1683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710]*0.001/[.$C$2]))" office:value-type="float" office:value="3.23819954563291" calcext:value-type="float">
            <text:p>3,23819954563291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684" calcext:value-type="float">
            <text:p>1684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711]*0.001/[.$C$2]))" office:value-type="float" office:value="3.23842517714932" calcext:value-type="float">
            <text:p>3,23842517714932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685" calcext:value-type="float">
            <text:p>1685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712]*0.001/[.$C$2]))" office:value-type="float" office:value="3.2386503533046" calcext:value-type="float">
            <text:p>3,2386503533046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686" calcext:value-type="float">
            <text:p>1686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713]*0.001/[.$C$2]))" office:value-type="float" office:value="3.23887507501775" calcext:value-type="float">
            <text:p>3,23887507501775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687" calcext:value-type="float">
            <text:p>1687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714]*0.001/[.$C$2]))" office:value-type="float" office:value="3.23909934320589" calcext:value-type="float">
            <text:p>3,23909934320589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688" calcext:value-type="float">
            <text:p>1688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715]*0.001/[.$C$2]))" office:value-type="float" office:value="3.23932315878433" calcext:value-type="float">
            <text:p>3,23932315878433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689" calcext:value-type="float">
            <text:p>1689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716]*0.001/[.$C$2]))" office:value-type="float" office:value="3.23954652266649" calcext:value-type="float">
            <text:p>3,23954652266649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717]*0.001/[.$C$2]))" office:value-type="float" office:value="3.23976943576398" calcext:value-type="float">
            <text:p>3,23976943576398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691" calcext:value-type="float">
            <text:p>1691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718]*0.001/[.$C$2]))" office:value-type="float" office:value="3.23999189898655" calcext:value-type="float">
            <text:p>3,23999189898655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692" calcext:value-type="float">
            <text:p>169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719]*0.001/[.$C$2]))" office:value-type="float" office:value="3.24021391324213" calcext:value-type="float">
            <text:p>3,24021391324213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693" calcext:value-type="float">
            <text:p>1693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720]*0.001/[.$C$2]))" office:value-type="float" office:value="3.24043547943679" calcext:value-type="float">
            <text:p>3,24043547943679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694" calcext:value-type="float">
            <text:p>1694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721]*0.001/[.$C$2]))" office:value-type="float" office:value="3.24065659847481" calcext:value-type="float">
            <text:p>3,24065659847481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695" calcext:value-type="float">
            <text:p>1695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722]*0.001/[.$C$2]))" office:value-type="float" office:value="3.24087727125862" calcext:value-type="float">
            <text:p>3,24087727125862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723]*0.001/[.$C$2]))" office:value-type="float" office:value="3.24109749868882" calcext:value-type="float">
            <text:p>3,24109749868882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697" calcext:value-type="float">
            <text:p>1697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724]*0.001/[.$C$2]))" office:value-type="float" office:value="3.24131728166422" calcext:value-type="float">
            <text:p>3,24131728166422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698" calcext:value-type="float">
            <text:p>1698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725]*0.001/[.$C$2]))" office:value-type="float" office:value="3.2415366210818" calcext:value-type="float">
            <text:p>3,2415366210818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699" calcext:value-type="float">
            <text:p>1699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726]*0.001/[.$C$2]))" office:value-type="float" office:value="3.24175551783673" calcext:value-type="float">
            <text:p>3,24175551783673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727]*0.001/[.$C$2]))" office:value-type="float" office:value="3.24197397282237" calcext:value-type="float">
            <text:p>3,24197397282237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728]*0.001/[.$C$2]))" office:value-type="float" office:value="3.24219198693029" calcext:value-type="float">
            <text:p>3,24219198693029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702" calcext:value-type="float">
            <text:p>170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729]*0.001/[.$C$2]))" office:value-type="float" office:value="3.24240956105025" calcext:value-type="float">
            <text:p>3,24240956105025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703" calcext:value-type="float">
            <text:p>1703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730]*0.001/[.$C$2]))" office:value-type="float" office:value="3.24262669607022" calcext:value-type="float">
            <text:p>3,24262669607022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704" calcext:value-type="float">
            <text:p>1704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731]*0.001/[.$C$2]))" office:value-type="float" office:value="3.24284339287638" calcext:value-type="float">
            <text:p>3,24284339287638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705" calcext:value-type="float">
            <text:p>1705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732]*0.001/[.$C$2]))" office:value-type="float" office:value="3.2430596523531" calcext:value-type="float">
            <text:p>3,2430596523531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706" calcext:value-type="float">
            <text:p>1706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733]*0.001/[.$C$2]))" office:value-type="float" office:value="3.24327547538299" calcext:value-type="float">
            <text:p>3,24327547538299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707" calcext:value-type="float">
            <text:p>1707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734]*0.001/[.$C$2]))" office:value-type="float" office:value="3.24349086284688" calcext:value-type="float">
            <text:p>3,24349086284688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708" calcext:value-type="float">
            <text:p>1708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735]*0.001/[.$C$2]))" office:value-type="float" office:value="3.24370581562381" calcext:value-type="float">
            <text:p>3,24370581562381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709" calcext:value-type="float">
            <text:p>1709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736]*0.001/[.$C$2]))" office:value-type="float" office:value="3.24392033459104" calcext:value-type="float">
            <text:p>3,24392033459104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737]*0.001/[.$C$2]))" office:value-type="float" office:value="3.24413442062407" calcext:value-type="float">
            <text:p>3,24413442062407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738]*0.001/[.$C$2]))" office:value-type="float" office:value="3.24434807459664" calcext:value-type="float">
            <text:p>3,24434807459664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712" calcext:value-type="float">
            <text:p>171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739]*0.001/[.$C$2]))" office:value-type="float" office:value="3.24456129738071" calcext:value-type="float">
            <text:p>3,24456129738071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713" calcext:value-type="float">
            <text:p>1713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740]*0.001/[.$C$2]))" office:value-type="float" office:value="3.24477408984649" calcext:value-type="float">
            <text:p>3,24477408984649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714" calcext:value-type="float">
            <text:p>1714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741]*0.001/[.$C$2]))" office:value-type="float" office:value="3.24498645286244" calcext:value-type="float">
            <text:p>3,24498645286244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715" calcext:value-type="float">
            <text:p>1715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742]*0.001/[.$C$2]))" office:value-type="float" office:value="3.24519838729525" calcext:value-type="float">
            <text:p>3,24519838729525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716" calcext:value-type="float">
            <text:p>1716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743]*0.001/[.$C$2]))" office:value-type="float" office:value="3.24540989400988" calcext:value-type="float">
            <text:p>3,24540989400988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717" calcext:value-type="float">
            <text:p>1717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744]*0.001/[.$C$2]))" office:value-type="float" office:value="3.24562097386952" calcext:value-type="float">
            <text:p>3,24562097386952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718" calcext:value-type="float">
            <text:p>1718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745]*0.001/[.$C$2]))" office:value-type="float" office:value="3.24583162773565" calcext:value-type="float">
            <text:p>3,24583162773565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719" calcext:value-type="float">
            <text:p>1719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746]*0.001/[.$C$2]))" office:value-type="float" office:value="3.24604185646799" calcext:value-type="float">
            <text:p>3,24604185646799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747]*0.001/[.$C$2]))" office:value-type="float" office:value="3.24625166092452" calcext:value-type="float">
            <text:p>3,24625166092452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721" calcext:value-type="float">
            <text:p>1721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748]*0.001/[.$C$2]))" office:value-type="float" office:value="3.2464610419615" calcext:value-type="float">
            <text:p>3,2464610419615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722" calcext:value-type="float">
            <text:p>172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749]*0.001/[.$C$2]))" office:value-type="float" office:value="3.24667000043347" calcext:value-type="float">
            <text:p>3,24667000043347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723" calcext:value-type="float">
            <text:p>1723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750]*0.001/[.$C$2]))" office:value-type="float" office:value="3.24687853719323" calcext:value-type="float">
            <text:p>3,24687853719323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724" calcext:value-type="float">
            <text:p>1724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751]*0.001/[.$C$2]))" office:value-type="float" office:value="3.24708665309186" calcext:value-type="float">
            <text:p>3,24708665309186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725" calcext:value-type="float">
            <text:p>1725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752]*0.001/[.$C$2]))" office:value-type="float" office:value="3.24729434897872" calcext:value-type="float">
            <text:p>3,24729434897872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726" calcext:value-type="float">
            <text:p>1726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753]*0.001/[.$C$2]))" office:value-type="float" office:value="3.24750162570148" calcext:value-type="float">
            <text:p>3,24750162570148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727" calcext:value-type="float">
            <text:p>1727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754]*0.001/[.$C$2]))" office:value-type="float" office:value="3.24770848410607" calcext:value-type="float">
            <text:p>3,24770848410607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728" calcext:value-type="float">
            <text:p>1728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755]*0.001/[.$C$2]))" office:value-type="float" office:value="3.24791492503673" calcext:value-type="float">
            <text:p>3,24791492503673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729" calcext:value-type="float">
            <text:p>1729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756]*0.001/[.$C$2]))" office:value-type="float" office:value="3.24812094933598" calcext:value-type="float">
            <text:p>3,24812094933598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757]*0.001/[.$C$2]))" office:value-type="float" office:value="3.24832655784465" calcext:value-type="float">
            <text:p>3,24832655784465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731" calcext:value-type="float">
            <text:p>1731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758]*0.001/[.$C$2]))" office:value-type="float" office:value="3.24853175140189" calcext:value-type="float">
            <text:p>3,24853175140189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732" calcext:value-type="float">
            <text:p>173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759]*0.001/[.$C$2]))" office:value-type="float" office:value="3.24873653084513" calcext:value-type="float">
            <text:p>3,24873653084513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733" calcext:value-type="float">
            <text:p>1733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760]*0.001/[.$C$2]))" office:value-type="float" office:value="3.24894089701011" calcext:value-type="float">
            <text:p>3,24894089701011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734" calcext:value-type="float">
            <text:p>1734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761]*0.001/[.$C$2]))" office:value-type="float" office:value="3.24914485073091" calcext:value-type="float">
            <text:p>3,24914485073091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735" calcext:value-type="float">
            <text:p>1735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762]*0.001/[.$C$2]))" office:value-type="float" office:value="3.24934839283989" calcext:value-type="float">
            <text:p>3,24934839283989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736" calcext:value-type="float">
            <text:p>1736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763]*0.001/[.$C$2]))" office:value-type="float" office:value="3.24955152416777" calcext:value-type="float">
            <text:p>3,24955152416777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737" calcext:value-type="float">
            <text:p>1737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764]*0.001/[.$C$2]))" office:value-type="float" office:value="3.24975424554356" calcext:value-type="float">
            <text:p>3,24975424554356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738" calcext:value-type="float">
            <text:p>1738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765]*0.001/[.$C$2]))" office:value-type="float" office:value="3.24995655779461" calcext:value-type="float">
            <text:p>3,24995655779461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739" calcext:value-type="float">
            <text:p>1739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766]*0.001/[.$C$2]))" office:value-type="float" office:value="3.25015846174661" calcext:value-type="float">
            <text:p>3,25015846174661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767]*0.001/[.$C$2]))" office:value-type="float" office:value="3.25035995822357" calcext:value-type="float">
            <text:p>3,25035995822357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741" calcext:value-type="float">
            <text:p>1741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768]*0.001/[.$C$2]))" office:value-type="float" office:value="3.25056104804783" calcext:value-type="float">
            <text:p>3,25056104804783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742" calcext:value-type="float">
            <text:p>174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769]*0.001/[.$C$2]))" office:value-type="float" office:value="3.2507617320401" calcext:value-type="float">
            <text:p>3,2507617320401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743" calcext:value-type="float">
            <text:p>1743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770]*0.001/[.$C$2]))" office:value-type="float" office:value="3.2509620110194" calcext:value-type="float">
            <text:p>3,2509620110194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744" calcext:value-type="float">
            <text:p>1744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771]*0.001/[.$C$2]))" office:value-type="float" office:value="3.25116188580311" calcext:value-type="float">
            <text:p>3,25116188580311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745" calcext:value-type="float">
            <text:p>1745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772]*0.001/[.$C$2]))" office:value-type="float" office:value="3.25136135720698" calcext:value-type="float">
            <text:p>3,25136135720698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746" calcext:value-type="float">
            <text:p>1746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773]*0.001/[.$C$2]))" office:value-type="float" office:value="3.25156042604508" calcext:value-type="float">
            <text:p>3,25156042604508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747" calcext:value-type="float">
            <text:p>1747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774]*0.001/[.$C$2]))" office:value-type="float" office:value="3.25175909312986" calcext:value-type="float">
            <text:p>3,25175909312986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775]*0.001/[.$C$2]))" office:value-type="float" office:value="3.25195735927213" calcext:value-type="float">
            <text:p>3,25195735927213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749" calcext:value-type="float">
            <text:p>1749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776]*0.001/[.$C$2]))" office:value-type="float" office:value="3.25215522528104" calcext:value-type="float">
            <text:p>3,25215522528104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777]*0.001/[.$C$2]))" office:value-type="float" office:value="3.25235269196414" calcext:value-type="float">
            <text:p>3,25235269196414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751" calcext:value-type="float">
            <text:p>1751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778]*0.001/[.$C$2]))" office:value-type="float" office:value="3.25254976012733" calcext:value-type="float">
            <text:p>3,25254976012733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752" calcext:value-type="float">
            <text:p>175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779]*0.001/[.$C$2]))" office:value-type="float" office:value="3.25274643057488" calcext:value-type="float">
            <text:p>3,25274643057488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753" calcext:value-type="float">
            <text:p>1753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780]*0.001/[.$C$2]))" office:value-type="float" office:value="3.25294270410946" calcext:value-type="float">
            <text:p>3,25294270410946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754" calcext:value-type="float">
            <text:p>1754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781]*0.001/[.$C$2]))" office:value-type="float" office:value="3.25313858153209" calcext:value-type="float">
            <text:p>3,25313858153209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755" calcext:value-type="float">
            <text:p>1755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782]*0.001/[.$C$2]))" office:value-type="float" office:value="3.2533340636422" calcext:value-type="float">
            <text:p>3,2533340636422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756" calcext:value-type="float">
            <text:p>1756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783]*0.001/[.$C$2]))" office:value-type="float" office:value="3.25352915123759" calcext:value-type="float">
            <text:p>3,25352915123759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757" calcext:value-type="float">
            <text:p>1757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784]*0.001/[.$C$2]))" office:value-type="float" office:value="3.25372384511445" calcext:value-type="float">
            <text:p>3,25372384511445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758" calcext:value-type="float">
            <text:p>1758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785]*0.001/[.$C$2]))" office:value-type="float" office:value="3.25391814606738" calcext:value-type="float">
            <text:p>3,25391814606738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759" calcext:value-type="float">
            <text:p>1759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786]*0.001/[.$C$2]))" office:value-type="float" office:value="3.25411205488935" calcext:value-type="float">
            <text:p>3,25411205488935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787]*0.001/[.$C$2]))" office:value-type="float" office:value="3.25430557237176" calcext:value-type="float">
            <text:p>3,25430557237176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761" calcext:value-type="float">
            <text:p>1761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788]*0.001/[.$C$2]))" office:value-type="float" office:value="3.25449869930438" calcext:value-type="float">
            <text:p>3,25449869930438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762" calcext:value-type="float">
            <text:p>176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789]*0.001/[.$C$2]))" office:value-type="float" office:value="3.25469143647542" calcext:value-type="float">
            <text:p>3,25469143647542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763" calcext:value-type="float">
            <text:p>1763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790]*0.001/[.$C$2]))" office:value-type="float" office:value="3.25488378467147" calcext:value-type="float">
            <text:p>3,25488378467147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764" calcext:value-type="float">
            <text:p>1764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791]*0.001/[.$C$2]))" office:value-type="float" office:value="3.25507574467755" calcext:value-type="float">
            <text:p>3,25507574467755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765" calcext:value-type="float">
            <text:p>1765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792]*0.001/[.$C$2]))" office:value-type="float" office:value="3.25526731727708" calcext:value-type="float">
            <text:p>3,25526731727708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766" calcext:value-type="float">
            <text:p>1766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793]*0.001/[.$C$2]))" office:value-type="float" office:value="3.25545850325193" calcext:value-type="float">
            <text:p>3,25545850325193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767" calcext:value-type="float">
            <text:p>1767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794]*0.001/[.$C$2]))" office:value-type="float" office:value="3.25564930338236" calcext:value-type="float">
            <text:p>3,25564930338236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768" calcext:value-type="float">
            <text:p>1768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795]*0.001/[.$C$2]))" office:value-type="float" office:value="3.25583971844706" calcext:value-type="float">
            <text:p>3,25583971844706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769" calcext:value-type="float">
            <text:p>1769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796]*0.001/[.$C$2]))" office:value-type="float" office:value="3.25602974922317" calcext:value-type="float">
            <text:p>3,25602974922317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797]*0.001/[.$C$2]))" office:value-type="float" office:value="3.25621939648624" calcext:value-type="float">
            <text:p>3,25621939648624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771" calcext:value-type="float">
            <text:p>1771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798]*0.001/[.$C$2]))" office:value-type="float" office:value="3.25640866101026" calcext:value-type="float">
            <text:p>3,25640866101026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772" calcext:value-type="float">
            <text:p>177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799]*0.001/[.$C$2]))" office:value-type="float" office:value="3.25659754356765" calcext:value-type="float">
            <text:p>3,25659754356765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773" calcext:value-type="float">
            <text:p>1773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800]*0.001/[.$C$2]))" office:value-type="float" office:value="3.25678604492931" calcext:value-type="float">
            <text:p>3,25678604492931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774" calcext:value-type="float">
            <text:p>1774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801]*0.001/[.$C$2]))" office:value-type="float" office:value="3.25697416586452" calcext:value-type="float">
            <text:p>3,25697416586452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775" calcext:value-type="float">
            <text:p>1775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802]*0.001/[.$C$2]))" office:value-type="float" office:value="3.25716190714107" calcext:value-type="float">
            <text:p>3,25716190714107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776" calcext:value-type="float">
            <text:p>1776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803]*0.001/[.$C$2]))" office:value-type="float" office:value="3.25734926952516" calcext:value-type="float">
            <text:p>3,25734926952516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777" calcext:value-type="float">
            <text:p>1777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804]*0.001/[.$C$2]))" office:value-type="float" office:value="3.25753625378146" calcext:value-type="float">
            <text:p>3,25753625378146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778" calcext:value-type="float">
            <text:p>1778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805]*0.001/[.$C$2]))" office:value-type="float" office:value="3.25772286067309" calcext:value-type="float">
            <text:p>3,25772286067309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779" calcext:value-type="float">
            <text:p>1779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806]*0.001/[.$C$2]))" office:value-type="float" office:value="3.25790909096164" calcext:value-type="float">
            <text:p>3,25790909096164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807]*0.001/[.$C$2]))" office:value-type="float" office:value="3.25809494540715" calcext:value-type="float">
            <text:p>3,25809494540715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781" calcext:value-type="float">
            <text:p>1781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808]*0.001/[.$C$2]))" office:value-type="float" office:value="3.25828042476813" calcext:value-type="float">
            <text:p>3,25828042476813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782" calcext:value-type="float">
            <text:p>178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809]*0.001/[.$C$2]))" office:value-type="float" office:value="3.25846552980157" calcext:value-type="float">
            <text:p>3,25846552980157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783" calcext:value-type="float">
            <text:p>1783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810]*0.001/[.$C$2]))" office:value-type="float" office:value="3.25865026126292" calcext:value-type="float">
            <text:p>3,25865026126292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784" calcext:value-type="float">
            <text:p>1784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811]*0.001/[.$C$2]))" office:value-type="float" office:value="3.25883461990611" calcext:value-type="float">
            <text:p>3,25883461990611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785" calcext:value-type="float">
            <text:p>1785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812]*0.001/[.$C$2]))" office:value-type="float" office:value="3.25901860648355" calcext:value-type="float">
            <text:p>3,25901860648355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786" calcext:value-type="float">
            <text:p>1786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813]*0.001/[.$C$2]))" office:value-type="float" office:value="3.25920222174612" calcext:value-type="float">
            <text:p>3,25920222174612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787" calcext:value-type="float">
            <text:p>1787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814]*0.001/[.$C$2]))" office:value-type="float" office:value="3.2593854664432" calcext:value-type="float">
            <text:p>3,2593854664432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788" calcext:value-type="float">
            <text:p>1788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815]*0.001/[.$C$2]))" office:value-type="float" office:value="3.25956834132266" calcext:value-type="float">
            <text:p>3,25956834132266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816]*0.001/[.$C$2]))" office:value-type="float" office:value="3.25975084713083" calcext:value-type="float">
            <text:p>3,25975084713083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817]*0.001/[.$C$2]))" office:value-type="float" office:value="3.25993298461258" calcext:value-type="float">
            <text:p>3,25993298461258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791" calcext:value-type="float">
            <text:p>1791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818]*0.001/[.$C$2]))" office:value-type="float" office:value="3.26011475451124" calcext:value-type="float">
            <text:p>3,26011475451124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819]*0.001/[.$C$2]))" office:value-type="float" office:value="3.26029615756866" calcext:value-type="float">
            <text:p>3,26029615756866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793" calcext:value-type="float">
            <text:p>1793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820]*0.001/[.$C$2]))" office:value-type="float" office:value="3.26047719452518" calcext:value-type="float">
            <text:p>3,26047719452518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794" calcext:value-type="float">
            <text:p>1794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821]*0.001/[.$C$2]))" office:value-type="float" office:value="3.26065786611964" calcext:value-type="float">
            <text:p>3,26065786611964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795" calcext:value-type="float">
            <text:p>1795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822]*0.001/[.$C$2]))" office:value-type="float" office:value="3.26083817308942" calcext:value-type="float">
            <text:p>3,26083817308942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796" calcext:value-type="float">
            <text:p>1796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823]*0.001/[.$C$2]))" office:value-type="float" office:value="3.26101811617039" calcext:value-type="float">
            <text:p>3,26101811617039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824]*0.001/[.$C$2]))" office:value-type="float" office:value="3.26119769609692" calcext:value-type="float">
            <text:p>3,26119769609692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825]*0.001/[.$C$2]))" office:value-type="float" office:value="3.26137691360193" calcext:value-type="float">
            <text:p>3,26137691360193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799" calcext:value-type="float">
            <text:p>1799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826]*0.001/[.$C$2]))" office:value-type="float" office:value="3.26155576941684" calcext:value-type="float">
            <text:p>3,26155576941684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827]*0.001/[.$C$2]))" office:value-type="float" office:value="3.2617342642716" calcext:value-type="float">
            <text:p>3,2617342642716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828]*0.001/[.$C$2]))" office:value-type="float" office:value="3.26191239889468" calcext:value-type="float">
            <text:p>3,26191239889468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802" calcext:value-type="float">
            <text:p>180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829]*0.001/[.$C$2]))" office:value-type="float" office:value="3.2620901740131" calcext:value-type="float">
            <text:p>3,2620901740131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803" calcext:value-type="float">
            <text:p>1803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830]*0.001/[.$C$2]))" office:value-type="float" office:value="3.26226759035239" calcext:value-type="float">
            <text:p>3,26226759035239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804" calcext:value-type="float">
            <text:p>1804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831]*0.001/[.$C$2]))" office:value-type="float" office:value="3.26244464863663" calcext:value-type="float">
            <text:p>3,26244464863663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805" calcext:value-type="float">
            <text:p>1805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832]*0.001/[.$C$2]))" office:value-type="float" office:value="3.26262134958843" calcext:value-type="float">
            <text:p>3,26262134958843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806" calcext:value-type="float">
            <text:p>1806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833]*0.001/[.$C$2]))" office:value-type="float" office:value="3.26279769392894" calcext:value-type="float">
            <text:p>3,26279769392894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807" calcext:value-type="float">
            <text:p>1807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834]*0.001/[.$C$2]))" office:value-type="float" office:value="3.26297368237787" calcext:value-type="float">
            <text:p>3,26297368237787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808" calcext:value-type="float">
            <text:p>1808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835]*0.001/[.$C$2]))" office:value-type="float" office:value="3.26314931565346" calcext:value-type="float">
            <text:p>3,26314931565346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809" calcext:value-type="float">
            <text:p>1809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836]*0.001/[.$C$2]))" office:value-type="float" office:value="3.26332459447251" calcext:value-type="float">
            <text:p>3,26332459447251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837]*0.001/[.$C$2]))" office:value-type="float" office:value="3.26349951955036" calcext:value-type="float">
            <text:p>3,26349951955036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811" calcext:value-type="float">
            <text:p>1811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838]*0.001/[.$C$2]))" office:value-type="float" office:value="3.26367409160094" calcext:value-type="float">
            <text:p>3,26367409160094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812" calcext:value-type="float">
            <text:p>181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839]*0.001/[.$C$2]))" office:value-type="float" office:value="3.2638483113367" calcext:value-type="float">
            <text:p>3,2638483113367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813" calcext:value-type="float">
            <text:p>1813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840]*0.001/[.$C$2]))" office:value-type="float" office:value="3.26402217946867" calcext:value-type="float">
            <text:p>3,26402217946867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814" calcext:value-type="float">
            <text:p>1814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841]*0.001/[.$C$2]))" office:value-type="float" office:value="3.26419569670645" calcext:value-type="float">
            <text:p>3,26419569670645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815" calcext:value-type="float">
            <text:p>1815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842]*0.001/[.$C$2]))" office:value-type="float" office:value="3.2643688637582" calcext:value-type="float">
            <text:p>3,2643688637582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816" calcext:value-type="float">
            <text:p>1816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843]*0.001/[.$C$2]))" office:value-type="float" office:value="3.26454168133065" calcext:value-type="float">
            <text:p>3,26454168133065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817" calcext:value-type="float">
            <text:p>1817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844]*0.001/[.$C$2]))" office:value-type="float" office:value="3.2647141501291" calcext:value-type="float">
            <text:p>3,2647141501291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818" calcext:value-type="float">
            <text:p>1818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845]*0.001/[.$C$2]))" office:value-type="float" office:value="3.26488627085745" calcext:value-type="float">
            <text:p>3,26488627085745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819" calcext:value-type="float">
            <text:p>1819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846]*0.001/[.$C$2]))" office:value-type="float" office:value="3.26505804421814" calcext:value-type="float">
            <text:p>3,26505804421814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847]*0.001/[.$C$2]))" office:value-type="float" office:value="3.26522947091223" calcext:value-type="float">
            <text:p>3,26522947091223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821" calcext:value-type="float">
            <text:p>1821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848]*0.001/[.$C$2]))" office:value-type="float" office:value="3.26540055163935" calcext:value-type="float">
            <text:p>3,26540055163935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822" calcext:value-type="float">
            <text:p>182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849]*0.001/[.$C$2]))" office:value-type="float" office:value="3.26557128709771" calcext:value-type="float">
            <text:p>3,26557128709771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823" calcext:value-type="float">
            <text:p>1823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850]*0.001/[.$C$2]))" office:value-type="float" office:value="3.26574167798412" calcext:value-type="float">
            <text:p>3,26574167798412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824" calcext:value-type="float">
            <text:p>1824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851]*0.001/[.$C$2]))" office:value-type="float" office:value="3.26591172499399" calcext:value-type="float">
            <text:p>3,26591172499399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825" calcext:value-type="float">
            <text:p>1825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852]*0.001/[.$C$2]))" office:value-type="float" office:value="3.26608142882131" calcext:value-type="float">
            <text:p>3,26608142882131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826" calcext:value-type="float">
            <text:p>1826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853]*0.001/[.$C$2]))" office:value-type="float" office:value="3.26625079015867" calcext:value-type="float">
            <text:p>3,26625079015867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827" calcext:value-type="float">
            <text:p>1827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854]*0.001/[.$C$2]))" office:value-type="float" office:value="3.2664198096973" calcext:value-type="float">
            <text:p>3,2664198096973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828" calcext:value-type="float">
            <text:p>1828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855]*0.001/[.$C$2]))" office:value-type="float" office:value="3.26658848812697" calcext:value-type="float">
            <text:p>3,26658848812697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829" calcext:value-type="float">
            <text:p>1829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856]*0.001/[.$C$2]))" office:value-type="float" office:value="3.26675682613612" calcext:value-type="float">
            <text:p>3,26675682613612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857]*0.001/[.$C$2]))" office:value-type="float" office:value="3.26692482441177" calcext:value-type="float">
            <text:p>3,26692482441177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831" calcext:value-type="float">
            <text:p>1831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858]*0.001/[.$C$2]))" office:value-type="float" office:value="3.26709248363954" calcext:value-type="float">
            <text:p>3,26709248363954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832" calcext:value-type="float">
            <text:p>183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859]*0.001/[.$C$2]))" office:value-type="float" office:value="3.2672598045037" calcext:value-type="float">
            <text:p>3,2672598045037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833" calcext:value-type="float">
            <text:p>1833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860]*0.001/[.$C$2]))" office:value-type="float" office:value="3.26742678768712" calcext:value-type="float">
            <text:p>3,26742678768712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834" calcext:value-type="float">
            <text:p>1834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861]*0.001/[.$C$2]))" office:value-type="float" office:value="3.2675934338713" calcext:value-type="float">
            <text:p>3,2675934338713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835" calcext:value-type="float">
            <text:p>1835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862]*0.001/[.$C$2]))" office:value-type="float" office:value="3.26775974373634" calcext:value-type="float">
            <text:p>3,26775974373634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836" calcext:value-type="float">
            <text:p>1836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863]*0.001/[.$C$2]))" office:value-type="float" office:value="3.26792571796101" calcext:value-type="float">
            <text:p>3,26792571796101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864]*0.001/[.$C$2]))" office:value-type="float" office:value="3.26809135722267" calcext:value-type="float">
            <text:p>3,26809135722267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838" calcext:value-type="float">
            <text:p>1838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865]*0.001/[.$C$2]))" office:value-type="float" office:value="3.26825666219734" calcext:value-type="float">
            <text:p>3,26825666219734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839" calcext:value-type="float">
            <text:p>1839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866]*0.001/[.$C$2]))" office:value-type="float" office:value="3.26842163355966" calcext:value-type="float">
            <text:p>3,26842163355966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867]*0.001/[.$C$2]))" office:value-type="float" office:value="3.26858627198292" calcext:value-type="float">
            <text:p>3,26858627198292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841" calcext:value-type="float">
            <text:p>1841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868]*0.001/[.$C$2]))" office:value-type="float" office:value="3.26875057813903" calcext:value-type="float">
            <text:p>3,26875057813903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842" calcext:value-type="float">
            <text:p>184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869]*0.001/[.$C$2]))" office:value-type="float" office:value="3.26891455269858" calcext:value-type="float">
            <text:p>3,26891455269858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870]*0.001/[.$C$2]))" office:value-type="float" office:value="3.26907819633078" calcext:value-type="float">
            <text:p>3,26907819633078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844" calcext:value-type="float">
            <text:p>1844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871]*0.001/[.$C$2]))" office:value-type="float" office:value="3.26924150970348" calcext:value-type="float">
            <text:p>3,26924150970348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872]*0.001/[.$C$2]))" office:value-type="float" office:value="3.26940449348321" calcext:value-type="float">
            <text:p>3,26940449348321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846" calcext:value-type="float">
            <text:p>1846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873]*0.001/[.$C$2]))" office:value-type="float" office:value="3.26956714833515" calcext:value-type="float">
            <text:p>3,26956714833515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847" calcext:value-type="float">
            <text:p>1847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874]*0.001/[.$C$2]))" office:value-type="float" office:value="3.26972947492312" calcext:value-type="float">
            <text:p>3,26972947492312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848" calcext:value-type="float">
            <text:p>1848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875]*0.001/[.$C$2]))" office:value-type="float" office:value="3.2698914739096" calcext:value-type="float">
            <text:p>3,2698914739096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876]*0.001/[.$C$2]))" office:value-type="float" office:value="3.27005314595576" calcext:value-type="float">
            <text:p>3,27005314595576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877]*0.001/[.$C$2]))" office:value-type="float" office:value="3.27021449172142" calcext:value-type="float">
            <text:p>3,27021449172142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851" calcext:value-type="float">
            <text:p>1851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878]*0.001/[.$C$2]))" office:value-type="float" office:value="3.27037551186505" calcext:value-type="float">
            <text:p>3,27037551186505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879]*0.001/[.$C$2]))" office:value-type="float" office:value="3.27053620704382" calcext:value-type="float">
            <text:p>3,27053620704382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853" calcext:value-type="float">
            <text:p>1853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880]*0.001/[.$C$2]))" office:value-type="float" office:value="3.27069657791357" calcext:value-type="float">
            <text:p>3,27069657791357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854" calcext:value-type="float">
            <text:p>1854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881]*0.001/[.$C$2]))" office:value-type="float" office:value="3.27085662512879" calcext:value-type="float">
            <text:p>3,27085662512879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855" calcext:value-type="float">
            <text:p>1855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882]*0.001/[.$C$2]))" office:value-type="float" office:value="3.27101634934268" calcext:value-type="float">
            <text:p>3,27101634934268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856" calcext:value-type="float">
            <text:p>1856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883]*0.001/[.$C$2]))" office:value-type="float" office:value="3.2711757512071" calcext:value-type="float">
            <text:p>3,2711757512071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857" calcext:value-type="float">
            <text:p>1857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884]*0.001/[.$C$2]))" office:value-type="float" office:value="3.27133483137262" calcext:value-type="float">
            <text:p>3,27133483137262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858" calcext:value-type="float">
            <text:p>1858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885]*0.001/[.$C$2]))" office:value-type="float" office:value="3.27149359048846" calcext:value-type="float">
            <text:p>3,27149359048846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859" calcext:value-type="float">
            <text:p>1859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886]*0.001/[.$C$2]))" office:value-type="float" office:value="3.27165202920256" calcext:value-type="float">
            <text:p>3,27165202920256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887]*0.001/[.$C$2]))" office:value-type="float" office:value="3.27181014816155" calcext:value-type="float">
            <text:p>3,27181014816155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861" calcext:value-type="float">
            <text:p>1861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888]*0.001/[.$C$2]))" office:value-type="float" office:value="3.27196794801074" calcext:value-type="float">
            <text:p>3,27196794801074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862" calcext:value-type="float">
            <text:p>186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889]*0.001/[.$C$2]))" office:value-type="float" office:value="3.27212542939414" calcext:value-type="float">
            <text:p>3,27212542939414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890]*0.001/[.$C$2]))" office:value-type="float" office:value="3.27228259295448" calcext:value-type="float">
            <text:p>3,27228259295448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891]*0.001/[.$C$2]))" office:value-type="float" office:value="3.27243943933317" calcext:value-type="float">
            <text:p>3,27243943933317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865" calcext:value-type="float">
            <text:p>1865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892]*0.001/[.$C$2]))" office:value-type="float" office:value="3.27259596917033" calcext:value-type="float">
            <text:p>3,27259596917033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893]*0.001/[.$C$2]))" office:value-type="float" office:value="3.27275218310481" calcext:value-type="float">
            <text:p>3,27275218310481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894]*0.001/[.$C$2]))" office:value-type="float" office:value="3.27290808177413" calcext:value-type="float">
            <text:p>3,27290808177413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895]*0.001/[.$C$2]))" office:value-type="float" office:value="3.27306366581456" calcext:value-type="float">
            <text:p>3,27306366581456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896]*0.001/[.$C$2]))" office:value-type="float" office:value="3.27321893586107" calcext:value-type="float">
            <text:p>3,27321893586107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897]*0.001/[.$C$2]))" office:value-type="float" office:value="3.27337389254735" calcext:value-type="float">
            <text:p>3,27337389254735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898]*0.001/[.$C$2]))" office:value-type="float" office:value="3.27352853650581" calcext:value-type="float">
            <text:p>3,27352853650581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872" calcext:value-type="float">
            <text:p>187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899]*0.001/[.$C$2]))" office:value-type="float" office:value="3.27368286836759" calcext:value-type="float">
            <text:p>3,27368286836759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900]*0.001/[.$C$2]))" office:value-type="float" office:value="3.27383688876255" calcext:value-type="float">
            <text:p>3,27383688876255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901]*0.001/[.$C$2]))" office:value-type="float" office:value="3.27399059831929" calcext:value-type="float">
            <text:p>3,27399059831929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902]*0.001/[.$C$2]))" office:value-type="float" office:value="3.27414399766511" calcext:value-type="float">
            <text:p>3,27414399766511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903]*0.001/[.$C$2]))" office:value-type="float" office:value="3.27429708742608" calcext:value-type="float">
            <text:p>3,27429708742608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904]*0.001/[.$C$2]))" office:value-type="float" office:value="3.274449868227" calcext:value-type="float">
            <text:p>3,274449868227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905]*0.001/[.$C$2]))" office:value-type="float" office:value="3.27460234069139" calcext:value-type="float">
            <text:p>3,27460234069139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879" calcext:value-type="float">
            <text:p>1879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906]*0.001/[.$C$2]))" office:value-type="float" office:value="3.27475450544152" calcext:value-type="float">
            <text:p>3,27475450544152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907]*0.001/[.$C$2]))" office:value-type="float" office:value="3.27490636309842" calcext:value-type="float">
            <text:p>3,27490636309842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881" calcext:value-type="float">
            <text:p>1881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908]*0.001/[.$C$2]))" office:value-type="float" office:value="3.27505791428185" calcext:value-type="float">
            <text:p>3,27505791428185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882" calcext:value-type="float">
            <text:p>188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909]*0.001/[.$C$2]))" office:value-type="float" office:value="3.27520915961031" calcext:value-type="float">
            <text:p>3,27520915961031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883" calcext:value-type="float">
            <text:p>1883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910]*0.001/[.$C$2]))" office:value-type="float" office:value="3.27536009970109" calcext:value-type="float">
            <text:p>3,27536009970109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884" calcext:value-type="float">
            <text:p>1884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911]*0.001/[.$C$2]))" office:value-type="float" office:value="3.27551073517019" calcext:value-type="float">
            <text:p>3,27551073517019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885" calcext:value-type="float">
            <text:p>1885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912]*0.001/[.$C$2]))" office:value-type="float" office:value="3.27566106663239" calcext:value-type="float">
            <text:p>3,27566106663239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886" calcext:value-type="float">
            <text:p>1886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913]*0.001/[.$C$2]))" office:value-type="float" office:value="3.27581109470123" calcext:value-type="float">
            <text:p>3,27581109470123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887" calcext:value-type="float">
            <text:p>1887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914]*0.001/[.$C$2]))" office:value-type="float" office:value="3.27596081998901" calcext:value-type="float">
            <text:p>3,27596081998901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888" calcext:value-type="float">
            <text:p>1888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915]*0.001/[.$C$2]))" office:value-type="float" office:value="3.27611024310678" calcext:value-type="float">
            <text:p>3,27611024310678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916]*0.001/[.$C$2]))" office:value-type="float" office:value="3.27625936466437" calcext:value-type="float">
            <text:p>3,27625936466437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917]*0.001/[.$C$2]))" office:value-type="float" office:value="3.27640818527039" calcext:value-type="float">
            <text:p>3,27640818527039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918]*0.001/[.$C$2]))" office:value-type="float" office:value="3.2765567055322" calcext:value-type="float">
            <text:p>3,2765567055322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892" calcext:value-type="float">
            <text:p>189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919]*0.001/[.$C$2]))" office:value-type="float" office:value="3.27670492605594" calcext:value-type="float">
            <text:p>3,27670492605594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893" calcext:value-type="float">
            <text:p>1893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920]*0.001/[.$C$2]))" office:value-type="float" office:value="3.27685284744654" calcext:value-type="float">
            <text:p>3,27685284744654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894" calcext:value-type="float">
            <text:p>1894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921]*0.001/[.$C$2]))" office:value-type="float" office:value="3.27700047030769" calcext:value-type="float">
            <text:p>3,27700047030769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895" calcext:value-type="float">
            <text:p>1895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922]*0.001/[.$C$2]))" office:value-type="float" office:value="3.27714779524188" calcext:value-type="float">
            <text:p>3,27714779524188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896" calcext:value-type="float">
            <text:p>1896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923]*0.001/[.$C$2]))" office:value-type="float" office:value="3.27729482285037" calcext:value-type="float">
            <text:p>3,27729482285037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924]*0.001/[.$C$2]))" office:value-type="float" office:value="3.27744155373321" calcext:value-type="float">
            <text:p>3,27744155373321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898" calcext:value-type="float">
            <text:p>1898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925]*0.001/[.$C$2]))" office:value-type="float" office:value="3.27758798848924" calcext:value-type="float">
            <text:p>3,27758798848924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899" calcext:value-type="float">
            <text:p>1899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926]*0.001/[.$C$2]))" office:value-type="float" office:value="3.2777341277161" calcext:value-type="float">
            <text:p>3,2777341277161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927]*0.001/[.$C$2]))" office:value-type="float" office:value="3.27787997201021" calcext:value-type="float">
            <text:p>3,27787997201021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928]*0.001/[.$C$2]))" office:value-type="float" office:value="3.27802552196679" calcext:value-type="float">
            <text:p>3,27802552196679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929]*0.001/[.$C$2]))" office:value-type="float" office:value="3.27817077817987" calcext:value-type="float">
            <text:p>3,27817077817987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930]*0.001/[.$C$2]))" office:value-type="float" office:value="3.27831574124226" calcext:value-type="float">
            <text:p>3,27831574124226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904" calcext:value-type="float">
            <text:p>1904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931]*0.001/[.$C$2]))" office:value-type="float" office:value="3.2784604117456" calcext:value-type="float">
            <text:p>3,2784604117456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932]*0.001/[.$C$2]))" office:value-type="float" office:value="3.27860479028031" calcext:value-type="float">
            <text:p>3,27860479028031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906" calcext:value-type="float">
            <text:p>1906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933]*0.001/[.$C$2]))" office:value-type="float" office:value="3.27874887743563" calcext:value-type="float">
            <text:p>3,27874887743563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934]*0.001/[.$C$2]))" office:value-type="float" office:value="3.27889267379962" calcext:value-type="float">
            <text:p>3,27889267379962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908" calcext:value-type="float">
            <text:p>1908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935]*0.001/[.$C$2]))" office:value-type="float" office:value="3.27903617995914" calcext:value-type="float">
            <text:p>3,27903617995914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909" calcext:value-type="float">
            <text:p>1909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936]*0.001/[.$C$2]))" office:value-type="float" office:value="3.27917939649986" calcext:value-type="float">
            <text:p>3,27917939649986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937]*0.001/[.$C$2]))" office:value-type="float" office:value="3.2793223240063" calcext:value-type="float">
            <text:p>3,2793223240063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938]*0.001/[.$C$2]))" office:value-type="float" office:value="3.27946496306176" calcext:value-type="float">
            <text:p>3,27946496306176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912" calcext:value-type="float">
            <text:p>191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939]*0.001/[.$C$2]))" office:value-type="float" office:value="3.27960731424838" calcext:value-type="float">
            <text:p>3,27960731424838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940]*0.001/[.$C$2]))" office:value-type="float" office:value="3.27974937814714" calcext:value-type="float">
            <text:p>3,27974937814714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914" calcext:value-type="float">
            <text:p>1914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941]*0.001/[.$C$2]))" office:value-type="float" office:value="3.27989115533783" calcext:value-type="float">
            <text:p>3,27989115533783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942]*0.001/[.$C$2]))" office:value-type="float" office:value="3.28003264639906" calcext:value-type="float">
            <text:p>3,28003264639906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916" calcext:value-type="float">
            <text:p>1916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943]*0.001/[.$C$2]))" office:value-type="float" office:value="3.2801738519083" calcext:value-type="float">
            <text:p>3,2801738519083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917" calcext:value-type="float">
            <text:p>1917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944]*0.001/[.$C$2]))" office:value-type="float" office:value="3.28031477244184" calcext:value-type="float">
            <text:p>3,28031477244184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918" calcext:value-type="float">
            <text:p>1918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945]*0.001/[.$C$2]))" office:value-type="float" office:value="3.2804554085748" calcext:value-type="float">
            <text:p>3,2804554085748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919" calcext:value-type="float">
            <text:p>1919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946]*0.001/[.$C$2]))" office:value-type="float" office:value="3.28059576088115" calcext:value-type="float">
            <text:p>3,28059576088115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947]*0.001/[.$C$2]))" office:value-type="float" office:value="3.2807358299337" calcext:value-type="float">
            <text:p>3,2807358299337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948]*0.001/[.$C$2]))" office:value-type="float" office:value="3.2808756163041" calcext:value-type="float">
            <text:p>3,2808756163041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949]*0.001/[.$C$2]))" office:value-type="float" office:value="3.28101512056285" calcext:value-type="float">
            <text:p>3,28101512056285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950]*0.001/[.$C$2]))" office:value-type="float" office:value="3.2811543432793" calcext:value-type="float">
            <text:p>3,2811543432793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951]*0.001/[.$C$2]))" office:value-type="float" office:value="3.28129328502164" calcext:value-type="float">
            <text:p>3,28129328502164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952]*0.001/[.$C$2]))" office:value-type="float" office:value="3.28143194635693" calcext:value-type="float">
            <text:p>3,28143194635693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953]*0.001/[.$C$2]))" office:value-type="float" office:value="3.28157032785107" calcext:value-type="float">
            <text:p>3,28157032785107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954]*0.001/[.$C$2]))" office:value-type="float" office:value="3.28170843006882" calcext:value-type="float">
            <text:p>3,28170843006882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955]*0.001/[.$C$2]))" office:value-type="float" office:value="3.28184625357383" calcext:value-type="float">
            <text:p>3,28184625357383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929" calcext:value-type="float">
            <text:p>1929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956]*0.001/[.$C$2]))" office:value-type="float" office:value="3.28198379892856" calcext:value-type="float">
            <text:p>3,28198379892856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957]*0.001/[.$C$2]))" office:value-type="float" office:value="3.28212106669438" calcext:value-type="float">
            <text:p>3,28212106669438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958]*0.001/[.$C$2]))" office:value-type="float" office:value="3.2822580574315" calcext:value-type="float">
            <text:p>3,2822580574315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959]*0.001/[.$C$2]))" office:value-type="float" office:value="3.28239477169901" calcext:value-type="float">
            <text:p>3,28239477169901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960]*0.001/[.$C$2]))" office:value-type="float" office:value="3.28253121005488" calcext:value-type="float">
            <text:p>3,28253121005488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961]*0.001/[.$C$2]))" office:value-type="float" office:value="3.28266737305593" calcext:value-type="float">
            <text:p>3,28266737305593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962]*0.001/[.$C$2]))" office:value-type="float" office:value="3.28280326125788" calcext:value-type="float">
            <text:p>3,28280326125788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963]*0.001/[.$C$2]))" office:value-type="float" office:value="3.28293887521532" calcext:value-type="float">
            <text:p>3,28293887521532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964]*0.001/[.$C$2]))" office:value-type="float" office:value="3.28307421548172" calcext:value-type="float">
            <text:p>3,28307421548172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938" calcext:value-type="float">
            <text:p>1938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965]*0.001/[.$C$2]))" office:value-type="float" office:value="3.28320928260943" calcext:value-type="float">
            <text:p>3,28320928260943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939" calcext:value-type="float">
            <text:p>1939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966]*0.001/[.$C$2]))" office:value-type="float" office:value="3.28334407714969" calcext:value-type="float">
            <text:p>3,28334407714969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967]*0.001/[.$C$2]))" office:value-type="float" office:value="3.28347859965262" calcext:value-type="float">
            <text:p>3,28347859965262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968]*0.001/[.$C$2]))" office:value-type="float" office:value="3.28361285066724" calcext:value-type="float">
            <text:p>3,28361285066724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942" calcext:value-type="float">
            <text:p>194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969]*0.001/[.$C$2]))" office:value-type="float" office:value="3.28374683074147" calcext:value-type="float">
            <text:p>3,28374683074147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943" calcext:value-type="float">
            <text:p>1943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970]*0.001/[.$C$2]))" office:value-type="float" office:value="3.28388054042209" calcext:value-type="float">
            <text:p>3,28388054042209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944" calcext:value-type="float">
            <text:p>1944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971]*0.001/[.$C$2]))" office:value-type="float" office:value="3.28401398025481" calcext:value-type="float">
            <text:p>3,28401398025481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972]*0.001/[.$C$2]))" office:value-type="float" office:value="3.28414715078423" calcext:value-type="float">
            <text:p>3,28414715078423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946" calcext:value-type="float">
            <text:p>1946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973]*0.001/[.$C$2]))" office:value-type="float" office:value="3.28428005255384" calcext:value-type="float">
            <text:p>3,28428005255384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974]*0.001/[.$C$2]))" office:value-type="float" office:value="3.28441268610604" calcext:value-type="float">
            <text:p>3,28441268610604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948" calcext:value-type="float">
            <text:p>1948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975]*0.001/[.$C$2]))" office:value-type="float" office:value="3.28454505198215" calcext:value-type="float">
            <text:p>3,28454505198215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976]*0.001/[.$C$2]))" office:value-type="float" office:value="3.28467715072237" calcext:value-type="float">
            <text:p>3,28467715072237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977]*0.001/[.$C$2]))" office:value-type="float" office:value="3.28480898286583" calcext:value-type="float">
            <text:p>3,28480898286583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978]*0.001/[.$C$2]))" office:value-type="float" office:value="3.28494054895056" calcext:value-type="float">
            <text:p>3,28494054895056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979]*0.001/[.$C$2]))" office:value-type="float" office:value="3.28507184951351" calcext:value-type="float">
            <text:p>3,28507184951351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980]*0.001/[.$C$2]))" office:value-type="float" office:value="3.28520288509056" calcext:value-type="float">
            <text:p>3,28520288509056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981]*0.001/[.$C$2]))" office:value-type="float" office:value="3.28533365621648" calcext:value-type="float">
            <text:p>3,28533365621648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982]*0.001/[.$C$2]))" office:value-type="float" office:value="3.28546416342498" calcext:value-type="float">
            <text:p>3,28546416342498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983]*0.001/[.$C$2]))" office:value-type="float" office:value="3.28559440724869" calcext:value-type="float">
            <text:p>3,28559440724869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984]*0.001/[.$C$2]))" office:value-type="float" office:value="3.28572438821917" calcext:value-type="float">
            <text:p>3,28572438821917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958" calcext:value-type="float">
            <text:p>1958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985]*0.001/[.$C$2]))" office:value-type="float" office:value="3.28585410686688" calcext:value-type="float">
            <text:p>3,28585410686688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986]*0.001/[.$C$2]))" office:value-type="float" office:value="3.28598356372125" calcext:value-type="float">
            <text:p>3,28598356372125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987]*0.001/[.$C$2]))" office:value-type="float" office:value="3.28611275931061" calcext:value-type="float">
            <text:p>3,28611275931061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988]*0.001/[.$C$2]))" office:value-type="float" office:value="3.28624169416224" calcext:value-type="float">
            <text:p>3,28624169416224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989]*0.001/[.$C$2]))" office:value-type="float" office:value="3.28637036880235" calcext:value-type="float">
            <text:p>3,28637036880235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990]*0.001/[.$C$2]))" office:value-type="float" office:value="3.28649878375609" calcext:value-type="float">
            <text:p>3,28649878375609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991]*0.001/[.$C$2]))" office:value-type="float" office:value="3.28662693954756" calcext:value-type="float">
            <text:p>3,28662693954756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992]*0.001/[.$C$2]))" office:value-type="float" office:value="3.28675483669977" calcext:value-type="float">
            <text:p>3,28675483669977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993]*0.001/[.$C$2]))" office:value-type="float" office:value="3.28688247573471" calcext:value-type="float">
            <text:p>3,28688247573471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994]*0.001/[.$C$2]))" office:value-type="float" office:value="3.28700985717329" calcext:value-type="float">
            <text:p>3,28700985717329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995]*0.001/[.$C$2]))" office:value-type="float" office:value="3.2871369815354" calcext:value-type="float">
            <text:p>3,2871369815354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996]*0.001/[.$C$2]))" office:value-type="float" office:value="3.28726384933986" calcext:value-type="float">
            <text:p>3,28726384933986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997]*0.001/[.$C$2]))" office:value-type="float" office:value="3.28739046110443" calcext:value-type="float">
            <text:p>3,28739046110443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998]*0.001/[.$C$2]))" office:value-type="float" office:value="3.28751681734585" calcext:value-type="float">
            <text:p>3,28751681734585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1999]*0.001/[.$C$2]))" office:value-type="float" office:value="3.2876429185798" calcext:value-type="float">
            <text:p>3,2876429185798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2000]*0.001/[.$C$2]))" office:value-type="float" office:value="3.28776876532094" calcext:value-type="float">
            <text:p>3,28776876532094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2001]*0.001/[.$C$2]))" office:value-type="float" office:value="3.28789435808287" calcext:value-type="float">
            <text:p>3,28789435808287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2002]*0.001/[.$C$2]))" office:value-type="float" office:value="3.28801969737816" calcext:value-type="float">
            <text:p>3,28801969737816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2003]*0.001/[.$C$2]))" office:value-type="float" office:value="3.28814478371835" calcext:value-type="float">
            <text:p>3,28814478371835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2004]*0.001/[.$C$2]))" office:value-type="float" office:value="3.28826961761394" calcext:value-type="float">
            <text:p>3,28826961761394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2005]*0.001/[.$C$2]))" office:value-type="float" office:value="3.28839419957441" calcext:value-type="float">
            <text:p>3,28839419957441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2006]*0.001/[.$C$2]))" office:value-type="float" office:value="3.2885185301082" calcext:value-type="float">
            <text:p>3,2885185301082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2007]*0.001/[.$C$2]))" office:value-type="float" office:value="3.28864260972274" calcext:value-type="float">
            <text:p>3,28864260972274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2008]*0.001/[.$C$2]))" office:value-type="float" office:value="3.28876643892442" calcext:value-type="float">
            <text:p>3,28876643892442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2009]*0.001/[.$C$2]))" office:value-type="float" office:value="3.28889001821861" calcext:value-type="float">
            <text:p>3,28889001821861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2010]*0.001/[.$C$2]))" office:value-type="float" office:value="3.28901334810966" calcext:value-type="float">
            <text:p>3,28901334810966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2011]*0.001/[.$C$2]))" office:value-type="float" office:value="3.28913642910092" calcext:value-type="float">
            <text:p>3,28913642910092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2012]*0.001/[.$C$2]))" office:value-type="float" office:value="3.28925926169471" calcext:value-type="float">
            <text:p>3,28925926169471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2013]*0.001/[.$C$2]))" office:value-type="float" office:value="3.28938184639232" calcext:value-type="float">
            <text:p>3,28938184639232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2014]*0.001/[.$C$2]))" office:value-type="float" office:value="3.28950418369406" calcext:value-type="float">
            <text:p>3,28950418369406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2015]*0.001/[.$C$2]))" office:value-type="float" office:value="3.28962627409921" calcext:value-type="float">
            <text:p>3,28962627409921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2016]*0.001/[.$C$2]))" office:value-type="float" office:value="3.28974811810605" calcext:value-type="float">
            <text:p>3,28974811810605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2017]*0.001/[.$C$2]))" office:value-type="float" office:value="3.28986971621185" calcext:value-type="float">
            <text:p>3,28986971621185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2018]*0.001/[.$C$2]))" office:value-type="float" office:value="3.28999106891288" calcext:value-type="float">
            <text:p>3,28999106891288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2019]*0.001/[.$C$2]))" office:value-type="float" office:value="3.2901121767044" calcext:value-type="float">
            <text:p>3,2901121767044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2020]*0.001/[.$C$2]))" office:value-type="float" office:value="3.29023304008068" calcext:value-type="float">
            <text:p>3,29023304008068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2021]*0.001/[.$C$2]))" office:value-type="float" office:value="3.290353659535" calcext:value-type="float">
            <text:p>3,290353659535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2022]*0.001/[.$C$2]))" office:value-type="float" office:value="3.29047403555962" calcext:value-type="float">
            <text:p>3,29047403555962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2023]*0.001/[.$C$2]))" office:value-type="float" office:value="3.29059416864582" calcext:value-type="float">
            <text:p>3,29059416864582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2024]*0.001/[.$C$2]))" office:value-type="float" office:value="3.29071405928391" calcext:value-type="float">
            <text:p>3,29071405928391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2025]*0.001/[.$C$2]))" office:value-type="float" office:value="3.29083370796317" calcext:value-type="float">
            <text:p>3,29083370796317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2026]*0.001/[.$C$2]))" office:value-type="float" office:value="3.29095311517192" calcext:value-type="float">
            <text:p>3,29095311517192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$C$5]*(1-EXP(-[.A2027]*0.001/[.$C$2]))" office:value-type="float" office:value="3.29107228139748" calcext:value-type="float">
            <text:p>3,29107228139748</text:p>
          </table:table-cell>
          <table:table-cell/>
          <table:table-cell table:style-name="ce1" table:number-columns-repeated="2"/>
          <table:table-cell table:number-columns-repeated="57"/>
        </table:table-row>
        <table:table-row table:style-name="ro1" table:number-rows-repeated="18322">
          <table:table-cell table:number-columns-repeated="5"/>
          <table:table-cell table:style-name="ce1" table:number-columns-repeated="2"/>
          <table:table-cell table:number-columns-repeated="57"/>
        </table:table-row>
        <table:table-row table:style-name="ro1" table:number-rows-repeated="102822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Mode d'emploi" table:style-name="ta2" table:protected="true" table:protection-key="4UULZFgapiELRpqIrOhJV6wKhrA=" table:protection-key-digest-algorithm="http://docs.oasis-open.org/office/ns/table/legacy-hash-excel" loext:protection-key-digest-algorithm-2="http://www.w3.org/2000/09/xmldsig#sha1">
        <loext:table-protection loext:select-protected-cells="true" loext:select-unprotected-cells="true"/>
        <office:forms form:automatic-focus="false" form:apply-design-mode="false"/>
        <table:table-column table:style-name="co3" table:number-columns-repeated="64" table:default-cell-style-name="Default"/>
        <table:table-row table:style-name="ro1" table:number-rows-repeated="5">
          <table:table-cell table:style-name="ce3" table:number-columns-repeated="51"/>
          <table:table-cell table:number-columns-repeated="13"/>
        </table:table-row>
        <table:table-row table:style-name="ro1">
          <table:table-cell table:style-name="ce3">
            <draw:custom-shape table:end-cell-address="'Mode d''emploi'.I18" table:end-x="0.894cm" table:end-y="0.159cm" draw:z-index="0" draw:name="Text 1" draw:style-name="gr1" draw:text-style-name="P2" svg:width="16.585cm" svg:height="6.669cm" svg:x="1.623cm" svg:y="-0.307cm">
              <text:p text:style-name="P1"><text:span text:style-name="T1">Mode d'emploi :</text:span></text:p>
              <text:p text:style-name="P1"><text:span text:style-name="T2"/></text:p>
              <text:p text:style-name="P1"><text:span text:style-name="T2">Cette application permet de suivre l'évolution des réponses indicielles et harmoniques d'un </text:span><text:span text:style-name="T2">système du premier ordre lorsque que l'on fait varier à l'aide des curseurs les caractéristique du </text:span><text:span text:style-name="T2">système du premier ordre, à savoir :</text:span></text:p>
              <text:p text:style-name="P1"><text:span text:style-name="T2"><text:s text:c="8"/></text:span><text:span text:style-name="T2">la transmittance statique K : </text:span><text:span text:style-name="T3">de 0,05 à 5</text:span></text:p>
              <text:p text:style-name="P1"><text:span text:style-name="T2"><text:s text:c="8"/></text:span><text:span text:style-name="T2">la constante de temps : </text:span><text:span text:style-name="T3">de 5 ms à 1,5 s </text:span><text:span text:style-name="T2">(ou la pulsation de coupure à -3 dB de</text:span><text:span text:style-name="T3"> 2 à 200 rad/s</text:span><text:span text:style-name="T2">) </text:span></text:p>
              <text:p text:style-name="P1"><text:span text:style-name="T2"/></text:p>
              <text:p text:style-name="P1"><text:span text:style-name="T1">Remarques : </text:span></text:p>
              <text:p text:style-name="P1"><text:span text:style-name="T2">Pour la réponse indicielle, le système est initialement au repos et on lui applique à l'instant t = 0, </text:span><text:span text:style-name="T2">un échelon unitaire.</text:span></text:p>
              <draw:enhanced-geometry svg:viewBox="0 0 21600 21600" draw:type="mso-spt202" draw:enhanced-path="M 0 0 L 21600 0 21600 21600 0 21600 0 0 Z N"/>
            </draw:custom-shape>
          </table:table-cell>
          <table:table-cell table:style-name="ce3" table:number-columns-repeated="50"/>
          <table:table-cell table:number-columns-repeated="13"/>
        </table:table-row>
        <table:table-row table:style-name="ro1" table:number-rows-repeated="183">
          <table:table-cell table:style-name="ce3" table:number-columns-repeated="51"/>
          <table:table-cell table:number-columns-repeated="13"/>
        </table:table-row>
        <table:table-row table:style-name="ro1" table:number-rows-repeated="104838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Réponse indicielle,  harmonique" table:style-name="ta3">
        <office:forms form:automatic-focus="false" form:apply-design-mode="false">
          <form:form form:name="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value-range form:name="Barre de défilement 1" form:control-implementation="ooo:com.sun.star.form.component.ScrollBar" xml:id="control1" form:id="control1" form:value="100" form:linked-cell="'Réponse indicielle,  harmonique'.D3" form:delay-for-repeat="PT0.050000000S" form:min-value="1" form:max-value="100">
              <form:properties>
                <form:property form:property-name="ControlTypeinMSO" office:value-type="float" office:value="1"/>
                <form:property form:property-name="DefaultControl" office:value-type="string" office:string-value="com.sun.star.awt.UnoControlScrollBar"/>
                <form:property form:property-name="ObjIDinMSO" office:value-type="float" office:value="65535"/>
                <form:property form:property-name="TabIndex" office:value-type="float" office:value="0"/>
                <form:property form:property-name="VisibleSize" office:value-type="float" office:value="1"/>
              </form:properties>
            </form:value-range>
            <form:value-range form:name="Barre de défilement 2" form:control-implementation="ooo:com.sun.star.form.component.ScrollBar" xml:id="control2" form:id="control2" form:value="30" form:linked-cell="'Réponse indicielle,  harmonique'.I3" form:delay-for-repeat="PT0.050000000S" form:min-value="1" form:max-value="100">
              <form:properties>
                <form:property form:property-name="ControlTypeinMSO" office:value-type="float" office:value="1"/>
                <form:property form:property-name="DefaultControl" office:value-type="string" office:string-value="com.sun.star.awt.UnoControlScrollBar"/>
                <form:property form:property-name="ObjIDinMSO" office:value-type="float" office:value="65535"/>
                <form:property form:property-name="TabIndex" office:value-type="float" office:value="0"/>
                <form:property form:property-name="VisibleSize" office:value-type="float" office:value="1"/>
              </form:properties>
            </form:value-range>
          </form:form>
        </office:forms>
        <table:table-column table:style-name="co3" table:default-cell-style-name="Default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3" table:default-cell-style-name="Default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3" table:number-columns-repeated="55" table:default-cell-style-name="Default"/>
        <table:table-row table:style-name="ro1">
          <table:table-cell table:style-name="ce4" office:value-type="string" calcext:value-type="string">
            <text:p>Système du 1er ordre : Réponse indicielle (échelon unitaire et système au repos), Diagrammes de Bode</text:p>
          </table:table-cell>
          <table:table-cell table:style-name="ce5" table:number-columns-repeated="14"/>
          <table:table-cell table:number-columns-repeated="49"/>
        </table:table-row>
        <table:table-row table:style-name="ro1">
          <table:table-cell table:style-name="ce4"/>
          <table:table-cell table:style-name="ce5" table:number-columns-repeated="14"/>
          <table:table-cell table:number-columns-repeated="49"/>
        </table:table-row>
        <table:table-row table:style-name="ro1">
          <table:table-cell table:style-name="ce4" office:value-type="string" calcext:value-type="string">
            <text:p>Transmittance statique T₀ <text:s/>:</text:p>
          </table:table-cell>
          <table:table-cell table:style-name="ce5"/>
          <table:table-cell table:style-name="ce6" table:formula="of:=[.D3]/20" office:value-type="float" office:value="3.35" calcext:value-type="float">
            <text:p>3,35</text:p>
          </table:table-cell>
          <table:table-cell table:style-name="ce8" office:value-type="float" office:value="67" calcext:value-type="float">
            <text:p>67</text:p>
          </table:table-cell>
          <table:table-cell table:style-name="ce5"/>
          <table:table-cell table:style-name="ce4" office:value-type="string" calcext:value-type="string">
            <text:p>Constante de temps τ en ms :</text:p>
          </table:table-cell>
          <table:table-cell table:style-name="ce5"/>
          <table:table-cell table:style-name="ce6" table:formula="of:=5*[.I3]" office:value-type="float" office:value="495" calcext:value-type="float">
            <text:p>495</text:p>
          </table:table-cell>
          <table:table-cell table:style-name="ce8" office:value-type="float" office:value="99" calcext:value-type="float">
            <text:p>99</text:p>
          </table:table-cell>
          <table:table-cell table:style-name="ce5" table:number-columns-repeated="6"/>
          <table:table-cell table:number-columns-repeated="49"/>
        </table:table-row>
        <table:table-row table:style-name="ro1">
          <table:table-cell table:style-name="ce4"/>
          <table:table-cell table:style-name="ce5"/>
          <table:table-cell table:style-name="ce7">
            <draw:control table:end-cell-address="'Réponse indicielle,  harmonique'.D5" table:end-x="3.607cm" table:end-y="0.292cm" draw:z-index="0" draw:name="Barre de défilement 1" draw:style-name="gr2" draw:text-style-name="P3" svg:width="4.689cm" svg:height="0.732cm" svg:x="0.033cm" svg:y="0.077cm" draw:control="control1"/>
          </table:table-cell>
          <table:table-cell table:style-name="ce7"/>
          <table:table-cell table:style-name="ce5"/>
          <table:table-cell table:style-name="ce4"/>
          <table:table-cell table:style-name="ce5"/>
          <table:table-cell table:style-name="ce7">
            <draw:control table:end-cell-address="'Réponse indicielle,  harmonique'.J5" table:end-x="0.003cm" table:end-y="0.318cm" draw:z-index="1" draw:name="Barre de défilement 2" draw:style-name="gr2" draw:text-style-name="P3" svg:width="4.415cm" svg:height="0.729cm" svg:x="0.033cm" svg:y="0.106cm" draw:control="control2"/>
          </table:table-cell>
          <table:table-cell table:style-name="ce7"/>
          <table:table-cell table:style-name="ce5" table:number-columns-repeated="6"/>
          <table:table-cell table:number-columns-repeated="49"/>
        </table:table-row>
        <table:table-row table:style-name="ro1">
          <table:table-cell table:style-name="ce5" table:number-columns-repeated="2"/>
          <table:table-cell table:style-name="ce7" table:number-columns-repeated="2"/>
          <table:table-cell table:style-name="ce5" table:number-columns-repeated="3"/>
          <table:table-cell table:style-name="ce7" table:number-columns-repeated="2"/>
          <table:table-cell table:style-name="ce5" table:number-columns-repeated="6"/>
          <table:table-cell table:number-columns-repeated="49"/>
        </table:table-row>
        <table:table-row table:style-name="ro1">
          <table:table-cell table:style-name="ce5" table:number-columns-repeated="5"/>
          <table:table-cell table:style-name="ce4" office:value-type="string" calcext:value-type="string">
            <text:p>Fréquence de coupure f en Hz :</text:p>
          </table:table-cell>
          <table:table-cell table:style-name="ce5" table:number-columns-repeated="2"/>
          <table:table-cell table:style-name="ce9" table:formula="of:=(1000/[.H3])/(2*PI())" office:value-type="float" office:value="0.321525137559385" calcext:value-type="float">
            <text:p>0,32</text:p>
          </table:table-cell>
          <table:table-cell table:style-name="ce5" table:number-columns-repeated="6"/>
          <table:table-cell table:number-columns-repeated="49"/>
        </table:table-row>
        <table:table-row table:style-name="ro1">
          <table:table-cell table:style-name="ce5">
            <draw:frame table:end-cell-address="'Réponse indicielle,  harmonique'.E25" table:end-x="1.091cm" table:end-y="0.132cm" draw:z-index="2" draw:name="Chart 3" draw:style-name="gr3" draw:text-style-name="P4" svg:width="10.809cm" svg:height="9.339cm" svg:x="0.055cm" svg:y="0.098cm">
              <draw:object draw:notify-on-update-of-ranges="Calculs.A2:Calculs.A1527 Calculs.D2:Calculs.D1527 Calculs.A2:Calculs.A1527 Calculs.B2:Calculs.B1527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style-name="ce5" table:number-columns-repeated="4"/>
          <table:table-cell table:style-name="ce5">
            <draw:frame table:end-cell-address="'Réponse indicielle,  harmonique'.J25" table:end-x="0.977cm" table:end-y="0.081cm" draw:z-index="3" draw:name="Chart 4" draw:style-name="gr3" draw:text-style-name="P4" svg:width="11.147cm" svg:height="9.287cm" svg:x="0.038cm" svg:y="0.099cm">
              <draw:object draw:notify-on-update-of-ranges="Calculs.G2:Calculs.G362 Calculs.H2:Calculs.H362 Calculs.G2:Calculs.G362 Calculs.I2:Calculs.I362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style-name="ce5" table:number-columns-repeated="9"/>
          <table:table-cell table:number-columns-repeated="49"/>
        </table:table-row>
        <table:table-row table:style-name="ro1" table:number-rows-repeated="31">
          <table:table-cell table:style-name="ce5" table:number-columns-repeated="15"/>
          <table:table-cell table:number-columns-repeated="49"/>
        </table:table-row>
        <table:table-row table:style-name="ro1" table:number-rows-repeated="1048537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  <number:text> F</number:text>
    </number:number-style>
    <number:number-style style:name="N108">
      <number:text>-</number:text>
      <number:number number:decimal-places="0" loext:min-decimal-places="0" number:min-integer-digits="1" number:grouping="true"/>
      <number:text> F</number:text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  <number:text> F</number:text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number:text> F</number:text>
      <style:map style:condition="value()&gt;=0" style:apply-style-name="N109P0"/>
    </number:number-style>
    <number:number-style style:name="N111P0" style:volatile="true">
      <number:number number:decimal-places="2" loext:min-decimal-places="2" number:min-integer-digits="1" number:grouping="true"/>
      <number:text> F</number:text>
    </number:number-style>
    <number:number-style style:name="N111">
      <number:text>-</number:text>
      <number:number number:decimal-places="2" loext:min-decimal-places="2" number:min-integer-digits="1" number:grouping="true"/>
      <number:text> F</number:text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  <number:text> F</number:text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number:text> F</number:text>
      <style:map style:condition="value()&gt;=0" style:apply-style-name="N112P0"/>
    </number:number-style>
    <number:number-style style:name="N116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6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6P2" style:volatile="true">
      <loext:text> </loext:text>
      <loext:fill-character> </loext:fill-character>
      <number:text>-   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 F </number:text>
    </number:number-style>
    <number:number-style style:name="N120P1" style:volatile="true">
      <loext:text>-</loext:text>
      <loext:fill-character> </loext:fill-character>
      <number:number number:decimal-places="0" loext:min-decimal-places="0" number:min-integer-digits="1" number:grouping="true"/>
      <number:text> F </number:text>
    </number:number-style>
    <number:number-style style:name="N120P2" style:volatile="true">
      <loext:text> </loext:text>
      <loext:fill-character> </loext:fill-character>
      <number:text>- F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4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F </number:text>
    </number:number-style>
    <number:number-style style:name="N128P1" style:volatile="true">
      <loext:text>-</loext:text>
      <loext:fill-character> </loext:fill-character>
      <number:number number:decimal-places="2" loext:min-decimal-places="2" number:min-integer-digits="1" number:grouping="true"/>
      <number:text> F 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F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0.071cm" style:rotation-align="none"/>
      <style:text-properties style:font-name="Arial" fo:font-family="Arial" style:font-name-asian="WenQuanYi Micro Hei" style:font-family-asian="'WenQuanYi Micro Hei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4">00/00/0000</text:date>, <text:time style:data-style-name="N2" text:time-value="13:06:35.1154255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alculs" style:display-name="PageStyle_Calcul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de_20_d_27_emploi" style:display-name="PageStyle_Mode d'emplo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éponse_20_indicielle_2c__20__20_harmonique" style:display-name="PageStyle_Réponse indicielle,  harmonique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usr</meta:initial-creator>
    <meta:creation-date>2002-04-26T20:32:17</meta:creation-date>
    <dc:date>2021-09-04T13:07:46.151518090</dc:date>
    <meta:editing-duration>PT1H23M54S</meta:editing-duration>
    <meta:editing-cycles>7</meta:editing-cycles>
    <meta:generator>LibreOffice/6.4.7.2$Linux_X86_64 LibreOffice_project/40$Build-2</meta:generator>
    <meta:document-statistic meta:table-count="3" meta:cell-count="7546" meta:object-count="5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212121" draw:fill-color="#f7f7f7"/>
    </style:style>
    <style:style style:name="ch2" style:family="chart">
      <style:chart-properties chart:auto-position="true" style:rotation-angle="0"/>
      <style:text-properties fo:color="#212121" fo:font-family="Arial" fo:font-size="10.75pt" fo:font-style="italic" fo:font-weight="bold" style:font-size-asian="10.75pt" style:font-style-asian="italic" style:font-weight-asian="bold" style:font-family-complex="Arial" style:font-size-complex="10.75pt" style:font-style-complex="italic" style:font-weight-complex="bold"/>
    </style:style>
    <style:style style:name="ch3" style:family="chart">
      <style:chart-properties chart:interpolation="cubic-spline" chart:include-hidden-cells="false" chart:treat-empty-cells="leave-gap"/>
    </style:style>
    <style:style style:name="ch4" style:family="chart" style:data-style-name="N0">
      <style:chart-properties chart:display-label="true" chart:tick-marks-minor-inner="false" chart:tick-marks-minor-outer="true" chart:logarithmic="false" chart:minimum="0" chart:maximum="1500" chart:interval-major="200" chart:interval-minor-divisor="4" chart:reverse-direction="false" text:line-break="false" loext:try-staggering-first="false" chart:link-data-style-to-source="true" chart:axis-position="0" chart:axis-label-position="outside-start" chart:tick-mark-position="at-axis"/>
      <style:graphic-properties svg:stroke-color="#212121"/>
      <style:text-properties fo:color="#212121" fo:font-family="Arial" fo:font-size="8pt" fo:font-style="italic" fo:font-weight="bold" style:font-size-asian="8pt" style:font-style-asian="italic" style:font-weight-asian="bold" style:font-family-complex="Arial" style:font-size-complex="8pt" style:font-style-complex="italic" style:font-weight-complex="bold"/>
    </style:style>
    <style:style style:name="ch5" style:family="chart">
      <style:chart-properties style:rotation-angle="0"/>
      <style:text-properties fo:color="#212121" fo:font-family="Arial" fo:font-size="8pt" fo:font-style="italic" fo:font-weight="bold" style:font-size-asian="8pt" style:font-style-asian="italic" style:font-weight-asian="bold" style:font-family-complex="Arial" style:font-size-complex="8pt" style:font-style-complex="italic" style:font-weight-complex="bold"/>
    </style:style>
    <style:style style:name="ch6" style:family="chart">
      <style:graphic-properties svg:stroke-color="#212121"/>
    </style:style>
    <style:style style:name="ch7" style:family="chart" style:data-style-name="N0">
      <style:chart-properties chart:display-label="true" chart:tick-marks-minor-inner="false" chart:tick-marks-minor-outer="true" chart:logarithmic="false" chart:minimum="0" chart:interval-major="0.5" chart:interval-minor-divisor="5" chart:reverse-direction="false" text:line-break="false" loext:try-staggering-first="false" chart:link-data-style-to-source="true" chart:axis-position="0" chart:axis-label-position="outside-start" chart:tick-mark-position="at-axis"/>
      <style:graphic-properties svg:stroke-color="#212121"/>
      <style:text-properties fo:color="#212121" fo:font-family="Arial" fo:font-size="8pt" fo:font-style="italic" fo:font-weight="bold" style:font-size-asian="8pt" style:font-style-asian="italic" style:font-weight-asian="bold" style:font-family-complex="Arial" style:font-size-complex="8pt" style:font-style-complex="italic" style:font-weight-complex="bold"/>
    </style:style>
    <style:style style:name="ch8" style:family="chart" style:data-style-name="N0">
      <style:chart-properties chart:symbol-type="none" chart:link-data-style-to-source="true"/>
      <style:graphic-properties svg:stroke-width="0.07cm" svg:stroke-color="#0000ff" draw:fill-color="#0000ff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draw:stroke="dash" draw:stroke-dash="Excel_20_line_20_dash_20_1" svg:stroke-width="0.07cm" svg:stroke-color="#ff00ff" draw:fill-color="#ff00ff"/>
      <style:text-properties fo:font-size="10pt" style:font-size-asian="10pt" style:font-size-complex="10pt"/>
    </style:style>
    <style:style style:name="ch10" style:family="chart">
      <style:graphic-properties draw:stroke="solid" svg:stroke-width="0.035cm" svg:stroke-color="#808080"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0.243cm" svg:height="7.805cm" xlink:href=".." xlink:type="simple" chart:class="chart:scatter" chart:column-mapping="0 2 1" chart:style-name="ch1">
        <chart:title svg:x="3.372cm" svg:y="0.292cm" chart:style-name="ch2">
          <text:p>Réponse indicielle</text:p>
        </chart:title>
        <chart:plot-area chart:style-name="ch3" table:cell-range-address="Calculs.A2:Calculs.B1527 Calculs.D2:Calculs.D1527" svg:x="0.52cm" svg:y="0.772cm" svg:width="9.451cm" svg:height="6.624cm">
          <chartooo:coordinate-region svg:x="1.168cm" svg:y="0.933cm" svg:width="8.803cm" svg:height="5.895cm"/>
          <chart:axis chart:dimension="x" chart:name="primary-x" chart:style-name="ch4">
            <chart:title svg:x="4.31cm" svg:y="7.095cm" chart:style-name="ch5">
              <text:p>temps en ms</text:p>
            </chart:title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Calculs.D2:Calculs.D1527" chart:class="chart:scatter">
            <chart:domain table:cell-range-address="Calculs.A2:Calculs.A1527"/>
            <chart:data-point chart:repeated="1526"/>
          </chart:series>
          <chart:series chart:style-name="ch9" chart:values-cell-range-address="Calculs.B2:Calculs.B1527" chart:class="chart:scatter">
            <chart:data-point chart:repeated="152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Colonne D</text:p>
              </table:table-cell>
              <table:table-cell office:value-type="string">
                <text:p>Colonne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5">
                <text:p>-25</text:p>
                <draw:g>
                  <svg:desc>Calculs.A2:Calculs.A1527</svg:desc>
                </draw:g>
              </table:table-cell>
              <table:table-cell office:value-type="float" office:value="0">
                <text:p>0</text:p>
                <draw:g>
                  <svg:desc>Calculs.D2:Calculs.D1527</svg:desc>
                </draw:g>
              </table:table-cell>
              <table:table-cell office:value-type="float" office:value="0">
                <text:p>0</text:p>
                <draw:g>
                  <svg:desc>Calculs.B2:Calculs.B15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24">
                <text:p>-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23">
                <text:p>-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22">
                <text:p>-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21">
                <text:p>-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20">
                <text:p>-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9">
                <text:p>-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8">
                <text:p>-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7">
                <text:p>-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6">
                <text:p>-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5">
                <text:p>-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4">
                <text:p>-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3">
                <text:p>-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2">
                <text:p>-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1">
                <text:p>-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0">
                <text:p>-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9">
                <text:p>-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7">
                <text:p>-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6">
                <text:p>-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5">
                <text:p>-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4">
                <text:p>-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3">
                <text:p>-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0.00676084533160553">
                <text:p>0.006760845331605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">
                <text:p>2</text:p>
              </table:table-cell>
              <table:table-cell office:value-type="float" office:value="0.0135080461767643">
                <text:p>0.01350804617676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">
                <text:p>3</text:p>
              </table:table-cell>
              <table:table-cell office:value-type="float" office:value="0.0202416300722706">
                <text:p>0.02024163007227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">
                <text:p>4</text:p>
              </table:table-cell>
              <table:table-cell office:value-type="float" office:value="0.0269616244993455">
                <text:p>0.02696162449934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">
                <text:p>5</text:p>
              </table:table-cell>
              <table:table-cell office:value-type="float" office:value="0.0336680568837483">
                <text:p>0.03366805688374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">
                <text:p>6</text:p>
              </table:table-cell>
              <table:table-cell office:value-type="float" office:value="0.0403609545958894">
                <text:p>0.04036095459588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">
                <text:p>7</text:p>
              </table:table-cell>
              <table:table-cell office:value-type="float" office:value="0.0470403449509403">
                <text:p>0.04704034495094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">
                <text:p>8</text:p>
              </table:table-cell>
              <table:table-cell office:value-type="float" office:value="0.0537062552089462">
                <text:p>0.05370625520894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">
                <text:p>9</text:p>
              </table:table-cell>
              <table:table-cell office:value-type="float" office:value="0.060358712574938">
                <text:p>0.0603587125749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">
                <text:p>10</text:p>
              </table:table-cell>
              <table:table-cell office:value-type="float" office:value="0.0669977441990411">
                <text:p>0.06699774419904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">
                <text:p>11</text:p>
              </table:table-cell>
              <table:table-cell office:value-type="float" office:value="0.0736233771765883">
                <text:p>0.07362337717658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">
                <text:p>12</text:p>
              </table:table-cell>
              <table:table-cell office:value-type="float" office:value="0.0802356385482293">
                <text:p>0.08023563854822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">
                <text:p>13</text:p>
              </table:table-cell>
              <table:table-cell office:value-type="float" office:value="0.0868345553000418">
                <text:p>0.08683455530004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4">
                <text:p>14</text:p>
              </table:table-cell>
              <table:table-cell office:value-type="float" office:value="0.0934201543636409">
                <text:p>0.09342015436364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5">
                <text:p>15</text:p>
              </table:table-cell>
              <table:table-cell office:value-type="float" office:value="0.0999924626162889">
                <text:p>0.09999246261628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6">
                <text:p>16</text:p>
              </table:table-cell>
              <table:table-cell office:value-type="float" office:value="0.106551506881007">
                <text:p>0.1065515068810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7">
                <text:p>17</text:p>
              </table:table-cell>
              <table:table-cell office:value-type="float" office:value="0.11309731392668">
                <text:p>0.113097313926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8">
                <text:p>18</text:p>
              </table:table-cell>
              <table:table-cell office:value-type="float" office:value="0.119629910468173">
                <text:p>0.1196299104681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">
                <text:p>19</text:p>
              </table:table-cell>
              <table:table-cell office:value-type="float" office:value="0.126149323166433">
                <text:p>0.1261493231664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0">
                <text:p>20</text:p>
              </table:table-cell>
              <table:table-cell office:value-type="float" office:value="0.132655578628601">
                <text:p>0.1326555786286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1">
                <text:p>21</text:p>
              </table:table-cell>
              <table:table-cell office:value-type="float" office:value="0.139148703408123">
                <text:p>0.1391487034081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2">
                <text:p>22</text:p>
              </table:table-cell>
              <table:table-cell office:value-type="float" office:value="0.145628724004852">
                <text:p>0.1456287240048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3">
                <text:p>23</text:p>
              </table:table-cell>
              <table:table-cell office:value-type="float" office:value="0.152095666865163">
                <text:p>0.1520956668651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4">
                <text:p>24</text:p>
              </table:table-cell>
              <table:table-cell office:value-type="float" office:value="0.158549558382058">
                <text:p>0.1585495583820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">
                <text:p>25</text:p>
              </table:table-cell>
              <table:table-cell office:value-type="float" office:value="0.164990424895271">
                <text:p>0.1649904248952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6">
                <text:p>26</text:p>
              </table:table-cell>
              <table:table-cell office:value-type="float" office:value="0.17141829269138">
                <text:p>0.171418292691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7">
                <text:p>27</text:p>
              </table:table-cell>
              <table:table-cell office:value-type="float" office:value="0.177833188003913">
                <text:p>0.1778331880039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8">
                <text:p>28</text:p>
              </table:table-cell>
              <table:table-cell office:value-type="float" office:value="0.184235137013453">
                <text:p>0.1842351370134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9">
                <text:p>29</text:p>
              </table:table-cell>
              <table:table-cell office:value-type="float" office:value="0.190624165847746">
                <text:p>0.1906241658477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0">
                <text:p>30</text:p>
              </table:table-cell>
              <table:table-cell office:value-type="float" office:value="0.197000300581811">
                <text:p>0.1970003005818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1">
                <text:p>31</text:p>
              </table:table-cell>
              <table:table-cell office:value-type="float" office:value="0.20336356723804">
                <text:p>0.203363567238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2">
                <text:p>32</text:p>
              </table:table-cell>
              <table:table-cell office:value-type="float" office:value="0.209713991786308">
                <text:p>0.2097139917863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3">
                <text:p>33</text:p>
              </table:table-cell>
              <table:table-cell office:value-type="float" office:value="0.21605160014408">
                <text:p>0.216051600144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4">
                <text:p>34</text:p>
              </table:table-cell>
              <table:table-cell office:value-type="float" office:value="0.222376418176516">
                <text:p>0.2223764181765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5">
                <text:p>35</text:p>
              </table:table-cell>
              <table:table-cell office:value-type="float" office:value="0.228688471696573">
                <text:p>0.2286884716965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6">
                <text:p>36</text:p>
              </table:table-cell>
              <table:table-cell office:value-type="float" office:value="0.234987786465116">
                <text:p>0.2349877864651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7">
                <text:p>37</text:p>
              </table:table-cell>
              <table:table-cell office:value-type="float" office:value="0.241274388191018">
                <text:p>0.2412743881910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8">
                <text:p>38</text:p>
              </table:table-cell>
              <table:table-cell office:value-type="float" office:value="0.247548302531269">
                <text:p>0.2475483025312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9">
                <text:p>39</text:p>
              </table:table-cell>
              <table:table-cell office:value-type="float" office:value="0.253809555091079">
                <text:p>0.2538095550910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0">
                <text:p>40</text:p>
              </table:table-cell>
              <table:table-cell office:value-type="float" office:value="0.260058171423982">
                <text:p>0.2600581714239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1">
                <text:p>41</text:p>
              </table:table-cell>
              <table:table-cell office:value-type="float" office:value="0.266294177031941">
                <text:p>0.2662941770319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2">
                <text:p>42</text:p>
              </table:table-cell>
              <table:table-cell office:value-type="float" office:value="0.272517597365451">
                <text:p>0.2725175973654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3">
                <text:p>43</text:p>
              </table:table-cell>
              <table:table-cell office:value-type="float" office:value="0.278728457823645">
                <text:p>0.2787284578236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4">
                <text:p>44</text:p>
              </table:table-cell>
              <table:table-cell office:value-type="float" office:value="0.284926783754396">
                <text:p>0.2849267837543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5">
                <text:p>45</text:p>
              </table:table-cell>
              <table:table-cell office:value-type="float" office:value="0.291112600454421">
                <text:p>0.2911126004544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6">
                <text:p>46</text:p>
              </table:table-cell>
              <table:table-cell office:value-type="float" office:value="0.297285933169384">
                <text:p>0.2972859331693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7">
                <text:p>47</text:p>
              </table:table-cell>
              <table:table-cell office:value-type="float" office:value="0.303446807093998">
                <text:p>0.3034468070939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8">
                <text:p>48</text:p>
              </table:table-cell>
              <table:table-cell office:value-type="float" office:value="0.309595247372132">
                <text:p>0.3095952473721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9">
                <text:p>49</text:p>
              </table:table-cell>
              <table:table-cell office:value-type="float" office:value="0.315731279096907">
                <text:p>0.3157312790969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0">
                <text:p>50</text:p>
              </table:table-cell>
              <table:table-cell office:value-type="float" office:value="0.321854927310804">
                <text:p>0.3218549273108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1">
                <text:p>51</text:p>
              </table:table-cell>
              <table:table-cell office:value-type="float" office:value="0.327966217005764">
                <text:p>0.3279662170057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2">
                <text:p>52</text:p>
              </table:table-cell>
              <table:table-cell office:value-type="float" office:value="0.334065173123289">
                <text:p>0.3340651731232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3">
                <text:p>53</text:p>
              </table:table-cell>
              <table:table-cell office:value-type="float" office:value="0.340151820554548">
                <text:p>0.3401518205545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4">
                <text:p>54</text:p>
              </table:table-cell>
              <table:table-cell office:value-type="float" office:value="0.346226184140472">
                <text:p>0.3462261841404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5">
                <text:p>55</text:p>
              </table:table-cell>
              <table:table-cell office:value-type="float" office:value="0.352288288671861">
                <text:p>0.3522882886718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6">
                <text:p>56</text:p>
              </table:table-cell>
              <table:table-cell office:value-type="float" office:value="0.358338158889483">
                <text:p>0.3583381588894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7">
                <text:p>57</text:p>
              </table:table-cell>
              <table:table-cell office:value-type="float" office:value="0.364375819484174">
                <text:p>0.3643758194841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8">
                <text:p>58</text:p>
              </table:table-cell>
              <table:table-cell office:value-type="float" office:value="0.370401295096941">
                <text:p>0.3704012950969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9">
                <text:p>59</text:p>
              </table:table-cell>
              <table:table-cell office:value-type="float" office:value="0.376414610319061">
                <text:p>0.3764146103190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0">
                <text:p>60</text:p>
              </table:table-cell>
              <table:table-cell office:value-type="float" office:value="0.382415789692182">
                <text:p>0.3824157896921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1">
                <text:p>61</text:p>
              </table:table-cell>
              <table:table-cell office:value-type="float" office:value="0.388404857708423">
                <text:p>0.3884048577084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2">
                <text:p>62</text:p>
              </table:table-cell>
              <table:table-cell office:value-type="float" office:value="0.394381838810473">
                <text:p>0.3943818388104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3">
                <text:p>63</text:p>
              </table:table-cell>
              <table:table-cell office:value-type="float" office:value="0.400346757391693">
                <text:p>0.4003467573916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4">
                <text:p>64</text:p>
              </table:table-cell>
              <table:table-cell office:value-type="float" office:value="0.406299637796213">
                <text:p>0.4062996377962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65">
                <text:p>65</text:p>
              </table:table-cell>
              <table:table-cell office:value-type="float" office:value="0.412240504319035">
                <text:p>0.4122405043190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6">
                <text:p>66</text:p>
              </table:table-cell>
              <table:table-cell office:value-type="float" office:value="0.418169381206126">
                <text:p>0.4181693812061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7">
                <text:p>67</text:p>
              </table:table-cell>
              <table:table-cell office:value-type="float" office:value="0.424086292654524">
                <text:p>0.4240862926545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8">
                <text:p>68</text:p>
              </table:table-cell>
              <table:table-cell office:value-type="float" office:value="0.42999126281243">
                <text:p>0.429991262812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9">
                <text:p>69</text:p>
              </table:table-cell>
              <table:table-cell office:value-type="float" office:value="0.435884315779315">
                <text:p>0.4358843157793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0">
                <text:p>70</text:p>
              </table:table-cell>
              <table:table-cell office:value-type="float" office:value="0.441765475606008">
                <text:p>0.4417654756060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1">
                <text:p>71</text:p>
              </table:table-cell>
              <table:table-cell office:value-type="float" office:value="0.447634766294803">
                <text:p>0.4476347662948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2">
                <text:p>72</text:p>
              </table:table-cell>
              <table:table-cell office:value-type="float" office:value="0.453492211799552">
                <text:p>0.4534922117995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3">
                <text:p>73</text:p>
              </table:table-cell>
              <table:table-cell office:value-type="float" office:value="0.459337836025766">
                <text:p>0.4593378360257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4">
                <text:p>74</text:p>
              </table:table-cell>
              <table:table-cell office:value-type="float" office:value="0.465171662830707">
                <text:p>0.4651716628307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75">
                <text:p>75</text:p>
              </table:table-cell>
              <table:table-cell office:value-type="float" office:value="0.470993716023494">
                <text:p>0.4709937160234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76">
                <text:p>76</text:p>
              </table:table-cell>
              <table:table-cell office:value-type="float" office:value="0.476804019365191">
                <text:p>0.4768040193651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77">
                <text:p>77</text:p>
              </table:table-cell>
              <table:table-cell office:value-type="float" office:value="0.482602596568912">
                <text:p>0.4826025965689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78">
                <text:p>78</text:p>
              </table:table-cell>
              <table:table-cell office:value-type="float" office:value="0.48838947129991">
                <text:p>0.488389471299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79">
                <text:p>79</text:p>
              </table:table-cell>
              <table:table-cell office:value-type="float" office:value="0.494164667175682">
                <text:p>0.4941646671756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80">
                <text:p>80</text:p>
              </table:table-cell>
              <table:table-cell office:value-type="float" office:value="0.499928207766058">
                <text:p>0.4999282077660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81">
                <text:p>81</text:p>
              </table:table-cell>
              <table:table-cell office:value-type="float" office:value="0.505680116593301">
                <text:p>0.5056801165933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82">
                <text:p>82</text:p>
              </table:table-cell>
              <table:table-cell office:value-type="float" office:value="0.511420417132204">
                <text:p>0.5114204171322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3">
                <text:p>83</text:p>
              </table:table-cell>
              <table:table-cell office:value-type="float" office:value="0.517149132810181">
                <text:p>0.5171491328101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84">
                <text:p>84</text:p>
              </table:table-cell>
              <table:table-cell office:value-type="float" office:value="0.522866287007368">
                <text:p>0.5228662870073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85">
                <text:p>85</text:p>
              </table:table-cell>
              <table:table-cell office:value-type="float" office:value="0.528571903056714">
                <text:p>0.5285719030567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86">
                <text:p>86</text:p>
              </table:table-cell>
              <table:table-cell office:value-type="float" office:value="0.534266004244082">
                <text:p>0.5342660042440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87">
                <text:p>87</text:p>
              </table:table-cell>
              <table:table-cell office:value-type="float" office:value="0.539948613808335">
                <text:p>0.5399486138083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88">
                <text:p>88</text:p>
              </table:table-cell>
              <table:table-cell office:value-type="float" office:value="0.545619754941442">
                <text:p>0.5456197549414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89">
                <text:p>89</text:p>
              </table:table-cell>
              <table:table-cell office:value-type="float" office:value="0.551279450788562">
                <text:p>0.5512794507885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90">
                <text:p>90</text:p>
              </table:table-cell>
              <table:table-cell office:value-type="float" office:value="0.556927724448145">
                <text:p>0.5569277244481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91">
                <text:p>91</text:p>
              </table:table-cell>
              <table:table-cell office:value-type="float" office:value="0.562564598972026">
                <text:p>0.5625645989720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92">
                <text:p>92</text:p>
              </table:table-cell>
              <table:table-cell office:value-type="float" office:value="0.568190097365517">
                <text:p>0.5681900973655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93">
                <text:p>93</text:p>
              </table:table-cell>
              <table:table-cell office:value-type="float" office:value="0.573804242587499">
                <text:p>0.5738042425874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94">
                <text:p>94</text:p>
              </table:table-cell>
              <table:table-cell office:value-type="float" office:value="0.579407057550522">
                <text:p>0.5794070575505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95">
                <text:p>95</text:p>
              </table:table-cell>
              <table:table-cell office:value-type="float" office:value="0.584998565120892">
                <text:p>0.5849985651208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96">
                <text:p>96</text:p>
              </table:table-cell>
              <table:table-cell office:value-type="float" office:value="0.590578788118768">
                <text:p>0.5905787881187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97">
                <text:p>97</text:p>
              </table:table-cell>
              <table:table-cell office:value-type="float" office:value="0.596147749318255">
                <text:p>0.5961477493182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98">
                <text:p>98</text:p>
              </table:table-cell>
              <table:table-cell office:value-type="float" office:value="0.601705471447495">
                <text:p>0.6017054714474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99">
                <text:p>99</text:p>
              </table:table-cell>
              <table:table-cell office:value-type="float" office:value="0.607251977188761">
                <text:p>0.6072519771887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00">
                <text:p>100</text:p>
              </table:table-cell>
              <table:table-cell office:value-type="float" office:value="0.61278728917855">
                <text:p>0.612787289178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01">
                <text:p>101</text:p>
              </table:table-cell>
              <table:table-cell office:value-type="float" office:value="0.618311430007675">
                <text:p>0.6183114300076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02">
                <text:p>102</text:p>
              </table:table-cell>
              <table:table-cell office:value-type="float" office:value="0.623824422221357">
                <text:p>0.6238244222213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03">
                <text:p>103</text:p>
              </table:table-cell>
              <table:table-cell office:value-type="float" office:value="0.629326288319316">
                <text:p>0.6293262883193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04">
                <text:p>104</text:p>
              </table:table-cell>
              <table:table-cell office:value-type="float" office:value="0.634817050755864">
                <text:p>0.6348170507558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05">
                <text:p>105</text:p>
              </table:table-cell>
              <table:table-cell office:value-type="float" office:value="0.64029673194">
                <text:p>0.640296731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06">
                <text:p>106</text:p>
              </table:table-cell>
              <table:table-cell office:value-type="float" office:value="0.645765354235492">
                <text:p>0.6457653542354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07">
                <text:p>107</text:p>
              </table:table-cell>
              <table:table-cell office:value-type="float" office:value="0.65122293996098">
                <text:p>0.651222939960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08">
                <text:p>108</text:p>
              </table:table-cell>
              <table:table-cell office:value-type="float" office:value="0.656669511390057">
                <text:p>0.6566695113900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09">
                <text:p>109</text:p>
              </table:table-cell>
              <table:table-cell office:value-type="float" office:value="0.662105090751367">
                <text:p>0.6621050907513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10">
                <text:p>110</text:p>
              </table:table-cell>
              <table:table-cell office:value-type="float" office:value="0.667529700228693">
                <text:p>0.6675297002286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11">
                <text:p>111</text:p>
              </table:table-cell>
              <table:table-cell office:value-type="float" office:value="0.672943361961045">
                <text:p>0.6729433619610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12">
                <text:p>112</text:p>
              </table:table-cell>
              <table:table-cell office:value-type="float" office:value="0.678346098042756">
                <text:p>0.6783460980427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13">
                <text:p>113</text:p>
              </table:table-cell>
              <table:table-cell office:value-type="float" office:value="0.683737930523566">
                <text:p>0.6837379305235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14">
                <text:p>114</text:p>
              </table:table-cell>
              <table:table-cell office:value-type="float" office:value="0.689118881408717">
                <text:p>0.6891188814087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15">
                <text:p>115</text:p>
              </table:table-cell>
              <table:table-cell office:value-type="float" office:value="0.694488972659041">
                <text:p>0.6944889726590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16">
                <text:p>116</text:p>
              </table:table-cell>
              <table:table-cell office:value-type="float" office:value="0.699848226191049">
                <text:p>0.6998482261910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17">
                <text:p>117</text:p>
              </table:table-cell>
              <table:table-cell office:value-type="float" office:value="0.70519666387702">
                <text:p>0.705196663877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18">
                <text:p>118</text:p>
              </table:table-cell>
              <table:table-cell office:value-type="float" office:value="0.710534307545092">
                <text:p>0.7105343075450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19">
                <text:p>119</text:p>
              </table:table-cell>
              <table:table-cell office:value-type="float" office:value="0.715861178979351">
                <text:p>0.7158611789793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20">
                <text:p>120</text:p>
              </table:table-cell>
              <table:table-cell office:value-type="float" office:value="0.721177299919918">
                <text:p>0.7211772999199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21">
                <text:p>121</text:p>
              </table:table-cell>
              <table:table-cell office:value-type="float" office:value="0.726482692063039">
                <text:p>0.7264826920630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22">
                <text:p>122</text:p>
              </table:table-cell>
              <table:table-cell office:value-type="float" office:value="0.731777377061174">
                <text:p>0.7317773770611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23">
                <text:p>123</text:p>
              </table:table-cell>
              <table:table-cell office:value-type="float" office:value="0.737061376523084">
                <text:p>0.7370613765230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24">
                <text:p>124</text:p>
              </table:table-cell>
              <table:table-cell office:value-type="float" office:value="0.742334712013922">
                <text:p>0.7423347120139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25">
                <text:p>125</text:p>
              </table:table-cell>
              <table:table-cell office:value-type="float" office:value="0.747597405055316">
                <text:p>0.7475974050553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26">
                <text:p>126</text:p>
              </table:table-cell>
              <table:table-cell office:value-type="float" office:value="0.752849477125463">
                <text:p>0.7528494771254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27">
                <text:p>127</text:p>
              </table:table-cell>
              <table:table-cell office:value-type="float" office:value="0.75809094965921">
                <text:p>0.758090949659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28">
                <text:p>128</text:p>
              </table:table-cell>
              <table:table-cell office:value-type="float" office:value="0.763321844048148">
                <text:p>0.7633218440481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29">
                <text:p>129</text:p>
              </table:table-cell>
              <table:table-cell office:value-type="float" office:value="0.768542181640696">
                <text:p>0.7685421816406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30">
                <text:p>130</text:p>
              </table:table-cell>
              <table:table-cell office:value-type="float" office:value="0.773751983742186">
                <text:p>0.7737519837421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31">
                <text:p>131</text:p>
              </table:table-cell>
              <table:table-cell office:value-type="float" office:value="0.778951271614955">
                <text:p>0.7789512716149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32">
                <text:p>132</text:p>
              </table:table-cell>
              <table:table-cell office:value-type="float" office:value="0.784140066478427">
                <text:p>0.7841400664784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33">
                <text:p>133</text:p>
              </table:table-cell>
              <table:table-cell office:value-type="float" office:value="0.789318389509204">
                <text:p>0.7893183895092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34">
                <text:p>134</text:p>
              </table:table-cell>
              <table:table-cell office:value-type="float" office:value="0.794486261841149">
                <text:p>0.7944862618411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35">
                <text:p>135</text:p>
              </table:table-cell>
              <table:table-cell office:value-type="float" office:value="0.799643704565473">
                <text:p>0.7996437045654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36">
                <text:p>136</text:p>
              </table:table-cell>
              <table:table-cell office:value-type="float" office:value="0.804790738730822">
                <text:p>0.8047907387308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37">
                <text:p>137</text:p>
              </table:table-cell>
              <table:table-cell office:value-type="float" office:value="0.809927385343363">
                <text:p>0.8099273853433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38">
                <text:p>138</text:p>
              </table:table-cell>
              <table:table-cell office:value-type="float" office:value="0.815053665366868">
                <text:p>0.8150536653668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39">
                <text:p>139</text:p>
              </table:table-cell>
              <table:table-cell office:value-type="float" office:value="0.820169599722801">
                <text:p>0.8201695997228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40">
                <text:p>140</text:p>
              </table:table-cell>
              <table:table-cell office:value-type="float" office:value="0.825275209290403">
                <text:p>0.8252752092904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41">
                <text:p>141</text:p>
              </table:table-cell>
              <table:table-cell office:value-type="float" office:value="0.830370514906779">
                <text:p>0.8303705149067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42">
                <text:p>142</text:p>
              </table:table-cell>
              <table:table-cell office:value-type="float" office:value="0.835455537366978">
                <text:p>0.8354555373669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43">
                <text:p>143</text:p>
              </table:table-cell>
              <table:table-cell office:value-type="float" office:value="0.840530297424085">
                <text:p>0.8405302974240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44">
                <text:p>144</text:p>
              </table:table-cell>
              <table:table-cell office:value-type="float" office:value="0.845594815789299">
                <text:p>0.8455948157892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45">
                <text:p>145</text:p>
              </table:table-cell>
              <table:table-cell office:value-type="float" office:value="0.850649113132021">
                <text:p>0.8506491131320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46">
                <text:p>146</text:p>
              </table:table-cell>
              <table:table-cell office:value-type="float" office:value="0.855693210079939">
                <text:p>0.8556932100799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47">
                <text:p>147</text:p>
              </table:table-cell>
              <table:table-cell office:value-type="float" office:value="0.86072712721911">
                <text:p>0.860727127219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48">
                <text:p>148</text:p>
              </table:table-cell>
              <table:table-cell office:value-type="float" office:value="0.865750885094046">
                <text:p>0.8657508850940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49">
                <text:p>149</text:p>
              </table:table-cell>
              <table:table-cell office:value-type="float" office:value="0.870764504207794">
                <text:p>0.8707645042077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50">
                <text:p>150</text:p>
              </table:table-cell>
              <table:table-cell office:value-type="float" office:value="0.875768005022027">
                <text:p>0.8757680050220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51">
                <text:p>151</text:p>
              </table:table-cell>
              <table:table-cell office:value-type="float" office:value="0.880761407957118">
                <text:p>0.8807614079571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52">
                <text:p>152</text:p>
              </table:table-cell>
              <table:table-cell office:value-type="float" office:value="0.885744733392233">
                <text:p>0.8857447333922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53">
                <text:p>153</text:p>
              </table:table-cell>
              <table:table-cell office:value-type="float" office:value="0.890718001665406">
                <text:p>0.8907180016654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54">
                <text:p>154</text:p>
              </table:table-cell>
              <table:table-cell office:value-type="float" office:value="0.895681233073627">
                <text:p>0.8956812330736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55">
                <text:p>155</text:p>
              </table:table-cell>
              <table:table-cell office:value-type="float" office:value="0.900634447872925">
                <text:p>0.9006344478729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56">
                <text:p>156</text:p>
              </table:table-cell>
              <table:table-cell office:value-type="float" office:value="0.905577666278445">
                <text:p>0.9055776662784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57">
                <text:p>157</text:p>
              </table:table-cell>
              <table:table-cell office:value-type="float" office:value="0.910510908464539">
                <text:p>0.9105109084645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58">
                <text:p>158</text:p>
              </table:table-cell>
              <table:table-cell office:value-type="float" office:value="0.915434194564841">
                <text:p>0.9154341945648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59">
                <text:p>159</text:p>
              </table:table-cell>
              <table:table-cell office:value-type="float" office:value="0.920347544672352">
                <text:p>0.9203475446723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60">
                <text:p>160</text:p>
              </table:table-cell>
              <table:table-cell office:value-type="float" office:value="0.925250978839524">
                <text:p>0.9252509788395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61">
                <text:p>161</text:p>
              </table:table-cell>
              <table:table-cell office:value-type="float" office:value="0.930144517078338">
                <text:p>0.9301445170783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62">
                <text:p>162</text:p>
              </table:table-cell>
              <table:table-cell office:value-type="float" office:value="0.93502817936039">
                <text:p>0.935028179360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63">
                <text:p>163</text:p>
              </table:table-cell>
              <table:table-cell office:value-type="float" office:value="0.939901985616966">
                <text:p>0.9399019856169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64">
                <text:p>164</text:p>
              </table:table-cell>
              <table:table-cell office:value-type="float" office:value="0.944765955739131">
                <text:p>0.9447659557391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65">
                <text:p>165</text:p>
              </table:table-cell>
              <table:table-cell office:value-type="float" office:value="0.949620109577806">
                <text:p>0.9496201095778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66">
                <text:p>166</text:p>
              </table:table-cell>
              <table:table-cell office:value-type="float" office:value="0.954464466943848">
                <text:p>0.9544644669438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67">
                <text:p>167</text:p>
              </table:table-cell>
              <table:table-cell office:value-type="float" office:value="0.959299047608134">
                <text:p>0.9592990476081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68">
                <text:p>168</text:p>
              </table:table-cell>
              <table:table-cell office:value-type="float" office:value="0.96412387130164">
                <text:p>0.964123871301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69">
                <text:p>169</text:p>
              </table:table-cell>
              <table:table-cell office:value-type="float" office:value="0.96893895771552">
                <text:p>0.968938957715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70">
                <text:p>170</text:p>
              </table:table-cell>
              <table:table-cell office:value-type="float" office:value="0.973744326501191">
                <text:p>0.9737443265011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71">
                <text:p>171</text:p>
              </table:table-cell>
              <table:table-cell office:value-type="float" office:value="0.978539997270408">
                <text:p>0.9785399972704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72">
                <text:p>172</text:p>
              </table:table-cell>
              <table:table-cell office:value-type="float" office:value="0.983325989595347">
                <text:p>0.9833259895953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73">
                <text:p>173</text:p>
              </table:table-cell>
              <table:table-cell office:value-type="float" office:value="0.988102323008683">
                <text:p>0.9881023230086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74">
                <text:p>174</text:p>
              </table:table-cell>
              <table:table-cell office:value-type="float" office:value="0.992869017003673">
                <text:p>0.9928690170036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75">
                <text:p>175</text:p>
              </table:table-cell>
              <table:table-cell office:value-type="float" office:value="0.997626091034233">
                <text:p>0.9976260910342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76">
                <text:p>176</text:p>
              </table:table-cell>
              <table:table-cell office:value-type="float" office:value="1.00237356451502">
                <text:p>1.002373564515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77">
                <text:p>177</text:p>
              </table:table-cell>
              <table:table-cell office:value-type="float" office:value="1.00711145682149">
                <text:p>1.007111456821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78">
                <text:p>178</text:p>
              </table:table-cell>
              <table:table-cell office:value-type="float" office:value="1.01183978729004">
                <text:p>1.011839787290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79">
                <text:p>179</text:p>
              </table:table-cell>
              <table:table-cell office:value-type="float" office:value="1.01655857521799">
                <text:p>1.016558575217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80">
                <text:p>180</text:p>
              </table:table-cell>
              <table:table-cell office:value-type="float" office:value="1.02126783986376">
                <text:p>1.021267839863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81">
                <text:p>181</text:p>
              </table:table-cell>
              <table:table-cell office:value-type="float" office:value="1.02596760044687">
                <text:p>1.025967600446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82">
                <text:p>182</text:p>
              </table:table-cell>
              <table:table-cell office:value-type="float" office:value="1.03065787614807">
                <text:p>1.030657876148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83">
                <text:p>183</text:p>
              </table:table-cell>
              <table:table-cell office:value-type="float" office:value="1.03533868610939">
                <text:p>1.035338686109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84">
                <text:p>184</text:p>
              </table:table-cell>
              <table:table-cell office:value-type="float" office:value="1.04001004943425">
                <text:p>1.040010049434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85">
                <text:p>185</text:p>
              </table:table-cell>
              <table:table-cell office:value-type="float" office:value="1.04467198518748">
                <text:p>1.044671985187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86">
                <text:p>186</text:p>
              </table:table-cell>
              <table:table-cell office:value-type="float" office:value="1.04932451239547">
                <text:p>1.049324512395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87">
                <text:p>187</text:p>
              </table:table-cell>
              <table:table-cell office:value-type="float" office:value="1.05396765004619">
                <text:p>1.053967650046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88">
                <text:p>188</text:p>
              </table:table-cell>
              <table:table-cell office:value-type="float" office:value="1.0586014170893">
                <text:p>1.05860141708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89">
                <text:p>189</text:p>
              </table:table-cell>
              <table:table-cell office:value-type="float" office:value="1.0632258324362">
                <text:p>1.06322583243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90">
                <text:p>190</text:p>
              </table:table-cell>
              <table:table-cell office:value-type="float" office:value="1.06784091496014">
                <text:p>1.067840914960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91">
                <text:p>191</text:p>
              </table:table-cell>
              <table:table-cell office:value-type="float" office:value="1.07244668349628">
                <text:p>1.072446683496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92">
                <text:p>192</text:p>
              </table:table-cell>
              <table:table-cell office:value-type="float" office:value="1.07704315684176">
                <text:p>1.077043156841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93">
                <text:p>193</text:p>
              </table:table-cell>
              <table:table-cell office:value-type="float" office:value="1.0816303537558">
                <text:p>1.08163035375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94">
                <text:p>194</text:p>
              </table:table-cell>
              <table:table-cell office:value-type="float" office:value="1.08620829295973">
                <text:p>1.086208292959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95">
                <text:p>195</text:p>
              </table:table-cell>
              <table:table-cell office:value-type="float" office:value="1.09077699313712">
                <text:p>1.090776993137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96">
                <text:p>196</text:p>
              </table:table-cell>
              <table:table-cell office:value-type="float" office:value="1.09533647293384">
                <text:p>1.095336472933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97">
                <text:p>197</text:p>
              </table:table-cell>
              <table:table-cell office:value-type="float" office:value="1.09988675095811">
                <text:p>1.099886750958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98">
                <text:p>198</text:p>
              </table:table-cell>
              <table:table-cell office:value-type="float" office:value="1.10442784578061">
                <text:p>1.104427845780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99">
                <text:p>199</text:p>
              </table:table-cell>
              <table:table-cell office:value-type="float" office:value="1.10895977593453">
                <text:p>1.108959775934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00">
                <text:p>200</text:p>
              </table:table-cell>
              <table:table-cell office:value-type="float" office:value="1.11348255991567">
                <text:p>1.113482559915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01">
                <text:p>201</text:p>
              </table:table-cell>
              <table:table-cell office:value-type="float" office:value="1.11799621618249">
                <text:p>1.117996216182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02">
                <text:p>202</text:p>
              </table:table-cell>
              <table:table-cell office:value-type="float" office:value="1.12250076315621">
                <text:p>1.122500763156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03">
                <text:p>203</text:p>
              </table:table-cell>
              <table:table-cell office:value-type="float" office:value="1.12699621922085">
                <text:p>1.126996219220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04">
                <text:p>204</text:p>
              </table:table-cell>
              <table:table-cell office:value-type="float" office:value="1.13148260272337">
                <text:p>1.131482602723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05">
                <text:p>205</text:p>
              </table:table-cell>
              <table:table-cell office:value-type="float" office:value="1.13595993197366">
                <text:p>1.135959931973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06">
                <text:p>206</text:p>
              </table:table-cell>
              <table:table-cell office:value-type="float" office:value="1.14042822524467">
                <text:p>1.140428225244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07">
                <text:p>207</text:p>
              </table:table-cell>
              <table:table-cell office:value-type="float" office:value="1.14488750077249">
                <text:p>1.144887500772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08">
                <text:p>208</text:p>
              </table:table-cell>
              <table:table-cell office:value-type="float" office:value="1.14933777675639">
                <text:p>1.149337776756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09">
                <text:p>209</text:p>
              </table:table-cell>
              <table:table-cell office:value-type="float" office:value="1.15377907135892">
                <text:p>1.153779071358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10">
                <text:p>210</text:p>
              </table:table-cell>
              <table:table-cell office:value-type="float" office:value="1.15821140270596">
                <text:p>1.158211402705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11">
                <text:p>211</text:p>
              </table:table-cell>
              <table:table-cell office:value-type="float" office:value="1.16263478888682">
                <text:p>1.162634788886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12">
                <text:p>212</text:p>
              </table:table-cell>
              <table:table-cell office:value-type="float" office:value="1.1670492479543">
                <text:p>1.16704924795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13">
                <text:p>213</text:p>
              </table:table-cell>
              <table:table-cell office:value-type="float" office:value="1.17145479792478">
                <text:p>1.171454797924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14">
                <text:p>214</text:p>
              </table:table-cell>
              <table:table-cell office:value-type="float" office:value="1.17585145677825">
                <text:p>1.175851456778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15">
                <text:p>215</text:p>
              </table:table-cell>
              <table:table-cell office:value-type="float" office:value="1.18023924245845">
                <text:p>1.180239242458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16">
                <text:p>216</text:p>
              </table:table-cell>
              <table:table-cell office:value-type="float" office:value="1.18461817287287">
                <text:p>1.184618172872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17">
                <text:p>217</text:p>
              </table:table-cell>
              <table:table-cell office:value-type="float" office:value="1.1889882658929">
                <text:p>1.18898826589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18">
                <text:p>218</text:p>
              </table:table-cell>
              <table:table-cell office:value-type="float" office:value="1.19334953935382">
                <text:p>1.193349539353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19">
                <text:p>219</text:p>
              </table:table-cell>
              <table:table-cell office:value-type="float" office:value="1.19770201105494">
                <text:p>1.197702011054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20">
                <text:p>220</text:p>
              </table:table-cell>
              <table:table-cell office:value-type="float" office:value="1.20204569875965">
                <text:p>1.202045698759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21">
                <text:p>221</text:p>
              </table:table-cell>
              <table:table-cell office:value-type="float" office:value="1.20638062019549">
                <text:p>1.206380620195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22">
                <text:p>222</text:p>
              </table:table-cell>
              <table:table-cell office:value-type="float" office:value="1.2107067930542">
                <text:p>1.21070679305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23">
                <text:p>223</text:p>
              </table:table-cell>
              <table:table-cell office:value-type="float" office:value="1.21502423499185">
                <text:p>1.215024234991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24">
                <text:p>224</text:p>
              </table:table-cell>
              <table:table-cell office:value-type="float" office:value="1.21933296362885">
                <text:p>1.219332963628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25">
                <text:p>225</text:p>
              </table:table-cell>
              <table:table-cell office:value-type="float" office:value="1.22363299655006">
                <text:p>1.223632996550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26">
                <text:p>226</text:p>
              </table:table-cell>
              <table:table-cell office:value-type="float" office:value="1.22792435130485">
                <text:p>1.227924351304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27">
                <text:p>227</text:p>
              </table:table-cell>
              <table:table-cell office:value-type="float" office:value="1.23220704540718">
                <text:p>1.232207045407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28">
                <text:p>228</text:p>
              </table:table-cell>
              <table:table-cell office:value-type="float" office:value="1.23648109633564">
                <text:p>1.236481096335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29">
                <text:p>229</text:p>
              </table:table-cell>
              <table:table-cell office:value-type="float" office:value="1.24074652153358">
                <text:p>1.240746521533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30">
                <text:p>230</text:p>
              </table:table-cell>
              <table:table-cell office:value-type="float" office:value="1.24500333840912">
                <text:p>1.245003338409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31">
                <text:p>231</text:p>
              </table:table-cell>
              <table:table-cell office:value-type="float" office:value="1.24925156433526">
                <text:p>1.249251564335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32">
                <text:p>232</text:p>
              </table:table-cell>
              <table:table-cell office:value-type="float" office:value="1.25349121664993">
                <text:p>1.253491216649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33">
                <text:p>233</text:p>
              </table:table-cell>
              <table:table-cell office:value-type="float" office:value="1.25772231265608">
                <text:p>1.257722312656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34">
                <text:p>234</text:p>
              </table:table-cell>
              <table:table-cell office:value-type="float" office:value="1.26194486962172">
                <text:p>1.261944869621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35">
                <text:p>235</text:p>
              </table:table-cell>
              <table:table-cell office:value-type="float" office:value="1.26615890478003">
                <text:p>1.266158904780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36">
                <text:p>236</text:p>
              </table:table-cell>
              <table:table-cell office:value-type="float" office:value="1.27036443532941">
                <text:p>1.270364435329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37">
                <text:p>237</text:p>
              </table:table-cell>
              <table:table-cell office:value-type="float" office:value="1.27456147843355">
                <text:p>1.274561478433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38">
                <text:p>238</text:p>
              </table:table-cell>
              <table:table-cell office:value-type="float" office:value="1.27875005122148">
                <text:p>1.278750051221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39">
                <text:p>239</text:p>
              </table:table-cell>
              <table:table-cell office:value-type="float" office:value="1.28293017078768">
                <text:p>1.282930170787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40">
                <text:p>240</text:p>
              </table:table-cell>
              <table:table-cell office:value-type="float" office:value="1.28710185419214">
                <text:p>1.287101854192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41">
                <text:p>241</text:p>
              </table:table-cell>
              <table:table-cell office:value-type="float" office:value="1.2912651184604">
                <text:p>1.29126511846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42">
                <text:p>242</text:p>
              </table:table-cell>
              <table:table-cell office:value-type="float" office:value="1.29541998058364">
                <text:p>1.295419980583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43">
                <text:p>243</text:p>
              </table:table-cell>
              <table:table-cell office:value-type="float" office:value="1.29956645751877">
                <text:p>1.299566457518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44">
                <text:p>244</text:p>
              </table:table-cell>
              <table:table-cell office:value-type="float" office:value="1.30370456618846">
                <text:p>1.303704566188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45">
                <text:p>245</text:p>
              </table:table-cell>
              <table:table-cell office:value-type="float" office:value="1.30783432348123">
                <text:p>1.307834323481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46">
                <text:p>246</text:p>
              </table:table-cell>
              <table:table-cell office:value-type="float" office:value="1.31195574625151">
                <text:p>1.311955746251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47">
                <text:p>247</text:p>
              </table:table-cell>
              <table:table-cell office:value-type="float" office:value="1.31606885131974">
                <text:p>1.316068851319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48">
                <text:p>248</text:p>
              </table:table-cell>
              <table:table-cell office:value-type="float" office:value="1.32017365547238">
                <text:p>1.320173655472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49">
                <text:p>249</text:p>
              </table:table-cell>
              <table:table-cell office:value-type="float" office:value="1.32427017546205">
                <text:p>1.324270175462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50">
                <text:p>250</text:p>
              </table:table-cell>
              <table:table-cell office:value-type="float" office:value="1.32835842800752">
                <text:p>1.328358428007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51">
                <text:p>251</text:p>
              </table:table-cell>
              <table:table-cell office:value-type="float" office:value="1.33243842979384">
                <text:p>1.332438429793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52">
                <text:p>252</text:p>
              </table:table-cell>
              <table:table-cell office:value-type="float" office:value="1.33651019747239">
                <text:p>1.336510197472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53">
                <text:p>253</text:p>
              </table:table-cell>
              <table:table-cell office:value-type="float" office:value="1.34057374766095">
                <text:p>1.340573747660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54">
                <text:p>254</text:p>
              </table:table-cell>
              <table:table-cell office:value-type="float" office:value="1.34462909694373">
                <text:p>1.344629096943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55">
                <text:p>255</text:p>
              </table:table-cell>
              <table:table-cell office:value-type="float" office:value="1.34867626187151">
                <text:p>1.348676261871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56">
                <text:p>256</text:p>
              </table:table-cell>
              <table:table-cell office:value-type="float" office:value="1.35271525896165">
                <text:p>1.352715258961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57">
                <text:p>257</text:p>
              </table:table-cell>
              <table:table-cell office:value-type="float" office:value="1.35674610469817">
                <text:p>1.356746104698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58">
                <text:p>258</text:p>
              </table:table-cell>
              <table:table-cell office:value-type="float" office:value="1.36076881553183">
                <text:p>1.360768815531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59">
                <text:p>259</text:p>
              </table:table-cell>
              <table:table-cell office:value-type="float" office:value="1.36478340788018">
                <text:p>1.364783407880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60">
                <text:p>260</text:p>
              </table:table-cell>
              <table:table-cell office:value-type="float" office:value="1.36878989812767">
                <text:p>1.368789898127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61">
                <text:p>261</text:p>
              </table:table-cell>
              <table:table-cell office:value-type="float" office:value="1.37278830262563">
                <text:p>1.372788302625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62">
                <text:p>262</text:p>
              </table:table-cell>
              <table:table-cell office:value-type="float" office:value="1.37677863769243">
                <text:p>1.376778637692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63">
                <text:p>263</text:p>
              </table:table-cell>
              <table:table-cell office:value-type="float" office:value="1.3807609196135">
                <text:p>1.38076091961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64">
                <text:p>264</text:p>
              </table:table-cell>
              <table:table-cell office:value-type="float" office:value="1.38473516464139">
                <text:p>1.384735164641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65">
                <text:p>265</text:p>
              </table:table-cell>
              <table:table-cell office:value-type="float" office:value="1.38870138899587">
                <text:p>1.388701388995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66">
                <text:p>266</text:p>
              </table:table-cell>
              <table:table-cell office:value-type="float" office:value="1.39265960886396">
                <text:p>1.392659608863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67">
                <text:p>267</text:p>
              </table:table-cell>
              <table:table-cell office:value-type="float" office:value="1.39660984040001">
                <text:p>1.396609840400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68">
                <text:p>268</text:p>
              </table:table-cell>
              <table:table-cell office:value-type="float" office:value="1.40055209972578">
                <text:p>1.400552099725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69">
                <text:p>269</text:p>
              </table:table-cell>
              <table:table-cell office:value-type="float" office:value="1.40448640293049">
                <text:p>1.404486402930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70">
                <text:p>270</text:p>
              </table:table-cell>
              <table:table-cell office:value-type="float" office:value="1.40841276607089">
                <text:p>1.408412766070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71">
                <text:p>271</text:p>
              </table:table-cell>
              <table:table-cell office:value-type="float" office:value="1.41233120517131">
                <text:p>1.412331205171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72">
                <text:p>272</text:p>
              </table:table-cell>
              <table:table-cell office:value-type="float" office:value="1.41624173622376">
                <text:p>1.416241736223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73">
                <text:p>273</text:p>
              </table:table-cell>
              <table:table-cell office:value-type="float" office:value="1.42014437518797">
                <text:p>1.420144375187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74">
                <text:p>274</text:p>
              </table:table-cell>
              <table:table-cell office:value-type="float" office:value="1.42403913799146">
                <text:p>1.424039137991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75">
                <text:p>275</text:p>
              </table:table-cell>
              <table:table-cell office:value-type="float" office:value="1.4279260405296">
                <text:p>1.42792604052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76">
                <text:p>276</text:p>
              </table:table-cell>
              <table:table-cell office:value-type="float" office:value="1.43180509866569">
                <text:p>1.431805098665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77">
                <text:p>277</text:p>
              </table:table-cell>
              <table:table-cell office:value-type="float" office:value="1.435676328231">
                <text:p>1.4356763282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78">
                <text:p>278</text:p>
              </table:table-cell>
              <table:table-cell office:value-type="float" office:value="1.43953974502487">
                <text:p>1.439539745024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79">
                <text:p>279</text:p>
              </table:table-cell>
              <table:table-cell office:value-type="float" office:value="1.44339536481474">
                <text:p>1.443395364814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80">
                <text:p>280</text:p>
              </table:table-cell>
              <table:table-cell office:value-type="float" office:value="1.44724320333623">
                <text:p>1.447243203336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81">
                <text:p>281</text:p>
              </table:table-cell>
              <table:table-cell office:value-type="float" office:value="1.45108327629322">
                <text:p>1.451083276293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82">
                <text:p>282</text:p>
              </table:table-cell>
              <table:table-cell office:value-type="float" office:value="1.45491559935787">
                <text:p>1.454915599357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83">
                <text:p>283</text:p>
              </table:table-cell>
              <table:table-cell office:value-type="float" office:value="1.45874018817073">
                <text:p>1.458740188170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84">
                <text:p>284</text:p>
              </table:table-cell>
              <table:table-cell office:value-type="float" office:value="1.46255705834078">
                <text:p>1.462557058340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85">
                <text:p>285</text:p>
              </table:table-cell>
              <table:table-cell office:value-type="float" office:value="1.46636622544549">
                <text:p>1.466366225445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86">
                <text:p>286</text:p>
              </table:table-cell>
              <table:table-cell office:value-type="float" office:value="1.47016770503091">
                <text:p>1.470167705030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87">
                <text:p>287</text:p>
              </table:table-cell>
              <table:table-cell office:value-type="float" office:value="1.4739615126117">
                <text:p>1.47396151261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88">
                <text:p>288</text:p>
              </table:table-cell>
              <table:table-cell office:value-type="float" office:value="1.47774766367121">
                <text:p>1.477747663671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89">
                <text:p>289</text:p>
              </table:table-cell>
              <table:table-cell office:value-type="float" office:value="1.48152617366156">
                <text:p>1.481526173661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90">
                <text:p>290</text:p>
              </table:table-cell>
              <table:table-cell office:value-type="float" office:value="1.48529705800366">
                <text:p>1.485297058003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91">
                <text:p>291</text:p>
              </table:table-cell>
              <table:table-cell office:value-type="float" office:value="1.48906033208731">
                <text:p>1.489060332087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92">
                <text:p>292</text:p>
              </table:table-cell>
              <table:table-cell office:value-type="float" office:value="1.49281601127125">
                <text:p>1.492816011271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93">
                <text:p>293</text:p>
              </table:table-cell>
              <table:table-cell office:value-type="float" office:value="1.49656411088323">
                <text:p>1.496564110883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94">
                <text:p>294</text:p>
              </table:table-cell>
              <table:table-cell office:value-type="float" office:value="1.50030464622005">
                <text:p>1.500304646220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95">
                <text:p>295</text:p>
              </table:table-cell>
              <table:table-cell office:value-type="float" office:value="1.50403763254766">
                <text:p>1.504037632547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96">
                <text:p>296</text:p>
              </table:table-cell>
              <table:table-cell office:value-type="float" office:value="1.50776308510119">
                <text:p>1.507763085101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97">
                <text:p>297</text:p>
              </table:table-cell>
              <table:table-cell office:value-type="float" office:value="1.51148101908501">
                <text:p>1.511481019085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98">
                <text:p>298</text:p>
              </table:table-cell>
              <table:table-cell office:value-type="float" office:value="1.51519144967283">
                <text:p>1.515191449672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99">
                <text:p>299</text:p>
              </table:table-cell>
              <table:table-cell office:value-type="float" office:value="1.51889439200772">
                <text:p>1.518894392007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00">
                <text:p>300</text:p>
              </table:table-cell>
              <table:table-cell office:value-type="float" office:value="1.52258986120218">
                <text:p>1.522589861202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01">
                <text:p>301</text:p>
              </table:table-cell>
              <table:table-cell office:value-type="float" office:value="1.52627787233825">
                <text:p>1.526277872338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02">
                <text:p>302</text:p>
              </table:table-cell>
              <table:table-cell office:value-type="float" office:value="1.52995844046749">
                <text:p>1.529958440467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03">
                <text:p>303</text:p>
              </table:table-cell>
              <table:table-cell office:value-type="float" office:value="1.5336315806111">
                <text:p>1.53363158061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04">
                <text:p>304</text:p>
              </table:table-cell>
              <table:table-cell office:value-type="float" office:value="1.53729730775996">
                <text:p>1.537297307759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05">
                <text:p>305</text:p>
              </table:table-cell>
              <table:table-cell office:value-type="float" office:value="1.54095563687472">
                <text:p>1.540955636874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06">
                <text:p>306</text:p>
              </table:table-cell>
              <table:table-cell office:value-type="float" office:value="1.54460658288579">
                <text:p>1.544606582885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07">
                <text:p>307</text:p>
              </table:table-cell>
              <table:table-cell office:value-type="float" office:value="1.5482501606935">
                <text:p>1.54825016069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08">
                <text:p>308</text:p>
              </table:table-cell>
              <table:table-cell office:value-type="float" office:value="1.55188638516806">
                <text:p>1.551886385168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09">
                <text:p>309</text:p>
              </table:table-cell>
              <table:table-cell office:value-type="float" office:value="1.55551527114971">
                <text:p>1.555515271149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10">
                <text:p>310</text:p>
              </table:table-cell>
              <table:table-cell office:value-type="float" office:value="1.55913683344872">
                <text:p>1.559136833448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11">
                <text:p>311</text:p>
              </table:table-cell>
              <table:table-cell office:value-type="float" office:value="1.56275108684548">
                <text:p>1.562751086845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12">
                <text:p>312</text:p>
              </table:table-cell>
              <table:table-cell office:value-type="float" office:value="1.56635804609053">
                <text:p>1.566358046090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13">
                <text:p>313</text:p>
              </table:table-cell>
              <table:table-cell office:value-type="float" office:value="1.56995772590466">
                <text:p>1.569957725904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14">
                <text:p>314</text:p>
              </table:table-cell>
              <table:table-cell office:value-type="float" office:value="1.57355014097895">
                <text:p>1.573550140978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15">
                <text:p>315</text:p>
              </table:table-cell>
              <table:table-cell office:value-type="float" office:value="1.57713530597483">
                <text:p>1.577135305974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16">
                <text:p>316</text:p>
              </table:table-cell>
              <table:table-cell office:value-type="float" office:value="1.58071323552414">
                <text:p>1.580713235524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17">
                <text:p>317</text:p>
              </table:table-cell>
              <table:table-cell office:value-type="float" office:value="1.58428394422917">
                <text:p>1.584283944229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18">
                <text:p>318</text:p>
              </table:table-cell>
              <table:table-cell office:value-type="float" office:value="1.58784744666279">
                <text:p>1.587847446662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19">
                <text:p>319</text:p>
              </table:table-cell>
              <table:table-cell office:value-type="float" office:value="1.5914037573684">
                <text:p>1.59140375736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20">
                <text:p>320</text:p>
              </table:table-cell>
              <table:table-cell office:value-type="float" office:value="1.59495289086009">
                <text:p>1.594952890860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21">
                <text:p>321</text:p>
              </table:table-cell>
              <table:table-cell office:value-type="float" office:value="1.59849486162265">
                <text:p>1.598494861622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22">
                <text:p>322</text:p>
              </table:table-cell>
              <table:table-cell office:value-type="float" office:value="1.60202968411163">
                <text:p>1.602029684111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23">
                <text:p>323</text:p>
              </table:table-cell>
              <table:table-cell office:value-type="float" office:value="1.60555737275341">
                <text:p>1.605557372753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24">
                <text:p>324</text:p>
              </table:table-cell>
              <table:table-cell office:value-type="float" office:value="1.60907794194526">
                <text:p>1.609077941945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25">
                <text:p>325</text:p>
              </table:table-cell>
              <table:table-cell office:value-type="float" office:value="1.61259140605537">
                <text:p>1.612591406055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26">
                <text:p>326</text:p>
              </table:table-cell>
              <table:table-cell office:value-type="float" office:value="1.61609777942297">
                <text:p>1.616097779422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27">
                <text:p>327</text:p>
              </table:table-cell>
              <table:table-cell office:value-type="float" office:value="1.61959707635833">
                <text:p>1.619597076358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28">
                <text:p>328</text:p>
              </table:table-cell>
              <table:table-cell office:value-type="float" office:value="1.62308931114284">
                <text:p>1.623089311142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29">
                <text:p>329</text:p>
              </table:table-cell>
              <table:table-cell office:value-type="float" office:value="1.62657449802906">
                <text:p>1.626574498029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30">
                <text:p>330</text:p>
              </table:table-cell>
              <table:table-cell office:value-type="float" office:value="1.63005265124082">
                <text:p>1.630052651240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31">
                <text:p>331</text:p>
              </table:table-cell>
              <table:table-cell office:value-type="float" office:value="1.6335237849732">
                <text:p>1.63352378497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32">
                <text:p>332</text:p>
              </table:table-cell>
              <table:table-cell office:value-type="float" office:value="1.63698791339265">
                <text:p>1.636987913392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33">
                <text:p>333</text:p>
              </table:table-cell>
              <table:table-cell office:value-type="float" office:value="1.64044505063705">
                <text:p>1.640445050637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34">
                <text:p>334</text:p>
              </table:table-cell>
              <table:table-cell office:value-type="float" office:value="1.64389521081571">
                <text:p>1.643895210815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35">
                <text:p>335</text:p>
              </table:table-cell>
              <table:table-cell office:value-type="float" office:value="1.6473384080095">
                <text:p>1.64733840800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36">
                <text:p>336</text:p>
              </table:table-cell>
              <table:table-cell office:value-type="float" office:value="1.65077465627084">
                <text:p>1.650774656270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37">
                <text:p>337</text:p>
              </table:table-cell>
              <table:table-cell office:value-type="float" office:value="1.65420396962383">
                <text:p>1.654203969623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38">
                <text:p>338</text:p>
              </table:table-cell>
              <table:table-cell office:value-type="float" office:value="1.65762636206422">
                <text:p>1.657626362064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39">
                <text:p>339</text:p>
              </table:table-cell>
              <table:table-cell office:value-type="float" office:value="1.66104184755956">
                <text:p>1.661041847559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40">
                <text:p>340</text:p>
              </table:table-cell>
              <table:table-cell office:value-type="float" office:value="1.66445044004917">
                <text:p>1.664450440049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41">
                <text:p>341</text:p>
              </table:table-cell>
              <table:table-cell office:value-type="float" office:value="1.66785215344427">
                <text:p>1.667852153444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42">
                <text:p>342</text:p>
              </table:table-cell>
              <table:table-cell office:value-type="float" office:value="1.67124700162799">
                <text:p>1.671247001627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43">
                <text:p>343</text:p>
              </table:table-cell>
              <table:table-cell office:value-type="float" office:value="1.67463499845544">
                <text:p>1.674634998455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44">
                <text:p>344</text:p>
              </table:table-cell>
              <table:table-cell office:value-type="float" office:value="1.67801615775378">
                <text:p>1.678016157753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45">
                <text:p>345</text:p>
              </table:table-cell>
              <table:table-cell office:value-type="float" office:value="1.68139049332225">
                <text:p>1.681390493322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46">
                <text:p>346</text:p>
              </table:table-cell>
              <table:table-cell office:value-type="float" office:value="1.68475801893224">
                <text:p>1.684758018932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47">
                <text:p>347</text:p>
              </table:table-cell>
              <table:table-cell office:value-type="float" office:value="1.68811874832738">
                <text:p>1.688118748327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48">
                <text:p>348</text:p>
              </table:table-cell>
              <table:table-cell office:value-type="float" office:value="1.69147269522351">
                <text:p>1.691472695223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49">
                <text:p>349</text:p>
              </table:table-cell>
              <table:table-cell office:value-type="float" office:value="1.69481987330884">
                <text:p>1.694819873308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50">
                <text:p>350</text:p>
              </table:table-cell>
              <table:table-cell office:value-type="float" office:value="1.69816029624392">
                <text:p>1.698160296243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51">
                <text:p>351</text:p>
              </table:table-cell>
              <table:table-cell office:value-type="float" office:value="1.70149397766174">
                <text:p>1.701493977661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52">
                <text:p>352</text:p>
              </table:table-cell>
              <table:table-cell office:value-type="float" office:value="1.70482093116778">
                <text:p>1.704820931167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53">
                <text:p>353</text:p>
              </table:table-cell>
              <table:table-cell office:value-type="float" office:value="1.70814117034007">
                <text:p>1.708141170340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54">
                <text:p>354</text:p>
              </table:table-cell>
              <table:table-cell office:value-type="float" office:value="1.71145470872922">
                <text:p>1.711454708729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55">
                <text:p>355</text:p>
              </table:table-cell>
              <table:table-cell office:value-type="float" office:value="1.71476155985851">
                <text:p>1.714761559858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56">
                <text:p>356</text:p>
              </table:table-cell>
              <table:table-cell office:value-type="float" office:value="1.71806173722391">
                <text:p>1.718061737223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57">
                <text:p>357</text:p>
              </table:table-cell>
              <table:table-cell office:value-type="float" office:value="1.72135525429417">
                <text:p>1.721355254294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58">
                <text:p>358</text:p>
              </table:table-cell>
              <table:table-cell office:value-type="float" office:value="1.72464212451084">
                <text:p>1.724642124510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59">
                <text:p>359</text:p>
              </table:table-cell>
              <table:table-cell office:value-type="float" office:value="1.72792236128836">
                <text:p>1.727922361288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60">
                <text:p>360</text:p>
              </table:table-cell>
              <table:table-cell office:value-type="float" office:value="1.73119597801408">
                <text:p>1.731195978014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61">
                <text:p>361</text:p>
              </table:table-cell>
              <table:table-cell office:value-type="float" office:value="1.73446298804836">
                <text:p>1.734462988048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62">
                <text:p>362</text:p>
              </table:table-cell>
              <table:table-cell office:value-type="float" office:value="1.73772340472457">
                <text:p>1.737723404724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63">
                <text:p>363</text:p>
              </table:table-cell>
              <table:table-cell office:value-type="float" office:value="1.74097724134917">
                <text:p>1.740977241349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64">
                <text:p>364</text:p>
              </table:table-cell>
              <table:table-cell office:value-type="float" office:value="1.74422451120179">
                <text:p>1.744224511201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65">
                <text:p>365</text:p>
              </table:table-cell>
              <table:table-cell office:value-type="float" office:value="1.74746522753524">
                <text:p>1.747465227535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66">
                <text:p>366</text:p>
              </table:table-cell>
              <table:table-cell office:value-type="float" office:value="1.75069940357558">
                <text:p>1.750699403575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67">
                <text:p>367</text:p>
              </table:table-cell>
              <table:table-cell office:value-type="float" office:value="1.7539270525222">
                <text:p>1.75392705252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68">
                <text:p>368</text:p>
              </table:table-cell>
              <table:table-cell office:value-type="float" office:value="1.75714818754783">
                <text:p>1.757148187547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69">
                <text:p>369</text:p>
              </table:table-cell>
              <table:table-cell office:value-type="float" office:value="1.76036282179862">
                <text:p>1.760362821798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70">
                <text:p>370</text:p>
              </table:table-cell>
              <table:table-cell office:value-type="float" office:value="1.7635709683942">
                <text:p>1.76357096839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71">
                <text:p>371</text:p>
              </table:table-cell>
              <table:table-cell office:value-type="float" office:value="1.76677264042771">
                <text:p>1.766772640427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72">
                <text:p>372</text:p>
              </table:table-cell>
              <table:table-cell office:value-type="float" office:value="1.76996785096587">
                <text:p>1.769967850965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73">
                <text:p>373</text:p>
              </table:table-cell>
              <table:table-cell office:value-type="float" office:value="1.77315661304903">
                <text:p>1.773156613049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74">
                <text:p>374</text:p>
              </table:table-cell>
              <table:table-cell office:value-type="float" office:value="1.77633893969122">
                <text:p>1.776338939691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375">
                <text:p>375</text:p>
              </table:table-cell>
              <table:table-cell office:value-type="float" office:value="1.77951484388021">
                <text:p>1.779514843880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376">
                <text:p>376</text:p>
              </table:table-cell>
              <table:table-cell office:value-type="float" office:value="1.78268433857756">
                <text:p>1.782684338577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377">
                <text:p>377</text:p>
              </table:table-cell>
              <table:table-cell office:value-type="float" office:value="1.78584743671866">
                <text:p>1.785847436718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378">
                <text:p>378</text:p>
              </table:table-cell>
              <table:table-cell office:value-type="float" office:value="1.7890041512128">
                <text:p>1.78900415121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379">
                <text:p>379</text:p>
              </table:table-cell>
              <table:table-cell office:value-type="float" office:value="1.79215449494323">
                <text:p>1.792154494943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380">
                <text:p>380</text:p>
              </table:table-cell>
              <table:table-cell office:value-type="float" office:value="1.79529848076717">
                <text:p>1.795298480767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381">
                <text:p>381</text:p>
              </table:table-cell>
              <table:table-cell office:value-type="float" office:value="1.79843612151593">
                <text:p>1.798436121515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382">
                <text:p>382</text:p>
              </table:table-cell>
              <table:table-cell office:value-type="float" office:value="1.8015674299949">
                <text:p>1.80156742999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383">
                <text:p>383</text:p>
              </table:table-cell>
              <table:table-cell office:value-type="float" office:value="1.80469241898362">
                <text:p>1.804692418983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384">
                <text:p>384</text:p>
              </table:table-cell>
              <table:table-cell office:value-type="float" office:value="1.80781110123587">
                <text:p>1.807811101235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385">
                <text:p>385</text:p>
              </table:table-cell>
              <table:table-cell office:value-type="float" office:value="1.81092348947965">
                <text:p>1.810923489479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386">
                <text:p>386</text:p>
              </table:table-cell>
              <table:table-cell office:value-type="float" office:value="1.8140295964173">
                <text:p>1.81402959641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387">
                <text:p>387</text:p>
              </table:table-cell>
              <table:table-cell office:value-type="float" office:value="1.81712943472552">
                <text:p>1.817129434725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388">
                <text:p>388</text:p>
              </table:table-cell>
              <table:table-cell office:value-type="float" office:value="1.82022301705543">
                <text:p>1.820223017055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389">
                <text:p>389</text:p>
              </table:table-cell>
              <table:table-cell office:value-type="float" office:value="1.82331035603261">
                <text:p>1.823310356032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390">
                <text:p>390</text:p>
              </table:table-cell>
              <table:table-cell office:value-type="float" office:value="1.82639146425715">
                <text:p>1.826391464257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391">
                <text:p>391</text:p>
              </table:table-cell>
              <table:table-cell office:value-type="float" office:value="1.82946635430374">
                <text:p>1.829466354303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392">
                <text:p>392</text:p>
              </table:table-cell>
              <table:table-cell office:value-type="float" office:value="1.83253503872167">
                <text:p>1.832535038721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393">
                <text:p>393</text:p>
              </table:table-cell>
              <table:table-cell office:value-type="float" office:value="1.8355975300349">
                <text:p>1.83559753003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394">
                <text:p>394</text:p>
              </table:table-cell>
              <table:table-cell office:value-type="float" office:value="1.83865384074213">
                <text:p>1.838653840742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395">
                <text:p>395</text:p>
              </table:table-cell>
              <table:table-cell office:value-type="float" office:value="1.84170398331684">
                <text:p>1.841703983316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396">
                <text:p>396</text:p>
              </table:table-cell>
              <table:table-cell office:value-type="float" office:value="1.84474797020731">
                <text:p>1.844747970207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397">
                <text:p>397</text:p>
              </table:table-cell>
              <table:table-cell office:value-type="float" office:value="1.84778581383671">
                <text:p>1.847785813836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398">
                <text:p>398</text:p>
              </table:table-cell>
              <table:table-cell office:value-type="float" office:value="1.85081752660316">
                <text:p>1.850817526603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399">
                <text:p>399</text:p>
              </table:table-cell>
              <table:table-cell office:value-type="float" office:value="1.85384312087973">
                <text:p>1.853843120879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00">
                <text:p>400</text:p>
              </table:table-cell>
              <table:table-cell office:value-type="float" office:value="1.85686260901452">
                <text:p>1.856862609014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01">
                <text:p>401</text:p>
              </table:table-cell>
              <table:table-cell office:value-type="float" office:value="1.85987600333072">
                <text:p>1.859876003330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02">
                <text:p>402</text:p>
              </table:table-cell>
              <table:table-cell office:value-type="float" office:value="1.86288331612666">
                <text:p>1.862883316126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03">
                <text:p>403</text:p>
              </table:table-cell>
              <table:table-cell office:value-type="float" office:value="1.86588455967583">
                <text:p>1.865884559675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04">
                <text:p>404</text:p>
              </table:table-cell>
              <table:table-cell office:value-type="float" office:value="1.86887974622696">
                <text:p>1.868879746226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05">
                <text:p>405</text:p>
              </table:table-cell>
              <table:table-cell office:value-type="float" office:value="1.87186888800405">
                <text:p>1.871868888004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06">
                <text:p>406</text:p>
              </table:table-cell>
              <table:table-cell office:value-type="float" office:value="1.87485199720645">
                <text:p>1.874851997206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07">
                <text:p>407</text:p>
              </table:table-cell>
              <table:table-cell office:value-type="float" office:value="1.87782908600888">
                <text:p>1.877829086008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08">
                <text:p>408</text:p>
              </table:table-cell>
              <table:table-cell office:value-type="float" office:value="1.88080016656147">
                <text:p>1.880800166561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09">
                <text:p>409</text:p>
              </table:table-cell>
              <table:table-cell office:value-type="float" office:value="1.88376525098986">
                <text:p>1.883765250989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10">
                <text:p>410</text:p>
              </table:table-cell>
              <table:table-cell office:value-type="float" office:value="1.88672435139519">
                <text:p>1.886724351395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11">
                <text:p>411</text:p>
              </table:table-cell>
              <table:table-cell office:value-type="float" office:value="1.88967747985422">
                <text:p>1.889677479854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12">
                <text:p>412</text:p>
              </table:table-cell>
              <table:table-cell office:value-type="float" office:value="1.89262464841928">
                <text:p>1.892624648419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13">
                <text:p>413</text:p>
              </table:table-cell>
              <table:table-cell office:value-type="float" office:value="1.89556586911842">
                <text:p>1.895565869118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14">
                <text:p>414</text:p>
              </table:table-cell>
              <table:table-cell office:value-type="float" office:value="1.89850115395541">
                <text:p>1.898501153955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15">
                <text:p>415</text:p>
              </table:table-cell>
              <table:table-cell office:value-type="float" office:value="1.90143051490977">
                <text:p>1.901430514909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16">
                <text:p>416</text:p>
              </table:table-cell>
              <table:table-cell office:value-type="float" office:value="1.90435396393687">
                <text:p>1.904353963936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17">
                <text:p>417</text:p>
              </table:table-cell>
              <table:table-cell office:value-type="float" office:value="1.90727151296793">
                <text:p>1.907271512967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18">
                <text:p>418</text:p>
              </table:table-cell>
              <table:table-cell office:value-type="float" office:value="1.91018317391012">
                <text:p>1.910183173910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19">
                <text:p>419</text:p>
              </table:table-cell>
              <table:table-cell office:value-type="float" office:value="1.91308895864655">
                <text:p>1.913088958646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20">
                <text:p>420</text:p>
              </table:table-cell>
              <table:table-cell office:value-type="float" office:value="1.91598887903636">
                <text:p>1.915988879036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21">
                <text:p>421</text:p>
              </table:table-cell>
              <table:table-cell office:value-type="float" office:value="1.91888294691476">
                <text:p>1.918882946914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22">
                <text:p>422</text:p>
              </table:table-cell>
              <table:table-cell office:value-type="float" office:value="1.92177117409307">
                <text:p>1.921771174093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23">
                <text:p>423</text:p>
              </table:table-cell>
              <table:table-cell office:value-type="float" office:value="1.92465357235877">
                <text:p>1.924653572358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24">
                <text:p>424</text:p>
              </table:table-cell>
              <table:table-cell office:value-type="float" office:value="1.92753015347556">
                <text:p>1.927530153475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25">
                <text:p>425</text:p>
              </table:table-cell>
              <table:table-cell office:value-type="float" office:value="1.93040092918339">
                <text:p>1.930400929183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26">
                <text:p>426</text:p>
              </table:table-cell>
              <table:table-cell office:value-type="float" office:value="1.93326591119851">
                <text:p>1.933265911198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27">
                <text:p>427</text:p>
              </table:table-cell>
              <table:table-cell office:value-type="float" office:value="1.93612511121356">
                <text:p>1.936125111213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28">
                <text:p>428</text:p>
              </table:table-cell>
              <table:table-cell office:value-type="float" office:value="1.93897854089754">
                <text:p>1.938978540897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29">
                <text:p>429</text:p>
              </table:table-cell>
              <table:table-cell office:value-type="float" office:value="1.94182621189592">
                <text:p>1.941826211895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30">
                <text:p>430</text:p>
              </table:table-cell>
              <table:table-cell office:value-type="float" office:value="1.94466813583066">
                <text:p>1.944668135830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31">
                <text:p>431</text:p>
              </table:table-cell>
              <table:table-cell office:value-type="float" office:value="1.94750432430028">
                <text:p>1.947504324300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32">
                <text:p>432</text:p>
              </table:table-cell>
              <table:table-cell office:value-type="float" office:value="1.95033478887988">
                <text:p>1.950334788879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33">
                <text:p>433</text:p>
              </table:table-cell>
              <table:table-cell office:value-type="float" office:value="1.95315954112119">
                <text:p>1.953159541121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34">
                <text:p>434</text:p>
              </table:table-cell>
              <table:table-cell office:value-type="float" office:value="1.95597859255266">
                <text:p>1.955978592552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35">
                <text:p>435</text:p>
              </table:table-cell>
              <table:table-cell office:value-type="float" office:value="1.95879195467944">
                <text:p>1.958791954679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36">
                <text:p>436</text:p>
              </table:table-cell>
              <table:table-cell office:value-type="float" office:value="1.96159963898346">
                <text:p>1.961599638983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37">
                <text:p>437</text:p>
              </table:table-cell>
              <table:table-cell office:value-type="float" office:value="1.96440165692352">
                <text:p>1.964401656923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38">
                <text:p>438</text:p>
              </table:table-cell>
              <table:table-cell office:value-type="float" office:value="1.96719801993524">
                <text:p>1.967198019935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39">
                <text:p>439</text:p>
              </table:table-cell>
              <table:table-cell office:value-type="float" office:value="1.9699887394312">
                <text:p>1.96998873943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40">
                <text:p>440</text:p>
              </table:table-cell>
              <table:table-cell office:value-type="float" office:value="1.97277382680092">
                <text:p>1.972773826800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41">
                <text:p>441</text:p>
              </table:table-cell>
              <table:table-cell office:value-type="float" office:value="1.97555329341096">
                <text:p>1.975553293410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42">
                <text:p>442</text:p>
              </table:table-cell>
              <table:table-cell office:value-type="float" office:value="1.97832715060493">
                <text:p>1.978327150604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43">
                <text:p>443</text:p>
              </table:table-cell>
              <table:table-cell office:value-type="float" office:value="1.98109540970353">
                <text:p>1.981095409703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44">
                <text:p>444</text:p>
              </table:table-cell>
              <table:table-cell office:value-type="float" office:value="1.98385808200464">
                <text:p>1.983858082004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45">
                <text:p>445</text:p>
              </table:table-cell>
              <table:table-cell office:value-type="float" office:value="1.98661517878333">
                <text:p>1.986615178783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46">
                <text:p>446</text:p>
              </table:table-cell>
              <table:table-cell office:value-type="float" office:value="1.9893667112919">
                <text:p>1.98936671129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47">
                <text:p>447</text:p>
              </table:table-cell>
              <table:table-cell office:value-type="float" office:value="1.99211269075995">
                <text:p>1.992112690759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48">
                <text:p>448</text:p>
              </table:table-cell>
              <table:table-cell office:value-type="float" office:value="1.99485312839444">
                <text:p>1.994853128394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49">
                <text:p>449</text:p>
              </table:table-cell>
              <table:table-cell office:value-type="float" office:value="1.99758803537967">
                <text:p>1.997588035379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50">
                <text:p>450</text:p>
              </table:table-cell>
              <table:table-cell office:value-type="float" office:value="2.0003174228774">
                <text:p>2.00031742287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51">
                <text:p>451</text:p>
              </table:table-cell>
              <table:table-cell office:value-type="float" office:value="2.00304130202686">
                <text:p>2.003041302026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52">
                <text:p>452</text:p>
              </table:table-cell>
              <table:table-cell office:value-type="float" office:value="2.00575968394479">
                <text:p>2.005759683944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53">
                <text:p>453</text:p>
              </table:table-cell>
              <table:table-cell office:value-type="float" office:value="2.0084725797255">
                <text:p>2.00847257972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54">
                <text:p>454</text:p>
              </table:table-cell>
              <table:table-cell office:value-type="float" office:value="2.01118000044089">
                <text:p>2.011180000440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55">
                <text:p>455</text:p>
              </table:table-cell>
              <table:table-cell office:value-type="float" office:value="2.01388195714056">
                <text:p>2.013881957140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56">
                <text:p>456</text:p>
              </table:table-cell>
              <table:table-cell office:value-type="float" office:value="2.01657846085177">
                <text:p>2.016578460851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57">
                <text:p>457</text:p>
              </table:table-cell>
              <table:table-cell office:value-type="float" office:value="2.01926952257953">
                <text:p>2.019269522579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58">
                <text:p>458</text:p>
              </table:table-cell>
              <table:table-cell office:value-type="float" office:value="2.02195515330666">
                <text:p>2.021955153306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59">
                <text:p>459</text:p>
              </table:table-cell>
              <table:table-cell office:value-type="float" office:value="2.02463536399381">
                <text:p>2.024635363993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60">
                <text:p>460</text:p>
              </table:table-cell>
              <table:table-cell office:value-type="float" office:value="2.02731016557948">
                <text:p>2.027310165579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61">
                <text:p>461</text:p>
              </table:table-cell>
              <table:table-cell office:value-type="float" office:value="2.02997956898014">
                <text:p>2.029979568980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62">
                <text:p>462</text:p>
              </table:table-cell>
              <table:table-cell office:value-type="float" office:value="2.0326435850902">
                <text:p>2.03264358509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63">
                <text:p>463</text:p>
              </table:table-cell>
              <table:table-cell office:value-type="float" office:value="2.03530222478208">
                <text:p>2.035302224782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64">
                <text:p>464</text:p>
              </table:table-cell>
              <table:table-cell office:value-type="float" office:value="2.03795549890627">
                <text:p>2.037955498906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65">
                <text:p>465</text:p>
              </table:table-cell>
              <table:table-cell office:value-type="float" office:value="2.04060341829137">
                <text:p>2.040603418291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66">
                <text:p>466</text:p>
              </table:table-cell>
              <table:table-cell office:value-type="float" office:value="2.04324599374411">
                <text:p>2.043245993744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67">
                <text:p>467</text:p>
              </table:table-cell>
              <table:table-cell office:value-type="float" office:value="2.04588323604941">
                <text:p>2.045883236049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68">
                <text:p>468</text:p>
              </table:table-cell>
              <table:table-cell office:value-type="float" office:value="2.04851515597043">
                <text:p>2.048515155970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69">
                <text:p>469</text:p>
              </table:table-cell>
              <table:table-cell office:value-type="float" office:value="2.05114176424861">
                <text:p>2.051141764248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70">
                <text:p>470</text:p>
              </table:table-cell>
              <table:table-cell office:value-type="float" office:value="2.05376307160371">
                <text:p>2.053763071603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71">
                <text:p>471</text:p>
              </table:table-cell>
              <table:table-cell office:value-type="float" office:value="2.05637908873386">
                <text:p>2.056379088733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72">
                <text:p>472</text:p>
              </table:table-cell>
              <table:table-cell office:value-type="float" office:value="2.0589898263156">
                <text:p>2.05898982631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73">
                <text:p>473</text:p>
              </table:table-cell>
              <table:table-cell office:value-type="float" office:value="2.0615952950039">
                <text:p>2.06159529500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74">
                <text:p>474</text:p>
              </table:table-cell>
              <table:table-cell office:value-type="float" office:value="2.06419550543225">
                <text:p>2.064195505432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475">
                <text:p>475</text:p>
              </table:table-cell>
              <table:table-cell office:value-type="float" office:value="2.06679046821269">
                <text:p>2.066790468212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476">
                <text:p>476</text:p>
              </table:table-cell>
              <table:table-cell office:value-type="float" office:value="2.06938019393581">
                <text:p>2.069380193935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477">
                <text:p>477</text:p>
              </table:table-cell>
              <table:table-cell office:value-type="float" office:value="2.07196469317085">
                <text:p>2.071964693170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478">
                <text:p>478</text:p>
              </table:table-cell>
              <table:table-cell office:value-type="float" office:value="2.07454397646572">
                <text:p>2.074543976465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479">
                <text:p>479</text:p>
              </table:table-cell>
              <table:table-cell office:value-type="float" office:value="2.07711805434703">
                <text:p>2.077118054347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480">
                <text:p>480</text:p>
              </table:table-cell>
              <table:table-cell office:value-type="float" office:value="2.07968693732015">
                <text:p>2.079686937320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481">
                <text:p>481</text:p>
              </table:table-cell>
              <table:table-cell office:value-type="float" office:value="2.08225063586925">
                <text:p>2.082250635869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482">
                <text:p>482</text:p>
              </table:table-cell>
              <table:table-cell office:value-type="float" office:value="2.08480916045735">
                <text:p>2.084809160457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483">
                <text:p>483</text:p>
              </table:table-cell>
              <table:table-cell office:value-type="float" office:value="2.08736252152634">
                <text:p>2.087362521526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484">
                <text:p>484</text:p>
              </table:table-cell>
              <table:table-cell office:value-type="float" office:value="2.08991072949704">
                <text:p>2.089910729497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485">
                <text:p>485</text:p>
              </table:table-cell>
              <table:table-cell office:value-type="float" office:value="2.09245379476924">
                <text:p>2.092453794769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486">
                <text:p>486</text:p>
              </table:table-cell>
              <table:table-cell office:value-type="float" office:value="2.09499172772175">
                <text:p>2.094991727721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487">
                <text:p>487</text:p>
              </table:table-cell>
              <table:table-cell office:value-type="float" office:value="2.09752453871243">
                <text:p>2.097524538712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488">
                <text:p>488</text:p>
              </table:table-cell>
              <table:table-cell office:value-type="float" office:value="2.10005223807822">
                <text:p>2.100052238078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489">
                <text:p>489</text:p>
              </table:table-cell>
              <table:table-cell office:value-type="float" office:value="2.10257483613522">
                <text:p>2.102574836135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490">
                <text:p>490</text:p>
              </table:table-cell>
              <table:table-cell office:value-type="float" office:value="2.10509234317869">
                <text:p>2.105092343178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491">
                <text:p>491</text:p>
              </table:table-cell>
              <table:table-cell office:value-type="float" office:value="2.10760476948314">
                <text:p>2.107604769483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492">
                <text:p>492</text:p>
              </table:table-cell>
              <table:table-cell office:value-type="float" office:value="2.11011212530232">
                <text:p>2.110112125302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493">
                <text:p>493</text:p>
              </table:table-cell>
              <table:table-cell office:value-type="float" office:value="2.11261442086929">
                <text:p>2.112614420869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494">
                <text:p>494</text:p>
              </table:table-cell>
              <table:table-cell office:value-type="float" office:value="2.11511166639647">
                <text:p>2.115111666396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495">
                <text:p>495</text:p>
              </table:table-cell>
              <table:table-cell office:value-type="float" office:value="2.11760387207567">
                <text:p>2.117603872075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496">
                <text:p>496</text:p>
              </table:table-cell>
              <table:table-cell office:value-type="float" office:value="2.12009104807811">
                <text:p>2.120091048078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497">
                <text:p>497</text:p>
              </table:table-cell>
              <table:table-cell office:value-type="float" office:value="2.12257320455449">
                <text:p>2.122573204554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498">
                <text:p>498</text:p>
              </table:table-cell>
              <table:table-cell office:value-type="float" office:value="2.12505035163505">
                <text:p>2.125050351635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499">
                <text:p>499</text:p>
              </table:table-cell>
              <table:table-cell office:value-type="float" office:value="2.12752249942956">
                <text:p>2.127522499429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00">
                <text:p>500</text:p>
              </table:table-cell>
              <table:table-cell office:value-type="float" office:value="2.12998965802739">
                <text:p>2.129989658027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01">
                <text:p>501</text:p>
              </table:table-cell>
              <table:table-cell office:value-type="float" office:value="2.13245183749755">
                <text:p>2.132451837497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02">
                <text:p>502</text:p>
              </table:table-cell>
              <table:table-cell office:value-type="float" office:value="2.13490904788873">
                <text:p>2.134909047888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03">
                <text:p>503</text:p>
              </table:table-cell>
              <table:table-cell office:value-type="float" office:value="2.13736129922935">
                <text:p>2.137361299229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04">
                <text:p>504</text:p>
              </table:table-cell>
              <table:table-cell office:value-type="float" office:value="2.13980860152756">
                <text:p>2.139808601527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05">
                <text:p>505</text:p>
              </table:table-cell>
              <table:table-cell office:value-type="float" office:value="2.14225096477136">
                <text:p>2.142250964771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06">
                <text:p>506</text:p>
              </table:table-cell>
              <table:table-cell office:value-type="float" office:value="2.14468839892855">
                <text:p>2.144688398928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07">
                <text:p>507</text:p>
              </table:table-cell>
              <table:table-cell office:value-type="float" office:value="2.14712091394682">
                <text:p>2.147120913946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08">
                <text:p>508</text:p>
              </table:table-cell>
              <table:table-cell office:value-type="float" office:value="2.14954851975382">
                <text:p>2.149548519753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09">
                <text:p>509</text:p>
              </table:table-cell>
              <table:table-cell office:value-type="float" office:value="2.15197122625711">
                <text:p>2.151971226257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10">
                <text:p>510</text:p>
              </table:table-cell>
              <table:table-cell office:value-type="float" office:value="2.1543890433443">
                <text:p>2.15438904334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11">
                <text:p>511</text:p>
              </table:table-cell>
              <table:table-cell office:value-type="float" office:value="2.15680198088303">
                <text:p>2.156801980883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12">
                <text:p>512</text:p>
              </table:table-cell>
              <table:table-cell office:value-type="float" office:value="2.15921004872101">
                <text:p>2.159210048721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13">
                <text:p>513</text:p>
              </table:table-cell>
              <table:table-cell office:value-type="float" office:value="2.16161325668609">
                <text:p>2.161613256686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14">
                <text:p>514</text:p>
              </table:table-cell>
              <table:table-cell office:value-type="float" office:value="2.16401161458629">
                <text:p>2.164011614586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15">
                <text:p>515</text:p>
              </table:table-cell>
              <table:table-cell office:value-type="float" office:value="2.16640513220983">
                <text:p>2.166405132209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16">
                <text:p>516</text:p>
              </table:table-cell>
              <table:table-cell office:value-type="float" office:value="2.16879381932518">
                <text:p>2.168793819325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17">
                <text:p>517</text:p>
              </table:table-cell>
              <table:table-cell office:value-type="float" office:value="2.17117768568108">
                <text:p>2.171177685681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18">
                <text:p>518</text:p>
              </table:table-cell>
              <table:table-cell office:value-type="float" office:value="2.17355674100662">
                <text:p>2.173556741006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19">
                <text:p>519</text:p>
              </table:table-cell>
              <table:table-cell office:value-type="float" office:value="2.17593099501124">
                <text:p>2.175930995011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20">
                <text:p>520</text:p>
              </table:table-cell>
              <table:table-cell office:value-type="float" office:value="2.17830045738478">
                <text:p>2.178300457384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21">
                <text:p>521</text:p>
              </table:table-cell>
              <table:table-cell office:value-type="float" office:value="2.18066513779754">
                <text:p>2.180665137797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22">
                <text:p>522</text:p>
              </table:table-cell>
              <table:table-cell office:value-type="float" office:value="2.18302504590028">
                <text:p>2.183025045900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23">
                <text:p>523</text:p>
              </table:table-cell>
              <table:table-cell office:value-type="float" office:value="2.18538019132432">
                <text:p>2.185380191324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24">
                <text:p>524</text:p>
              </table:table-cell>
              <table:table-cell office:value-type="float" office:value="2.18773058368151">
                <text:p>2.187730583681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25">
                <text:p>525</text:p>
              </table:table-cell>
              <table:table-cell office:value-type="float" office:value="2.19007623256431">
                <text:p>2.190076232564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26">
                <text:p>526</text:p>
              </table:table-cell>
              <table:table-cell office:value-type="float" office:value="2.19241714754583">
                <text:p>2.192417147545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27">
                <text:p>527</text:p>
              </table:table-cell>
              <table:table-cell office:value-type="float" office:value="2.19475333817985">
                <text:p>2.194753338179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28">
                <text:p>528</text:p>
              </table:table-cell>
              <table:table-cell office:value-type="float" office:value="2.19708481400087">
                <text:p>2.197084814000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29">
                <text:p>529</text:p>
              </table:table-cell>
              <table:table-cell office:value-type="float" office:value="2.19941158452415">
                <text:p>2.199411584524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30">
                <text:p>530</text:p>
              </table:table-cell>
              <table:table-cell office:value-type="float" office:value="2.20173365924575">
                <text:p>2.201733659245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31">
                <text:p>531</text:p>
              </table:table-cell>
              <table:table-cell office:value-type="float" office:value="2.20405104764257">
                <text:p>2.204051047642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32">
                <text:p>532</text:p>
              </table:table-cell>
              <table:table-cell office:value-type="float" office:value="2.20636375917236">
                <text:p>2.206363759172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33">
                <text:p>533</text:p>
              </table:table-cell>
              <table:table-cell office:value-type="float" office:value="2.20867180327381">
                <text:p>2.208671803273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34">
                <text:p>534</text:p>
              </table:table-cell>
              <table:table-cell office:value-type="float" office:value="2.21097518936655">
                <text:p>2.210975189366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35">
                <text:p>535</text:p>
              </table:table-cell>
              <table:table-cell office:value-type="float" office:value="2.21327392685119">
                <text:p>2.213273926851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36">
                <text:p>536</text:p>
              </table:table-cell>
              <table:table-cell office:value-type="float" office:value="2.21556802510939">
                <text:p>2.215568025109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37">
                <text:p>537</text:p>
              </table:table-cell>
              <table:table-cell office:value-type="float" office:value="2.21785749350385">
                <text:p>2.217857493503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38">
                <text:p>538</text:p>
              </table:table-cell>
              <table:table-cell office:value-type="float" office:value="2.22014234137841">
                <text:p>2.220142341378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39">
                <text:p>539</text:p>
              </table:table-cell>
              <table:table-cell office:value-type="float" office:value="2.22242257805801">
                <text:p>2.222422578058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40">
                <text:p>540</text:p>
              </table:table-cell>
              <table:table-cell office:value-type="float" office:value="2.22469821284881">
                <text:p>2.224698212848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41">
                <text:p>541</text:p>
              </table:table-cell>
              <table:table-cell office:value-type="float" office:value="2.22696925503815">
                <text:p>2.226969255038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42">
                <text:p>542</text:p>
              </table:table-cell>
              <table:table-cell office:value-type="float" office:value="2.22923571389467">
                <text:p>2.229235713894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43">
                <text:p>543</text:p>
              </table:table-cell>
              <table:table-cell office:value-type="float" office:value="2.23149759866826">
                <text:p>2.231497598668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44">
                <text:p>544</text:p>
              </table:table-cell>
              <table:table-cell office:value-type="float" office:value="2.23375491859018">
                <text:p>2.233754918590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45">
                <text:p>545</text:p>
              </table:table-cell>
              <table:table-cell office:value-type="float" office:value="2.23600768287304">
                <text:p>2.236007682873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46">
                <text:p>546</text:p>
              </table:table-cell>
              <table:table-cell office:value-type="float" office:value="2.23825590071086">
                <text:p>2.238255900710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47">
                <text:p>547</text:p>
              </table:table-cell>
              <table:table-cell office:value-type="float" office:value="2.2404995812791">
                <text:p>2.24049958127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48">
                <text:p>548</text:p>
              </table:table-cell>
              <table:table-cell office:value-type="float" office:value="2.24273873373472">
                <text:p>2.242738733734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49">
                <text:p>549</text:p>
              </table:table-cell>
              <table:table-cell office:value-type="float" office:value="2.24497336721619">
                <text:p>2.244973367216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50">
                <text:p>550</text:p>
              </table:table-cell>
              <table:table-cell office:value-type="float" office:value="2.24720349084352">
                <text:p>2.247203490843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51">
                <text:p>551</text:p>
              </table:table-cell>
              <table:table-cell office:value-type="float" office:value="2.24942911371833">
                <text:p>2.249429113718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52">
                <text:p>552</text:p>
              </table:table-cell>
              <table:table-cell office:value-type="float" office:value="2.25165024492389">
                <text:p>2.251650244923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53">
                <text:p>553</text:p>
              </table:table-cell>
              <table:table-cell office:value-type="float" office:value="2.25386689352511">
                <text:p>2.253866893525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54">
                <text:p>554</text:p>
              </table:table-cell>
              <table:table-cell office:value-type="float" office:value="2.25607906856861">
                <text:p>2.256079068568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55">
                <text:p>555</text:p>
              </table:table-cell>
              <table:table-cell office:value-type="float" office:value="2.25828677908276">
                <text:p>2.258286779082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56">
                <text:p>556</text:p>
              </table:table-cell>
              <table:table-cell office:value-type="float" office:value="2.26049003407772">
                <text:p>2.260490034077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57">
                <text:p>557</text:p>
              </table:table-cell>
              <table:table-cell office:value-type="float" office:value="2.26268884254543">
                <text:p>2.262688842545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58">
                <text:p>558</text:p>
              </table:table-cell>
              <table:table-cell office:value-type="float" office:value="2.26488321345972">
                <text:p>2.264883213459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59">
                <text:p>559</text:p>
              </table:table-cell>
              <table:table-cell office:value-type="float" office:value="2.2670731557763">
                <text:p>2.26707315577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60">
                <text:p>560</text:p>
              </table:table-cell>
              <table:table-cell office:value-type="float" office:value="2.26925867843279">
                <text:p>2.269258678432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61">
                <text:p>561</text:p>
              </table:table-cell>
              <table:table-cell office:value-type="float" office:value="2.27143979034879">
                <text:p>2.271439790348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62">
                <text:p>562</text:p>
              </table:table-cell>
              <table:table-cell office:value-type="float" office:value="2.27361650042588">
                <text:p>2.273616500425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63">
                <text:p>563</text:p>
              </table:table-cell>
              <table:table-cell office:value-type="float" office:value="2.27578881754771">
                <text:p>2.275788817547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64">
                <text:p>564</text:p>
              </table:table-cell>
              <table:table-cell office:value-type="float" office:value="2.27795675057996">
                <text:p>2.277956750579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65">
                <text:p>565</text:p>
              </table:table-cell>
              <table:table-cell office:value-type="float" office:value="2.28012030837044">
                <text:p>2.280120308370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66">
                <text:p>566</text:p>
              </table:table-cell>
              <table:table-cell office:value-type="float" office:value="2.28227949974911">
                <text:p>2.282279499749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67">
                <text:p>567</text:p>
              </table:table-cell>
              <table:table-cell office:value-type="float" office:value="2.28443433352809">
                <text:p>2.284434333528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68">
                <text:p>568</text:p>
              </table:table-cell>
              <table:table-cell office:value-type="float" office:value="2.28658481850173">
                <text:p>2.286584818501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69">
                <text:p>569</text:p>
              </table:table-cell>
              <table:table-cell office:value-type="float" office:value="2.28873096344662">
                <text:p>2.288730963446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70">
                <text:p>570</text:p>
              </table:table-cell>
              <table:table-cell office:value-type="float" office:value="2.29087277712165">
                <text:p>2.290872777121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71">
                <text:p>571</text:p>
              </table:table-cell>
              <table:table-cell office:value-type="float" office:value="2.29301026826803">
                <text:p>2.293010268268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72">
                <text:p>572</text:p>
              </table:table-cell>
              <table:table-cell office:value-type="float" office:value="2.29514344560933">
                <text:p>2.295143445609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73">
                <text:p>573</text:p>
              </table:table-cell>
              <table:table-cell office:value-type="float" office:value="2.2972723178515">
                <text:p>2.29727231785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574">
                <text:p>574</text:p>
              </table:table-cell>
              <table:table-cell office:value-type="float" office:value="2.29939689368293">
                <text:p>2.299396893682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575">
                <text:p>575</text:p>
              </table:table-cell>
              <table:table-cell office:value-type="float" office:value="2.30151718177449">
                <text:p>2.301517181774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576">
                <text:p>576</text:p>
              </table:table-cell>
              <table:table-cell office:value-type="float" office:value="2.30363319077952">
                <text:p>2.303633190779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577">
                <text:p>577</text:p>
              </table:table-cell>
              <table:table-cell office:value-type="float" office:value="2.30574492933393">
                <text:p>2.305744929333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578">
                <text:p>578</text:p>
              </table:table-cell>
              <table:table-cell office:value-type="float" office:value="2.30785240605617">
                <text:p>2.307852406056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579">
                <text:p>579</text:p>
              </table:table-cell>
              <table:table-cell office:value-type="float" office:value="2.30995562954733">
                <text:p>2.309955629547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580">
                <text:p>580</text:p>
              </table:table-cell>
              <table:table-cell office:value-type="float" office:value="2.3120546083911">
                <text:p>2.31205460839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581">
                <text:p>581</text:p>
              </table:table-cell>
              <table:table-cell office:value-type="float" office:value="2.31414935115388">
                <text:p>2.314149351153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582">
                <text:p>582</text:p>
              </table:table-cell>
              <table:table-cell office:value-type="float" office:value="2.31623986638477">
                <text:p>2.316239866384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583">
                <text:p>583</text:p>
              </table:table-cell>
              <table:table-cell office:value-type="float" office:value="2.31832616261563">
                <text:p>2.318326162615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584">
                <text:p>584</text:p>
              </table:table-cell>
              <table:table-cell office:value-type="float" office:value="2.32040824836106">
                <text:p>2.320408248361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585">
                <text:p>585</text:p>
              </table:table-cell>
              <table:table-cell office:value-type="float" office:value="2.32248613211853">
                <text:p>2.322486132118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586">
                <text:p>586</text:p>
              </table:table-cell>
              <table:table-cell office:value-type="float" office:value="2.32455982236833">
                <text:p>2.324559822368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587">
                <text:p>587</text:p>
              </table:table-cell>
              <table:table-cell office:value-type="float" office:value="2.32662932757364">
                <text:p>2.326629327573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588">
                <text:p>588</text:p>
              </table:table-cell>
              <table:table-cell office:value-type="float" office:value="2.32869465618056">
                <text:p>2.328694656180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589">
                <text:p>589</text:p>
              </table:table-cell>
              <table:table-cell office:value-type="float" office:value="2.33075581661814">
                <text:p>2.330755816618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590">
                <text:p>590</text:p>
              </table:table-cell>
              <table:table-cell office:value-type="float" office:value="2.33281281729844">
                <text:p>2.332812817298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591">
                <text:p>591</text:p>
              </table:table-cell>
              <table:table-cell office:value-type="float" office:value="2.33486566661651">
                <text:p>2.334865666616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592">
                <text:p>592</text:p>
              </table:table-cell>
              <table:table-cell office:value-type="float" office:value="2.33691437295048">
                <text:p>2.336914372950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593">
                <text:p>593</text:p>
              </table:table-cell>
              <table:table-cell office:value-type="float" office:value="2.33895894466157">
                <text:p>2.338958944661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594">
                <text:p>594</text:p>
              </table:table-cell>
              <table:table-cell office:value-type="float" office:value="2.34099939009412">
                <text:p>2.340999390094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595">
                <text:p>595</text:p>
              </table:table-cell>
              <table:table-cell office:value-type="float" office:value="2.34303571757564">
                <text:p>2.343035717575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596">
                <text:p>596</text:p>
              </table:table-cell>
              <table:table-cell office:value-type="float" office:value="2.34506793541681">
                <text:p>2.345067935416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597">
                <text:p>597</text:p>
              </table:table-cell>
              <table:table-cell office:value-type="float" office:value="2.34709605191156">
                <text:p>2.347096051911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598">
                <text:p>598</text:p>
              </table:table-cell>
              <table:table-cell office:value-type="float" office:value="2.34912007533708">
                <text:p>2.349120075337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599">
                <text:p>599</text:p>
              </table:table-cell>
              <table:table-cell office:value-type="float" office:value="2.35114001395384">
                <text:p>2.351140013953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00">
                <text:p>600</text:p>
              </table:table-cell>
              <table:table-cell office:value-type="float" office:value="2.35315587600566">
                <text:p>2.353155876005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01">
                <text:p>601</text:p>
              </table:table-cell>
              <table:table-cell office:value-type="float" office:value="2.3551676697197">
                <text:p>2.35516766971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02">
                <text:p>602</text:p>
              </table:table-cell>
              <table:table-cell office:value-type="float" office:value="2.35717540330654">
                <text:p>2.357175403306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03">
                <text:p>603</text:p>
              </table:table-cell>
              <table:table-cell office:value-type="float" office:value="2.35917908496017">
                <text:p>2.359179084960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04">
                <text:p>604</text:p>
              </table:table-cell>
              <table:table-cell office:value-type="float" office:value="2.36117872285805">
                <text:p>2.361178722858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05">
                <text:p>605</text:p>
              </table:table-cell>
              <table:table-cell office:value-type="float" office:value="2.36317432516114">
                <text:p>2.363174325161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06">
                <text:p>606</text:p>
              </table:table-cell>
              <table:table-cell office:value-type="float" office:value="2.36516590001393">
                <text:p>2.365165900013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07">
                <text:p>607</text:p>
              </table:table-cell>
              <table:table-cell office:value-type="float" office:value="2.36715345554447">
                <text:p>2.367153455544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08">
                <text:p>608</text:p>
              </table:table-cell>
              <table:table-cell office:value-type="float" office:value="2.3691369998644">
                <text:p>2.36913699986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09">
                <text:p>609</text:p>
              </table:table-cell>
              <table:table-cell office:value-type="float" office:value="2.371116541069">
                <text:p>2.3711165410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10">
                <text:p>610</text:p>
              </table:table-cell>
              <table:table-cell office:value-type="float" office:value="2.37309208723721">
                <text:p>2.373092087237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11">
                <text:p>611</text:p>
              </table:table-cell>
              <table:table-cell office:value-type="float" office:value="2.37506364643166">
                <text:p>2.375063646431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12">
                <text:p>612</text:p>
              </table:table-cell>
              <table:table-cell office:value-type="float" office:value="2.37703122669871">
                <text:p>2.377031226698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13">
                <text:p>613</text:p>
              </table:table-cell>
              <table:table-cell office:value-type="float" office:value="2.37899483606849">
                <text:p>2.378994836068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14">
                <text:p>614</text:p>
              </table:table-cell>
              <table:table-cell office:value-type="float" office:value="2.38095448255492">
                <text:p>2.380954482554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15">
                <text:p>615</text:p>
              </table:table-cell>
              <table:table-cell office:value-type="float" office:value="2.38291017415574">
                <text:p>2.382910174155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16">
                <text:p>616</text:p>
              </table:table-cell>
              <table:table-cell office:value-type="float" office:value="2.38486191885254">
                <text:p>2.384861918852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17">
                <text:p>617</text:p>
              </table:table-cell>
              <table:table-cell office:value-type="float" office:value="2.38680972461084">
                <text:p>2.386809724610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18">
                <text:p>618</text:p>
              </table:table-cell>
              <table:table-cell office:value-type="float" office:value="2.38875359938003">
                <text:p>2.388753599380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19">
                <text:p>619</text:p>
              </table:table-cell>
              <table:table-cell office:value-type="float" office:value="2.39069355109351">
                <text:p>2.390693551093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20">
                <text:p>620</text:p>
              </table:table-cell>
              <table:table-cell office:value-type="float" office:value="2.39262958766864">
                <text:p>2.392629587668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21">
                <text:p>621</text:p>
              </table:table-cell>
              <table:table-cell office:value-type="float" office:value="2.3945617170068">
                <text:p>2.39456171700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22">
                <text:p>622</text:p>
              </table:table-cell>
              <table:table-cell office:value-type="float" office:value="2.39648994699343">
                <text:p>2.396489946993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23">
                <text:p>623</text:p>
              </table:table-cell>
              <table:table-cell office:value-type="float" office:value="2.39841428549806">
                <text:p>2.398414285498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24">
                <text:p>624</text:p>
              </table:table-cell>
              <table:table-cell office:value-type="float" office:value="2.40033474037433">
                <text:p>2.400334740374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25">
                <text:p>625</text:p>
              </table:table-cell>
              <table:table-cell office:value-type="float" office:value="2.40225131946004">
                <text:p>2.402251319460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26">
                <text:p>626</text:p>
              </table:table-cell>
              <table:table-cell office:value-type="float" office:value="2.40416403057716">
                <text:p>2.404164030577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27">
                <text:p>627</text:p>
              </table:table-cell>
              <table:table-cell office:value-type="float" office:value="2.40607288153189">
                <text:p>2.406072881531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28">
                <text:p>628</text:p>
              </table:table-cell>
              <table:table-cell office:value-type="float" office:value="2.40797788011466">
                <text:p>2.407977880114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29">
                <text:p>629</text:p>
              </table:table-cell>
              <table:table-cell office:value-type="float" office:value="2.40987903410018">
                <text:p>2.409879034100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30">
                <text:p>630</text:p>
              </table:table-cell>
              <table:table-cell office:value-type="float" office:value="2.41177635124748">
                <text:p>2.411776351247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31">
                <text:p>631</text:p>
              </table:table-cell>
              <table:table-cell office:value-type="float" office:value="2.41366983929992">
                <text:p>2.413669839299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32">
                <text:p>632</text:p>
              </table:table-cell>
              <table:table-cell office:value-type="float" office:value="2.41555950598523">
                <text:p>2.415559505985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33">
                <text:p>633</text:p>
              </table:table-cell>
              <table:table-cell office:value-type="float" office:value="2.41744535901557">
                <text:p>2.417445359015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34">
                <text:p>634</text:p>
              </table:table-cell>
              <table:table-cell office:value-type="float" office:value="2.4193274060875">
                <text:p>2.41932740608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35">
                <text:p>635</text:p>
              </table:table-cell>
              <table:table-cell office:value-type="float" office:value="2.42120565488207">
                <text:p>2.421205654882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36">
                <text:p>636</text:p>
              </table:table-cell>
              <table:table-cell office:value-type="float" office:value="2.42308011306482">
                <text:p>2.423080113064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37">
                <text:p>637</text:p>
              </table:table-cell>
              <table:table-cell office:value-type="float" office:value="2.42495078828582">
                <text:p>2.424950788285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38">
                <text:p>638</text:p>
              </table:table-cell>
              <table:table-cell office:value-type="float" office:value="2.42681768817971">
                <text:p>2.426817688179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39">
                <text:p>639</text:p>
              </table:table-cell>
              <table:table-cell office:value-type="float" office:value="2.4286808203657">
                <text:p>2.42868082036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40">
                <text:p>640</text:p>
              </table:table-cell>
              <table:table-cell office:value-type="float" office:value="2.43054019244766">
                <text:p>2.430540192447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41">
                <text:p>641</text:p>
              </table:table-cell>
              <table:table-cell office:value-type="float" office:value="2.43239581201407">
                <text:p>2.432395812014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42">
                <text:p>642</text:p>
              </table:table-cell>
              <table:table-cell office:value-type="float" office:value="2.43424768663814">
                <text:p>2.434247686638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43">
                <text:p>643</text:p>
              </table:table-cell>
              <table:table-cell office:value-type="float" office:value="2.43609582387775">
                <text:p>2.436095823877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44">
                <text:p>644</text:p>
              </table:table-cell>
              <table:table-cell office:value-type="float" office:value="2.43794023127556">
                <text:p>2.437940231275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45">
                <text:p>645</text:p>
              </table:table-cell>
              <table:table-cell office:value-type="float" office:value="2.439780916359">
                <text:p>2.4397809163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46">
                <text:p>646</text:p>
              </table:table-cell>
              <table:table-cell office:value-type="float" office:value="2.44161788664031">
                <text:p>2.441617886640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47">
                <text:p>647</text:p>
              </table:table-cell>
              <table:table-cell office:value-type="float" office:value="2.44345114961655">
                <text:p>2.443451149616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48">
                <text:p>648</text:p>
              </table:table-cell>
              <table:table-cell office:value-type="float" office:value="2.44528071276968">
                <text:p>2.445280712769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49">
                <text:p>649</text:p>
              </table:table-cell>
              <table:table-cell office:value-type="float" office:value="2.44710658356654">
                <text:p>2.447106583566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50">
                <text:p>650</text:p>
              </table:table-cell>
              <table:table-cell office:value-type="float" office:value="2.44892876945891">
                <text:p>2.448928769458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51">
                <text:p>651</text:p>
              </table:table-cell>
              <table:table-cell office:value-type="float" office:value="2.45074727788352">
                <text:p>2.450747277883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52">
                <text:p>652</text:p>
              </table:table-cell>
              <table:table-cell office:value-type="float" office:value="2.45256211626211">
                <text:p>2.452562116262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53">
                <text:p>653</text:p>
              </table:table-cell>
              <table:table-cell office:value-type="float" office:value="2.45437329200141">
                <text:p>2.454373292001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54">
                <text:p>654</text:p>
              </table:table-cell>
              <table:table-cell office:value-type="float" office:value="2.45618081249324">
                <text:p>2.456180812493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55">
                <text:p>655</text:p>
              </table:table-cell>
              <table:table-cell office:value-type="float" office:value="2.45798468511448">
                <text:p>2.457984685114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56">
                <text:p>656</text:p>
              </table:table-cell>
              <table:table-cell office:value-type="float" office:value="2.45978491722713">
                <text:p>2.459784917227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57">
                <text:p>657</text:p>
              </table:table-cell>
              <table:table-cell office:value-type="float" office:value="2.46158151617832">
                <text:p>2.461581516178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58">
                <text:p>658</text:p>
              </table:table-cell>
              <table:table-cell office:value-type="float" office:value="2.46337448930037">
                <text:p>2.463374489300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59">
                <text:p>659</text:p>
              </table:table-cell>
              <table:table-cell office:value-type="float" office:value="2.46516384391078">
                <text:p>2.465163843910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60">
                <text:p>660</text:p>
              </table:table-cell>
              <table:table-cell office:value-type="float" office:value="2.46694958731232">
                <text:p>2.466949587312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61">
                <text:p>661</text:p>
              </table:table-cell>
              <table:table-cell office:value-type="float" office:value="2.46873172679297">
                <text:p>2.468731726792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62">
                <text:p>662</text:p>
              </table:table-cell>
              <table:table-cell office:value-type="float" office:value="2.47051026962605">
                <text:p>2.470510269626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63">
                <text:p>663</text:p>
              </table:table-cell>
              <table:table-cell office:value-type="float" office:value="2.47228522307016">
                <text:p>2.472285223070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64">
                <text:p>664</text:p>
              </table:table-cell>
              <table:table-cell office:value-type="float" office:value="2.47405659436929">
                <text:p>2.474056594369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65">
                <text:p>665</text:p>
              </table:table-cell>
              <table:table-cell office:value-type="float" office:value="2.47582439075279">
                <text:p>2.475824390752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66">
                <text:p>666</text:p>
              </table:table-cell>
              <table:table-cell office:value-type="float" office:value="2.47758861943541">
                <text:p>2.477588619435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67">
                <text:p>667</text:p>
              </table:table-cell>
              <table:table-cell office:value-type="float" office:value="2.47934928761736">
                <text:p>2.479349287617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68">
                <text:p>668</text:p>
              </table:table-cell>
              <table:table-cell office:value-type="float" office:value="2.48110640248431">
                <text:p>2.481106402484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69">
                <text:p>669</text:p>
              </table:table-cell>
              <table:table-cell office:value-type="float" office:value="2.48285997120742">
                <text:p>2.482859971207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70">
                <text:p>670</text:p>
              </table:table-cell>
              <table:table-cell office:value-type="float" office:value="2.48461000094339">
                <text:p>2.484610000943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71">
                <text:p>671</text:p>
              </table:table-cell>
              <table:table-cell office:value-type="float" office:value="2.48635649883448">
                <text:p>2.486356498834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72">
                <text:p>672</text:p>
              </table:table-cell>
              <table:table-cell office:value-type="float" office:value="2.48809947200852">
                <text:p>2.488099472008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73">
                <text:p>673</text:p>
              </table:table-cell>
              <table:table-cell office:value-type="float" office:value="2.48983892757896">
                <text:p>2.489838927578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674">
                <text:p>674</text:p>
              </table:table-cell>
              <table:table-cell office:value-type="float" office:value="2.4915748726449">
                <text:p>2.49157487264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675">
                <text:p>675</text:p>
              </table:table-cell>
              <table:table-cell office:value-type="float" office:value="2.49330731429111">
                <text:p>2.493307314291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676">
                <text:p>676</text:p>
              </table:table-cell>
              <table:table-cell office:value-type="float" office:value="2.49503625958807">
                <text:p>2.495036259588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677">
                <text:p>677</text:p>
              </table:table-cell>
              <table:table-cell office:value-type="float" office:value="2.49676171559196">
                <text:p>2.496761715591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678">
                <text:p>678</text:p>
              </table:table-cell>
              <table:table-cell office:value-type="float" office:value="2.49848368934477">
                <text:p>2.498483689344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679">
                <text:p>679</text:p>
              </table:table-cell>
              <table:table-cell office:value-type="float" office:value="2.50020218787422">
                <text:p>2.500202187874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680">
                <text:p>680</text:p>
              </table:table-cell>
              <table:table-cell office:value-type="float" office:value="2.5019172181939">
                <text:p>2.50191721819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681">
                <text:p>681</text:p>
              </table:table-cell>
              <table:table-cell office:value-type="float" office:value="2.50362878730321">
                <text:p>2.503628787303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682">
                <text:p>682</text:p>
              </table:table-cell>
              <table:table-cell office:value-type="float" office:value="2.50533690218744">
                <text:p>2.505336902187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683">
                <text:p>683</text:p>
              </table:table-cell>
              <table:table-cell office:value-type="float" office:value="2.50704156981778">
                <text:p>2.507041569817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684">
                <text:p>684</text:p>
              </table:table-cell>
              <table:table-cell office:value-type="float" office:value="2.50874279715134">
                <text:p>2.508742797151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685">
                <text:p>685</text:p>
              </table:table-cell>
              <table:table-cell office:value-type="float" office:value="2.51044059113121">
                <text:p>2.510440591131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686">
                <text:p>686</text:p>
              </table:table-cell>
              <table:table-cell office:value-type="float" office:value="2.51213495868645">
                <text:p>2.512134958686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687">
                <text:p>687</text:p>
              </table:table-cell>
              <table:table-cell office:value-type="float" office:value="2.51382590673214">
                <text:p>2.513825906732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688">
                <text:p>688</text:p>
              </table:table-cell>
              <table:table-cell office:value-type="float" office:value="2.51551344216942">
                <text:p>2.515513442169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689">
                <text:p>689</text:p>
              </table:table-cell>
              <table:table-cell office:value-type="float" office:value="2.51719757188548">
                <text:p>2.517197571885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690">
                <text:p>690</text:p>
              </table:table-cell>
              <table:table-cell office:value-type="float" office:value="2.51887830275362">
                <text:p>2.518878302753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691">
                <text:p>691</text:p>
              </table:table-cell>
              <table:table-cell office:value-type="float" office:value="2.52055564163327">
                <text:p>2.520555641633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692">
                <text:p>692</text:p>
              </table:table-cell>
              <table:table-cell office:value-type="float" office:value="2.52222959537001">
                <text:p>2.522229595370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693">
                <text:p>693</text:p>
              </table:table-cell>
              <table:table-cell office:value-type="float" office:value="2.52390017079562">
                <text:p>2.523900170795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694">
                <text:p>694</text:p>
              </table:table-cell>
              <table:table-cell office:value-type="float" office:value="2.52556737472807">
                <text:p>2.525567374728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695">
                <text:p>695</text:p>
              </table:table-cell>
              <table:table-cell office:value-type="float" office:value="2.52723121397159">
                <text:p>2.527231213971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696">
                <text:p>696</text:p>
              </table:table-cell>
              <table:table-cell office:value-type="float" office:value="2.52889169531667">
                <text:p>2.528891695316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697">
                <text:p>697</text:p>
              </table:table-cell>
              <table:table-cell office:value-type="float" office:value="2.53054882554009">
                <text:p>2.530548825540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698">
                <text:p>698</text:p>
              </table:table-cell>
              <table:table-cell office:value-type="float" office:value="2.53220261140496">
                <text:p>2.532202611404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699">
                <text:p>699</text:p>
              </table:table-cell>
              <table:table-cell office:value-type="float" office:value="2.53385305966075">
                <text:p>2.533853059660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00">
                <text:p>700</text:p>
              </table:table-cell>
              <table:table-cell office:value-type="float" office:value="2.53550017704329">
                <text:p>2.535500177043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01">
                <text:p>701</text:p>
              </table:table-cell>
              <table:table-cell office:value-type="float" office:value="2.53714397027482">
                <text:p>2.537143970274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02">
                <text:p>702</text:p>
              </table:table-cell>
              <table:table-cell office:value-type="float" office:value="2.53878444606402">
                <text:p>2.538784446064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03">
                <text:p>703</text:p>
              </table:table-cell>
              <table:table-cell office:value-type="float" office:value="2.54042161110604">
                <text:p>2.540421611106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04">
                <text:p>704</text:p>
              </table:table-cell>
              <table:table-cell office:value-type="float" office:value="2.54205547208249">
                <text:p>2.542055472082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05">
                <text:p>705</text:p>
              </table:table-cell>
              <table:table-cell office:value-type="float" office:value="2.54368603566153">
                <text:p>2.543686035661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06">
                <text:p>706</text:p>
              </table:table-cell>
              <table:table-cell office:value-type="float" office:value="2.54531330849783">
                <text:p>2.545313308497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07">
                <text:p>707</text:p>
              </table:table-cell>
              <table:table-cell office:value-type="float" office:value="2.54693729723265">
                <text:p>2.546937297232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08">
                <text:p>708</text:p>
              </table:table-cell>
              <table:table-cell office:value-type="float" office:value="2.54855800849384">
                <text:p>2.548558008493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09">
                <text:p>709</text:p>
              </table:table-cell>
              <table:table-cell office:value-type="float" office:value="2.55017544889588">
                <text:p>2.550175448895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10">
                <text:p>710</text:p>
              </table:table-cell>
              <table:table-cell office:value-type="float" office:value="2.55178962503989">
                <text:p>2.551789625039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11">
                <text:p>711</text:p>
              </table:table-cell>
              <table:table-cell office:value-type="float" office:value="2.55340054351368">
                <text:p>2.553400543513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12">
                <text:p>712</text:p>
              </table:table-cell>
              <table:table-cell office:value-type="float" office:value="2.55500821089175">
                <text:p>2.555008210891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13">
                <text:p>713</text:p>
              </table:table-cell>
              <table:table-cell office:value-type="float" office:value="2.55661263373535">
                <text:p>2.556612633735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14">
                <text:p>714</text:p>
              </table:table-cell>
              <table:table-cell office:value-type="float" office:value="2.55821381859247">
                <text:p>2.558213818592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15">
                <text:p>715</text:p>
              </table:table-cell>
              <table:table-cell office:value-type="float" office:value="2.5598117719979">
                <text:p>2.55981177199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16">
                <text:p>716</text:p>
              </table:table-cell>
              <table:table-cell office:value-type="float" office:value="2.56140650047324">
                <text:p>2.561406500473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17">
                <text:p>717</text:p>
              </table:table-cell>
              <table:table-cell office:value-type="float" office:value="2.56299801052692">
                <text:p>2.562998010526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18">
                <text:p>718</text:p>
              </table:table-cell>
              <table:table-cell office:value-type="float" office:value="2.56458630865423">
                <text:p>2.564586308654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19">
                <text:p>719</text:p>
              </table:table-cell>
              <table:table-cell office:value-type="float" office:value="2.56617140133737">
                <text:p>2.566171401337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20">
                <text:p>720</text:p>
              </table:table-cell>
              <table:table-cell office:value-type="float" office:value="2.56775329504544">
                <text:p>2.567753295045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21">
                <text:p>721</text:p>
              </table:table-cell>
              <table:table-cell office:value-type="float" office:value="2.5693319962345">
                <text:p>2.56933199623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22">
                <text:p>722</text:p>
              </table:table-cell>
              <table:table-cell office:value-type="float" office:value="2.57090751134757">
                <text:p>2.570907511347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23">
                <text:p>723</text:p>
              </table:table-cell>
              <table:table-cell office:value-type="float" office:value="2.57247984681468">
                <text:p>2.572479846814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24">
                <text:p>724</text:p>
              </table:table-cell>
              <table:table-cell office:value-type="float" office:value="2.57404900905285">
                <text:p>2.574049009052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25">
                <text:p>725</text:p>
              </table:table-cell>
              <table:table-cell office:value-type="float" office:value="2.5756150044662">
                <text:p>2.57561500446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26">
                <text:p>726</text:p>
              </table:table-cell>
              <table:table-cell office:value-type="float" office:value="2.57717783944587">
                <text:p>2.577177839445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27">
                <text:p>727</text:p>
              </table:table-cell>
              <table:table-cell office:value-type="float" office:value="2.57873752037016">
                <text:p>2.578737520370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28">
                <text:p>728</text:p>
              </table:table-cell>
              <table:table-cell office:value-type="float" office:value="2.58029405360444">
                <text:p>2.580294053604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29">
                <text:p>729</text:p>
              </table:table-cell>
              <table:table-cell office:value-type="float" office:value="2.58184744550127">
                <text:p>2.581847445501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30">
                <text:p>730</text:p>
              </table:table-cell>
              <table:table-cell office:value-type="float" office:value="2.58339770240039">
                <text:p>2.583397702400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31">
                <text:p>731</text:p>
              </table:table-cell>
              <table:table-cell office:value-type="float" office:value="2.58494483062873">
                <text:p>2.584944830628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32">
                <text:p>732</text:p>
              </table:table-cell>
              <table:table-cell office:value-type="float" office:value="2.58648883650045">
                <text:p>2.586488836500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33">
                <text:p>733</text:p>
              </table:table-cell>
              <table:table-cell office:value-type="float" office:value="2.58802972631698">
                <text:p>2.588029726316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34">
                <text:p>734</text:p>
              </table:table-cell>
              <table:table-cell office:value-type="float" office:value="2.58956750636702">
                <text:p>2.589567506367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35">
                <text:p>735</text:p>
              </table:table-cell>
              <table:table-cell office:value-type="float" office:value="2.5911021829266">
                <text:p>2.59110218292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36">
                <text:p>736</text:p>
              </table:table-cell>
              <table:table-cell office:value-type="float" office:value="2.59263376225906">
                <text:p>2.592633762259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37">
                <text:p>737</text:p>
              </table:table-cell>
              <table:table-cell office:value-type="float" office:value="2.5941622506151">
                <text:p>2.59416225061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38">
                <text:p>738</text:p>
              </table:table-cell>
              <table:table-cell office:value-type="float" office:value="2.59568765423282">
                <text:p>2.595687654232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39">
                <text:p>739</text:p>
              </table:table-cell>
              <table:table-cell office:value-type="float" office:value="2.59720997933774">
                <text:p>2.597209979337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40">
                <text:p>740</text:p>
              </table:table-cell>
              <table:table-cell office:value-type="float" office:value="2.59872923214277">
                <text:p>2.598729232142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41">
                <text:p>741</text:p>
              </table:table-cell>
              <table:table-cell office:value-type="float" office:value="2.60024541884834">
                <text:p>2.600245418848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42">
                <text:p>742</text:p>
              </table:table-cell>
              <table:table-cell office:value-type="float" office:value="2.60175854564232">
                <text:p>2.601758545642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43">
                <text:p>743</text:p>
              </table:table-cell>
              <table:table-cell office:value-type="float" office:value="2.60326861870011">
                <text:p>2.603268618700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44">
                <text:p>744</text:p>
              </table:table-cell>
              <table:table-cell office:value-type="float" office:value="2.60477564418465">
                <text:p>2.604775644184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45">
                <text:p>745</text:p>
              </table:table-cell>
              <table:table-cell office:value-type="float" office:value="2.60627962824645">
                <text:p>2.606279628246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46">
                <text:p>746</text:p>
              </table:table-cell>
              <table:table-cell office:value-type="float" office:value="2.60778057702358">
                <text:p>2.607780577023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47">
                <text:p>747</text:p>
              </table:table-cell>
              <table:table-cell office:value-type="float" office:value="2.60927849664175">
                <text:p>2.609278496641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48">
                <text:p>748</text:p>
              </table:table-cell>
              <table:table-cell office:value-type="float" office:value="2.61077339321428">
                <text:p>2.610773393214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49">
                <text:p>749</text:p>
              </table:table-cell>
              <table:table-cell office:value-type="float" office:value="2.61226527284219">
                <text:p>2.612265272842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50">
                <text:p>750</text:p>
              </table:table-cell>
              <table:table-cell office:value-type="float" office:value="2.61375414161415">
                <text:p>2.613754141614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51">
                <text:p>751</text:p>
              </table:table-cell>
              <table:table-cell office:value-type="float" office:value="2.61524000560656">
                <text:p>2.615240005606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52">
                <text:p>752</text:p>
              </table:table-cell>
              <table:table-cell office:value-type="float" office:value="2.61672287088356">
                <text:p>2.616722870883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53">
                <text:p>753</text:p>
              </table:table-cell>
              <table:table-cell office:value-type="float" office:value="2.61820274349704">
                <text:p>2.618202743497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54">
                <text:p>754</text:p>
              </table:table-cell>
              <table:table-cell office:value-type="float" office:value="2.61967962948669">
                <text:p>2.619679629486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55">
                <text:p>755</text:p>
              </table:table-cell>
              <table:table-cell office:value-type="float" office:value="2.62115353487999">
                <text:p>2.621153534879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56">
                <text:p>756</text:p>
              </table:table-cell>
              <table:table-cell office:value-type="float" office:value="2.62262446569228">
                <text:p>2.622624465692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57">
                <text:p>757</text:p>
              </table:table-cell>
              <table:table-cell office:value-type="float" office:value="2.62409242792674">
                <text:p>2.624092427926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58">
                <text:p>758</text:p>
              </table:table-cell>
              <table:table-cell office:value-type="float" office:value="2.62555742757445">
                <text:p>2.625557427574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59">
                <text:p>759</text:p>
              </table:table-cell>
              <table:table-cell office:value-type="float" office:value="2.62701947061439">
                <text:p>2.627019470614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60">
                <text:p>760</text:p>
              </table:table-cell>
              <table:table-cell office:value-type="float" office:value="2.62847856301348">
                <text:p>2.628478563013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61">
                <text:p>761</text:p>
              </table:table-cell>
              <table:table-cell office:value-type="float" office:value="2.62993471072658">
                <text:p>2.629934710726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62">
                <text:p>762</text:p>
              </table:table-cell>
              <table:table-cell office:value-type="float" office:value="2.63138791969656">
                <text:p>2.631387919696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63">
                <text:p>763</text:p>
              </table:table-cell>
              <table:table-cell office:value-type="float" office:value="2.63283819585428">
                <text:p>2.632838195854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64">
                <text:p>764</text:p>
              </table:table-cell>
              <table:table-cell office:value-type="float" office:value="2.63428554511863">
                <text:p>2.634285545118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65">
                <text:p>765</text:p>
              </table:table-cell>
              <table:table-cell office:value-type="float" office:value="2.63572997339655">
                <text:p>2.635729973396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66">
                <text:p>766</text:p>
              </table:table-cell>
              <table:table-cell office:value-type="float" office:value="2.63717148658308">
                <text:p>2.637171486583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67">
                <text:p>767</text:p>
              </table:table-cell>
              <table:table-cell office:value-type="float" office:value="2.63861009056134">
                <text:p>2.638610090561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68">
                <text:p>768</text:p>
              </table:table-cell>
              <table:table-cell office:value-type="float" office:value="2.64004579120259">
                <text:p>2.640045791202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69">
                <text:p>769</text:p>
              </table:table-cell>
              <table:table-cell office:value-type="float" office:value="2.64147859436623">
                <text:p>2.641478594366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70">
                <text:p>770</text:p>
              </table:table-cell>
              <table:table-cell office:value-type="float" office:value="2.64290850589985">
                <text:p>2.642908505899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71">
                <text:p>771</text:p>
              </table:table-cell>
              <table:table-cell office:value-type="float" office:value="2.64433553163922">
                <text:p>2.644335531639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72">
                <text:p>772</text:p>
              </table:table-cell>
              <table:table-cell office:value-type="float" office:value="2.64575967740836">
                <text:p>2.645759677408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73">
                <text:p>773</text:p>
              </table:table-cell>
              <table:table-cell office:value-type="float" office:value="2.6471809490195">
                <text:p>2.64718094901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774">
                <text:p>774</text:p>
              </table:table-cell>
              <table:table-cell office:value-type="float" office:value="2.64859935227316">
                <text:p>2.648599352273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775">
                <text:p>775</text:p>
              </table:table-cell>
              <table:table-cell office:value-type="float" office:value="2.65001489295817">
                <text:p>2.650014892958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776">
                <text:p>776</text:p>
              </table:table-cell>
              <table:table-cell office:value-type="float" office:value="2.65142757685164">
                <text:p>2.651427576851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777">
                <text:p>777</text:p>
              </table:table-cell>
              <table:table-cell office:value-type="float" office:value="2.65283740971906">
                <text:p>2.652837409719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778">
                <text:p>778</text:p>
              </table:table-cell>
              <table:table-cell office:value-type="float" office:value="2.65424439731424">
                <text:p>2.654244397314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779">
                <text:p>779</text:p>
              </table:table-cell>
              <table:table-cell office:value-type="float" office:value="2.65564854537942">
                <text:p>2.655648545379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780">
                <text:p>780</text:p>
              </table:table-cell>
              <table:table-cell office:value-type="float" office:value="2.65704985964523">
                <text:p>2.657049859645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781">
                <text:p>781</text:p>
              </table:table-cell>
              <table:table-cell office:value-type="float" office:value="2.65844834583074">
                <text:p>2.658448345830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782">
                <text:p>782</text:p>
              </table:table-cell>
              <table:table-cell office:value-type="float" office:value="2.65984400964347">
                <text:p>2.659844009643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783">
                <text:p>783</text:p>
              </table:table-cell>
              <table:table-cell office:value-type="float" office:value="2.66123685677944">
                <text:p>2.661236856779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784">
                <text:p>784</text:p>
              </table:table-cell>
              <table:table-cell office:value-type="float" office:value="2.66262689292315">
                <text:p>2.662626892923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785">
                <text:p>785</text:p>
              </table:table-cell>
              <table:table-cell office:value-type="float" office:value="2.66401412374764">
                <text:p>2.664014123747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786">
                <text:p>786</text:p>
              </table:table-cell>
              <table:table-cell office:value-type="float" office:value="2.66539855491451">
                <text:p>2.665398554914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787">
                <text:p>787</text:p>
              </table:table-cell>
              <table:table-cell office:value-type="float" office:value="2.66678019207392">
                <text:p>2.666780192073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788">
                <text:p>788</text:p>
              </table:table-cell>
              <table:table-cell office:value-type="float" office:value="2.66815904086463">
                <text:p>2.668159040864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789">
                <text:p>789</text:p>
              </table:table-cell>
              <table:table-cell office:value-type="float" office:value="2.66953510691402">
                <text:p>2.669535106914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790">
                <text:p>790</text:p>
              </table:table-cell>
              <table:table-cell office:value-type="float" office:value="2.67090839583812">
                <text:p>2.670908395838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791">
                <text:p>791</text:p>
              </table:table-cell>
              <table:table-cell office:value-type="float" office:value="2.67227891324162">
                <text:p>2.672278913241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792">
                <text:p>792</text:p>
              </table:table-cell>
              <table:table-cell office:value-type="float" office:value="2.6736466647179">
                <text:p>2.67364666471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793">
                <text:p>793</text:p>
              </table:table-cell>
              <table:table-cell office:value-type="float" office:value="2.67501165584906">
                <text:p>2.675011655849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794">
                <text:p>794</text:p>
              </table:table-cell>
              <table:table-cell office:value-type="float" office:value="2.6763738922059">
                <text:p>2.67637389220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795">
                <text:p>795</text:p>
              </table:table-cell>
              <table:table-cell office:value-type="float" office:value="2.67773337934803">
                <text:p>2.677733379348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796">
                <text:p>796</text:p>
              </table:table-cell>
              <table:table-cell office:value-type="float" office:value="2.6790901228238">
                <text:p>2.67909012282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797">
                <text:p>797</text:p>
              </table:table-cell>
              <table:table-cell office:value-type="float" office:value="2.68044412817038">
                <text:p>2.68044412817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798">
                <text:p>798</text:p>
              </table:table-cell>
              <table:table-cell office:value-type="float" office:value="2.68179540091376">
                <text:p>2.681795400913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799">
                <text:p>799</text:p>
              </table:table-cell>
              <table:table-cell office:value-type="float" office:value="2.68314394656877">
                <text:p>2.683143946568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00">
                <text:p>800</text:p>
              </table:table-cell>
              <table:table-cell office:value-type="float" office:value="2.68448977063912">
                <text:p>2.684489770639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01">
                <text:p>801</text:p>
              </table:table-cell>
              <table:table-cell office:value-type="float" office:value="2.68583287861742">
                <text:p>2.685832878617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02">
                <text:p>802</text:p>
              </table:table-cell>
              <table:table-cell office:value-type="float" office:value="2.68717327598519">
                <text:p>2.687173275985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03">
                <text:p>803</text:p>
              </table:table-cell>
              <table:table-cell office:value-type="float" office:value="2.68851096821286">
                <text:p>2.688510968212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04">
                <text:p>804</text:p>
              </table:table-cell>
              <table:table-cell office:value-type="float" office:value="2.68984596075987">
                <text:p>2.689845960759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05">
                <text:p>805</text:p>
              </table:table-cell>
              <table:table-cell office:value-type="float" office:value="2.6911782590746">
                <text:p>2.69117825907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06">
                <text:p>806</text:p>
              </table:table-cell>
              <table:table-cell office:value-type="float" office:value="2.69250786859445">
                <text:p>2.692507868594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07">
                <text:p>807</text:p>
              </table:table-cell>
              <table:table-cell office:value-type="float" office:value="2.69383479474584">
                <text:p>2.693834794745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08">
                <text:p>808</text:p>
              </table:table-cell>
              <table:table-cell office:value-type="float" office:value="2.69515904294426">
                <text:p>2.695159042944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09">
                <text:p>809</text:p>
              </table:table-cell>
              <table:table-cell office:value-type="float" office:value="2.69648061859425">
                <text:p>2.696480618594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10">
                <text:p>810</text:p>
              </table:table-cell>
              <table:table-cell office:value-type="float" office:value="2.69779952708944">
                <text:p>2.697799527089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11">
                <text:p>811</text:p>
              </table:table-cell>
              <table:table-cell office:value-type="float" office:value="2.69911577381259">
                <text:p>2.699115773812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12">
                <text:p>812</text:p>
              </table:table-cell>
              <table:table-cell office:value-type="float" office:value="2.70042936413558">
                <text:p>2.700429364135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13">
                <text:p>813</text:p>
              </table:table-cell>
              <table:table-cell office:value-type="float" office:value="2.70174030341948">
                <text:p>2.701740303419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14">
                <text:p>814</text:p>
              </table:table-cell>
              <table:table-cell office:value-type="float" office:value="2.70304859701449">
                <text:p>2.703048597014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15">
                <text:p>815</text:p>
              </table:table-cell>
              <table:table-cell office:value-type="float" office:value="2.70435425026006">
                <text:p>2.704354250260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16">
                <text:p>816</text:p>
              </table:table-cell>
              <table:table-cell office:value-type="float" office:value="2.70565726848483">
                <text:p>2.705657268484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17">
                <text:p>817</text:p>
              </table:table-cell>
              <table:table-cell office:value-type="float" office:value="2.70695765700672">
                <text:p>2.706957657006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18">
                <text:p>818</text:p>
              </table:table-cell>
              <table:table-cell office:value-type="float" office:value="2.70825542113288">
                <text:p>2.708255421132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19">
                <text:p>819</text:p>
              </table:table-cell>
              <table:table-cell office:value-type="float" office:value="2.70955056615978">
                <text:p>2.709550566159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20">
                <text:p>820</text:p>
              </table:table-cell>
              <table:table-cell office:value-type="float" office:value="2.71084309737319">
                <text:p>2.710843097373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21">
                <text:p>821</text:p>
              </table:table-cell>
              <table:table-cell office:value-type="float" office:value="2.7121330200482">
                <text:p>2.71213302004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22">
                <text:p>822</text:p>
              </table:table-cell>
              <table:table-cell office:value-type="float" office:value="2.71342033944927">
                <text:p>2.713420339449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23">
                <text:p>823</text:p>
              </table:table-cell>
              <table:table-cell office:value-type="float" office:value="2.71470506083024">
                <text:p>2.714705060830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24">
                <text:p>824</text:p>
              </table:table-cell>
              <table:table-cell office:value-type="float" office:value="2.71598718943432">
                <text:p>2.715987189434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25">
                <text:p>825</text:p>
              </table:table-cell>
              <table:table-cell office:value-type="float" office:value="2.71726673049417">
                <text:p>2.717266730494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26">
                <text:p>826</text:p>
              </table:table-cell>
              <table:table-cell office:value-type="float" office:value="2.71854368923187">
                <text:p>2.718543689231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27">
                <text:p>827</text:p>
              </table:table-cell>
              <table:table-cell office:value-type="float" office:value="2.71981807085896">
                <text:p>2.719818070858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28">
                <text:p>828</text:p>
              </table:table-cell>
              <table:table-cell office:value-type="float" office:value="2.72108988057648">
                <text:p>2.721089880576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29">
                <text:p>829</text:p>
              </table:table-cell>
              <table:table-cell office:value-type="float" office:value="2.72235912357496">
                <text:p>2.722359123574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30">
                <text:p>830</text:p>
              </table:table-cell>
              <table:table-cell office:value-type="float" office:value="2.72362580503446">
                <text:p>2.723625805034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31">
                <text:p>831</text:p>
              </table:table-cell>
              <table:table-cell office:value-type="float" office:value="2.72488993012457">
                <text:p>2.724889930124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32">
                <text:p>832</text:p>
              </table:table-cell>
              <table:table-cell office:value-type="float" office:value="2.72615150400446">
                <text:p>2.726151504004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33">
                <text:p>833</text:p>
              </table:table-cell>
              <table:table-cell office:value-type="float" office:value="2.72741053182291">
                <text:p>2.727410531822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34">
                <text:p>834</text:p>
              </table:table-cell>
              <table:table-cell office:value-type="float" office:value="2.72866701871826">
                <text:p>2.728667018718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35">
                <text:p>835</text:p>
              </table:table-cell>
              <table:table-cell office:value-type="float" office:value="2.72992096981852">
                <text:p>2.729920969818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36">
                <text:p>836</text:p>
              </table:table-cell>
              <table:table-cell office:value-type="float" office:value="2.73117239024133">
                <text:p>2.731172390241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37">
                <text:p>837</text:p>
              </table:table-cell>
              <table:table-cell office:value-type="float" office:value="2.73242128509402">
                <text:p>2.732421285094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38">
                <text:p>838</text:p>
              </table:table-cell>
              <table:table-cell office:value-type="float" office:value="2.73366765947359">
                <text:p>2.733667659473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39">
                <text:p>839</text:p>
              </table:table-cell>
              <table:table-cell office:value-type="float" office:value="2.73491151846678">
                <text:p>2.734911518466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40">
                <text:p>840</text:p>
              </table:table-cell>
              <table:table-cell office:value-type="float" office:value="2.73615286715003">
                <text:p>2.736152867150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41">
                <text:p>841</text:p>
              </table:table-cell>
              <table:table-cell office:value-type="float" office:value="2.73739171058957">
                <text:p>2.737391710589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42">
                <text:p>842</text:p>
              </table:table-cell>
              <table:table-cell office:value-type="float" office:value="2.73862805384138">
                <text:p>2.738628053841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43">
                <text:p>843</text:p>
              </table:table-cell>
              <table:table-cell office:value-type="float" office:value="2.73986190195125">
                <text:p>2.739861901951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44">
                <text:p>844</text:p>
              </table:table-cell>
              <table:table-cell office:value-type="float" office:value="2.74109325995478">
                <text:p>2.741093259954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45">
                <text:p>845</text:p>
              </table:table-cell>
              <table:table-cell office:value-type="float" office:value="2.74232213287741">
                <text:p>2.742322132877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46">
                <text:p>846</text:p>
              </table:table-cell>
              <table:table-cell office:value-type="float" office:value="2.74354852573444">
                <text:p>2.743548525734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47">
                <text:p>847</text:p>
              </table:table-cell>
              <table:table-cell office:value-type="float" office:value="2.74477244353105">
                <text:p>2.744772443531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48">
                <text:p>848</text:p>
              </table:table-cell>
              <table:table-cell office:value-type="float" office:value="2.74599389126231">
                <text:p>2.745993891262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49">
                <text:p>849</text:p>
              </table:table-cell>
              <table:table-cell office:value-type="float" office:value="2.74721287391321">
                <text:p>2.747212873913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50">
                <text:p>850</text:p>
              </table:table-cell>
              <table:table-cell office:value-type="float" office:value="2.74842939645869">
                <text:p>2.748429396458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51">
                <text:p>851</text:p>
              </table:table-cell>
              <table:table-cell office:value-type="float" office:value="2.74964346386364">
                <text:p>2.749643463863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52">
                <text:p>852</text:p>
              </table:table-cell>
              <table:table-cell office:value-type="float" office:value="2.75085508108293">
                <text:p>2.750855081082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53">
                <text:p>853</text:p>
              </table:table-cell>
              <table:table-cell office:value-type="float" office:value="2.75206425306144">
                <text:p>2.752064253061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54">
                <text:p>854</text:p>
              </table:table-cell>
              <table:table-cell office:value-type="float" office:value="2.75327098473407">
                <text:p>2.753270984734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55">
                <text:p>855</text:p>
              </table:table-cell>
              <table:table-cell office:value-type="float" office:value="2.75447528102574">
                <text:p>2.754475281025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56">
                <text:p>856</text:p>
              </table:table-cell>
              <table:table-cell office:value-type="float" office:value="2.75567714685145">
                <text:p>2.755677146851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57">
                <text:p>857</text:p>
              </table:table-cell>
              <table:table-cell office:value-type="float" office:value="2.75687658711628">
                <text:p>2.756876587116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58">
                <text:p>858</text:p>
              </table:table-cell>
              <table:table-cell office:value-type="float" office:value="2.7580736067154">
                <text:p>2.75807360671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59">
                <text:p>859</text:p>
              </table:table-cell>
              <table:table-cell office:value-type="float" office:value="2.75926821053411">
                <text:p>2.759268210534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60">
                <text:p>860</text:p>
              </table:table-cell>
              <table:table-cell office:value-type="float" office:value="2.76046040344786">
                <text:p>2.760460403447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61">
                <text:p>861</text:p>
              </table:table-cell>
              <table:table-cell office:value-type="float" office:value="2.76165019032223">
                <text:p>2.761650190322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62">
                <text:p>862</text:p>
              </table:table-cell>
              <table:table-cell office:value-type="float" office:value="2.76283757601301">
                <text:p>2.762837576013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63">
                <text:p>863</text:p>
              </table:table-cell>
              <table:table-cell office:value-type="float" office:value="2.76402256536618">
                <text:p>2.764022565366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64">
                <text:p>864</text:p>
              </table:table-cell>
              <table:table-cell office:value-type="float" office:value="2.76520516321793">
                <text:p>2.765205163217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65">
                <text:p>865</text:p>
              </table:table-cell>
              <table:table-cell office:value-type="float" office:value="2.76638537439471">
                <text:p>2.766385374394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66">
                <text:p>866</text:p>
              </table:table-cell>
              <table:table-cell office:value-type="float" office:value="2.76756320371321">
                <text:p>2.767563203713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67">
                <text:p>867</text:p>
              </table:table-cell>
              <table:table-cell office:value-type="float" office:value="2.76873865598041">
                <text:p>2.768738655980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68">
                <text:p>868</text:p>
              </table:table-cell>
              <table:table-cell office:value-type="float" office:value="2.76991173599359">
                <text:p>2.769911735993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69">
                <text:p>869</text:p>
              </table:table-cell>
              <table:table-cell office:value-type="float" office:value="2.77108244854035">
                <text:p>2.771082448540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70">
                <text:p>870</text:p>
              </table:table-cell>
              <table:table-cell office:value-type="float" office:value="2.77225079839861">
                <text:p>2.772250798398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71">
                <text:p>871</text:p>
              </table:table-cell>
              <table:table-cell office:value-type="float" office:value="2.77341679033666">
                <text:p>2.773416790336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72">
                <text:p>872</text:p>
              </table:table-cell>
              <table:table-cell office:value-type="float" office:value="2.77458042911318">
                <text:p>2.774580429113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73">
                <text:p>873</text:p>
              </table:table-cell>
              <table:table-cell office:value-type="float" office:value="2.77574171947722">
                <text:p>2.775741719477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874">
                <text:p>874</text:p>
              </table:table-cell>
              <table:table-cell office:value-type="float" office:value="2.77690066616827">
                <text:p>2.776900666168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875">
                <text:p>875</text:p>
              </table:table-cell>
              <table:table-cell office:value-type="float" office:value="2.77805727391624">
                <text:p>2.778057273916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876">
                <text:p>876</text:p>
              </table:table-cell>
              <table:table-cell office:value-type="float" office:value="2.77921154744149">
                <text:p>2.779211547441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877">
                <text:p>877</text:p>
              </table:table-cell>
              <table:table-cell office:value-type="float" office:value="2.78036349145486">
                <text:p>2.780363491454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878">
                <text:p>878</text:p>
              </table:table-cell>
              <table:table-cell office:value-type="float" office:value="2.7815131106577">
                <text:p>2.78151311065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879">
                <text:p>879</text:p>
              </table:table-cell>
              <table:table-cell office:value-type="float" office:value="2.78266040974185">
                <text:p>2.782660409741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880">
                <text:p>880</text:p>
              </table:table-cell>
              <table:table-cell office:value-type="float" office:value="2.78380539338968">
                <text:p>2.783805393389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881">
                <text:p>881</text:p>
              </table:table-cell>
              <table:table-cell office:value-type="float" office:value="2.78494806627412">
                <text:p>2.784948066274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882">
                <text:p>882</text:p>
              </table:table-cell>
              <table:table-cell office:value-type="float" office:value="2.78608843305867">
                <text:p>2.786088433058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883">
                <text:p>883</text:p>
              </table:table-cell>
              <table:table-cell office:value-type="float" office:value="2.78722649839742">
                <text:p>2.787226498397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884">
                <text:p>884</text:p>
              </table:table-cell>
              <table:table-cell office:value-type="float" office:value="2.78836226693505">
                <text:p>2.788362266935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885">
                <text:p>885</text:p>
              </table:table-cell>
              <table:table-cell office:value-type="float" office:value="2.78949574330688">
                <text:p>2.789495743306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886">
                <text:p>886</text:p>
              </table:table-cell>
              <table:table-cell office:value-type="float" office:value="2.79062693213888">
                <text:p>2.790626932138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887">
                <text:p>887</text:p>
              </table:table-cell>
              <table:table-cell office:value-type="float" office:value="2.79175583804768">
                <text:p>2.791755838047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888">
                <text:p>888</text:p>
              </table:table-cell>
              <table:table-cell office:value-type="float" office:value="2.79288246564059">
                <text:p>2.792882465640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889">
                <text:p>889</text:p>
              </table:table-cell>
              <table:table-cell office:value-type="float" office:value="2.79400681951561">
                <text:p>2.794006819515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890">
                <text:p>890</text:p>
              </table:table-cell>
              <table:table-cell office:value-type="float" office:value="2.79512890426149">
                <text:p>2.795128904261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891">
                <text:p>891</text:p>
              </table:table-cell>
              <table:table-cell office:value-type="float" office:value="2.79624872445769">
                <text:p>2.796248724457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892">
                <text:p>892</text:p>
              </table:table-cell>
              <table:table-cell office:value-type="float" office:value="2.79736628467444">
                <text:p>2.797366284674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893">
                <text:p>893</text:p>
              </table:table-cell>
              <table:table-cell office:value-type="float" office:value="2.79848158947275">
                <text:p>2.798481589472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894">
                <text:p>894</text:p>
              </table:table-cell>
              <table:table-cell office:value-type="float" office:value="2.79959464340442">
                <text:p>2.799594643404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895">
                <text:p>895</text:p>
              </table:table-cell>
              <table:table-cell office:value-type="float" office:value="2.80070545101207">
                <text:p>2.800705451012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896">
                <text:p>896</text:p>
              </table:table-cell>
              <table:table-cell office:value-type="float" office:value="2.80181401682915">
                <text:p>2.801814016829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897">
                <text:p>897</text:p>
              </table:table-cell>
              <table:table-cell office:value-type="float" office:value="2.80292034537995">
                <text:p>2.802920345379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898">
                <text:p>898</text:p>
              </table:table-cell>
              <table:table-cell office:value-type="float" office:value="2.80402444117964">
                <text:p>2.804024441179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899">
                <text:p>899</text:p>
              </table:table-cell>
              <table:table-cell office:value-type="float" office:value="2.80512630873427">
                <text:p>2.805126308734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00">
                <text:p>900</text:p>
              </table:table-cell>
              <table:table-cell office:value-type="float" office:value="2.80622595254081">
                <text:p>2.806225952540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01">
                <text:p>901</text:p>
              </table:table-cell>
              <table:table-cell office:value-type="float" office:value="2.80732337708714">
                <text:p>2.807323377087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02">
                <text:p>902</text:p>
              </table:table-cell>
              <table:table-cell office:value-type="float" office:value="2.80841858685209">
                <text:p>2.808418586852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03">
                <text:p>903</text:p>
              </table:table-cell>
              <table:table-cell office:value-type="float" office:value="2.80951158630546">
                <text:p>2.809511586305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04">
                <text:p>904</text:p>
              </table:table-cell>
              <table:table-cell office:value-type="float" office:value="2.810602379908">
                <text:p>2.8106023799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05">
                <text:p>905</text:p>
              </table:table-cell>
              <table:table-cell office:value-type="float" office:value="2.81169097211148">
                <text:p>2.811690972111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06">
                <text:p>906</text:p>
              </table:table-cell>
              <table:table-cell office:value-type="float" office:value="2.8127773673587">
                <text:p>2.81277736735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07">
                <text:p>907</text:p>
              </table:table-cell>
              <table:table-cell office:value-type="float" office:value="2.81386157008345">
                <text:p>2.813861570083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08">
                <text:p>908</text:p>
              </table:table-cell>
              <table:table-cell office:value-type="float" office:value="2.81494358471061">
                <text:p>2.814943584710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09">
                <text:p>909</text:p>
              </table:table-cell>
              <table:table-cell office:value-type="float" office:value="2.81602341565612">
                <text:p>2.816023415656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10">
                <text:p>910</text:p>
              </table:table-cell>
              <table:table-cell office:value-type="float" office:value="2.817101067327">
                <text:p>2.8171010673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11">
                <text:p>911</text:p>
              </table:table-cell>
              <table:table-cell office:value-type="float" office:value="2.81817654412138">
                <text:p>2.818176544121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12">
                <text:p>912</text:p>
              </table:table-cell>
              <table:table-cell office:value-type="float" office:value="2.81924985042852">
                <text:p>2.819249850428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13">
                <text:p>913</text:p>
              </table:table-cell>
              <table:table-cell office:value-type="float" office:value="2.82032099062882">
                <text:p>2.820320990628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14">
                <text:p>914</text:p>
              </table:table-cell>
              <table:table-cell office:value-type="float" office:value="2.82138996909382">
                <text:p>2.821389969093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15">
                <text:p>915</text:p>
              </table:table-cell>
              <table:table-cell office:value-type="float" office:value="2.82245679018626">
                <text:p>2.822456790186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16">
                <text:p>916</text:p>
              </table:table-cell>
              <table:table-cell office:value-type="float" office:value="2.82352145826008">
                <text:p>2.823521458260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17">
                <text:p>917</text:p>
              </table:table-cell>
              <table:table-cell office:value-type="float" office:value="2.82458397766041">
                <text:p>2.824583977660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18">
                <text:p>918</text:p>
              </table:table-cell>
              <table:table-cell office:value-type="float" office:value="2.82564435272363">
                <text:p>2.825644352723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19">
                <text:p>919</text:p>
              </table:table-cell>
              <table:table-cell office:value-type="float" office:value="2.82670258777736">
                <text:p>2.826702587777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20">
                <text:p>920</text:p>
              </table:table-cell>
              <table:table-cell office:value-type="float" office:value="2.82775868714048">
                <text:p>2.827758687140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21">
                <text:p>921</text:p>
              </table:table-cell>
              <table:table-cell office:value-type="float" office:value="2.82881265512318">
                <text:p>2.828812655123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22">
                <text:p>922</text:p>
              </table:table-cell>
              <table:table-cell office:value-type="float" office:value="2.82986449602691">
                <text:p>2.829864496026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23">
                <text:p>923</text:p>
              </table:table-cell>
              <table:table-cell office:value-type="float" office:value="2.83091421414447">
                <text:p>2.830914214144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24">
                <text:p>924</text:p>
              </table:table-cell>
              <table:table-cell office:value-type="float" office:value="2.83196181376">
                <text:p>2.831961813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25">
                <text:p>925</text:p>
              </table:table-cell>
              <table:table-cell office:value-type="float" office:value="2.83300729914896">
                <text:p>2.833007299148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26">
                <text:p>926</text:p>
              </table:table-cell>
              <table:table-cell office:value-type="float" office:value="2.83405067457822">
                <text:p>2.834050674578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27">
                <text:p>927</text:p>
              </table:table-cell>
              <table:table-cell office:value-type="float" office:value="2.83509194430602">
                <text:p>2.835091944306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28">
                <text:p>928</text:p>
              </table:table-cell>
              <table:table-cell office:value-type="float" office:value="2.836131112582">
                <text:p>2.8361311125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29">
                <text:p>929</text:p>
              </table:table-cell>
              <table:table-cell office:value-type="float" office:value="2.83716818364724">
                <text:p>2.837168183647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30">
                <text:p>930</text:p>
              </table:table-cell>
              <table:table-cell office:value-type="float" office:value="2.83820316173426">
                <text:p>2.838203161734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31">
                <text:p>931</text:p>
              </table:table-cell>
              <table:table-cell office:value-type="float" office:value="2.83923605106701">
                <text:p>2.839236051067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32">
                <text:p>932</text:p>
              </table:table-cell>
              <table:table-cell office:value-type="float" office:value="2.84026685586095">
                <text:p>2.840266855860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33">
                <text:p>933</text:p>
              </table:table-cell>
              <table:table-cell office:value-type="float" office:value="2.84129558032301">
                <text:p>2.841295580323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34">
                <text:p>934</text:p>
              </table:table-cell>
              <table:table-cell office:value-type="float" office:value="2.84232222865165">
                <text:p>2.842322228651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35">
                <text:p>935</text:p>
              </table:table-cell>
              <table:table-cell office:value-type="float" office:value="2.84334680503684">
                <text:p>2.843346805036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36">
                <text:p>936</text:p>
              </table:table-cell>
              <table:table-cell office:value-type="float" office:value="2.8443693136601">
                <text:p>2.84436931366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37">
                <text:p>937</text:p>
              </table:table-cell>
              <table:table-cell office:value-type="float" office:value="2.8453897586945">
                <text:p>2.84538975869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38">
                <text:p>938</text:p>
              </table:table-cell>
              <table:table-cell office:value-type="float" office:value="2.84640814430471">
                <text:p>2.846408144304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39">
                <text:p>939</text:p>
              </table:table-cell>
              <table:table-cell office:value-type="float" office:value="2.84742447464699">
                <text:p>2.847424474646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40">
                <text:p>940</text:p>
              </table:table-cell>
              <table:table-cell office:value-type="float" office:value="2.84843875386918">
                <text:p>2.848438753869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41">
                <text:p>941</text:p>
              </table:table-cell>
              <table:table-cell office:value-type="float" office:value="2.8494509861108">
                <text:p>2.84945098611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42">
                <text:p>942</text:p>
              </table:table-cell>
              <table:table-cell office:value-type="float" office:value="2.85046117550298">
                <text:p>2.850461175502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43">
                <text:p>943</text:p>
              </table:table-cell>
              <table:table-cell office:value-type="float" office:value="2.85146932616852">
                <text:p>2.851469326168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44">
                <text:p>944</text:p>
              </table:table-cell>
              <table:table-cell office:value-type="float" office:value="2.8524754422219">
                <text:p>2.85247544222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45">
                <text:p>945</text:p>
              </table:table-cell>
              <table:table-cell office:value-type="float" office:value="2.85347952776931">
                <text:p>2.853479527769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46">
                <text:p>946</text:p>
              </table:table-cell>
              <table:table-cell office:value-type="float" office:value="2.85448158690863">
                <text:p>2.854481586908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47">
                <text:p>947</text:p>
              </table:table-cell>
              <table:table-cell office:value-type="float" office:value="2.85548162372949">
                <text:p>2.855481623729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48">
                <text:p>948</text:p>
              </table:table-cell>
              <table:table-cell office:value-type="float" office:value="2.85647964231325">
                <text:p>2.856479642313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49">
                <text:p>949</text:p>
              </table:table-cell>
              <table:table-cell office:value-type="float" office:value="2.85747564673305">
                <text:p>2.857475646733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50">
                <text:p>950</text:p>
              </table:table-cell>
              <table:table-cell office:value-type="float" office:value="2.85846964105379">
                <text:p>2.858469641053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51">
                <text:p>951</text:p>
              </table:table-cell>
              <table:table-cell office:value-type="float" office:value="2.85946162933218">
                <text:p>2.859461629332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52">
                <text:p>952</text:p>
              </table:table-cell>
              <table:table-cell office:value-type="float" office:value="2.86045161561675">
                <text:p>2.860451615616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53">
                <text:p>953</text:p>
              </table:table-cell>
              <table:table-cell office:value-type="float" office:value="2.86143960394784">
                <text:p>2.861439603947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54">
                <text:p>954</text:p>
              </table:table-cell>
              <table:table-cell office:value-type="float" office:value="2.86242559835765">
                <text:p>2.862425598357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55">
                <text:p>955</text:p>
              </table:table-cell>
              <table:table-cell office:value-type="float" office:value="2.86340960287023">
                <text:p>2.863409602870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56">
                <text:p>956</text:p>
              </table:table-cell>
              <table:table-cell office:value-type="float" office:value="2.86439162150153">
                <text:p>2.864391621501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57">
                <text:p>957</text:p>
              </table:table-cell>
              <table:table-cell office:value-type="float" office:value="2.86537165825937">
                <text:p>2.865371658259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58">
                <text:p>958</text:p>
              </table:table-cell>
              <table:table-cell office:value-type="float" office:value="2.86634971714349">
                <text:p>2.866349717143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59">
                <text:p>959</text:p>
              </table:table-cell>
              <table:table-cell office:value-type="float" office:value="2.86732580214558">
                <text:p>2.867325802145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60">
                <text:p>960</text:p>
              </table:table-cell>
              <table:table-cell office:value-type="float" office:value="2.86829991724923">
                <text:p>2.868299917249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61">
                <text:p>961</text:p>
              </table:table-cell>
              <table:table-cell office:value-type="float" office:value="2.86927206643004">
                <text:p>2.869272066430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62">
                <text:p>962</text:p>
              </table:table-cell>
              <table:table-cell office:value-type="float" office:value="2.87024225365555">
                <text:p>2.870242253655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63">
                <text:p>963</text:p>
              </table:table-cell>
              <table:table-cell office:value-type="float" office:value="2.8712104828853">
                <text:p>2.87121048288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64">
                <text:p>964</text:p>
              </table:table-cell>
              <table:table-cell office:value-type="float" office:value="2.87217675807085">
                <text:p>2.872176758070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65">
                <text:p>965</text:p>
              </table:table-cell>
              <table:table-cell office:value-type="float" office:value="2.87314108315579">
                <text:p>2.873141083155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66">
                <text:p>966</text:p>
              </table:table-cell>
              <table:table-cell office:value-type="float" office:value="2.87410346207572">
                <text:p>2.874103462075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67">
                <text:p>967</text:p>
              </table:table-cell>
              <table:table-cell office:value-type="float" office:value="2.87506389875834">
                <text:p>2.875063898758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68">
                <text:p>968</text:p>
              </table:table-cell>
              <table:table-cell office:value-type="float" office:value="2.87602239712338">
                <text:p>2.876022397123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69">
                <text:p>969</text:p>
              </table:table-cell>
              <table:table-cell office:value-type="float" office:value="2.87697896108269">
                <text:p>2.876978961082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70">
                <text:p>970</text:p>
              </table:table-cell>
              <table:table-cell office:value-type="float" office:value="2.87793359454022">
                <text:p>2.877933594540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71">
                <text:p>971</text:p>
              </table:table-cell>
              <table:table-cell office:value-type="float" office:value="2.87888630139202">
                <text:p>2.878886301392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72">
                <text:p>972</text:p>
              </table:table-cell>
              <table:table-cell office:value-type="float" office:value="2.87983708552632">
                <text:p>2.879837085526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73">
                <text:p>973</text:p>
              </table:table-cell>
              <table:table-cell office:value-type="float" office:value="2.88078595082346">
                <text:p>2.880785950823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974">
                <text:p>974</text:p>
              </table:table-cell>
              <table:table-cell office:value-type="float" office:value="2.88173290115597">
                <text:p>2.881732901155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975">
                <text:p>975</text:p>
              </table:table-cell>
              <table:table-cell office:value-type="float" office:value="2.88267794038855">
                <text:p>2.882677940388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976">
                <text:p>976</text:p>
              </table:table-cell>
              <table:table-cell office:value-type="float" office:value="2.88362107237813">
                <text:p>2.883621072378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977">
                <text:p>977</text:p>
              </table:table-cell>
              <table:table-cell office:value-type="float" office:value="2.88456230097382">
                <text:p>2.884562300973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978">
                <text:p>978</text:p>
              </table:table-cell>
              <table:table-cell office:value-type="float" office:value="2.88550163001699">
                <text:p>2.885501630016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979">
                <text:p>979</text:p>
              </table:table-cell>
              <table:table-cell office:value-type="float" office:value="2.88643906334124">
                <text:p>2.886439063341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980">
                <text:p>980</text:p>
              </table:table-cell>
              <table:table-cell office:value-type="float" office:value="2.88737460477244">
                <text:p>2.887374604772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981">
                <text:p>981</text:p>
              </table:table-cell>
              <table:table-cell office:value-type="float" office:value="2.88830825812874">
                <text:p>2.888308258128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982">
                <text:p>982</text:p>
              </table:table-cell>
              <table:table-cell office:value-type="float" office:value="2.88924002722058">
                <text:p>2.889240027220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983">
                <text:p>983</text:p>
              </table:table-cell>
              <table:table-cell office:value-type="float" office:value="2.89016991585072">
                <text:p>2.890169915850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984">
                <text:p>984</text:p>
              </table:table-cell>
              <table:table-cell office:value-type="float" office:value="2.89109792781423">
                <text:p>2.891097927814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985">
                <text:p>985</text:p>
              </table:table-cell>
              <table:table-cell office:value-type="float" office:value="2.89202406689853">
                <text:p>2.892024066898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986">
                <text:p>986</text:p>
              </table:table-cell>
              <table:table-cell office:value-type="float" office:value="2.89294833688339">
                <text:p>2.892948336883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987">
                <text:p>987</text:p>
              </table:table-cell>
              <table:table-cell office:value-type="float" office:value="2.89387074154097">
                <text:p>2.893870741540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988">
                <text:p>988</text:p>
              </table:table-cell>
              <table:table-cell office:value-type="float" office:value="2.89479128463579">
                <text:p>2.894791284635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989">
                <text:p>989</text:p>
              </table:table-cell>
              <table:table-cell office:value-type="float" office:value="2.8957099699248">
                <text:p>2.89570996992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990">
                <text:p>990</text:p>
              </table:table-cell>
              <table:table-cell office:value-type="float" office:value="2.89662680115735">
                <text:p>2.896626801157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991">
                <text:p>991</text:p>
              </table:table-cell>
              <table:table-cell office:value-type="float" office:value="2.89754178207522">
                <text:p>2.897541782075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992">
                <text:p>992</text:p>
              </table:table-cell>
              <table:table-cell office:value-type="float" office:value="2.89845491641265">
                <text:p>2.898454916412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993">
                <text:p>993</text:p>
              </table:table-cell>
              <table:table-cell office:value-type="float" office:value="2.89936620789635">
                <text:p>2.899366207896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994">
                <text:p>994</text:p>
              </table:table-cell>
              <table:table-cell office:value-type="float" office:value="2.90027566024549">
                <text:p>2.900275660245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995">
                <text:p>995</text:p>
              </table:table-cell>
              <table:table-cell office:value-type="float" office:value="2.90118327717174">
                <text:p>2.901183277171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996">
                <text:p>996</text:p>
              </table:table-cell>
              <table:table-cell office:value-type="float" office:value="2.90208906237928">
                <text:p>2.902089062379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997">
                <text:p>997</text:p>
              </table:table-cell>
              <table:table-cell office:value-type="float" office:value="2.90299301956483">
                <text:p>2.902993019564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998">
                <text:p>998</text:p>
              </table:table-cell>
              <table:table-cell office:value-type="float" office:value="2.90389515241763">
                <text:p>2.903895152417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999">
                <text:p>999</text:p>
              </table:table-cell>
              <table:table-cell office:value-type="float" office:value="2.90479546461947">
                <text:p>2.904795464619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1000">
                <text:p>1000</text:p>
              </table:table-cell>
              <table:table-cell office:value-type="float" office:value="2.90569395984474">
                <text:p>2.905693959844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1001">
                <text:p>1001</text:p>
              </table:table-cell>
              <table:table-cell office:value-type="float" office:value="2.90659064176038">
                <text:p>2.90659064176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1002">
                <text:p>1002</text:p>
              </table:table-cell>
              <table:table-cell office:value-type="float" office:value="2.90748551402594">
                <text:p>2.907485514025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1003">
                <text:p>1003</text:p>
              </table:table-cell>
              <table:table-cell office:value-type="float" office:value="2.9083785802936">
                <text:p>2.90837858029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1004">
                <text:p>1004</text:p>
              </table:table-cell>
              <table:table-cell office:value-type="float" office:value="2.90926984420816">
                <text:p>2.909269844208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1005">
                <text:p>1005</text:p>
              </table:table-cell>
              <table:table-cell office:value-type="float" office:value="2.91015930940705">
                <text:p>2.910159309407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1006">
                <text:p>1006</text:p>
              </table:table-cell>
              <table:table-cell office:value-type="float" office:value="2.91104697952038">
                <text:p>2.91104697952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1007">
                <text:p>1007</text:p>
              </table:table-cell>
              <table:table-cell office:value-type="float" office:value="2.91193285817091">
                <text:p>2.911932858170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1008">
                <text:p>1008</text:p>
              </table:table-cell>
              <table:table-cell office:value-type="float" office:value="2.91281694897413">
                <text:p>2.912816948974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1009">
                <text:p>1009</text:p>
              </table:table-cell>
              <table:table-cell office:value-type="float" office:value="2.91369925553818">
                <text:p>2.913699255538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1010">
                <text:p>1010</text:p>
              </table:table-cell>
              <table:table-cell office:value-type="float" office:value="2.91457978146397">
                <text:p>2.914579781463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1011">
                <text:p>1011</text:p>
              </table:table-cell>
              <table:table-cell office:value-type="float" office:value="2.91545853034509">
                <text:p>2.915458530345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1012">
                <text:p>1012</text:p>
              </table:table-cell>
              <table:table-cell office:value-type="float" office:value="2.91633550576793">
                <text:p>2.916335505767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1013">
                <text:p>1013</text:p>
              </table:table-cell>
              <table:table-cell office:value-type="float" office:value="2.91721071131161">
                <text:p>2.917210711311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1014">
                <text:p>1014</text:p>
              </table:table-cell>
              <table:table-cell office:value-type="float" office:value="2.91808415054802">
                <text:p>2.918084150548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1015">
                <text:p>1015</text:p>
              </table:table-cell>
              <table:table-cell office:value-type="float" office:value="2.91895582704188">
                <text:p>2.918955827041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1016">
                <text:p>1016</text:p>
              </table:table-cell>
              <table:table-cell office:value-type="float" office:value="2.91982574435067">
                <text:p>2.919825744350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1017">
                <text:p>1017</text:p>
              </table:table-cell>
              <table:table-cell office:value-type="float" office:value="2.92069390602473">
                <text:p>2.920693906024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1018">
                <text:p>1018</text:p>
              </table:table-cell>
              <table:table-cell office:value-type="float" office:value="2.9215603156072">
                <text:p>2.92156031560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1019">
                <text:p>1019</text:p>
              </table:table-cell>
              <table:table-cell office:value-type="float" office:value="2.9224249766341">
                <text:p>2.92242497663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1020">
                <text:p>1020</text:p>
              </table:table-cell>
              <table:table-cell office:value-type="float" office:value="2.92328789263428">
                <text:p>2.923287892634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1021">
                <text:p>1021</text:p>
              </table:table-cell>
              <table:table-cell office:value-type="float" office:value="2.92414906712952">
                <text:p>2.924149067129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1022">
                <text:p>1022</text:p>
              </table:table-cell>
              <table:table-cell office:value-type="float" office:value="2.92500850363443">
                <text:p>2.925008503634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1023">
                <text:p>1023</text:p>
              </table:table-cell>
              <table:table-cell office:value-type="float" office:value="2.92586620565657">
                <text:p>2.925866205656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1024">
                <text:p>1024</text:p>
              </table:table-cell>
              <table:table-cell office:value-type="float" office:value="2.92672217669641">
                <text:p>2.926722176696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1025">
                <text:p>1025</text:p>
              </table:table-cell>
              <table:table-cell office:value-type="float" office:value="2.92757642024735">
                <text:p>2.927576420247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1026">
                <text:p>1026</text:p>
              </table:table-cell>
              <table:table-cell office:value-type="float" office:value="2.92842893979575">
                <text:p>2.928428939795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1027">
                <text:p>1027</text:p>
              </table:table-cell>
              <table:table-cell office:value-type="float" office:value="2.92927973882092">
                <text:p>2.929279738820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1028">
                <text:p>1028</text:p>
              </table:table-cell>
              <table:table-cell office:value-type="float" office:value="2.93012882079516">
                <text:p>2.930128820795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1029">
                <text:p>1029</text:p>
              </table:table-cell>
              <table:table-cell office:value-type="float" office:value="2.93097618918376">
                <text:p>2.930976189183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1030">
                <text:p>1030</text:p>
              </table:table-cell>
              <table:table-cell office:value-type="float" office:value="2.93182184744501">
                <text:p>2.931821847445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1031">
                <text:p>1031</text:p>
              </table:table-cell>
              <table:table-cell office:value-type="float" office:value="2.93266579903023">
                <text:p>2.932665799030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1032">
                <text:p>1032</text:p>
              </table:table-cell>
              <table:table-cell office:value-type="float" office:value="2.93350804738376">
                <text:p>2.933508047383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1033">
                <text:p>1033</text:p>
              </table:table-cell>
              <table:table-cell office:value-type="float" office:value="2.93434859594301">
                <text:p>2.934348595943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1034">
                <text:p>1034</text:p>
              </table:table-cell>
              <table:table-cell office:value-type="float" office:value="2.93518744813845">
                <text:p>2.935187448138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1035">
                <text:p>1035</text:p>
              </table:table-cell>
              <table:table-cell office:value-type="float" office:value="2.93602460739359">
                <text:p>2.936024607393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1036">
                <text:p>1036</text:p>
              </table:table-cell>
              <table:table-cell office:value-type="float" office:value="2.93686007712509">
                <text:p>2.936860077125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1037">
                <text:p>1037</text:p>
              </table:table-cell>
              <table:table-cell office:value-type="float" office:value="2.93769386074266">
                <text:p>2.937693860742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1038">
                <text:p>1038</text:p>
              </table:table-cell>
              <table:table-cell office:value-type="float" office:value="2.93852596164916">
                <text:p>2.938525961649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1039">
                <text:p>1039</text:p>
              </table:table-cell>
              <table:table-cell office:value-type="float" office:value="2.93935638324058">
                <text:p>2.939356383240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1040">
                <text:p>1040</text:p>
              </table:table-cell>
              <table:table-cell office:value-type="float" office:value="2.94018512890605">
                <text:p>2.940185128906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1041">
                <text:p>1041</text:p>
              </table:table-cell>
              <table:table-cell office:value-type="float" office:value="2.94101220202786">
                <text:p>2.941012202027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1042">
                <text:p>1042</text:p>
              </table:table-cell>
              <table:table-cell office:value-type="float" office:value="2.94183760598148">
                <text:p>2.941837605981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1043">
                <text:p>1043</text:p>
              </table:table-cell>
              <table:table-cell office:value-type="float" office:value="2.94266134413555">
                <text:p>2.942661344135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1044">
                <text:p>1044</text:p>
              </table:table-cell>
              <table:table-cell office:value-type="float" office:value="2.94348341985193">
                <text:p>2.943483419851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1045">
                <text:p>1045</text:p>
              </table:table-cell>
              <table:table-cell office:value-type="float" office:value="2.9443038364857">
                <text:p>2.94430383648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1046">
                <text:p>1046</text:p>
              </table:table-cell>
              <table:table-cell office:value-type="float" office:value="2.94512259738514">
                <text:p>2.945122597385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1047">
                <text:p>1047</text:p>
              </table:table-cell>
              <table:table-cell office:value-type="float" office:value="2.94593970589181">
                <text:p>2.945939705891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1048">
                <text:p>1048</text:p>
              </table:table-cell>
              <table:table-cell office:value-type="float" office:value="2.9467551653405">
                <text:p>2.94675516534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1049">
                <text:p>1049</text:p>
              </table:table-cell>
              <table:table-cell office:value-type="float" office:value="2.94756897905928">
                <text:p>2.947568979059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1050">
                <text:p>1050</text:p>
              </table:table-cell>
              <table:table-cell office:value-type="float" office:value="2.94838115036949">
                <text:p>2.948381150369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1051">
                <text:p>1051</text:p>
              </table:table-cell>
              <table:table-cell office:value-type="float" office:value="2.94919168258579">
                <text:p>2.949191682585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1052">
                <text:p>1052</text:p>
              </table:table-cell>
              <table:table-cell office:value-type="float" office:value="2.95000057901614">
                <text:p>2.950000579016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1053">
                <text:p>1053</text:p>
              </table:table-cell>
              <table:table-cell office:value-type="float" office:value="2.95080784296181">
                <text:p>2.950807842961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1054">
                <text:p>1054</text:p>
              </table:table-cell>
              <table:table-cell office:value-type="float" office:value="2.95161347771743">
                <text:p>2.951613477717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1055">
                <text:p>1055</text:p>
              </table:table-cell>
              <table:table-cell office:value-type="float" office:value="2.95241748657097">
                <text:p>2.952417486570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1056">
                <text:p>1056</text:p>
              </table:table-cell>
              <table:table-cell office:value-type="float" office:value="2.95321987280376">
                <text:p>2.953219872803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1057">
                <text:p>1057</text:p>
              </table:table-cell>
              <table:table-cell office:value-type="float" office:value="2.95402063969051">
                <text:p>2.954020639690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1058">
                <text:p>1058</text:p>
              </table:table-cell>
              <table:table-cell office:value-type="float" office:value="2.95481979049934">
                <text:p>2.954819790499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1059">
                <text:p>1059</text:p>
              </table:table-cell>
              <table:table-cell office:value-type="float" office:value="2.95561732849174">
                <text:p>2.955617328491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1060">
                <text:p>1060</text:p>
              </table:table-cell>
              <table:table-cell office:value-type="float" office:value="2.95641325692264">
                <text:p>2.956413256922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1061">
                <text:p>1061</text:p>
              </table:table-cell>
              <table:table-cell office:value-type="float" office:value="2.95720757904041">
                <text:p>2.957207579040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1062">
                <text:p>1062</text:p>
              </table:table-cell>
              <table:table-cell office:value-type="float" office:value="2.95800029808684">
                <text:p>2.958000298086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1063">
                <text:p>1063</text:p>
              </table:table-cell>
              <table:table-cell office:value-type="float" office:value="2.95879141729719">
                <text:p>2.958791417297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1064">
                <text:p>1064</text:p>
              </table:table-cell>
              <table:table-cell office:value-type="float" office:value="2.95958093990019">
                <text:p>2.959580939900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1065">
                <text:p>1065</text:p>
              </table:table-cell>
              <table:table-cell office:value-type="float" office:value="2.96036886911805">
                <text:p>2.960368869118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1066">
                <text:p>1066</text:p>
              </table:table-cell>
              <table:table-cell office:value-type="float" office:value="2.96115520816649">
                <text:p>2.961155208166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1067">
                <text:p>1067</text:p>
              </table:table-cell>
              <table:table-cell office:value-type="float" office:value="2.96193996025473">
                <text:p>2.961939960254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1068">
                <text:p>1068</text:p>
              </table:table-cell>
              <table:table-cell office:value-type="float" office:value="2.9627231285855">
                <text:p>2.96272312858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1069">
                <text:p>1069</text:p>
              </table:table-cell>
              <table:table-cell office:value-type="float" office:value="2.96350471635509">
                <text:p>2.963504716355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1070">
                <text:p>1070</text:p>
              </table:table-cell>
              <table:table-cell office:value-type="float" office:value="2.96428472675334">
                <text:p>2.964284726753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1071">
                <text:p>1071</text:p>
              </table:table-cell>
              <table:table-cell office:value-type="float" office:value="2.96506316296363">
                <text:p>2.965063162963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1072">
                <text:p>1072</text:p>
              </table:table-cell>
              <table:table-cell office:value-type="float" office:value="2.96584002816292">
                <text:p>2.965840028162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1073">
                <text:p>1073</text:p>
              </table:table-cell>
              <table:table-cell office:value-type="float" office:value="2.96661532552178">
                <text:p>2.966615325521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1074">
                <text:p>1074</text:p>
              </table:table-cell>
              <table:table-cell office:value-type="float" office:value="2.96738905820437">
                <text:p>2.967389058204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1075">
                <text:p>1075</text:p>
              </table:table-cell>
              <table:table-cell office:value-type="float" office:value="2.96816122936844">
                <text:p>2.968161229368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1076">
                <text:p>1076</text:p>
              </table:table-cell>
              <table:table-cell office:value-type="float" office:value="2.96893184216541">
                <text:p>2.968931842165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1077">
                <text:p>1077</text:p>
              </table:table-cell>
              <table:table-cell office:value-type="float" office:value="2.96970089974032">
                <text:p>2.969700899740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1078">
                <text:p>1078</text:p>
              </table:table-cell>
              <table:table-cell office:value-type="float" office:value="2.97046840523184">
                <text:p>2.970468405231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1079">
                <text:p>1079</text:p>
              </table:table-cell>
              <table:table-cell office:value-type="float" office:value="2.97123436177234">
                <text:p>2.971234361772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1080">
                <text:p>1080</text:p>
              </table:table-cell>
              <table:table-cell office:value-type="float" office:value="2.97199877248786">
                <text:p>2.971998772487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1081">
                <text:p>1081</text:p>
              </table:table-cell>
              <table:table-cell office:value-type="float" office:value="2.97276164049812">
                <text:p>2.972761640498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1082">
                <text:p>1082</text:p>
              </table:table-cell>
              <table:table-cell office:value-type="float" office:value="2.97352296891655">
                <text:p>2.973522968916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1083">
                <text:p>1083</text:p>
              </table:table-cell>
              <table:table-cell office:value-type="float" office:value="2.9742827608503">
                <text:p>2.97428276085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1084">
                <text:p>1084</text:p>
              </table:table-cell>
              <table:table-cell office:value-type="float" office:value="2.97504101940024">
                <text:p>2.975041019400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1085">
                <text:p>1085</text:p>
              </table:table-cell>
              <table:table-cell office:value-type="float" office:value="2.975797747661">
                <text:p>2.9757977476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1086">
                <text:p>1086</text:p>
              </table:table-cell>
              <table:table-cell office:value-type="float" office:value="2.97655294872094">
                <text:p>2.976552948720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1087">
                <text:p>1087</text:p>
              </table:table-cell>
              <table:table-cell office:value-type="float" office:value="2.9773066256622">
                <text:p>2.97730662566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1088">
                <text:p>1088</text:p>
              </table:table-cell>
              <table:table-cell office:value-type="float" office:value="2.97805878156071">
                <text:p>2.978058781560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1089">
                <text:p>1089</text:p>
              </table:table-cell>
              <table:table-cell office:value-type="float" office:value="2.97880941948618">
                <text:p>2.978809419486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1090">
                <text:p>1090</text:p>
              </table:table-cell>
              <table:table-cell office:value-type="float" office:value="2.97955854250212">
                <text:p>2.979558542502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1091">
                <text:p>1091</text:p>
              </table:table-cell>
              <table:table-cell office:value-type="float" office:value="2.98030615366587">
                <text:p>2.980306153665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1092">
                <text:p>1092</text:p>
              </table:table-cell>
              <table:table-cell office:value-type="float" office:value="2.98105225602859">
                <text:p>2.981052256028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1093">
                <text:p>1093</text:p>
              </table:table-cell>
              <table:table-cell office:value-type="float" office:value="2.98179685263529">
                <text:p>2.981796852635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1094">
                <text:p>1094</text:p>
              </table:table-cell>
              <table:table-cell office:value-type="float" office:value="2.98253994652482">
                <text:p>2.982539946524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1095">
                <text:p>1095</text:p>
              </table:table-cell>
              <table:table-cell office:value-type="float" office:value="2.98328154072992">
                <text:p>2.983281540729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1096">
                <text:p>1096</text:p>
              </table:table-cell>
              <table:table-cell office:value-type="float" office:value="2.9840216382772">
                <text:p>2.98402163827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1097">
                <text:p>1097</text:p>
              </table:table-cell>
              <table:table-cell office:value-type="float" office:value="2.98476024218715">
                <text:p>2.984760242187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1098">
                <text:p>1098</text:p>
              </table:table-cell>
              <table:table-cell office:value-type="float" office:value="2.98549735547417">
                <text:p>2.985497355474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1099">
                <text:p>1099</text:p>
              </table:table-cell>
              <table:table-cell office:value-type="float" office:value="2.98623298114659">
                <text:p>2.986232981146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1100">
                <text:p>1100</text:p>
              </table:table-cell>
              <table:table-cell office:value-type="float" office:value="2.98696712220665">
                <text:p>2.986967122206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1101">
                <text:p>1101</text:p>
              </table:table-cell>
              <table:table-cell office:value-type="float" office:value="2.98769978165054">
                <text:p>2.987699781650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1102">
                <text:p>1102</text:p>
              </table:table-cell>
              <table:table-cell office:value-type="float" office:value="2.98843096246841">
                <text:p>2.988430962468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1103">
                <text:p>1103</text:p>
              </table:table-cell>
              <table:table-cell office:value-type="float" office:value="2.98916066764437">
                <text:p>2.989160667644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1104">
                <text:p>1104</text:p>
              </table:table-cell>
              <table:table-cell office:value-type="float" office:value="2.98988890015649">
                <text:p>2.989888900156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1105">
                <text:p>1105</text:p>
              </table:table-cell>
              <table:table-cell office:value-type="float" office:value="2.99061566297686">
                <text:p>2.990615662976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1106">
                <text:p>1106</text:p>
              </table:table-cell>
              <table:table-cell office:value-type="float" office:value="2.99134095907155">
                <text:p>2.991340959071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1107">
                <text:p>1107</text:p>
              </table:table-cell>
              <table:table-cell office:value-type="float" office:value="2.99206479140066">
                <text:p>2.992064791400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1108">
                <text:p>1108</text:p>
              </table:table-cell>
              <table:table-cell office:value-type="float" office:value="2.99278716291829">
                <text:p>2.992787162918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1109">
                <text:p>1109</text:p>
              </table:table-cell>
              <table:table-cell office:value-type="float" office:value="2.99350807657261">
                <text:p>2.993508076572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1110">
                <text:p>1110</text:p>
              </table:table-cell>
              <table:table-cell office:value-type="float" office:value="2.99422753530583">
                <text:p>2.994227535305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1111">
                <text:p>1111</text:p>
              </table:table-cell>
              <table:table-cell office:value-type="float" office:value="2.9949455420542">
                <text:p>2.99494554205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1112">
                <text:p>1112</text:p>
              </table:table-cell>
              <table:table-cell office:value-type="float" office:value="2.99566209974807">
                <text:p>2.995662099748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1113">
                <text:p>1113</text:p>
              </table:table-cell>
              <table:table-cell office:value-type="float" office:value="2.99637721131187">
                <text:p>2.996377211311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1114">
                <text:p>1114</text:p>
              </table:table-cell>
              <table:table-cell office:value-type="float" office:value="2.99709087966412">
                <text:p>2.997090879664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1115">
                <text:p>1115</text:p>
              </table:table-cell>
              <table:table-cell office:value-type="float" office:value="2.99780310771747">
                <text:p>2.997803107717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1116">
                <text:p>1116</text:p>
              </table:table-cell>
              <table:table-cell office:value-type="float" office:value="2.99851389837866">
                <text:p>2.998513898378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1117">
                <text:p>1117</text:p>
              </table:table-cell>
              <table:table-cell office:value-type="float" office:value="2.99922325454859">
                <text:p>2.999223254548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1118">
                <text:p>1118</text:p>
              </table:table-cell>
              <table:table-cell office:value-type="float" office:value="2.9999311791223">
                <text:p>2.99993117912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1119">
                <text:p>1119</text:p>
              </table:table-cell>
              <table:table-cell office:value-type="float" office:value="3.00063767498898">
                <text:p>3.000637674988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1120">
                <text:p>1120</text:p>
              </table:table-cell>
              <table:table-cell office:value-type="float" office:value="3.00134274503199">
                <text:p>3.001342745031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1121">
                <text:p>1121</text:p>
              </table:table-cell>
              <table:table-cell office:value-type="float" office:value="3.00204639212888">
                <text:p>3.002046392128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1122">
                <text:p>1122</text:p>
              </table:table-cell>
              <table:table-cell office:value-type="float" office:value="3.00274861915138">
                <text:p>3.002748619151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1123">
                <text:p>1123</text:p>
              </table:table-cell>
              <table:table-cell office:value-type="float" office:value="3.00344942896544">
                <text:p>3.003449428965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1124">
                <text:p>1124</text:p>
              </table:table-cell>
              <table:table-cell office:value-type="float" office:value="3.00414882443122">
                <text:p>3.004148824431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1125">
                <text:p>1125</text:p>
              </table:table-cell>
              <table:table-cell office:value-type="float" office:value="3.00484680840309">
                <text:p>3.004846808403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1126">
                <text:p>1126</text:p>
              </table:table-cell>
              <table:table-cell office:value-type="float" office:value="3.00554338372969">
                <text:p>3.005543383729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1127">
                <text:p>1127</text:p>
              </table:table-cell>
              <table:table-cell office:value-type="float" office:value="3.00623855325388">
                <text:p>3.006238553253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1128">
                <text:p>1128</text:p>
              </table:table-cell>
              <table:table-cell office:value-type="float" office:value="3.00693231981281">
                <text:p>3.006932319812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1129">
                <text:p>1129</text:p>
              </table:table-cell>
              <table:table-cell office:value-type="float" office:value="3.00762468623789">
                <text:p>3.007624686237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1130">
                <text:p>1130</text:p>
              </table:table-cell>
              <table:table-cell office:value-type="float" office:value="3.00831565535482">
                <text:p>3.008315655354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1131">
                <text:p>1131</text:p>
              </table:table-cell>
              <table:table-cell office:value-type="float" office:value="3.00900522998359">
                <text:p>3.009005229983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1132">
                <text:p>1132</text:p>
              </table:table-cell>
              <table:table-cell office:value-type="float" office:value="3.0096934129385">
                <text:p>3.00969341293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1133">
                <text:p>1133</text:p>
              </table:table-cell>
              <table:table-cell office:value-type="float" office:value="3.01038020702819">
                <text:p>3.010380207028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1134">
                <text:p>1134</text:p>
              </table:table-cell>
              <table:table-cell office:value-type="float" office:value="3.0110656150556">
                <text:p>3.01106561505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1135">
                <text:p>1135</text:p>
              </table:table-cell>
              <table:table-cell office:value-type="float" office:value="3.01174963981804">
                <text:p>3.011749639818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1136">
                <text:p>1136</text:p>
              </table:table-cell>
              <table:table-cell office:value-type="float" office:value="3.01243228410716">
                <text:p>3.012432284107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1137">
                <text:p>1137</text:p>
              </table:table-cell>
              <table:table-cell office:value-type="float" office:value="3.01311355070898">
                <text:p>3.013113550708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1138">
                <text:p>1138</text:p>
              </table:table-cell>
              <table:table-cell office:value-type="float" office:value="3.0137934424039">
                <text:p>3.01379344240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1139">
                <text:p>1139</text:p>
              </table:table-cell>
              <table:table-cell office:value-type="float" office:value="3.0144719619667">
                <text:p>3.01447196196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1140">
                <text:p>1140</text:p>
              </table:table-cell>
              <table:table-cell office:value-type="float" office:value="3.01514911216657">
                <text:p>3.015149112166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1141">
                <text:p>1141</text:p>
              </table:table-cell>
              <table:table-cell office:value-type="float" office:value="3.0158248957671">
                <text:p>3.01582489576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1142">
                <text:p>1142</text:p>
              </table:table-cell>
              <table:table-cell office:value-type="float" office:value="3.01649931552632">
                <text:p>3.016499315526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1143">
                <text:p>1143</text:p>
              </table:table-cell>
              <table:table-cell office:value-type="float" office:value="3.01717237419668">
                <text:p>3.017172374196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1144">
                <text:p>1144</text:p>
              </table:table-cell>
              <table:table-cell office:value-type="float" office:value="3.01784407452509">
                <text:p>3.017844074525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1145">
                <text:p>1145</text:p>
              </table:table-cell>
              <table:table-cell office:value-type="float" office:value="3.01851441925288">
                <text:p>3.018514419252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1146">
                <text:p>1146</text:p>
              </table:table-cell>
              <table:table-cell office:value-type="float" office:value="3.01918341111589">
                <text:p>3.019183411115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1147">
                <text:p>1147</text:p>
              </table:table-cell>
              <table:table-cell office:value-type="float" office:value="3.01985105284442">
                <text:p>3.019851052844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1148">
                <text:p>1148</text:p>
              </table:table-cell>
              <table:table-cell office:value-type="float" office:value="3.02051734716326">
                <text:p>3.020517347163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1149">
                <text:p>1149</text:p>
              </table:table-cell>
              <table:table-cell office:value-type="float" office:value="3.0211822967917">
                <text:p>3.02118229679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1150">
                <text:p>1150</text:p>
              </table:table-cell>
              <table:table-cell office:value-type="float" office:value="3.02184590444355">
                <text:p>3.021845904443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1151">
                <text:p>1151</text:p>
              </table:table-cell>
              <table:table-cell office:value-type="float" office:value="3.02250817282713">
                <text:p>3.022508172827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1152">
                <text:p>1152</text:p>
              </table:table-cell>
              <table:table-cell office:value-type="float" office:value="3.0231691046453">
                <text:p>3.02316910464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1153">
                <text:p>1153</text:p>
              </table:table-cell>
              <table:table-cell office:value-type="float" office:value="3.02382870259547">
                <text:p>3.023828702595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1154">
                <text:p>1154</text:p>
              </table:table-cell>
              <table:table-cell office:value-type="float" office:value="3.02448696936961">
                <text:p>3.024486969369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1155">
                <text:p>1155</text:p>
              </table:table-cell>
              <table:table-cell office:value-type="float" office:value="3.02514390765424">
                <text:p>3.025143907654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1156">
                <text:p>1156</text:p>
              </table:table-cell>
              <table:table-cell office:value-type="float" office:value="3.02579952013048">
                <text:p>3.025799520130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1157">
                <text:p>1157</text:p>
              </table:table-cell>
              <table:table-cell office:value-type="float" office:value="3.02645380947401">
                <text:p>3.026453809474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1158">
                <text:p>1158</text:p>
              </table:table-cell>
              <table:table-cell office:value-type="float" office:value="3.02710677835513">
                <text:p>3.027106778355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1159">
                <text:p>1159</text:p>
              </table:table-cell>
              <table:table-cell office:value-type="float" office:value="3.02775842943877">
                <text:p>3.027758429438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1160">
                <text:p>1160</text:p>
              </table:table-cell>
              <table:table-cell office:value-type="float" office:value="3.02840876538443">
                <text:p>3.028408765384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1161">
                <text:p>1161</text:p>
              </table:table-cell>
              <table:table-cell office:value-type="float" office:value="3.02905778884629">
                <text:p>3.029057788846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1162">
                <text:p>1162</text:p>
              </table:table-cell>
              <table:table-cell office:value-type="float" office:value="3.02970550247316">
                <text:p>3.029705502473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1163">
                <text:p>1163</text:p>
              </table:table-cell>
              <table:table-cell office:value-type="float" office:value="3.03035190890848">
                <text:p>3.030351908908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1164">
                <text:p>1164</text:p>
              </table:table-cell>
              <table:table-cell office:value-type="float" office:value="3.0309970107904">
                <text:p>3.03099701079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1165">
                <text:p>1165</text:p>
              </table:table-cell>
              <table:table-cell office:value-type="float" office:value="3.0316408107517">
                <text:p>3.03164081075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1166">
                <text:p>1166</text:p>
              </table:table-cell>
              <table:table-cell office:value-type="float" office:value="3.03228331141988">
                <text:p>3.032283311419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1167">
                <text:p>1167</text:p>
              </table:table-cell>
              <table:table-cell office:value-type="float" office:value="3.03292451541712">
                <text:p>3.032924515417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1168">
                <text:p>1168</text:p>
              </table:table-cell>
              <table:table-cell office:value-type="float" office:value="3.03356442536032">
                <text:p>3.033564425360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1169">
                <text:p>1169</text:p>
              </table:table-cell>
              <table:table-cell office:value-type="float" office:value="3.03420304386108">
                <text:p>3.034203043861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1170">
                <text:p>1170</text:p>
              </table:table-cell>
              <table:table-cell office:value-type="float" office:value="3.03484037352575">
                <text:p>3.034840373525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1171">
                <text:p>1171</text:p>
              </table:table-cell>
              <table:table-cell office:value-type="float" office:value="3.03547641695541">
                <text:p>3.035476416955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1172">
                <text:p>1172</text:p>
              </table:table-cell>
              <table:table-cell office:value-type="float" office:value="3.03611117674589">
                <text:p>3.036111176745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1173">
                <text:p>1173</text:p>
              </table:table-cell>
              <table:table-cell office:value-type="float" office:value="3.03674465548778">
                <text:p>3.036744655487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1174">
                <text:p>1174</text:p>
              </table:table-cell>
              <table:table-cell office:value-type="float" office:value="3.03737685576645">
                <text:p>3.037376855766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1175">
                <text:p>1175</text:p>
              </table:table-cell>
              <table:table-cell office:value-type="float" office:value="3.03800778016205">
                <text:p>3.038007780162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1176">
                <text:p>1176</text:p>
              </table:table-cell>
              <table:table-cell office:value-type="float" office:value="3.03863743124951">
                <text:p>3.038637431249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1177">
                <text:p>1177</text:p>
              </table:table-cell>
              <table:table-cell office:value-type="float" office:value="3.03926581159858">
                <text:p>3.039265811598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1178">
                <text:p>1178</text:p>
              </table:table-cell>
              <table:table-cell office:value-type="float" office:value="3.03989292377381">
                <text:p>3.039892923773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1179">
                <text:p>1179</text:p>
              </table:table-cell>
              <table:table-cell office:value-type="float" office:value="3.04051877033458">
                <text:p>3.040518770334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1180">
                <text:p>1180</text:p>
              </table:table-cell>
              <table:table-cell office:value-type="float" office:value="3.04114335383512">
                <text:p>3.041143353835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1181">
                <text:p>1181</text:p>
              </table:table-cell>
              <table:table-cell office:value-type="float" office:value="3.04176667682448">
                <text:p>3.041766676824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1182">
                <text:p>1182</text:p>
              </table:table-cell>
              <table:table-cell office:value-type="float" office:value="3.04238874184658">
                <text:p>3.042388741846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1183">
                <text:p>1183</text:p>
              </table:table-cell>
              <table:table-cell office:value-type="float" office:value="3.04300955144021">
                <text:p>3.043009551440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1184">
                <text:p>1184</text:p>
              </table:table-cell>
              <table:table-cell office:value-type="float" office:value="3.04362910813901">
                <text:p>3.043629108139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1185">
                <text:p>1185</text:p>
              </table:table-cell>
              <table:table-cell office:value-type="float" office:value="3.04424741447154">
                <text:p>3.044247414471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1186">
                <text:p>1186</text:p>
              </table:table-cell>
              <table:table-cell office:value-type="float" office:value="3.04486447296124">
                <text:p>3.044864472961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1187">
                <text:p>1187</text:p>
              </table:table-cell>
              <table:table-cell office:value-type="float" office:value="3.04548028612646">
                <text:p>3.045480286126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1188">
                <text:p>1188</text:p>
              </table:table-cell>
              <table:table-cell office:value-type="float" office:value="3.04609485648047">
                <text:p>3.046094856480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1189">
                <text:p>1189</text:p>
              </table:table-cell>
              <table:table-cell office:value-type="float" office:value="3.04670818653146">
                <text:p>3.046708186531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1190">
                <text:p>1190</text:p>
              </table:table-cell>
              <table:table-cell office:value-type="float" office:value="3.04732027878256">
                <text:p>3.047320278782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1191">
                <text:p>1191</text:p>
              </table:table-cell>
              <table:table-cell office:value-type="float" office:value="3.04793113573187">
                <text:p>3.047931135731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1192">
                <text:p>1192</text:p>
              </table:table-cell>
              <table:table-cell office:value-type="float" office:value="3.04854075987241">
                <text:p>3.048540759872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1193">
                <text:p>1193</text:p>
              </table:table-cell>
              <table:table-cell office:value-type="float" office:value="3.04914915369219">
                <text:p>3.049149153692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1194">
                <text:p>1194</text:p>
              </table:table-cell>
              <table:table-cell office:value-type="float" office:value="3.04975631967421">
                <text:p>3.049756319674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1195">
                <text:p>1195</text:p>
              </table:table-cell>
              <table:table-cell office:value-type="float" office:value="3.05036226029645">
                <text:p>3.050362260296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1196">
                <text:p>1196</text:p>
              </table:table-cell>
              <table:table-cell office:value-type="float" office:value="3.05096697803186">
                <text:p>3.050966978031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1197">
                <text:p>1197</text:p>
              </table:table-cell>
              <table:table-cell office:value-type="float" office:value="3.05157047534845">
                <text:p>3.051570475348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1198">
                <text:p>1198</text:p>
              </table:table-cell>
              <table:table-cell office:value-type="float" office:value="3.05217275470921">
                <text:p>3.052172754709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1199">
                <text:p>1199</text:p>
              </table:table-cell>
              <table:table-cell office:value-type="float" office:value="3.05277381857218">
                <text:p>3.052773818572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1200">
                <text:p>1200</text:p>
              </table:table-cell>
              <table:table-cell office:value-type="float" office:value="3.05337366939043">
                <text:p>3.053373669390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1201">
                <text:p>1201</text:p>
              </table:table-cell>
              <table:table-cell office:value-type="float" office:value="3.05397230961208">
                <text:p>3.053972309612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1202">
                <text:p>1202</text:p>
              </table:table-cell>
              <table:table-cell office:value-type="float" office:value="3.05456974168032">
                <text:p>3.054569741680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1203">
                <text:p>1203</text:p>
              </table:table-cell>
              <table:table-cell office:value-type="float" office:value="3.05516596803339">
                <text:p>3.055165968033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1204">
                <text:p>1204</text:p>
              </table:table-cell>
              <table:table-cell office:value-type="float" office:value="3.05576099110462">
                <text:p>3.055760991104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1205">
                <text:p>1205</text:p>
              </table:table-cell>
              <table:table-cell office:value-type="float" office:value="3.05635481332243">
                <text:p>3.056354813322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1206">
                <text:p>1206</text:p>
              </table:table-cell>
              <table:table-cell office:value-type="float" office:value="3.05694743711034">
                <text:p>3.056947437110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1207">
                <text:p>1207</text:p>
              </table:table-cell>
              <table:table-cell office:value-type="float" office:value="3.05753886488697">
                <text:p>3.057538864886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1208">
                <text:p>1208</text:p>
              </table:table-cell>
              <table:table-cell office:value-type="float" office:value="3.05812909906608">
                <text:p>3.058129099066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1209">
                <text:p>1209</text:p>
              </table:table-cell>
              <table:table-cell office:value-type="float" office:value="3.05871814205653">
                <text:p>3.058718142056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1210">
                <text:p>1210</text:p>
              </table:table-cell>
              <table:table-cell office:value-type="float" office:value="3.05930599626234">
                <text:p>3.059305996262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1211">
                <text:p>1211</text:p>
              </table:table-cell>
              <table:table-cell office:value-type="float" office:value="3.05989266408266">
                <text:p>3.059892664082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1212">
                <text:p>1212</text:p>
              </table:table-cell>
              <table:table-cell office:value-type="float" office:value="3.06047814791183">
                <text:p>3.060478147911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1213">
                <text:p>1213</text:p>
              </table:table-cell>
              <table:table-cell office:value-type="float" office:value="3.06106245013932">
                <text:p>3.061062450139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1214">
                <text:p>1214</text:p>
              </table:table-cell>
              <table:table-cell office:value-type="float" office:value="3.0616455731498">
                <text:p>3.06164557314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1215">
                <text:p>1215</text:p>
              </table:table-cell>
              <table:table-cell office:value-type="float" office:value="3.06222751932311">
                <text:p>3.062227519323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1216">
                <text:p>1216</text:p>
              </table:table-cell>
              <table:table-cell office:value-type="float" office:value="3.06280829103432">
                <text:p>3.062808291034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1217">
                <text:p>1217</text:p>
              </table:table-cell>
              <table:table-cell office:value-type="float" office:value="3.06338789065368">
                <text:p>3.063387890653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1218">
                <text:p>1218</text:p>
              </table:table-cell>
              <table:table-cell office:value-type="float" office:value="3.06396632054665">
                <text:p>3.063966320546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1219">
                <text:p>1219</text:p>
              </table:table-cell>
              <table:table-cell office:value-type="float" office:value="3.06454358307394">
                <text:p>3.064543583073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1220">
                <text:p>1220</text:p>
              </table:table-cell>
              <table:table-cell office:value-type="float" office:value="3.06511968059147">
                <text:p>3.065119680591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1221">
                <text:p>1221</text:p>
              </table:table-cell>
              <table:table-cell office:value-type="float" office:value="3.06569461545044">
                <text:p>3.065694615450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1222">
                <text:p>1222</text:p>
              </table:table-cell>
              <table:table-cell office:value-type="float" office:value="3.06626838999727">
                <text:p>3.066268389997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1223">
                <text:p>1223</text:p>
              </table:table-cell>
              <table:table-cell office:value-type="float" office:value="3.06684100657366">
                <text:p>3.066841006573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1224">
                <text:p>1224</text:p>
              </table:table-cell>
              <table:table-cell office:value-type="float" office:value="3.06741246751659">
                <text:p>3.067412467516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1225">
                <text:p>1225</text:p>
              </table:table-cell>
              <table:table-cell office:value-type="float" office:value="3.06798277515831">
                <text:p>3.067982775158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1226">
                <text:p>1226</text:p>
              </table:table-cell>
              <table:table-cell office:value-type="float" office:value="3.06855193182637">
                <text:p>3.068551931826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1227">
                <text:p>1227</text:p>
              </table:table-cell>
              <table:table-cell office:value-type="float" office:value="3.06911993984363">
                <text:p>3.069119939843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1228">
                <text:p>1228</text:p>
              </table:table-cell>
              <table:table-cell office:value-type="float" office:value="3.06968680152824">
                <text:p>3.069686801528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1229">
                <text:p>1229</text:p>
              </table:table-cell>
              <table:table-cell office:value-type="float" office:value="3.07025251919369">
                <text:p>3.070252519193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1230">
                <text:p>1230</text:p>
              </table:table-cell>
              <table:table-cell office:value-type="float" office:value="3.07081709514881">
                <text:p>3.070817095148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1231">
                <text:p>1231</text:p>
              </table:table-cell>
              <table:table-cell office:value-type="float" office:value="3.07138053169774">
                <text:p>3.071380531697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1232">
                <text:p>1232</text:p>
              </table:table-cell>
              <table:table-cell office:value-type="float" office:value="3.07194283114">
                <text:p>3.071942831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1233">
                <text:p>1233</text:p>
              </table:table-cell>
              <table:table-cell office:value-type="float" office:value="3.07250399577045">
                <text:p>3.072503995770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1234">
                <text:p>1234</text:p>
              </table:table-cell>
              <table:table-cell office:value-type="float" office:value="3.07306402787933">
                <text:p>3.073064027879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1235">
                <text:p>1235</text:p>
              </table:table-cell>
              <table:table-cell office:value-type="float" office:value="3.07362292975224">
                <text:p>3.073622929752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1236">
                <text:p>1236</text:p>
              </table:table-cell>
              <table:table-cell office:value-type="float" office:value="3.0741807036702">
                <text:p>3.07418070367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1237">
                <text:p>1237</text:p>
              </table:table-cell>
              <table:table-cell office:value-type="float" office:value="3.07473735190959">
                <text:p>3.074737351909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1238">
                <text:p>1238</text:p>
              </table:table-cell>
              <table:table-cell office:value-type="float" office:value="3.07529287674222">
                <text:p>3.075292876742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1239">
                <text:p>1239</text:p>
              </table:table-cell>
              <table:table-cell office:value-type="float" office:value="3.0758472804353">
                <text:p>3.07584728043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1240">
                <text:p>1240</text:p>
              </table:table-cell>
              <table:table-cell office:value-type="float" office:value="3.07640056525149">
                <text:p>3.076400565251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1241">
                <text:p>1241</text:p>
              </table:table-cell>
              <table:table-cell office:value-type="float" office:value="3.07695273344884">
                <text:p>3.076952733448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1242">
                <text:p>1242</text:p>
              </table:table-cell>
              <table:table-cell office:value-type="float" office:value="3.0775037872809">
                <text:p>3.07750378728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1243">
                <text:p>1243</text:p>
              </table:table-cell>
              <table:table-cell office:value-type="float" office:value="3.07805372899661">
                <text:p>3.078053728996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1244">
                <text:p>1244</text:p>
              </table:table-cell>
              <table:table-cell office:value-type="float" office:value="3.07860256084042">
                <text:p>3.078602560840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1245">
                <text:p>1245</text:p>
              </table:table-cell>
              <table:table-cell office:value-type="float" office:value="3.07915028505223">
                <text:p>3.079150285052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1246">
                <text:p>1246</text:p>
              </table:table-cell>
              <table:table-cell office:value-type="float" office:value="3.07969690386741">
                <text:p>3.079696903867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1247">
                <text:p>1247</text:p>
              </table:table-cell>
              <table:table-cell office:value-type="float" office:value="3.08024241951685">
                <text:p>3.080242419516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1248">
                <text:p>1248</text:p>
              </table:table-cell>
              <table:table-cell office:value-type="float" office:value="3.0807868342269">
                <text:p>3.08078683422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1249">
                <text:p>1249</text:p>
              </table:table-cell>
              <table:table-cell office:value-type="float" office:value="3.08133015021944">
                <text:p>3.081330150219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1250">
                <text:p>1250</text:p>
              </table:table-cell>
              <table:table-cell office:value-type="float" office:value="3.08187236971187">
                <text:p>3.081872369711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1251">
                <text:p>1251</text:p>
              </table:table-cell>
              <table:table-cell office:value-type="float" office:value="3.0824134949171">
                <text:p>3.08241349491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1252">
                <text:p>1252</text:p>
              </table:table-cell>
              <table:table-cell office:value-type="float" office:value="3.08295352804357">
                <text:p>3.082953528043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1253">
                <text:p>1253</text:p>
              </table:table-cell>
              <table:table-cell office:value-type="float" office:value="3.08349247129529">
                <text:p>3.083492471295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1254">
                <text:p>1254</text:p>
              </table:table-cell>
              <table:table-cell office:value-type="float" office:value="3.08403032687179">
                <text:p>3.084030326871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1255">
                <text:p>1255</text:p>
              </table:table-cell>
              <table:table-cell office:value-type="float" office:value="3.08456709696818">
                <text:p>3.084567096968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1256">
                <text:p>1256</text:p>
              </table:table-cell>
              <table:table-cell office:value-type="float" office:value="3.08510278377514">
                <text:p>3.085102783775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1257">
                <text:p>1257</text:p>
              </table:table-cell>
              <table:table-cell office:value-type="float" office:value="3.08563738947892">
                <text:p>3.085637389478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1258">
                <text:p>1258</text:p>
              </table:table-cell>
              <table:table-cell office:value-type="float" office:value="3.08617091626137">
                <text:p>3.086170916261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1259">
                <text:p>1259</text:p>
              </table:table-cell>
              <table:table-cell office:value-type="float" office:value="3.08670336629992">
                <text:p>3.086703366299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1260">
                <text:p>1260</text:p>
              </table:table-cell>
              <table:table-cell office:value-type="float" office:value="3.08723474176761">
                <text:p>3.087234741767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1261">
                <text:p>1261</text:p>
              </table:table-cell>
              <table:table-cell office:value-type="float" office:value="3.08776504483311">
                <text:p>3.087765044833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1262">
                <text:p>1262</text:p>
              </table:table-cell>
              <table:table-cell office:value-type="float" office:value="3.0882942776607">
                <text:p>3.08829427766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1263">
                <text:p>1263</text:p>
              </table:table-cell>
              <table:table-cell office:value-type="float" office:value="3.08882244241029">
                <text:p>3.088822442410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1264">
                <text:p>1264</text:p>
              </table:table-cell>
              <table:table-cell office:value-type="float" office:value="3.08934954123744">
                <text:p>3.089349541237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1265">
                <text:p>1265</text:p>
              </table:table-cell>
              <table:table-cell office:value-type="float" office:value="3.08987557629336">
                <text:p>3.089875576293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1266">
                <text:p>1266</text:p>
              </table:table-cell>
              <table:table-cell office:value-type="float" office:value="3.09040054972489">
                <text:p>3.090400549724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1267">
                <text:p>1267</text:p>
              </table:table-cell>
              <table:table-cell office:value-type="float" office:value="3.09092446367459">
                <text:p>3.090924463674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1268">
                <text:p>1268</text:p>
              </table:table-cell>
              <table:table-cell office:value-type="float" office:value="3.09144732028065">
                <text:p>3.091447320280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1269">
                <text:p>1269</text:p>
              </table:table-cell>
              <table:table-cell office:value-type="float" office:value="3.09196912167696">
                <text:p>3.091969121676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1270">
                <text:p>1270</text:p>
              </table:table-cell>
              <table:table-cell office:value-type="float" office:value="3.09248986999312">
                <text:p>3.092489869993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1271">
                <text:p>1271</text:p>
              </table:table-cell>
              <table:table-cell office:value-type="float" office:value="3.0930095673544">
                <text:p>3.09300956735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1272">
                <text:p>1272</text:p>
              </table:table-cell>
              <table:table-cell office:value-type="float" office:value="3.09352821588181">
                <text:p>3.093528215881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1273">
                <text:p>1273</text:p>
              </table:table-cell>
              <table:table-cell office:value-type="float" office:value="3.09404581769206">
                <text:p>3.094045817692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1274">
                <text:p>1274</text:p>
              </table:table-cell>
              <table:table-cell office:value-type="float" office:value="3.0945623748976">
                <text:p>3.09456237489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1275">
                <text:p>1275</text:p>
              </table:table-cell>
              <table:table-cell office:value-type="float" office:value="3.09507788960662">
                <text:p>3.095077889606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1276">
                <text:p>1276</text:p>
              </table:table-cell>
              <table:table-cell office:value-type="float" office:value="3.09559236392303">
                <text:p>3.095592363923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1277">
                <text:p>1277</text:p>
              </table:table-cell>
              <table:table-cell office:value-type="float" office:value="3.09610579994652">
                <text:p>3.096105799946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1278">
                <text:p>1278</text:p>
              </table:table-cell>
              <table:table-cell office:value-type="float" office:value="3.09661819977253">
                <text:p>3.096618199772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1279">
                <text:p>1279</text:p>
              </table:table-cell>
              <table:table-cell office:value-type="float" office:value="3.09712956549229">
                <text:p>3.097129565492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1280">
                <text:p>1280</text:p>
              </table:table-cell>
              <table:table-cell office:value-type="float" office:value="3.09763989919278">
                <text:p>3.097639899192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1281">
                <text:p>1281</text:p>
              </table:table-cell>
              <table:table-cell office:value-type="float" office:value="3.09814920295679">
                <text:p>3.098149202956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1282">
                <text:p>1282</text:p>
              </table:table-cell>
              <table:table-cell office:value-type="float" office:value="3.09865747886289">
                <text:p>3.098657478862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1283">
                <text:p>1283</text:p>
              </table:table-cell>
              <table:table-cell office:value-type="float" office:value="3.09916472898548">
                <text:p>3.099164728985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1284">
                <text:p>1284</text:p>
              </table:table-cell>
              <table:table-cell office:value-type="float" office:value="3.09967095539474">
                <text:p>3.099670955394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1285">
                <text:p>1285</text:p>
              </table:table-cell>
              <table:table-cell office:value-type="float" office:value="3.10017616015671">
                <text:p>3.100176160156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1286">
                <text:p>1286</text:p>
              </table:table-cell>
              <table:table-cell office:value-type="float" office:value="3.10068034533323">
                <text:p>3.100680345333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1287">
                <text:p>1287</text:p>
              </table:table-cell>
              <table:table-cell office:value-type="float" office:value="3.10118351298198">
                <text:p>3.101183512981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1288">
                <text:p>1288</text:p>
              </table:table-cell>
              <table:table-cell office:value-type="float" office:value="3.10168566515651">
                <text:p>3.101685665156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1289">
                <text:p>1289</text:p>
              </table:table-cell>
              <table:table-cell office:value-type="float" office:value="3.10218680390621">
                <text:p>3.102186803906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1290">
                <text:p>1290</text:p>
              </table:table-cell>
              <table:table-cell office:value-type="float" office:value="3.10268693127634">
                <text:p>3.102686931276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1291">
                <text:p>1291</text:p>
              </table:table-cell>
              <table:table-cell office:value-type="float" office:value="3.10318604930802">
                <text:p>3.103186049308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1292">
                <text:p>1292</text:p>
              </table:table-cell>
              <table:table-cell office:value-type="float" office:value="3.10368416003826">
                <text:p>3.103684160038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1293">
                <text:p>1293</text:p>
              </table:table-cell>
              <table:table-cell office:value-type="float" office:value="3.10418126549996">
                <text:p>3.104181265499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1294">
                <text:p>1294</text:p>
              </table:table-cell>
              <table:table-cell office:value-type="float" office:value="3.10467736772192">
                <text:p>3.104677367721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1295">
                <text:p>1295</text:p>
              </table:table-cell>
              <table:table-cell office:value-type="float" office:value="3.10517246872884">
                <text:p>3.105172468728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1296">
                <text:p>1296</text:p>
              </table:table-cell>
              <table:table-cell office:value-type="float" office:value="3.10566657054133">
                <text:p>3.105666570541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1297">
                <text:p>1297</text:p>
              </table:table-cell>
              <table:table-cell office:value-type="float" office:value="3.10615967517593">
                <text:p>3.106159675175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1298">
                <text:p>1298</text:p>
              </table:table-cell>
              <table:table-cell office:value-type="float" office:value="3.10665178464511">
                <text:p>3.106651784645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1299">
                <text:p>1299</text:p>
              </table:table-cell>
              <table:table-cell office:value-type="float" office:value="3.10714290095727">
                <text:p>3.107142900957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1300">
                <text:p>1300</text:p>
              </table:table-cell>
              <table:table-cell office:value-type="float" office:value="3.10763302611677">
                <text:p>3.107633026116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1301">
                <text:p>1301</text:p>
              </table:table-cell>
              <table:table-cell office:value-type="float" office:value="3.1081221621239">
                <text:p>3.10812216212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1302">
                <text:p>1302</text:p>
              </table:table-cell>
              <table:table-cell office:value-type="float" office:value="3.10861031097496">
                <text:p>3.108610310974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1303">
                <text:p>1303</text:p>
              </table:table-cell>
              <table:table-cell office:value-type="float" office:value="3.10909747466216">
                <text:p>3.109097474662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1304">
                <text:p>1304</text:p>
              </table:table-cell>
              <table:table-cell office:value-type="float" office:value="3.10958365517375">
                <text:p>3.109583655173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1305">
                <text:p>1305</text:p>
              </table:table-cell>
              <table:table-cell office:value-type="float" office:value="3.11006885449391">
                <text:p>3.110068854493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1306">
                <text:p>1306</text:p>
              </table:table-cell>
              <table:table-cell office:value-type="float" office:value="3.11055307460287">
                <text:p>3.110553074602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1307">
                <text:p>1307</text:p>
              </table:table-cell>
              <table:table-cell office:value-type="float" office:value="3.11103631747682">
                <text:p>3.111036317476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1308">
                <text:p>1308</text:p>
              </table:table-cell>
              <table:table-cell office:value-type="float" office:value="3.11151858508799">
                <text:p>3.111518585087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1309">
                <text:p>1309</text:p>
              </table:table-cell>
              <table:table-cell office:value-type="float" office:value="3.11199987940461">
                <text:p>3.111999879404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1310">
                <text:p>1310</text:p>
              </table:table-cell>
              <table:table-cell office:value-type="float" office:value="3.11248020239095">
                <text:p>3.112480202390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1311">
                <text:p>1311</text:p>
              </table:table-cell>
              <table:table-cell office:value-type="float" office:value="3.11295955600732">
                <text:p>3.112959556007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1312">
                <text:p>1312</text:p>
              </table:table-cell>
              <table:table-cell office:value-type="float" office:value="3.11343794221006">
                <text:p>3.113437942210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1313">
                <text:p>1313</text:p>
              </table:table-cell>
              <table:table-cell office:value-type="float" office:value="3.11391536295156">
                <text:p>3.113915362951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1314">
                <text:p>1314</text:p>
              </table:table-cell>
              <table:table-cell office:value-type="float" office:value="3.11439182018029">
                <text:p>3.114391820180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1315">
                <text:p>1315</text:p>
              </table:table-cell>
              <table:table-cell office:value-type="float" office:value="3.11486731584078">
                <text:p>3.114867315840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1316">
                <text:p>1316</text:p>
              </table:table-cell>
              <table:table-cell office:value-type="float" office:value="3.11534185187362">
                <text:p>3.115341851873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1317">
                <text:p>1317</text:p>
              </table:table-cell>
              <table:table-cell office:value-type="float" office:value="3.11581543021549">
                <text:p>3.115815430215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1318">
                <text:p>1318</text:p>
              </table:table-cell>
              <table:table-cell office:value-type="float" office:value="3.11628805279918">
                <text:p>3.116288052799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1319">
                <text:p>1319</text:p>
              </table:table-cell>
              <table:table-cell office:value-type="float" office:value="3.11675972155356">
                <text:p>3.116759721553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1320">
                <text:p>1320</text:p>
              </table:table-cell>
              <table:table-cell office:value-type="float" office:value="3.11723043840361">
                <text:p>3.117230438403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1321">
                <text:p>1321</text:p>
              </table:table-cell>
              <table:table-cell office:value-type="float" office:value="3.11770020527044">
                <text:p>3.117700205270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1322">
                <text:p>1322</text:p>
              </table:table-cell>
              <table:table-cell office:value-type="float" office:value="3.11816902407125">
                <text:p>3.118169024071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1323">
                <text:p>1323</text:p>
              </table:table-cell>
              <table:table-cell office:value-type="float" office:value="3.11863689671941">
                <text:p>3.118636896719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1324">
                <text:p>1324</text:p>
              </table:table-cell>
              <table:table-cell office:value-type="float" office:value="3.1191038251244">
                <text:p>3.11910382512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1325">
                <text:p>1325</text:p>
              </table:table-cell>
              <table:table-cell office:value-type="float" office:value="3.11956981119186">
                <text:p>3.119569811191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1326">
                <text:p>1326</text:p>
              </table:table-cell>
              <table:table-cell office:value-type="float" office:value="3.12003485682358">
                <text:p>3.120034856823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1327">
                <text:p>1327</text:p>
              </table:table-cell>
              <table:table-cell office:value-type="float" office:value="3.12049896391752">
                <text:p>3.120498963917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1328">
                <text:p>1328</text:p>
              </table:table-cell>
              <table:table-cell office:value-type="float" office:value="3.12096213436778">
                <text:p>3.120962134367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1329">
                <text:p>1329</text:p>
              </table:table-cell>
              <table:table-cell office:value-type="float" office:value="3.12142437006469">
                <text:p>3.121424370064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1330">
                <text:p>1330</text:p>
              </table:table-cell>
              <table:table-cell office:value-type="float" office:value="3.12188567289471">
                <text:p>3.121885672894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1331">
                <text:p>1331</text:p>
              </table:table-cell>
              <table:table-cell office:value-type="float" office:value="3.12234604474052">
                <text:p>3.122346044740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1332">
                <text:p>1332</text:p>
              </table:table-cell>
              <table:table-cell office:value-type="float" office:value="3.12280548748101">
                <text:p>3.122805487481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1333">
                <text:p>1333</text:p>
              </table:table-cell>
              <table:table-cell office:value-type="float" office:value="3.12326400299126">
                <text:p>3.123264002991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1334">
                <text:p>1334</text:p>
              </table:table-cell>
              <table:table-cell office:value-type="float" office:value="3.12372159314257">
                <text:p>3.123721593142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1335">
                <text:p>1335</text:p>
              </table:table-cell>
              <table:table-cell office:value-type="float" office:value="3.12417825980246">
                <text:p>3.124178259802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1336">
                <text:p>1336</text:p>
              </table:table-cell>
              <table:table-cell office:value-type="float" office:value="3.1246340048347">
                <text:p>3.12463400483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1337">
                <text:p>1337</text:p>
              </table:table-cell>
              <table:table-cell office:value-type="float" office:value="3.12508883009927">
                <text:p>3.125088830099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1338">
                <text:p>1338</text:p>
              </table:table-cell>
              <table:table-cell office:value-type="float" office:value="3.12554273745242">
                <text:p>3.125542737452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1339">
                <text:p>1339</text:p>
              </table:table-cell>
              <table:table-cell office:value-type="float" office:value="3.12599572874664">
                <text:p>3.125995728746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1340">
                <text:p>1340</text:p>
              </table:table-cell>
              <table:table-cell office:value-type="float" office:value="3.12644780583069">
                <text:p>3.126447805830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1341">
                <text:p>1341</text:p>
              </table:table-cell>
              <table:table-cell office:value-type="float" office:value="3.12689897054959">
                <text:p>3.126898970549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1342">
                <text:p>1342</text:p>
              </table:table-cell>
              <table:table-cell office:value-type="float" office:value="3.12734922474465">
                <text:p>3.127349224744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1343">
                <text:p>1343</text:p>
              </table:table-cell>
              <table:table-cell office:value-type="float" office:value="3.12779857025344">
                <text:p>3.127798570253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1344">
                <text:p>1344</text:p>
              </table:table-cell>
              <table:table-cell office:value-type="float" office:value="3.12824700890985">
                <text:p>3.128247008909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1345">
                <text:p>1345</text:p>
              </table:table-cell>
              <table:table-cell office:value-type="float" office:value="3.12869454254405">
                <text:p>3.128694542544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1346">
                <text:p>1346</text:p>
              </table:table-cell>
              <table:table-cell office:value-type="float" office:value="3.12914117298253">
                <text:p>3.129141172982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1347">
                <text:p>1347</text:p>
              </table:table-cell>
              <table:table-cell office:value-type="float" office:value="3.12958690204808">
                <text:p>3.129586902048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1348">
                <text:p>1348</text:p>
              </table:table-cell>
              <table:table-cell office:value-type="float" office:value="3.13003173155982">
                <text:p>3.130031731559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1349">
                <text:p>1349</text:p>
              </table:table-cell>
              <table:table-cell office:value-type="float" office:value="3.13047566333318">
                <text:p>3.130475663333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1350">
                <text:p>1350</text:p>
              </table:table-cell>
              <table:table-cell office:value-type="float" office:value="3.13091869917997">
                <text:p>3.130918699179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1351">
                <text:p>1351</text:p>
              </table:table-cell>
              <table:table-cell office:value-type="float" office:value="3.13136084090829">
                <text:p>3.131360840908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1352">
                <text:p>1352</text:p>
              </table:table-cell>
              <table:table-cell office:value-type="float" office:value="3.13180209032264">
                <text:p>3.131802090322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1353">
                <text:p>1353</text:p>
              </table:table-cell>
              <table:table-cell office:value-type="float" office:value="3.13224244922383">
                <text:p>3.132242449223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1354">
                <text:p>1354</text:p>
              </table:table-cell>
              <table:table-cell office:value-type="float" office:value="3.13268191940908">
                <text:p>3.132681919409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1355">
                <text:p>1355</text:p>
              </table:table-cell>
              <table:table-cell office:value-type="float" office:value="3.13312050267196">
                <text:p>3.133120502671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1356">
                <text:p>1356</text:p>
              </table:table-cell>
              <table:table-cell office:value-type="float" office:value="3.13355820080242">
                <text:p>3.133558200802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1357">
                <text:p>1357</text:p>
              </table:table-cell>
              <table:table-cell office:value-type="float" office:value="3.1339950155868">
                <text:p>3.13399501558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1358">
                <text:p>1358</text:p>
              </table:table-cell>
              <table:table-cell office:value-type="float" office:value="3.13443094880783">
                <text:p>3.134430948807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1359">
                <text:p>1359</text:p>
              </table:table-cell>
              <table:table-cell office:value-type="float" office:value="3.13486600224467">
                <text:p>3.134866002244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1360">
                <text:p>1360</text:p>
              </table:table-cell>
              <table:table-cell office:value-type="float" office:value="3.13530017767284">
                <text:p>3.135300177672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1361">
                <text:p>1361</text:p>
              </table:table-cell>
              <table:table-cell office:value-type="float" office:value="3.13573347686433">
                <text:p>3.135733476864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1362">
                <text:p>1362</text:p>
              </table:table-cell>
              <table:table-cell office:value-type="float" office:value="3.13616590158751">
                <text:p>3.136165901587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1363">
                <text:p>1363</text:p>
              </table:table-cell>
              <table:table-cell office:value-type="float" office:value="3.13659745360721">
                <text:p>3.136597453607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1364">
                <text:p>1364</text:p>
              </table:table-cell>
              <table:table-cell office:value-type="float" office:value="3.13702813468468">
                <text:p>3.137028134684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1365">
                <text:p>1365</text:p>
              </table:table-cell>
              <table:table-cell office:value-type="float" office:value="3.13745794657763">
                <text:p>3.137457946577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1366">
                <text:p>1366</text:p>
              </table:table-cell>
              <table:table-cell office:value-type="float" office:value="3.13788689104021">
                <text:p>3.137886891040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1367">
                <text:p>1367</text:p>
              </table:table-cell>
              <table:table-cell office:value-type="float" office:value="3.13831496982305">
                <text:p>3.138314969823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1368">
                <text:p>1368</text:p>
              </table:table-cell>
              <table:table-cell office:value-type="float" office:value="3.13874218467321">
                <text:p>3.138742184673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1369">
                <text:p>1369</text:p>
              </table:table-cell>
              <table:table-cell office:value-type="float" office:value="3.13916853733426">
                <text:p>3.139168537334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1370">
                <text:p>1370</text:p>
              </table:table-cell>
              <table:table-cell office:value-type="float" office:value="3.13959402954623">
                <text:p>3.139594029546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1371">
                <text:p>1371</text:p>
              </table:table-cell>
              <table:table-cell office:value-type="float" office:value="3.14001866304566">
                <text:p>3.140018663045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1372">
                <text:p>1372</text:p>
              </table:table-cell>
              <table:table-cell office:value-type="float" office:value="3.14044243956556">
                <text:p>3.140442439565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1373">
                <text:p>1373</text:p>
              </table:table-cell>
              <table:table-cell office:value-type="float" office:value="3.14086536083546">
                <text:p>3.140865360835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1374">
                <text:p>1374</text:p>
              </table:table-cell>
              <table:table-cell office:value-type="float" office:value="3.1412874285814">
                <text:p>3.14128742858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1375">
                <text:p>1375</text:p>
              </table:table-cell>
              <table:table-cell office:value-type="float" office:value="3.14170864452591">
                <text:p>3.141708644525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1376">
                <text:p>1376</text:p>
              </table:table-cell>
              <table:table-cell office:value-type="float" office:value="3.14212901038808">
                <text:p>3.142129010388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1377">
                <text:p>1377</text:p>
              </table:table-cell>
              <table:table-cell office:value-type="float" office:value="3.14254852788351">
                <text:p>3.142548527883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1378">
                <text:p>1378</text:p>
              </table:table-cell>
              <table:table-cell office:value-type="float" office:value="3.14296719872435">
                <text:p>3.142967198724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1379">
                <text:p>1379</text:p>
              </table:table-cell>
              <table:table-cell office:value-type="float" office:value="3.14338502461927">
                <text:p>3.143385024619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1380">
                <text:p>1380</text:p>
              </table:table-cell>
              <table:table-cell office:value-type="float" office:value="3.14380200727352">
                <text:p>3.143802007273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1381">
                <text:p>1381</text:p>
              </table:table-cell>
              <table:table-cell office:value-type="float" office:value="3.1442181483889">
                <text:p>3.14421814838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1382">
                <text:p>1382</text:p>
              </table:table-cell>
              <table:table-cell office:value-type="float" office:value="3.14463344966376">
                <text:p>3.144633449663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1383">
                <text:p>1383</text:p>
              </table:table-cell>
              <table:table-cell office:value-type="float" office:value="3.14504791279305">
                <text:p>3.145047912793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1384">
                <text:p>1384</text:p>
              </table:table-cell>
              <table:table-cell office:value-type="float" office:value="3.14546153946827">
                <text:p>3.145461539468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1385">
                <text:p>1385</text:p>
              </table:table-cell>
              <table:table-cell office:value-type="float" office:value="3.14587433137753">
                <text:p>3.145874331377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1386">
                <text:p>1386</text:p>
              </table:table-cell>
              <table:table-cell office:value-type="float" office:value="3.14628629020552">
                <text:p>3.146286290205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1387">
                <text:p>1387</text:p>
              </table:table-cell>
              <table:table-cell office:value-type="float" office:value="3.14669741763353">
                <text:p>3.146697417633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1388">
                <text:p>1388</text:p>
              </table:table-cell>
              <table:table-cell office:value-type="float" office:value="3.14710771533947">
                <text:p>3.147107715339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1389">
                <text:p>1389</text:p>
              </table:table-cell>
              <table:table-cell office:value-type="float" office:value="3.14751718499785">
                <text:p>3.147517184997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1390">
                <text:p>1390</text:p>
              </table:table-cell>
              <table:table-cell office:value-type="float" office:value="3.1479258282798">
                <text:p>3.14792582827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1391">
                <text:p>1391</text:p>
              </table:table-cell>
              <table:table-cell office:value-type="float" office:value="3.14833364685309">
                <text:p>3.148333646853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1392">
                <text:p>1392</text:p>
              </table:table-cell>
              <table:table-cell office:value-type="float" office:value="3.14874064238211">
                <text:p>3.148740642382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1393">
                <text:p>1393</text:p>
              </table:table-cell>
              <table:table-cell office:value-type="float" office:value="3.1491468165279">
                <text:p>3.14914681652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1394">
                <text:p>1394</text:p>
              </table:table-cell>
              <table:table-cell office:value-type="float" office:value="3.14955217094814">
                <text:p>3.149552170948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1395">
                <text:p>1395</text:p>
              </table:table-cell>
              <table:table-cell office:value-type="float" office:value="3.14995670729718">
                <text:p>3.149956707297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1396">
                <text:p>1396</text:p>
              </table:table-cell>
              <table:table-cell office:value-type="float" office:value="3.15036042722601">
                <text:p>3.150360427226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1397">
                <text:p>1397</text:p>
              </table:table-cell>
              <table:table-cell office:value-type="float" office:value="3.15076333238231">
                <text:p>3.150763332382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1398">
                <text:p>1398</text:p>
              </table:table-cell>
              <table:table-cell office:value-type="float" office:value="3.15116542441041">
                <text:p>3.151165424410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1399">
                <text:p>1399</text:p>
              </table:table-cell>
              <table:table-cell office:value-type="float" office:value="3.15156670495135">
                <text:p>3.151566704951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1400">
                <text:p>1400</text:p>
              </table:table-cell>
              <table:table-cell office:value-type="float" office:value="3.15196717564283">
                <text:p>3.151967175642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1401">
                <text:p>1401</text:p>
              </table:table-cell>
              <table:table-cell office:value-type="float" office:value="3.15236683811927">
                <text:p>3.152366838119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1402">
                <text:p>1402</text:p>
              </table:table-cell>
              <table:table-cell office:value-type="float" office:value="3.15276569401177">
                <text:p>3.152765694011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1403">
                <text:p>1403</text:p>
              </table:table-cell>
              <table:table-cell office:value-type="float" office:value="3.15316374494814">
                <text:p>3.153163744948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1404">
                <text:p>1404</text:p>
              </table:table-cell>
              <table:table-cell office:value-type="float" office:value="3.15356099255294">
                <text:p>3.153560992552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1405">
                <text:p>1405</text:p>
              </table:table-cell>
              <table:table-cell office:value-type="float" office:value="3.1539574384474">
                <text:p>3.15395743844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1406">
                <text:p>1406</text:p>
              </table:table-cell>
              <table:table-cell office:value-type="float" office:value="3.15435308424951">
                <text:p>3.154353084249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1407">
                <text:p>1407</text:p>
              </table:table-cell>
              <table:table-cell office:value-type="float" office:value="3.15474793157399">
                <text:p>3.154747931573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1408">
                <text:p>1408</text:p>
              </table:table-cell>
              <table:table-cell office:value-type="float" office:value="3.15514198203229">
                <text:p>3.155141982032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1409">
                <text:p>1409</text:p>
              </table:table-cell>
              <table:table-cell office:value-type="float" office:value="3.15553523723261">
                <text:p>3.155535237232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1410">
                <text:p>1410</text:p>
              </table:table-cell>
              <table:table-cell office:value-type="float" office:value="3.15592769877993">
                <text:p>3.155927698779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1411">
                <text:p>1411</text:p>
              </table:table-cell>
              <table:table-cell office:value-type="float" office:value="3.15631936827596">
                <text:p>3.156319368275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1412">
                <text:p>1412</text:p>
              </table:table-cell>
              <table:table-cell office:value-type="float" office:value="3.15671024731919">
                <text:p>3.156710247319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1413">
                <text:p>1413</text:p>
              </table:table-cell>
              <table:table-cell office:value-type="float" office:value="3.15710033750488">
                <text:p>3.157100337504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1414">
                <text:p>1414</text:p>
              </table:table-cell>
              <table:table-cell office:value-type="float" office:value="3.15748964042507">
                <text:p>3.157489640425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1415">
                <text:p>1415</text:p>
              </table:table-cell>
              <table:table-cell office:value-type="float" office:value="3.1578781576686">
                <text:p>3.15787815766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1416">
                <text:p>1416</text:p>
              </table:table-cell>
              <table:table-cell office:value-type="float" office:value="3.15826589082109">
                <text:p>3.158265890821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1417">
                <text:p>1417</text:p>
              </table:table-cell>
              <table:table-cell office:value-type="float" office:value="3.15865284146495">
                <text:p>3.158652841464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1418">
                <text:p>1418</text:p>
              </table:table-cell>
              <table:table-cell office:value-type="float" office:value="3.15903901117943">
                <text:p>3.159039011179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1419">
                <text:p>1419</text:p>
              </table:table-cell>
              <table:table-cell office:value-type="float" office:value="3.15942440154056">
                <text:p>3.159424401540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1420">
                <text:p>1420</text:p>
              </table:table-cell>
              <table:table-cell office:value-type="float" office:value="3.15980901412121">
                <text:p>3.159809014121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1421">
                <text:p>1421</text:p>
              </table:table-cell>
              <table:table-cell office:value-type="float" office:value="3.16019285049105">
                <text:p>3.160192850491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1422">
                <text:p>1422</text:p>
              </table:table-cell>
              <table:table-cell office:value-type="float" office:value="3.16057591221662">
                <text:p>3.160575912216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1423">
                <text:p>1423</text:p>
              </table:table-cell>
              <table:table-cell office:value-type="float" office:value="3.16095820086128">
                <text:p>3.160958200861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1424">
                <text:p>1424</text:p>
              </table:table-cell>
              <table:table-cell office:value-type="float" office:value="3.16133971798521">
                <text:p>3.161339717985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1425">
                <text:p>1425</text:p>
              </table:table-cell>
              <table:table-cell office:value-type="float" office:value="3.16172046514549">
                <text:p>3.161720465145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1426">
                <text:p>1426</text:p>
              </table:table-cell>
              <table:table-cell office:value-type="float" office:value="3.16210044389601">
                <text:p>3.162100443896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1427">
                <text:p>1427</text:p>
              </table:table-cell>
              <table:table-cell office:value-type="float" office:value="3.16247965578756">
                <text:p>3.162479655787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1428">
                <text:p>1428</text:p>
              </table:table-cell>
              <table:table-cell office:value-type="float" office:value="3.16285810236779">
                <text:p>3.162858102367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1429">
                <text:p>1429</text:p>
              </table:table-cell>
              <table:table-cell office:value-type="float" office:value="3.16323578518121">
                <text:p>3.163235785181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1430">
                <text:p>1430</text:p>
              </table:table-cell>
              <table:table-cell office:value-type="float" office:value="3.16361270576923">
                <text:p>3.163612705769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1431">
                <text:p>1431</text:p>
              </table:table-cell>
              <table:table-cell office:value-type="float" office:value="3.16398886567014">
                <text:p>3.163988865670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1432">
                <text:p>1432</text:p>
              </table:table-cell>
              <table:table-cell office:value-type="float" office:value="3.16436426641915">
                <text:p>3.164364266419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1433">
                <text:p>1433</text:p>
              </table:table-cell>
              <table:table-cell office:value-type="float" office:value="3.16473890954833">
                <text:p>3.164738909548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1434">
                <text:p>1434</text:p>
              </table:table-cell>
              <table:table-cell office:value-type="float" office:value="3.16511279658669">
                <text:p>3.165112796586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1435">
                <text:p>1435</text:p>
              </table:table-cell>
              <table:table-cell office:value-type="float" office:value="3.16548592906014">
                <text:p>3.165485929060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1436">
                <text:p>1436</text:p>
              </table:table-cell>
              <table:table-cell office:value-type="float" office:value="3.16585830849152">
                <text:p>3.165858308491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1437">
                <text:p>1437</text:p>
              </table:table-cell>
              <table:table-cell office:value-type="float" office:value="3.1662299364006">
                <text:p>3.16622993640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1438">
                <text:p>1438</text:p>
              </table:table-cell>
              <table:table-cell office:value-type="float" office:value="3.16660081430405">
                <text:p>3.166600814304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1439">
                <text:p>1439</text:p>
              </table:table-cell>
              <table:table-cell office:value-type="float" office:value="3.16697094371552">
                <text:p>3.166970943715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1440">
                <text:p>1440</text:p>
              </table:table-cell>
              <table:table-cell office:value-type="float" office:value="3.16734032614559">
                <text:p>3.167340326145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1441">
                <text:p>1441</text:p>
              </table:table-cell>
              <table:table-cell office:value-type="float" office:value="3.16770896310179">
                <text:p>3.167708963101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1442">
                <text:p>1442</text:p>
              </table:table-cell>
              <table:table-cell office:value-type="float" office:value="3.16807685608859">
                <text:p>3.168076856088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1443">
                <text:p>1443</text:p>
              </table:table-cell>
              <table:table-cell office:value-type="float" office:value="3.16844400660747">
                <text:p>3.168444006607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1444">
                <text:p>1444</text:p>
              </table:table-cell>
              <table:table-cell office:value-type="float" office:value="3.16881041615683">
                <text:p>3.168810416156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1445">
                <text:p>1445</text:p>
              </table:table-cell>
              <table:table-cell office:value-type="float" office:value="3.16917608623207">
                <text:p>3.169176086232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1446">
                <text:p>1446</text:p>
              </table:table-cell>
              <table:table-cell office:value-type="float" office:value="3.16954101832557">
                <text:p>3.169541018325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1447">
                <text:p>1447</text:p>
              </table:table-cell>
              <table:table-cell office:value-type="float" office:value="3.16990521392671">
                <text:p>3.169905213926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1448">
                <text:p>1448</text:p>
              </table:table-cell>
              <table:table-cell office:value-type="float" office:value="3.17026867452183">
                <text:p>3.170268674521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1449">
                <text:p>1449</text:p>
              </table:table-cell>
              <table:table-cell office:value-type="float" office:value="3.17063140159431">
                <text:p>3.170631401594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1450">
                <text:p>1450</text:p>
              </table:table-cell>
              <table:table-cell office:value-type="float" office:value="3.17099339662451">
                <text:p>3.170993396624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1451">
                <text:p>1451</text:p>
              </table:table-cell>
              <table:table-cell office:value-type="float" office:value="3.17135466108981">
                <text:p>3.171354661089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1452">
                <text:p>1452</text:p>
              </table:table-cell>
              <table:table-cell office:value-type="float" office:value="3.17171519646461">
                <text:p>3.171715196464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1453">
                <text:p>1453</text:p>
              </table:table-cell>
              <table:table-cell office:value-type="float" office:value="3.17207500422034">
                <text:p>3.172075004220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1454">
                <text:p>1454</text:p>
              </table:table-cell>
              <table:table-cell office:value-type="float" office:value="3.17243408582544">
                <text:p>3.172434085825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1455">
                <text:p>1455</text:p>
              </table:table-cell>
              <table:table-cell office:value-type="float" office:value="3.17279244274541">
                <text:p>3.172792442745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1456">
                <text:p>1456</text:p>
              </table:table-cell>
              <table:table-cell office:value-type="float" office:value="3.17315007644278">
                <text:p>3.173150076442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1457">
                <text:p>1457</text:p>
              </table:table-cell>
              <table:table-cell office:value-type="float" office:value="3.17350698837713">
                <text:p>3.173506988377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1458">
                <text:p>1458</text:p>
              </table:table-cell>
              <table:table-cell office:value-type="float" office:value="3.1738631800051">
                <text:p>3.17386318000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1459">
                <text:p>1459</text:p>
              </table:table-cell>
              <table:table-cell office:value-type="float" office:value="3.17421865278038">
                <text:p>3.17421865278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1460">
                <text:p>1460</text:p>
              </table:table-cell>
              <table:table-cell office:value-type="float" office:value="3.17457340815373">
                <text:p>3.174573408153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1461">
                <text:p>1461</text:p>
              </table:table-cell>
              <table:table-cell office:value-type="float" office:value="3.17492744757299">
                <text:p>3.174927447572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1462">
                <text:p>1462</text:p>
              </table:table-cell>
              <table:table-cell office:value-type="float" office:value="3.17528077248307">
                <text:p>3.175280772483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1463">
                <text:p>1463</text:p>
              </table:table-cell>
              <table:table-cell office:value-type="float" office:value="3.17563338432597">
                <text:p>3.175633384325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1464">
                <text:p>1464</text:p>
              </table:table-cell>
              <table:table-cell office:value-type="float" office:value="3.17598528454076">
                <text:p>3.175985284540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1465">
                <text:p>1465</text:p>
              </table:table-cell>
              <table:table-cell office:value-type="float" office:value="3.17633647456364">
                <text:p>3.176336474563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1466">
                <text:p>1466</text:p>
              </table:table-cell>
              <table:table-cell office:value-type="float" office:value="3.17668695582789">
                <text:p>3.176686955827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1467">
                <text:p>1467</text:p>
              </table:table-cell>
              <table:table-cell office:value-type="float" office:value="3.17703672976389">
                <text:p>3.177036729763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1468">
                <text:p>1468</text:p>
              </table:table-cell>
              <table:table-cell office:value-type="float" office:value="3.17738579779914">
                <text:p>3.177385797799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1469">
                <text:p>1469</text:p>
              </table:table-cell>
              <table:table-cell office:value-type="float" office:value="3.17773416135828">
                <text:p>3.177734161358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1470">
                <text:p>1470</text:p>
              </table:table-cell>
              <table:table-cell office:value-type="float" office:value="3.17808182186305">
                <text:p>3.178081821863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1471">
                <text:p>1471</text:p>
              </table:table-cell>
              <table:table-cell office:value-type="float" office:value="3.17842878073233">
                <text:p>3.178428780732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1472">
                <text:p>1472</text:p>
              </table:table-cell>
              <table:table-cell office:value-type="float" office:value="3.17877503938213">
                <text:p>3.178775039382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1473">
                <text:p>1473</text:p>
              </table:table-cell>
              <table:table-cell office:value-type="float" office:value="3.1791205992256">
                <text:p>3.17912059922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1474">
                <text:p>1474</text:p>
              </table:table-cell>
              <table:table-cell office:value-type="float" office:value="3.17946546167306">
                <text:p>3.179465461673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1475">
                <text:p>1475</text:p>
              </table:table-cell>
              <table:table-cell office:value-type="float" office:value="3.17980962813197">
                <text:p>3.179809628131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1476">
                <text:p>1476</text:p>
              </table:table-cell>
              <table:table-cell office:value-type="float" office:value="3.18015310000693">
                <text:p>3.180153100006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1477">
                <text:p>1477</text:p>
              </table:table-cell>
              <table:table-cell office:value-type="float" office:value="3.18049587869974">
                <text:p>3.180495878699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1478">
                <text:p>1478</text:p>
              </table:table-cell>
              <table:table-cell office:value-type="float" office:value="3.18083796560935">
                <text:p>3.180837965609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1479">
                <text:p>1479</text:p>
              </table:table-cell>
              <table:table-cell office:value-type="float" office:value="3.18117936213188">
                <text:p>3.181179362131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1480">
                <text:p>1480</text:p>
              </table:table-cell>
              <table:table-cell office:value-type="float" office:value="3.18152006966066">
                <text:p>3.181520069660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1481">
                <text:p>1481</text:p>
              </table:table-cell>
              <table:table-cell office:value-type="float" office:value="3.18186008958618">
                <text:p>3.181860089586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1482">
                <text:p>1482</text:p>
              </table:table-cell>
              <table:table-cell office:value-type="float" office:value="3.18219942329615">
                <text:p>3.182199423296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1483">
                <text:p>1483</text:p>
              </table:table-cell>
              <table:table-cell office:value-type="float" office:value="3.18253807217545">
                <text:p>3.182538072175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1484">
                <text:p>1484</text:p>
              </table:table-cell>
              <table:table-cell office:value-type="float" office:value="3.18287603760618">
                <text:p>3.182876037606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1485">
                <text:p>1485</text:p>
              </table:table-cell>
              <table:table-cell office:value-type="float" office:value="3.18321332096766">
                <text:p>3.183213320967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1486">
                <text:p>1486</text:p>
              </table:table-cell>
              <table:table-cell office:value-type="float" office:value="3.1835499236364">
                <text:p>3.18354992363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1487">
                <text:p>1487</text:p>
              </table:table-cell>
              <table:table-cell office:value-type="float" office:value="3.18388584698617">
                <text:p>3.183885846986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1488">
                <text:p>1488</text:p>
              </table:table-cell>
              <table:table-cell office:value-type="float" office:value="3.18422109238794">
                <text:p>3.184221092387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1489">
                <text:p>1489</text:p>
              </table:table-cell>
              <table:table-cell office:value-type="float" office:value="3.18455566120991">
                <text:p>3.184555661209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1490">
                <text:p>1490</text:p>
              </table:table-cell>
              <table:table-cell office:value-type="float" office:value="3.18488955481754">
                <text:p>3.184889554817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1491">
                <text:p>1491</text:p>
              </table:table-cell>
              <table:table-cell office:value-type="float" office:value="3.18522277457351">
                <text:p>3.185222774573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1492">
                <text:p>1492</text:p>
              </table:table-cell>
              <table:table-cell office:value-type="float" office:value="3.18555532183778">
                <text:p>3.185555321837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1493">
                <text:p>1493</text:p>
              </table:table-cell>
              <table:table-cell office:value-type="float" office:value="3.18588719796753">
                <text:p>3.185887197967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1494">
                <text:p>1494</text:p>
              </table:table-cell>
              <table:table-cell office:value-type="float" office:value="3.18621840431722">
                <text:p>3.186218404317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1495">
                <text:p>1495</text:p>
              </table:table-cell>
              <table:table-cell office:value-type="float" office:value="3.18654894223859">
                <text:p>3.186548942238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1496">
                <text:p>1496</text:p>
              </table:table-cell>
              <table:table-cell office:value-type="float" office:value="3.18687881308062">
                <text:p>3.186878813080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1497">
                <text:p>1497</text:p>
              </table:table-cell>
              <table:table-cell office:value-type="float" office:value="3.1872080181896">
                <text:p>3.18720801818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1498">
                <text:p>1498</text:p>
              </table:table-cell>
              <table:table-cell office:value-type="float" office:value="3.18753655890907">
                <text:p>3.187536558909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1499">
                <text:p>1499</text:p>
              </table:table-cell>
              <table:table-cell office:value-type="float" office:value="3.1878644365799">
                <text:p>3.18786443657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1500">
                <text:p>1500</text:p>
              </table:table-cell>
              <table:table-cell office:value-type="float" office:value="3.1881916525402">
                <text:p>3.1881916525402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stroke-dash draw:name="Excel_20_line_20_dash_20_1" draw:display-name="Excel line dash 1" draw:style="rect" draw:dots2="1" draw:dots2-length="0.424cm" draw:distance="0.106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212121" draw:fill-color="#f7f7f7"/>
    </style:style>
    <style:style style:name="ch2" style:family="chart">
      <style:chart-properties style:rotation-angle="0"/>
      <style:text-properties fo:color="#212121" fo:font-family="Arial" fo:font-size="11pt" fo:font-style="italic" fo:font-weight="bold" style:font-size-asian="11pt" style:font-style-asian="italic" style:font-weight-asian="bold" style:font-family-complex="Arial" style:font-size-complex="11pt" style:font-style-complex="italic" style:font-weight-complex="bold"/>
    </style:style>
    <style:style style:name="ch3" style:family="chart">
      <style:graphic-properties svg:stroke-color="#212121" draw:fill="solid" draw:fill-color="#f7f7f7"/>
      <style:text-properties fo:color="#212121" fo:font-family="Arial" fo:font-size="10pt" style:font-size-asian="10pt" style:font-family-complex="Arial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0">
      <style:chart-properties chart:display-label="true" chart:tick-marks-minor-inner="false" chart:tick-marks-minor-outer="true" chart:logarithmic="true" chart:minimum="0.01" chart:maximum="100" chart:reverse-direction="false" text:line-break="false" loext:try-staggering-first="false" chart:link-data-style-to-source="true" chart:axis-position="0" chart:axis-label-position="outside-start" chart:tick-mark-position="at-axis"/>
      <style:graphic-properties svg:stroke-color="#212121"/>
      <style:text-properties fo:color="#212121" fo:font-family="Arial" fo:font-size="8pt" fo:font-style="italic" fo:font-weight="bold" style:font-size-asian="8pt" style:font-style-asian="italic" style:font-weight-asian="bold" style:font-family-complex="Arial" style:font-size-complex="8pt" style:font-style-complex="italic" style:font-weight-complex="bold"/>
    </style:style>
    <style:style style:name="ch6" style:family="chart">
      <style:chart-properties style:rotation-angle="0"/>
      <style:text-properties fo:color="#212121" fo:font-family="Arial" fo:font-size="8pt" fo:font-style="italic" fo:font-weight="bold" style:font-size-asian="8pt" style:font-style-asian="italic" style:font-weight-asian="bold" style:font-family-complex="Arial" style:font-size-complex="8pt" style:font-style-complex="italic" style:font-weight-complex="bold"/>
    </style:style>
    <style:style style:name="ch7" style:family="chart">
      <style:graphic-properties svg:stroke-color="#212121"/>
    </style:style>
    <style:style style:name="ch8" style:family="chart" style:data-style-name="N0">
      <style:chart-properties chart:display-label="true" chart:tick-marks-major-inner="true" chart:tick-marks-major-outer="true" chart:logarithmic="true" chart:reverse-direction="false" text:line-break="false" loext:try-staggering-first="false" chart:link-data-style-to-source="true" chart:visible="false" chart:axis-position="0" chart:tick-mark-position="at-axis"/>
      <style:graphic-properties draw:stroke="none" svg:stroke-color="#212121"/>
      <style:text-properties fo:color="#212121" fo:font-family="Arial" fo:font-size="9.75pt" style:font-size-asian="9.75pt" style:font-family-complex="Arial" style:font-size-complex="9.75pt"/>
    </style:style>
    <style:style style:name="ch9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true" chart:axis-position="1" chart:axis-label-position="outside-start" chart:tick-mark-position="at-axis"/>
      <style:graphic-properties svg:stroke-color="#212121"/>
      <style:text-properties fo:color="#212121" fo:font-family="Arial" fo:font-size="8pt" fo:font-style="italic" fo:font-weight="bold" style:font-size-asian="8pt" style:font-style-asian="italic" style:font-weight-asian="bold" style:font-family-complex="Arial" style:font-size-complex="8pt" style:font-style-complex="italic" style:font-weight-complex="bold"/>
    </style:style>
    <style:style style:name="ch10" style:family="chart">
      <style:chart-properties style:rotation-angle="90"/>
      <style:text-properties fo:color="#212121" fo:font-family="Arial" fo:font-size="8pt" fo:font-style="italic" fo:font-weight="bold" style:font-size-asian="8pt" style:font-style-asian="italic" style:font-weight-asian="bold" style:font-family-complex="Arial" style:font-size-complex="8pt" style:font-style-complex="italic" style:font-weight-complex="bold"/>
    </style:style>
    <style:style style:name="ch11" style:family="chart" style:data-style-name="N0">
      <style:chart-properties chart:display-label="true" chart:tick-marks-major-inner="true" chart:tick-marks-major-outer="true" chart:logarithmic="false" chart:maximum="10" chart:interval-major="10" chart:interval-minor-divisor="3" chart:reverse-direction="false" text:line-break="false" loext:try-staggering-first="false" chart:link-data-style-to-source="true" chart:axis-position="end" chart:tick-mark-position="at-axis"/>
      <style:graphic-properties svg:stroke-color="#212121"/>
      <style:text-properties fo:color="#212121" fo:font-family="Arial" fo:font-size="8pt" fo:font-style="italic" fo:font-weight="bold" style:font-size-asian="8pt" style:font-style-asian="italic" style:font-weight-asian="bold" style:font-family-complex="Arial" style:font-size-complex="8pt" style:font-style-complex="italic" style:font-weight-complex="bold"/>
    </style:style>
    <style:style style:name="ch12" style:family="chart" style:data-style-name="N0">
      <style:chart-properties chart:symbol-type="none" chart:link-data-style-to-source="true"/>
      <style:graphic-properties svg:stroke-width="0.07cm" svg:stroke-color="#3366ff" draw:fill-color="#3366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7cm" svg:stroke-color="#ff00ff" draw:fill-color="#ff00ff"/>
      <style:text-properties fo:font-size="10pt" style:font-size-asian="10pt" style:font-size-complex="10pt"/>
    </style:style>
    <style:style style:name="ch14" style:family="chart">
      <style:graphic-properties draw:stroke="solid" svg:stroke-width="0.035cm" svg:stroke-color="#808080" draw:fill="solid" draw:fill-color="#ffffff"/>
    </style:style>
    <style:style style:name="ch15" style:family="chart">
      <style:graphic-properties draw:fill-color="#d9d9d9"/>
    </style:style>
  </office:automatic-styles>
  <office:body>
    <office:chart>
      <chart:chart svg:width="10.375cm" svg:height="9.291cm" xlink:href=".." xlink:type="simple" chart:class="chart:scatter" chart:style-name="ch1">
        <chart:title svg:x="3.161cm" svg:y="0.359cm" chart:style-name="ch2">
          <text:p>Diagrammes de Bode</text:p>
        </chart:title>
        <chart:legend chart:legend-position="end" svg:x="3.448cm" svg:y="1.091cm" style:legend-expansion="high" chart:style-name="ch3"/>
        <chart:plot-area chart:style-name="ch4" table:cell-range-address="Calculs.G2:Calculs.I362" chart:data-source-has-labels="row" svg:x="0.732cm" svg:y="1.738cm" svg:width="9.155cm" svg:height="6.949cm">
          <chartooo:coordinate-region svg:x="1.406cm" svg:y="1.898cm" svg:width="7.647cm" svg:height="6.221cm"/>
          <chart:axis chart:dimension="x" chart:name="primary-x" chart:style-name="ch5">
            <chart:title svg:x="3.863cm" svg:y="8.438cm" chart:style-name="ch6">
              <text:p>fréquence en Hz</text:p>
            </chart:title>
            <chart:grid chart:style-name="ch7" chart:class="major"/>
            <chart:grid chart:style-name="ch7" chart:class="minor"/>
          </chart:axis>
          <chart:axis chart:dimension="x" chart:name="secondary-x" chart:style-name="ch8"/>
          <chart:axis chart:dimension="y" chart:name="primary-y" chart:style-name="ch9">
            <chart:title svg:x="0.248cm" svg:y="3.844cm" chart:style-name="ch10">
              <text:p>gain en dB</text:p>
            </chart:title>
            <chart:grid chart:style-name="ch7" chart:class="major"/>
          </chart:axis>
          <chart:axis chart:dimension="y" chart:name="secondary-y" chart:style-name="ch11">
            <chart:title svg:x="9.638cm" svg:y="3.416cm" chart:style-name="ch10">
              <text:p>phase en degrés</text:p>
            </chart:title>
          </chart:axis>
          <chart:series chart:attached-axis="primary-y" chart:style-name="ch12" chart:values-cell-range-address="Calculs.H2:Calculs.H362" loext:label-string="&quot;Gain&quot;" chart:class="chart:scatter">
            <chart:domain table:cell-range-address="Calculs.G2:Calculs.G362"/>
            <chart:data-point chart:repeated="361"/>
          </chart:series>
          <chart:series chart:attached-axis="secondary-y" chart:style-name="ch13" chart:values-cell-range-address="Calculs.I2:Calculs.I362" loext:label-string="&quot;Phase&quot;" chart:class="chart:scatter">
            <chart:data-point chart:repeated="36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G</text:p>
              </table:table-cell>
              <table:table-cell office:value-type="string">
                <text:p>Gain</text:p>
              </table:table-cell>
              <table:table-cell office:value-type="string">
                <text:p>Phas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">
                <text:p>0.01</text:p>
                <draw:g>
                  <svg:desc>Calculs.G2:Calculs.G362</svg:desc>
                </draw:g>
              </table:table-cell>
              <table:table-cell office:value-type="float" office:value="10.4966971542245">
                <text:p>10.4966971542245</text:p>
                <draw:g>
                  <svg:desc>Calculs.H2:Calculs.H362</svg:desc>
                </draw:g>
              </table:table-cell>
              <table:table-cell office:value-type="float" office:value="-1.78142574521918">
                <text:p>-1.78142574521918</text:p>
                <draw:g>
                  <svg:desc>Calculs.I2:Calculs.I3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1">
                <text:p>0.011</text:p>
              </table:table-cell>
              <table:table-cell office:value-type="float" office:value="10.4958158826185">
                <text:p>10.4958158826185</text:p>
              </table:table-cell>
              <table:table-cell office:value-type="float" office:value="-1.95943575995732">
                <text:p>-1.959435759957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2">
                <text:p>0.012</text:p>
              </table:table-cell>
              <table:table-cell office:value-type="float" office:value="10.4948508855249">
                <text:p>10.4948508855249</text:p>
              </table:table-cell>
              <table:table-cell office:value-type="float" office:value="-2.13740794086815">
                <text:p>-2.137407940868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3">
                <text:p>0.013</text:p>
              </table:table-cell>
              <table:table-cell office:value-type="float" office:value="10.4938022187832">
                <text:p>10.4938022187832</text:p>
              </table:table-cell>
              <table:table-cell office:value-type="float" office:value="-2.31533886685023">
                <text:p>-2.315338866850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4">
                <text:p>0.014</text:p>
              </table:table-cell>
              <table:table-cell office:value-type="float" office:value="10.4926699430417">
                <text:p>10.4926699430417</text:p>
              </table:table-cell>
              <table:table-cell office:value-type="float" office:value="-2.49322512157075">
                <text:p>-2.493225121570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5">
                <text:p>0.015</text:p>
              </table:table-cell>
              <table:table-cell office:value-type="float" office:value="10.4914541237459">
                <text:p>10.4914541237459</text:p>
              </table:table-cell>
              <table:table-cell office:value-type="float" office:value="-2.67106329385675">
                <text:p>-2.671063293856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6">
                <text:p>0.016</text:p>
              </table:table-cell>
              <table:table-cell office:value-type="float" office:value="10.4901548311256">
                <text:p>10.4901548311256</text:p>
              </table:table-cell>
              <table:table-cell office:value-type="float" office:value="-2.84884997808472">
                <text:p>-2.848849978084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17">
                <text:p>0.017</text:p>
              </table:table-cell>
              <table:table-cell office:value-type="float" office:value="10.4887721401816">
                <text:p>10.4887721401816</text:p>
              </table:table-cell>
              <table:table-cell office:value-type="float" office:value="-3.02658177456868">
                <text:p>-3.026581774568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8">
                <text:p>0.018</text:p>
              </table:table-cell>
              <table:table-cell office:value-type="float" office:value="10.4873061306714">
                <text:p>10.4873061306714</text:p>
              </table:table-cell>
              <table:table-cell office:value-type="float" office:value="-3.20425528994657">
                <text:p>-3.204255289946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9">
                <text:p>0.019</text:p>
              </table:table-cell>
              <table:table-cell office:value-type="float" office:value="10.4857568870938">
                <text:p>10.4857568870938</text:p>
              </table:table-cell>
              <table:table-cell office:value-type="float" office:value="-3.38186713756478">
                <text:p>-3.381867137564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2">
                <text:p>0.02</text:p>
              </table:table-cell>
              <table:table-cell office:value-type="float" office:value="10.4841244986726">
                <text:p>10.4841244986726</text:p>
              </table:table-cell>
              <table:table-cell office:value-type="float" office:value="-3.55941393786075">
                <text:p>-3.559413937860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21">
                <text:p>0.021</text:p>
              </table:table-cell>
              <table:table-cell office:value-type="float" office:value="10.4824090593401">
                <text:p>10.4824090593401</text:p>
              </table:table-cell>
              <table:table-cell office:value-type="float" office:value="-3.7368923187436">
                <text:p>-3.73689231874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22">
                <text:p>0.022</text:p>
              </table:table-cell>
              <table:table-cell office:value-type="float" office:value="10.4806106677183">
                <text:p>10.4806106677183</text:p>
              </table:table-cell>
              <table:table-cell office:value-type="float" office:value="-3.91429891597255">
                <text:p>-3.914298915972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23">
                <text:p>0.023</text:p>
              </table:table-cell>
              <table:table-cell office:value-type="float" office:value="10.4787294271008">
                <text:p>10.4787294271008</text:p>
              </table:table-cell>
              <table:table-cell office:value-type="float" office:value="-4.09163037353317">
                <text:p>-4.091630373533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24">
                <text:p>0.024</text:p>
              </table:table-cell>
              <table:table-cell office:value-type="float" office:value="10.476765445433">
                <text:p>10.476765445433</text:p>
              </table:table-cell>
              <table:table-cell office:value-type="float" office:value="-4.26888334401125">
                <text:p>-4.268883344011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25">
                <text:p>0.025</text:p>
              </table:table-cell>
              <table:table-cell office:value-type="float" office:value="10.4747188352915">
                <text:p>10.4747188352915</text:p>
              </table:table-cell>
              <table:table-cell office:value-type="float" office:value="-4.44605448896419">
                <text:p>-4.446054488964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26">
                <text:p>0.026</text:p>
              </table:table-cell>
              <table:table-cell office:value-type="float" office:value="10.4725897138625">
                <text:p>10.4725897138625</text:p>
              </table:table-cell>
              <table:table-cell office:value-type="float" office:value="-4.62314047928993">
                <text:p>-4.6231404792899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27">
                <text:p>0.027</text:p>
              </table:table-cell>
              <table:table-cell office:value-type="float" office:value="10.4703782029201">
                <text:p>10.4703782029201</text:p>
              </table:table-cell>
              <table:table-cell office:value-type="float" office:value="-4.80013799559317">
                <text:p>-4.8001379955931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28">
                <text:p>0.028</text:p>
              </table:table-cell>
              <table:table-cell office:value-type="float" office:value="10.4680844288031">
                <text:p>10.4680844288031</text:p>
              </table:table-cell>
              <table:table-cell office:value-type="float" office:value="-4.97704372854886">
                <text:p>-4.9770437285488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29">
                <text:p>0.029</text:p>
              </table:table-cell>
              <table:table-cell office:value-type="float" office:value="10.465708522391">
                <text:p>10.465708522391</text:p>
              </table:table-cell>
              <table:table-cell office:value-type="float" office:value="-5.15385437926285">
                <text:p>-5.153854379262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3">
                <text:p>0.03</text:p>
              </table:table-cell>
              <table:table-cell office:value-type="float" office:value="10.4632506190793">
                <text:p>10.4632506190793</text:p>
              </table:table-cell>
              <table:table-cell office:value-type="float" office:value="-5.33056665962961">
                <text:p>-5.3305666596296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31">
                <text:p>0.031</text:p>
              </table:table-cell>
              <table:table-cell office:value-type="float" office:value="10.4607108587545">
                <text:p>10.4607108587545</text:p>
              </table:table-cell>
              <table:table-cell office:value-type="float" office:value="-5.50717729268695">
                <text:p>-5.5071772926869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32">
                <text:p>0.032</text:p>
              </table:table-cell>
              <table:table-cell office:value-type="float" office:value="10.4580893857674">
                <text:p>10.4580893857674</text:p>
              </table:table-cell>
              <table:table-cell office:value-type="float" office:value="-5.68368301296754">
                <text:p>-5.6836830129675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33">
                <text:p>0.033</text:p>
              </table:table-cell>
              <table:table-cell office:value-type="float" office:value="10.4553863489063">
                <text:p>10.4553863489063</text:p>
              </table:table-cell>
              <table:table-cell office:value-type="float" office:value="-5.8600805668473">
                <text:p>-5.860080566847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34">
                <text:p>0.034</text:p>
              </table:table-cell>
              <table:table-cell office:value-type="float" office:value="10.4526019013692">
                <text:p>10.4526019013692</text:p>
              </table:table-cell>
              <table:table-cell office:value-type="float" office:value="-6.03636671289044">
                <text:p>-6.0363667128904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35">
                <text:p>0.035</text:p>
              </table:table-cell>
              <table:table-cell office:value-type="float" office:value="10.4497362007352">
                <text:p>10.4497362007352</text:p>
              </table:table-cell>
              <table:table-cell office:value-type="float" office:value="-6.21253822219114">
                <text:p>-6.2125382221911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36">
                <text:p>0.036</text:p>
              </table:table-cell>
              <table:table-cell office:value-type="float" office:value="10.4467894089351">
                <text:p>10.4467894089351</text:p>
              </table:table-cell>
              <table:table-cell office:value-type="float" office:value="-6.38859187871177">
                <text:p>-6.3885918787117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37">
                <text:p>0.037</text:p>
              </table:table-cell>
              <table:table-cell office:value-type="float" office:value="10.4437616922219">
                <text:p>10.4437616922219</text:p>
              </table:table-cell>
              <table:table-cell office:value-type="float" office:value="-6.56452447961748">
                <text:p>-6.5645244796174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38">
                <text:p>0.038</text:p>
              </table:table-cell>
              <table:table-cell office:value-type="float" office:value="10.4406532211391">
                <text:p>10.4406532211391</text:p>
              </table:table-cell>
              <table:table-cell office:value-type="float" office:value="-6.74033283560724">
                <text:p>-6.7403328356072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39">
                <text:p>0.039</text:p>
              </table:table-cell>
              <table:table-cell office:value-type="float" office:value="10.4374641704903">
                <text:p>10.4374641704903</text:p>
              </table:table-cell>
              <table:table-cell office:value-type="float" office:value="-6.91601377124114">
                <text:p>-6.9160137712411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4">
                <text:p>0.04</text:p>
              </table:table-cell>
              <table:table-cell office:value-type="float" office:value="10.4341947193062">
                <text:p>10.4341947193062</text:p>
              </table:table-cell>
              <table:table-cell office:value-type="float" office:value="-7.09156412526385">
                <text:p>-7.0915641252638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41">
                <text:p>0.041</text:p>
              </table:table-cell>
              <table:table-cell office:value-type="float" office:value="10.4308450508121">
                <text:p>10.4308450508121</text:p>
              </table:table-cell>
              <table:table-cell office:value-type="float" office:value="-7.26698075092423">
                <text:p>-7.2669807509242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42">
                <text:p>0.042</text:p>
              </table:table-cell>
              <table:table-cell office:value-type="float" office:value="10.4274153523946">
                <text:p>10.4274153523946</text:p>
              </table:table-cell>
              <table:table-cell office:value-type="float" office:value="-7.44226051629106">
                <text:p>-7.4422605162910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43">
                <text:p>0.043</text:p>
              </table:table-cell>
              <table:table-cell office:value-type="float" office:value="10.4239058155667">
                <text:p>10.4239058155667</text:p>
              </table:table-cell>
              <table:table-cell office:value-type="float" office:value="-7.61740030456464">
                <text:p>-7.6174003045646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44">
                <text:p>0.044</text:p>
              </table:table-cell>
              <table:table-cell office:value-type="float" office:value="10.4203166359338">
                <text:p>10.4203166359338</text:p>
              </table:table-cell>
              <table:table-cell office:value-type="float" office:value="-7.79239701438438">
                <text:p>-7.7923970143843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45">
                <text:p>0.045</text:p>
              </table:table-cell>
              <table:table-cell office:value-type="float" office:value="10.4166480131576">
                <text:p>10.4166480131576</text:p>
              </table:table-cell>
              <table:table-cell office:value-type="float" office:value="-7.9672475601322">
                <text:p>-7.967247560132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46">
                <text:p>0.046</text:p>
              </table:table-cell>
              <table:table-cell office:value-type="float" office:value="10.4129001509203">
                <text:p>10.4129001509203</text:p>
              </table:table-cell>
              <table:table-cell office:value-type="float" office:value="-8.14194887223174">
                <text:p>-8.1419488722317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47">
                <text:p>0.047</text:p>
              </table:table-cell>
              <table:table-cell office:value-type="float" office:value="10.4090732568876">
                <text:p>10.4090732568876</text:p>
              </table:table-cell>
              <table:table-cell office:value-type="float" office:value="-8.31649789744322">
                <text:p>-8.3164978974432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48">
                <text:p>0.048</text:p>
              </table:table-cell>
              <table:table-cell office:value-type="float" office:value="10.4051675426719">
                <text:p>10.4051675426719</text:p>
              </table:table-cell>
              <table:table-cell office:value-type="float" office:value="-8.49089159915401">
                <text:p>-8.4908915991540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49">
                <text:p>0.049</text:p>
              </table:table-cell>
              <table:table-cell office:value-type="float" office:value="10.4011832237936">
                <text:p>10.4011832237936</text:p>
              </table:table-cell>
              <table:table-cell office:value-type="float" office:value="-8.6651269576648">
                <text:p>-8.665126957664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5">
                <text:p>0.05</text:p>
              </table:table-cell>
              <table:table-cell office:value-type="float" office:value="10.3971205196436">
                <text:p>10.3971205196436</text:p>
              </table:table-cell>
              <table:table-cell office:value-type="float" office:value="-8.83920097047123">
                <text:p>-8.8392009704712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51">
                <text:p>0.051</text:p>
              </table:table-cell>
              <table:table-cell office:value-type="float" office:value="10.3929796534433">
                <text:p>10.3929796534433</text:p>
              </table:table-cell>
              <table:table-cell office:value-type="float" office:value="-9.01311065254106">
                <text:p>-9.0131106525410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52">
                <text:p>0.052</text:p>
              </table:table-cell>
              <table:table-cell office:value-type="float" office:value="10.3887608522059">
                <text:p>10.3887608522059</text:p>
              </table:table-cell>
              <table:table-cell office:value-type="float" office:value="-9.18685303658672">
                <text:p>-9.1868530365867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53">
                <text:p>0.053</text:p>
              </table:table-cell>
              <table:table-cell office:value-type="float" office:value="10.3844643466956">
                <text:p>10.3844643466956</text:p>
              </table:table-cell>
              <table:table-cell office:value-type="float" office:value="-9.36042517333332">
                <text:p>-9.3604251733333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54">
                <text:p>0.054</text:p>
              </table:table-cell>
              <table:table-cell office:value-type="float" office:value="10.3800903713874">
                <text:p>10.3800903713874</text:p>
              </table:table-cell>
              <table:table-cell office:value-type="float" office:value="-9.53382413178184">
                <text:p>-9.5338241317818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55">
                <text:p>0.055</text:p>
              </table:table-cell>
              <table:table-cell office:value-type="float" office:value="10.3756391644259">
                <text:p>10.3756391644259</text:p>
              </table:table-cell>
              <table:table-cell office:value-type="float" office:value="-9.70704699946774">
                <text:p>-9.7070469994677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56">
                <text:p>0.056</text:p>
              </table:table-cell>
              <table:table-cell office:value-type="float" office:value="10.3711109675836">
                <text:p>10.3711109675836</text:p>
              </table:table-cell>
              <table:table-cell office:value-type="float" office:value="-9.88009088271471">
                <text:p>-9.8800908827147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57">
                <text:p>0.057</text:p>
              </table:table-cell>
              <table:table-cell office:value-type="float" office:value="10.3665060262189">
                <text:p>10.3665060262189</text:p>
              </table:table-cell>
              <table:table-cell office:value-type="float" office:value="-10.0529529068836">
                <text:p>-10.052952906883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58">
                <text:p>0.058</text:p>
              </table:table-cell>
              <table:table-cell office:value-type="float" office:value="10.3618245892337">
                <text:p>10.3618245892337</text:p>
              </table:table-cell>
              <table:table-cell office:value-type="float" office:value="-10.2256302166166">
                <text:p>-10.225630216616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59">
                <text:p>0.059</text:p>
              </table:table-cell>
              <table:table-cell office:value-type="float" office:value="10.3570669090302">
                <text:p>10.3570669090302</text:p>
              </table:table-cell>
              <table:table-cell office:value-type="float" office:value="-10.3981199760765">
                <text:p>-10.398119976076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6">
                <text:p>0.06</text:p>
              </table:table-cell>
              <table:table-cell office:value-type="float" office:value="10.3522332414678">
                <text:p>10.3522332414678</text:p>
              </table:table-cell>
              <table:table-cell office:value-type="float" office:value="-10.5704193691807">
                <text:p>-10.570419369180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61">
                <text:p>0.061</text:p>
              </table:table-cell>
              <table:table-cell office:value-type="float" office:value="10.3473238458188">
                <text:p>10.3473238458188</text:p>
              </table:table-cell>
              <table:table-cell office:value-type="float" office:value="-10.7425255998309">
                <text:p>-10.742525599830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62">
                <text:p>0.062</text:p>
              </table:table-cell>
              <table:table-cell office:value-type="float" office:value="10.342338984725">
                <text:p>10.342338984725</text:p>
              </table:table-cell>
              <table:table-cell office:value-type="float" office:value="-10.9144358921374">
                <text:p>-10.914435892137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63">
                <text:p>0.063</text:p>
              </table:table-cell>
              <table:table-cell office:value-type="float" office:value="10.3372789241524">
                <text:p>10.3372789241524</text:p>
              </table:table-cell>
              <table:table-cell office:value-type="float" office:value="-11.0861474906382">
                <text:p>-11.086147490638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64">
                <text:p>0.064</text:p>
              </table:table-cell>
              <table:table-cell office:value-type="float" office:value="10.3321439333464">
                <text:p>10.3321439333464</text:p>
              </table:table-cell>
              <table:table-cell office:value-type="float" office:value="-11.2576576605132">
                <text:p>-11.257657660513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65">
                <text:p>0.065</text:p>
              </table:table-cell>
              <table:table-cell office:value-type="float" office:value="10.3269342847869">
                <text:p>10.3269342847869</text:p>
              </table:table-cell>
              <table:table-cell office:value-type="float" office:value="-11.428963687794">
                <text:p>-11.42896368779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66">
                <text:p>0.066</text:p>
              </table:table-cell>
              <table:table-cell office:value-type="float" office:value="10.3216502541424">
                <text:p>10.3216502541424</text:p>
              </table:table-cell>
              <table:table-cell office:value-type="float" office:value="-11.6000628795673">
                <text:p>-11.600062879567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67">
                <text:p>0.067</text:p>
              </table:table-cell>
              <table:table-cell office:value-type="float" office:value="10.3162921202238">
                <text:p>10.3162921202238</text:p>
              </table:table-cell>
              <table:table-cell office:value-type="float" office:value="-11.7709525641742">
                <text:p>-11.770952564174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68">
                <text:p>0.068</text:p>
              </table:table-cell>
              <table:table-cell office:value-type="float" office:value="10.3108601649387">
                <text:p>10.3108601649387</text:p>
              </table:table-cell>
              <table:table-cell office:value-type="float" office:value="-11.941630091404">
                <text:p>-11.94163009140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69">
                <text:p>0.069</text:p>
              </table:table-cell>
              <table:table-cell office:value-type="float" office:value="10.3053546732443">
                <text:p>10.3053546732443</text:p>
              </table:table-cell>
              <table:table-cell office:value-type="float" office:value="-12.112092832683">
                <text:p>-12.11209283268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7">
                <text:p>0.07</text:p>
              </table:table-cell>
              <table:table-cell office:value-type="float" office:value="10.299775933101">
                <text:p>10.299775933101</text:p>
              </table:table-cell>
              <table:table-cell office:value-type="float" office:value="-12.2823381812579">
                <text:p>-12.282338181257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71">
                <text:p>0.071</text:p>
              </table:table-cell>
              <table:table-cell office:value-type="float" office:value="10.2941242354251">
                <text:p>10.2941242354251</text:p>
              </table:table-cell>
              <table:table-cell office:value-type="float" office:value="-12.452363552374">
                <text:p>-12.45236355237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72">
                <text:p>0.072</text:p>
              </table:table-cell>
              <table:table-cell office:value-type="float" office:value="10.2883998740416">
                <text:p>10.2883998740416</text:p>
              </table:table-cell>
              <table:table-cell office:value-type="float" office:value="-12.6221663834488">
                <text:p>-12.622166383448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73">
                <text:p>0.073</text:p>
              </table:table-cell>
              <table:table-cell office:value-type="float" office:value="10.2826031456365">
                <text:p>10.2826031456365</text:p>
              </table:table-cell>
              <table:table-cell office:value-type="float" office:value="-12.7917441342395">
                <text:p>-12.791744134239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74">
                <text:p>0.074</text:p>
              </table:table-cell>
              <table:table-cell office:value-type="float" office:value="10.2767343497091">
                <text:p>10.2767343497091</text:p>
              </table:table-cell>
              <table:table-cell office:value-type="float" office:value="-12.961094287006">
                <text:p>-12.96109428700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75">
                <text:p>0.075</text:p>
              </table:table-cell>
              <table:table-cell office:value-type="float" office:value="10.270793788524">
                <text:p>10.270793788524</text:p>
              </table:table-cell>
              <table:table-cell office:value-type="float" office:value="-13.1302143466682">
                <text:p>-13.130214346668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76">
                <text:p>0.076</text:p>
              </table:table-cell>
              <table:table-cell office:value-type="float" office:value="10.2647817670631">
                <text:p>10.2647817670631</text:p>
              </table:table-cell>
              <table:table-cell office:value-type="float" office:value="-13.2991018409588">
                <text:p>-13.299101840958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77">
                <text:p>0.077</text:p>
              </table:table-cell>
              <table:table-cell office:value-type="float" office:value="10.258698592977">
                <text:p>10.258698592977</text:p>
              </table:table-cell>
              <table:table-cell office:value-type="float" office:value="-13.46775432057">
                <text:p>-13.4677543205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78">
                <text:p>0.078</text:p>
              </table:table-cell>
              <table:table-cell office:value-type="float" office:value="10.2525445765366">
                <text:p>10.2525445765366</text:p>
              </table:table-cell>
              <table:table-cell office:value-type="float" office:value="-13.6361693592956">
                <text:p>-13.636169359295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79">
                <text:p>0.079</text:p>
              </table:table-cell>
              <table:table-cell office:value-type="float" office:value="10.2463200305848">
                <text:p>10.2463200305848</text:p>
              </table:table-cell>
              <table:table-cell office:value-type="float" office:value="-13.8043445541677">
                <text:p>-13.804344554167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8">
                <text:p>0.08</text:p>
              </table:table-cell>
              <table:table-cell office:value-type="float" office:value="10.2400252704872">
                <text:p>10.2400252704872</text:p>
              </table:table-cell>
              <table:table-cell office:value-type="float" office:value="-13.9722775255881">
                <text:p>-13.972277525588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81">
                <text:p>0.081</text:p>
              </table:table-cell>
              <table:table-cell office:value-type="float" office:value="10.2336606140836">
                <text:p>10.2336606140836</text:p>
              </table:table-cell>
              <table:table-cell office:value-type="float" office:value="-14.1399659174549">
                <text:p>-14.139965917454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82">
                <text:p>0.082</text:p>
              </table:table-cell>
              <table:table-cell office:value-type="float" office:value="10.2272263816389">
                <text:p>10.2272263816389</text:p>
              </table:table-cell>
              <table:table-cell office:value-type="float" office:value="-14.3074073972833">
                <text:p>-14.307407397283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83">
                <text:p>0.083</text:p>
              </table:table-cell>
              <table:table-cell office:value-type="float" office:value="10.2207228957941">
                <text:p>10.2207228957941</text:p>
              </table:table-cell>
              <table:table-cell office:value-type="float" office:value="-14.474599656322">
                <text:p>-14.47459965632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84">
                <text:p>0.084</text:p>
              </table:table-cell>
              <table:table-cell office:value-type="float" office:value="10.2141504815171">
                <text:p>10.2141504815171</text:p>
              </table:table-cell>
              <table:table-cell office:value-type="float" office:value="-14.6415404096637">
                <text:p>-14.641540409663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85">
                <text:p>0.085</text:p>
              </table:table-cell>
              <table:table-cell office:value-type="float" office:value="10.2075094660536">
                <text:p>10.2075094660536</text:p>
              </table:table-cell>
              <table:table-cell office:value-type="float" office:value="-14.8082273963511">
                <text:p>-14.808227396351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86">
                <text:p>0.086</text:p>
              </table:table-cell>
              <table:table-cell office:value-type="float" office:value="10.2008001788778">
                <text:p>10.2008001788778</text:p>
              </table:table-cell>
              <table:table-cell office:value-type="float" office:value="-14.9746583794769">
                <text:p>-14.974658379476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87">
                <text:p>0.087</text:p>
              </table:table-cell>
              <table:table-cell office:value-type="float" office:value="10.1940229516433">
                <text:p>10.1940229516433</text:p>
              </table:table-cell>
              <table:table-cell office:value-type="float" office:value="-15.1408311462802">
                <text:p>-15.140831146280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88">
                <text:p>0.088</text:p>
              </table:table-cell>
              <table:table-cell office:value-type="float" office:value="10.1871781181336">
                <text:p>10.1871781181336</text:p>
              </table:table-cell>
              <table:table-cell office:value-type="float" office:value="-15.306743508236">
                <text:p>-15.30674350823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89">
                <text:p>0.089</text:p>
              </table:table-cell>
              <table:table-cell office:value-type="float" office:value="10.1802660142131">
                <text:p>10.1802660142131</text:p>
              </table:table-cell>
              <table:table-cell office:value-type="float" office:value="-15.472393301141">
                <text:p>-15.47239330114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9">
                <text:p>0.09</text:p>
              </table:table-cell>
              <table:table-cell office:value-type="float" office:value="10.1732869777775">
                <text:p>10.1732869777775</text:p>
              </table:table-cell>
              <table:table-cell office:value-type="float" office:value="-15.637778385194">
                <text:p>-15.63777838519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91">
                <text:p>0.091</text:p>
              </table:table-cell>
              <table:table-cell office:value-type="float" office:value="10.166241348705">
                <text:p>10.166241348705</text:p>
              </table:table-cell>
              <table:table-cell office:value-type="float" office:value="-15.8028966450709">
                <text:p>-15.802896645070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92">
                <text:p>0.092</text:p>
              </table:table-cell>
              <table:table-cell office:value-type="float" office:value="10.1591294688066">
                <text:p>10.1591294688066</text:p>
              </table:table-cell>
              <table:table-cell office:value-type="float" office:value="-15.967745989995">
                <text:p>-15.96774598999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93">
                <text:p>0.093</text:p>
              </table:table-cell>
              <table:table-cell office:value-type="float" office:value="10.1519516817775">
                <text:p>10.1519516817775</text:p>
              </table:table-cell>
              <table:table-cell office:value-type="float" office:value="-16.1323243538029">
                <text:p>-16.132324353802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94">
                <text:p>0.094</text:p>
              </table:table-cell>
              <table:table-cell office:value-type="float" office:value="10.1447083331475">
                <text:p>10.1447083331475</text:p>
              </table:table-cell>
              <table:table-cell office:value-type="float" office:value="-16.2966296950041">
                <text:p>-16.296629695004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95">
                <text:p>0.095</text:p>
              </table:table-cell>
              <table:table-cell office:value-type="float" office:value="10.1373997702322">
                <text:p>10.1373997702322</text:p>
              </table:table-cell>
              <table:table-cell office:value-type="float" office:value="-16.4606599968374">
                <text:p>-16.460659996837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96">
                <text:p>0.096</text:p>
              </table:table-cell>
              <table:table-cell office:value-type="float" office:value="10.1300263420845">
                <text:p>10.1300263420845</text:p>
              </table:table-cell>
              <table:table-cell office:value-type="float" office:value="-16.624413267321">
                <text:p>-16.62441326732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97">
                <text:p>0.097</text:p>
              </table:table-cell>
              <table:table-cell office:value-type="float" office:value="10.1225883994449">
                <text:p>10.1225883994449</text:p>
              </table:table-cell>
              <table:table-cell office:value-type="float" office:value="-16.7878875392987">
                <text:p>-16.787887539298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98">
                <text:p>0.098</text:p>
              </table:table-cell>
              <table:table-cell office:value-type="float" office:value="10.1150862946935">
                <text:p>10.1150862946935</text:p>
              </table:table-cell>
              <table:table-cell office:value-type="float" office:value="-16.9510808704809">
                <text:p>-16.951080870480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99">
                <text:p>0.099</text:p>
              </table:table-cell>
              <table:table-cell office:value-type="float" office:value="10.1075203818012">
                <text:p>10.1075203818012</text:p>
              </table:table-cell>
              <table:table-cell office:value-type="float" office:value="-17.1139913434809">
                <text:p>-17.113991343480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1">
                <text:p>0.1</text:p>
              </table:table-cell>
              <table:table-cell office:value-type="float" office:value="10.0998910162811">
                <text:p>10.0998910162811</text:p>
              </table:table-cell>
              <table:table-cell office:value-type="float" office:value="-17.2766170658466">
                <text:p>-17.276617065846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11">
                <text:p>0.11</text:p>
              </table:table-cell>
              <table:table-cell office:value-type="float" office:value="10.0201866860372">
                <text:p>10.0201866860372</text:p>
              </table:table-cell>
              <table:table-cell office:value-type="float" office:value="-18.8868145336552">
                <text:p>-18.886814533655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12">
                <text:p>0.12</text:p>
              </table:table-cell>
              <table:table-cell office:value-type="float" office:value="9.9345377735708">
                <text:p>9.9345377735708</text:p>
              </table:table-cell>
              <table:table-cell office:value-type="float" office:value="-20.46664083897">
                <text:p>-20.4666408389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13">
                <text:p>0.13</text:p>
              </table:table-cell>
              <table:table-cell office:value-type="float" office:value="9.8433178636484">
                <text:p>9.8433178636484</text:p>
              </table:table-cell>
              <table:table-cell office:value-type="float" office:value="-22.0146149852788">
                <text:p>-22.014614985278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14">
                <text:p>0.14</text:p>
              </table:table-cell>
              <table:table-cell office:value-type="float" office:value="9.74690591364104">
                <text:p>9.74690591364104</text:p>
              </table:table-cell>
              <table:table-cell office:value-type="float" office:value="-23.5295007177401">
                <text:p>-23.529500717740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15">
                <text:p>0.15</text:p>
              </table:table-cell>
              <table:table-cell office:value-type="float" office:value="9.64568216805563">
                <text:p>9.64568216805563</text:p>
              </table:table-cell>
              <table:table-cell office:value-type="float" office:value="-25.0102987849731">
                <text:p>-25.010298784973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16">
                <text:p>0.16</text:p>
              </table:table-cell>
              <table:table-cell office:value-type="float" office:value="9.54002446937211">
                <text:p>9.54002446937211</text:p>
              </table:table-cell>
              <table:table-cell office:value-type="float" office:value="-26.4562362709931">
                <text:p>-26.456236270993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17">
                <text:p>0.17</text:p>
              </table:table-cell>
              <table:table-cell office:value-type="float" office:value="9.43030500077449">
                <text:p>9.43030500077449</text:p>
              </table:table-cell>
              <table:table-cell office:value-type="float" office:value="-27.8667536052632">
                <text:p>-27.866753605263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18">
                <text:p>0.18</text:p>
              </table:table-cell>
              <table:table-cell office:value-type="float" office:value="9.31688747763574">
                <text:p>9.31688747763574</text:p>
              </table:table-cell>
              <table:table-cell office:value-type="float" office:value="-29.2414898427377">
                <text:p>-29.241489842737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19">
                <text:p>0.19</text:p>
              </table:table-cell>
              <table:table-cell office:value-type="float" office:value="9.20012478835563">
                <text:p>9.20012478835563</text:p>
              </table:table-cell>
              <table:table-cell office:value-type="float" office:value="-30.5802667683169">
                <text:p>-30.580266768316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2">
                <text:p>0.2</text:p>
              </table:table-cell>
              <table:table-cell office:value-type="float" office:value="9.080357071716">
                <text:p>9.080357071716</text:p>
              </table:table-cell>
              <table:table-cell office:value-type="float" office:value="-31.8830723272936">
                <text:p>-31.883072327293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21">
                <text:p>0.21</text:p>
              </table:table-cell>
              <table:table-cell office:value-type="float" office:value="8.95791020741266">
                <text:p>8.95791020741266</text:p>
              </table:table-cell>
              <table:table-cell office:value-type="float" office:value="-33.1500438208075">
                <text:p>-33.150043820807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22">
                <text:p>0.22</text:p>
              </table:table-cell>
              <table:table-cell office:value-type="float" office:value="8.83309468875664">
                <text:p>8.83309468875664</text:p>
              </table:table-cell>
              <table:table-cell office:value-type="float" office:value="-34.3814512380322">
                <text:p>-34.381451238032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23">
                <text:p>0.23</text:p>
              </table:table-cell>
              <table:table-cell office:value-type="float" office:value="8.70620484146934">
                <text:p>8.70620484146934</text:p>
              </table:table-cell>
              <table:table-cell office:value-type="float" office:value="-35.5776810289371">
                <text:p>-35.577681028937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24">
                <text:p>0.24</text:p>
              </table:table-cell>
              <table:table-cell office:value-type="float" office:value="8.57751834969816">
                <text:p>8.57751834969816</text:p>
              </table:table-cell>
              <table:table-cell office:value-type="float" office:value="-36.7392205562017">
                <text:p>-36.739220556201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25">
                <text:p>0.25</text:p>
              </table:table-cell>
              <table:table-cell office:value-type="float" office:value="8.44729604947343">
                <text:p>8.44729604947343</text:p>
              </table:table-cell>
              <table:table-cell office:value-type="float" office:value="-37.8666434045122">
                <text:p>-37.866643404512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26">
                <text:p>0.26</text:p>
              </table:table-cell>
              <table:table-cell office:value-type="float" office:value="8.31578195043014">
                <text:p>8.31578195043014</text:p>
              </table:table-cell>
              <table:table-cell office:value-type="float" office:value="-38.9605956715151">
                <text:p>-38.960595671515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27">
                <text:p>0.27</text:p>
              </table:table-cell>
              <table:table-cell office:value-type="float" office:value="8.18320344835798">
                <text:p>8.18320344835798</text:p>
              </table:table-cell>
              <table:table-cell office:value-type="float" office:value="-40.0217833179184">
                <text:p>-40.021783317918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28">
                <text:p>0.28</text:p>
              </table:table-cell>
              <table:table-cell office:value-type="float" office:value="8.04977169369019">
                <text:p>8.04977169369019</text:p>
              </table:table-cell>
              <table:table-cell office:value-type="float" office:value="-41.0509606148476">
                <text:p>-41.050960614847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29">
                <text:p>0.29</text:p>
              </table:table-cell>
              <table:table-cell office:value-type="float" office:value="7.91568208410536">
                <text:p>7.91568208410536</text:p>
              </table:table-cell>
              <table:table-cell office:value-type="float" office:value="-42.0489196943798">
                <text:p>-42.048919694379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3">
                <text:p>0.3</text:p>
              </table:table-cell>
              <table:table-cell office:value-type="float" office:value="7.7811148527605">
                <text:p>7.7811148527605</text:p>
              </table:table-cell>
              <table:table-cell office:value-type="float" office:value="-43.016481183714">
                <text:p>-43.01648118371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31">
                <text:p>0.31</text:p>
              </table:table-cell>
              <table:table-cell office:value-type="float" office:value="7.646235727108">
                <text:p>7.646235727108</text:p>
              </table:table-cell>
              <table:table-cell office:value-type="float" office:value="-43.9544858840239">
                <text:p>-43.954485884023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32">
                <text:p>0.32</text:p>
              </table:table-cell>
              <table:table-cell office:value-type="float" office:value="7.51119663663031">
                <text:p>7.51119663663031</text:p>
              </table:table-cell>
              <table:table-cell office:value-type="float" office:value="-44.8637874409168">
                <text:p>-44.863787440916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33">
                <text:p>0.33</text:p>
              </table:table-cell>
              <table:table-cell office:value-type="float" office:value="7.37613645105034">
                <text:p>7.37613645105034</text:p>
              </table:table-cell>
              <table:table-cell office:value-type="float" office:value="-45.7452459438031">
                <text:p>-45.745245943803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34">
                <text:p>0.34</text:p>
              </table:table-cell>
              <table:table-cell office:value-type="float" office:value="7.24118173357337">
                <text:p>7.24118173357337</text:p>
              </table:table-cell>
              <table:table-cell office:value-type="float" office:value="-46.5997223855926">
                <text:p>-46.599722385592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35">
                <text:p>0.35</text:p>
              </table:table-cell>
              <table:table-cell office:value-type="float" office:value="7.10644749644543">
                <text:p>7.10644749644543</text:p>
              </table:table-cell>
              <table:table-cell office:value-type="float" office:value="-47.4280739112679">
                <text:p>-47.428073911267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36">
                <text:p>0.36</text:p>
              </table:table-cell>
              <table:table-cell office:value-type="float" office:value="6.97203794855284">
                <text:p>6.97203794855284</text:p>
              </table:table-cell>
              <table:table-cell office:value-type="float" office:value="-48.231149783389">
                <text:p>-48.23114978338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37">
                <text:p>0.37</text:p>
              </table:table-cell>
              <table:table-cell office:value-type="float" office:value="6.83804722693517">
                <text:p>6.83804722693517</text:p>
              </table:table-cell>
              <table:table-cell office:value-type="float" office:value="-49.0097879939027">
                <text:p>-49.009787993902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38">
                <text:p>0.38</text:p>
              </table:table-cell>
              <table:table-cell office:value-type="float" office:value="6.70456010594586">
                <text:p>6.70456010594586</text:p>
              </table:table-cell>
              <table:table-cell office:value-type="float" office:value="-49.7648124542776">
                <text:p>-49.764812454277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39">
                <text:p>0.39</text:p>
              </table:table-cell>
              <table:table-cell office:value-type="float" office:value="6.5716526793878">
                <text:p>6.5716526793878</text:p>
              </table:table-cell>
              <table:table-cell office:value-type="float" office:value="-50.4970306995693">
                <text:p>-50.497030699569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4">
                <text:p>0.4</text:p>
              </table:table-cell>
              <table:table-cell office:value-type="float" office:value="6.43939301229683">
                <text:p>6.43939301229683</text:p>
              </table:table-cell>
              <table:table-cell office:value-type="float" office:value="-51.2072320462048">
                <text:p>-51.207232046204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41">
                <text:p>0.41</text:p>
              </table:table-cell>
              <table:table-cell office:value-type="float" office:value="6.307841760167">
                <text:p>6.307841760167</text:p>
              </table:table-cell>
              <table:table-cell office:value-type="float" office:value="-51.896186147813">
                <text:p>-51.89618614781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42">
                <text:p>0.42</text:p>
              </table:table-cell>
              <table:table-cell office:value-type="float" office:value="6.17705275433358">
                <text:p>6.17705275433358</text:p>
              </table:table-cell>
              <table:table-cell office:value-type="float" office:value="-52.5646418981047">
                <text:p>-52.564641898104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43">
                <text:p>0.43</text:p>
              </table:table-cell>
              <table:table-cell office:value-type="float" office:value="6.04707355297723">
                <text:p>6.04707355297723</text:p>
              </table:table-cell>
              <table:table-cell office:value-type="float" office:value="-53.213326634475">
                <text:p>-53.21332663447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44">
                <text:p>0.44</text:p>
              </table:table-cell>
              <table:table-cell office:value-type="float" office:value="5.91794595780896">
                <text:p>5.91794595780896</text:p>
              </table:table-cell>
              <table:table-cell office:value-type="float" office:value="-53.8429456005513">
                <text:p>-53.842945600551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45">
                <text:p>0.45</text:p>
              </table:table-cell>
              <table:table-cell office:value-type="float" office:value="5.78970649696228">
                <text:p>5.78970649696228</text:p>
              </table:table-cell>
              <table:table-cell office:value-type="float" office:value="-54.4541816302548">
                <text:p>-54.454181630254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46">
                <text:p>0.46</text:p>
              </table:table-cell>
              <table:table-cell office:value-type="float" office:value="5.66238687497686">
                <text:p>5.66238687497686</text:p>
              </table:table-cell>
              <table:table-cell office:value-type="float" office:value="-55.0476950200363">
                <text:p>-55.047695020036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47">
                <text:p>0.47</text:p>
              </table:table-cell>
              <table:table-cell office:value-type="float" office:value="5.53601439102368">
                <text:p>5.53601439102368</text:p>
              </table:table-cell>
              <table:table-cell office:value-type="float" office:value="-55.6241235597532">
                <text:p>-55.624123559753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479999999999999">
                <text:p>0.479999999999999</text:p>
              </table:table-cell>
              <table:table-cell office:value-type="float" office:value="5.41061232671216">
                <text:p>5.41061232671216</text:p>
              </table:table-cell>
              <table:table-cell office:value-type="float" office:value="-56.1840826961588">
                <text:p>-56.184082696158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489999999999999">
                <text:p>0.489999999999999</text:p>
              </table:table-cell>
              <table:table-cell office:value-type="float" office:value="5.28620030494728">
                <text:p>5.28620030494728</text:p>
              </table:table-cell>
              <table:table-cell office:value-type="float" office:value="-56.7281658061723">
                <text:p>-56.728165806172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5">
                <text:p>0.5</text:p>
              </table:table-cell>
              <table:table-cell office:value-type="float" office:value="5.16279462138306">
                <text:p>5.16279462138306</text:p>
              </table:table-cell>
              <table:table-cell office:value-type="float" office:value="-57.2569445599927">
                <text:p>-57.256944559992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509999999999999">
                <text:p>0.509999999999999</text:p>
              </table:table-cell>
              <table:table-cell office:value-type="float" office:value="5.04040855005536">
                <text:p>5.04040855005536</text:p>
              </table:table-cell>
              <table:table-cell office:value-type="float" office:value="-57.7709693567302">
                <text:p>-57.770969356730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519999999999999">
                <text:p>0.519999999999999</text:p>
              </table:table-cell>
              <table:table-cell office:value-type="float" office:value="4.91905262478309">
                <text:p>4.91905262478309</text:p>
              </table:table-cell>
              <table:table-cell office:value-type="float" office:value="-58.2707698175579">
                <text:p>-58.270769817557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529999999999999">
                <text:p>0.529999999999999</text:p>
              </table:table-cell>
              <table:table-cell office:value-type="float" office:value="4.79873489790784">
                <text:p>4.79873489790784</text:p>
              </table:table-cell>
              <table:table-cell office:value-type="float" office:value="-58.7568553234654">
                <text:p>-58.756855323465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539999999999999">
                <text:p>0.539999999999999</text:p>
              </table:table-cell>
              <table:table-cell office:value-type="float" office:value="4.67946117790404">
                <text:p>4.67946117790404</text:p>
              </table:table-cell>
              <table:table-cell office:value-type="float" office:value="-59.2297155865344">
                <text:p>-59.229715586534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549999999999999">
                <text:p>0.549999999999999</text:p>
              </table:table-cell>
              <table:table-cell office:value-type="float" office:value="4.56123524734025">
                <text:p>4.56123524734025</text:p>
              </table:table-cell>
              <table:table-cell office:value-type="float" office:value="-59.6898212452829">
                <text:p>-59.689821245282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559999999999999">
                <text:p>0.559999999999999</text:p>
              </table:table-cell>
              <table:table-cell office:value-type="float" office:value="4.44405906261095">
                <text:p>4.44405906261095</text:p>
              </table:table-cell>
              <table:table-cell office:value-type="float" office:value="-60.1376244760486">
                <text:p>-60.137624476048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569999999999999">
                <text:p>0.569999999999999</text:p>
              </table:table-cell>
              <table:table-cell office:value-type="float" office:value="4.32793293679014">
                <text:p>4.32793293679014</text:p>
              </table:table-cell>
              <table:table-cell office:value-type="float" office:value="-60.5735596136359">
                <text:p>-60.573559613635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579999999999999">
                <text:p>0.579999999999999</text:p>
              </table:table-cell>
              <table:table-cell office:value-type="float" office:value="4.21285570688583">
                <text:p>4.21285570688583</text:p>
              </table:table-cell>
              <table:table-cell office:value-type="float" office:value="-60.9980437755374">
                <text:p>-60.998043775537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589999999999999">
                <text:p>0.589999999999999</text:p>
              </table:table-cell>
              <table:table-cell office:value-type="float" office:value="4.09882488670095">
                <text:p>4.09882488670095</text:p>
              </table:table-cell>
              <table:table-cell office:value-type="float" office:value="-61.4114774849948">
                <text:p>-61.411477484994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599999999999999">
                <text:p>0.599999999999999</text:p>
              </table:table-cell>
              <table:table-cell office:value-type="float" office:value="3.98583680643125">
                <text:p>3.98583680643125</text:p>
              </table:table-cell>
              <table:table-cell office:value-type="float" office:value="-61.8142452889822">
                <text:p>-61.814245288982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609999999999999">
                <text:p>0.609999999999999</text:p>
              </table:table-cell>
              <table:table-cell office:value-type="float" office:value="3.87388674005777">
                <text:p>3.87388674005777</text:p>
              </table:table-cell>
              <table:table-cell office:value-type="float" office:value="-62.2067163679095">
                <text:p>-62.206716367909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619999999999999">
                <text:p>0.619999999999999</text:p>
              </table:table-cell>
              <table:table-cell office:value-type="float" office:value="3.7629690215191">
                <text:p>3.7629690215191</text:p>
              </table:table-cell>
              <table:table-cell office:value-type="float" office:value="-62.5892451344529">
                <text:p>-62.589245134452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629999999999999">
                <text:p>0.629999999999999</text:p>
              </table:table-cell>
              <table:table-cell office:value-type="float" office:value="3.65307715057978">
                <text:p>3.65307715057978</text:p>
              </table:table-cell>
              <table:table-cell office:value-type="float" office:value="-62.962171819448">
                <text:p>-62.96217181944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639999999999999">
                <text:p>0.639999999999999</text:p>
              </table:table-cell>
              <table:table-cell office:value-type="float" office:value="3.54420388924433">
                <text:p>3.54420388924433</text:p>
              </table:table-cell>
              <table:table-cell office:value-type="float" office:value="-63.3258230432286">
                <text:p>-63.325823043228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649999999999999">
                <text:p>0.649999999999999</text:p>
              </table:table-cell>
              <table:table-cell office:value-type="float" office:value="3.43634134950343">
                <text:p>3.43634134950343</text:p>
              </table:table-cell>
              <table:table-cell office:value-type="float" office:value="-63.6805123711799">
                <text:p>-63.680512371179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659999999999999">
                <text:p>0.659999999999999</text:p>
              </table:table-cell>
              <table:table-cell office:value-type="float" office:value="3.32948107313873">
                <text:p>3.32948107313873</text:p>
              </table:table-cell>
              <table:table-cell office:value-type="float" office:value="-64.0265408525975">
                <text:p>-64.026540852597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669999999999999">
                <text:p>0.669999999999999</text:p>
              </table:table-cell>
              <table:table-cell office:value-type="float" office:value="3.22361410425663">
                <text:p>3.22361410425663</text:p>
              </table:table-cell>
              <table:table-cell office:value-type="float" office:value="-64.3641975422217">
                <text:p>-64.364197542221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679999999999999">
                <text:p>0.679999999999999</text:p>
              </table:table-cell>
              <table:table-cell office:value-type="float" office:value="3.11873105516848">
                <text:p>3.11873105516848</text:p>
              </table:table-cell>
              <table:table-cell office:value-type="float" office:value="-64.6937600040461">
                <text:p>-64.693760004046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689999999999999">
                <text:p>0.689999999999999</text:p>
              </table:table-cell>
              <table:table-cell office:value-type="float" office:value="3.01482216618535">
                <text:p>3.01482216618535</text:p>
              </table:table-cell>
              <table:table-cell office:value-type="float" office:value="-65.015494797194">
                <text:p>-65.01549479719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699999999999999">
                <text:p>0.699999999999999</text:p>
              </table:table-cell>
              <table:table-cell office:value-type="float" office:value="2.91187735984956">
                <text:p>2.91187735984956</text:p>
              </table:table-cell>
              <table:table-cell office:value-type="float" office:value="-65.3296579438164">
                <text:p>-65.329657943816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709999999999999">
                <text:p>0.709999999999999</text:p>
              </table:table-cell>
              <table:table-cell office:value-type="float" office:value="2.8098862900825">
                <text:p>2.8098862900825</text:p>
              </table:table-cell>
              <table:table-cell office:value-type="float" office:value="-65.6364953791">
                <text:p>-65.636495379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719999999999999">
                <text:p>0.719999999999999</text:p>
              </table:table-cell>
              <table:table-cell office:value-type="float" office:value="2.70883838668881">
                <text:p>2.70883838668881</text:p>
              </table:table-cell>
              <table:table-cell office:value-type="float" office:value="-65.9362433835796">
                <text:p>-65.936243383579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729999999999999">
                <text:p>0.729999999999999</text:p>
              </table:table-cell>
              <table:table-cell office:value-type="float" office:value="2.60872289562034">
                <text:p>2.60872289562034</text:p>
              </table:table-cell>
              <table:table-cell office:value-type="float" office:value="-66.2291289980403">
                <text:p>-66.229128998040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739999999999999">
                <text:p>0.739999999999999</text:p>
              </table:table-cell>
              <table:table-cell office:value-type="float" office:value="2.50952891536952">
                <text:p>2.50952891536952</text:p>
              </table:table-cell>
              <table:table-cell office:value-type="float" office:value="-66.5153704213637">
                <text:p>-66.515370421363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749999999999999">
                <text:p>0.749999999999999</text:p>
              </table:table-cell>
              <table:table-cell office:value-type="float" office:value="2.41124542983077">
                <text:p>2.41124542983077</text:p>
              </table:table-cell>
              <table:table-cell office:value-type="float" office:value="-66.7951773917272">
                <text:p>-66.795177391727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759999999999999">
                <text:p>0.759999999999999</text:p>
              </table:table-cell>
              <table:table-cell office:value-type="float" office:value="2.31386133793986">
                <text:p>2.31386133793986</text:p>
              </table:table-cell>
              <table:table-cell office:value-type="float" office:value="-67.0687515516088">
                <text:p>-67.068751551608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769999999999999">
                <text:p>0.769999999999999</text:p>
              </table:table-cell>
              <table:table-cell office:value-type="float" office:value="2.21736548037472">
                <text:p>2.21736548037472</text:p>
              </table:table-cell>
              <table:table-cell office:value-type="float" office:value="-67.3362867970829">
                <text:p>-67.336286797082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779999999999999">
                <text:p>0.779999999999999</text:p>
              </table:table-cell>
              <table:table-cell office:value-type="float" office:value="2.1217466635772">
                <text:p>2.1217466635772</text:p>
              </table:table-cell>
              <table:table-cell office:value-type="float" office:value="-67.5979696119105">
                <text:p>-67.597969611910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789999999999999">
                <text:p>0.789999999999999</text:p>
              </table:table-cell>
              <table:table-cell office:value-type="float" office:value="2.02699368133278">
                <text:p>2.02699368133278</text:p>
              </table:table-cell>
              <table:table-cell office:value-type="float" office:value="-67.8539793869484">
                <text:p>-67.853979386948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799999999999999">
                <text:p>0.799999999999999</text:p>
              </table:table-cell>
              <table:table-cell office:value-type="float" office:value="1.93309533412523">
                <text:p>1.93309533412523</text:p>
              </table:table-cell>
              <table:table-cell office:value-type="float" office:value="-68.1044887254044">
                <text:p>-68.104488725404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809999999999999">
                <text:p>0.809999999999999</text:p>
              </table:table-cell>
              <table:table-cell office:value-type="float" office:value="1.84004044646415">
                <text:p>1.84004044646415</text:p>
              </table:table-cell>
              <table:table-cell office:value-type="float" office:value="-68.3496637344735">
                <text:p>-68.349663734473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819999999999999">
                <text:p>0.819999999999999</text:p>
              </table:table-cell>
              <table:table-cell office:value-type="float" office:value="1.74781788236656">
                <text:p>1.74781788236656</text:p>
              </table:table-cell>
              <table:table-cell office:value-type="float" office:value="-68.5896643038849">
                <text:p>-68.589664303884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829999999999999">
                <text:p>0.829999999999999</text:p>
              </table:table-cell>
              <table:table-cell office:value-type="float" office:value="1.65641655915787">
                <text:p>1.65641655915787</text:p>
              </table:table-cell>
              <table:table-cell office:value-type="float" office:value="-68.8246443718878">
                <text:p>-68.824644371887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839999999999999">
                <text:p>0.839999999999999</text:p>
              </table:table-cell>
              <table:table-cell office:value-type="float" office:value="1.56582545974334">
                <text:p>1.56582545974334</text:p>
              </table:table-cell>
              <table:table-cell office:value-type="float" office:value="-69.0547521791942">
                <text:p>-69.054752179194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849999999999999">
                <text:p>0.849999999999999</text:p>
              </table:table-cell>
              <table:table-cell office:value-type="float" office:value="1.47603364348796">
                <text:p>1.47603364348796</text:p>
              </table:table-cell>
              <table:table-cell office:value-type="float" office:value="-69.280130511388">
                <text:p>-69.28013051138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859999999999999">
                <text:p>0.859999999999999</text:p>
              </table:table-cell>
              <table:table-cell office:value-type="float" office:value="1.38703025583076">
                <text:p>1.38703025583076</text:p>
              </table:table-cell>
              <table:table-cell office:value-type="float" office:value="-69.5009169302971">
                <text:p>-69.500916930297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869999999999999">
                <text:p>0.869999999999999</text:p>
              </table:table-cell>
              <table:table-cell office:value-type="float" office:value="1.29880453674855">
                <text:p>1.29880453674855</text:p>
              </table:table-cell>
              <table:table-cell office:value-type="float" office:value="-69.7172439948112">
                <text:p>-69.717243994811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879999999999999">
                <text:p>0.879999999999999</text:p>
              </table:table-cell>
              <table:table-cell office:value-type="float" office:value="1.21134582817425">
                <text:p>1.21134582817425</text:p>
              </table:table-cell>
              <table:table-cell office:value-type="float" office:value="-69.9292394716165">
                <text:p>-69.929239471616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889999999999999">
                <text:p>0.889999999999999</text:p>
              </table:table-cell>
              <table:table-cell office:value-type="float" office:value="1.12464358046548">
                <text:p>1.12464358046548</text:p>
              </table:table-cell>
              <table:table-cell office:value-type="float" office:value="-70.1370265362985">
                <text:p>-70.137026536298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899999999999999">
                <text:p>0.899999999999999</text:p>
              </table:table-cell>
              <table:table-cell office:value-type="float" office:value="1.03868735801121">
                <text:p>1.03868735801121</text:p>
              </table:table-cell>
              <table:table-cell office:value-type="float" office:value="-70.3407239652532">
                <text:p>-70.340723965253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909999999999999">
                <text:p>0.909999999999999</text:p>
              </table:table-cell>
              <table:table-cell office:value-type="float" office:value="0.953466844056138">
                <text:p>0.953466844056138</text:p>
              </table:table-cell>
              <table:table-cell office:value-type="float" office:value="-70.5404463188284">
                <text:p>-70.540446318828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919999999999999">
                <text:p>0.919999999999999</text:p>
              </table:table-cell>
              <table:table-cell office:value-type="float" office:value="0.868971844815861">
                <text:p>0.868971844815861</text:p>
              </table:table-cell>
              <table:table-cell office:value-type="float" office:value="-70.7363041161002">
                <text:p>-70.736304116100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929999999999999">
                <text:p>0.929999999999999</text:p>
              </table:table-cell>
              <table:table-cell office:value-type="float" office:value="0.785192292949331">
                <text:p>0.785192292949331</text:p>
              </table:table-cell>
              <table:table-cell office:value-type="float" office:value="-70.9284040016758">
                <text:p>-70.928404001675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939999999999999">
                <text:p>0.939999999999999</text:p>
              </table:table-cell>
              <table:table-cell office:value-type="float" office:value="0.702118250449385">
                <text:p>0.702118250449385</text:p>
              </table:table-cell>
              <table:table-cell office:value-type="float" office:value="-71.1168489048961">
                <text:p>-71.116848904896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949999999999999">
                <text:p>0.949999999999999</text:p>
              </table:table-cell>
              <table:table-cell office:value-type="float" office:value="0.619739911006743">
                <text:p>0.619739911006743</text:p>
              </table:table-cell>
              <table:table-cell office:value-type="float" office:value="-71.3017381917962">
                <text:p>-71.301738191796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959999999999999">
                <text:p>0.959999999999999</text:p>
              </table:table-cell>
              <table:table-cell office:value-type="float" office:value="0.538047601898049">
                <text:p>0.538047601898049</text:p>
              </table:table-cell>
              <table:table-cell office:value-type="float" office:value="-71.4831678101669">
                <text:p>-71.483167810166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969999999999999">
                <text:p>0.969999999999999</text:p>
              </table:table-cell>
              <table:table-cell office:value-type="float" office:value="0.457031785444131">
                <text:p>0.457031785444131</text:p>
              </table:table-cell>
              <table:table-cell office:value-type="float" office:value="-71.6612304280437">
                <text:p>-71.661230428043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979999999999999">
                <text:p>0.979999999999999</text:p>
              </table:table-cell>
              <table:table-cell office:value-type="float" office:value="0.376683060080515">
                <text:p>0.376683060080515</text:p>
              </table:table-cell>
              <table:table-cell office:value-type="float" office:value="-71.8360155659374">
                <text:p>-71.836015565937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989999999999999">
                <text:p>0.989999999999999</text:p>
              </table:table-cell>
              <table:table-cell office:value-type="float" office:value="0.296992161078656">
                <text:p>0.296992161078656</text:p>
              </table:table-cell>
              <table:table-cell office:value-type="float" office:value="-72.0076097231047">
                <text:p>-72.007609723104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999999999999999">
                <text:p>0.999999999999999</text:p>
              </table:table-cell>
              <table:table-cell office:value-type="float" office:value="0.217949960952851">
                <text:p>0.217949960952851</text:p>
              </table:table-cell>
              <table:table-cell office:value-type="float" office:value="-72.1760964981427">
                <text:p>-72.176096498142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1">
                <text:p>1.1</text:p>
              </table:table-cell>
              <table:table-cell office:value-type="float" office:value="-0.538703947104837">
                <text:p>-0.538703947104837</text:p>
              </table:table-cell>
              <table:table-cell office:value-type="float" office:value="-73.7065919218133">
                <text:p>-73.706591921813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2">
                <text:p>1.2</text:p>
              </table:table-cell>
              <table:table-cell office:value-type="float" office:value="-1.23952942359611">
                <text:p>-1.23952942359611</text:p>
              </table:table-cell>
              <table:table-cell office:value-type="float" office:value="-75.0006189241445">
                <text:p>-75.000618924144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3">
                <text:p>1.3</text:p>
              </table:table-cell>
              <table:table-cell office:value-type="float" office:value="-1.89152458598353">
                <text:p>-1.89152458598353</text:p>
              </table:table-cell>
              <table:table-cell office:value-type="float" office:value="-76.1079880816753">
                <text:p>-76.107988081675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4">
                <text:p>1.4</text:p>
              </table:table-cell>
              <table:table-cell office:value-type="float" office:value="-2.50059403391762">
                <text:p>-2.50059403391762</text:p>
              </table:table-cell>
              <table:table-cell office:value-type="float" office:value="-77.0656944562822">
                <text:p>-77.065694456282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.5">
                <text:p>1.5</text:p>
              </table:table-cell>
              <table:table-cell office:value-type="float" office:value="-3.0717228616184">
                <text:p>-3.0717228616184</text:p>
              </table:table-cell>
              <table:table-cell office:value-type="float" office:value="-77.9017163515519">
                <text:p>-77.901716351551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.6">
                <text:p>1.6</text:p>
              </table:table-cell>
              <table:table-cell office:value-type="float" office:value="-3.60913396100856">
                <text:p>-3.60913396100856</text:p>
              </table:table-cell>
              <table:table-cell office:value-type="float" office:value="-78.6375627750929">
                <text:p>-78.637562775092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7">
                <text:p>1.7</text:p>
              </table:table-cell>
              <table:table-cell office:value-type="float" office:value="-4.11642143049706">
                <text:p>-4.11642143049706</text:p>
              </table:table-cell>
              <table:table-cell office:value-type="float" office:value="-79.2900164809879">
                <text:p>-79.290016480987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8">
                <text:p>1.8</text:p>
              </table:table-cell>
              <table:table-cell office:value-type="float" office:value="-4.59666054699359">
                <text:p>-4.59666054699359</text:p>
              </table:table-cell>
              <table:table-cell office:value-type="float" office:value="-79.8723495643461">
                <text:p>-79.872349564346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9">
                <text:p>1.9</text:p>
              </table:table-cell>
              <table:table-cell office:value-type="float" office:value="-5.05249729033953">
                <text:p>-5.05249729033953</text:p>
              </table:table-cell>
              <table:table-cell office:value-type="float" office:value="-80.3951864523863">
                <text:p>-80.395186452386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">
                <text:p>2</text:p>
              </table:table-cell>
              <table:table-cell office:value-type="float" office:value="-5.48622090016154">
                <text:p>-5.48622090016154</text:p>
              </table:table-cell>
              <table:table-cell office:value-type="float" office:value="-80.867126777113">
                <text:p>-80.86712677711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.1">
                <text:p>2.1</text:p>
              </table:table-cell>
              <table:table-cell office:value-type="float" office:value="-5.89982268002403">
                <text:p>-5.89982268002403</text:p>
              </table:table-cell>
              <table:table-cell office:value-type="float" office:value="-81.2952018576483">
                <text:p>-81.295201857648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.2">
                <text:p>2.2</text:p>
              </table:table-cell>
              <table:table-cell office:value-type="float" office:value="-6.29504377350703">
                <text:p>-6.29504377350703</text:p>
              </table:table-cell>
              <table:table-cell office:value-type="float" office:value="-81.6852139897321">
                <text:p>-81.685213989732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.3">
                <text:p>2.3</text:p>
              </table:table-cell>
              <table:table-cell office:value-type="float" office:value="-6.6734141314763">
                <text:p>-6.6734141314763</text:p>
              </table:table-cell>
              <table:table-cell office:value-type="float" office:value="-82.0419919325314">
                <text:p>-82.041991932531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.4">
                <text:p>2.4</text:p>
              </table:table-cell>
              <table:table-cell office:value-type="float" office:value="-7.03628444345607">
                <text:p>-7.03628444345607</text:p>
              </table:table-cell>
              <table:table-cell office:value-type="float" office:value="-82.3695856189027">
                <text:p>-82.369585618902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.5">
                <text:p>2.5</text:p>
              </table:table-cell>
              <table:table-cell office:value-type="float" office:value="-7.38485243663861">
                <text:p>-7.38485243663861</text:p>
              </table:table-cell>
              <table:table-cell office:value-type="float" office:value="-82.6714162072819">
                <text:p>-82.671416207281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.6">
                <text:p>2.6</text:p>
              </table:table-cell>
              <table:table-cell office:value-type="float" office:value="-7.72018464995177">
                <text:p>-7.72018464995177</text:p>
              </table:table-cell>
              <table:table-cell office:value-type="float" office:value="-82.9503929166622">
                <text:p>-82.950392916662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.7">
                <text:p>2.7</text:p>
              </table:table-cell>
              <table:table-cell office:value-type="float" office:value="-8.04323455699767">
                <text:p>-8.04323455699767</text:p>
              </table:table-cell>
              <table:table-cell office:value-type="float" office:value="-83.2090048731711">
                <text:p>-83.209004873171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.8">
                <text:p>2.8</text:p>
              </table:table-cell>
              <table:table-cell office:value-type="float" office:value="-8.35485772878193">
                <text:p>-8.35485772878193</text:p>
              </table:table-cell>
              <table:table-cell office:value-type="float" office:value="-83.4493939587707">
                <text:p>-83.449393958770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.9">
                <text:p>2.9</text:p>
              </table:table-cell>
              <table:table-cell office:value-type="float" office:value="-8.65582458435751">
                <text:p>-8.65582458435751</text:p>
              </table:table-cell>
              <table:table-cell office:value-type="float" office:value="-83.6734130734057">
                <text:p>-83.673413073405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">
                <text:p>3</text:p>
              </table:table-cell>
              <table:table-cell office:value-type="float" office:value="-8.94683116600436">
                <text:p>-8.94683116600436</text:p>
              </table:table-cell>
              <table:table-cell office:value-type="float" office:value="-83.8826730939533">
                <text:p>-83.882673093953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.1">
                <text:p>3.1</text:p>
              </table:table-cell>
              <table:table-cell office:value-type="float" office:value="-9.22850828832277">
                <text:p>-9.22850828832277</text:p>
              </table:table-cell>
              <table:table-cell office:value-type="float" office:value="-84.0785809983938">
                <text:p>-84.078580998393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.2">
                <text:p>3.2</text:p>
              </table:table-cell>
              <table:table-cell office:value-type="float" office:value="-9.50142934214461">
                <text:p>-9.50142934214461</text:p>
              </table:table-cell>
              <table:table-cell office:value-type="float" office:value="-84.2623710284943">
                <text:p>-84.262371028494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.3">
                <text:p>3.3</text:p>
              </table:table-cell>
              <table:table-cell office:value-type="float" office:value="-9.76611698021543">
                <text:p>-9.76611698021543</text:p>
              </table:table-cell>
              <table:table-cell office:value-type="float" office:value="-84.4351303252751">
                <text:p>-84.435130325275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.4">
                <text:p>3.4</text:p>
              </table:table-cell>
              <table:table-cell office:value-type="float" office:value="-10.0230488689105">
                <text:p>-10.0230488689105</text:p>
              </table:table-cell>
              <table:table-cell office:value-type="float" office:value="-84.5978201445671">
                <text:p>-84.597820144567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.5">
                <text:p>3.5</text:p>
              </table:table-cell>
              <table:table-cell office:value-type="float" office:value="-10.2726626563136">
                <text:p>-10.2726626563136</text:p>
              </table:table-cell>
              <table:table-cell office:value-type="float" office:value="-84.7512935142697">
                <text:p>-84.751293514269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.6">
                <text:p>3.6</text:p>
              </table:table-cell>
              <table:table-cell office:value-type="float" office:value="-10.5153602798872">
                <text:p>-10.5153602798872</text:p>
              </table:table-cell>
              <table:table-cell office:value-type="float" office:value="-84.8963100087139">
                <text:p>-84.896310008713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.7">
                <text:p>3.7</text:p>
              </table:table-cell>
              <table:table-cell office:value-type="float" office:value="-10.75151171522">
                <text:p>-10.75151171522</text:p>
              </table:table-cell>
              <table:table-cell office:value-type="float" office:value="-85.0335481732844">
                <text:p>-85.033548173284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.8">
                <text:p>3.8</text:p>
              </table:table-cell>
              <table:table-cell office:value-type="float" office:value="-10.9814582498061">
                <text:p>-10.9814582498061</text:p>
              </table:table-cell>
              <table:table-cell office:value-type="float" office:value="-85.1636160229562">
                <text:p>-85.163616022956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.9">
                <text:p>3.9</text:p>
              </table:table-cell>
              <table:table-cell office:value-type="float" office:value="-11.2055153516177">
                <text:p>-11.2055153516177</text:p>
              </table:table-cell>
              <table:table-cell office:value-type="float" office:value="-85.2870599535062">
                <text:p>-85.287059953506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">
                <text:p>4</text:p>
              </table:table-cell>
              <table:table-cell office:value-type="float" office:value="-11.4239751906788">
                <text:p>-11.4239751906788</text:p>
              </table:table-cell>
              <table:table-cell office:value-type="float" office:value="-85.404372337891">
                <text:p>-85.40437233789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.1">
                <text:p>4.1</text:p>
              </table:table-cell>
              <table:table-cell office:value-type="float" office:value="-11.6371088624143">
                <text:p>-11.6371088624143</text:p>
              </table:table-cell>
              <table:table-cell office:value-type="float" office:value="-85.5159980282169">
                <text:p>-85.515998028216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.2">
                <text:p>4.2</text:p>
              </table:table-cell>
              <table:table-cell office:value-type="float" office:value="-11.8451683537978">
                <text:p>-11.8451683537978</text:p>
              </table:table-cell>
              <table:table-cell office:value-type="float" office:value="-85.6223399425697">
                <text:p>-85.622339942569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.3">
                <text:p>4.3</text:p>
              </table:table-cell>
              <table:table-cell office:value-type="float" office:value="-12.0483882869406">
                <text:p>-12.0483882869406</text:p>
              </table:table-cell>
              <table:table-cell office:value-type="float" office:value="-85.7237638832456">
                <text:p>-85.723763883245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.4">
                <text:p>4.4</text:p>
              </table:table-cell>
              <table:table-cell office:value-type="float" office:value="-12.2469874694803">
                <text:p>-12.2469874694803</text:p>
              </table:table-cell>
              <table:table-cell office:value-type="float" office:value="-85.8206027067547">
                <text:p>-85.820602706754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.5">
                <text:p>4.5</text:p>
              </table:table-cell>
              <table:table-cell office:value-type="float" office:value="-12.4411702767367">
                <text:p>-12.4411702767367</text:p>
              </table:table-cell>
              <table:table-cell office:value-type="float" office:value="-85.9131599449355">
                <text:p>-85.913159944935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.6">
                <text:p>4.6</text:p>
              </table:table-cell>
              <table:table-cell office:value-type="float" office:value="-12.6311278869451">
                <text:p>-12.6311278869451</text:p>
              </table:table-cell>
              <table:table-cell office:value-type="float" office:value="-86.0017129595209">
                <text:p>-86.001712959520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.7">
                <text:p>4.7</text:p>
              </table:table-cell>
              <table:table-cell office:value-type="float" office:value="-12.8170393878102">
                <text:p>-12.8170393878102</text:p>
              </table:table-cell>
              <table:table-cell office:value-type="float" office:value="-86.0865156987">
                <text:p>-86.086515698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.8">
                <text:p>4.8</text:p>
              </table:table-cell>
              <table:table-cell office:value-type="float" office:value="-12.9990727700516">
                <text:p>-12.9990727700516</text:p>
              </table:table-cell>
              <table:table-cell office:value-type="float" office:value="-86.1678011129642">
                <text:p>-86.167801112964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.9">
                <text:p>4.9</text:p>
              </table:table-cell>
              <table:table-cell office:value-type="float" office:value="-13.1773858214411">
                <text:p>-13.1773858214411</text:p>
              </table:table-cell>
              <table:table-cell office:value-type="float" office:value="-86.2457832783062">
                <text:p>-86.245783278306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5">
                <text:p>5</text:p>
              </table:table-cell>
              <table:table-cell office:value-type="float" office:value="-13.3521269329986">
                <text:p>-13.3521269329986</text:p>
              </table:table-cell>
              <table:table-cell office:value-type="float" office:value="-86.3206592672552">
                <text:p>-86.320659267255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5.1">
                <text:p>5.1</text:p>
              </table:table-cell>
              <table:table-cell office:value-type="float" office:value="-13.5234358274543">
                <text:p>-13.5234358274543</text:p>
              </table:table-cell>
              <table:table-cell office:value-type="float" office:value="-86.3926108019615">
                <text:p>-86.392610801961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5.2">
                <text:p>5.2</text:p>
              </table:table-cell>
              <table:table-cell office:value-type="float" office:value="-13.6914442187615">
                <text:p>-13.6914442187615</text:p>
              </table:table-cell>
              <table:table-cell office:value-type="float" office:value="-86.4618057183499">
                <text:p>-86.461805718349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5.3">
                <text:p>5.3</text:p>
              </table:table-cell>
              <table:table-cell office:value-type="float" office:value="-13.856276410312">
                <text:p>-13.856276410312</text:p>
              </table:table-cell>
              <table:table-cell office:value-type="float" office:value="-86.5283992660302">
                <text:p>-86.528399266030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5.4">
                <text:p>5.4</text:p>
              </table:table-cell>
              <table:table-cell office:value-type="float" office:value="-14.0180498385385">
                <text:p>-14.0180498385385</text:p>
              </table:table-cell>
              <table:table-cell office:value-type="float" office:value="-86.5925352650396">
                <text:p>-86.592535265039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5.5">
                <text:p>5.5</text:p>
              </table:table-cell>
              <table:table-cell office:value-type="float" office:value="-14.1768755677556">
                <text:p>-14.1768755677556</text:p>
              </table:table-cell>
              <table:table-cell office:value-type="float" office:value="-86.6543471374613">
                <text:p>-86.654347137461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5.6">
                <text:p>5.6</text:p>
              </table:table-cell>
              <table:table-cell office:value-type="float" office:value="-14.3328587413764">
                <text:p>-14.3328587413764</text:p>
              </table:table-cell>
              <table:table-cell office:value-type="float" office:value="-86.7139588294114">
                <text:p>-86.713958829411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5.7">
                <text:p>5.7</text:p>
              </table:table-cell>
              <table:table-cell office:value-type="float" office:value="-14.4860989940224">
                <text:p>-14.4860989940224</text:p>
              </table:table-cell>
              <table:table-cell office:value-type="float" office:value="-86.7714856367364">
                <text:p>-86.771485636736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5.8">
                <text:p>5.8</text:p>
              </table:table-cell>
              <table:table-cell office:value-type="float" office:value="-14.6366908285114">
                <text:p>-14.6366908285114</text:p>
              </table:table-cell>
              <table:table-cell office:value-type="float" office:value="-86.8270349459396">
                <text:p>-86.827034945939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5.9">
                <text:p>5.9</text:p>
              </table:table-cell>
              <table:table-cell office:value-type="float" office:value="-14.7847239612428">
                <text:p>-14.7847239612428</text:p>
              </table:table-cell>
              <table:table-cell office:value-type="float" office:value="-86.8807069003108">
                <text:p>-86.880706900310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6">
                <text:p>6</text:p>
              </table:table-cell>
              <table:table-cell office:value-type="float" office:value="-14.930283639096">
                <text:p>-14.930283639096</text:p>
              </table:table-cell>
              <table:table-cell office:value-type="float" office:value="-86.9325949999119">
                <text:p>-86.932594999911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6.1">
                <text:p>6.1</text:p>
              </table:table-cell>
              <table:table-cell office:value-type="float" office:value="-15.073450930608">
                <text:p>-15.073450930608</text:p>
              </table:table-cell>
              <table:table-cell office:value-type="float" office:value="-86.9827866429519">
                <text:p>-86.982786642951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6.2">
                <text:p>6.2</text:p>
              </table:table-cell>
              <table:table-cell office:value-type="float" office:value="-15.2143029938876">
                <text:p>-15.2143029938876</text:p>
              </table:table-cell>
              <table:table-cell office:value-type="float" office:value="-87.031363615115">
                <text:p>-87.03136361511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6.3">
                <text:p>6.3</text:p>
              </table:table-cell>
              <table:table-cell office:value-type="float" office:value="-15.3529133234541">
                <text:p>-15.3529133234541</text:p>
              </table:table-cell>
              <table:table-cell office:value-type="float" office:value="-87.0784025325849">
                <text:p>-87.078402532584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6.4">
                <text:p>6.4</text:p>
              </table:table-cell>
              <table:table-cell office:value-type="float" office:value="-15.4893519779548">
                <text:p>-15.4893519779548</text:p>
              </table:table-cell>
              <table:table-cell office:value-type="float" office:value="-87.1239752437915">
                <text:p>-87.123975243791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6.5">
                <text:p>6.5</text:p>
              </table:table-cell>
              <table:table-cell office:value-type="float" office:value="-15.6236857905064">
                <text:p>-15.6236857905064</text:p>
              </table:table-cell>
              <table:table-cell office:value-type="float" office:value="-87.1681491942962">
                <text:p>-87.168149194296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6.6">
                <text:p>6.6</text:p>
              </table:table-cell>
              <table:table-cell office:value-type="float" office:value="-15.7559785632232">
                <text:p>-15.7559785632232</text:p>
              </table:table-cell>
              <table:table-cell office:value-type="float" office:value="-87.2109877586978">
                <text:p>-87.210987758697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6.7">
                <text:p>6.7</text:p>
              </table:table-cell>
              <table:table-cell office:value-type="float" office:value="-15.8862912473342">
                <text:p>-15.8862912473342</text:p>
              </table:table-cell>
              <table:table-cell office:value-type="float" office:value="-87.2525505429831">
                <text:p>-87.252550542983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6.8">
                <text:p>6.8</text:p>
              </table:table-cell>
              <table:table-cell office:value-type="float" office:value="-16.0146821101483">
                <text:p>-16.0146821101483</text:p>
              </table:table-cell>
              <table:table-cell office:value-type="float" office:value="-87.2928936603451">
                <text:p>-87.292893660345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6.9">
                <text:p>6.9</text:p>
              </table:table-cell>
              <table:table-cell office:value-type="float" office:value="-16.1412068900002">
                <text:p>-16.1412068900002</text:p>
              </table:table-cell>
              <table:table-cell office:value-type="float" office:value="-87.3320699831443">
                <text:p>-87.332069983144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7">
                <text:p>7</text:p>
              </table:table-cell>
              <table:table-cell office:value-type="float" office:value="-16.2659189401999">
                <text:p>-16.2659189401999</text:p>
              </table:table-cell>
              <table:table-cell office:value-type="float" office:value="-87.3701293733844">
                <text:p>-87.370129373384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7.1">
                <text:p>7.1</text:p>
              </table:table-cell>
              <table:table-cell office:value-type="float" office:value="-16.3888693629044">
                <text:p>-16.3888693629044</text:p>
              </table:table-cell>
              <table:table-cell office:value-type="float" office:value="-87.4071188938081">
                <text:p>-87.407118893808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7.2">
                <text:p>7.2</text:p>
              </table:table-cell>
              <table:table-cell office:value-type="float" office:value="-16.5101071337474">
                <text:p>-16.5101071337474</text:p>
              </table:table-cell>
              <table:table-cell office:value-type="float" office:value="-87.4430830014879">
                <text:p>-87.443083001487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7.3">
                <text:p>7.3</text:p>
              </table:table-cell>
              <table:table-cell office:value-type="float" office:value="-16.6296792179789">
                <text:p>-16.6296792179789</text:p>
              </table:table-cell>
              <table:table-cell office:value-type="float" office:value="-87.47806372558">
                <text:p>-87.4780637255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7.4">
                <text:p>7.4</text:p>
              </table:table-cell>
              <table:table-cell office:value-type="float" office:value="-16.7476306787986">
                <text:p>-16.7476306787986</text:p>
              </table:table-cell>
              <table:table-cell office:value-type="float" office:value="-87.5121008307317">
                <text:p>-87.512100830731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7.5">
                <text:p>7.5</text:p>
              </table:table-cell>
              <table:table-cell office:value-type="float" office:value="-16.8640047785032">
                <text:p>-16.8640047785032</text:p>
              </table:table-cell>
              <table:table-cell office:value-type="float" office:value="-87.545231967475">
                <text:p>-87.54523196747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7.6">
                <text:p>7.6</text:p>
              </table:table-cell>
              <table:table-cell office:value-type="float" office:value="-16.9788430730107">
                <text:p>-16.9788430730107</text:p>
              </table:table-cell>
              <table:table-cell office:value-type="float" office:value="-87.5774928107987">
                <text:p>-87.577492810798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7.7">
                <text:p>7.7</text:p>
              </table:table-cell>
              <table:table-cell office:value-type="float" office:value="-17.0921855002754">
                <text:p>-17.0921855002754</text:p>
              </table:table-cell>
              <table:table-cell office:value-type="float" office:value="-87.6089171879682">
                <text:p>-87.608917187968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7.8">
                <text:p>7.8</text:p>
              </table:table-cell>
              <table:table-cell office:value-type="float" office:value="-17.2040704630583">
                <text:p>-17.2040704630583</text:p>
              </table:table-cell>
              <table:table-cell office:value-type="float" office:value="-87.6395371965537">
                <text:p>-87.639537196553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7.9">
                <text:p>7.9</text:p>
              </table:table-cell>
              <table:table-cell office:value-type="float" office:value="-17.3145349064822">
                <text:p>-17.3145349064822</text:p>
              </table:table-cell>
              <table:table-cell office:value-type="float" office:value="-87.6693833135301">
                <text:p>-87.669383313530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8">
                <text:p>8</text:p>
              </table:table-cell>
              <table:table-cell office:value-type="float" office:value="-17.4236143907576">
                <text:p>-17.4236143907576</text:p>
              </table:table-cell>
              <table:table-cell office:value-type="float" office:value="-87.6984844962266">
                <text:p>-87.698484496226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8.1">
                <text:p>8.1</text:p>
              </table:table-cell>
              <table:table-cell office:value-type="float" office:value="-17.5313431594364">
                <text:p>-17.5313431594364</text:p>
              </table:table-cell>
              <table:table-cell office:value-type="float" office:value="-87.7268682758274">
                <text:p>-87.726868275827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8.2">
                <text:p>8.2</text:p>
              </table:table-cell>
              <table:table-cell office:value-type="float" office:value="-17.6377542035191">
                <text:p>-17.6377542035191</text:p>
              </table:table-cell>
              <table:table-cell office:value-type="float" office:value="-87.7545608440556">
                <text:p>-87.754560844055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8.3">
                <text:p>8.3</text:p>
              </table:table-cell>
              <table:table-cell office:value-type="float" office:value="-17.742879321713">
                <text:p>-17.742879321713</text:p>
              </table:table-cell>
              <table:table-cell office:value-type="float" office:value="-87.7815871336144">
                <text:p>-87.781587133614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8.4">
                <text:p>8.4</text:p>
              </table:table-cell>
              <table:table-cell office:value-type="float" office:value="-17.8467491771152">
                <text:p>-17.8467491771152</text:p>
              </table:table-cell>
              <table:table-cell office:value-type="float" office:value="-87.8079708929022">
                <text:p>-87.807970892902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8.5">
                <text:p>8.5</text:p>
              </table:table-cell>
              <table:table-cell office:value-type="float" office:value="-17.9493933505718">
                <text:p>-17.9493933505718</text:p>
              </table:table-cell>
              <table:table-cell office:value-type="float" office:value="-87.8337347554728">
                <text:p>-87.833734755472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8.6">
                <text:p>8.6</text:p>
              </table:table-cell>
              <table:table-cell office:value-type="float" office:value="-18.0508403909441">
                <text:p>-18.0508403909441</text:p>
              </table:table-cell>
              <table:table-cell office:value-type="float" office:value="-87.8589003046646">
                <text:p>-87.858900304664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8.7">
                <text:p>8.7</text:p>
              </table:table-cell>
              <table:table-cell office:value-type="float" office:value="-18.151117862494">
                <text:p>-18.151117862494</text:p>
              </table:table-cell>
              <table:table-cell office:value-type="float" office:value="-87.883488133789">
                <text:p>-87.88348813378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8.8">
                <text:p>8.8</text:p>
              </table:table-cell>
              <table:table-cell office:value-type="float" office:value="-18.2502523895842">
                <text:p>-18.2502523895842</text:p>
              </table:table-cell>
              <table:table-cell office:value-type="float" office:value="-87.9075179022266">
                <text:p>-87.907517902226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8.9">
                <text:p>8.9</text:p>
              </table:table-cell>
              <table:table-cell office:value-type="float" office:value="-18.3482696988732">
                <text:p>-18.3482696988732</text:p>
              </table:table-cell>
              <table:table-cell office:value-type="float" office:value="-87.9310083877552">
                <text:p>-87.931008387755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9">
                <text:p>9</text:p>
              </table:table-cell>
              <table:table-cell office:value-type="float" office:value="-18.4451946591731">
                <text:p>-18.4451946591731</text:p>
              </table:table-cell>
              <table:table-cell office:value-type="float" office:value="-87.9539775353982">
                <text:p>-87.953977535398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9.1">
                <text:p>9.1</text:p>
              </table:table-cell>
              <table:table-cell office:value-type="float" office:value="-18.5410513191206">
                <text:p>-18.5410513191206</text:p>
              </table:table-cell>
              <table:table-cell office:value-type="float" office:value="-87.9764425030639">
                <text:p>-87.976442503063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9.2">
                <text:p>9.2</text:p>
              </table:table-cell>
              <table:table-cell office:value-type="float" office:value="-18.635862942807">
                <text:p>-18.635862942807</text:p>
              </table:table-cell>
              <table:table-cell office:value-type="float" office:value="-87.9984197042154">
                <text:p>-87.998419704215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9.3">
                <text:p>9.3</text:p>
              </table:table-cell>
              <table:table-cell office:value-type="float" office:value="-18.7296520434952">
                <text:p>-18.7296520434952</text:p>
              </table:table-cell>
              <table:table-cell office:value-type="float" office:value="-88.0199248477966">
                <text:p>-88.019924847796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9.4">
                <text:p>9.4</text:p>
              </table:table-cell>
              <table:table-cell office:value-type="float" office:value="-18.8224404155475">
                <text:p>-18.8224404155475</text:p>
              </table:table-cell>
              <table:table-cell office:value-type="float" office:value="-88.0409729756164">
                <text:p>-88.040972975616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9.5">
                <text:p>9.5</text:p>
              </table:table-cell>
              <table:table-cell office:value-type="float" office:value="-18.9142491646764">
                <text:p>-18.9142491646764</text:p>
              </table:table-cell>
              <table:table-cell office:value-type="float" office:value="-88.0615784973786">
                <text:p>-88.061578497378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9.6">
                <text:p>9.6</text:p>
              </table:table-cell>
              <table:table-cell office:value-type="float" office:value="-19.0050987366216">
                <text:p>-19.0050987366216</text:p>
              </table:table-cell>
              <table:table-cell office:value-type="float" office:value="-88.0817552235283">
                <text:p>-88.081755223528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9.7">
                <text:p>9.7</text:p>
              </table:table-cell>
              <table:table-cell office:value-type="float" office:value="-19.0950089443524">
                <text:p>-19.0950089443524</text:p>
              </table:table-cell>
              <table:table-cell office:value-type="float" office:value="-88.1015163960715">
                <text:p>-88.101516396071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9.8">
                <text:p>9.8</text:p>
              </table:table-cell>
              <table:table-cell office:value-type="float" office:value="-19.1839989938837">
                <text:p>-19.1839989938837</text:p>
              </table:table-cell>
              <table:table-cell office:value-type="float" office:value="-88.1208747175136">
                <text:p>-88.120874717513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9.9">
                <text:p>9.9</text:p>
              </table:table-cell>
              <table:table-cell office:value-type="float" office:value="-19.2720875087909">
                <text:p>-19.2720875087909</text:p>
              </table:table-cell>
              <table:table-cell office:value-type="float" office:value="-88.1398423780474">
                <text:p>-88.139842378047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0">
                <text:p>10</text:p>
              </table:table-cell>
              <table:table-cell office:value-type="float" office:value="-19.3592925534998">
                <text:p>-19.3592925534998</text:p>
              </table:table-cell>
              <table:table-cell office:value-type="float" office:value="-88.1584310811148">
                <text:p>-88.158431081114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1">
                <text:p>11</text:p>
              </table:table-cell>
              <table:table-cell office:value-type="float" office:value="-20.1863677931027">
                <text:p>-20.1863677931027</text:p>
              </table:table-cell>
              <table:table-cell office:value-type="float" office:value="-88.3257463923221">
                <text:p>-88.325746392322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2">
                <text:p>12</text:p>
              </table:table-cell>
              <table:table-cell office:value-type="float" office:value="-20.9415468320704">
                <text:p>-20.9415468320704</text:p>
              </table:table-cell>
              <table:table-cell office:value-type="float" office:value="-88.4651977616552">
                <text:p>-88.465197761655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3">
                <text:p>13</text:p>
              </table:table-cell>
              <table:table-cell office:value-type="float" office:value="-21.6363280470078">
                <text:p>-21.6363280470078</text:p>
              </table:table-cell>
              <table:table-cell office:value-type="float" office:value="-88.5832093481173">
                <text:p>-88.583209348117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4">
                <text:p>14</text:p>
              </table:table-cell>
              <table:table-cell office:value-type="float" office:value="-22.2796559614562">
                <text:p>-22.2796559614562</text:p>
              </table:table-cell>
              <table:table-cell office:value-type="float" office:value="-88.6843717450316">
                <text:p>-88.684371745031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5">
                <text:p>15</text:p>
              </table:table-cell>
              <table:table-cell office:value-type="float" office:value="-22.8786253357143">
                <text:p>-22.8786253357143</text:p>
              </table:table-cell>
              <table:table-cell office:value-type="float" office:value="-88.7720524817617">
                <text:p>-88.772052481761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6">
                <text:p>16</text:p>
              </table:table-cell>
              <table:table-cell office:value-type="float" office:value="-23.4389582805626">
                <text:p>-23.4389582805626</text:p>
              </table:table-cell>
              <table:table-cell office:value-type="float" office:value="-88.848777859387">
                <text:p>-88.84877785938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7">
                <text:p>17</text:p>
              </table:table-cell>
              <table:table-cell office:value-type="float" office:value="-23.965336873032">
                <text:p>-23.965336873032</text:p>
              </table:table-cell>
              <table:table-cell office:value-type="float" office:value="-88.9164801603397">
                <text:p>-88.916480160339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8">
                <text:p>18</text:p>
              </table:table-cell>
              <table:table-cell office:value-type="float" office:value="-24.4616407859819">
                <text:p>-24.4616407859819</text:p>
              </table:table-cell>
              <table:table-cell office:value-type="float" office:value="-88.9766625298057">
                <text:p>-88.976662529805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9">
                <text:p>19</text:p>
              </table:table-cell>
              <table:table-cell office:value-type="float" office:value="-24.9311207213155">
                <text:p>-24.9311207213155</text:p>
              </table:table-cell>
              <table:table-cell office:value-type="float" office:value="-89.0305118312969">
                <text:p>-89.030511831296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0">
                <text:p>20</text:p>
              </table:table-cell>
              <table:table-cell office:value-type="float" office:value="-25.3765273902289">
                <text:p>-25.3765273902289</text:p>
              </table:table-cell>
              <table:table-cell office:value-type="float" office:value="-89.0789776699131">
                <text:p>-89.078977669913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1">
                <text:p>21</text:p>
              </table:table-cell>
              <table:table-cell office:value-type="float" office:value="-25.8002090456552">
                <text:p>-25.8002090456552</text:p>
              </table:table-cell>
              <table:table-cell office:value-type="float" office:value="-89.12282885212">
                <text:p>-89.1228288521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2">
                <text:p>22</text:p>
              </table:table-cell>
              <table:table-cell office:value-type="float" office:value="-26.2041863397369">
                <text:p>-26.2041863397369</text:p>
              </table:table-cell>
              <table:table-cell office:value-type="float" office:value="-89.1626944563922">
                <text:p>-89.162694456392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3">
                <text:p>23</text:p>
              </table:table-cell>
              <table:table-cell office:value-type="float" office:value="-26.5902105509392">
                <text:p>-26.5902105509392</text:p>
              </table:table-cell>
              <table:table-cell office:value-type="float" office:value="-89.1990941954512">
                <text:p>-89.199094195451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4">
                <text:p>24</text:p>
              </table:table-cell>
              <table:table-cell office:value-type="float" office:value="-26.9598094255497">
                <text:p>-26.9598094255497</text:p>
              </table:table-cell>
              <table:table-cell office:value-type="float" office:value="-89.2324611916102">
                <text:p>-89.232461191610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5">
                <text:p>25</text:p>
              </table:table-cell>
              <table:table-cell office:value-type="float" office:value="-27.3143236659314">
                <text:p>-27.3143236659314</text:p>
              </table:table-cell>
              <table:table-cell office:value-type="float" office:value="-89.2631592884538">
                <text:p>-89.263159288453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6">
                <text:p>26</text:p>
              </table:table-cell>
              <table:table-cell office:value-type="float" office:value="-27.6549362657289">
                <text:p>-27.6549362657289</text:p>
              </table:table-cell>
              <table:table-cell office:value-type="float" office:value="-89.2914963691385">
                <text:p>-89.291496369138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7">
                <text:p>27</text:p>
              </table:table-cell>
              <table:table-cell office:value-type="float" office:value="-27.9826963112082">
                <text:p>-27.9826963112082</text:p>
              </table:table-cell>
              <table:table-cell office:value-type="float" office:value="-89.3177347161798">
                <text:p>-89.317734716179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">
                <text:p>28</text:p>
              </table:table-cell>
              <table:table-cell office:value-type="float" office:value="-28.298538455857">
                <text:p>-28.298538455857</text:p>
              </table:table-cell>
              <table:table-cell office:value-type="float" office:value="-89.342099152056">
                <text:p>-89.34209915205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">
                <text:p>29</text:p>
              </table:table-cell>
              <table:table-cell office:value-type="float" office:value="-28.6032989789568">
                <text:p>-28.6032989789568</text:p>
              </table:table-cell>
              <table:table-cell office:value-type="float" office:value="-89.3647834960898">
                <text:p>-89.364783496089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0">
                <text:p>30</text:p>
              </table:table-cell>
              <table:table-cell office:value-type="float" office:value="-28.897729122784">
                <text:p>-28.897729122784</text:p>
              </table:table-cell>
              <table:table-cell office:value-type="float" office:value="-89.3859557303415">
                <text:p>-89.385955730341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1">
                <text:p>31</text:p>
              </table:table-cell>
              <table:table-cell office:value-type="float" office:value="-29.182506243698">
                <text:p>-29.182506243698</text:p>
              </table:table-cell>
              <table:table-cell office:value-type="float" office:value="-89.4057621659306">
                <text:p>-89.405762165930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2">
                <text:p>32</text:p>
              </table:table-cell>
              <table:table-cell office:value-type="float" office:value="-29.4582431934544">
                <text:p>-29.4582431934544</text:p>
              </table:table-cell>
              <table:table-cell office:value-type="float" office:value="-89.4243308283758">
                <text:p>-89.424330828375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3">
                <text:p>33</text:p>
              </table:table-cell>
              <table:table-cell office:value-type="float" office:value="-29.7254962574195">
                <text:p>-29.7254962574195</text:p>
              </table:table-cell>
              <table:table-cell office:value-type="float" office:value="-89.4417742275703">
                <text:p>-89.441774227570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4">
                <text:p>34</text:p>
              </table:table-cell>
              <table:table-cell office:value-type="float" office:value="-29.9847719081166">
                <text:p>-29.9847719081166</text:p>
              </table:table-cell>
              <table:table-cell office:value-type="float" office:value="-89.4581916390493">
                <text:p>-89.458191639049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5">
                <text:p>35</text:p>
              </table:table-cell>
              <table:table-cell office:value-type="float" office:value="-30.2365325801061">
                <text:p>-30.2365325801061</text:p>
              </table:table-cell>
              <table:table-cell office:value-type="float" office:value="-89.4736709942679">
                <text:p>-89.473670994267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6">
                <text:p>36</text:p>
              </table:table-cell>
              <table:table-cell office:value-type="float" office:value="-30.4812016315863">
                <text:p>-30.4812016315863</text:p>
              </table:table-cell>
              <table:table-cell office:value-type="float" office:value="-89.4882904558972">
                <text:p>-89.488290455897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7">
                <text:p>37</text:p>
              </table:table-cell>
              <table:table-cell office:value-type="float" office:value="-30.7191676263907">
                <text:p>-30.7191676263907</text:p>
              </table:table-cell>
              <table:table-cell office:value-type="float" office:value="-89.5021197377159">
                <text:p>-89.502119737715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8">
                <text:p>38</text:p>
              </table:table-cell>
              <table:table-cell office:value-type="float" office:value="-30.9507880451043">
                <text:p>-30.9507880451043</text:p>
              </table:table-cell>
              <table:table-cell office:value-type="float" office:value="-89.5152212161358">
                <text:p>-89.515221216135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9">
                <text:p>39</text:p>
              </table:table-cell>
              <table:table-cell office:value-type="float" office:value="-31.1763925142599">
                <text:p>-31.1763925142599</text:p>
              </table:table-cell>
              <table:table-cell office:value-type="float" office:value="-89.5276508707529">
                <text:p>-89.527650870752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40">
                <text:p>40</text:p>
              </table:table-cell>
              <table:table-cell office:value-type="float" office:value="-31.3962856268087">
                <text:p>-31.3962856268087</text:p>
              </table:table-cell>
              <table:table-cell office:value-type="float" office:value="-89.539459083839">
                <text:p>-89.53945908383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41">
                <text:p>41</text:p>
              </table:table-cell>
              <table:table-cell office:value-type="float" office:value="-31.610749414413">
                <text:p>-31.610749414413</text:p>
              </table:table-cell>
              <table:table-cell office:value-type="float" office:value="-89.5506913228527">
                <text:p>-89.550691322852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42">
                <text:p>42</text:p>
              </table:table-cell>
              <table:table-cell office:value-type="float" office:value="-31.8200455218941">
                <text:p>-31.8200455218941</text:p>
              </table:table-cell>
              <table:table-cell office:value-type="float" office:value="-89.561388725463">
                <text:p>-89.56138872546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43">
                <text:p>43</text:p>
              </table:table-cell>
              <table:table-cell office:value-type="float" office:value="-32.0244171258812">
                <text:p>-32.0244171258812</text:p>
              </table:table-cell>
              <table:table-cell office:value-type="float" office:value="-89.5715886029535">
                <text:p>-89.571588602953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44">
                <text:p>44</text:p>
              </table:table-cell>
              <table:table-cell office:value-type="float" office:value="-32.224090632941">
                <text:p>-32.224090632941</text:p>
              </table:table-cell>
              <table:table-cell office:value-type="float" office:value="-89.5813248749893">
                <text:p>-89.581324874989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45">
                <text:p>45</text:p>
              </table:table-cell>
              <table:table-cell office:value-type="float" office:value="-32.4192771869188">
                <text:p>-32.4192771869188</text:p>
              </table:table-cell>
              <table:table-cell office:value-type="float" office:value="-89.5906284464232">
                <text:p>-89.590628446423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46">
                <text:p>46</text:p>
              </table:table-cell>
              <table:table-cell office:value-type="float" office:value="-32.6101740106474">
                <text:p>-32.6101740106474</text:p>
              </table:table-cell>
              <table:table-cell office:value-type="float" office:value="-89.5995275349584">
                <text:p>-89.599527534958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47">
                <text:p>47</text:p>
              </table:table-cell>
              <table:table-cell office:value-type="float" office:value="-32.7969656033958">
                <text:p>-32.7969656033958</text:p>
              </table:table-cell>
              <table:table-cell office:value-type="float" office:value="-89.6080479569871">
                <text:p>-89.608047956987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48">
                <text:p>48</text:p>
              </table:table-cell>
              <table:table-cell office:value-type="float" office:value="-32.9798248122768">
                <text:p>-32.9798248122768</text:p>
              </table:table-cell>
              <table:table-cell office:value-type="float" office:value="-89.6162133777036">
                <text:p>-89.616213377703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49">
                <text:p>49</text:p>
              </table:table-cell>
              <table:table-cell office:value-type="float" office:value="-33.1589137932067">
                <text:p>-33.1589137932067</text:p>
              </table:table-cell>
              <table:table-cell office:value-type="float" office:value="-89.6240455305945">
                <text:p>-89.624045530594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50">
                <text:p>50</text:p>
              </table:table-cell>
              <table:table-cell office:value-type="float" office:value="-33.3343848748033">
                <text:p>-33.3343848748033</text:p>
              </table:table-cell>
              <table:table-cell office:value-type="float" office:value="-89.6315644105919">
                <text:p>-89.631564410591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51">
                <text:p>51</text:p>
              </table:table-cell>
              <table:table-cell office:value-type="float" office:value="-33.506381336754">
                <text:p>-33.506381336754</text:p>
              </table:table-cell>
              <table:table-cell office:value-type="float" office:value="-89.6387884445067">
                <text:p>-89.638788444506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52">
                <text:p>52</text:p>
              </table:table-cell>
              <table:table-cell office:value-type="float" office:value="-33.6750381126173">
                <text:p>-33.6750381126173</text:p>
              </table:table-cell>
              <table:table-cell office:value-type="float" office:value="-89.6457346417965">
                <text:p>-89.645734641796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53">
                <text:p>53</text:p>
              </table:table-cell>
              <table:table-cell office:value-type="float" office:value="-33.8404824256944">
                <text:p>-33.8404824256944</text:p>
              </table:table-cell>
              <table:table-cell office:value-type="float" office:value="-89.6524187282681">
                <text:p>-89.652418728268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54">
                <text:p>54</text:p>
              </table:table-cell>
              <table:table-cell office:value-type="float" office:value="-34.0028343654758">
                <text:p>-34.0028343654758</text:p>
              </table:table-cell>
              <table:table-cell office:value-type="float" office:value="-89.6588552649253">
                <text:p>-89.658855264925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55">
                <text:p>55</text:p>
              </table:table-cell>
              <table:table-cell office:value-type="float" office:value="-34.1622074112052">
                <text:p>-34.1622074112052</text:p>
              </table:table-cell>
              <table:table-cell office:value-type="float" office:value="-89.6650577538526">
                <text:p>-89.665057753852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56">
                <text:p>56</text:p>
              </table:table-cell>
              <table:table-cell office:value-type="float" office:value="-34.3187089082781">
                <text:p>-34.3187089082781</text:p>
              </table:table-cell>
              <table:table-cell office:value-type="float" office:value="-89.6710387327547">
                <text:p>-89.671038732754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57">
                <text:p>57</text:p>
              </table:table-cell>
              <table:table-cell office:value-type="float" office:value="-34.4724405024817">
                <text:p>-34.4724405024817</text:p>
              </table:table-cell>
              <table:table-cell office:value-type="float" office:value="-89.6768098595459">
                <text:p>-89.676809859545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58">
                <text:p>58</text:p>
              </table:table-cell>
              <table:table-cell office:value-type="float" office:value="-34.6234985364772">
                <text:p>-34.6234985364772</text:p>
              </table:table-cell>
              <table:table-cell office:value-type="float" office:value="-89.6823819881888">
                <text:p>-89.682381988188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59">
                <text:p>59</text:p>
              </table:table-cell>
              <table:table-cell office:value-type="float" office:value="-34.7719744123956">
                <text:p>-34.7719744123956</text:p>
              </table:table-cell>
              <table:table-cell office:value-type="float" office:value="-89.6877652368223">
                <text:p>-89.687765236822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60">
                <text:p>60</text:p>
              </table:table-cell>
              <table:table-cell office:value-type="float" office:value="-34.9179549239645">
                <text:p>-34.9179549239645</text:p>
              </table:table-cell>
              <table:table-cell office:value-type="float" office:value="-89.6929690490756">
                <text:p>-89.692969049075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61">
                <text:p>61</text:p>
              </table:table-cell>
              <table:table-cell office:value-type="float" office:value="-35.0615225611872">
                <text:p>-35.0615225611872</text:p>
              </table:table-cell>
              <table:table-cell office:value-type="float" office:value="-89.6980022493537">
                <text:p>-89.698002249353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62">
                <text:p>62</text:p>
              </table:table-cell>
              <table:table-cell office:value-type="float" office:value="-35.202755790252">
                <text:p>-35.202755790252</text:p>
              </table:table-cell>
              <table:table-cell office:value-type="float" office:value="-89.7028730927713">
                <text:p>-89.702873092771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63">
                <text:p>63</text:p>
              </table:table-cell>
              <table:table-cell office:value-type="float" office:value="-35.3417293110495">
                <text:p>-35.3417293110495</text:p>
              </table:table-cell>
              <table:table-cell office:value-type="float" office:value="-89.7075893103322">
                <text:p>-89.707589310332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64">
                <text:p>64</text:p>
              </table:table-cell>
              <table:table-cell office:value-type="float" office:value="-35.4785142944137">
                <text:p>-35.4785142944137</text:p>
              </table:table-cell>
              <table:table-cell office:value-type="float" office:value="-89.7121581498736">
                <text:p>-89.712158149873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65">
                <text:p>65</text:p>
              </table:table-cell>
              <table:table-cell office:value-type="float" office:value="-35.6131786009729">
                <text:p>-35.6131786009729</text:p>
              </table:table-cell>
              <table:table-cell office:value-type="float" office:value="-89.7165864132308">
                <text:p>-89.716586413230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66">
                <text:p>66</text:p>
              </table:table-cell>
              <table:table-cell office:value-type="float" office:value="-35.7457869832942">
                <text:p>-35.7457869832942</text:p>
              </table:table-cell>
              <table:table-cell office:value-type="float" office:value="-89.7208804900234">
                <text:p>-89.720880490023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67">
                <text:p>67</text:p>
              </table:table-cell>
              <table:table-cell office:value-type="float" office:value="-35.8764012728309">
                <text:p>-35.8764012728309</text:p>
              </table:table-cell>
              <table:table-cell office:value-type="float" office:value="-89.7250463884162">
                <text:p>-89.725046388416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68">
                <text:p>68</text:p>
              </table:table-cell>
              <table:table-cell office:value-type="float" office:value="-36.005080553021">
                <text:p>-36.005080553021</text:p>
              </table:table-cell>
              <table:table-cell office:value-type="float" office:value="-89.7290897631663">
                <text:p>-89.729089763166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69">
                <text:p>69</text:p>
              </table:table-cell>
              <table:table-cell office:value-type="float" office:value="-36.1318813197523">
                <text:p>-36.1318813197523</text:p>
              </table:table-cell>
              <table:table-cell office:value-type="float" office:value="-89.7330159412308">
                <text:p>-89.733015941230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70">
                <text:p>70</text:p>
              </table:table-cell>
              <table:table-cell office:value-type="float" office:value="-36.2568576302823">
                <text:p>-36.2568576302823</text:p>
              </table:table-cell>
              <table:table-cell office:value-type="float" office:value="-89.7368299451804">
                <text:p>-89.736829945180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71">
                <text:p>71</text:p>
              </table:table-cell>
              <table:table-cell office:value-type="float" office:value="-36.3800612415978">
                <text:p>-36.3800612415978</text:p>
              </table:table-cell>
              <table:table-cell office:value-type="float" office:value="-89.740536514634">
                <text:p>-89.74053651463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72">
                <text:p>72</text:p>
              </table:table-cell>
              <table:table-cell office:value-type="float" office:value="-36.5015417390985">
                <text:p>-36.5015417390985</text:p>
              </table:table-cell>
              <table:table-cell office:value-type="float" office:value="-89.7441401259074">
                <text:p>-89.744140125907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73">
                <text:p>73</text:p>
              </table:table-cell>
              <table:table-cell office:value-type="float" office:value="-36.6213466564068">
                <text:p>-36.6213466564068</text:p>
              </table:table-cell>
              <table:table-cell office:value-type="float" office:value="-89.7476450100469">
                <text:p>-89.747645010046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74">
                <text:p>74</text:p>
              </table:table-cell>
              <table:table-cell office:value-type="float" office:value="-36.7395215870264">
                <text:p>-36.7395215870264</text:p>
              </table:table-cell>
              <table:table-cell office:value-type="float" office:value="-89.751055169401">
                <text:p>-89.75105516940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75">
                <text:p>75</text:p>
              </table:table-cell>
              <table:table-cell office:value-type="float" office:value="-36.856110288508">
                <text:p>-36.856110288508</text:p>
              </table:table-cell>
              <table:table-cell office:value-type="float" office:value="-89.7543743928664">
                <text:p>-89.754374392866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76">
                <text:p>76</text:p>
              </table:table-cell>
              <table:table-cell office:value-type="float" office:value="-36.9711547797171">
                <text:p>-36.9711547797171</text:p>
              </table:table-cell>
              <table:table-cell office:value-type="float" office:value="-89.7576062699302">
                <text:p>-89.757606269930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77">
                <text:p>77</text:p>
              </table:table-cell>
              <table:table-cell office:value-type="float" office:value="-37.0846954317432">
                <text:p>-37.0846954317432</text:p>
              </table:table-cell>
              <table:table-cell office:value-type="float" office:value="-89.7607542036183">
                <text:p>-89.760754203618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78">
                <text:p>78</text:p>
              </table:table-cell>
              <table:table-cell office:value-type="float" office:value="-37.1967710529454">
                <text:p>-37.1967710529454</text:p>
              </table:table-cell>
              <table:table-cell office:value-type="float" office:value="-89.7638214224474">
                <text:p>-89.763821422447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79">
                <text:p>79</text:p>
              </table:table-cell>
              <table:table-cell office:value-type="float" office:value="-37.3074189685806">
                <text:p>-37.3074189685806</text:p>
              </table:table-cell>
              <table:table-cell office:value-type="float" office:value="-89.7668109914698">
                <text:p>-89.766810991469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80">
                <text:p>80</text:p>
              </table:table-cell>
              <table:table-cell office:value-type="float" office:value="-37.4166750954234">
                <text:p>-37.4166750954234</text:p>
              </table:table-cell>
              <table:table-cell office:value-type="float" office:value="-89.7697258224892">
                <text:p>-89.769725822489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81">
                <text:p>81</text:p>
              </table:table-cell>
              <table:table-cell office:value-type="float" office:value="-37.5245740117523">
                <text:p>-37.5245740117523</text:p>
              </table:table-cell>
              <table:table-cell office:value-type="float" office:value="-89.7725686835207">
                <text:p>-89.772568683520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82">
                <text:p>82</text:p>
              </table:table-cell>
              <table:table-cell office:value-type="float" office:value="-37.6311490230413">
                <text:p>-37.6311490230413</text:p>
              </table:table-cell>
              <table:table-cell office:value-type="float" office:value="-89.7753422075575">
                <text:p>-89.775342207557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83">
                <text:p>83</text:p>
              </table:table-cell>
              <table:table-cell office:value-type="float" office:value="-37.7364322236705">
                <text:p>-37.7364322236705</text:p>
              </table:table-cell>
              <table:table-cell office:value-type="float" office:value="-89.7780489007051">
                <text:p>-89.778048900705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84">
                <text:p>84</text:p>
              </table:table-cell>
              <table:table-cell office:value-type="float" office:value="-37.8404545549425">
                <text:p>-37.8404545549425</text:p>
              </table:table-cell>
              <table:table-cell office:value-type="float" office:value="-89.7806911497333">
                <text:p>-89.780691149733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85">
                <text:p>85</text:p>
              </table:table-cell>
              <table:table-cell office:value-type="float" office:value="-37.9432458596644">
                <text:p>-37.9432458596644</text:p>
              </table:table-cell>
              <table:table-cell office:value-type="float" office:value="-89.7832712290964">
                <text:p>-89.783271229096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86">
                <text:p>86</text:p>
              </table:table-cell>
              <table:table-cell office:value-type="float" office:value="-38.044834933539">
                <text:p>-38.044834933539</text:p>
              </table:table-cell>
              <table:table-cell office:value-type="float" office:value="-89.7857913074625">
                <text:p>-89.785791307462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87">
                <text:p>87</text:p>
              </table:table-cell>
              <table:table-cell office:value-type="float" office:value="-38.1452495735851">
                <text:p>-38.1452495735851</text:p>
              </table:table-cell>
              <table:table-cell office:value-type="float" office:value="-89.788253453793">
                <text:p>-89.78825345379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88">
                <text:p>88</text:p>
              </table:table-cell>
              <table:table-cell office:value-type="float" office:value="-38.2445166237911">
                <text:p>-38.2445166237911</text:p>
              </table:table-cell>
              <table:table-cell office:value-type="float" office:value="-89.7906596430081">
                <text:p>-89.790659643008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89">
                <text:p>89</text:p>
              </table:table-cell>
              <table:table-cell office:value-type="float" office:value="-38.3426620181892">
                <text:p>-38.3426620181892</text:p>
              </table:table-cell>
              <table:table-cell office:value-type="float" office:value="-89.7930117612692">
                <text:p>-89.793011761269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90">
                <text:p>90</text:p>
              </table:table-cell>
              <table:table-cell office:value-type="float" office:value="-38.4397108215231">
                <text:p>-38.4397108215231</text:p>
              </table:table-cell>
              <table:table-cell office:value-type="float" office:value="-89.7953116109103">
                <text:p>-89.795311610910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91">
                <text:p>91</text:p>
              </table:table-cell>
              <table:table-cell office:value-type="float" office:value="-38.5356872676695">
                <text:p>-38.5356872676695</text:p>
              </table:table-cell>
              <table:table-cell office:value-type="float" office:value="-89.7975609150435">
                <text:p>-89.797560915043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92">
                <text:p>92</text:p>
              </table:table-cell>
              <table:table-cell office:value-type="float" office:value="-38.6306147959594">
                <text:p>-38.6306147959594</text:p>
              </table:table-cell>
              <table:table-cell office:value-type="float" office:value="-89.7997613218645">
                <text:p>-89.799761321864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93">
                <text:p>93</text:p>
              </table:table-cell>
              <table:table-cell office:value-type="float" office:value="-38.7245160855366">
                <text:p>-38.7245160855366</text:p>
              </table:table-cell>
              <table:table-cell office:value-type="float" office:value="-89.8019144086805">
                <text:p>-89.801914408680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94">
                <text:p>94</text:p>
              </table:table-cell>
              <table:table-cell office:value-type="float" office:value="-38.8174130878786">
                <text:p>-38.8174130878786</text:p>
              </table:table-cell>
              <table:table-cell office:value-type="float" office:value="-89.8040216856806">
                <text:p>-89.804021685680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95">
                <text:p>95</text:p>
              </table:table-cell>
              <table:table-cell office:value-type="float" office:value="-38.9093270575969">
                <text:p>-38.9093270575969</text:p>
              </table:table-cell>
              <table:table-cell office:value-type="float" office:value="-89.8060845994679">
                <text:p>-89.806084599467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96">
                <text:p>96</text:p>
              </table:table-cell>
              <table:table-cell office:value-type="float" office:value="-39.0002785816249">
                <text:p>-39.0002785816249</text:p>
              </table:table-cell>
              <table:table-cell office:value-type="float" office:value="-89.8081045363718">
                <text:p>-89.808104536371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97">
                <text:p>97</text:p>
              </table:table-cell>
              <table:table-cell office:value-type="float" office:value="-39.0902876068933">
                <text:p>-39.0902876068933</text:p>
              </table:table-cell>
              <table:table-cell office:value-type="float" office:value="-89.8100828255546">
                <text:p>-89.810082825554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98">
                <text:p>98</text:p>
              </table:table-cell>
              <table:table-cell office:value-type="float" office:value="-39.1793734665863">
                <text:p>-39.1793734665863</text:p>
              </table:table-cell>
              <table:table-cell office:value-type="float" office:value="-89.8120207419278">
                <text:p>-89.812020741927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99">
                <text:p>99</text:p>
              </table:table-cell>
              <table:table-cell office:value-type="float" office:value="-39.2675549050653">
                <text:p>-39.2675549050653</text:p>
              </table:table-cell>
              <table:table-cell office:value-type="float" office:value="-89.8139195088925">
                <text:p>-89.813919508892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00">
                <text:p>100</text:p>
              </table:table-cell>
              <table:table-cell office:value-type="float" office:value="-39.3548501015395">
                <text:p>-39.3548501015395</text:p>
              </table:table-cell>
              <table:table-cell office:value-type="float" office:value="-89.8157803009144">
                <text:p>-89.815780300914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